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fo:wrap-option="wrap" fo:background-color="#FFFFFF"/>
      <style:text-properties fo:font-size="22pt" style:font-size-asian="22pt" style:font-size-complex="22pt" fo:font-weight="bold" style:font-weight-asian="bold" style:font-weight-complex="bold"/>
    </style:style>
    <style:style style:name="ce3" style:family="table-cell" style:parent-style-name="Normal_32_4" style:data-style-name="N0">
      <style:table-cell-properties style:vertical-align="middle" fo:wrap-option="wrap" fo:background-color="#FFFFFF"/>
      <style:text-properties fo:font-size="12pt" style:font-size-asian="12pt" style:font-size-complex="12pt"/>
    </style:style>
    <style:style style:name="ce4" style:family="table-cell" style:parent-style-name="Normal_32_4" style:data-style-name="N0">
      <style:table-cell-properties style:vertical-align="middle" fo:wrap-option="no-wrap" fo:background-color="#FFFFFF"/>
      <style:text-properties fo:font-size="12pt" style:font-size-asian="12pt" style:font-size-complex="12pt"/>
    </style:style>
    <style:style style:name="ce5" style:family="table-cell" style:parent-style-name="Heading_32_2_32_2" style:data-style-name="N0">
      <style:table-cell-properties style:vertical-align="automatic" fo:wrap-option="wrap" fo:background-color="#FFFFFF"/>
      <style:text-properties fo:font-size="18pt" style:font-size-asian="18pt" style:font-size-complex="18pt" fo:font-weight="bold" style:font-weight-asian="bold" style:font-weight-complex="bold"/>
    </style:style>
    <style:style style:name="ce6" style:family="table-cell" style:parent-style-name="Normal_32_4" style:data-style-name="N0">
      <style:table-cell-properties style:vertical-align="middle" fo:wrap-option="no-wrap" fo:background-color="#FFFFFF"/>
      <style:text-properties fo:font-size="16pt" style:font-size-asian="16pt" style:font-size-complex="16pt"/>
    </style:style>
    <style:style style:name="ce7" style:family="table-cell" style:parent-style-name="Normal_32_4" style:data-style-name="N0">
      <style:table-cell-properties style:vertical-align="middle" fo:wrap-option="wrap" fo:background-color="transparent"/>
      <style:text-properties fo:font-size="12pt" style:font-size-asian="12pt" style:font-size-complex="12pt"/>
    </style:style>
    <style:style style:name="ce8" style:family="table-cell" style:parent-style-name="Heading_32_2_32_2" style:data-style-name="N0">
      <style:table-cell-properties style:vertical-align="automatic" fo:background-color="#FFFFFF"/>
      <style:text-properties fo:font-size="18pt" style:font-size-asian="18pt" style:font-size-complex="18pt" fo:font-weight="bold" style:font-weight-asian="bold" style:font-weight-complex="bold"/>
    </style:style>
    <style:style style:name="ce9" style:family="table-cell" style:parent-style-name="Hyperlink_32_2" style:data-style-name="N0">
      <style:table-cell-properties style:vertical-align="middle" fo:wrap-option="wrap" fo:background-color="#FFFFFF"/>
      <style:text-properties fo:color="#0000FF" fo:font-size="12pt" style:font-size-asian="12pt" style:font-size-complex="12pt" style:text-underline-style="solid" style:text-underline-type="single"/>
    </style:style>
    <style:style style:name="ce10" style:family="table-cell" style:parent-style-name="Normal_32_4_32_2" style:data-style-name="N0">
      <style:table-cell-properties style:vertical-align="middle" fo:wrap-option="wrap" fo:background-color="transparent"/>
      <style:text-properties fo:font-size="12pt" style:font-size-asian="12pt" style:font-size-complex="12pt"/>
    </style:style>
    <style:style style:name="ce11" style:family="table-cell" style:parent-style-name="Normal_32_4_32_2" style:data-style-name="N0">
      <style:table-cell-properties style:vertical-align="middle" fo:wrap-option="no-wrap" fo:background-color="transparent"/>
      <style:text-properties fo:font-size="12pt" style:font-size-asian="12pt" style:font-size-complex="12pt"/>
    </style:style>
    <style:style style:name="ce12" style:family="table-cell" style:parent-style-name="Heading_32_3_32_2"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13" style:family="table-cell" style:parent-style-name="Hyperlink_32_2" style:data-style-name="N0">
      <style:table-cell-properties style:vertical-align="middle" fo:background-color="#FFFFFF"/>
      <style:text-properties fo:color="#0000FF" fo:font-size="12pt" style:font-size-asian="12pt" style:font-size-complex="12pt" style:text-underline-style="solid" style:text-underline-type="single"/>
    </style:style>
    <style:style style:name="ce14" style:family="table-cell" style:parent-style-name="Normal_32_4" style:data-style-name="N0">
      <style:table-cell-properties style:vertical-align="automatic" fo:wrap-option="wrap" fo:background-color="#FFFFFF"/>
      <style:text-properties fo:font-size="12pt" style:font-size-asian="12pt" style:font-size-complex="12pt"/>
    </style:style>
    <style:style style:name="ce15" style:family="table-cell" style:parent-style-name="Heading_32_1" style:data-style-name="N0">
      <style:table-cell-properties style:vertical-align="middle" fo:background-color="#FFFFFF"/>
      <style:text-properties fo:font-size="22pt" style:font-size-asian="22pt" style:font-size-complex="22pt" fo:font-weight="bold" style:font-weight-asian="bold" style:font-weight-complex="bold"/>
    </style:style>
    <style:style style:name="ce16"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ackground-color="#FFFFFF"/>
    </style:style>
    <style:style style:name="ce18" style:family="table-cell" style:parent-style-name="Hyperlink" style:data-style-name="N0">
      <style:table-cell-properties style:vertical-align="middle" fo:background-color="#FFFFFF"/>
      <style:text-properties fo:color="#0563C1" style:text-underline-style="solid" style:text-underline-type="single"/>
    </style:style>
    <style:style style:name="ce19" style:family="table-cell" style:parent-style-name="Hyperlink" style:data-style-name="N0">
      <style:table-cell-properties style:vertical-align="middle" fo:background-color="#FFFFFF" style:repeat-content="false"/>
      <style:paragraph-properties fo:text-align="start" fo:margin-left="0cm"/>
      <style:text-properties fo:color="#0563C1" style:text-underline-style="solid" style:text-underline-type="single"/>
    </style:style>
    <style:style style:name="ce20" style:family="table-cell" style:parent-style-name="Normal_32_4" style:data-style-name="N0">
      <style:table-cell-properties style:vertical-align="middle" fo:wrap-option="no-wrap" fo:background-color="#FFFFFF"/>
      <style:text-properties fo:color="#FF0000" fo:font-size="12pt" style:font-size-asian="12pt" style:font-size-complex="12pt"/>
    </style:style>
    <style:style style:name="ce21" style:family="table-cell" style:parent-style-name="Normal_32_2" style:data-style-name="N0">
      <style:table-cell-properties style:vertical-align="automatic" fo:background-color="#FFFFFF"/>
      <style:text-properties fo:color="#FF0000" style:font-name="Arial" style:font-name-asian="Arial" style:font-name-complex="Arial" fo:font-size="10pt" style:font-size-asian="10pt" style:font-size-complex="10pt"/>
    </style:style>
    <style:style style:name="ce22" style:family="table-cell" style:parent-style-name="Heading_32_1" style:data-style-name="N0">
      <style:table-cell-properties style:vertical-align="middle" fo:background-color="transparent" style:repeat-content="false"/>
      <style:paragraph-properties fo:text-align="start" fo:margin-left="0cm"/>
      <style:text-properties fo:font-size="22pt" style:font-size-asian="22pt" style:font-size-complex="22pt" fo:font-weight="bold" style:font-weight-asian="bold" style:font-weight-complex="bold"/>
    </style:style>
    <style:style style:name="ce23" style:family="table-cell" style:parent-style-name="Default" style:data-style-name="N0">
      <style:table-cell-properties style:vertical-align="automatic" fo:background-color="transparent" style:repeat-content="false"/>
      <style:paragraph-properties fo:text-align="end" fo:margin-right="0cm"/>
    </style:style>
    <style:style style:name="ce24" style:family="table-cell" style:parent-style-name="Heading_32_1" style:data-style-name="N0">
      <style:table-cell-properties style:vertical-align="middle" fo:background-color="transparent" style:repeat-content="false"/>
      <style:paragraph-properties fo:text-align="end" fo:margin-right="0cm"/>
      <style:text-properties fo:font-size="22pt" style:font-size-asian="22pt" style:font-size-complex="22pt" fo:font-weight="bold" style:font-weight-asian="bold" style:font-weight-complex="bold"/>
    </style:style>
    <style:style style:name="ce25"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26" style:family="table-cell" style:parent-style-name="Normal_32_4" style:data-style-name="N0">
      <style:table-cell-properties style:vertical-align="middle" fo:wrap-option="no-wrap" fo:background-color="transparent" style:repeat-content="false"/>
      <style:paragraph-properties fo:text-align="start" fo:margin-left="0cm"/>
      <style:text-properties fo:font-size="12pt" style:font-size-asian="12pt" style:font-size-complex="12pt"/>
    </style:style>
    <style:style style:name="ce27" style:family="table-cell" style:parent-style-name="Normal_32_4" style:data-style-name="N0">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28" style:family="table-cell" style:parent-style-name="Heading_32_2_32_2" style:data-style-name="N0">
      <style:table-cell-properties style:vertical-align="automatic"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29" style:family="table-cell" style:parent-style-name="Default" style:data-style-name="N0">
      <style:table-cell-properties style:vertical-align="automatic" fo:background-color="transparent" style:repeat-content="false"/>
      <style:paragraph-properties fo:text-align="start" fo:margin-left="0cm"/>
    </style:style>
    <style:style style:name="ce30" style:family="table-cell" style:parent-style-name="Normal_32_4" style:data-style-name="N0">
      <style:table-cell-properties style:vertical-align="middle" fo:wrap-option="wrap" fo:background-color="transparent" style:repeat-content="false"/>
      <style:paragraph-properties fo:text-align="start" fo:margin-left="0cm"/>
      <style:text-properties fo:font-size="12pt" style:font-size-asian="12pt" style:font-size-complex="12pt"/>
    </style:style>
    <style:style style:name="ce31" style:family="table-cell" style:parent-style-name="Hyperlink" style:data-style-name="N0">
      <style:table-cell-properties style:vertical-align="middle" fo:wrap-option="wrap" fo:background-color="transparent" style:repeat-content="false"/>
      <style:paragraph-properties fo:text-align="start" fo:margin-left="0cm"/>
      <style:text-properties fo:color="#0563C1" fo:font-size="12pt" style:font-size-asian="12pt" style:font-size-complex="12pt" style:text-underline-style="solid" style:text-underline-type="single"/>
    </style:style>
    <style:style style:name="ce32" style:family="table-cell" style:parent-style-name="Hyperlink" style:data-style-name="N0">
      <style:table-cell-properties style:vertical-align="automatic" fo:wrap-option="wrap" fo:background-color="transparent" style:repeat-content="false"/>
      <style:paragraph-properties fo:text-align="start" fo:margin-left="0cm"/>
      <style:text-properties fo:color="#0563C1" fo:font-size="12pt" style:font-size-asian="12pt" style:font-size-complex="12pt" style:text-underline-style="solid" style:text-underline-type="single"/>
    </style:style>
    <style:style style:name="ce33" style:family="table-cell" style:parent-style-name="Heading_32_1_32_3" style:data-style-name="N0">
      <style:table-cell-properties style:vertical-align="middle"/>
      <style:text-properties fo:font-size="22pt" style:font-size-asian="22pt" style:font-size-complex="22pt" fo:font-weight="bold" style:font-weight-asian="bold" style:font-weight-complex="bold"/>
    </style:style>
    <style:style style:name="ce34" style:family="table-cell" style:parent-style-name="Normal_32_4_32_3" style:data-style-name="N0">
      <style:table-cell-properties style:vertical-align="middle" fo:wrap-option="no-wrap" fo:background-color="transparent" style:repeat-content="false"/>
      <style:paragraph-properties fo:text-align="end" fo:margin-right="0cm"/>
      <style:text-properties fo:font-size="12pt" style:font-size-asian="12pt" style:font-size-complex="12pt"/>
    </style:style>
    <style:style style:name="ce35" style:family="table-cell" style:parent-style-name="Normal_32_4_32_3" style:data-style-name="N0">
      <style:table-cell-properties style:vertical-align="middle" fo:wrap-option="no-wrap" fo:background-color="transparent"/>
      <style:text-properties fo:font-size="12pt" style:font-size-asian="12pt" style:font-size-complex="12pt"/>
    </style:style>
    <style:style style:name="ce36" style:family="table-cell" style:parent-style-name="Normal_32_5"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37" style:family="table-cell" style:parent-style-name="Normal_32_5"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38" style:family="table-cell" style:parent-style-name="Normal_32_5"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39" style:family="table-cell" style:parent-style-name="Normal_32_5"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40" style:family="table-cell" style:parent-style-name="Normal_32_4_32_3" style:data-style-name="N0">
      <style:table-cell-properties style:vertical-align="middle" fo:wrap-option="wrap" fo:background-color="transparent"/>
      <style:text-properties fo:font-size="12pt" style:font-size-asian="12pt" style:font-size-complex="12pt"/>
    </style:style>
    <style:style style:name="ce41" style:family="table-cell" style:parent-style-name="Normal_32_4_32_3" style:data-style-name="N0">
      <style:table-cell-properties fo:border-top="thin solid #000000"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42" style:family="table-cell" style:parent-style-name="Normal_32_4_32_3" style:data-style-name="N37">
      <style:table-cell-properties fo:border-top="thin solid #000000"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43" style:family="table-cell" style:parent-style-name="Normal_32_4_32_3" style:data-style-name="N37">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44" style:family="table-cell" style:parent-style-name="Normal_32_4_32_3" style:data-style-name="N39">
      <style:table-cell-properties style:vertical-align="middle" fo:wrap-option="wrap" fo:background-color="transparent"/>
      <style:text-properties fo:font-size="12pt" style:font-size-asian="12pt" style:font-size-complex="12pt"/>
    </style:style>
    <style:style style:name="ce45" style:family="table-cell" style:parent-style-name="Normal_32_4_32_3" style:data-style-name="N40">
      <style:table-cell-properties style:vertical-align="middle" fo:wrap-option="wrap" fo:background-color="transparent"/>
      <style:text-properties fo:font-size="12pt" style:font-size-asian="12pt" style:font-size-complex="12pt"/>
    </style:style>
    <style:style style:name="ce46" style:family="table-cell" style:parent-style-name="Normal_32_4_32_3" style:data-style-name="N0">
      <style:table-cell-properties fo:border-top="none"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47" style:family="table-cell" style:parent-style-name="Normal_32_4_32_3" style:data-style-name="N37">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48" style:family="table-cell" style:parent-style-name="Normal_32_4_32_3" style:data-style-name="N37">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49" style:family="table-cell" style:parent-style-name="Normal_32_4_32_3" style:data-style-name="N37">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50" style:family="table-cell" style:parent-style-name="Normal_32_4_32_3" style:data-style-name="N0">
      <style:table-cell-properties fo:border-top="none" fo:border-bottom="thin solid #000000"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51" style:family="table-cell" style:parent-style-name="Normal_32_4_32_3" style:data-style-name="N37">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52" style:family="table-cell" style:parent-style-name="Normal_32_4_32_3" style:data-style-name="N37">
      <style:table-cell-properties fo:border-top="thin solid #000000" fo:border-bottom="thin solid #000000"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53" style:family="table-cell" style:parent-style-name="Normal_32_4_32_3" style:data-style-name="N37">
      <style:table-cell-properties fo:border="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54" style:family="table-cell" style:parent-style-name="Normal_32_4_32_3" style:data-style-name="N37">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55" style:family="table-cell" style:parent-style-name="Normal_32_4_32_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56" style:family="table-cell" style:parent-style-name="Normal_32_5" style:data-style-name="N0">
      <style:table-cell-properties fo:border="thin solid #000000" style:vertical-align="automatic" fo:background-color="transparent"/>
    </style:style>
    <style:style style:name="ce57" style:family="table-cell" style:parent-style-name="Normal_32_4_32_3"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58" style:family="table-cell" style:parent-style-name="Normal_32_4_32_3"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59" style:family="table-cell" style:parent-style-name="Normal_32_4_32_3"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60" style:family="table-cell" style:parent-style-name="Normal_32_4_32_3" style:data-style-name="N36">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61" style:family="table-cell" style:parent-style-name="Normal_32_4_32_3" style:data-style-name="N36">
      <style:table-cell-properties fo:border-top="thin solid #000000"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62" style:family="table-cell" style:parent-style-name="Normal_32_4_32_3"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63" style:family="table-cell" style:parent-style-name="Normal_32_4_32_3" style:data-style-name="N36">
      <style:table-cell-properties fo:border-top="thin solid #000000"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64" style:family="table-cell" style:parent-style-name="Normal_32_4_32_3" style:data-style-name="N0">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65" style:family="table-cell" style:parent-style-name="Heading_32_1_32_4" style:data-style-name="N0">
      <style:table-cell-properties style:vertical-align="middle"/>
      <style:text-properties fo:font-size="22pt" style:font-size-asian="22pt" style:font-size-complex="22pt" fo:font-weight="bold" style:font-weight-asian="bold" style:font-weight-complex="bold"/>
    </style:style>
    <style:style style:name="ce66" style:family="table-cell" style:parent-style-name="Normal_32_4_32_4" style:data-style-name="N0">
      <style:table-cell-properties style:vertical-align="middle" fo:wrap-option="no-wrap" fo:background-color="transparent" style:repeat-content="false"/>
      <style:paragraph-properties fo:text-align="end" fo:margin-right="0cm"/>
      <style:text-properties fo:font-size="12pt" style:font-size-asian="12pt" style:font-size-complex="12pt"/>
    </style:style>
    <style:style style:name="ce67" style:family="table-cell" style:parent-style-name="Normal_32_4_32_4" style:data-style-name="N0">
      <style:table-cell-properties style:vertical-align="middle" fo:wrap-option="no-wrap" fo:background-color="transparent"/>
      <style:text-properties fo:font-size="12pt" style:font-size-asian="12pt" style:font-size-complex="12pt"/>
    </style:style>
    <style:style style:name="ce68" style:family="table-cell" style:parent-style-name="Normal_32_4_32_4"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69" style:family="table-cell" style:parent-style-name="Normal_32_4_32_4"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70" style:family="table-cell" style:parent-style-name="Normal_32_4_32_4"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71" style:family="table-cell" style:parent-style-name="Normal_32_4_32_4"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72" style:family="table-cell" style:parent-style-name="Normal_32_4_32_4" style:data-style-name="N0">
      <style:table-cell-properties style:vertical-align="middle" fo:wrap-option="wrap" fo:background-color="transparent"/>
      <style:text-properties fo:font-size="12pt" style:font-size-asian="12pt" style:font-size-complex="12pt"/>
    </style:style>
    <style:style style:name="ce73" style:family="table-cell" style:parent-style-name="Normal_32_4_32_4" style:data-style-name="N0">
      <style:table-cell-properties fo:border-top="thin solid #000000"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74" style:family="table-cell" style:parent-style-name="Normal_32_4_32_4" style:data-style-name="N37">
      <style:table-cell-properties fo:border-top="thin solid #000000"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75" style:family="table-cell" style:parent-style-name="Normal_32_4_32_4" style:data-style-name="N37">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76" style:family="table-cell" style:parent-style-name="Normal_32_4_32_4" style:data-style-name="N39">
      <style:table-cell-properties style:vertical-align="middle" fo:wrap-option="wrap" fo:background-color="transparent"/>
      <style:text-properties fo:font-size="12pt" style:font-size-asian="12pt" style:font-size-complex="12pt"/>
    </style:style>
    <style:style style:name="ce77" style:family="table-cell" style:parent-style-name="Normal_32_4_32_4" style:data-style-name="N40">
      <style:table-cell-properties style:vertical-align="middle" fo:wrap-option="wrap" fo:background-color="transparent"/>
      <style:text-properties fo:font-size="12pt" style:font-size-asian="12pt" style:font-size-complex="12pt"/>
    </style:style>
    <style:style style:name="ce78" style:family="table-cell" style:parent-style-name="Normal_32_4_32_4" style:data-style-name="N0">
      <style:table-cell-properties fo:border-top="none"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79" style:family="table-cell" style:parent-style-name="Normal_32_4_32_4" style:data-style-name="N37">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80" style:family="table-cell" style:parent-style-name="Normal_32_4_32_4" style:data-style-name="N37">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81" style:family="table-cell" style:parent-style-name="Normal_32_4_32_4" style:data-style-name="N37">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82" style:family="table-cell" style:parent-style-name="Normal_32_4_32_4" style:data-style-name="N0">
      <style:table-cell-properties fo:border-top="none" fo:border-bottom="thin solid #000000"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83" style:family="table-cell" style:parent-style-name="Normal_32_4_32_4" style:data-style-name="N37">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84" style:family="table-cell" style:parent-style-name="Normal_32_4_32_4" style:data-style-name="N37">
      <style:table-cell-properties fo:border-top="thin solid #000000" fo:border-bottom="thin solid #000000"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85" style:family="table-cell" style:parent-style-name="Normal_32_4_32_4" style:data-style-name="N37">
      <style:table-cell-properties fo:border="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86" style:family="table-cell" style:parent-style-name="Normal_32_4_32_4" style:data-style-name="N37">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87" style:family="table-cell" style:parent-style-name="Normal_32_4_32_4"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88" style:family="table-cell" style:parent-style-name="Normal_32_6" style:data-style-name="N0">
      <style:table-cell-properties fo:border="thin solid #000000" style:vertical-align="automatic" fo:background-color="transparent"/>
    </style:style>
    <style:style style:name="ce89" style:family="table-cell" style:parent-style-name="Normal_32_4_32_4"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90" style:family="table-cell" style:parent-style-name="Normal_32_4_32_4"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91" style:family="table-cell" style:parent-style-name="Normal_32_4_32_4" style:data-style-name="N36">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92" style:family="table-cell" style:parent-style-name="Normal_32_4_32_4" style:data-style-name="N36">
      <style:table-cell-properties fo:border-top="thin solid #000000"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93" style:family="table-cell" style:parent-style-name="Normal_32_4_32_4"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94" style:family="table-cell" style:parent-style-name="Normal_32_4_32_4" style:data-style-name="N36">
      <style:table-cell-properties fo:border-top="thin solid #000000"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95" style:family="table-cell" style:parent-style-name="Normal_32_4_32_4" style:data-style-name="N0">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96" style:family="table-cell" style:parent-style-name="Heading_32_1_32_2" style:data-style-name="N0">
      <style:table-cell-properties style:vertical-align="middle"/>
      <style:text-properties fo:font-size="22pt" style:font-size-asian="22pt" style:font-size-complex="22pt" fo:font-weight="bold" style:font-weight-asian="bold" style:font-weight-complex="bold"/>
    </style:style>
    <style:style style:name="ce97" style:family="table-cell" style:parent-style-name="Normal_32_4_32_2" style:data-style-name="N0">
      <style:table-cell-properties style:vertical-align="middle" fo:wrap-option="no-wrap" fo:background-color="transparent" style:repeat-content="false"/>
      <style:paragraph-properties fo:text-align="end" fo:margin-right="0cm"/>
      <style:text-properties fo:font-size="12pt" style:font-size-asian="12pt" style:font-size-complex="12pt"/>
    </style:style>
    <style:style style:name="ce98" style:family="table-cell" style:parent-style-name="Normal_32_4_32_2"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99" style:family="table-cell" style:parent-style-name="Normal_32_4_32_2"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00" style:family="table-cell" style:parent-style-name="Normal_32_4_32_2" style:data-style-name="N0">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01" style:family="table-cell" style:parent-style-name="Normal_32_4_32_2"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02" style:family="table-cell" style:parent-style-name="Normal_32_4_32_2" style:data-style-name="N0">
      <style:table-cell-properties fo:border-top="thin solid #000000"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03" style:family="table-cell" style:parent-style-name="Normal_32_4_32_2" style:data-style-name="N37">
      <style:table-cell-properties fo:border-top="thin solid #000000"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04" style:family="table-cell" style:parent-style-name="Normal_32_4_32_2" style:data-style-name="N37">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105" style:family="table-cell" style:parent-style-name="Normal_32_4_32_2" style:data-style-name="N38">
      <style:table-cell-properties style:vertical-align="middle" fo:wrap-option="wrap" fo:background-color="transparent"/>
      <style:text-properties fo:font-size="12pt" style:font-size-asian="12pt" style:font-size-complex="12pt"/>
    </style:style>
    <style:style style:name="ce106" style:family="table-cell" style:parent-style-name="Normal_32_4_32_2" style:data-style-name="N39">
      <style:table-cell-properties style:vertical-align="middle" fo:wrap-option="wrap" fo:background-color="transparent"/>
      <style:text-properties fo:font-size="12pt" style:font-size-asian="12pt" style:font-size-complex="12pt"/>
    </style:style>
    <style:style style:name="ce107" style:family="table-cell" style:parent-style-name="Normal_32_4_32_2" style:data-style-name="N40">
      <style:table-cell-properties style:vertical-align="middle" fo:wrap-option="wrap" fo:background-color="transparent"/>
      <style:text-properties fo:font-size="12pt" style:font-size-asian="12pt" style:font-size-complex="12pt"/>
    </style:style>
    <style:style style:name="ce108" style:family="table-cell" style:parent-style-name="Normal_32_4_32_2" style:data-style-name="N0">
      <style:table-cell-properties fo:border-top="none"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09" style:family="table-cell" style:parent-style-name="Normal_32_4_32_2" style:data-style-name="N37">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10" style:family="table-cell" style:parent-style-name="Normal_32_4" style:data-style-name="N37">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111" style:family="table-cell" style:parent-style-name="Normal_32_4_32_2" style:data-style-name="N37">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112" style:family="table-cell" style:parent-style-name="Normal_32_4_32_2" style:data-style-name="N37">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113" style:family="table-cell" style:parent-style-name="Normal_32_4_32_2" style:data-style-name="N0">
      <style:table-cell-properties fo:border-top="none" fo:border-bottom="thin solid #000000"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14" style:family="table-cell" style:parent-style-name="Normal_32_4_32_2" style:data-style-name="N37">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15" style:family="table-cell" style:parent-style-name="Normal_32_4_32_2" style:data-style-name="N37">
      <style:table-cell-properties fo:border-top="thin solid #000000" fo:border-bottom="thin solid #000000"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16" style:family="table-cell" style:parent-style-name="Normal_32_4_32_2" style:data-style-name="N37">
      <style:table-cell-properties fo:border="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17" style:family="table-cell" style:parent-style-name="Normal_32_4_32_2" style:data-style-name="N37">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fo:font-size="12pt" style:font-size-asian="12pt" style:font-size-complex="12pt"/>
    </style:style>
    <style:style style:name="ce118" style:family="table-cell" style:parent-style-name="Normal_32_4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119" style:family="table-cell" style:parent-style-name="Normal_32_3" style:data-style-name="N0">
      <style:table-cell-properties fo:border="thin solid #000000" style:vertical-align="automatic" fo:background-color="transparent"/>
    </style:style>
    <style:style style:name="ce120" style:family="table-cell" style:parent-style-name="Normal_32_4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21" style:family="table-cell" style:parent-style-name="Normal_32_4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22" style:family="table-cell" style:parent-style-name="Normal_32_4_32_2" style:data-style-name="N36">
      <style:table-cell-properties fo:border-top="none"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23" style:family="table-cell" style:parent-style-name="Normal_32_4_32_2" style:data-style-name="N36">
      <style:table-cell-properties fo:border-top="thin solid #000000" fo:border-bottom="none"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24" style:family="table-cell" style:parent-style-name="Normal_32_4_32_2"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25" style:family="table-cell" style:parent-style-name="Normal_32_4_32_2" style:data-style-name="N36">
      <style:table-cell-properties fo:border-top="thin solid #000000" fo:border-bottom="none" fo:border-left="none" fo:border-right="thin solid #000000" style:vertical-align="middle" fo:wrap-option="wrap" fo:background-color="transparent" style:repeat-content="false"/>
      <style:paragraph-properties fo:text-align="end" fo:margin-right="0cm"/>
      <style:text-properties fo:font-size="12pt" style:font-size-asian="12pt" style:font-size-complex="12pt"/>
    </style:style>
    <style:style style:name="ce126" style:family="table-cell" style:parent-style-name="Normal_32_4_32_2" style:data-style-name="N0">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ce127" style:family="table-cell" style:parent-style-name="Normal_32_4_32_2" style:data-style-name="N41">
      <style:table-cell-properties style:vertical-align="middle" fo:wrap-option="wrap" fo:background-color="transparent"/>
      <style:text-properties fo:font-size="12pt" style:font-size-asian="12pt" style:font-size-complex="12pt"/>
    </style:style>
    <style:style style:name="ce128" style:family="table-cell" style:parent-style-name="Normal_32_4_32_2" style:data-style-name="N38">
      <style:table-cell-properties style:vertical-align="middle" fo:wrap-option="wrap" fo:background-color="transparent" style:repeat-content="false"/>
      <style:paragraph-properties fo:text-align="end" fo:margin-right="0cm"/>
      <style:text-properties fo:font-size="12pt" style:font-size-asian="12pt" style:font-size-complex="12pt"/>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8.4868055555556cm" style:use-optimal-column-width="true"/>
    </style:style>
    <style:style style:name="co2" style:family="table-column">
      <style:table-column-properties fo:break-before="auto" style:column-width="1.65805555555556cm"/>
    </style:style>
    <style:style style:name="co3" style:family="table-column">
      <style:table-column-properties fo:break-before="auto" style:column-width="1.64041666666667cm"/>
    </style:style>
    <style:style style:name="co4" style:family="table-column">
      <style:table-column-properties fo:break-before="auto" style:column-width="15.4693055555556cm" style:use-optimal-column-width="true"/>
    </style:style>
    <style:style style:name="co5" style:family="table-column">
      <style:table-column-properties fo:break-before="auto" style:column-width="2.55763888888889cm" style:use-optimal-column-width="true"/>
    </style:style>
    <style:style style:name="co6" style:family="table-column">
      <style:table-column-properties fo:break-before="auto" style:column-width="8.46666666666667cm"/>
    </style:style>
    <style:style style:name="co7" style:family="table-column">
      <style:table-column-properties fo:break-before="auto" style:column-width="5.67972222222222cm"/>
    </style:style>
    <style:style style:name="co8" style:family="table-column">
      <style:table-column-properties fo:break-before="auto" style:column-width="29.7744444444444cm"/>
    </style:style>
    <style:style style:name="co9" style:family="table-column">
      <style:table-column-properties fo:break-before="auto" style:column-width="3.91583333333333cm"/>
    </style:style>
    <style:style style:name="co10" style:family="table-column">
      <style:table-column-properties fo:break-before="auto" style:column-width="2.64583333333333cm"/>
    </style:style>
    <style:style style:name="co11" style:family="table-column">
      <style:table-column-properties fo:break-before="auto" style:column-width="1.69333333333333cm"/>
    </style:style>
    <style:style style:name="co12" style:family="table-column">
      <style:table-column-properties fo:break-before="auto" style:column-width="1.74625cm" style:use-optimal-column-width="true"/>
    </style:style>
    <style:style style:name="co13" style:family="table-column">
      <style:table-column-properties fo:break-before="auto" style:column-width="2.75166666666667cm" style:use-optimal-column-width="true"/>
    </style:style>
    <style:style style:name="co14" style:family="table-column">
      <style:table-column-properties fo:break-before="auto" style:column-width="0.582083333333333cm"/>
    </style:style>
    <style:style style:name="co15" style:family="table-column">
      <style:table-column-properties fo:break-before="auto" style:column-width="1.5875cm"/>
    </style:style>
    <style:style style:name="co16" style:family="table-column">
      <style:table-column-properties fo:break-before="auto" style:column-width="1.74625cm"/>
    </style:style>
    <style:style style:name="co17" style:family="table-column">
      <style:table-column-properties fo:break-before="auto" style:column-width="1.76388888888889cm"/>
    </style:style>
    <style:style style:name="co18" style:family="table-column">
      <style:table-column-properties fo:break-before="auto" style:column-width="2.18722222222222cm" style:use-optimal-column-width="true"/>
    </style:style>
    <style:style style:name="co19" style:family="table-column">
      <style:table-column-properties fo:break-before="auto" style:column-width="1.905cm" style:use-optimal-column-width="true"/>
    </style:style>
    <style:style style:name="co20" style:family="table-column">
      <style:table-column-properties fo:break-before="auto" style:column-width="1.85208333333333cm" style:use-optimal-column-width="true"/>
    </style:style>
    <style:style style:name="co21" style:family="table-column">
      <style:table-column-properties fo:break-before="auto" style:column-width="2.06375cm" style:use-optimal-column-width="true"/>
    </style:style>
    <style:style style:name="co22" style:family="table-column">
      <style:table-column-properties fo:break-before="auto" style:column-width="1.76388888888889cm" style:use-optimal-column-width="true"/>
    </style:style>
    <style:style style:name="co23" style:family="table-column">
      <style:table-column-properties fo:break-before="auto" style:column-width="2.29305555555556cm" style:use-optimal-column-width="true"/>
    </style:style>
    <style:style style:name="ro1" style:family="table-row">
      <style:table-row-properties style:row-height="45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20.25pt" style:use-optimal-row-height="false" fo:break-before="auto"/>
    </style:style>
    <style:style style:name="ro4" style:family="table-row">
      <style:table-row-properties style:row-height="15.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20.15pt" style:use-optimal-row-height="false" fo:break-before="auto"/>
    </style:style>
    <style:style style:name="ro8" style:family="table-row">
      <style:table-row-properties style:row-height="39.9pt" style:use-optimal-row-height="false" fo:break-before="auto"/>
    </style:style>
    <style:style style:name="ro9" style:family="table-row">
      <style:table-row-properties style:row-height="12.75pt" style:use-optimal-row-height="true" fo:break-before="auto"/>
    </style:style>
    <style:style style:name="ro10" style:family="table-row">
      <style:table-row-properties style:row-height="15.65pt" style:use-optimal-row-height="true" fo:break-before="auto"/>
    </style:style>
    <style:style style:name="ro11" style:family="table-row">
      <style:table-row-properties style:row-height="4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4"/>
        <table:table-column table:style-name="co2" table:number-columns-repeated="253" table:default-cell-style-name="ce3"/>
        <table:table-column table:style-name="co3" table:number-columns-repeated="16130" table:default-cell-style-name="ce3"/>
        <table:table-row table:style-name="ro1">
          <table:table-cell office:value-type="string" table:style-name="ce2">
            <text:p>Energy Trends, Weather data</text:p>
          </table:table-cell>
          <table:table-cell table:number-columns-repeated="253" table:style-name="ce3"/>
          <table:table-cell table:number-columns-repeated="16130" table:style-name="ce4"/>
        </table:table-row>
        <table:table-row table:style-name="ro1">
          <table:table-cell office:value-type="string" table:style-name="ce3">
            <text:p>This spreadsheet forms part of the National Statistics publication Energy Trends produced by the Department for Business, Energy and Industrial Strategy (BEIS).<text:s/></text:p>
            <text:p>The data presented is on average weather data and deviations from the long-term mean; monthly data are published a month in arrears.<text:s/></text:p>
          </table:table-cell>
          <table:table-cell table:number-columns-repeated="16383" table:style-name="ce4"/>
        </table:table-row>
        <table:table-row table:style-name="ro2">
          <table:table-cell office:value-type="string" table:style-name="ce5">
            <text:p>Publication dates<text:s/></text:p>
          </table:table-cell>
          <table:table-cell table:number-columns-repeated="253" table:style-name="ce3"/>
          <table:table-cell table:number-columns-repeated="16130" table:style-name="ce6"/>
        </table:table-row>
        <table:table-row table:style-name="ro1">
          <table:table-cell office:value-type="string" table:style-name="ce3">
            <text:p>This data was published on<text:s/><text:span text:style-name="T2">Thursday 29th September 2022</text:span><text:span text:style-name="T2"/></text:p>
            <text:p>The next publication date is<text:s/><text:span text:style-name="T2">Thursday 27th October 2022</text:span></text:p>
          </table:table-cell>
          <table:table-cell table:number-columns-repeated="16383" table:style-name="ce4"/>
        </table:table-row>
        <table:table-row table:style-name="ro2">
          <table:table-cell office:value-type="string" table:style-name="ce5">
            <text:p>Data period</text:p>
          </table:table-cell>
          <table:table-cell table:number-columns-repeated="253" table:style-name="ce3"/>
          <table:table-cell table:number-columns-repeated="16130" table:style-name="ce6"/>
        </table:table-row>
        <table:table-row table:style-name="ro3">
          <table:table-cell office:value-type="string" table:style-name="ce3">
            <text:p>This spreadsheet contains monthly data including<text:s/><text:span text:style-name="T2">new data for August 2022.</text:span></text:p>
          </table:table-cell>
          <table:table-cell table:number-columns-repeated="16383" table:style-name="ce4"/>
        </table:table-row>
        <table:table-row table:style-name="ro2">
          <table:table-cell office:value-type="string" table:style-name="ce5">
            <text:p>Revisions<text:s/></text:p>
          </table:table-cell>
          <table:table-cell table:number-columns-repeated="253" table:style-name="ce3"/>
          <table:table-cell table:number-columns-repeated="16130" table:style-name="ce4"/>
        </table:table-row>
        <table:table-row table:style-name="ro3">
          <table:table-cell office:value-type="string" table:style-name="ce7">
            <text:p>Revisions from January 2021 to July 2022 data for wind speed, sun hours and rainfall based on 2021 wind, solar pv and hydro capacity data.</text:p>
          </table:table-cell>
          <table:table-cell table:number-columns-repeated="16383" table:style-name="ce4"/>
        </table:table-row>
        <table:table-row table:style-name="ro2">
          <table:table-cell office:value-type="string" table:style-name="ce8">
            <text:p>Further information<text:s/></text:p>
          </table:table-cell>
          <table:table-cell table:number-columns-repeated="253" table:style-name="ce3"/>
          <table:table-cell table:number-columns-repeated="16130" table:style-name="ce4"/>
        </table:table-row>
        <table:table-row table:style-name="ro1">
          <table:table-cell office:value-type="string" table:style-name="ce3">
            <text:p>The tables and accompanying cover sheet, contents and notes have been edited to meet legal accessibility regulations<text:s/></text:p>
            <text:p>To provide feedback please contact<text:s/></text:p>
          </table:table-cell>
          <table:table-cell table:number-columns-repeated="16383" table:style-name="ce4"/>
        </table:table-row>
        <table:table-row table:style-name="ro3">
          <table:table-cell office:value-type="string" table:style-name="ce9">
            <text:p><text:a xlink:href="mailto:energy.stats@beis.gov.uk">energy.stats@beis.gov.uk</text:a></text:p>
          </table:table-cell>
          <table:table-cell table:number-columns-repeated="16383" table:style-name="ce4"/>
        </table:table-row>
        <table:table-row table:style-name="ro1">
          <table:table-cell office:value-type="string" table:style-name="ce3">
            <text:p>Some cells in the tables refer to notes which can be found in the notes worksheet</text:p>
            <text:p>Note markers are presented in square brackets, for example [Note 1]</text:p>
          </table:table-cell>
          <table:table-cell table:number-columns-repeated="16383" table:style-name="ce4"/>
        </table:table-row>
        <table:table-row table:style-name="ro1">
          <table:table-cell office:value-type="string" table:style-name="ce3">
            <text:p>Time periods used in this workbook refer to calendar months and calendar quarters, i.e. quarter 1 represents January to March, quarter 2 April to June, quarter 3 July to September and quarter 4 October to December, and calendar years i.e. January to December<text:s/></text:p>
          </table:table-cell>
          <table:table-cell table:number-columns-repeated="16383" table:style-name="ce4"/>
        </table:table-row>
        <table:table-row table:style-name="ro3">
          <table:table-cell office:value-type="string" table:style-name="ce3">
            <text:p>Links to additional further information in cells below<text:s/></text:p>
          </table:table-cell>
          <table:table-cell table:number-columns-repeated="16383" table:style-name="ce3"/>
        </table:table-row>
        <table:table-row table:style-name="ro3">
          <table:table-cell office:value-type="string" table:style-name="ce9">
            <text:p><text:a xlink:href="https://www.gov.uk/government/collections/energy-trends">Energy trends publication (opens in a new window)</text:a></text:p>
          </table:table-cell>
          <table:table-cell table:number-columns-repeated="253" table:style-name="ce10"/>
          <table:table-cell table:number-columns-repeated="16130" table:style-name="ce11"/>
        </table:table-row>
        <table:table-row table:style-name="ro2">
          <table:table-cell office:value-type="string" table:style-name="ce8">
            <text:p>Contact details<text:s/></text:p>
          </table:table-cell>
          <table:table-cell table:number-columns-repeated="253" table:style-name="ce3"/>
          <table:table-cell table:number-columns-repeated="16130" table:style-name="ce6"/>
        </table:table-row>
        <table:table-row table:style-name="ro3">
          <table:table-cell office:value-type="string" table:style-name="ce12">
            <text:p>Statistical enquiries<text:s/></text:p>
          </table:table-cell>
          <table:table-cell table:number-columns-repeated="16383" table:style-name="ce4"/>
        </table:table-row>
        <table:table-row table:style-name="ro3">
          <table:table-cell office:value-type="string" table:style-name="ce3">
            <text:p>Kevin Harris</text:p>
          </table:table-cell>
          <table:table-cell table:number-columns-repeated="16383" table:style-name="ce4"/>
        </table:table-row>
        <table:table-row table:style-name="ro3">
          <table:table-cell office:value-type="string" table:style-name="ce9">
            <text:p><text:a xlink:href="mailto:energy.stats@beis.gov.uk">energy.stats@beis.gov.uk</text:a></text:p>
          </table:table-cell>
          <table:table-cell table:number-columns-repeated="16383" table:style-name="ce4"/>
        </table:table-row>
        <table:table-row table:style-name="ro3">
          <table:table-cell office:value-type="string" table:style-name="ce3">
            <text:p>0747 135 8194</text:p>
          </table:table-cell>
          <table:table-cell table:number-columns-repeated="16383" table:style-name="ce4"/>
        </table:table-row>
        <table:table-row table:style-name="ro3">
          <table:table-cell office:value-type="string" table:style-name="ce12">
            <text:p>Media enquiries<text:s/></text:p>
          </table:table-cell>
          <table:table-cell table:number-columns-repeated="16383" table:style-name="ce4"/>
        </table:table-row>
        <table:table-row table:style-name="ro3">
          <table:table-cell office:value-type="string" table:style-name="ce13">
            <text:p><text:a xlink:href="mailto:newsdesk@beis.gov.uk">newsdesk@beis.gov.uk</text:a></text:p>
          </table:table-cell>
          <table:table-cell table:number-columns-repeated="16383" table:style-name="ce4"/>
        </table:table-row>
        <table:table-row table:style-name="ro3">
          <table:table-cell office:value-type="string" table:style-name="ce4">
            <text:p>020 7215 1000</text:p>
          </table:table-cell>
          <table:table-cell table:number-columns-repeated="16383" table:style-name="ce4"/>
        </table:table-row>
        <table:table-row table:number-rows-repeated="2" table:style-name="ro4">
          <table:table-cell table:style-name="ce14"/>
          <table:table-cell table:number-columns-repeated="253" table:style-name="ce3"/>
          <table:table-cell table:number-columns-repeated="16130" table:style-name="ce1"/>
        </table:table-row>
        <table:table-row table:number-rows-repeated="1048551" table:style-name="ro5">
          <table:table-cell table:number-columns-repeated="16384"/>
        </table:table-row>
      </table:table>
      <table:table table:name="Contents" table:style-name="ta1">
        <table:table-column table:style-name="co4" table:default-cell-style-name="ce16"/>
        <table:table-column table:style-name="co5" table:default-cell-style-name="ce16"/>
        <table:table-column table:style-name="co2" table:number-columns-repeated="16382" table:default-cell-style-name="ce16"/>
        <table:table-row table:style-name="ro1">
          <table:table-cell office:value-type="string" table:style-name="ce15">
            <text:p>Contents</text:p>
          </table:table-cell>
          <table:table-cell table:style-name="ce16"/>
          <table:table-cell table:number-columns-repeated="16382" table:style-name="ce17"/>
        </table:table-row>
        <table:table-row table:style-name="ro3">
          <table:table-cell office:value-type="string" table:style-name="ce3">
            <text:p>This worksheet contains one table</text:p>
          </table:table-cell>
          <table:table-cell table:style-name="ce16"/>
          <table:table-cell table:number-columns-repeated="16382" table:style-name="ce17"/>
        </table:table-row>
        <table:table-row table:style-name="ro3">
          <table:table-cell office:value-type="string" table:style-name="ce4">
            <text:p>This table includes a list of worksheets in this workbook with links to those worksheets<text:s/></text:p>
          </table:table-cell>
          <table:table-cell table:style-name="ce16"/>
          <table:table-cell table:number-columns-repeated="16382" table:style-name="ce17"/>
        </table:table-row>
        <table:table-row table:style-name="ro2">
          <table:table-cell office:value-type="string" table:style-name="ce8">
            <text:p>Description</text:p>
          </table:table-cell>
          <table:table-cell office:value-type="string" table:style-name="ce8">
            <text:p>Contents</text:p>
          </table:table-cell>
          <table:table-cell table:number-columns-repeated="16382" table:style-name="ce17"/>
        </table:table-row>
        <table:table-row table:style-name="ro3">
          <table:table-cell office:value-type="string" table:style-name="ce4">
            <text:p>Cover sheet</text:p>
          </table:table-cell>
          <table:table-cell office:value-type="string" table:style-name="ce13">
            <text:p><text:a xlink:href="#'Cover Sheet'.A1">Cover Sheet</text:a></text:p>
          </table:table-cell>
          <table:table-cell table:number-columns-repeated="16382" table:style-name="ce17"/>
        </table:table-row>
        <table:table-row table:style-name="ro3">
          <table:table-cell office:value-type="string" table:style-name="ce4">
            <text:p>Contents</text:p>
          </table:table-cell>
          <table:table-cell office:value-type="string" table:style-name="ce13">
            <text:p><text:a xlink:href="#Contents.A1">Contents</text:a></text:p>
          </table:table-cell>
          <table:table-cell table:number-columns-repeated="16382" table:style-name="ce17"/>
        </table:table-row>
        <table:table-row table:style-name="ro3">
          <table:table-cell office:value-type="string" table:style-name="ce4">
            <text:p>Notes</text:p>
          </table:table-cell>
          <table:table-cell office:value-type="string" table:style-name="ce13">
            <text:p><text:a xlink:href="#Notes.A1">Notes</text:a></text:p>
          </table:table-cell>
          <table:table-cell table:number-columns-repeated="16382" table:style-name="ce17"/>
        </table:table-row>
        <table:table-row table:style-name="ro3">
          <table:table-cell office:value-type="string" table:style-name="ce4">
            <text:p>Average temperatures and deviations from the long term mean</text:p>
          </table:table-cell>
          <table:table-cell office:value-type="string" table:style-name="ce18">
            <text:p><text:a xlink:href="#'7_1a'.A1">7.1a</text:a></text:p>
          </table:table-cell>
          <table:table-cell table:number-columns-repeated="16382" table:style-name="ce17"/>
        </table:table-row>
        <table:table-row table:style-name="ro3">
          <table:table-cell office:value-type="string" table:style-name="ce4">
            <text:p>Average heating degree days and deviations from the long term mean</text:p>
          </table:table-cell>
          <table:table-cell office:value-type="string" table:style-name="ce18">
            <text:p><text:a xlink:href="#'7_1b'.A1">7.1b</text:a></text:p>
          </table:table-cell>
          <table:table-cell table:number-columns-repeated="16382" table:style-name="ce17"/>
        </table:table-row>
        <table:table-row table:style-name="ro3">
          <table:table-cell office:value-type="string" table:style-name="ce4">
            <text:p>Average wind speed and deviations from the long-term mean</text:p>
          </table:table-cell>
          <table:table-cell office:value-type="float" office:value="7.2" table:style-name="ce19">
            <text:p><text:a xlink:href="#'7_2'.A1">7.2</text:a></text:p>
          </table:table-cell>
          <table:table-cell table:number-columns-repeated="16382" table:style-name="ce17"/>
        </table:table-row>
        <table:table-row table:style-name="ro3">
          <table:table-cell office:value-type="string" table:style-name="ce4">
            <text:p>Average sun hours and deviations from the long-term mean</text:p>
          </table:table-cell>
          <table:table-cell office:value-type="float" office:value="7.3" table:style-name="ce19">
            <text:p><text:a xlink:href="#'7_3'.A1">7.3</text:a></text:p>
          </table:table-cell>
          <table:table-cell table:number-columns-repeated="16382" table:style-name="ce17"/>
        </table:table-row>
        <table:table-row table:style-name="ro3">
          <table:table-cell office:value-type="string" table:style-name="ce4">
            <text:p>Average rainfall and deviations from the long-term mean</text:p>
          </table:table-cell>
          <table:table-cell office:value-type="float" office:value="7.4" table:style-name="ce19">
            <text:p><text:a xlink:href="#'7_4'.A1">7.4</text:a></text:p>
          </table:table-cell>
          <table:table-cell table:number-columns-repeated="16382" table:style-name="ce17"/>
        </table:table-row>
        <table:table-row table:number-rows-repeated="2" table:style-name="ro6">
          <table:table-cell table:number-columns-repeated="16384"/>
        </table:table-row>
        <table:table-row table:number-rows-repeated="2" table:style-name="ro6">
          <table:table-cell table:style-name="ce20"/>
          <table:table-cell table:number-columns-repeated="16383" table:style-name="ce21"/>
        </table:table-row>
        <table:table-row table:number-rows-repeated="1048560" table:style-name="ro6">
          <table:table-cell table:number-columns-repeated="16384"/>
        </table:table-row>
      </table:table>
      <table:table table:name="Notes" table:style-name="ta1">
        <table:table-column table:style-name="co6" table:default-cell-style-name="ce25"/>
        <table:table-column table:style-name="co7" table:number-columns-repeated="2" table:default-cell-style-name="ce25"/>
        <table:table-column table:style-name="co8" table:default-cell-style-name="ce25"/>
        <table:table-column table:style-name="co2" table:number-columns-repeated="16380" table:default-cell-style-name="ce25"/>
        <table:table-row table:style-name="ro1">
          <table:table-cell office:value-type="string" table:style-name="ce22">
            <text:p>Notes</text:p>
          </table:table-cell>
          <table:table-cell table:style-name="ce23"/>
          <table:table-cell table:style-name="ce24"/>
          <table:table-cell table:style-name="ce25"/>
          <table:table-cell table:number-columns-repeated="16380" table:style-name="ce23"/>
        </table:table-row>
        <table:table-row table:style-name="ro7">
          <table:table-cell office:value-type="string" table:style-name="ce26">
            <text:p>This worksheet contains one table</text:p>
          </table:table-cell>
          <table:table-cell table:style-name="ce23"/>
          <table:table-cell table:style-name="ce27"/>
          <table:table-cell table:style-name="ce25"/>
          <table:table-cell table:number-columns-repeated="16380" table:style-name="ce23"/>
        </table:table-row>
        <table:table-row table:style-name="ro2">
          <table:table-cell office:value-type="string" table:style-name="ce28">
            <text:p>Table name</text:p>
          </table:table-cell>
          <table:table-cell office:value-type="string" table:style-name="ce28">
            <text:p>Table number<text:s/></text:p>
          </table:table-cell>
          <table:table-cell office:value-type="string" table:style-name="ce28">
            <text:p>Note number</text:p>
          </table:table-cell>
          <table:table-cell office:value-type="string" table:style-name="ce28">
            <text:p>Note</text:p>
          </table:table-cell>
          <table:table-cell table:number-columns-repeated="16380" table:style-name="ce29"/>
        </table:table-row>
        <table:table-row table:style-name="ro7">
          <table:table-cell office:value-type="string" table:style-name="ce26">
            <text:p>Temperatures and Heating Degree Days</text:p>
          </table:table-cell>
          <table:table-cell office:value-type="string" table:style-name="ce26">
            <text:p>7.1a and 7.1b</text:p>
          </table:table-cell>
          <table:table-cell office:value-type="string" table:style-name="ce26">
            <text:p>Note 1</text:p>
          </table:table-cell>
          <table:table-cell office:value-type="string" table:style-name="ce30">
            <text:p>Based on data provided by the Meteorological Office - base temperature for heating degree days is 15.5 degrees Celsius.</text:p>
          </table:table-cell>
          <table:table-cell table:number-columns-repeated="16380" table:style-name="ce23"/>
        </table:table-row>
        <table:table-row table:style-name="ro7">
          <table:table-cell office:value-type="string" table:style-name="ce26">
            <text:p>Temperatures and Heating Degree Days</text:p>
          </table:table-cell>
          <table:table-cell office:value-type="string" table:style-name="ce26">
            <text:p>7.1a and 7.1b</text:p>
          </table:table-cell>
          <table:table-cell table:style-name="ce26"/>
          <table:table-cell office:value-type="string" table:style-name="ce31">
            <text:p><text:a xlink:href="https://www.gov.uk/government/statistics/weather-digest-of-united-kingdom-energy-statistics-dukes">Information on the methodology used is given in the notes to DUKES table 1.1.7 (opens in a new window)</text:a></text:p>
          </table:table-cell>
          <table:table-cell table:number-columns-repeated="16380" table:style-name="ce23"/>
        </table:table-row>
        <table:table-row table:style-name="ro4">
          <table:table-cell office:value-type="string" table:style-name="ce26">
            <text:p>Temperatures and Heating Degree Days</text:p>
          </table:table-cell>
          <table:table-cell office:value-type="string" table:style-name="ce26">
            <text:p>7.1a and 7.1b</text:p>
          </table:table-cell>
          <table:table-cell office:value-type="string" table:style-name="ce26">
            <text:p>Note 2</text:p>
          </table:table-cell>
          <table:table-cell office:value-type="string" table:style-name="ce32">
            <text:p><text:a xlink:href="https://www.gov.uk/government/statistical-data-sets/maps-of-uk-weather-stations">Map detailing the location of the weather stations used in calculating average temperatures and average heating degree days (opens in a new window)</text:a></text:p>
          </table:table-cell>
          <table:table-cell table:number-columns-repeated="16380" table:style-name="ce23"/>
        </table:table-row>
        <table:table-row table:style-name="ro7">
          <table:table-cell office:value-type="string" table:style-name="ce26">
            <text:p>Temperatures and Heating Degree Days</text:p>
          </table:table-cell>
          <table:table-cell office:value-type="string" table:style-name="ce26">
            <text:p>7.1a and 7.1b</text:p>
          </table:table-cell>
          <table:table-cell office:value-type="string" table:style-name="ce26">
            <text:p>Note 3</text:p>
          </table:table-cell>
          <table:table-cell office:value-type="string" table:style-name="ce31">
            <text:p><text:a xlink:href="https://assets.publishing.service.gov.uk/government/uploads/system/uploads/attachment_data/file/1065203/Long-term_mean_temperatures_1991-2020.pdf">Average for that calendar period for the years 1991 to 2020, see article in the March 2022 edition of Energy Trends (opens in a new window)</text:a></text:p>
          </table:table-cell>
          <table:table-cell table:number-columns-repeated="16380" table:style-name="ce23"/>
        </table:table-row>
        <table:table-row table:style-name="ro8">
          <table:table-cell office:value-type="string" table:style-name="ce26">
            <text:p>Wind Speed</text:p>
          </table:table-cell>
          <table:table-cell office:value-type="float" office:value="7.2" table:style-name="ce26">
            <text:p>7.2</text:p>
          </table:table-cell>
          <table:table-cell office:value-type="string" table:style-name="ce26">
            <text:p>Note 1</text:p>
          </table:table-cell>
          <table:table-cell office:value-type="string" table:style-name="ce30">
            <text:p>Based on data provided by the Meteorological Office. Average wind speed is calculated by aggregating regional wind speed data, weighted according to each regions share of onshore and offshore wind electricity generation capacity.</text:p>
          </table:table-cell>
          <table:table-cell table:number-columns-repeated="16380" table:style-name="ce23"/>
        </table:table-row>
        <table:table-row table:style-name="ro7">
          <table:table-cell office:value-type="string" table:style-name="ce26">
            <text:p>Wind Speed</text:p>
          </table:table-cell>
          <table:table-cell office:value-type="float" office:value="7.2" table:style-name="ce26">
            <text:p>7.2</text:p>
          </table:table-cell>
          <table:table-cell office:value-type="string" table:style-name="ce26">
            <text:p>Note 2</text:p>
          </table:table-cell>
          <table:table-cell office:value-type="string" table:style-name="ce31">
            <text:p><text:a xlink:href="https://webarchive.nationalarchives.gov.uk/ukgwa/20090413222216mp_/http:/www.berr.gov.uk/files/file47740.pdf">Information on the methodology used is given in Energy Trends, September 2008 (opens in a new window)</text:a></text:p>
          </table:table-cell>
          <table:table-cell table:number-columns-repeated="16380" table:style-name="ce23"/>
        </table:table-row>
        <table:table-row table:style-name="ro7">
          <table:table-cell office:value-type="string" table:style-name="ce26">
            <text:p>Wind Speed</text:p>
          </table:table-cell>
          <table:table-cell office:value-type="float" office:value="7.2" table:style-name="ce26">
            <text:p>7.2</text:p>
          </table:table-cell>
          <table:table-cell office:value-type="string" table:style-name="ce26">
            <text:p>Note 3</text:p>
          </table:table-cell>
          <table:table-cell office:value-type="string" table:style-name="ce32">
            <text:p><text:a xlink:href="https://www.gov.uk/government/statistical-data-sets/maps-of-uk-weather-stations">Map detailing the location of the weather stations used in calculating average wind speed (opens in a new window)</text:a></text:p>
          </table:table-cell>
          <table:table-cell table:number-columns-repeated="16380" table:style-name="ce23"/>
        </table:table-row>
        <table:table-row table:style-name="ro7">
          <table:table-cell office:value-type="string" table:style-name="ce26">
            <text:p>Wind Speed</text:p>
          </table:table-cell>
          <table:table-cell office:value-type="float" office:value="7.2" table:style-name="ce26">
            <text:p>7.2</text:p>
          </table:table-cell>
          <table:table-cell office:value-type="string" table:style-name="ce26">
            <text:p>Note 4</text:p>
          </table:table-cell>
          <table:table-cell office:value-type="string" table:style-name="ce30">
            <text:p>1 knot = 1 nautical mile per hour = 1.151 statute miles per hour</text:p>
          </table:table-cell>
          <table:table-cell table:number-columns-repeated="16380" table:style-name="ce23"/>
        </table:table-row>
        <table:table-row table:style-name="ro7">
          <table:table-cell office:value-type="string" table:style-name="ce26">
            <text:p>Wind Speed</text:p>
          </table:table-cell>
          <table:table-cell office:value-type="float" office:value="7.2" table:style-name="ce26">
            <text:p>7.2</text:p>
          </table:table-cell>
          <table:table-cell office:value-type="string" table:style-name="ce26">
            <text:p>Note 5</text:p>
          </table:table-cell>
          <table:table-cell office:value-type="string" table:style-name="ce30">
            <text:p>Average wind speeds for that calendar period for the years 2002 to 2021; updated from 2002 to 2011 in September 2022.</text:p>
          </table:table-cell>
          <table:table-cell table:number-columns-repeated="16380" table:style-name="ce23"/>
        </table:table-row>
        <table:table-row table:style-name="ro7">
          <table:table-cell office:value-type="string" table:style-name="ce26">
            <text:p>Sun Hours</text:p>
          </table:table-cell>
          <table:table-cell office:value-type="float" office:value="7.3" table:style-name="ce26">
            <text:p>7.3</text:p>
          </table:table-cell>
          <table:table-cell office:value-type="string" table:style-name="ce26">
            <text:p>Note 1</text:p>
          </table:table-cell>
          <table:table-cell office:value-type="string" table:style-name="ce30">
            <text:p>Based on data provided by the Meteorological Office.<text:s/></text:p>
          </table:table-cell>
          <table:table-cell table:number-columns-repeated="16380" table:style-name="ce23"/>
        </table:table-row>
        <table:table-row table:style-name="ro8">
          <table:table-cell office:value-type="string" table:style-name="ce26">
            <text:p>Sun Hours</text:p>
          </table:table-cell>
          <table:table-cell office:value-type="float" office:value="7.3" table:style-name="ce26">
            <text:p>7.3</text:p>
          </table:table-cell>
          <table:table-cell office:value-type="string" table:style-name="ce26">
            <text:p>Note 2</text:p>
          </table:table-cell>
          <table:table-cell office:value-type="string" table:style-name="ce30">
            <text:p>Average sun hours have been calculated by aggregating regional sun hours data, weighted according to each regions share of solar photovoltaic electricity generation capacity.</text:p>
          </table:table-cell>
          <table:table-cell table:number-columns-repeated="16380" table:style-name="ce23"/>
        </table:table-row>
        <table:table-row table:style-name="ro7">
          <table:table-cell office:value-type="string" table:style-name="ce26">
            <text:p>Sun Hours</text:p>
          </table:table-cell>
          <table:table-cell office:value-type="float" office:value="7.3" table:style-name="ce26">
            <text:p>7.3</text:p>
          </table:table-cell>
          <table:table-cell office:value-type="string" table:style-name="ce26">
            <text:p>Note 3</text:p>
          </table:table-cell>
          <table:table-cell office:value-type="string" table:style-name="ce32">
            <text:p><text:a xlink:href="https://www.gov.uk/government/statistical-data-sets/maps-of-uk-weather-stations">Map detailing the location of the weather stations used in calculating average daily sun hours (opens in a new window)</text:a></text:p>
          </table:table-cell>
          <table:table-cell table:number-columns-repeated="16380" table:style-name="ce23"/>
        </table:table-row>
        <table:table-row table:style-name="ro8">
          <table:table-cell office:value-type="string" table:style-name="ce26">
            <text:p>Sun Hours</text:p>
          </table:table-cell>
          <table:table-cell office:value-type="float" office:value="7.3" table:style-name="ce26">
            <text:p>7.3</text:p>
          </table:table-cell>
          <table:table-cell office:value-type="string" table:style-name="ce26">
            <text:p>Note 4</text:p>
          </table:table-cell>
          <table:table-cell office:value-type="string" table:style-name="ce31">
            <text:p><text:a xlink:href="https://webarchive.nationalarchives.gov.uk/ukgwa/20121230135252mp_/http:/www.decc.gov.uk/media/viewfile.ashx?filetype=4&amp;filepath=11/stats/publications/energy-trends/3917-trends-dec-2011.pdf">Information on the methodology used is given in the article 'new weather tables- sources and methodology', in Energy Trends, December 2011 (opens in a new window)<text:s/></text:a></text:p>
          </table:table-cell>
          <table:table-cell table:number-columns-repeated="16380" table:style-name="ce23"/>
        </table:table-row>
        <table:table-row table:style-name="ro7">
          <table:table-cell office:value-type="string" table:style-name="ce26">
            <text:p>Sun Hours</text:p>
          </table:table-cell>
          <table:table-cell office:value-type="float" office:value="7.3" table:style-name="ce26">
            <text:p>7.3</text:p>
          </table:table-cell>
          <table:table-cell office:value-type="string" table:style-name="ce26">
            <text:p>Note 5</text:p>
          </table:table-cell>
          <table:table-cell office:value-type="string" table:style-name="ce30">
            <text:p>Average sun hours for that calendar period for the years 2002 to 2021; updated from 2002 to 2011 in September 2022.</text:p>
          </table:table-cell>
          <table:table-cell table:number-columns-repeated="16380" table:style-name="ce23"/>
        </table:table-row>
        <table:table-row table:style-name="ro7">
          <table:table-cell office:value-type="string" table:style-name="ce26">
            <text:p>Rainfall</text:p>
          </table:table-cell>
          <table:table-cell office:value-type="float" office:value="7.4" table:style-name="ce26">
            <text:p>7.4</text:p>
          </table:table-cell>
          <table:table-cell office:value-type="string" table:style-name="ce26">
            <text:p>Note 1</text:p>
          </table:table-cell>
          <table:table-cell office:value-type="string" table:style-name="ce30">
            <text:p>Based on data provided by the Meteorological Office - base temperature for heating degree days is 15.5 degrees Celsius<text:s/></text:p>
          </table:table-cell>
          <table:table-cell table:number-columns-repeated="16380" table:style-name="ce23"/>
        </table:table-row>
        <table:table-row table:style-name="ro7">
          <table:table-cell office:value-type="string" table:style-name="ce26">
            <text:p>Rainfall</text:p>
          </table:table-cell>
          <table:table-cell office:value-type="float" office:value="7.4" table:style-name="ce26">
            <text:p>7.4</text:p>
          </table:table-cell>
          <table:table-cell office:value-type="string" table:style-name="ce26">
            <text:p>Note 2</text:p>
          </table:table-cell>
          <table:table-cell office:value-type="string" table:style-name="ce30">
            <text:p>Average rainfall has been calculated by aggregating regional rainfall data, weighted according to each regions share of hydro electricity generation capacity<text:s/></text:p>
          </table:table-cell>
          <table:table-cell table:number-columns-repeated="16380" table:style-name="ce23"/>
        </table:table-row>
        <table:table-row table:style-name="ro7">
          <table:table-cell office:value-type="string" table:style-name="ce26">
            <text:p>Rainfall</text:p>
          </table:table-cell>
          <table:table-cell office:value-type="float" office:value="7.4" table:style-name="ce26">
            <text:p>7.4</text:p>
          </table:table-cell>
          <table:table-cell office:value-type="string" table:style-name="ce26">
            <text:p>Note 3</text:p>
          </table:table-cell>
          <table:table-cell office:value-type="string" table:style-name="ce31">
            <text:p><text:a xlink:href="https://www.gov.uk/government/statistical-data-sets/maps-of-uk-weather-stations">Map detailing the location of the weather stations used in calculating average monthly rainfall (opens in a new window)</text:a></text:p>
          </table:table-cell>
          <table:table-cell table:number-columns-repeated="16380" table:style-name="ce23"/>
        </table:table-row>
        <table:table-row table:style-name="ro8">
          <table:table-cell office:value-type="string" table:style-name="ce26">
            <text:p>Rainfall</text:p>
          </table:table-cell>
          <table:table-cell office:value-type="float" office:value="7.4" table:style-name="ce26">
            <text:p>7.4</text:p>
          </table:table-cell>
          <table:table-cell office:value-type="string" table:style-name="ce26">
            <text:p>Note 4</text:p>
          </table:table-cell>
          <table:table-cell office:value-type="string" table:style-name="ce31">
            <text:p><text:a xlink:href="https://webarchive.nationalarchives.gov.uk/ukgwa/20121230135252mp_/http:/www.decc.gov.uk/media/viewfile.ashx?filetype=4&amp;filepath=11/stats/publications/energy-trends/3917-trends-dec-2011.pdf">Information on the methodology used is given in the article 'new weather tables- sources and methodology', in Energy Trends, December 2011 (opens in a new window)<text:s/></text:a></text:p>
          </table:table-cell>
          <table:table-cell table:number-columns-repeated="16380" table:style-name="ce23"/>
        </table:table-row>
        <table:table-row table:style-name="ro7">
          <table:table-cell office:value-type="string" table:style-name="ce26">
            <text:p>Rainfall</text:p>
          </table:table-cell>
          <table:table-cell office:value-type="float" office:value="7.4" table:style-name="ce26">
            <text:p>7.4</text:p>
          </table:table-cell>
          <table:table-cell office:value-type="string" table:style-name="ce26">
            <text:p>Note 5</text:p>
          </table:table-cell>
          <table:table-cell office:value-type="string" table:style-name="ce30">
            <text:p>Average rainfall for that calendar period for the years 2002 to 2021; updated from 2002 to 2011 in September 2022</text:p>
          </table:table-cell>
          <table:table-cell table:number-columns-repeated="16380" table:style-name="ce23"/>
        </table:table-row>
        <table:table-row table:number-rows-repeated="1048554" table:style-name="ro9">
          <table:table-cell table:number-columns-repeated="16384"/>
        </table:table-row>
      </table:table>
      <table:table table:name="7_1a" table:style-name="ta2">
        <table:table-column table:style-name="co9" table:default-cell-style-name="ce40"/>
        <table:table-column table:style-name="co10" table:number-columns-repeated="33" table:default-cell-style-name="ce64"/>
        <table:table-column table:style-name="co11" table:number-columns-repeated="3" table:default-cell-style-name="ce40"/>
        <table:table-column table:style-name="co12" table:default-cell-style-name="ce40"/>
        <table:table-column table:style-name="co13" table:default-cell-style-name="ce40"/>
        <table:table-column table:style-name="co11" table:number-columns-repeated="213"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30" table:default-cell-style-name="ce40"/>
        <table:table-row table:style-name="ro1">
          <table:table-cell office:value-type="string" table:style-name="ce33">
            <text:p>Data 7.1a Average temperatures and deviations from the long-term mean (degrees Celsius) [note 1] [note 2]</text:p>
          </table:table-cell>
          <table:table-cell table:number-columns-repeated="33" table:style-name="ce34"/>
          <table:table-cell table:number-columns-repeated="16350" table:style-name="ce35"/>
        </table:table-row>
        <table:table-row table:style-name="ro7">
          <table:table-cell office:value-type="string" table:style-name="ce35">
            <text:p>This worksheet contains one table</text:p>
          </table:table-cell>
          <table:table-cell table:number-columns-repeated="16383" table:style-name="ce35"/>
        </table:table-row>
        <table:table-row table:style-name="ro7">
          <table:table-cell office:value-type="string" table:style-name="ce35">
            <text:p>Some cells refer to notes which can be found on the notes worksheet</text:p>
          </table:table-cell>
          <table:table-cell table:number-columns-repeated="16383" table:style-name="ce35"/>
        </table:table-row>
        <table:table-row table:style-name="ro4">
          <table:table-cell office:value-type="string" table:style-name="ce35">
            <text:p>[x] is used to indicate data not available</text:p>
          </table:table-cell>
          <table:table-cell table:number-columns-repeated="33" table:style-name="ce34"/>
          <table:table-cell table:number-columns-repeated="16350" table:style-name="ce35"/>
        </table:table-row>
        <table:table-row table:style-name="ro1">
          <table:table-cell office:value-type="string" table:style-name="ce36">
            <text:p>Calendar period</text:p>
          </table:table-cell>
          <table:table-cell office:value-type="string" table:style-name="ce37">
            <text:p>30-year mean<text:s/></text:p>
            <text:p>[note 3]</text:p>
          </table:table-cell>
          <table:table-cell office:value-type="string" table:style-name="ce38">
            <text:p>1991</text:p>
            <text:p>average</text:p>
          </table:table-cell>
          <table:table-cell office:value-type="string" table:style-name="ce39">
            <text:p>1992<text:s/></text:p>
            <text:p>average</text:p>
          </table:table-cell>
          <table:table-cell office:value-type="string" table:style-name="ce39">
            <text:p>1993</text:p>
            <text:p>average</text:p>
          </table:table-cell>
          <table:table-cell office:value-type="string" table:style-name="ce39">
            <text:p>1994</text:p>
            <text:p>average</text:p>
          </table:table-cell>
          <table:table-cell office:value-type="string" table:style-name="ce39">
            <text:p>1995</text:p>
            <text:p>average</text:p>
          </table:table-cell>
          <table:table-cell office:value-type="string" table:style-name="ce39">
            <text:p>1996</text:p>
            <text:p>average</text:p>
          </table:table-cell>
          <table:table-cell office:value-type="string" table:style-name="ce39">
            <text:p>1997</text:p>
            <text:p>average</text:p>
          </table:table-cell>
          <table:table-cell office:value-type="string" table:style-name="ce39">
            <text:p>1998</text:p>
            <text:p>average</text:p>
          </table:table-cell>
          <table:table-cell office:value-type="string" table:style-name="ce39">
            <text:p>1999</text:p>
            <text:p>average</text:p>
          </table:table-cell>
          <table:table-cell office:value-type="string" table:style-name="ce39">
            <text:p>2000</text:p>
            <text:p>average</text:p>
          </table:table-cell>
          <table:table-cell office:value-type="string" table:style-name="ce39">
            <text:p>2001</text:p>
            <text:p>average</text:p>
          </table:table-cell>
          <table:table-cell office:value-type="string" table:style-name="ce39">
            <text:p>2002<text:s/></text:p>
            <text:p>average</text:p>
          </table:table-cell>
          <table:table-cell office:value-type="string" table:style-name="ce39">
            <text:p>2003</text:p>
            <text:p>average</text:p>
          </table:table-cell>
          <table:table-cell office:value-type="string" table:style-name="ce39">
            <text:p>2004</text:p>
            <text:p>average</text:p>
          </table:table-cell>
          <table:table-cell office:value-type="string" table:style-name="ce39">
            <text:p>2005</text:p>
            <text:p>average</text:p>
          </table:table-cell>
          <table:table-cell office:value-type="string" table:style-name="ce39">
            <text:p>2006</text:p>
            <text:p>average</text:p>
          </table:table-cell>
          <table:table-cell office:value-type="string" table:style-name="ce39">
            <text:p>2007</text:p>
            <text:p>average</text:p>
          </table:table-cell>
          <table:table-cell office:value-type="string" table:style-name="ce39">
            <text:p>2008</text:p>
            <text:p>average</text:p>
          </table:table-cell>
          <table:table-cell office:value-type="string" table:style-name="ce39">
            <text:p>2009</text:p>
            <text:p>average</text:p>
          </table:table-cell>
          <table:table-cell office:value-type="string" table:style-name="ce39">
            <text:p>2010</text:p>
            <text:p>average</text:p>
          </table:table-cell>
          <table:table-cell office:value-type="string" table:style-name="ce39">
            <text:p>2011</text:p>
            <text:p>average</text:p>
          </table:table-cell>
          <table:table-cell office:value-type="string" table:style-name="ce39">
            <text:p>2012</text:p>
            <text:p>average</text:p>
          </table:table-cell>
          <table:table-cell office:value-type="string" table:style-name="ce39">
            <text:p>2013<text:s/></text:p>
            <text:p>average</text:p>
          </table:table-cell>
          <table:table-cell office:value-type="string" table:style-name="ce39">
            <text:p>2014<text:s/></text:p>
            <text:p>average</text:p>
          </table:table-cell>
          <table:table-cell office:value-type="string" table:style-name="ce39">
            <text:p>2015<text:s/></text:p>
            <text:p>average</text:p>
          </table:table-cell>
          <table:table-cell office:value-type="string" table:style-name="ce39">
            <text:p>2016<text:s/></text:p>
            <text:p>average</text:p>
          </table:table-cell>
          <table:table-cell office:value-type="string" table:style-name="ce39">
            <text:p>2017<text:s/></text:p>
            <text:p>average</text:p>
          </table:table-cell>
          <table:table-cell office:value-type="string" table:style-name="ce39">
            <text:p>2018<text:s/></text:p>
            <text:p>average</text:p>
          </table:table-cell>
          <table:table-cell office:value-type="string" table:style-name="ce39">
            <text:p>2019<text:s/></text:p>
            <text:p>average</text:p>
          </table:table-cell>
          <table:table-cell office:value-type="string" table:style-name="ce39">
            <text:p>2020<text:s/></text:p>
            <text:p>average</text:p>
          </table:table-cell>
          <table:table-cell office:value-type="string" table:style-name="ce39">
            <text:p>2021<text:s/></text:p>
            <text:p>average</text:p>
          </table:table-cell>
          <table:table-cell office:value-type="string" table:style-name="ce39">
            <text:p>2022</text:p>
            <text:p>average</text:p>
          </table:table-cell>
          <table:table-cell table:number-columns-repeated="5" table:style-name="ce40"/>
          <table:table-cell table:number-columns-repeated="16345" table:style-name="ce1"/>
        </table:table-row>
        <table:table-row table:style-name="ro4">
          <table:table-cell office:value-type="string" table:style-name="ce41">
            <text:p>January</text:p>
          </table:table-cell>
          <table:table-cell office:value-type="float" office:value="4.9145134578404548" table:style-name="ce42">
            <text:p>4.9</text:p>
          </table:table-cell>
          <table:table-cell office:value-type="float" office:value="3.7" table:style-name="ce43">
            <text:p>3.7</text:p>
          </table:table-cell>
          <table:table-cell office:value-type="float" office:value="4" table:style-name="ce43">
            <text:p>4.0</text:p>
          </table:table-cell>
          <table:table-cell office:value-type="float" office:value="6" table:style-name="ce43">
            <text:p>6.0</text:p>
          </table:table-cell>
          <table:table-cell office:value-type="float" office:value="5.2" table:style-name="ce43">
            <text:p>5.2</text:p>
          </table:table-cell>
          <table:table-cell office:value-type="float" office:value="4.9000000000000004" table:style-name="ce43">
            <text:p>4.9</text:p>
          </table:table-cell>
          <table:table-cell office:value-type="float" office:value="4.8" table:style-name="ce43">
            <text:p>4.8</text:p>
          </table:table-cell>
          <table:table-cell office:value-type="float" office:value="2.9" table:style-name="ce43">
            <text:p>2.9</text:p>
          </table:table-cell>
          <table:table-cell office:value-type="float" office:value="5.4680743243243253" table:style-name="ce43">
            <text:p>5.5</text:p>
          </table:table-cell>
          <table:table-cell office:value-type="float" office:value="5.8053017944535084" table:style-name="ce43">
            <text:p>5.8</text:p>
          </table:table-cell>
          <table:table-cell office:value-type="float" office:value="5.5" table:style-name="ce43">
            <text:p>5.5</text:p>
          </table:table-cell>
          <table:table-cell office:value-type="float" office:value="3.9" table:style-name="ce43">
            <text:p>3.9</text:p>
          </table:table-cell>
          <table:table-cell office:value-type="float" office:value="6.0935626073528537" table:style-name="ce43">
            <text:p>6.1</text:p>
          </table:table-cell>
          <table:table-cell office:value-type="float" office:value="4.8622377606408369" table:style-name="ce43">
            <text:p>4.9</text:p>
          </table:table-cell>
          <table:table-cell office:value-type="float" office:value="5.4868043119111238" table:style-name="ce43">
            <text:p>5.5</text:p>
          </table:table-cell>
          <table:table-cell office:value-type="float" office:value="6.360477666268685" table:style-name="ce43">
            <text:p>6.4</text:p>
          </table:table-cell>
          <table:table-cell office:value-type="float" office:value="4.5208400711200536" table:style-name="ce43">
            <text:p>4.5</text:p>
          </table:table-cell>
          <table:table-cell office:value-type="float" office:value="6.9166382252559693" table:style-name="ce43">
            <text:p>6.9</text:p>
          </table:table-cell>
          <table:table-cell office:value-type="float" office:value="6.3732718894009075" table:style-name="ce43">
            <text:p>6.4</text:p>
          </table:table-cell>
          <table:table-cell office:value-type="float" office:value="3.2990015360983169" table:style-name="ce43">
            <text:p>3.3</text:p>
          </table:table-cell>
          <table:table-cell office:value-type="float" office:value="1.4950076804915511" table:style-name="ce43">
            <text:p>1.5</text:p>
          </table:table-cell>
          <table:table-cell office:value-type="float" office:value="3.8559907834101361" table:style-name="ce43">
            <text:p>3.9</text:p>
          </table:table-cell>
          <table:table-cell office:value-type="float" office:value="5.4687403993855597" table:style-name="ce43">
            <text:p>5.5</text:p>
          </table:table-cell>
          <table:table-cell office:value-type="float" office:value="3.925576036866361" table:style-name="ce43">
            <text:p>3.9</text:p>
          </table:table-cell>
          <table:table-cell office:value-type="float" office:value="5.6493855606758885" table:style-name="ce43">
            <text:p>5.6</text:p>
          </table:table-cell>
          <table:table-cell office:value-type="float" office:value="4.7771889400921639" table:style-name="ce43">
            <text:p>4.8</text:p>
          </table:table-cell>
          <table:table-cell office:value-type="float" office:value="5.681528417818746" table:style-name="ce43">
            <text:p>5.7</text:p>
          </table:table-cell>
          <table:table-cell office:value-type="float" office:value="4.3282642089093697" table:style-name="ce43">
            <text:p>4.3</text:p>
          </table:table-cell>
          <table:table-cell office:value-type="float" office:value="5.2506912442396292" table:style-name="ce43">
            <text:p>5.3</text:p>
          </table:table-cell>
          <table:table-cell office:value-type="float" office:value="4.2364055299539167" table:style-name="ce43">
            <text:p>4.2</text:p>
          </table:table-cell>
          <table:table-cell office:value-type="float" office:value="6.6804147465437786" table:style-name="ce43">
            <text:p>6.7</text:p>
          </table:table-cell>
          <table:table-cell office:value-type="float" office:value="3.291551459293395" table:style-name="ce43">
            <text:p>3.3</text:p>
          </table:table-cell>
          <table:table-cell office:value-type="float" office:value="5.2046082949308854" table:style-name="ce43">
            <text:p>5.2</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February</text:p>
          </table:table-cell>
          <table:table-cell office:value-type="float" office:value="5.1751141552061348" table:style-name="ce47">
            <text:p>5.2</text:p>
          </table:table-cell>
          <table:table-cell office:value-type="float" office:value="2.4" table:style-name="ce43">
            <text:p>2.4</text:p>
          </table:table-cell>
          <table:table-cell office:value-type="float" office:value="5.9" table:style-name="ce43">
            <text:p>5.9</text:p>
          </table:table-cell>
          <table:table-cell office:value-type="float" office:value="5.4" table:style-name="ce43">
            <text:p>5.4</text:p>
          </table:table-cell>
          <table:table-cell office:value-type="float" office:value="3.5" table:style-name="ce43">
            <text:p>3.5</text:p>
          </table:table-cell>
          <table:table-cell office:value-type="float" office:value="6.7" table:style-name="ce43">
            <text:p>6.7</text:p>
          </table:table-cell>
          <table:table-cell office:value-type="float" office:value="3.1" table:style-name="ce43">
            <text:p>3.1</text:p>
          </table:table-cell>
          <table:table-cell office:value-type="float" office:value="6.8833960000000003" table:style-name="ce43">
            <text:p>6.9</text:p>
          </table:table-cell>
          <table:table-cell office:value-type="float" office:value="7.7498158379373843" table:style-name="ce43">
            <text:p>7.7</text:p>
          </table:table-cell>
          <table:table-cell office:value-type="float" office:value="5.5577779999999999" table:style-name="ce43">
            <text:p>5.6</text:p>
          </table:table-cell>
          <table:table-cell office:value-type="float" office:value="6.4474003440818421" table:style-name="ce43">
            <text:p>6.4</text:p>
          </table:table-cell>
          <table:table-cell office:value-type="float" office:value="4.8" table:style-name="ce43">
            <text:p>4.8</text:p>
          </table:table-cell>
          <table:table-cell office:value-type="float" office:value="7.2432170564871887" table:style-name="ce43">
            <text:p>7.2</text:p>
          </table:table-cell>
          <table:table-cell office:value-type="float" office:value="4.4552380890718526" table:style-name="ce43">
            <text:p>4.5</text:p>
          </table:table-cell>
          <table:table-cell office:value-type="float" office:value="5.5967455672456516" table:style-name="ce43">
            <text:p>5.6</text:p>
          </table:table-cell>
          <table:table-cell office:value-type="float" office:value="4.518914192008106" table:style-name="ce43">
            <text:p>4.5</text:p>
          </table:table-cell>
          <table:table-cell office:value-type="float" office:value="4.1678571442235262" table:style-name="ce43">
            <text:p>4.2</text:p>
          </table:table-cell>
          <table:table-cell office:value-type="float" office:value="6.0491541347445272" table:style-name="ce43">
            <text:p>6.0</text:p>
          </table:table-cell>
          <table:table-cell office:value-type="float" office:value="5.3641215105557851" table:style-name="ce43">
            <text:p>5.4</text:p>
          </table:table-cell>
          <table:table-cell office:value-type="float" office:value="4.3562074829932005" table:style-name="ce43">
            <text:p>4.4</text:p>
          </table:table-cell>
          <table:table-cell office:value-type="float" office:value="2.7501700680272121" table:style-name="ce43">
            <text:p>2.8</text:p>
          </table:table-cell>
          <table:table-cell office:value-type="float" office:value="6.3465986394557863" table:style-name="ce43">
            <text:p>6.3</text:p>
          </table:table-cell>
          <table:table-cell office:value-type="float" office:value="4.3885878489326737" table:style-name="ce43">
            <text:p>4.4</text:p>
          </table:table-cell>
          <table:table-cell office:value-type="float" office:value="3.3813775510204045" table:style-name="ce43">
            <text:p>3.4</text:p>
          </table:table-cell>
          <table:table-cell office:value-type="float" office:value="6.2704931972789169" table:style-name="ce43">
            <text:p>6.3</text:p>
          </table:table-cell>
          <table:table-cell office:value-type="float" office:value="4.2897959183673429" table:style-name="ce43">
            <text:p>4.3</text:p>
          </table:table-cell>
          <table:table-cell office:value-type="float" office:value="5.0745484400656782" table:style-name="ce43">
            <text:p>5.1</text:p>
          </table:table-cell>
          <table:table-cell office:value-type="float" office:value="6.2210884353741509" table:style-name="ce43">
            <text:p>6.2</text:p>
          </table:table-cell>
          <table:table-cell office:value-type="float" office:value="3.0865646258503459" table:style-name="ce43">
            <text:p>3.1</text:p>
          </table:table-cell>
          <table:table-cell office:value-type="float" office:value="6.8850340136054422" table:style-name="ce43">
            <text:p>6.9</text:p>
          </table:table-cell>
          <table:table-cell office:value-type="float" office:value="6.3850574712643686" table:style-name="ce43">
            <text:p>6.4</text:p>
          </table:table-cell>
          <table:table-cell office:value-type="float" office:value="5.1307823129251711" table:style-name="ce43">
            <text:p>5.1</text:p>
          </table:table-cell>
          <table:table-cell office:value-type="float" office:value="6.8352891156462521" table:style-name="ce43">
            <text:p>6.8</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March</text:p>
          </table:table-cell>
          <table:table-cell office:value-type="float" office:value="6.7734962728503758" table:style-name="ce47">
            <text:p>6.8</text:p>
          </table:table-cell>
          <table:table-cell office:value-type="float" office:value="7.8" table:style-name="ce43">
            <text:p>7.8</text:p>
          </table:table-cell>
          <table:table-cell office:value-type="float" office:value="7.4" table:style-name="ce43">
            <text:p>7.4</text:p>
          </table:table-cell>
          <table:table-cell office:value-type="float" office:value="6.6" table:style-name="ce43">
            <text:p>6.6</text:p>
          </table:table-cell>
          <table:table-cell office:value-type="float" office:value="7.6" table:style-name="ce43">
            <text:p>7.6</text:p>
          </table:table-cell>
          <table:table-cell office:value-type="float" office:value="5.6" table:style-name="ce43">
            <text:p>5.6</text:p>
          </table:table-cell>
          <table:table-cell office:value-type="float" office:value="4.5999999999999996" table:style-name="ce43">
            <text:p>4.6</text:p>
          </table:table-cell>
          <table:table-cell office:value-type="float" office:value="8.3699999999999992" table:style-name="ce43">
            <text:p>8.4</text:p>
          </table:table-cell>
          <table:table-cell office:value-type="float" office:value="8.0339732888146909" table:style-name="ce43">
            <text:p>8.0</text:p>
          </table:table-cell>
          <table:table-cell office:value-type="float" office:value="7.4179383116883102" table:style-name="ce43">
            <text:p>7.4</text:p>
          </table:table-cell>
          <table:table-cell office:value-type="float" office:value="7.5415849673202748" table:style-name="ce43">
            <text:p>7.5</text:p>
          </table:table-cell>
          <table:table-cell office:value-type="float" office:value="5.4520661211765011" table:style-name="ce43">
            <text:p>5.5</text:p>
          </table:table-cell>
          <table:table-cell office:value-type="float" office:value="7.627061855656021" table:style-name="ce43">
            <text:p>7.6</text:p>
          </table:table-cell>
          <table:table-cell office:value-type="float" office:value="7.8190641153209954" table:style-name="ce43">
            <text:p>7.8</text:p>
          </table:table-cell>
          <table:table-cell office:value-type="float" office:value="6.6432904522030602" table:style-name="ce43">
            <text:p>6.6</text:p>
          </table:table-cell>
          <table:table-cell office:value-type="float" office:value="7.2435185315305892" table:style-name="ce43">
            <text:p>7.2</text:p>
          </table:table-cell>
          <table:table-cell office:value-type="float" office:value="4.9589614858928837" table:style-name="ce43">
            <text:p>5.0</text:p>
          </table:table-cell>
          <table:table-cell office:value-type="float" office:value="7.119779286926998" table:style-name="ce43">
            <text:p>7.1</text:p>
          </table:table-cell>
          <table:table-cell office:value-type="float" office:value="6.0956221198156735" table:style-name="ce43">
            <text:p>6.1</text:p>
          </table:table-cell>
          <table:table-cell office:value-type="float" office:value="6.9284946236559151" table:style-name="ce43">
            <text:p>6.9</text:p>
          </table:table-cell>
          <table:table-cell office:value-type="float" office:value="6.0979262672811148" table:style-name="ce43">
            <text:p>6.1</text:p>
          </table:table-cell>
          <table:table-cell office:value-type="float" office:value="6.7610599078341025" table:style-name="ce43">
            <text:p>6.8</text:p>
          </table:table-cell>
          <table:table-cell office:value-type="float" office:value="8.453917050086952" table:style-name="ce43">
            <text:p>8.5</text:p>
          </table:table-cell>
          <table:table-cell office:value-type="float" office:value="2.9526881720430067" table:style-name="ce43">
            <text:p>3.0</text:p>
          </table:table-cell>
          <table:table-cell office:value-type="float" office:value="7.5602150537634518" table:style-name="ce43">
            <text:p>7.6</text:p>
          </table:table-cell>
          <table:table-cell office:value-type="float" office:value="6.3312596006144481" table:style-name="ce43">
            <text:p>6.3</text:p>
          </table:table-cell>
          <table:table-cell office:value-type="float" office:value="6.1062980030721956" table:style-name="ce43">
            <text:p>6.1</text:p>
          </table:table-cell>
          <table:table-cell office:value-type="float" office:value="8.4882488479262701" table:style-name="ce43">
            <text:p>8.5</text:p>
          </table:table-cell>
          <table:table-cell office:value-type="float" office:value="4.8905529953917046" table:style-name="ce43">
            <text:p>4.9</text:p>
          </table:table-cell>
          <table:table-cell office:value-type="float" office:value="7.9186635944700461" table:style-name="ce43">
            <text:p>7.9</text:p>
          </table:table-cell>
          <table:table-cell office:value-type="float" office:value="6.7927035330261116" table:style-name="ce43">
            <text:p>6.8</text:p>
          </table:table-cell>
          <table:table-cell office:value-type="float" office:value="7.344777265745007" table:style-name="ce43">
            <text:p>7.3</text:p>
          </table:table-cell>
          <table:table-cell office:value-type="float" office:value="7.717511520737327" table:style-name="ce43">
            <text:p>7.7</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April</text:p>
          </table:table-cell>
          <table:table-cell office:value-type="float" office:value="8.9525622930324751" table:style-name="ce47">
            <text:p>9.0</text:p>
          </table:table-cell>
          <table:table-cell office:value-type="float" office:value="8" table:style-name="ce43">
            <text:p>8.0</text:p>
          </table:table-cell>
          <table:table-cell office:value-type="float" office:value="8.6" table:style-name="ce43">
            <text:p>8.6</text:p>
          </table:table-cell>
          <table:table-cell office:value-type="float" office:value="9.3000000000000007" table:style-name="ce43">
            <text:p>9.3</text:p>
          </table:table-cell>
          <table:table-cell office:value-type="float" office:value="8.1" table:style-name="ce43">
            <text:p>8.1</text:p>
          </table:table-cell>
          <table:table-cell office:value-type="float" office:value="8.9" table:style-name="ce43">
            <text:p>8.9</text:p>
          </table:table-cell>
          <table:table-cell office:value-type="float" office:value="8.6999999999999993" table:style-name="ce43">
            <text:p>8.7</text:p>
          </table:table-cell>
          <table:table-cell office:value-type="float" office:value="9.102957" table:style-name="ce43">
            <text:p>9.1</text:p>
          </table:table-cell>
          <table:table-cell office:value-type="float" office:value="7.8395470383275336" table:style-name="ce43">
            <text:p>7.8</text:p>
          </table:table-cell>
          <table:table-cell office:value-type="float" office:value="9.4185245901639316" table:style-name="ce43">
            <text:p>9.4</text:p>
          </table:table-cell>
          <table:table-cell office:value-type="float" office:value="7.9014455782312973" table:style-name="ce43">
            <text:p>7.9</text:p>
          </table:table-cell>
          <table:table-cell office:value-type="float" office:value="7.8069055890143435" table:style-name="ce43">
            <text:p>7.8</text:p>
          </table:table-cell>
          <table:table-cell office:value-type="float" office:value="9.3586572387943523" table:style-name="ce43">
            <text:p>9.4</text:p>
          </table:table-cell>
          <table:table-cell office:value-type="float" office:value="9.8975351992601031" table:style-name="ce43">
            <text:p>9.9</text:p>
          </table:table-cell>
          <table:table-cell office:value-type="float" office:value="9.5505628646943777" table:style-name="ce43">
            <text:p>9.6</text:p>
          </table:table-cell>
          <table:table-cell office:value-type="float" office:value="8.8338164239377992" table:style-name="ce43">
            <text:p>8.8</text:p>
          </table:table-cell>
          <table:table-cell office:value-type="float" office:value="8.4927943692265995" table:style-name="ce43">
            <text:p>8.5</text:p>
          </table:table-cell>
          <table:table-cell office:value-type="float" office:value="11.167372134038811" table:style-name="ce43">
            <text:p>11.2</text:p>
          </table:table-cell>
          <table:table-cell office:value-type="float" office:value="7.9446825393040941" table:style-name="ce43">
            <text:p>7.9</text:p>
          </table:table-cell>
          <table:table-cell office:value-type="float" office:value="9.7061904761904838" table:style-name="ce43">
            <text:p>9.7</text:p>
          </table:table-cell>
          <table:table-cell office:value-type="float" office:value="8.8769841269841177" table:style-name="ce43">
            <text:p>8.9</text:p>
          </table:table-cell>
          <table:table-cell office:value-type="float" office:value="11.665952380952367" table:style-name="ce43">
            <text:p>11.7</text:p>
          </table:table-cell>
          <table:table-cell office:value-type="float" office:value="7.3394444444444318" table:style-name="ce43">
            <text:p>7.3</text:p>
          </table:table-cell>
          <table:table-cell office:value-type="float" office:value="7.4101587301587299" table:style-name="ce43">
            <text:p>7.4</text:p>
          </table:table-cell>
          <table:table-cell office:value-type="float" office:value="10.11103174603176" table:style-name="ce43">
            <text:p>10.1</text:p>
          </table:table-cell>
          <table:table-cell office:value-type="float" office:value="9.0862698412698446" table:style-name="ce43">
            <text:p>9.1</text:p>
          </table:table-cell>
          <table:table-cell office:value-type="float" office:value="7.5040476190476175" table:style-name="ce43">
            <text:p>7.5</text:p>
          </table:table-cell>
          <table:table-cell office:value-type="float" office:value="9.0172619047619058" table:style-name="ce43">
            <text:p>9.0</text:p>
          </table:table-cell>
          <table:table-cell office:value-type="float" office:value="9.5443650793650825" table:style-name="ce43">
            <text:p>9.5</text:p>
          </table:table-cell>
          <table:table-cell office:value-type="float" office:value="9.0707142857142973" table:style-name="ce43">
            <text:p>9.1</text:p>
          </table:table-cell>
          <table:table-cell office:value-type="float" office:value="10.323255555555557" table:style-name="ce43">
            <text:p>10.3</text:p>
          </table:table-cell>
          <table:table-cell office:value-type="float" office:value="6.5510317460317413" table:style-name="ce43">
            <text:p>6.6</text:p>
          </table:table-cell>
          <table:table-cell office:value-type="float" office:value="9.1344444444444299" table:style-name="ce43">
            <text:p>9.1</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May</text:p>
          </table:table-cell>
          <table:table-cell office:value-type="float" office:value="11.817736196069932" table:style-name="ce47">
            <text:p>11.8</text:p>
          </table:table-cell>
          <table:table-cell office:value-type="float" office:value="11" table:style-name="ce43">
            <text:p>11.0</text:p>
          </table:table-cell>
          <table:table-cell office:value-type="float" office:value="13.1" table:style-name="ce43">
            <text:p>13.1</text:p>
          </table:table-cell>
          <table:table-cell office:value-type="float" office:value="11.2" table:style-name="ce43">
            <text:p>11.2</text:p>
          </table:table-cell>
          <table:table-cell office:value-type="float" office:value="10.4" table:style-name="ce43">
            <text:p>10.4</text:p>
          </table:table-cell>
          <table:table-cell office:value-type="float" office:value="11.6" table:style-name="ce43">
            <text:p>11.6</text:p>
          </table:table-cell>
          <table:table-cell office:value-type="float" office:value="9.3000000000000007" table:style-name="ce43">
            <text:p>9.3</text:p>
          </table:table-cell>
          <table:table-cell office:value-type="float" office:value="11.534948979591855" table:style-name="ce43">
            <text:p>11.5</text:p>
          </table:table-cell>
          <table:table-cell office:value-type="float" office:value="12.895641025641012" table:style-name="ce43">
            <text:p>12.9</text:p>
          </table:table-cell>
          <table:table-cell office:value-type="float" office:value="12.792039800995035" table:style-name="ce43">
            <text:p>12.8</text:p>
          </table:table-cell>
          <table:table-cell office:value-type="float" office:value="12.056405990016644" table:style-name="ce43">
            <text:p>12.1</text:p>
          </table:table-cell>
          <table:table-cell office:value-type="float" office:value="12.438506704130079" table:style-name="ce43">
            <text:p>12.4</text:p>
          </table:table-cell>
          <table:table-cell office:value-type="float" office:value="11.9220512976758" table:style-name="ce43">
            <text:p>11.9</text:p>
          </table:table-cell>
          <table:table-cell office:value-type="float" office:value="12.085008518735432" table:style-name="ce43">
            <text:p>12.1</text:p>
          </table:table-cell>
          <table:table-cell office:value-type="float" office:value="12.102722346349978" table:style-name="ce43">
            <text:p>12.1</text:p>
          </table:table-cell>
          <table:table-cell office:value-type="float" office:value="11.213354055451587" table:style-name="ce43">
            <text:p>11.2</text:p>
          </table:table-cell>
          <table:table-cell office:value-type="float" office:value="11.832312933973917" table:style-name="ce43">
            <text:p>11.8</text:p>
          </table:table-cell>
          <table:table-cell office:value-type="float" office:value="11.873684210526305" table:style-name="ce43">
            <text:p>11.9</text:p>
          </table:table-cell>
          <table:table-cell office:value-type="float" office:value="13.036482334869415" table:style-name="ce43">
            <text:p>13.0</text:p>
          </table:table-cell>
          <table:table-cell office:value-type="float" office:value="11.942780337941629" table:style-name="ce43">
            <text:p>11.9</text:p>
          </table:table-cell>
          <table:table-cell office:value-type="float" office:value="10.791321044546862" table:style-name="ce43">
            <text:p>10.8</text:p>
          </table:table-cell>
          <table:table-cell office:value-type="float" office:value="12.25522273425498" table:style-name="ce43">
            <text:p>12.3</text:p>
          </table:table-cell>
          <table:table-cell office:value-type="float" office:value="11.592165898617509" table:style-name="ce43">
            <text:p>11.6</text:p>
          </table:table-cell>
          <table:table-cell office:value-type="float" office:value="10.551766513056833" table:style-name="ce43">
            <text:p>10.6</text:p>
          </table:table-cell>
          <table:table-cell office:value-type="float" office:value="12.258832565284154" table:style-name="ce43">
            <text:p>12.3</text:p>
          </table:table-cell>
          <table:table-cell office:value-type="float" office:value="10.863594470046065" table:style-name="ce43">
            <text:p>10.9</text:p>
          </table:table-cell>
          <table:table-cell office:value-type="float" office:value="12.165076923076928" table:style-name="ce43">
            <text:p>12.2</text:p>
          </table:table-cell>
          <table:table-cell office:value-type="float" office:value="13.006944444444459" table:style-name="ce43">
            <text:p>13.0</text:p>
          </table:table-cell>
          <table:table-cell office:value-type="float" office:value="12.939247311827957" table:style-name="ce43">
            <text:p>12.9</text:p>
          </table:table-cell>
          <table:table-cell office:value-type="float" office:value="11.211981566820278" table:style-name="ce43">
            <text:p>11.2</text:p>
          </table:table-cell>
          <table:table-cell office:value-type="float" office:value="12.563517665130567" table:style-name="ce43">
            <text:p>12.6</text:p>
          </table:table-cell>
          <table:table-cell office:value-type="float" office:value="10.120276497695849" table:style-name="ce43">
            <text:p>10.1</text:p>
          </table:table-cell>
          <table:table-cell office:value-type="float" office:value="13.004454685099841" table:style-name="ce43">
            <text:p>13.0</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June</text:p>
          </table:table-cell>
          <table:table-cell office:value-type="float" office:value="14.595329037155086" table:style-name="ce47">
            <text:p>14.6</text:p>
          </table:table-cell>
          <table:table-cell office:value-type="float" office:value="12.2" table:style-name="ce43">
            <text:p>12.2</text:p>
          </table:table-cell>
          <table:table-cell office:value-type="float" office:value="15.5" table:style-name="ce43">
            <text:p>15.5</text:p>
          </table:table-cell>
          <table:table-cell office:value-type="float" office:value="14.4" table:style-name="ce43">
            <text:p>14.4</text:p>
          </table:table-cell>
          <table:table-cell office:value-type="float" office:value="14.3" table:style-name="ce43">
            <text:p>14.3</text:p>
          </table:table-cell>
          <table:table-cell office:value-type="float" office:value="14" table:style-name="ce43">
            <text:p>14.0</text:p>
          </table:table-cell>
          <table:table-cell office:value-type="float" office:value="14.4" table:style-name="ce43">
            <text:p>14.4</text:p>
          </table:table-cell>
          <table:table-cell office:value-type="float" office:value="13.960645724258308" table:style-name="ce43">
            <text:p>14.0</text:p>
          </table:table-cell>
          <table:table-cell office:value-type="float" office:value="14.134380610412952" table:style-name="ce43">
            <text:p>14.1</text:p>
          </table:table-cell>
          <table:table-cell office:value-type="float" office:value="13.711610169491522" table:style-name="ce43">
            <text:p>13.7</text:p>
          </table:table-cell>
          <table:table-cell office:value-type="float" office:value="14.664597315436243" table:style-name="ce43">
            <text:p>14.7</text:p>
          </table:table-cell>
          <table:table-cell office:value-type="float" office:value="13.984007021507185" table:style-name="ce43">
            <text:p>14.0</text:p>
          </table:table-cell>
          <table:table-cell office:value-type="float" office:value="14.315691493927163" table:style-name="ce43">
            <text:p>14.3</text:p>
          </table:table-cell>
          <table:table-cell office:value-type="float" office:value="15.930809865954895" table:style-name="ce43">
            <text:p>15.9</text:p>
          </table:table-cell>
          <table:table-cell office:value-type="float" office:value="15.308178055656622" table:style-name="ce43">
            <text:p>15.3</text:p>
          </table:table-cell>
          <table:table-cell office:value-type="float" office:value="15.35154472424732" table:style-name="ce43">
            <text:p>15.4</text:p>
          </table:table-cell>
          <table:table-cell office:value-type="float" office:value="15.750964898812143" table:style-name="ce43">
            <text:p>15.8</text:p>
          </table:table-cell>
          <table:table-cell office:value-type="float" office:value="14.936684303350948" table:style-name="ce43">
            <text:p>14.9</text:p>
          </table:table-cell>
          <table:table-cell office:value-type="float" office:value="14.02829888712243" table:style-name="ce43">
            <text:p>14.0</text:p>
          </table:table-cell>
          <table:table-cell office:value-type="float" office:value="14.765712012728722" table:style-name="ce43">
            <text:p>14.8</text:p>
          </table:table-cell>
          <table:table-cell office:value-type="float" office:value="15.277936507936493" table:style-name="ce43">
            <text:p>15.3</text:p>
          </table:table-cell>
          <table:table-cell office:value-type="float" office:value="14.019206349206344" table:style-name="ce43">
            <text:p>14.0</text:p>
          </table:table-cell>
          <table:table-cell office:value-type="float" office:value="13.587777777777774" table:style-name="ce43">
            <text:p>13.6</text:p>
          </table:table-cell>
          <table:table-cell office:value-type="float" office:value="13.947222222222216" table:style-name="ce43">
            <text:p>13.9</text:p>
          </table:table-cell>
          <table:table-cell office:value-type="float" office:value="15.220396825396808" table:style-name="ce43">
            <text:p>15.2</text:p>
          </table:table-cell>
          <table:table-cell office:value-type="float" office:value="14.006666666666668" table:style-name="ce43">
            <text:p>14.0</text:p>
          </table:table-cell>
          <table:table-cell office:value-type="float" office:value="14.861269841269838" table:style-name="ce43">
            <text:p>14.9</text:p>
          </table:table-cell>
          <table:table-cell office:value-type="float" office:value="15.909126984126983" table:style-name="ce43">
            <text:p>15.9</text:p>
          </table:table-cell>
          <table:table-cell office:value-type="float" office:value="15.94531746031746" table:style-name="ce43">
            <text:p>15.9</text:p>
          </table:table-cell>
          <table:table-cell office:value-type="float" office:value="14.349365079365079" table:style-name="ce43">
            <text:p>14.3</text:p>
          </table:table-cell>
          <table:table-cell office:value-type="float" office:value="15.092460317460315" table:style-name="ce43">
            <text:p>15.1</text:p>
          </table:table-cell>
          <table:table-cell office:value-type="float" office:value="15.427857142857166" table:style-name="ce43">
            <text:p>15.4</text:p>
          </table:table-cell>
          <table:table-cell office:value-type="float" office:value="15.129047619047615" table:style-name="ce43">
            <text:p>15.1</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July</text:p>
          </table:table-cell>
          <table:table-cell office:value-type="float" office:value="16.650464918976233" table:style-name="ce47">
            <text:p>16.7</text:p>
          </table:table-cell>
          <table:table-cell office:value-type="float" office:value="17.100000000000001" table:style-name="ce43">
            <text:p>17.1</text:p>
          </table:table-cell>
          <table:table-cell office:value-type="float" office:value="16.100000000000001" table:style-name="ce43">
            <text:p>16.1</text:p>
          </table:table-cell>
          <table:table-cell office:value-type="float" office:value="15.1" table:style-name="ce43">
            <text:p>15.1</text:p>
          </table:table-cell>
          <table:table-cell office:value-type="float" office:value="17.600000000000001" table:style-name="ce43">
            <text:p>17.6</text:p>
          </table:table-cell>
          <table:table-cell office:value-type="float" office:value="18.399999999999999" table:style-name="ce43">
            <text:p>18.4</text:p>
          </table:table-cell>
          <table:table-cell office:value-type="float" office:value="16.399999999999999" table:style-name="ce43">
            <text:p>16.4</text:p>
          </table:table-cell>
          <table:table-cell office:value-type="float" office:value="16.934470000000001" table:style-name="ce43">
            <text:p>16.9</text:p>
          </table:table-cell>
          <table:table-cell office:value-type="float" office:value="15.477916666666681" table:style-name="ce43">
            <text:p>15.5</text:p>
          </table:table-cell>
          <table:table-cell office:value-type="float" office:value="17.482343749999998" table:style-name="ce43">
            <text:p>17.5</text:p>
          </table:table-cell>
          <table:table-cell office:value-type="float" office:value="15.2" table:style-name="ce43">
            <text:p>15.2</text:p>
          </table:table-cell>
          <table:table-cell office:value-type="float" office:value="16.7042857306235" table:style-name="ce43">
            <text:p>16.7</text:p>
          </table:table-cell>
          <table:table-cell office:value-type="float" office:value="15.892109769081783" table:style-name="ce43">
            <text:p>15.9</text:p>
          </table:table-cell>
          <table:table-cell office:value-type="float" office:value="17.487113406486099" table:style-name="ce43">
            <text:p>17.5</text:p>
          </table:table-cell>
          <table:table-cell office:value-type="float" office:value="15.699731189632072" table:style-name="ce43">
            <text:p>15.7</text:p>
          </table:table-cell>
          <table:table-cell office:value-type="float" office:value="16.608753940434863" table:style-name="ce43">
            <text:p>16.6</text:p>
          </table:table-cell>
          <table:table-cell office:value-type="float" office:value="19.260521739130457" table:style-name="ce43">
            <text:p>19.3</text:p>
          </table:table-cell>
          <table:table-cell office:value-type="float" office:value="15.249076923076903" table:style-name="ce43">
            <text:p>15.2</text:p>
          </table:table-cell>
          <table:table-cell office:value-type="float" office:value="16.258532818532796" table:style-name="ce43">
            <text:p>16.3</text:p>
          </table:table-cell>
          <table:table-cell office:value-type="float" office:value="16.170890937019937" table:style-name="ce43">
            <text:p>16.2</text:p>
          </table:table-cell>
          <table:table-cell office:value-type="float" office:value="17.015360983102941" table:style-name="ce43">
            <text:p>17.0</text:p>
          </table:table-cell>
          <table:table-cell office:value-type="float" office:value="15.312596006144402" table:style-name="ce43">
            <text:p>15.3</text:p>
          </table:table-cell>
          <table:table-cell office:value-type="float" office:value="15.389170506912443" table:style-name="ce43">
            <text:p>15.4</text:p>
          </table:table-cell>
          <table:table-cell office:value-type="float" office:value="18.235253456221201" table:style-name="ce43">
            <text:p>18.2</text:p>
          </table:table-cell>
          <table:table-cell office:value-type="float" office:value="17.595545314900153" table:style-name="ce43">
            <text:p>17.6</text:p>
          </table:table-cell>
          <table:table-cell office:value-type="float" office:value="15.721198156682016" table:style-name="ce43">
            <text:p>15.7</text:p>
          </table:table-cell>
          <table:table-cell office:value-type="float" office:value="16.704147465437789" table:style-name="ce43">
            <text:p>16.7</text:p>
          </table:table-cell>
          <table:table-cell office:value-type="float" office:value="16.464976958525344" table:style-name="ce43">
            <text:p>16.5</text:p>
          </table:table-cell>
          <table:table-cell office:value-type="float" office:value="18.701382488479258" table:style-name="ce43">
            <text:p>18.7</text:p>
          </table:table-cell>
          <table:table-cell office:value-type="float" office:value="17.60030721966206" table:style-name="ce43">
            <text:p>17.6</text:p>
          </table:table-cell>
          <table:table-cell office:value-type="float" office:value="15.675422427035326" table:style-name="ce43">
            <text:p>15.7</text:p>
          </table:table-cell>
          <table:table-cell office:value-type="float" office:value="17.645391705069102" table:style-name="ce43">
            <text:p>17.6</text:p>
          </table:table-cell>
          <table:table-cell office:value-type="float" office:value="18.183256528417814" table:style-name="ce43">
            <text:p>18.2</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August</text:p>
          </table:table-cell>
          <table:table-cell office:value-type="float" office:value="16.482310201976755" table:style-name="ce47">
            <text:p>16.5</text:p>
          </table:table-cell>
          <table:table-cell office:value-type="float" office:value="17" table:style-name="ce43">
            <text:p>17.0</text:p>
          </table:table-cell>
          <table:table-cell office:value-type="float" office:value="15.3" table:style-name="ce43">
            <text:p>15.3</text:p>
          </table:table-cell>
          <table:table-cell office:value-type="float" office:value="14.4" table:style-name="ce43">
            <text:p>14.4</text:p>
          </table:table-cell>
          <table:table-cell office:value-type="float" office:value="15.9" table:style-name="ce43">
            <text:p>15.9</text:p>
          </table:table-cell>
          <table:table-cell office:value-type="float" office:value="18.899999999999999" table:style-name="ce43">
            <text:p>18.9</text:p>
          </table:table-cell>
          <table:table-cell office:value-type="float" office:value="16.661709999999999" table:style-name="ce43">
            <text:p>16.7</text:p>
          </table:table-cell>
          <table:table-cell office:value-type="float" office:value="18.601929999999999" table:style-name="ce43">
            <text:p>18.6</text:p>
          </table:table-cell>
          <table:table-cell office:value-type="float" office:value="15.9444162436548" table:style-name="ce43">
            <text:p>15.9</text:p>
          </table:table-cell>
          <table:table-cell office:value-type="float" office:value="16.299186991869931" table:style-name="ce43">
            <text:p>16.3</text:p>
          </table:table-cell>
          <table:table-cell office:value-type="float" office:value="16.739999999999998" table:style-name="ce43">
            <text:p>16.7</text:p>
          </table:table-cell>
          <table:table-cell office:value-type="float" office:value="16.736888115639452" table:style-name="ce43">
            <text:p>16.7</text:p>
          </table:table-cell>
          <table:table-cell office:value-type="float" office:value="16.969863006105161" table:style-name="ce43">
            <text:p>17.0</text:p>
          </table:table-cell>
          <table:table-cell office:value-type="float" office:value="18.012842478613329" table:style-name="ce43">
            <text:p>18.0</text:p>
          </table:table-cell>
          <table:table-cell office:value-type="float" office:value="17.38761223710846" table:style-name="ce43">
            <text:p>17.4</text:p>
          </table:table-cell>
          <table:table-cell office:value-type="float" office:value="16.087634399226552" table:style-name="ce43">
            <text:p>16.1</text:p>
          </table:table-cell>
          <table:table-cell office:value-type="float" office:value="16.177730375426627" table:style-name="ce43">
            <text:p>16.2</text:p>
          </table:table-cell>
          <table:table-cell office:value-type="float" office:value="15.544753086419725" table:style-name="ce43">
            <text:p>15.5</text:p>
          </table:table-cell>
          <table:table-cell office:value-type="float" office:value="16.218125960061442" table:style-name="ce43">
            <text:p>16.2</text:p>
          </table:table-cell>
          <table:table-cell office:value-type="float" office:value="16.556144393241148" table:style-name="ce43">
            <text:p>16.6</text:p>
          </table:table-cell>
          <table:table-cell office:value-type="float" office:value="15.349385560675874" table:style-name="ce43">
            <text:p>15.3</text:p>
          </table:table-cell>
          <table:table-cell office:value-type="float" office:value="15.434715821812595" table:style-name="ce43">
            <text:p>15.4</text:p>
          </table:table-cell>
          <table:table-cell office:value-type="float" office:value="16.631182795698958" table:style-name="ce43">
            <text:p>16.6</text:p>
          </table:table-cell>
          <table:table-cell office:value-type="float" office:value="16.916129032258038" table:style-name="ce43">
            <text:p>16.9</text:p>
          </table:table-cell>
          <table:table-cell office:value-type="float" office:value="15.227112135176627" table:style-name="ce43">
            <text:p>15.2</text:p>
          </table:table-cell>
          <table:table-cell office:value-type="float" office:value="15.923041474654402" table:style-name="ce43">
            <text:p>15.9</text:p>
          </table:table-cell>
          <table:table-cell office:value-type="float" office:value="16.861136712749619" table:style-name="ce43">
            <text:p>16.9</text:p>
          </table:table-cell>
          <table:table-cell office:value-type="float" office:value="15.639400921658986" table:style-name="ce43">
            <text:p>15.6</text:p>
          </table:table-cell>
          <table:table-cell office:value-type="float" office:value="16.740476190476187" table:style-name="ce43">
            <text:p>16.7</text:p>
          </table:table-cell>
          <table:table-cell office:value-type="float" office:value="17.074687500000007" table:style-name="ce43">
            <text:p>17.1</text:p>
          </table:table-cell>
          <table:table-cell office:value-type="float" office:value="17.216743471582181" table:style-name="ce43">
            <text:p>17.2</text:p>
          </table:table-cell>
          <table:table-cell office:value-type="float" office:value="16.101459293394786" table:style-name="ce43">
            <text:p>16.1</text:p>
          </table:table-cell>
          <table:table-cell office:value-type="float" office:value="18.315514592933944" table:style-name="ce43">
            <text:p>18.3</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September</text:p>
          </table:table-cell>
          <table:table-cell office:value-type="float" office:value="14.242569144173087" table:style-name="ce47">
            <text:p>14.2</text:p>
          </table:table-cell>
          <table:table-cell office:value-type="float" office:value="14.7" table:style-name="ce43">
            <text:p>14.7</text:p>
          </table:table-cell>
          <table:table-cell office:value-type="float" office:value="13.2" table:style-name="ce43">
            <text:p>13.2</text:p>
          </table:table-cell>
          <table:table-cell office:value-type="float" office:value="12.5" table:style-name="ce43">
            <text:p>12.5</text:p>
          </table:table-cell>
          <table:table-cell office:value-type="float" office:value="12.7" table:style-name="ce43">
            <text:p>12.7</text:p>
          </table:table-cell>
          <table:table-cell office:value-type="float" office:value="13.8" table:style-name="ce43">
            <text:p>13.8</text:p>
          </table:table-cell>
          <table:table-cell office:value-type="float" office:value="13.682029999999999" table:style-name="ce43">
            <text:p>13.7</text:p>
          </table:table-cell>
          <table:table-cell office:value-type="float" office:value="14.45698" table:style-name="ce43">
            <text:p>14.5</text:p>
          </table:table-cell>
          <table:table-cell office:value-type="float" office:value="14.796416083916064" table:style-name="ce43">
            <text:p>14.8</text:p>
          </table:table-cell>
          <table:table-cell office:value-type="float" office:value="15.73313559322035" table:style-name="ce43">
            <text:p>15.7</text:p>
          </table:table-cell>
          <table:table-cell office:value-type="float" office:value="15.9" table:style-name="ce43">
            <text:p>15.9</text:p>
          </table:table-cell>
          <table:table-cell office:value-type="float" office:value="14.051209999999999" table:style-name="ce43">
            <text:p>14.1</text:p>
          </table:table-cell>
          <table:table-cell office:value-type="float" office:value="14.491534396664386" table:style-name="ce43">
            <text:p>14.5</text:p>
          </table:table-cell>
          <table:table-cell office:value-type="float" office:value="14.342253516445219" table:style-name="ce43">
            <text:p>14.3</text:p>
          </table:table-cell>
          <table:table-cell office:value-type="float" office:value="14.771869147380936" table:style-name="ce43">
            <text:p>14.8</text:p>
          </table:table-cell>
          <table:table-cell office:value-type="float" office:value="15.028099838309531" table:style-name="ce43">
            <text:p>15.0</text:p>
          </table:table-cell>
          <table:table-cell office:value-type="float" office:value="16.399114260407455" table:style-name="ce43">
            <text:p>16.4</text:p>
          </table:table-cell>
          <table:table-cell office:value-type="float" office:value="13.850392927308461" table:style-name="ce43">
            <text:p>13.9</text:p>
          </table:table-cell>
          <table:table-cell office:value-type="float" office:value="13.536587301587298" table:style-name="ce43">
            <text:p>13.5</text:p>
          </table:table-cell>
          <table:table-cell office:value-type="float" office:value="14.185396825396799" table:style-name="ce43">
            <text:p>14.2</text:p>
          </table:table-cell>
          <table:table-cell office:value-type="float" office:value="13.958412698412697" table:style-name="ce43">
            <text:p>14.0</text:p>
          </table:table-cell>
          <table:table-cell office:value-type="float" office:value="15.103015873015867" table:style-name="ce43">
            <text:p>15.1</text:p>
          </table:table-cell>
          <table:table-cell office:value-type="float" office:value="13.180873015873011" table:style-name="ce43">
            <text:p>13.2</text:p>
          </table:table-cell>
          <table:table-cell office:value-type="float" office:value="13.899126984126982" table:style-name="ce43">
            <text:p>13.9</text:p>
          </table:table-cell>
          <table:table-cell office:value-type="float" office:value="14.895634920634924" table:style-name="ce43">
            <text:p>14.9</text:p>
          </table:table-cell>
          <table:table-cell office:value-type="float" office:value="12.746666666666657" table:style-name="ce43">
            <text:p>12.7</text:p>
          </table:table-cell>
          <table:table-cell office:value-type="float" office:value="15.787539682539686" table:style-name="ce43">
            <text:p>15.8</text:p>
          </table:table-cell>
          <table:table-cell office:value-type="float" office:value="13.5084126984127" table:style-name="ce43">
            <text:p>13.5</text:p>
          </table:table-cell>
          <table:table-cell office:value-type="float" office:value="13.797380952380957" table:style-name="ce43">
            <text:p>13.8</text:p>
          </table:table-cell>
          <table:table-cell office:value-type="float" office:value="14.287936507936505" table:style-name="ce43">
            <text:p>14.3</text:p>
          </table:table-cell>
          <table:table-cell office:value-type="float" office:value="13.98134920634921" table:style-name="ce43">
            <text:p>14.0</text:p>
          </table:table-cell>
          <table:table-cell office:value-type="float" office:value="15.919841269841253" table:style-name="ce43">
            <text:p>15.9</text:p>
          </table:table-cell>
          <table:table-cell office:value-type="string" table:style-name="ce43">
            <text:p>[x]</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October</text:p>
          </table:table-cell>
          <table:table-cell office:value-type="float" office:value="10.944120168682542" table:style-name="ce47">
            <text:p>10.9</text:p>
          </table:table-cell>
          <table:table-cell office:value-type="float" office:value="10.3" table:style-name="ce43">
            <text:p>10.3</text:p>
          </table:table-cell>
          <table:table-cell office:value-type="float" office:value="7.8" table:style-name="ce43">
            <text:p>7.8</text:p>
          </table:table-cell>
          <table:table-cell office:value-type="float" office:value="8.5" table:style-name="ce43">
            <text:p>8.5</text:p>
          </table:table-cell>
          <table:table-cell office:value-type="float" office:value="10.199999999999999" table:style-name="ce43">
            <text:p>10.2</text:p>
          </table:table-cell>
          <table:table-cell office:value-type="float" office:value="13.2" table:style-name="ce43">
            <text:p>13.2</text:p>
          </table:table-cell>
          <table:table-cell office:value-type="float" office:value="11.83" table:style-name="ce43">
            <text:p>11.8</text:p>
          </table:table-cell>
          <table:table-cell office:value-type="float" office:value="10.457649999999999" table:style-name="ce43">
            <text:p>10.5</text:p>
          </table:table-cell>
          <table:table-cell office:value-type="float" office:value="10.603407155025558" table:style-name="ce43">
            <text:p>10.6</text:p>
          </table:table-cell>
          <table:table-cell office:value-type="float" office:value="10.966670000000001" table:style-name="ce43">
            <text:p>11.0</text:p>
          </table:table-cell>
          <table:table-cell office:value-type="float" office:value="10.54458" table:style-name="ce43">
            <text:p>10.5</text:p>
          </table:table-cell>
          <table:table-cell office:value-type="float" office:value="13.556113550626554" table:style-name="ce43">
            <text:p>13.6</text:p>
          </table:table-cell>
          <table:table-cell office:value-type="float" office:value="10.277474402338775" table:style-name="ce43">
            <text:p>10.3</text:p>
          </table:table-cell>
          <table:table-cell office:value-type="float" office:value="9" table:style-name="ce43">
            <text:p>9.0</text:p>
          </table:table-cell>
          <table:table-cell office:value-type="float" office:value="10.580584198569309" table:style-name="ce43">
            <text:p>10.6</text:p>
          </table:table-cell>
          <table:table-cell office:value-type="float" office:value="13.022032520780719" table:style-name="ce43">
            <text:p>13.0</text:p>
          </table:table-cell>
          <table:table-cell office:value-type="float" office:value="12.777853492333893" table:style-name="ce43">
            <text:p>12.8</text:p>
          </table:table-cell>
          <table:table-cell office:value-type="float" office:value="10.997004608294951" table:style-name="ce43">
            <text:p>11.0</text:p>
          </table:table-cell>
          <table:table-cell office:value-type="float" office:value="9.752732871439548" table:style-name="ce43">
            <text:p>9.8</text:p>
          </table:table-cell>
          <table:table-cell office:value-type="float" office:value="11.483256528417797" table:style-name="ce43">
            <text:p>11.5</text:p>
          </table:table-cell>
          <table:table-cell office:value-type="float" office:value="10.398003072196628" table:style-name="ce43">
            <text:p>10.4</text:p>
          </table:table-cell>
          <table:table-cell office:value-type="float" office:value="12.381182795698939" table:style-name="ce43">
            <text:p>12.4</text:p>
          </table:table-cell>
          <table:table-cell office:value-type="float" office:value="9.5118279569892543" table:style-name="ce43">
            <text:p>9.5</text:p>
          </table:table-cell>
          <table:table-cell office:value-type="float" office:value="12.471812596006115" table:style-name="ce43">
            <text:p>12.5</text:p>
          </table:table-cell>
          <table:table-cell office:value-type="float" office:value="12.317665130568361" table:style-name="ce43">
            <text:p>12.3</text:p>
          </table:table-cell>
          <table:table-cell office:value-type="float" office:value="10.881029185867899" table:style-name="ce43">
            <text:p>10.9</text:p>
          </table:table-cell>
          <table:table-cell office:value-type="float" office:value="10.878955453149002" table:style-name="ce43">
            <text:p>10.9</text:p>
          </table:table-cell>
          <table:table-cell office:value-type="float" office:value="12.337173579109065" table:style-name="ce43">
            <text:p>12.3</text:p>
          </table:table-cell>
          <table:table-cell office:value-type="float" office:value="10.707603686635942" table:style-name="ce43">
            <text:p>10.7</text:p>
          </table:table-cell>
          <table:table-cell office:value-type="float" office:value="10.133717357910905" table:style-name="ce43">
            <text:p>10.1</text:p>
          </table:table-cell>
          <table:table-cell office:value-type="float" office:value="10.45353302611367" table:style-name="ce43">
            <text:p>10.5</text:p>
          </table:table-cell>
          <table:table-cell office:value-type="float" office:value="12.077956989247307" table:style-name="ce43">
            <text:p>12.1</text:p>
          </table:table-cell>
          <table:table-cell office:value-type="string" table:style-name="ce43">
            <text:p>[x]</text:p>
          </table:table-cell>
          <table:table-cell table:number-columns-repeated="3" table:style-name="ce40"/>
          <table:table-cell table:style-name="ce44"/>
          <table:table-cell table:style-name="ce45"/>
          <table:table-cell table:number-columns-repeated="16345" table:style-name="ce1"/>
        </table:table-row>
        <table:table-row table:style-name="ro4">
          <table:table-cell office:value-type="string" table:style-name="ce46">
            <text:p>November</text:p>
          </table:table-cell>
          <table:table-cell office:value-type="float" office:value="7.5951159191937974" table:style-name="ce47">
            <text:p>7.6</text:p>
          </table:table-cell>
          <table:table-cell office:value-type="float" office:value="7" table:style-name="ce43">
            <text:p>7.0</text:p>
          </table:table-cell>
          <table:table-cell office:value-type="float" office:value="7.5" table:style-name="ce43">
            <text:p>7.5</text:p>
          </table:table-cell>
          <table:table-cell office:value-type="float" office:value="5" table:style-name="ce43">
            <text:p>5.0</text:p>
          </table:table-cell>
          <table:table-cell office:value-type="float" office:value="10.1" table:style-name="ce43">
            <text:p>10.1</text:p>
          </table:table-cell>
          <table:table-cell office:value-type="float" office:value="8.1" table:style-name="ce43">
            <text:p>8.1</text:p>
          </table:table-cell>
          <table:table-cell office:value-type="float" office:value="6.1566000000000001" table:style-name="ce43">
            <text:p>6.2</text:p>
          </table:table-cell>
          <table:table-cell office:value-type="float" office:value="8.9300719999999991" table:style-name="ce43">
            <text:p>8.9</text:p>
          </table:table-cell>
          <table:table-cell office:value-type="float" office:value="7.2508789062499996" table:style-name="ce43">
            <text:p>7.3</text:p>
          </table:table-cell>
          <table:table-cell office:value-type="float" office:value="8.076797945205481" table:style-name="ce43">
            <text:p>8.1</text:p>
          </table:table-cell>
          <table:table-cell office:value-type="float" office:value="7.1394599999999997" table:style-name="ce43">
            <text:p>7.1</text:p>
          </table:table-cell>
          <table:table-cell office:value-type="float" office:value="7.9217599999999999" table:style-name="ce43">
            <text:p>7.9</text:p>
          </table:table-cell>
          <table:table-cell office:value-type="float" office:value="8.7937276049460351" table:style-name="ce43">
            <text:p>8.8</text:p>
          </table:table-cell>
          <table:table-cell office:value-type="float" office:value="8.3604477572588412" table:style-name="ce43">
            <text:p>8.4</text:p>
          </table:table-cell>
          <table:table-cell office:value-type="float" office:value="8.0214862767456516" table:style-name="ce43">
            <text:p>8.0</text:p>
          </table:table-cell>
          <table:table-cell office:value-type="float" office:value="6.439148571113364" table:style-name="ce43">
            <text:p>6.4</text:p>
          </table:table-cell>
          <table:table-cell office:value-type="float" office:value="8.0778072502210421" table:style-name="ce43">
            <text:p>8.1</text:p>
          </table:table-cell>
          <table:table-cell office:value-type="float" office:value="7.5381369426751661" table:style-name="ce43">
            <text:p>7.5</text:p>
          </table:table-cell>
          <table:table-cell office:value-type="float" office:value="6.9775396825396916" table:style-name="ce43">
            <text:p>7.0</text:p>
          </table:table-cell>
          <table:table-cell office:value-type="float" office:value="8.4215079365079379" table:style-name="ce43">
            <text:p>8.4</text:p>
          </table:table-cell>
          <table:table-cell office:value-type="float" office:value="5.3789682539682531" table:style-name="ce43">
            <text:p>5.4</text:p>
          </table:table-cell>
          <table:table-cell office:value-type="float" office:value="9.5318253968254165" table:style-name="ce43">
            <text:p>9.5</text:p>
          </table:table-cell>
          <table:table-cell office:value-type="float" office:value="6.6510317460317436" table:style-name="ce43">
            <text:p>6.7</text:p>
          </table:table-cell>
          <table:table-cell office:value-type="float" office:value="6.3696825396825467" table:style-name="ce43">
            <text:p>6.4</text:p>
          </table:table-cell>
          <table:table-cell office:value-type="float" office:value="8.4129365079365037" table:style-name="ce43">
            <text:p>8.4</text:p>
          </table:table-cell>
          <table:table-cell office:value-type="float" office:value="9.4925793650793739" table:style-name="ce43">
            <text:p>9.5</text:p>
          </table:table-cell>
          <table:table-cell office:value-type="float" office:value="5.844206349206349" table:style-name="ce43">
            <text:p>5.8</text:p>
          </table:table-cell>
          <table:table-cell office:value-type="float" office:value="6.9952380952380935" table:style-name="ce43">
            <text:p>7.0</text:p>
          </table:table-cell>
          <table:table-cell office:value-type="float" office:value="8.2326984126984133" table:style-name="ce43">
            <text:p>8.2</text:p>
          </table:table-cell>
          <table:table-cell office:value-type="float" office:value="6.4570634920634928" table:style-name="ce43">
            <text:p>6.5</text:p>
          </table:table-cell>
          <table:table-cell office:value-type="float" office:value="8.7361904761904778" table:style-name="ce43">
            <text:p>8.7</text:p>
          </table:table-cell>
          <table:table-cell office:value-type="float" office:value="7.839523809523806" table:style-name="ce43">
            <text:p>7.8</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46">
            <text:p>December</text:p>
          </table:table-cell>
          <table:table-cell office:value-type="float" office:value="5.17524014017763" table:style-name="ce47">
            <text:p>5.2</text:p>
          </table:table-cell>
          <table:table-cell office:value-type="float" office:value="5" table:style-name="ce43">
            <text:p>5.0</text:p>
          </table:table-cell>
          <table:table-cell office:value-type="float" office:value="4.0999999999999996" table:style-name="ce43">
            <text:p>4.1</text:p>
          </table:table-cell>
          <table:table-cell office:value-type="float" office:value="5.3" table:style-name="ce43">
            <text:p>5.3</text:p>
          </table:table-cell>
          <table:table-cell office:value-type="float" office:value="6.4" table:style-name="ce43">
            <text:p>6.4</text:p>
          </table:table-cell>
          <table:table-cell office:value-type="float" office:value="2.8" table:style-name="ce43">
            <text:p>2.8</text:p>
          </table:table-cell>
          <table:table-cell office:value-type="float" office:value="3.49" table:style-name="ce43">
            <text:p>3.5</text:p>
          </table:table-cell>
          <table:table-cell office:value-type="float" office:value="6.1433835845896025" table:style-name="ce43">
            <text:p>6.1</text:p>
          </table:table-cell>
          <table:table-cell office:value-type="float" office:value="5.8817512274959238" table:style-name="ce43">
            <text:p>5.9</text:p>
          </table:table-cell>
          <table:table-cell office:value-type="float" office:value="4.99" table:style-name="ce43">
            <text:p>5.0</text:p>
          </table:table-cell>
          <table:table-cell office:value-type="float" office:value="5.8130470000000001" table:style-name="ce43">
            <text:p>5.8</text:p>
          </table:table-cell>
          <table:table-cell office:value-type="float" office:value="4.1053754298442362" table:style-name="ce43">
            <text:p>4.1</text:p>
          </table:table-cell>
          <table:table-cell office:value-type="float" office:value="5.9577249589997558" table:style-name="ce43">
            <text:p>6.0</text:p>
          </table:table-cell>
          <table:table-cell office:value-type="float" office:value="5.0321684680331673" table:style-name="ce43">
            <text:p>5.0</text:p>
          </table:table-cell>
          <table:table-cell office:value-type="float" office:value="5.7373846185321993" table:style-name="ce43">
            <text:p>5.7</text:p>
          </table:table-cell>
          <table:table-cell office:value-type="float" office:value="4.8209076263722954" table:style-name="ce43">
            <text:p>4.8</text:p>
          </table:table-cell>
          <table:table-cell office:value-type="float" office:value="6.3857751277683201" table:style-name="ce43">
            <text:p>6.4</text:p>
          </table:table-cell>
          <table:table-cell office:value-type="float" office:value="4.9970046082949375" table:style-name="ce43">
            <text:p>5.0</text:p>
          </table:table-cell>
          <table:table-cell office:value-type="float" office:value="3.7199692780337941" table:style-name="ce43">
            <text:p>3.7</text:p>
          </table:table-cell>
          <table:table-cell office:value-type="float" office:value="3.0854070660522313" table:style-name="ce43">
            <text:p>3.1</text:p>
          </table:table-cell>
          <table:table-cell office:value-type="float" office:value="-0.27019969278033767" table:style-name="ce43">
            <text:p>-0.3</text:p>
          </table:table-cell>
          <table:table-cell office:value-type="float" office:value="5.9211981566820171" table:style-name="ce43">
            <text:p>5.9</text:p>
          </table:table-cell>
          <table:table-cell office:value-type="float" office:value="4.8353302611367139" table:style-name="ce43">
            <text:p>4.8</text:p>
          </table:table-cell>
          <table:table-cell office:value-type="float" office:value="6.3963133640552972" table:style-name="ce43">
            <text:p>6.4</text:p>
          </table:table-cell>
          <table:table-cell office:value-type="float" office:value="5.4869431643625113" table:style-name="ce43">
            <text:p>5.5</text:p>
          </table:table-cell>
          <table:table-cell office:value-type="float" office:value="9.5079493087557729" table:style-name="ce43">
            <text:p>9.5</text:p>
          </table:table-cell>
          <table:table-cell office:value-type="float" office:value="6.4665898617511504" table:style-name="ce43">
            <text:p>6.5</text:p>
          </table:table-cell>
          <table:table-cell office:value-type="float" office:value="5.0512288786482342" table:style-name="ce43">
            <text:p>5.1</text:p>
          </table:table-cell>
          <table:table-cell office:value-type="float" office:value="6.8139784946236563" table:style-name="ce43">
            <text:p>6.8</text:p>
          </table:table-cell>
          <table:table-cell office:value-type="float" office:value="6.0425499231950832" table:style-name="ce43">
            <text:p>6.0</text:p>
          </table:table-cell>
          <table:table-cell office:value-type="float" office:value="5.2747311827956986" table:style-name="ce43">
            <text:p>5.3</text:p>
          </table:table-cell>
          <table:table-cell office:value-type="float" office:value="6.3921658986175158" table:style-name="ce43">
            <text:p>6.4</text:p>
          </table:table-cell>
          <table:table-cell office:value-type="string" table:style-name="ce48">
            <text:p>[x]</text:p>
          </table:table-cell>
          <table:table-cell table:number-columns-repeated="5" table:style-name="ce40"/>
          <table:table-cell table:number-columns-repeated="16345" table:style-name="ce1"/>
        </table:table-row>
        <table:table-row table:style-name="ro4">
          <table:table-cell office:value-type="string" table:style-name="ce41">
            <text:p>January-March</text:p>
          </table:table-cell>
          <table:table-cell office:value-type="float" office:value="5.6346291028918456" table:style-name="ce42">
            <text:p>5.6</text:p>
          </table:table-cell>
          <table:table-cell office:value-type="float" office:value="4.7077777777777774" table:formula="of:=(31*[.C6]+28*[.C7]+31*[.C8])/(31+28+31)" table:style-name="ce49">
            <text:p>4.7</text:p>
          </table:table-cell>
          <table:table-cell office:value-type="float" office:value="5.7637362637362637" table:formula="of:=(31*[.D6]+29*[.D7]+31*[.D8])/(31+29+31)" table:style-name="ce49">
            <text:p>5.8</text:p>
          </table:table-cell>
          <table:table-cell office:value-type="float" office:value="6.0200000000000005" table:formula="of:=(31*[.E6]+28*[.E7]+31*[.E8])/(31+28+31)" table:style-name="ce49">
            <text:p>6.0</text:p>
          </table:table-cell>
          <table:table-cell office:value-type="float" office:value="5.4977777777777783" table:formula="of:=(31*[.F6]+28*[.F7]+31*[.F8])/(31+28+31)" table:style-name="ce49">
            <text:p>5.5</text:p>
          </table:table-cell>
          <table:table-cell office:value-type="float" office:value="5.7011111111111115" table:formula="of:=(31*[.G6]+28*[.G7]+31*[.G8])/(31+28+31)" table:style-name="ce49">
            <text:p>5.7</text:p>
          </table:table-cell>
          <table:table-cell office:value-type="float" office:value="4.1901098901098894" table:formula="of:=(31*[.H6]+29*[.H7]+31*[.H8])/(31+29+31)" table:style-name="ce49">
            <text:p>4.2</text:p>
          </table:table-cell>
          <table:table-cell office:value-type="float" office:value="6.0233898666666672" table:formula="of:=(31*[.I6]+28*[.I7]+31*[.I8])/(31+28+31)" table:style-name="ce49">
            <text:p>6.0</text:p>
          </table:table-cell>
          <table:table-cell office:value-type="float" office:value="7.0617591052172921" table:formula="of:=(31*[.J6]+28*[.J7]+31*[.J8])/(31+28+31)" table:style-name="ce49">
            <text:p>7.1</text:p>
          </table:table-cell>
          <table:table-cell office:value-type="float" office:value="6.2837580810044047" table:formula="of:=(31*[.K6]+28*[.K7]+31*[.K8])/(31+28+31)" table:style-name="ce49">
            <text:p>6.3</text:p>
          </table:table-cell>
          <table:table-cell office:value-type="float" office:value="6.4974037798384829" table:formula="of:=(31*[.L6]+29*[.L7]+31*[.L8])/(31+29+31)" table:style-name="ce49">
            <text:p>6.5</text:p>
          </table:table-cell>
          <table:table-cell office:value-type="float" office:value="4.7146005528496842" table:formula="of:=(31*[.M6]+28*[.M7]+31*[.M8])/(31+28+31)" table:style-name="ce49">
            <text:p>4.7</text:p>
          </table:table-cell>
          <table:table-cell office:value-type="float" office:value="6.9794381770546279" table:formula="of:=(31*[.N6]+28*[.N7]+31*[.N8])/(31+28+31)" table:style-name="ce49">
            <text:p>7.0</text:p>
          </table:table-cell>
          <table:table-cell office:value-type="float" office:value="5.7540780516536518" table:formula="of:=(31*[.O6]+28*[.O7]+31*[.O8])/(31+28+31)" table:style-name="ce49">
            <text:p>5.8</text:p>
          </table:table-cell>
          <table:table-cell office:value-type="float" office:value="5.9158083421721281" table:formula="of:=(31*[.P6]+29*[.P7]+31*[.P8])/(31+29+31)" table:style-name="ce49">
            <text:p>5.9</text:p>
          </table:table-cell>
          <table:table-cell office:value-type="float" office:value="6.0917053278667161" table:formula="of:=(31*[.Q6]+28*[.Q7]+31*[.Q8])/(31+28+31)" table:style-name="ce49">
            <text:p>6.1</text:p>
          </table:table-cell>
          <table:table-cell office:value-type="float" office:value="4.5619316478406642" table:formula="of:=(31*[.R6]+28*[.R7]+31*[.R8])/(31+28+31)" table:style-name="ce49">
            <text:p>4.6</text:p>
          </table:table-cell>
          <table:table-cell office:value-type="float" office:value="6.7167250961168747" table:formula="of:=(31*[.S6]+28*[.S7]+31*[.S8])/(31+28+31)" table:style-name="ce49">
            <text:p>6.7</text:p>
          </table:table-cell>
          <table:table-cell office:value-type="float" office:value="5.9570905284816682" table:formula="of:=(31*[.T6]+29*[.T7]+31*[.T8])/(31+29+31)" table:style-name="ce49">
            <text:p>6.0</text:p>
          </table:table-cell>
          <table:table-cell office:value-type="float" office:value="4.8780687830687866" table:formula="of:=(31*[.U6]+28*[.U7]+31*[.U8])/(31+28+31)" table:style-name="ce49">
            <text:p>4.9</text:p>
          </table:table-cell>
          <table:table-cell office:value-type="float" office:value="3.4709523809523843" table:formula="of:=(31*[.V6]+28*[.V7]+31*[.V8])/(31+28+31)" table:style-name="ce49">
            <text:p>3.5</text:p>
          </table:table-cell>
          <table:table-cell office:value-type="float" office:value="5.6314814814814822" table:formula="of:=(31*[.W6]+28*[.W7]+31*[.W8])/(31+28+31)" table:style-name="ce49">
            <text:p>5.6</text:p>
          </table:table-cell>
          <table:table-cell office:value-type="float" office:value="6.1414442698098402" table:formula="of:=(31*[.X6]+29*[.X7]+31*[.X8])/(31+29+31)" table:style-name="ce49">
            <text:p>6.1</text:p>
          </table:table-cell>
          <table:table-cell office:value-type="float" office:value="3.4211640211640191" table:formula="of:=(31*[.Y6]+28*[.Y7]+31*[.Y8])/(31+28+31)" table:style-name="ce49">
            <text:p>3.4</text:p>
          </table:table-cell>
          <table:table-cell office:value-type="float" office:value="6.5007936507936579" table:formula="of:=(31*[.Z6]+28*[.Z7]+31*[.Z8])/(31+28+31)" table:style-name="ce49">
            <text:p>6.5</text:p>
          </table:table-cell>
          <table:table-cell office:value-type="float" office:value="5.1608465608465623" table:formula="of:=(31*[.AA6]+28*[.AA7]+31*[.AA8])/(31+28+31)" table:style-name="ce49">
            <text:p>5.2</text:p>
          </table:table-cell>
          <table:table-cell office:value-type="float" office:value="5.632796964939824" table:formula="of:=(31*[.AB6]+29*[.AB7]+31*[.AB8])/(31+29+31)" table:style-name="ce49">
            <text:p>5.6</text:p>
          </table:table-cell>
          <table:table-cell office:value-type="float" office:value="6.3500264550264562" table:formula="of:=(31*[.AC6]+28*[.AC7]+31*[.AC8])/(31+28+31)" table:style-name="ce49">
            <text:p>6.4</text:p>
          </table:table-cell>
          <table:table-cell office:value-type="float" office:value="4.4533597883597897" table:formula="of:=(31*[.AD6]+28*[.AD7]+31*[.AD8])/(31+28+31)" table:style-name="ce49">
            <text:p>4.5</text:p>
          </table:table-cell>
          <table:table-cell office:value-type="float" office:value="6.3287566137566138" table:formula="of:=(31*[.AE6]+28*[.AE7]+31*[.AE8])/(31+28+31)" table:style-name="ce49">
            <text:p>6.3</text:p>
          </table:table-cell>
          <table:table-cell office:value-type="float" office:value="6.6245421245421241" table:formula="of:=(31*[.AF6]+29*[.AF7]+31*[.AF8])/(31+29+31)" table:style-name="ce49">
            <text:p>6.6</text:p>
          </table:table-cell>
          <table:table-cell office:value-type="float" office:value="5.2598677248677257" table:formula="of:=(31*[.AG6]+28*[.AG7]+31*[.AG8])/(31+28+31)" table:style-name="ce49">
            <text:p>5.3</text:p>
          </table:table-cell>
          <table:table-cell office:value-type="float" office:value="6.5774867724867745" table:formula="of:=(31*[.AH6]+28*[.AH7]+31*[.AH8])/(31+28+31)" table:style-name="ce49">
            <text:p>6.6</text:p>
          </table:table-cell>
          <table:table-cell table:number-columns-repeated="5" table:style-name="ce40"/>
          <table:table-cell table:number-columns-repeated="16345" table:style-name="ce1"/>
        </table:table-row>
        <table:table-row table:style-name="ro4">
          <table:table-cell office:value-type="string" table:style-name="ce46">
            <text:p>April-June</text:p>
          </table:table-cell>
          <table:table-cell office:value-type="float" office:value="11.788863318503237" table:style-name="ce47">
            <text:p>11.8</text:p>
          </table:table-cell>
          <table:table-cell office:value-type="float" office:value="10.406593406593407" table:formula="of:=(30*[.C9]+31*[.C10]+30*[.C11])/(30+31+30)" table:style-name="ce43">
            <text:p>10.4</text:p>
          </table:table-cell>
          <table:table-cell office:value-type="float" office:value="12.407692307692306" table:formula="of:=(30*[.D9]+31*[.D10]+30*[.D11])/(30+31+30)" table:style-name="ce43">
            <text:p>12.4</text:p>
          </table:table-cell>
          <table:table-cell office:value-type="float" office:value="11.62857142857143" table:formula="of:=(30*[.E9]+31*[.E10]+30*[.E11])/(30+31+30)" table:style-name="ce43">
            <text:p>11.6</text:p>
          </table:table-cell>
          <table:table-cell office:value-type="float" office:value="10.927472527472528" table:formula="of:=(30*[.F9]+31*[.F10]+30*[.F11])/(30+31+30)" table:style-name="ce43">
            <text:p>10.9</text:p>
          </table:table-cell>
          <table:table-cell office:value-type="float" office:value="11.501098901098899" table:formula="of:=(30*[.G9]+31*[.G10]+30*[.G11])/(30+31+30)" table:style-name="ce43">
            <text:p>11.5</text:p>
          </table:table-cell>
          <table:table-cell office:value-type="float" office:value="10.783516483516483" table:formula="of:=(30*[.H9]+31*[.H10]+30*[.H11])/(30+31+30)" table:style-name="ce43">
            <text:p>10.8</text:p>
          </table:table-cell>
          <table:table-cell office:value-type="float" office:value="11.532873627418647" table:formula="of:=(30*[.I9]+31*[.I10]+30*[.I11])/(30+31+30)" table:style-name="ce43">
            <text:p>11.5</text:p>
          </table:table-cell>
          <table:table-cell office:value-type="float" office:value="11.637172541286658" table:formula="of:=(30*[.J9]+31*[.J10]+30*[.J11])/(30+31+30)" table:style-name="ce43">
            <text:p>11.6</text:p>
          </table:table-cell>
          <table:table-cell office:value-type="float" office:value="11.983046995829776" table:formula="of:=(30*[.K9]+31*[.K10]+30*[.K11])/(30+31+30)" table:style-name="ce43">
            <text:p>12.0</text:p>
          </table:table-cell>
          <table:table-cell office:value-type="float" office:value="11.546482115390573" table:formula="of:=(30*[.L9]+31*[.L10]+30*[.L11])/(30+31+30)" table:style-name="ce43">
            <text:p>11.5</text:p>
          </table:table-cell>
          <table:table-cell office:value-type="float" office:value="11.421110836743717" table:formula="of:=(30*[.M9]+31*[.M10]+30*[.M11])/(30+31+30)" table:style-name="ce43">
            <text:p>11.4</text:p>
          </table:table-cell>
          <table:table-cell office:value-type="float" office:value="11.866088485819729" table:formula="of:=(30*[.N9]+31*[.N10]+30*[.N11])/(30+31+30)" table:style-name="ce43">
            <text:p>11.9</text:p>
          </table:table-cell>
          <table:table-cell office:value-type="float" office:value="12.631710066343388" table:formula="of:=(30*[.O9]+31*[.O10]+30*[.O11])/(30+31+30)" table:style-name="ce43">
            <text:p>12.6</text:p>
          </table:table-cell>
          <table:table-cell office:value-type="float" office:value="12.318094729092081" table:formula="of:=(30*[.P9]+31*[.P10]+30*[.P11])/(30+31+30)" table:style-name="ce43">
            <text:p>12.3</text:p>
          </table:table-cell>
          <table:table-cell office:value-type="float" office:value="11.793129782028053" table:formula="of:=(30*[.Q9]+31*[.Q10]+30*[.Q11])/(30+31+30)" table:style-name="ce43">
            <text:p>11.8</text:p>
          </table:table-cell>
          <table:table-cell office:value-type="float" office:value="12.023236032904986" table:formula="of:=(30*[.R9]+31*[.R10]+30*[.R11])/(30+31+30)" table:style-name="ce43">
            <text:p>12.0</text:p>
          </table:table-cell>
          <table:table-cell office:value-type="float" office:value="12.650614325802287" table:formula="of:=(30*[.S9]+31*[.S10]+30*[.S11])/(30+31+30)" table:style-name="ce43">
            <text:p>12.7</text:p>
          </table:table-cell>
          <table:table-cell office:value-type="float" office:value="11.684839507403822" table:formula="of:=(30*[.T9]+31*[.T10]+30*[.T11])/(30+31+30)" table:style-name="ce43">
            <text:p>11.7</text:p>
          </table:table-cell>
          <table:table-cell office:value-type="float" office:value="12.13607983674469" table:formula="of:=(30*[.U9]+31*[.U10]+30*[.U11])/(30+31+30)" table:style-name="ce43">
            <text:p>12.1</text:p>
          </table:table-cell>
          <table:table-cell office:value-type="float" office:value="11.639324960753529" table:formula="of:=(30*[.V9]+31*[.V10]+30*[.V11])/(30+31+30)" table:style-name="ce43">
            <text:p>11.6</text:p>
          </table:table-cell>
          <table:table-cell office:value-type="float" office:value="12.642490842490833" table:formula="of:=(30*[.W9]+31*[.W10]+30*[.W11])/(30+31+30)" table:style-name="ce43">
            <text:p>12.6</text:p>
          </table:table-cell>
          <table:table-cell office:value-type="float" office:value="10.848063840920977" table:formula="of:=(30*[.X9]+31*[.X10]+30*[.X11])/(30+31+30)" table:style-name="ce43">
            <text:p>10.8</text:p>
          </table:table-cell>
          <table:table-cell office:value-type="float" office:value="10.635452642595498" table:formula="of:=(30*[.Y9]+31*[.Y10]+30*[.Y11])/(30+31+30)" table:style-name="ce43">
            <text:p>10.6</text:p>
          </table:table-cell>
          <table:table-cell office:value-type="float" office:value="12.527106227106218" table:formula="of:=(30*[.Z9]+31*[.Z10]+30*[.Z11])/(30+31+30)" table:style-name="ce43">
            <text:p>12.5</text:p>
          </table:table-cell>
          <table:table-cell office:value-type="float" office:value="11.313840920983774" table:formula="of:=(30*[.AA9]+31*[.AA10]+30*[.AA11])/(30+31+30)" table:style-name="ce43">
            <text:p>11.3</text:p>
          </table:table-cell>
          <table:table-cell office:value-type="float" office:value="11.517328664009982" table:formula="of:=(30*[.AB9]+31*[.AB10]+30*[.AB11])/(30+31+30)" table:style-name="ce43">
            <text:p>11.5</text:p>
          </table:table-cell>
          <table:table-cell office:value-type="float" office:value="12.648427960927965" table:formula="of:=(30*[.AC9]+31*[.AC10]+30*[.AC11])/(30+31+30)" table:style-name="ce43">
            <text:p>12.6</text:p>
          </table:table-cell>
          <table:table-cell office:value-type="float" office:value="12.811067503924647" table:formula="of:=(30*[.AD9]+31*[.AD10]+30*[.AD11])/(30+31+30)" table:style-name="ce43">
            <text:p>12.8</text:p>
          </table:table-cell>
          <table:table-cell office:value-type="float" office:value="11.540371533228681" table:formula="of:=(30*[.AE9]+31*[.AE10]+30*[.AE11])/(30+31+30)" table:style-name="ce43">
            <text:p>11.5</text:p>
          </table:table-cell>
          <table:table-cell office:value-type="float" office:value="12.658687074829931" table:formula="of:=(30*[.AF9]+31*[.AF10]+30*[.AF11])/(30+31+30)" table:style-name="ce43">
            <text:p>12.7</text:p>
          </table:table-cell>
          <table:table-cell office:value-type="float" office:value="10.69335426478284" table:formula="of:=(30*[.AG9]+31*[.AG10]+30*[.AG11])/(30+31+30)" table:style-name="ce43">
            <text:p>10.7</text:p>
          </table:table-cell>
          <table:table-cell office:value-type="float" office:value="12.429042386185234" table:formula="of:=(30*[.AH9]+31*[.AH10]+30*[.AH11])/(30+31+30)" table:style-name="ce43">
            <text:p>12.4</text:p>
          </table:table-cell>
          <table:table-cell table:number-columns-repeated="5" table:style-name="ce40"/>
          <table:table-cell table:number-columns-repeated="16345" table:style-name="ce1"/>
        </table:table-row>
        <table:table-row table:style-name="ro4">
          <table:table-cell office:value-type="string" table:style-name="ce46">
            <text:p>July-September</text:p>
          </table:table-cell>
          <table:table-cell office:value-type="float" office:value="15.808620685594949" table:style-name="ce47">
            <text:p>15.8</text:p>
          </table:table-cell>
          <table:table-cell office:value-type="float" office:value="16.283695652173911" table:formula="of:=(31*[.C12]+31*[.C13]+30*[.C14])/(31+31+30)" table:style-name="ce43">
            <text:p>16.3</text:p>
          </table:table-cell>
          <table:table-cell office:value-type="float" office:value="14.884782608695653" table:formula="of:=(31*[.D12]+31*[.D13]+30*[.D14])/(31+31+30)" table:style-name="ce43">
            <text:p>14.9</text:p>
          </table:table-cell>
          <table:table-cell office:value-type="float" office:value="14.016304347826088" table:formula="of:=(31*[.E12]+31*[.E13]+30*[.E14])/(31+31+30)" table:style-name="ce43">
            <text:p>14.0</text:p>
          </table:table-cell>
          <table:table-cell office:value-type="float" office:value="15.429347826086957" table:formula="of:=(31*[.F12]+31*[.F13]+30*[.F14])/(31+31+30)" table:style-name="ce43">
            <text:p>15.4</text:p>
          </table:table-cell>
          <table:table-cell office:value-type="float" office:value="17.068478260869565" table:formula="of:=(31*[.G12]+31*[.G13]+30*[.G14])/(31+31+30)" table:style-name="ce43">
            <text:p>17.1</text:p>
          </table:table-cell>
          <table:table-cell office:value-type="float" office:value="15.601890326086957" table:formula="of:=(31*[.H12]+31*[.H13]+30*[.H14])/(31+31+30)" table:style-name="ce43">
            <text:p>15.6</text:p>
          </table:table-cell>
          <table:table-cell office:value-type="float" office:value="16.688454347826088" table:formula="of:=(31*[.I12]+31*[.I13]+30*[.I14])/(31+31+30)" table:style-name="ce43">
            <text:p>16.7</text:p>
          </table:table-cell>
          <table:table-cell office:value-type="float" office:value="15.412878290624432" table:formula="of:=(31*[.J12]+31*[.J13]+30*[.J14])/(31+31+30)" table:style-name="ce43">
            <text:p>15.4</text:p>
          </table:table-cell>
          <table:table-cell office:value-type="float" office:value="16.513277399941067" table:formula="of:=(31*[.K12]+31*[.K13]+30*[.K14])/(31+31+30)" table:style-name="ce43">
            <text:p>16.5</text:p>
          </table:table-cell>
          <table:table-cell office:value-type="float" office:value="15.947173913043477" table:formula="of:=(31*[.L12]+31*[.L13]+30*[.L14])/(31+31+30)" table:style-name="ce43">
            <text:p>15.9</text:p>
          </table:table-cell>
          <table:table-cell office:value-type="float" office:value="15.850137926458167" table:formula="of:=(31*[.M12]+31*[.M13]+30*[.M14])/(31+31+30)" table:style-name="ce43">
            <text:p>15.9</text:p>
          </table:table-cell>
          <table:table-cell office:value-type="float" office:value="15.798556390551381" table:formula="of:=(31*[.N12]+31*[.N13]+30*[.N14])/(31+31+30)" table:style-name="ce43">
            <text:p>15.8</text:p>
          </table:table-cell>
          <table:table-cell office:value-type="float" office:value="16.638763455776509" table:formula="of:=(31*[.O12]+31*[.O13]+30*[.O14])/(31+31+30)" table:style-name="ce43">
            <text:p>16.6</text:p>
          </table:table-cell>
          <table:table-cell office:value-type="float" office:value="15.965910007069397" table:formula="of:=(31*[.P12]+31*[.P13]+30*[.P14])/(31+31+30)" table:style-name="ce43">
            <text:p>16.0</text:p>
          </table:table-cell>
          <table:table-cell office:value-type="float" office:value="15.917728626943369" table:formula="of:=(31*[.Q12]+31*[.Q13]+30*[.Q14])/(31+31+30)" table:style-name="ce43">
            <text:p>15.9</text:p>
          </table:table-cell>
          <table:table-cell office:value-type="float" office:value="17.288687427864058" table:formula="of:=(31*[.R12]+31*[.R13]+30*[.R14])/(31+31+30)" table:style-name="ce43">
            <text:p>17.3</text:p>
          </table:table-cell>
          <table:table-cell office:value-type="float" office:value="14.892614327322274" table:formula="of:=(31*[.S12]+31*[.S13]+30*[.S14])/(31+31+30)" table:style-name="ce43">
            <text:p>14.9</text:p>
          </table:table-cell>
          <table:table-cell office:value-type="float" office:value="15.357326534609134" table:formula="of:=(31*[.T12]+31*[.T13]+30*[.T14])/(31+31+30)" table:style-name="ce43">
            <text:p>15.4</text:p>
          </table:table-cell>
          <table:table-cell office:value-type="float" office:value="15.653260869565191" table:formula="of:=(31*[.U12]+31*[.U13]+30*[.U14])/(31+31+30)" table:style-name="ce43">
            <text:p>15.7</text:p>
          </table:table-cell>
          <table:table-cell office:value-type="float" office:value="15.457168737060044" table:formula="of:=(31*[.V12]+31*[.V13]+30*[.V14])/(31+31+30)" table:style-name="ce43">
            <text:p>15.5</text:p>
          </table:table-cell>
          <table:table-cell office:value-type="float" office:value="15.285403726708076" table:formula="of:=(31*[.W12]+31*[.W13]+30*[.W14])/(31+31+30)" table:style-name="ce43">
            <text:p>15.3</text:p>
          </table:table-cell>
          <table:table-cell office:value-type="float" office:value="15.087577639751563" table:formula="of:=(31*[.X12]+31*[.X13]+30*[.X14])/(31+31+30)" table:style-name="ce43">
            <text:p>15.1</text:p>
          </table:table-cell>
          <table:table-cell office:value-type="float" office:value="16.376811594202888" table:formula="of:=(31*[.Y12]+31*[.Y13]+30*[.Y14])/(31+31+30)" table:style-name="ce43">
            <text:p>16.4</text:p>
          </table:table-cell>
          <table:table-cell office:value-type="float" office:value="15.917080745341607" table:formula="of:=(31*[.Z12]+31*[.Z13]+30*[.Z14])/(31+31+30)" table:style-name="ce43">
            <text:p>15.9</text:p>
          </table:table-cell>
          <table:table-cell office:value-type="float" office:value="14.819254658385093" table:formula="of:=(31*[.AA12]+31*[.AA13]+30*[.AA14])/(31+31+30)" table:style-name="ce43">
            <text:p>14.8</text:p>
          </table:table-cell>
          <table:table-cell office:value-type="float" office:value="16.458152173913046" table:formula="of:=(31*[.AB12]+31*[.AB13]+30*[.AB14])/(31+31+30)" table:style-name="ce43">
            <text:p>16.5</text:p>
          </table:table-cell>
          <table:table-cell office:value-type="float" office:value="15.2226966873706" table:formula="of:=(31*[.AC12]+31*[.AC13]+30*[.AC14])/(31+31+30)" table:style-name="ce43">
            <text:p>15.2</text:p>
          </table:table-cell>
          <table:table-cell office:value-type="float" office:value="16.441511387163562" table:formula="of:=(31*[.AD12]+31*[.AD13]+30*[.AD14])/(31+31+30)" table:style-name="ce43">
            <text:p>16.4</text:p>
          </table:table-cell>
          <table:table-cell office:value-type="float" office:value="16.3430753429089" table:formula="of:=(31*[.AE12]+31*[.AE13]+30*[.AE14])/(31+31+30)" table:style-name="ce43">
            <text:p>16.3</text:p>
          </table:table-cell>
          <table:table-cell office:value-type="float" office:value="15.642365424430642" table:formula="of:=(31*[.AF12]+31*[.AF13]+30*[.AF14])/(31+31+30)" table:style-name="ce43">
            <text:p>15.6</text:p>
          </table:table-cell>
          <table:table-cell office:value-type="float" office:value="16.562474120082808" table:formula="of:=(31*[.AG12]+31*[.AG13]+30*[.AG14])/(31+31+30)" table:style-name="ce43">
            <text:p>16.6</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50">
            <text:p>October-December</text:p>
          </table:table-cell>
          <table:table-cell office:value-type="float" office:value="7.9081918168530345" table:style-name="ce51">
            <text:p>7.9</text:p>
          </table:table-cell>
          <table:table-cell office:value-type="float" office:value="7.4380434782608686" table:formula="of:=(31*[.C15]+30*[.C16]+31*[.C17])/(31+30+31)" table:style-name="ce48">
            <text:p>7.4</text:p>
          </table:table-cell>
          <table:table-cell office:value-type="float" office:value="6.4554347826086955" table:formula="of:=(31*[.D15]+30*[.D16]+31*[.D17])/(31+30+31)" table:style-name="ce48">
            <text:p>6.5</text:p>
          </table:table-cell>
          <table:table-cell office:value-type="float" office:value="6.2804347826086948" table:formula="of:=(31*[.E15]+30*[.E16]+31*[.E17])/(31+30+31)" table:style-name="ce48">
            <text:p>6.3</text:p>
          </table:table-cell>
          <table:table-cell office:value-type="float" office:value="8.8869565217391315" table:formula="of:=(31*[.F15]+30*[.F16]+31*[.F17])/(31+30+31)" table:style-name="ce48">
            <text:p>8.9</text:p>
          </table:table-cell>
          <table:table-cell office:value-type="float" office:value="8.0326086956521738" table:formula="of:=(31*[.G15]+30*[.G16]+31*[.G17])/(31+30+31)" table:style-name="ce48">
            <text:p>8.0</text:p>
          </table:table-cell>
          <table:table-cell office:value-type="float" office:value="7.1697608695652182" table:formula="of:=(31*[.H15]+30*[.H16]+31*[.H17])/(31+30+31)" table:style-name="ce48">
            <text:p>7.2</text:p>
          </table:table-cell>
          <table:table-cell office:value-type="float" office:value="8.5058065339378004" table:formula="of:=(31*[.I15]+30*[.I16]+31*[.I17])/(31+30+31)" table:style-name="ce48">
            <text:p>8.5</text:p>
          </table:table-cell>
          <table:table-cell office:value-type="float" office:value="7.9191986635398477" table:formula="of:=(31*[.J15]+30*[.J16]+31*[.J17])/(31+30+31)" table:style-name="ce48">
            <text:p>7.9</text:p>
          </table:table-cell>
          <table:table-cell office:value-type="float" office:value="8.0104424821322215" table:formula="of:=(31*[.K15]+30*[.K16]+31*[.K17])/(31+30+31)" table:style-name="ce48">
            <text:p>8.0</text:p>
          </table:table-cell>
          <table:table-cell office:value-type="float" office:value="7.839893880434782" table:formula="of:=(31*[.L15]+30*[.L16]+31*[.L17])/(31+30+31)" table:style-name="ce48">
            <text:p>7.8</text:p>
          </table:table-cell>
          <table:table-cell office:value-type="float" office:value="8.5343365042890706" table:formula="of:=(31*[.M15]+30*[.M16]+31*[.M17])/(31+30+31)" table:style-name="ce48">
            <text:p>8.5</text:p>
          </table:table-cell>
          <table:table-cell office:value-type="float" office:value="8.3380761777160384" table:formula="of:=(31*[.N15]+30*[.N16]+31*[.N17])/(31+30+31)" table:style-name="ce48">
            <text:p>8.3</text:p>
          </table:table-cell>
          <table:table-cell office:value-type="float" office:value="7.4544636437694933" table:formula="of:=(31*[.O15]+30*[.O16]+31*[.O17])/(31+30+31)" table:style-name="ce48">
            <text:p>7.5</text:p>
          </table:table-cell>
          <table:table-cell office:value-type="float" office:value="8.1141480612230037" table:formula="of:=(31*[.P15]+30*[.P16]+31*[.P17])/(31+30+31)" table:style-name="ce48">
            <text:p>8.1</text:p>
          </table:table-cell>
          <table:table-cell office:value-type="float" office:value="8.1120174097298303" table:formula="of:=(31*[.Q15]+30*[.Q16]+31*[.Q17])/(31+30+31)" table:style-name="ce48">
            <text:p>8.1</text:p>
          </table:table-cell>
          <table:table-cell office:value-type="float" office:value="9.091377225323912" table:formula="of:=(31*[.R15]+30*[.R16]+31*[.R17])/(31+30+31)" table:style-name="ce48">
            <text:p>9.1</text:p>
          </table:table-cell>
          <table:table-cell office:value-type="float" office:value="7.8473738477667556" table:formula="of:=(31*[.S15]+30*[.S16]+31*[.S17])/(31+30+31)" table:style-name="ce48">
            <text:p>7.8</text:p>
          </table:table-cell>
          <table:table-cell office:value-type="float" office:value="6.8149995338028733" table:formula="of:=(31*[.T15]+30*[.T16]+31*[.T17])/(31+30+31)" table:style-name="ce48">
            <text:p>6.8</text:p>
          </table:table-cell>
          <table:table-cell office:value-type="float" office:value="7.6551501035196639" table:formula="of:=(31*[.U15]+30*[.U16]+31*[.U17])/(31+30+31)" table:style-name="ce48">
            <text:p>7.7</text:p>
          </table:table-cell>
          <table:table-cell office:value-type="float" office:value="5.1666407867494852" table:formula="of:=(31*[.V15]+30*[.V16]+31*[.V17])/(31+30+31)" table:style-name="ce48">
            <text:p>5.2</text:p>
          </table:table-cell>
          <table:table-cell office:value-type="float" office:value="9.2753105590062184" table:formula="of:=(31*[.W15]+30*[.W16]+31*[.W17])/(31+30+31)" table:style-name="ce48">
            <text:p>9.3</text:p>
          </table:table-cell>
          <table:table-cell office:value-type="float" office:value="7.0031832298136667" table:formula="of:=(31*[.X15]+30*[.X16]+31*[.X17])/(31+30+31)" table:style-name="ce48">
            <text:p>7.0</text:p>
          </table:table-cell>
          <table:table-cell office:value-type="float" office:value="8.4348084886128287" table:formula="of:=(31*[.Y15]+30*[.Y16]+31*[.Y17])/(31+30+31)" table:style-name="ce48">
            <text:p>8.4</text:p>
          </table:table-cell>
          <table:table-cell office:value-type="float" office:value="8.7427277432712192" table:formula="of:=(31*[.Z15]+30*[.Z16]+31*[.Z17])/(31+30+31)" table:style-name="ce48">
            <text:p>8.7</text:p>
          </table:table-cell>
          <table:table-cell office:value-type="float" office:value="9.9656055900621201" table:formula="of:=(31*[.AA15]+30*[.AA16]+31*[.AA17])/(31+30+31)" table:style-name="ce48">
            <text:p>10.0</text:p>
          </table:table-cell>
          <table:table-cell office:value-type="float" office:value="7.7504140786749485" table:formula="of:=(31*[.AB15]+30*[.AB16]+31*[.AB17])/(31+30+31)" table:style-name="ce48">
            <text:p>7.8</text:p>
          </table:table-cell>
          <table:table-cell office:value-type="float" office:value="8.1401915113871652" table:formula="of:=(31*[.AC15]+30*[.AC16]+31*[.AC17])/(31+30+31)" table:style-name="ce48">
            <text:p>8.1</text:p>
          </table:table-cell>
          <table:table-cell office:value-type="float" office:value="8.5885869565217394" table:formula="of:=(31*[.AD15]+30*[.AD16]+31*[.AD17])/(31+30+31)" table:style-name="ce48">
            <text:p>8.6</text:p>
          </table:table-cell>
          <table:table-cell office:value-type="float" office:value="7.5562629399585912" table:formula="of:=(31*[.AE15]+30*[.AE16]+31*[.AE17])/(31+30+31)" table:style-name="ce48">
            <text:p>7.6</text:p>
          </table:table-cell>
          <table:table-cell office:value-type="float" office:value="8.148498964803311" table:formula="of:=(31*[.AF15]+30*[.AF16]+31*[.AF17])/(31+30+31)" table:style-name="ce48">
            <text:p>8.1</text:p>
          </table:table-cell>
          <table:table-cell office:value-type="float" office:value="8.7799948240165619" table:formula="of:=(31*[.AG15]+30*[.AG16]+31*[.AG17])/(31+30+31)" table:style-name="ce48">
            <text:p>8.8</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52">
            <text:p>January-December</text:p>
          </table:table-cell>
          <table:table-cell office:value-type="float" office:value="10.303192895137212" table:style-name="ce53">
            <text:p>10.3</text:p>
          </table:table-cell>
          <table:table-cell office:value-type="float" office:value="9.7345205479452055" table:formula="of:=(30*([.C9]+[.C11]+[.C14]+[.C16])+31*([.C6]+[.C8]+[.C10]+[.C12]+[.C13]+[.C15]+[.C17])+28*[.C7])/365" table:style-name="ce54">
            <text:p>9.7</text:p>
          </table:table-cell>
          <table:table-cell office:value-type="float" office:value="9.8822404371584689" table:formula="of:=(30*([.D9]+[.D11]+[.D14]+[.D16])+31*([.D6]+[.D8]+[.D10]+[.D12]+[.D13]+[.D15]+[.D17])+29*[.D7])/366" table:style-name="ce54">
            <text:p>9.9</text:p>
          </table:table-cell>
          <table:table-cell office:value-type="float" office:value="9.4994520547945189" table:formula="of:=(30*([.E9]+[.E11]+[.E14]+[.E16])+31*([.E6]+[.E8]+[.E10]+[.E12]+[.E13]+[.E15]+[.E17])+28*[.E7])/365" table:style-name="ce54">
            <text:p>9.5</text:p>
          </table:table-cell>
          <table:table-cell office:value-type="float" office:value="10.209041095890411" table:formula="of:=(30*([.F9]+[.F11]+[.F14]+[.F16])+31*([.F6]+[.F8]+[.F10]+[.F12]+[.F13]+[.F15]+[.F17])+28*[.F7])/365" table:style-name="ce54">
            <text:p>10.2</text:p>
          </table:table-cell>
          <table:table-cell office:value-type="float" office:value="10.599999999999998" table:formula="of:=(30*([.G9]+[.G11]+[.G14]+[.G16])+31*([.G6]+[.G8]+[.G10]+[.G12]+[.G13]+[.G15]+[.G17])+28*[.G7])/365" table:style-name="ce54">
            <text:p>10.6</text:p>
          </table:table-cell>
          <table:table-cell office:value-type="float" office:value="9.4469724316939878" table:formula="of:=(30*([.H9]+[.H11]+[.H14]+[.H16])+31*([.H6]+[.H8]+[.H10]+[.H12]+[.H13]+[.H15]+[.H17])+29*[.H7])/366" table:style-name="ce54">
            <text:p>9.4</text:p>
          </table:table-cell>
          <table:table-cell office:value-type="float" office:value="10.710872847170888" table:formula="of:=(30*([.I9]+[.I11]+[.I14]+[.I16])+31*([.I6]+[.I8]+[.I10]+[.I12]+[.I13]+[.I15]+[.I17])+28*[.I7])/365" table:style-name="ce54">
            <text:p>10.7</text:p>
          </table:table-cell>
          <table:table-cell office:value-type="float" office:value="10.523540001396592" table:formula="of:=(30*([.J9]+[.J11]+[.J14]+[.J16])+31*([.J6]+[.J8]+[.J10]+[.J12]+[.J13]+[.J15]+[.J17])+28*[.J7])/365" table:style-name="ce54">
            <text:p>10.5</text:p>
          </table:table-cell>
          <table:table-cell office:value-type="float" office:value="10.718295159073012" table:formula="of:=(30*([.K9]+[.K11]+[.K14]+[.K16])+31*([.K6]+[.K8]+[.K10]+[.K12]+[.K13]+[.K15]+[.K17])+28*[.K7])/365" table:style-name="ce54">
            <text:p>10.7</text:p>
          </table:table-cell>
          <table:table-cell office:value-type="float" office:value="10.465584299087006" table:formula="of:=(30*([.L9]+[.L11]+[.L14]+[.L16])+31*([.L6]+[.L8]+[.L10]+[.L12]+[.L13]+[.L15]+[.L17])+29*[.L7])/366" table:style-name="ce54">
            <text:p>10.5</text:p>
          </table:table-cell>
          <table:table-cell office:value-type="float" office:value="10.156182968572319" table:formula="of:=(30*([.M9]+[.M11]+[.M14]+[.M16])+31*([.M6]+[.M8]+[.M10]+[.M12]+[.M13]+[.M15]+[.M17])+28*[.M7])/365" table:style-name="ce54">
            <text:p>10.2</text:p>
          </table:table-cell>
          <table:table-cell office:value-type="float" office:value="10.763105984726341" table:formula="of:=(30*([.N9]+[.N11]+[.N14]+[.N16])+31*([.N6]+[.N8]+[.N10]+[.N12]+[.N13]+[.N15]+[.N17])+28*[.N7])/365" table:style-name="ce54">
            <text:p>10.8</text:p>
          </table:table-cell>
          <table:table-cell office:value-type="float" office:value="10.640902832450161" table:formula="of:=(30*([.O9]+[.O11]+[.O14]+[.O16])+31*([.O6]+[.O8]+[.O10]+[.O12]+[.O13]+[.O15]+[.O17])+28*[.O7])/365" table:style-name="ce54">
            <text:p>10.6</text:p>
          </table:table-cell>
          <table:table-cell office:value-type="float" office:value="10.586476835431538" table:formula="of:=(30*([.P9]+[.P11]+[.P14]+[.P16])+31*([.P6]+[.P8]+[.P10]+[.P12]+[.P13]+[.P15]+[.P17])+29*[.P7])/366" table:style-name="ce54">
            <text:p>10.6</text:p>
          </table:table-cell>
          <table:table-cell office:value-type="float" office:value="10.499081986428742" table:formula="of:=(30*([.Q9]+[.Q11]+[.Q14]+[.Q16])+31*([.Q6]+[.Q8]+[.Q10]+[.Q12]+[.Q13]+[.Q15]+[.Q17])+28*[.Q7])/365" table:style-name="ce54">
            <text:p>10.5</text:p>
          </table:table-cell>
          <table:table-cell office:value-type="float" office:value="10.771655549022759" table:formula="of:=(30*([.R9]+[.R11]+[.R14]+[.R16])+31*([.R6]+[.R8]+[.R10]+[.R12]+[.R13]+[.R15]+[.R17])+28*[.R7])/365" table:style-name="ce54">
            <text:p>10.8</text:p>
          </table:table-cell>
          <table:table-cell office:value-type="float" office:value="10.541890614812926" table:formula="of:=(30*([.S9]+[.S11]+[.S14]+[.S16])+31*([.S6]+[.S8]+[.S10]+[.S12]+[.S13]+[.S15]+[.S17])+28*[.S7])/365" table:style-name="ce54">
            <text:p>10.5</text:p>
          </table:table-cell>
          <table:table-cell office:value-type="float" office:value="9.9597530916925798" table:formula="of:=(30*([.T9]+[.T11]+[.T14]+[.T16])+31*([.T6]+[.T8]+[.T10]+[.T12]+[.T13]+[.T15]+[.T17])+29*[.T7])/366" table:style-name="ce54">
            <text:p>10.0</text:p>
          </table:table-cell>
          <table:table-cell office:value-type="float" office:value="10.10351579491442" table:formula="of:=(30*([.U9]+[.U11]+[.U14]+[.U16])+31*([.U6]+[.U8]+[.U10]+[.U12]+[.U13]+[.U15]+[.U17])+28*[.U7])/365" table:style-name="ce54">
            <text:p>10.1</text:p>
          </table:table-cell>
          <table:table-cell office:value-type="float" office:value="8.9560404435746914" table:formula="of:=(30*([.V9]+[.V11]+[.V14]+[.V16])+31*([.V6]+[.V8]+[.V10]+[.V12]+[.V13]+[.V15]+[.V17])+28*[.V7])/365" table:style-name="ce54">
            <text:p>9.0</text:p>
          </table:table-cell>
          <table:table-cell office:value-type="float" office:value="10.731193737769081" table:formula="of:=(30*([.W9]+[.W11]+[.W14]+[.W16])+31*([.W6]+[.W8]+[.W10]+[.W12]+[.W13]+[.W15]+[.W17])+28*[.W7])/365" table:style-name="ce54">
            <text:p>10.7</text:p>
          </table:table-cell>
          <table:table-cell office:value-type="float" office:value="9.7770361696079373" table:formula="of:=(30*([.X9]+[.X11]+[.X14]+[.X16])+31*([.X6]+[.X8]+[.X10]+[.X12]+[.X13]+[.X15]+[.X17])+29*[.X7])/366" table:style-name="ce54">
            <text:p>9.8</text:p>
          </table:table-cell>
          <table:table-cell office:value-type="float" office:value="9.7490410958904068" table:formula="of:=(30*([.Y9]+[.Y11]+[.Y14]+[.Y16])+31*([.Y6]+[.Y8]+[.Y10]+[.Y12]+[.Y13]+[.Y15]+[.Y17])+28*[.Y7])/365" table:style-name="ce54">
            <text:p>9.7</text:p>
          </table:table-cell>
          <table:table-cell office:value-type="float" office:value="10.941754729288975" table:formula="of:=(30*([.Z9]+[.Z11]+[.Z14]+[.Z16])+31*([.Z6]+[.Z8]+[.Z10]+[.Z12]+[.Z13]+[.Z15]+[.Z17])+28*[.Z7])/365" table:style-name="ce54">
            <text:p>10.9</text:p>
          </table:table-cell>
          <table:table-cell office:value-type="float" office:value="10.340391389432485" table:formula="of:=(30*([.AA9]+[.AA11]+[.AA14]+[.AA16])+31*([.AA6]+[.AA8]+[.AA10]+[.AA12]+[.AA13]+[.AA15]+[.AA17])+28*[.AA7])/365" table:style-name="ce54">
            <text:p>10.3</text:p>
          </table:table-cell>
          <table:table-cell office:value-type="float" office:value="10.349315648832041" table:formula="of:=(30*([.AB9]+[.AB11]+[.AB14]+[.AB16])+31*([.AB6]+[.AB8]+[.AB10]+[.AB12]+[.AB13]+[.AB15]+[.AB17])+29*[.AB7])/366" table:style-name="ce54">
            <text:p>10.3</text:p>
          </table:table-cell>
          <table:table-cell office:value-type="float" office:value="10.607931615568603" table:formula="of:=(30*([.AC9]+[.AC11]+[.AC14]+[.AC16])+31*([.AC6]+[.AC8]+[.AC10]+[.AC12]+[.AC13]+[.AC15]+[.AC17])+28*[.AC7])/365" table:style-name="ce54">
            <text:p>10.6</text:p>
          </table:table-cell>
          <table:table-cell office:value-type="float" office:value="10.601037181996086" table:formula="of:=(30*([.AD9]+[.AD11]+[.AD14]+[.AD16])+31*([.AD6]+[.AD8]+[.AD10]+[.AD12]+[.AD13]+[.AD15]+[.AD17])+28*[.AD7])/365" table:style-name="ce54">
            <text:p>10.6</text:p>
          </table:table-cell>
          <table:table-cell office:value-type="float" office:value="10.461646648727987" table:formula="of:=(30*([.AE9]+[.AE11]+[.AE14]+[.AE16])+31*([.AE6]+[.AE8]+[.AE10]+[.AE12]+[.AE13]+[.AE15]+[.AE17])+28*[.AE7])/365" table:style-name="ce54">
            <text:p>10.5</text:p>
          </table:table-cell>
          <table:table-cell office:value-type="float" office:value="10.774681368722351" table:formula="of:=(30*([.AF9]+[.AF11]+[.AF14]+[.AF16])+31*([.AF6]+[.AF8]+[.AF10]+[.AF12]+[.AF13]+[.AF15]+[.AF17])+29*[.AF7])/366" table:style-name="ce54">
            <text:p>10.8</text:p>
          </table:table-cell>
          <table:table-cell office:value-type="float" office:value="10.350658838878017" table:formula="of:=(30*([.AG9]+[.AG11]+[.AG14]+[.AG16])+31*([.AG6]+[.AG8]+[.AG10]+[.AG12]+[.AG13]+[.AG15]+[.AG17])+28*[.AG7])/365" table:style-name="ce54">
            <text:p>10.4</text:p>
          </table:table-cell>
          <table:table-cell office:value-type="string" table:style-name="ce54">
            <text:p>[x]</text:p>
          </table:table-cell>
          <table:table-cell table:number-columns-repeated="5" table:style-name="ce40"/>
          <table:table-cell table:number-columns-repeated="16345" table:style-name="ce1"/>
        </table:table-row>
        <table:table-row table:style-name="ro1">
          <table:table-cell office:value-type="string" table:style-name="ce55">
            <text:p>Calendar period</text:p>
          </table:table-cell>
          <table:table-cell table:style-name="ce56"/>
          <table:table-cell office:value-type="string" table:style-name="ce57">
            <text:p>1991</text:p>
            <text:p>deviation</text:p>
          </table:table-cell>
          <table:table-cell office:value-type="string" table:style-name="ce58">
            <text:p>1992<text:s/></text:p>
            <text:p>deviation</text:p>
          </table:table-cell>
          <table:table-cell office:value-type="string" table:style-name="ce58">
            <text:p>1993</text:p>
            <text:p>deviation</text:p>
          </table:table-cell>
          <table:table-cell office:value-type="string" table:style-name="ce58">
            <text:p>1994</text:p>
            <text:p>deviation</text:p>
          </table:table-cell>
          <table:table-cell office:value-type="string" table:style-name="ce58">
            <text:p>1995</text:p>
            <text:p>deviation</text:p>
          </table:table-cell>
          <table:table-cell office:value-type="string" table:style-name="ce58">
            <text:p>1996</text:p>
            <text:p>deviation</text:p>
          </table:table-cell>
          <table:table-cell office:value-type="string" table:style-name="ce58">
            <text:p>1997</text:p>
            <text:p>deviation</text:p>
          </table:table-cell>
          <table:table-cell office:value-type="string" table:style-name="ce58">
            <text:p>1998</text:p>
            <text:p>deviation</text:p>
          </table:table-cell>
          <table:table-cell office:value-type="string" table:style-name="ce58">
            <text:p>1999</text:p>
            <text:p>deviation</text:p>
          </table:table-cell>
          <table:table-cell office:value-type="string" table:style-name="ce58">
            <text:p>2000</text:p>
            <text:p>deviation</text:p>
          </table:table-cell>
          <table:table-cell office:value-type="string" table:style-name="ce58">
            <text:p>2001</text:p>
            <text:p>deviation</text:p>
          </table:table-cell>
          <table:table-cell office:value-type="string" table:style-name="ce59">
            <text:p>2002<text:s/></text:p>
            <text:p>deviation</text:p>
          </table:table-cell>
          <table:table-cell office:value-type="string" table:style-name="ce59">
            <text:p>2003</text:p>
            <text:p>deviation</text:p>
          </table:table-cell>
          <table:table-cell office:value-type="string" table:style-name="ce59">
            <text:p>2004</text:p>
            <text:p>deviation</text:p>
          </table:table-cell>
          <table:table-cell office:value-type="string" table:style-name="ce59">
            <text:p>2005</text:p>
            <text:p>deviation</text:p>
          </table:table-cell>
          <table:table-cell office:value-type="string" table:style-name="ce59">
            <text:p>2006</text:p>
            <text:p>deviation</text:p>
          </table:table-cell>
          <table:table-cell office:value-type="string" table:style-name="ce59">
            <text:p>2007</text:p>
            <text:p>deviation</text:p>
          </table:table-cell>
          <table:table-cell office:value-type="string" table:style-name="ce59">
            <text:p>2008</text:p>
            <text:p>deviation</text:p>
          </table:table-cell>
          <table:table-cell office:value-type="string" table:style-name="ce59">
            <text:p>2009</text:p>
            <text:p>deviation</text:p>
          </table:table-cell>
          <table:table-cell office:value-type="string" table:style-name="ce59">
            <text:p>2010</text:p>
            <text:p>deviation</text:p>
          </table:table-cell>
          <table:table-cell office:value-type="string" table:style-name="ce59">
            <text:p>2011</text:p>
            <text:p>deviation</text:p>
          </table:table-cell>
          <table:table-cell office:value-type="string" table:style-name="ce59">
            <text:p>2012</text:p>
            <text:p>deviation</text:p>
          </table:table-cell>
          <table:table-cell office:value-type="string" table:style-name="ce59">
            <text:p>2013<text:s/></text:p>
            <text:p>deviation</text:p>
          </table:table-cell>
          <table:table-cell office:value-type="string" table:style-name="ce59">
            <text:p>2014<text:s/></text:p>
            <text:p>deviation</text:p>
          </table:table-cell>
          <table:table-cell office:value-type="string" table:style-name="ce59">
            <text:p>2015<text:s/></text:p>
            <text:p>deviation</text:p>
          </table:table-cell>
          <table:table-cell office:value-type="string" table:style-name="ce59">
            <text:p>2016<text:s/></text:p>
            <text:p>deviation</text:p>
          </table:table-cell>
          <table:table-cell office:value-type="string" table:style-name="ce59">
            <text:p>2017<text:s/></text:p>
            <text:p>deviation</text:p>
          </table:table-cell>
          <table:table-cell office:value-type="string" table:style-name="ce59">
            <text:p>2018<text:s/></text:p>
            <text:p>deviation</text:p>
          </table:table-cell>
          <table:table-cell office:value-type="string" table:style-name="ce59">
            <text:p>2019<text:s/></text:p>
            <text:p>deviation</text:p>
          </table:table-cell>
          <table:table-cell office:value-type="string" table:style-name="ce59">
            <text:p>2020<text:s/></text:p>
            <text:p>deviation</text:p>
          </table:table-cell>
          <table:table-cell office:value-type="string" table:style-name="ce59">
            <text:p>2021<text:s/></text:p>
            <text:p>deviation</text:p>
          </table:table-cell>
          <table:table-cell office:value-type="string" table:style-name="ce59">
            <text:p>2022</text:p>
            <text:p>deviation</text:p>
          </table:table-cell>
          <table:table-cell table:number-columns-repeated="5" table:style-name="ce40"/>
          <table:table-cell table:number-columns-repeated="16345" table:style-name="ce1"/>
        </table:table-row>
        <table:table-row table:style-name="ro4">
          <table:table-cell office:value-type="string" table:style-name="ce46">
            <text:p>January</text:p>
          </table:table-cell>
          <table:table-cell table:style-name="ce60"/>
          <table:table-cell office:value-type="float" office:value="-1.2145134578404546" table:formula="of:=[.C6]-[.$B$6]" table:style-name="ce43">
            <text:p>-1.2</text:p>
          </table:table-cell>
          <table:table-cell office:value-type="float" office:value="-0.91451345784045479" table:formula="of:=[.D6]-[.$B$6]" table:style-name="ce43">
            <text:p>-0.9</text:p>
          </table:table-cell>
          <table:table-cell office:value-type="float" office:value="1.0854865421595452" table:formula="of:=[.E6]-[.$B$6]" table:style-name="ce43">
            <text:p>1.1</text:p>
          </table:table-cell>
          <table:table-cell office:value-type="float" office:value="0.28548654215954539" table:formula="of:=[.F6]-[.$B$6]" table:style-name="ce43">
            <text:p>0.3</text:p>
          </table:table-cell>
          <table:table-cell office:value-type="float" office:value="-1.4513457840454436E-2" table:formula="of:=[.G6]-[.$B$6]" table:style-name="ce43">
            <text:p>-0.0</text:p>
          </table:table-cell>
          <table:table-cell office:value-type="float" office:value="-0.11451345784045497" table:formula="of:=[.H6]-[.$B$6]" table:style-name="ce43">
            <text:p>-0.1</text:p>
          </table:table-cell>
          <table:table-cell office:value-type="float" office:value="-2.0145134578404549" table:formula="of:=[.I6]-[.$B$6]" table:style-name="ce43">
            <text:p>-2.0</text:p>
          </table:table-cell>
          <table:table-cell office:value-type="float" office:value="0.55356086648387048" table:formula="of:=[.J6]-[.$B$6]" table:style-name="ce43">
            <text:p>0.6</text:p>
          </table:table-cell>
          <table:table-cell office:value-type="float" office:value="0.89078833661305357" table:formula="of:=[.K6]-[.$B$6]" table:style-name="ce43">
            <text:p>0.9</text:p>
          </table:table-cell>
          <table:table-cell office:value-type="float" office:value="0.58548654215954521" table:formula="of:=[.L6]-[.$B$6]" table:style-name="ce43">
            <text:p>0.6</text:p>
          </table:table-cell>
          <table:table-cell office:value-type="float" office:value="-1.0145134578404549" table:formula="of:=[.M6]-[.$B$6]" table:style-name="ce43">
            <text:p>-1.0</text:p>
          </table:table-cell>
          <table:table-cell office:value-type="float" office:value="1.1790491495123989" table:formula="of:=[.N6]-[.$B$6]" table:style-name="ce43">
            <text:p>1.2</text:p>
          </table:table-cell>
          <table:table-cell office:value-type="float" office:value="-5.2275697199617888E-2" table:formula="of:=[.O6]-[.$B$6]" table:style-name="ce43">
            <text:p>-0.1</text:p>
          </table:table-cell>
          <table:table-cell office:value-type="float" office:value="0.57229085407066904" table:formula="of:=[.P6]-[.$B$6]" table:style-name="ce43">
            <text:p>0.6</text:p>
          </table:table-cell>
          <table:table-cell office:value-type="float" office:value="1.4459642084282303" table:formula="of:=[.Q6]-[.$B$6]" table:style-name="ce43">
            <text:p>1.4</text:p>
          </table:table-cell>
          <table:table-cell office:value-type="float" office:value="-0.3936733867204012" table:formula="of:=[.R6]-[.$B$6]" table:style-name="ce43">
            <text:p>-0.4</text:p>
          </table:table-cell>
          <table:table-cell office:value-type="float" office:value="2.0021247674155145" table:formula="of:=[.S6]-[.$B$6]" table:style-name="ce43">
            <text:p>2.0</text:p>
          </table:table-cell>
          <table:table-cell office:value-type="float" office:value="1.4587584315604527" table:formula="of:=[.T6]-[.$B$6]" table:style-name="ce43">
            <text:p>1.5</text:p>
          </table:table-cell>
          <table:table-cell office:value-type="float" office:value="-1.6155119217421379" table:formula="of:=[.U6]-[.$B$6]" table:style-name="ce43">
            <text:p>-1.6</text:p>
          </table:table-cell>
          <table:table-cell office:value-type="float" office:value="-3.4195057773489035" table:formula="of:=[.V6]-[.$B$6]" table:style-name="ce43">
            <text:p>-3.4</text:p>
          </table:table-cell>
          <table:table-cell office:value-type="float" office:value="-1.0585226744303187" table:formula="of:=[.W6]-[.$B$6]" table:style-name="ce43">
            <text:p>-1.1</text:p>
          </table:table-cell>
          <table:table-cell office:value-type="float" office:value="0.55422694154510488" table:formula="of:=[.X6]-[.$B$6]" table:style-name="ce43">
            <text:p>0.6</text:p>
          </table:table-cell>
          <table:table-cell office:value-type="float" office:value="-0.98893742097409376" table:formula="of:=[.Y6]-[.$B$6]" table:style-name="ce43">
            <text:p>-1.0</text:p>
          </table:table-cell>
          <table:table-cell office:value-type="float" office:value="0.73487210283543369" table:formula="of:=[.Z6]-[.$B$6]" table:style-name="ce43">
            <text:p>0.7</text:p>
          </table:table-cell>
          <table:table-cell office:value-type="float" office:value="-0.13732451774829091" table:formula="of:=[.AA6]-[.$B$6]" table:style-name="ce43">
            <text:p>-0.1</text:p>
          </table:table-cell>
          <table:table-cell office:value-type="float" office:value="0.76701495997829117" table:formula="of:=[.AB6]-[.$B$6]" table:style-name="ce43">
            <text:p>0.8</text:p>
          </table:table-cell>
          <table:table-cell office:value-type="float" office:value="-0.5862492489310851" table:formula="of:=[.AC6]-[.$B$6]" table:style-name="ce43">
            <text:p>-0.6</text:p>
          </table:table-cell>
          <table:table-cell office:value-type="float" office:value="0.33617778639917439" table:formula="of:=[.AD6]-[.$B$6]" table:style-name="ce43">
            <text:p>0.3</text:p>
          </table:table-cell>
          <table:table-cell office:value-type="float" office:value="-0.67810792788653806" table:formula="of:=[.AE6]-[.$B$6]" table:style-name="ce43">
            <text:p>-0.7</text:p>
          </table:table-cell>
          <table:table-cell office:value-type="float" office:value="1.7659012887033239" table:formula="of:=[.AF6]-[.$B$6]" table:style-name="ce43">
            <text:p>1.8</text:p>
          </table:table-cell>
          <table:table-cell office:value-type="float" office:value="-1.6229619985470598" table:formula="of:=[.AG6]-[.$B$6]" table:style-name="ce43">
            <text:p>-1.6</text:p>
          </table:table-cell>
          <table:table-cell office:value-type="float" office:value="0.2900948370904306" table:formula="of:=[.AH6]-[.$B6]" table:style-name="ce43">
            <text:p>0.3</text:p>
          </table:table-cell>
          <table:table-cell table:number-columns-repeated="5" table:style-name="ce40"/>
          <table:table-cell table:number-columns-repeated="16345" table:style-name="ce1"/>
        </table:table-row>
        <table:table-row table:style-name="ro4">
          <table:table-cell office:value-type="string" table:style-name="ce46">
            <text:p>February</text:p>
          </table:table-cell>
          <table:table-cell table:style-name="ce60"/>
          <table:table-cell office:value-type="float" office:value="-2.7751141552061349" table:formula="of:=[.C7]-[.$B$7]" table:style-name="ce43">
            <text:p>-2.8</text:p>
          </table:table-cell>
          <table:table-cell office:value-type="float" office:value="0.72488584479386553" table:formula="of:=[.D7]-[.$B$7]" table:style-name="ce43">
            <text:p>0.7</text:p>
          </table:table-cell>
          <table:table-cell office:value-type="float" office:value="0.22488584479386553" table:formula="of:=[.E7]-[.$B$7]" table:style-name="ce43">
            <text:p>0.2</text:p>
          </table:table-cell>
          <table:table-cell office:value-type="float" office:value="-1.6751141552061348" table:formula="of:=[.F7]-[.$B$7]" table:style-name="ce43">
            <text:p>-1.7</text:p>
          </table:table-cell>
          <table:table-cell office:value-type="float" office:value="1.5248858447938654" table:formula="of:=[.G7]-[.$B$7]" table:style-name="ce43">
            <text:p>1.5</text:p>
          </table:table-cell>
          <table:table-cell office:value-type="float" office:value="-2.0751141552061347" table:formula="of:=[.H7]-[.$B$7]" table:style-name="ce43">
            <text:p>-2.1</text:p>
          </table:table-cell>
          <table:table-cell office:value-type="float" office:value="1.7082818447938655" table:formula="of:=[.I7]-[.$B$7]" table:style-name="ce43">
            <text:p>1.7</text:p>
          </table:table-cell>
          <table:table-cell office:value-type="float" office:value="2.5747016827312494" table:formula="of:=[.J7]-[.$B$7]" table:style-name="ce43">
            <text:p>2.6</text:p>
          </table:table-cell>
          <table:table-cell office:value-type="float" office:value="0.38266384479386506" table:formula="of:=[.K7]-[.$B$7]" table:style-name="ce43">
            <text:p>0.4</text:p>
          </table:table-cell>
          <table:table-cell office:value-type="float" office:value="1.2722861888757073" table:formula="of:=[.L7]-[.$B$7]" table:style-name="ce43">
            <text:p>1.3</text:p>
          </table:table-cell>
          <table:table-cell office:value-type="float" office:value="-0.375114155206135" table:formula="of:=[.M7]-[.$B$7]" table:style-name="ce43">
            <text:p>-0.4</text:p>
          </table:table-cell>
          <table:table-cell office:value-type="float" office:value="2.0681029012810539" table:formula="of:=[.N7]-[.$B$7]" table:style-name="ce43">
            <text:p>2.1</text:p>
          </table:table-cell>
          <table:table-cell office:value-type="float" office:value="-0.71987606613428223" table:formula="of:=[.O7]-[.$B$7]" table:style-name="ce43">
            <text:p>-0.7</text:p>
          </table:table-cell>
          <table:table-cell office:value-type="float" office:value="0.42163141203951682" table:formula="of:=[.P7]-[.$B$7]" table:style-name="ce43">
            <text:p>0.4</text:p>
          </table:table-cell>
          <table:table-cell office:value-type="float" office:value="-0.65619996319802887" table:formula="of:=[.Q7]-[.$B$7]" table:style-name="ce43">
            <text:p>-0.7</text:p>
          </table:table-cell>
          <table:table-cell office:value-type="float" office:value="-1.0072570109826087" table:formula="of:=[.R7]-[.$B$7]" table:style-name="ce43">
            <text:p>-1.0</text:p>
          </table:table-cell>
          <table:table-cell office:value-type="float" office:value="0.87403997953839241" table:formula="of:=[.S7]-[.$B$7]" table:style-name="ce43">
            <text:p>0.9</text:p>
          </table:table-cell>
          <table:table-cell office:value-type="float" office:value="0.1890073553496503" table:formula="of:=[.T7]-[.$B$7]" table:style-name="ce43">
            <text:p>0.2</text:p>
          </table:table-cell>
          <table:table-cell office:value-type="float" office:value="-0.81890667221293434" table:formula="of:=[.U7]-[.$B$7]" table:style-name="ce43">
            <text:p>-0.8</text:p>
          </table:table-cell>
          <table:table-cell office:value-type="float" office:value="-2.4249440871789227" table:formula="of:=[.V7]-[.$B$7]" table:style-name="ce43">
            <text:p>-2.4</text:p>
          </table:table-cell>
          <table:table-cell office:value-type="float" office:value="1.1714844842496515" table:formula="of:=[.W7]-[.$B$7]" table:style-name="ce43">
            <text:p>1.2</text:p>
          </table:table-cell>
          <table:table-cell office:value-type="float" office:value="-0.7865263062734611" table:formula="of:=[.X7]-[.$B$7]" table:style-name="ce43">
            <text:p>-0.8</text:p>
          </table:table-cell>
          <table:table-cell office:value-type="float" office:value="-1.7937366041857303" table:formula="of:=[.Y7]-[.$B$7]" table:style-name="ce43">
            <text:p>-1.8</text:p>
          </table:table-cell>
          <table:table-cell office:value-type="float" office:value="1.095379042072782" table:formula="of:=[.Z7]-[.$B$7]" table:style-name="ce43">
            <text:p>1.1</text:p>
          </table:table-cell>
          <table:table-cell office:value-type="float" office:value="-0.88531823683879196" table:formula="of:=[.AA7]-[.$B$7]" table:style-name="ce43">
            <text:p>-0.9</text:p>
          </table:table-cell>
          <table:table-cell office:value-type="float" office:value="-0.10056571514045665" table:formula="of:=[.AB7]-[.$B$7]" table:style-name="ce43">
            <text:p>-0.1</text:p>
          </table:table-cell>
          <table:table-cell office:value-type="float" office:value="1.0459742801680161" table:formula="of:=[.AC7]-[.$B$7]" table:style-name="ce43">
            <text:p>1.0</text:p>
          </table:table-cell>
          <table:table-cell office:value-type="float" office:value="-2.088549529355789" table:formula="of:=[.AD7]-[.$B$7]" table:style-name="ce43">
            <text:p>-2.1</text:p>
          </table:table-cell>
          <table:table-cell office:value-type="float" office:value="1.7099198583993074" table:formula="of:=[.AE7]-[.$B$7]" table:style-name="ce43">
            <text:p>1.7</text:p>
          </table:table-cell>
          <table:table-cell office:value-type="float" office:value="1.2099433160582338" table:formula="of:=[.AF7]-[.$B$7]" table:style-name="ce43">
            <text:p>1.2</text:p>
          </table:table-cell>
          <table:table-cell office:value-type="float" office:value="-4.4331842280963762E-2" table:formula="of:=[.AG7]-[.$B$7]" table:style-name="ce43">
            <text:p>-0.0</text:p>
          </table:table-cell>
          <table:table-cell office:value-type="float" office:value="1.6601749604401173" table:formula="of:=[.AH7]-[.$B7]" table:style-name="ce43">
            <text:p>1.7</text:p>
          </table:table-cell>
          <table:table-cell table:number-columns-repeated="5" table:style-name="ce40"/>
          <table:table-cell table:number-columns-repeated="16345" table:style-name="ce1"/>
        </table:table-row>
        <table:table-row table:style-name="ro4">
          <table:table-cell office:value-type="string" table:style-name="ce46">
            <text:p>March</text:p>
          </table:table-cell>
          <table:table-cell table:style-name="ce60"/>
          <table:table-cell office:value-type="float" office:value="1.026503727149624" table:formula="of:=[.C8]-[.$B$8]" table:style-name="ce43">
            <text:p>1.0</text:p>
          </table:table-cell>
          <table:table-cell office:value-type="float" office:value="0.62650372714962455" table:formula="of:=[.D8]-[.$B$8]" table:style-name="ce43">
            <text:p>0.6</text:p>
          </table:table-cell>
          <table:table-cell office:value-type="float" office:value="-0.17349627285037617" table:formula="of:=[.E8]-[.$B$8]" table:style-name="ce43">
            <text:p>-0.2</text:p>
          </table:table-cell>
          <table:table-cell office:value-type="float" office:value="0.82650372714962383" table:formula="of:=[.F8]-[.$B$8]" table:style-name="ce43">
            <text:p>0.8</text:p>
          </table:table-cell>
          <table:table-cell office:value-type="float" office:value="-1.1734962728503762" table:formula="of:=[.G8]-[.$B$8]" table:style-name="ce43">
            <text:p>-1.2</text:p>
          </table:table-cell>
          <table:table-cell office:value-type="float" office:value="-2.1734962728503762" table:formula="of:=[.H8]-[.$B$8]" table:style-name="ce43">
            <text:p>-2.2</text:p>
          </table:table-cell>
          <table:table-cell office:value-type="float" office:value="1.5965037271496234" table:formula="of:=[.I8]-[.$B$8]" table:style-name="ce43">
            <text:p>1.6</text:p>
          </table:table-cell>
          <table:table-cell office:value-type="float" office:value="1.2604770159643151" table:formula="of:=[.J8]-[.$B$8]" table:style-name="ce43">
            <text:p>1.3</text:p>
          </table:table-cell>
          <table:table-cell office:value-type="float" office:value="0.64444203883793438" table:formula="of:=[.K8]-[.$B$8]" table:style-name="ce43">
            <text:p>0.6</text:p>
          </table:table-cell>
          <table:table-cell office:value-type="float" office:value="0.76808869446989902" table:formula="of:=[.L8]-[.$B$8]" table:style-name="ce43">
            <text:p>0.8</text:p>
          </table:table-cell>
          <table:table-cell office:value-type="float" office:value="-1.3214301516738747" table:formula="of:=[.M8]-[.$B$8]" table:style-name="ce43">
            <text:p>-1.3</text:p>
          </table:table-cell>
          <table:table-cell office:value-type="float" office:value="0.85356558280564521" table:formula="of:=[.N8]-[.$B$8]" table:style-name="ce43">
            <text:p>0.9</text:p>
          </table:table-cell>
          <table:table-cell office:value-type="float" office:value="1.0455678424706196" table:formula="of:=[.O8]-[.$B$8]" table:style-name="ce43">
            <text:p>1.0</text:p>
          </table:table-cell>
          <table:table-cell office:value-type="float" office:value="-0.13020582064731556" table:formula="of:=[.P8]-[.$B$8]" table:style-name="ce43">
            <text:p>-0.1</text:p>
          </table:table-cell>
          <table:table-cell office:value-type="float" office:value="0.47002225868021341" table:formula="of:=[.Q8]-[.$B$8]" table:style-name="ce43">
            <text:p>0.5</text:p>
          </table:table-cell>
          <table:table-cell office:value-type="float" office:value="-1.8145347869574922" table:formula="of:=[.R8]-[.$B$8]" table:style-name="ce43">
            <text:p>-1.8</text:p>
          </table:table-cell>
          <table:table-cell office:value-type="float" office:value="0.34628301407662221" table:formula="of:=[.S8]-[.$B$8]" table:style-name="ce43">
            <text:p>0.3</text:p>
          </table:table-cell>
          <table:table-cell office:value-type="float" office:value="-0.67787415303470233" table:formula="of:=[.T8]-[.$B$8]" table:style-name="ce43">
            <text:p>-0.7</text:p>
          </table:table-cell>
          <table:table-cell office:value-type="float" office:value="0.15499835080553925" table:formula="of:=[.U8]-[.$B$8]" table:style-name="ce43">
            <text:p>0.2</text:p>
          </table:table-cell>
          <table:table-cell office:value-type="float" office:value="-0.67557000556926106" table:formula="of:=[.V8]-[.$B$8]" table:style-name="ce43">
            <text:p>-0.7</text:p>
          </table:table-cell>
          <table:table-cell office:value-type="float" office:value="-1.2436365016273321E-2" table:formula="of:=[.W8]-[.$B$8]" table:style-name="ce43">
            <text:p>-0.0</text:p>
          </table:table-cell>
          <table:table-cell office:value-type="float" office:value="1.6804207772365762" table:formula="of:=[.X8]-[.$B$8]" table:style-name="ce43">
            <text:p>1.7</text:p>
          </table:table-cell>
          <table:table-cell office:value-type="float" office:value="-3.8208081008073691" table:formula="of:=[.Y8]-[.$B$8]" table:style-name="ce43">
            <text:p>-3.8</text:p>
          </table:table-cell>
          <table:table-cell office:value-type="float" office:value="0.78671878091307601" table:formula="of:=[.Z8]-[.$B$8]" table:style-name="ce43">
            <text:p>0.8</text:p>
          </table:table-cell>
          <table:table-cell office:value-type="float" office:value="-0.44223667223592766" table:formula="of:=[.AA8]-[.$B$8]" table:style-name="ce43">
            <text:p>-0.4</text:p>
          </table:table-cell>
          <table:table-cell office:value-type="float" office:value="-0.6671982697781802" table:formula="of:=[.AB8]-[.$B$8]" table:style-name="ce43">
            <text:p>-0.7</text:p>
          </table:table-cell>
          <table:table-cell office:value-type="float" office:value="1.7147525750758943" table:formula="of:=[.AC8]-[.$B$8]" table:style-name="ce43">
            <text:p>1.7</text:p>
          </table:table-cell>
          <table:table-cell office:value-type="float" office:value="-1.8829432774586712" table:formula="of:=[.AD8]-[.$B$8]" table:style-name="ce43">
            <text:p>-1.9</text:p>
          </table:table-cell>
          <table:table-cell office:value-type="float" office:value="1.1451673216196703" table:formula="of:=[.AE8]-[.$B$8]" table:style-name="ce43">
            <text:p>1.1</text:p>
          </table:table-cell>
          <table:table-cell office:value-type="float" office:value="1.9207260175735819E-2" table:formula="of:=[.AF8]-[.$B$8]" table:style-name="ce43">
            <text:p>0.0</text:p>
          </table:table-cell>
          <table:table-cell office:value-type="float" office:value="0.57128099289463119" table:formula="of:=[.AG8]-[.$B$8]" table:style-name="ce43">
            <text:p>0.6</text:p>
          </table:table-cell>
          <table:table-cell office:value-type="float" office:value="0.94401524788695124" table:formula="of:=[.AH8]-[.$B8]" table:style-name="ce43">
            <text:p>0.9</text:p>
          </table:table-cell>
          <table:table-cell table:number-columns-repeated="5" table:style-name="ce40"/>
          <table:table-cell table:number-columns-repeated="16345" table:style-name="ce1"/>
        </table:table-row>
        <table:table-row table:style-name="ro4">
          <table:table-cell office:value-type="string" table:style-name="ce46">
            <text:p>April</text:p>
          </table:table-cell>
          <table:table-cell table:style-name="ce60"/>
          <table:table-cell office:value-type="float" office:value="-0.95256229303247508" table:formula="of:=[.C9]-[.$B$9]" table:style-name="ce43">
            <text:p>-1.0</text:p>
          </table:table-cell>
          <table:table-cell office:value-type="float" office:value="-0.35256229303247544" table:formula="of:=[.D9]-[.$B$9]" table:style-name="ce43">
            <text:p>-0.4</text:p>
          </table:table-cell>
          <table:table-cell office:value-type="float" office:value="0.34743770696752563" table:formula="of:=[.E9]-[.$B$9]" table:style-name="ce43">
            <text:p>0.3</text:p>
          </table:table-cell>
          <table:table-cell office:value-type="float" office:value="-0.85256229303247544" table:formula="of:=[.F9]-[.$B$9]" table:style-name="ce43">
            <text:p>-0.9</text:p>
          </table:table-cell>
          <table:table-cell office:value-type="float" office:value="-5.2562293032474727E-2" table:formula="of:=[.G9]-[.$B$9]" table:style-name="ce43">
            <text:p>-0.1</text:p>
          </table:table-cell>
          <table:table-cell office:value-type="float" office:value="-0.25256229303247579" table:formula="of:=[.H9]-[.$B$9]" table:style-name="ce43">
            <text:p>-0.3</text:p>
          </table:table-cell>
          <table:table-cell office:value-type="float" office:value="0.15039470696752488" table:formula="of:=[.I9]-[.$B$9]" table:style-name="ce43">
            <text:p>0.2</text:p>
          </table:table-cell>
          <table:table-cell office:value-type="float" office:value="-1.1130152547049414" table:formula="of:=[.J9]-[.$B$9]" table:style-name="ce43">
            <text:p>-1.1</text:p>
          </table:table-cell>
          <table:table-cell office:value-type="float" office:value="0.46596229713145654" table:formula="of:=[.K9]-[.$B$9]" table:style-name="ce43">
            <text:p>0.5</text:p>
          </table:table-cell>
          <table:table-cell office:value-type="float" office:value="-1.0511167148011777" table:formula="of:=[.L9]-[.$B$9]" table:style-name="ce43">
            <text:p>-1.1</text:p>
          </table:table-cell>
          <table:table-cell office:value-type="float" office:value="-1.1456567040181316" table:formula="of:=[.M9]-[.$B$9]" table:style-name="ce43">
            <text:p>-1.1</text:p>
          </table:table-cell>
          <table:table-cell office:value-type="float" office:value="0.40609494576187721" table:formula="of:=[.N9]-[.$B$9]" table:style-name="ce43">
            <text:p>0.4</text:p>
          </table:table-cell>
          <table:table-cell office:value-type="float" office:value="0.94497290622762797" table:formula="of:=[.O9]-[.$B$9]" table:style-name="ce43">
            <text:p>0.9</text:p>
          </table:table-cell>
          <table:table-cell office:value-type="float" office:value="0.59800057166190257" table:formula="of:=[.P9]-[.$B$9]" table:style-name="ce43">
            <text:p>0.6</text:p>
          </table:table-cell>
          <table:table-cell office:value-type="float" office:value="-0.11874586909467588" table:formula="of:=[.Q9]-[.$B$9]" table:style-name="ce43">
            <text:p>-0.1</text:p>
          </table:table-cell>
          <table:table-cell office:value-type="float" office:value="-0.45976792380587561" table:formula="of:=[.R9]-[.$B$9]" table:style-name="ce43">
            <text:p>-0.5</text:p>
          </table:table-cell>
          <table:table-cell office:value-type="float" office:value="2.2148098410063355" table:formula="of:=[.S9]-[.$B$9]" table:style-name="ce43">
            <text:p>2.2</text:p>
          </table:table-cell>
          <table:table-cell office:value-type="float" office:value="-1.007879753728381" table:formula="of:=[.T9]-[.$B$9]" table:style-name="ce43">
            <text:p>-1.0</text:p>
          </table:table-cell>
          <table:table-cell office:value-type="float" office:value="0.75362818315800872" table:formula="of:=[.U9]-[.$B$9]" table:style-name="ce43">
            <text:p>0.8</text:p>
          </table:table-cell>
          <table:table-cell office:value-type="float" office:value="-7.5578166048357431E-2" table:formula="of:=[.V9]-[.$B$9]" table:style-name="ce43">
            <text:p>-0.1</text:p>
          </table:table-cell>
          <table:table-cell office:value-type="float" office:value="2.7133900879198922" table:formula="of:=[.W9]-[.$B$9]" table:style-name="ce43">
            <text:p>2.7</text:p>
          </table:table-cell>
          <table:table-cell office:value-type="float" office:value="-1.6131178485880433" table:formula="of:=[.X9]-[.$B$9]" table:style-name="ce43">
            <text:p>-1.6</text:p>
          </table:table-cell>
          <table:table-cell office:value-type="float" office:value="-1.5424035628737451" table:formula="of:=[.Y9]-[.$B$9]" table:style-name="ce43">
            <text:p>-1.5</text:p>
          </table:table-cell>
          <table:table-cell office:value-type="float" office:value="1.1584694529992845" table:formula="of:=[.Z9]-[.$B$9]" table:style-name="ce43">
            <text:p>1.2</text:p>
          </table:table-cell>
          <table:table-cell office:value-type="float" office:value="0.13370754823736952" table:formula="of:=[.AA9]-[.$B$9]" table:style-name="ce43">
            <text:p>0.1</text:p>
          </table:table-cell>
          <table:table-cell office:value-type="float" office:value="-1.4485146739848576" table:formula="of:=[.AB9]-[.$B$9]" table:style-name="ce43">
            <text:p>-1.4</text:p>
          </table:table-cell>
          <table:table-cell office:value-type="float" office:value="6.4699611729430728E-2" table:formula="of:=[.AC9]-[.$B$9]" table:style-name="ce43">
            <text:p>0.1</text:p>
          </table:table-cell>
          <table:table-cell office:value-type="float" office:value="0.59180278633260741" table:formula="of:=[.AD9]-[.$B$9]" table:style-name="ce43">
            <text:p>0.6</text:p>
          </table:table-cell>
          <table:table-cell office:value-type="float" office:value="0.11815199268182219" table:formula="of:=[.AE9]-[.$B$9]" table:style-name="ce43">
            <text:p>0.1</text:p>
          </table:table-cell>
          <table:table-cell office:value-type="float" office:value="1.3706932625230817" table:formula="of:=[.AF9]-[.$B$9]" table:style-name="ce43">
            <text:p>1.4</text:p>
          </table:table-cell>
          <table:table-cell office:value-type="float" office:value="-2.4015305470007338" table:formula="of:=[.AG9]-[.$B$9]" table:style-name="ce43">
            <text:p>-2.4</text:p>
          </table:table-cell>
          <table:table-cell office:value-type="float" office:value="0.18188215141195485" table:formula="of:=[.AH9]-[.$B9]" table:style-name="ce43">
            <text:p>0.2</text:p>
          </table:table-cell>
          <table:table-cell table:number-columns-repeated="5" table:style-name="ce40"/>
          <table:table-cell table:number-columns-repeated="16345" table:style-name="ce1"/>
        </table:table-row>
        <table:table-row table:style-name="ro4">
          <table:table-cell office:value-type="string" table:style-name="ce46">
            <text:p>May</text:p>
          </table:table-cell>
          <table:table-cell table:style-name="ce60"/>
          <table:table-cell office:value-type="float" office:value="-0.81773619606993186" table:formula="of:=[.C10]-[.$B$10]" table:style-name="ce43">
            <text:p>-0.8</text:p>
          </table:table-cell>
          <table:table-cell office:value-type="float" office:value="1.2822638039300678" table:formula="of:=[.D10]-[.$B$10]" table:style-name="ce43">
            <text:p>1.3</text:p>
          </table:table-cell>
          <table:table-cell office:value-type="float" office:value="-0.61773619606993257" table:formula="of:=[.E10]-[.$B$10]" table:style-name="ce43">
            <text:p>-0.6</text:p>
          </table:table-cell>
          <table:table-cell office:value-type="float" office:value="-1.4177361960699315" table:formula="of:=[.F10]-[.$B$10]" table:style-name="ce43">
            <text:p>-1.4</text:p>
          </table:table-cell>
          <table:table-cell office:value-type="float" office:value="-0.21773619606993222" table:formula="of:=[.G10]-[.$B$10]" table:style-name="ce43">
            <text:p>-0.2</text:p>
          </table:table-cell>
          <table:table-cell office:value-type="float" office:value="-2.5177361960699312" table:formula="of:=[.H10]-[.$B$10]" table:style-name="ce43">
            <text:p>-2.5</text:p>
          </table:table-cell>
          <table:table-cell office:value-type="float" office:value="-0.28278721647807714" table:formula="of:=[.I10]-[.$B$10]" table:style-name="ce43">
            <text:p>-0.3</text:p>
          </table:table-cell>
          <table:table-cell office:value-type="float" office:value="1.0779048295710805" table:formula="of:=[.J10]-[.$B$10]" table:style-name="ce43">
            <text:p>1.1</text:p>
          </table:table-cell>
          <table:table-cell office:value-type="float" office:value="0.97430360492510282" table:formula="of:=[.K10]-[.$B$10]" table:style-name="ce43">
            <text:p>1.0</text:p>
          </table:table-cell>
          <table:table-cell office:value-type="float" office:value="0.23866979394671262" table:formula="of:=[.L10]-[.$B$10]" table:style-name="ce43">
            <text:p>0.2</text:p>
          </table:table-cell>
          <table:table-cell office:value-type="float" office:value="0.62077050806014711" table:formula="of:=[.M10]-[.$B$10]" table:style-name="ce43">
            <text:p>0.6</text:p>
          </table:table-cell>
          <table:table-cell office:value-type="float" office:value="0.10431510160586832" table:formula="of:=[.N10]-[.$B$10]" table:style-name="ce43">
            <text:p>0.1</text:p>
          </table:table-cell>
          <table:table-cell office:value-type="float" office:value="0.26727232266549983" table:formula="of:=[.O10]-[.$B$10]" table:style-name="ce43">
            <text:p>0.3</text:p>
          </table:table-cell>
          <table:table-cell office:value-type="float" office:value="0.28498615028004615" table:formula="of:=[.P10]-[.$B$10]" table:style-name="ce43">
            <text:p>0.3</text:p>
          </table:table-cell>
          <table:table-cell office:value-type="float" office:value="-0.60438214061834472" table:formula="of:=[.Q10]-[.$B$10]" table:style-name="ce43">
            <text:p>-0.6</text:p>
          </table:table-cell>
          <table:table-cell office:value-type="float" office:value="1.4576737903984949E-2" table:formula="of:=[.R10]-[.$B$10]" table:style-name="ce43">
            <text:p>0.0</text:p>
          </table:table-cell>
          <table:table-cell office:value-type="float" office:value="5.5948014456372874E-2" table:formula="of:=[.S10]-[.$B$10]" table:style-name="ce43">
            <text:p>0.1</text:p>
          </table:table-cell>
          <table:table-cell office:value-type="float" office:value="1.2187461387994833" table:formula="of:=[.T10]-[.$B$10]" table:style-name="ce43">
            <text:p>1.2</text:p>
          </table:table-cell>
          <table:table-cell office:value-type="float" office:value="0.12504414187169743" table:formula="of:=[.U10]-[.$B$10]" table:style-name="ce43">
            <text:p>0.1</text:p>
          </table:table-cell>
          <table:table-cell office:value-type="float" office:value="-1.0264151515230697" table:formula="of:=[.V10]-[.$B$10]" table:style-name="ce43">
            <text:p>-1.0</text:p>
          </table:table-cell>
          <table:table-cell office:value-type="float" office:value="0.43748653818504835" table:formula="of:=[.W10]-[.$B$10]" table:style-name="ce43">
            <text:p>0.4</text:p>
          </table:table-cell>
          <table:table-cell office:value-type="float" office:value="-0.22557029745242296" table:formula="of:=[.X10]-[.$B$10]" table:style-name="ce43">
            <text:p>-0.2</text:p>
          </table:table-cell>
          <table:table-cell office:value-type="float" office:value="-1.2659696830130986" table:formula="of:=[.Y10]-[.$B$10]" table:style-name="ce43">
            <text:p>-1.3</text:p>
          </table:table-cell>
          <table:table-cell office:value-type="float" office:value="0.4410963692142218" table:formula="of:=[.Z10]-[.$B$10]" table:style-name="ce43">
            <text:p>0.4</text:p>
          </table:table-cell>
          <table:table-cell office:value-type="float" office:value="-0.95414172602386671" table:formula="of:=[.AA10]-[.$B$10]" table:style-name="ce43">
            <text:p>-1.0</text:p>
          </table:table-cell>
          <table:table-cell office:value-type="float" office:value="0.34734072700699592" table:formula="of:=[.AB10]-[.$B$10]" table:style-name="ce43">
            <text:p>0.3</text:p>
          </table:table-cell>
          <table:table-cell office:value-type="float" office:value="1.189208248374527" table:formula="of:=[.AC10]-[.$B$10]" table:style-name="ce43">
            <text:p>1.2</text:p>
          </table:table-cell>
          <table:table-cell office:value-type="float" office:value="1.1215111157580253" table:formula="of:=[.AD10]-[.$B$10]" table:style-name="ce43">
            <text:p>1.1</text:p>
          </table:table-cell>
          <table:table-cell office:value-type="float" office:value="-0.60575462924965429" table:formula="of:=[.AE10]-[.$B$10]" table:style-name="ce43">
            <text:p>-0.6</text:p>
          </table:table-cell>
          <table:table-cell office:value-type="float" office:value="0.74578146906063481" table:formula="of:=[.AF10]-[.$B$10]" table:style-name="ce43">
            <text:p>0.7</text:p>
          </table:table-cell>
          <table:table-cell office:value-type="float" office:value="-1.6974596983740824" table:formula="of:=[.AG10]-[.$B$10]" table:style-name="ce43">
            <text:p>-1.7</text:p>
          </table:table-cell>
          <table:table-cell office:value-type="float" office:value="1.186718489029909" table:formula="of:=[.AH10]-[.$B10]" table:style-name="ce43">
            <text:p>1.2</text:p>
          </table:table-cell>
          <table:table-cell table:number-columns-repeated="5" table:style-name="ce40"/>
          <table:table-cell table:number-columns-repeated="16345" table:style-name="ce1"/>
        </table:table-row>
        <table:table-row table:style-name="ro4">
          <table:table-cell office:value-type="string" table:style-name="ce46">
            <text:p>June</text:p>
          </table:table-cell>
          <table:table-cell table:style-name="ce60"/>
          <table:table-cell office:value-type="float" office:value="-2.3953290371550864" table:formula="of:=[.C11]-[.$B$11]" table:style-name="ce43">
            <text:p>-2.4</text:p>
          </table:table-cell>
          <table:table-cell office:value-type="float" office:value="0.90467096284491433" table:formula="of:=[.D11]-[.$B$11]" table:style-name="ce43">
            <text:p>0.9</text:p>
          </table:table-cell>
          <table:table-cell office:value-type="float" office:value="-0.19532903715508532" table:formula="of:=[.E11]-[.$B$11]" table:style-name="ce43">
            <text:p>-0.2</text:p>
          </table:table-cell>
          <table:table-cell office:value-type="float" office:value="-0.29532903715508496" table:formula="of:=[.F11]-[.$B$11]" table:style-name="ce43">
            <text:p>-0.3</text:p>
          </table:table-cell>
          <table:table-cell office:value-type="float" office:value="-0.59532903715508567" table:formula="of:=[.G11]-[.$B$11]" table:style-name="ce43">
            <text:p>-0.6</text:p>
          </table:table-cell>
          <table:table-cell office:value-type="float" office:value="-0.19532903715508532" table:formula="of:=[.H11]-[.$B$11]" table:style-name="ce43">
            <text:p>-0.2</text:p>
          </table:table-cell>
          <table:table-cell office:value-type="float" office:value="-0.63468331289677771" table:formula="of:=[.I11]-[.$B$11]" table:style-name="ce43">
            <text:p>-0.6</text:p>
          </table:table-cell>
          <table:table-cell office:value-type="float" office:value="-0.46094842674213332" table:formula="of:=[.J11]-[.$B$11]" table:style-name="ce43">
            <text:p>-0.5</text:p>
          </table:table-cell>
          <table:table-cell office:value-type="float" office:value="-0.88371886766356411" table:formula="of:=[.K11]-[.$B$11]" table:style-name="ce43">
            <text:p>-0.9</text:p>
          </table:table-cell>
          <table:table-cell office:value-type="float" office:value="6.9268278281157336E-2" table:formula="of:=[.L11]-[.$B$11]" table:style-name="ce43">
            <text:p>0.1</text:p>
          </table:table-cell>
          <table:table-cell office:value-type="float" office:value="-0.61132201564790023" table:formula="of:=[.M11]-[.$B$11]" table:style-name="ce43">
            <text:p>-0.6</text:p>
          </table:table-cell>
          <table:table-cell office:value-type="float" office:value="-0.27963754322792234" table:formula="of:=[.N11]-[.$B$11]" table:style-name="ce43">
            <text:p>-0.3</text:p>
          </table:table-cell>
          <table:table-cell office:value-type="float" office:value="1.3354808287998097" table:formula="of:=[.O11]-[.$B$11]" table:style-name="ce43">
            <text:p>1.3</text:p>
          </table:table-cell>
          <table:table-cell office:value-type="float" office:value="0.71284901850153659" table:formula="of:=[.P11]-[.$B$11]" table:style-name="ce43">
            <text:p>0.7</text:p>
          </table:table-cell>
          <table:table-cell office:value-type="float" office:value="0.75621568709223475" table:formula="of:=[.Q11]-[.$B$11]" table:style-name="ce43">
            <text:p>0.8</text:p>
          </table:table-cell>
          <table:table-cell office:value-type="float" office:value="1.155635861657057" table:formula="of:=[.R11]-[.$B$11]" table:style-name="ce43">
            <text:p>1.2</text:p>
          </table:table-cell>
          <table:table-cell office:value-type="float" office:value="0.34135526619586187" table:formula="of:=[.S11]-[.$B$11]" table:style-name="ce43">
            <text:p>0.3</text:p>
          </table:table-cell>
          <table:table-cell office:value-type="float" office:value="-0.56703015003265556" table:formula="of:=[.T11]-[.$B$11]" table:style-name="ce43">
            <text:p>-0.6</text:p>
          </table:table-cell>
          <table:table-cell office:value-type="float" office:value="0.17038297557363613" table:formula="of:=[.U11]-[.$B$11]" table:style-name="ce43">
            <text:p>0.2</text:p>
          </table:table-cell>
          <table:table-cell office:value-type="float" office:value="0.6826074707814076" table:formula="of:=[.V11]-[.$B$11]" table:style-name="ce43">
            <text:p>0.7</text:p>
          </table:table-cell>
          <table:table-cell office:value-type="float" office:value="-0.57612268794874133" table:formula="of:=[.W11]-[.$B$11]" table:style-name="ce43">
            <text:p>-0.6</text:p>
          </table:table-cell>
          <table:table-cell office:value-type="float" office:value="-1.0075512593773119" table:formula="of:=[.X11]-[.$B$11]" table:style-name="ce43">
            <text:p>-1.0</text:p>
          </table:table-cell>
          <table:table-cell office:value-type="float" office:value="-0.64810681493286992" table:formula="of:=[.Y11]-[.$B$11]" table:style-name="ce43">
            <text:p>-0.6</text:p>
          </table:table-cell>
          <table:table-cell office:value-type="float" office:value="0.62506778824172216" table:formula="of:=[.Z11]-[.$B$11]" table:style-name="ce43">
            <text:p>0.6</text:p>
          </table:table-cell>
          <table:table-cell office:value-type="float" office:value="-0.58866237048841796" table:formula="of:=[.AA11]-[.$B$11]" table:style-name="ce43">
            <text:p>-0.6</text:p>
          </table:table-cell>
          <table:table-cell office:value-type="float" office:value="0.26594080411475218" table:formula="of:=[.AB11]-[.$B$11]" table:style-name="ce43">
            <text:p>0.3</text:p>
          </table:table-cell>
          <table:table-cell office:value-type="float" office:value="1.3137979469718974" table:formula="of:=[.AC11]-[.$B$11]" table:style-name="ce43">
            <text:p>1.3</text:p>
          </table:table-cell>
          <table:table-cell office:value-type="float" office:value="1.3499884231623742" table:formula="of:=[.AD11]-[.$B$11]" table:style-name="ce43">
            <text:p>1.3</text:p>
          </table:table-cell>
          <table:table-cell office:value-type="float" office:value="-0.24596395779000702" table:formula="of:=[.AE11]-[.$B$11]" table:style-name="ce43">
            <text:p>-0.2</text:p>
          </table:table-cell>
          <table:table-cell office:value-type="float" office:value="0.49713128030522924" table:formula="of:=[.AF11]-[.$B$11]" table:style-name="ce43">
            <text:p>0.5</text:p>
          </table:table-cell>
          <table:table-cell office:value-type="float" office:value="0.83252810570207991" table:formula="of:=[.AG11]-[.$B$11]" table:style-name="ce43">
            <text:p>0.8</text:p>
          </table:table-cell>
          <table:table-cell office:value-type="float" office:value="0.53371858189252919" table:formula="of:=[.AH11]-[.$B11]" table:style-name="ce43">
            <text:p>0.5</text:p>
          </table:table-cell>
          <table:table-cell table:number-columns-repeated="5" table:style-name="ce40"/>
          <table:table-cell table:number-columns-repeated="16345" table:style-name="ce1"/>
        </table:table-row>
        <table:table-row table:style-name="ro4">
          <table:table-cell office:value-type="string" table:style-name="ce46">
            <text:p>July</text:p>
          </table:table-cell>
          <table:table-cell table:style-name="ce60"/>
          <table:table-cell office:value-type="float" office:value="0.44953508102376816" table:formula="of:=[.C12]-[.$B$12]" table:style-name="ce43">
            <text:p>0.4</text:p>
          </table:table-cell>
          <table:table-cell office:value-type="float" office:value="-0.55046491897623184" table:formula="of:=[.D12]-[.$B$12]" table:style-name="ce43">
            <text:p>-0.6</text:p>
          </table:table-cell>
          <table:table-cell office:value-type="float" office:value="-1.5504649189762336" table:formula="of:=[.E12]-[.$B$12]" table:style-name="ce43">
            <text:p>-1.6</text:p>
          </table:table-cell>
          <table:table-cell office:value-type="float" office:value="0.94953508102376816" table:formula="of:=[.F12]-[.$B$12]" table:style-name="ce43">
            <text:p>0.9</text:p>
          </table:table-cell>
          <table:table-cell office:value-type="float" office:value="1.7495350810237653" table:formula="of:=[.G12]-[.$B$12]" table:style-name="ce43">
            <text:p>1.7</text:p>
          </table:table-cell>
          <table:table-cell office:value-type="float" office:value="-0.25046491897623469" table:formula="of:=[.H12]-[.$B$12]" table:style-name="ce43">
            <text:p>-0.3</text:p>
          </table:table-cell>
          <table:table-cell office:value-type="float" office:value="0.28400508102376776" table:formula="of:=[.I12]-[.$B$12]" table:style-name="ce43">
            <text:p>0.3</text:p>
          </table:table-cell>
          <table:table-cell office:value-type="float" office:value="-1.1725482523095518" table:formula="of:=[.J12]-[.$B$12]" table:style-name="ce43">
            <text:p>-1.2</text:p>
          </table:table-cell>
          <table:table-cell office:value-type="float" office:value="0.83187883102376503" table:formula="of:=[.K12]-[.$B$12]" table:style-name="ce43">
            <text:p>0.8</text:p>
          </table:table-cell>
          <table:table-cell office:value-type="float" office:value="-1.450464918976234" table:formula="of:=[.L12]-[.$B$12]" table:style-name="ce43">
            <text:p>-1.5</text:p>
          </table:table-cell>
          <table:table-cell office:value-type="float" office:value="5.3820811647266709E-2" table:formula="of:=[.M12]-[.$B$12]" table:style-name="ce43">
            <text:p>0.1</text:p>
          </table:table-cell>
          <table:table-cell office:value-type="float" office:value="-0.75835514989445052" table:formula="of:=[.N12]-[.$B$12]" table:style-name="ce43">
            <text:p>-0.8</text:p>
          </table:table-cell>
          <table:table-cell office:value-type="float" office:value="0.83664848750986565" table:formula="of:=[.O12]-[.$B$12]" table:style-name="ce43">
            <text:p>0.8</text:p>
          </table:table-cell>
          <table:table-cell office:value-type="float" office:value="-0.95073372934416156" table:formula="of:=[.P12]-[.$B$12]" table:style-name="ce43">
            <text:p>-1.0</text:p>
          </table:table-cell>
          <table:table-cell office:value-type="float" office:value="-4.1710978541370736E-2" table:formula="of:=[.Q12]-[.$B$12]" table:style-name="ce43">
            <text:p>-0.0</text:p>
          </table:table-cell>
          <table:table-cell office:value-type="float" office:value="2.6100568201542238" table:formula="of:=[.R12]-[.$B$12]" table:style-name="ce43">
            <text:p>2.6</text:p>
          </table:table-cell>
          <table:table-cell office:value-type="float" office:value="-1.4013879958993307" table:formula="of:=[.S12]-[.$B$12]" table:style-name="ce43">
            <text:p>-1.4</text:p>
          </table:table-cell>
          <table:table-cell office:value-type="float" office:value="-0.39193210044343729" table:formula="of:=[.T12]-[.$B$12]" table:style-name="ce43">
            <text:p>-0.4</text:p>
          </table:table-cell>
          <table:table-cell office:value-type="float" office:value="-0.47957398195629608" table:formula="of:=[.U12]-[.$B$12]" table:style-name="ce43">
            <text:p>-0.5</text:p>
          </table:table-cell>
          <table:table-cell office:value-type="float" office:value="0.36489606412670739" table:formula="of:=[.V12]-[.$B$12]" table:style-name="ce43">
            <text:p>0.4</text:p>
          </table:table-cell>
          <table:table-cell office:value-type="float" office:value="-1.3378689128318317" table:formula="of:=[.W12]-[.$B$12]" table:style-name="ce43">
            <text:p>-1.3</text:p>
          </table:table-cell>
          <table:table-cell office:value-type="float" office:value="-1.2612944120637906" table:formula="of:=[.X12]-[.$B$12]" table:style-name="ce43">
            <text:p>-1.3</text:p>
          </table:table-cell>
          <table:table-cell office:value-type="float" office:value="1.5847885372449682" table:formula="of:=[.Y12]-[.$B$12]" table:style-name="ce43">
            <text:p>1.6</text:p>
          </table:table-cell>
          <table:table-cell office:value-type="float" office:value="0.94508039592392024" table:formula="of:=[.Z12]-[.$B$12]" table:style-name="ce43">
            <text:p>0.9</text:p>
          </table:table-cell>
          <table:table-cell office:value-type="float" office:value="-0.92926676229421723" table:formula="of:=[.AA12]-[.$B$12]" table:style-name="ce43">
            <text:p>-0.9</text:p>
          </table:table-cell>
          <table:table-cell office:value-type="float" office:value="5.3682546461555347E-2" table:formula="of:=[.AB12]-[.$B$12]" table:style-name="ce43">
            <text:p>0.1</text:p>
          </table:table-cell>
          <table:table-cell office:value-type="float" office:value="-0.18548796045088878" table:formula="of:=[.AC12]-[.$B$12]" table:style-name="ce43">
            <text:p>-0.2</text:p>
          </table:table-cell>
          <table:table-cell office:value-type="float" office:value="2.0509175695030244" table:formula="of:=[.AD12]-[.$B$12]" table:style-name="ce43">
            <text:p>2.1</text:p>
          </table:table-cell>
          <table:table-cell office:value-type="float" office:value="0.94984230068582676" table:formula="of:=[.AE12]-[.$B$12]" table:style-name="ce43">
            <text:p>0.9</text:p>
          </table:table-cell>
          <table:table-cell office:value-type="float" office:value="-0.97504249194090775" table:formula="of:=[.AF12]-[.$B$12]" table:style-name="ce43">
            <text:p>-1.0</text:p>
          </table:table-cell>
          <table:table-cell office:value-type="float" office:value="0.99492678609286855" table:formula="of:=[.AG12]-[.$B$12]" table:style-name="ce43">
            <text:p>1.0</text:p>
          </table:table-cell>
          <table:table-cell office:value-type="float" office:value="1.5327916094415812" table:formula="of:=[.AH12]-[.$B12]" table:style-name="ce43">
            <text:p>1.5</text:p>
          </table:table-cell>
          <table:table-cell table:number-columns-repeated="5" table:style-name="ce40"/>
          <table:table-cell table:number-columns-repeated="16345" table:style-name="ce1"/>
        </table:table-row>
        <table:table-row table:style-name="ro4">
          <table:table-cell office:value-type="string" table:style-name="ce46">
            <text:p>August</text:p>
          </table:table-cell>
          <table:table-cell table:style-name="ce60"/>
          <table:table-cell office:value-type="float" office:value="0.51768979802324466" table:formula="of:=[.C13]-[.$B$13]" table:style-name="ce43">
            <text:p>0.5</text:p>
          </table:table-cell>
          <table:table-cell office:value-type="float" office:value="-1.1823102019767546" table:formula="of:=[.D13]-[.$B$13]" table:style-name="ce43">
            <text:p>-1.2</text:p>
          </table:table-cell>
          <table:table-cell office:value-type="float" office:value="-2.082310201976755" table:formula="of:=[.E13]-[.$B$13]" table:style-name="ce43">
            <text:p>-2.1</text:p>
          </table:table-cell>
          <table:table-cell office:value-type="float" office:value="-0.58231020197675498" table:formula="of:=[.F13]-[.$B$13]" table:style-name="ce43">
            <text:p>-0.6</text:p>
          </table:table-cell>
          <table:table-cell office:value-type="float" office:value="2.4176897980232432" table:formula="of:=[.G13]-[.$B$13]" table:style-name="ce43">
            <text:p>2.4</text:p>
          </table:table-cell>
          <table:table-cell office:value-type="float" office:value="0.17939979802324402" table:formula="of:=[.H13]-[.$B$13]" table:style-name="ce43">
            <text:p>0.2</text:p>
          </table:table-cell>
          <table:table-cell office:value-type="float" office:value="2.1196197980232441" table:formula="of:=[.I13]-[.$B$13]" table:style-name="ce43">
            <text:p>2.1</text:p>
          </table:table-cell>
          <table:table-cell office:value-type="float" office:value="-0.53789395832195552" table:formula="of:=[.J13]-[.$B$13]" table:style-name="ce43">
            <text:p>-0.5</text:p>
          </table:table-cell>
          <table:table-cell office:value-type="float" office:value="-0.18312321010682453" table:formula="of:=[.K13]-[.$B$13]" table:style-name="ce43">
            <text:p>-0.2</text:p>
          </table:table-cell>
          <table:table-cell office:value-type="float" office:value="0.2576897980232431" table:formula="of:=[.L13]-[.$B$13]" table:style-name="ce43">
            <text:p>0.3</text:p>
          </table:table-cell>
          <table:table-cell office:value-type="float" office:value="0.25457791366269689" table:formula="of:=[.M13]-[.$B$13]" table:style-name="ce43">
            <text:p>0.3</text:p>
          </table:table-cell>
          <table:table-cell office:value-type="float" office:value="0.48755280412840563" table:formula="of:=[.N13]-[.$B$13]" table:style-name="ce43">
            <text:p>0.5</text:p>
          </table:table-cell>
          <table:table-cell office:value-type="float" office:value="1.5305322766365741" table:formula="of:=[.O13]-[.$B$13]" table:style-name="ce43">
            <text:p>1.5</text:p>
          </table:table-cell>
          <table:table-cell office:value-type="float" office:value="0.90530203513170449" table:formula="of:=[.P13]-[.$B$13]" table:style-name="ce43">
            <text:p>0.9</text:p>
          </table:table-cell>
          <table:table-cell office:value-type="float" office:value="-0.39467580275020353" table:formula="of:=[.Q13]-[.$B$13]" table:style-name="ce43">
            <text:p>-0.4</text:p>
          </table:table-cell>
          <table:table-cell office:value-type="float" office:value="-0.30457982655012827" table:formula="of:=[.R13]-[.$B$13]" table:style-name="ce43">
            <text:p>-0.3</text:p>
          </table:table-cell>
          <table:table-cell office:value-type="float" office:value="-0.93755711555703058" table:formula="of:=[.S13]-[.$B$13]" table:style-name="ce43">
            <text:p>-0.9</text:p>
          </table:table-cell>
          <table:table-cell office:value-type="float" office:value="-0.26418424191531287" table:formula="of:=[.T13]-[.$B$13]" table:style-name="ce43">
            <text:p>-0.3</text:p>
          </table:table-cell>
          <table:table-cell office:value-type="float" office:value="7.3834191264392501E-2" table:formula="of:=[.U13]-[.$B$13]" table:style-name="ce43">
            <text:p>0.1</text:p>
          </table:table-cell>
          <table:table-cell office:value-type="float" office:value="-1.1329246413008818" table:formula="of:=[.V13]-[.$B$13]" table:style-name="ce43">
            <text:p>-1.1</text:p>
          </table:table-cell>
          <table:table-cell office:value-type="float" office:value="-1.0475943801641598" table:formula="of:=[.W13]-[.$B$13]" table:style-name="ce43">
            <text:p>-1.0</text:p>
          </table:table-cell>
          <table:table-cell office:value-type="float" office:value="0.14887259372220285" table:formula="of:=[.X13]-[.$B$13]" table:style-name="ce43">
            <text:p>0.1</text:p>
          </table:table-cell>
          <table:table-cell office:value-type="float" office:value="0.43381883028128243" table:formula="of:=[.Y13]-[.$B$13]" table:style-name="ce43">
            <text:p>0.4</text:p>
          </table:table-cell>
          <table:table-cell office:value-type="float" office:value="-1.2551980668001281" table:formula="of:=[.Z13]-[.$B$13]" table:style-name="ce43">
            <text:p>-1.3</text:p>
          </table:table-cell>
          <table:table-cell office:value-type="float" office:value="-0.55926872732235289" table:formula="of:=[.AA13]-[.$B$13]" table:style-name="ce43">
            <text:p>-0.6</text:p>
          </table:table-cell>
          <table:table-cell office:value-type="float" office:value="0.37882651077286411" table:formula="of:=[.AB13]-[.$B$13]" table:style-name="ce43">
            <text:p>0.4</text:p>
          </table:table-cell>
          <table:table-cell office:value-type="float" office:value="-0.84290928031776957" table:formula="of:=[.AC13]-[.$B$13]" table:style-name="ce43">
            <text:p>-0.8</text:p>
          </table:table-cell>
          <table:table-cell office:value-type="float" office:value="0.25816598849943162" table:formula="of:=[.AD13]-[.$B$13]" table:style-name="ce43">
            <text:p>0.3</text:p>
          </table:table-cell>
          <table:table-cell office:value-type="float" office:value="0.59237729802325134" table:formula="of:=[.AE13]-[.$B$13]" table:style-name="ce43">
            <text:p>0.6</text:p>
          </table:table-cell>
          <table:table-cell office:value-type="float" office:value="0.73443326960542521" table:formula="of:=[.AF13]-[.$B$13]" table:style-name="ce43">
            <text:p>0.7</text:p>
          </table:table-cell>
          <table:table-cell office:value-type="float" office:value="-0.38085090858196935" table:formula="of:=[.AG13]-[.$B$13]" table:style-name="ce43">
            <text:p>-0.4</text:p>
          </table:table-cell>
          <table:table-cell office:value-type="float" office:value="1.8332043909571887" table:formula="of:=[.AH13]-[.$B13]" table:style-name="ce43">
            <text:p>1.8</text:p>
          </table:table-cell>
          <table:table-cell table:number-columns-repeated="5" table:style-name="ce40"/>
          <table:table-cell table:number-columns-repeated="16345" table:style-name="ce1"/>
        </table:table-row>
        <table:table-row table:style-name="ro4">
          <table:table-cell office:value-type="string" table:style-name="ce46">
            <text:p>September</text:p>
          </table:table-cell>
          <table:table-cell table:style-name="ce60"/>
          <table:table-cell office:value-type="float" office:value="0.45743085582691201" table:formula="of:=[.C14]-[.$B$14]" table:style-name="ce43">
            <text:p>0.5</text:p>
          </table:table-cell>
          <table:table-cell office:value-type="float" office:value="-1.042569144173088" table:formula="of:=[.D14]-[.$B$14]" table:style-name="ce43">
            <text:p>-1.0</text:p>
          </table:table-cell>
          <table:table-cell office:value-type="float" office:value="-1.7425691441730873" table:formula="of:=[.E14]-[.$B$14]" table:style-name="ce43">
            <text:p>-1.7</text:p>
          </table:table-cell>
          <table:table-cell office:value-type="float" office:value="-1.542569144173088" table:formula="of:=[.F14]-[.$B$14]" table:style-name="ce43">
            <text:p>-1.5</text:p>
          </table:table-cell>
          <table:table-cell office:value-type="float" office:value="-0.44256914417308657" table:formula="of:=[.G14]-[.$B$14]" table:style-name="ce43">
            <text:p>-0.4</text:p>
          </table:table-cell>
          <table:table-cell office:value-type="float" office:value="-0.56053914417308803" table:formula="of:=[.H14]-[.$B$14]" table:style-name="ce43">
            <text:p>-0.6</text:p>
          </table:table-cell>
          <table:table-cell office:value-type="float" office:value="0.21441085582691244" table:formula="of:=[.I14]-[.$B$14]" table:style-name="ce43">
            <text:p>0.2</text:p>
          </table:table-cell>
          <table:table-cell office:value-type="float" office:value="0.55384693974297683" table:formula="of:=[.J14]-[.$B$14]" table:style-name="ce43">
            <text:p>0.6</text:p>
          </table:table-cell>
          <table:table-cell office:value-type="float" office:value="1.4905664490472628" table:formula="of:=[.K14]-[.$B$14]" table:style-name="ce43">
            <text:p>1.5</text:p>
          </table:table-cell>
          <table:table-cell office:value-type="float" office:value="1.6574308558269131" table:formula="of:=[.L14]-[.$B$14]" table:style-name="ce43">
            <text:p>1.7</text:p>
          </table:table-cell>
          <table:table-cell office:value-type="float" office:value="-0.19135914417308797" table:formula="of:=[.M14]-[.$B$14]" table:style-name="ce43">
            <text:p>-0.2</text:p>
          </table:table-cell>
          <table:table-cell office:value-type="float" office:value="0.24896525249129908" table:formula="of:=[.N14]-[.$B$14]" table:style-name="ce43">
            <text:p>0.2</text:p>
          </table:table-cell>
          <table:table-cell office:value-type="float" office:value="9.9684372272131228E-2" table:formula="of:=[.O14]-[.$B$14]" table:style-name="ce43">
            <text:p>0.1</text:p>
          </table:table-cell>
          <table:table-cell office:value-type="float" office:value="0.5293000032078492" table:formula="of:=[.P14]-[.$B$14]" table:style-name="ce43">
            <text:p>0.5</text:p>
          </table:table-cell>
          <table:table-cell office:value-type="float" office:value="0.78553069413644394" table:formula="of:=[.Q14]-[.$B$14]" table:style-name="ce43">
            <text:p>0.8</text:p>
          </table:table-cell>
          <table:table-cell office:value-type="float" office:value="2.1565451162343674" table:formula="of:=[.R14]-[.$B$14]" table:style-name="ce43">
            <text:p>2.2</text:p>
          </table:table-cell>
          <table:table-cell office:value-type="float" office:value="-0.39217621686462678" table:formula="of:=[.S14]-[.$B$14]" table:style-name="ce43">
            <text:p>-0.4</text:p>
          </table:table-cell>
          <table:table-cell office:value-type="float" office:value="-0.70598184258578911" table:formula="of:=[.T14]-[.$B$14]" table:style-name="ce43">
            <text:p>-0.7</text:p>
          </table:table-cell>
          <table:table-cell office:value-type="float" office:value="-5.7172318776288478E-2" table:formula="of:=[.U14]-[.$B$14]" table:style-name="ce43">
            <text:p>-0.1</text:p>
          </table:table-cell>
          <table:table-cell office:value-type="float" office:value="-0.28415644576038979" table:formula="of:=[.V14]-[.$B$14]" table:style-name="ce43">
            <text:p>-0.3</text:p>
          </table:table-cell>
          <table:table-cell office:value-type="float" office:value="0.86044672884277951" table:formula="of:=[.W14]-[.$B$14]" table:style-name="ce43">
            <text:p>0.9</text:p>
          </table:table-cell>
          <table:table-cell office:value-type="float" office:value="-1.0616961283000759" table:formula="of:=[.X14]-[.$B$14]" table:style-name="ce43">
            <text:p>-1.1</text:p>
          </table:table-cell>
          <table:table-cell office:value-type="float" office:value="-0.34344216004610573" table:formula="of:=[.Y14]-[.$B$14]" table:style-name="ce43">
            <text:p>-0.3</text:p>
          </table:table-cell>
          <table:table-cell office:value-type="float" office:value="0.65306577646183683" table:formula="of:=[.Z14]-[.$B$14]" table:style-name="ce43">
            <text:p>0.7</text:p>
          </table:table-cell>
          <table:table-cell office:value-type="float" office:value="-1.49590247750643" table:formula="of:=[.AA14]-[.$B$14]" table:style-name="ce43">
            <text:p>-1.5</text:p>
          </table:table-cell>
          <table:table-cell office:value-type="float" office:value="1.5449705383665986" table:formula="of:=[.AB14]-[.$B$14]" table:style-name="ce43">
            <text:p>1.5</text:p>
          </table:table-cell>
          <table:table-cell office:value-type="float" office:value="-0.7341564457603873" table:formula="of:=[.AC14]-[.$B$14]" table:style-name="ce43">
            <text:p>-0.7</text:p>
          </table:table-cell>
          <table:table-cell office:value-type="float" office:value="-0.44518819179213054" table:formula="of:=[.AD14]-[.$B$14]" table:style-name="ce43">
            <text:p>-0.4</text:p>
          </table:table-cell>
          <table:table-cell office:value-type="float" office:value="4.5367363763418211E-2" table:formula="of:=[.AE14]-[.$B$14]" table:style-name="ce43">
            <text:p>0.0</text:p>
          </table:table-cell>
          <table:table-cell office:value-type="float" office:value="-0.26121993782387776" table:formula="of:=[.AF14]-[.$B$14]" table:style-name="ce43">
            <text:p>-0.3</text:p>
          </table:table-cell>
          <table:table-cell office:value-type="float" office:value="1.677272125668166" table:formula="of:=[.AG14]-[.$B$14]" table:style-name="ce43">
            <text:p>1.7</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46">
            <text:p>October</text:p>
          </table:table-cell>
          <table:table-cell table:style-name="ce60"/>
          <table:table-cell office:value-type="float" office:value="-0.64412016868254085" table:formula="of:=[.C15]-[.$B$15]" table:style-name="ce43">
            <text:p>-0.6</text:p>
          </table:table-cell>
          <table:table-cell office:value-type="float" office:value="-3.1441201686825417" table:formula="of:=[.D15]-[.$B$15]" table:style-name="ce43">
            <text:p>-3.1</text:p>
          </table:table-cell>
          <table:table-cell office:value-type="float" office:value="-2.4441201686825416" table:formula="of:=[.E15]-[.$B$15]" table:style-name="ce43">
            <text:p>-2.4</text:p>
          </table:table-cell>
          <table:table-cell office:value-type="float" office:value="-0.74412016868254227" table:formula="of:=[.F15]-[.$B$15]" table:style-name="ce43">
            <text:p>-0.7</text:p>
          </table:table-cell>
          <table:table-cell office:value-type="float" office:value="2.2558798313174577" table:formula="of:=[.G15]-[.$B$15]" table:style-name="ce43">
            <text:p>2.3</text:p>
          </table:table-cell>
          <table:table-cell office:value-type="float" office:value="0.88587983131745851" table:formula="of:=[.H15]-[.$B$15]" table:style-name="ce43">
            <text:p>0.9</text:p>
          </table:table-cell>
          <table:table-cell office:value-type="float" office:value="-0.48647016868254234" table:formula="of:=[.I15]-[.$B$15]" table:style-name="ce43">
            <text:p>-0.5</text:p>
          </table:table-cell>
          <table:table-cell office:value-type="float" office:value="-0.34071301365698403" table:formula="of:=[.J15]-[.$B$15]" table:style-name="ce43">
            <text:p>-0.3</text:p>
          </table:table-cell>
          <table:table-cell office:value-type="float" office:value="2.2549831317459024E-2" table:formula="of:=[.K15]-[.$B$15]" table:style-name="ce43">
            <text:p>0.0</text:p>
          </table:table-cell>
          <table:table-cell office:value-type="float" office:value="-0.39954016868254172" table:formula="of:=[.L15]-[.$B$15]" table:style-name="ce43">
            <text:p>-0.4</text:p>
          </table:table-cell>
          <table:table-cell office:value-type="float" office:value="2.6119933819440124" table:formula="of:=[.M15]-[.$B$15]" table:style-name="ce43">
            <text:p>2.6</text:p>
          </table:table-cell>
          <table:table-cell office:value-type="float" office:value="-0.66664576634376616" table:formula="of:=[.N15]-[.$B$15]" table:style-name="ce43">
            <text:p>-0.7</text:p>
          </table:table-cell>
          <table:table-cell office:value-type="float" office:value="-1.9441201686825416" table:formula="of:=[.O15]-[.$B$15]" table:style-name="ce43">
            <text:p>-1.9</text:p>
          </table:table-cell>
          <table:table-cell office:value-type="float" office:value="-0.36353597011323302" table:formula="of:=[.P15]-[.$B$15]" table:style-name="ce43">
            <text:p>-0.4</text:p>
          </table:table-cell>
          <table:table-cell office:value-type="float" office:value="2.0779123520981777" table:formula="of:=[.Q15]-[.$B$15]" table:style-name="ce43">
            <text:p>2.1</text:p>
          </table:table-cell>
          <table:table-cell office:value-type="float" office:value="1.8337333236513516" table:formula="of:=[.R15]-[.$B$15]" table:style-name="ce43">
            <text:p>1.8</text:p>
          </table:table-cell>
          <table:table-cell office:value-type="float" office:value="5.2884439612409295E-2" table:formula="of:=[.S15]-[.$B$15]" table:style-name="ce43">
            <text:p>0.1</text:p>
          </table:table-cell>
          <table:table-cell office:value-type="float" office:value="-1.1913872972429935" table:formula="of:=[.T15]-[.$B$15]" table:style-name="ce43">
            <text:p>-1.2</text:p>
          </table:table-cell>
          <table:table-cell office:value-type="float" office:value="0.53913635973525587" table:formula="of:=[.U15]-[.$B$15]" table:style-name="ce43">
            <text:p>0.5</text:p>
          </table:table-cell>
          <table:table-cell office:value-type="float" office:value="-0.54611709648591322" table:formula="of:=[.V15]-[.$B$15]" table:style-name="ce43">
            <text:p>-0.5</text:p>
          </table:table-cell>
          <table:table-cell office:value-type="float" office:value="1.4370626270163971" table:formula="of:=[.W15]-[.$B$15]" table:style-name="ce43">
            <text:p>1.4</text:p>
          </table:table-cell>
          <table:table-cell office:value-type="float" office:value="-1.4322922116932872" table:formula="of:=[.X15]-[.$B$15]" table:style-name="ce43">
            <text:p>-1.4</text:p>
          </table:table-cell>
          <table:table-cell office:value-type="float" office:value="1.5276924273235739" table:formula="of:=[.Y15]-[.$B$15]" table:style-name="ce43">
            <text:p>1.5</text:p>
          </table:table-cell>
          <table:table-cell office:value-type="float" office:value="1.3735449618858198" table:formula="of:=[.Z15]-[.$B$15]" table:style-name="ce43">
            <text:p>1.4</text:p>
          </table:table-cell>
          <table:table-cell office:value-type="float" office:value="-6.3090982814642871E-2" table:formula="of:=[.AA15]-[.$B$15]" table:style-name="ce43">
            <text:p>-0.1</text:p>
          </table:table-cell>
          <table:table-cell office:value-type="float" office:value="-6.5164715533539308E-2" table:formula="of:=[.AB15]-[.$B$15]" table:style-name="ce43">
            <text:p>-0.1</text:p>
          </table:table-cell>
          <table:table-cell office:value-type="float" office:value="1.3930534104265231" table:formula="of:=[.AC15]-[.$B$15]" table:style-name="ce43">
            <text:p>1.4</text:p>
          </table:table-cell>
          <table:table-cell office:value-type="float" office:value="-0.23651648204659992" table:formula="of:=[.AD15]-[.$B$15]" table:style-name="ce43">
            <text:p>-0.2</text:p>
          </table:table-cell>
          <table:table-cell office:value-type="float" office:value="-0.81040281077163634" table:formula="of:=[.AE15]-[.$B$15]" table:style-name="ce43">
            <text:p>-0.8</text:p>
          </table:table-cell>
          <table:table-cell office:value-type="float" office:value="-0.49058714256887193" table:formula="of:=[.AF15]-[.$B$15]" table:style-name="ce43">
            <text:p>-0.5</text:p>
          </table:table-cell>
          <table:table-cell office:value-type="float" office:value="1.1338368205647651" table:formula="of:=[.AG15]-[.$B$15]" table:style-name="ce43">
            <text:p>1.1</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46">
            <text:p>November</text:p>
          </table:table-cell>
          <table:table-cell table:style-name="ce60"/>
          <table:table-cell office:value-type="float" office:value="-0.59511591919379736" table:formula="of:=[.C16]-[.$B$16]" table:style-name="ce43">
            <text:p>-0.6</text:p>
          </table:table-cell>
          <table:table-cell office:value-type="float" office:value="-9.511591919379736E-2" table:formula="of:=[.D16]-[.$B$16]" table:style-name="ce43">
            <text:p>-0.1</text:p>
          </table:table-cell>
          <table:table-cell office:value-type="float" office:value="-2.5951159191937974" table:formula="of:=[.E16]-[.$B$16]" table:style-name="ce43">
            <text:p>-2.6</text:p>
          </table:table-cell>
          <table:table-cell office:value-type="float" office:value="2.5048840808062023" table:formula="of:=[.F16]-[.$B$16]" table:style-name="ce43">
            <text:p>2.5</text:p>
          </table:table-cell>
          <table:table-cell office:value-type="float" office:value="0.50488408080620228" table:formula="of:=[.G16]-[.$B$16]" table:style-name="ce43">
            <text:p>0.5</text:p>
          </table:table-cell>
          <table:table-cell office:value-type="float" office:value="-1.4385159191937973" table:formula="of:=[.H16]-[.$B$16]" table:style-name="ce43">
            <text:p>-1.4</text:p>
          </table:table-cell>
          <table:table-cell office:value-type="float" office:value="1.3349560808062018" table:formula="of:=[.I16]-[.$B$16]" table:style-name="ce43">
            <text:p>1.3</text:p>
          </table:table-cell>
          <table:table-cell office:value-type="float" office:value="-0.34423701294379772" table:formula="of:=[.J16]-[.$B$16]" table:style-name="ce43">
            <text:p>-0.3</text:p>
          </table:table-cell>
          <table:table-cell office:value-type="float" office:value="0.48168202601168364" table:formula="of:=[.K16]-[.$B$16]" table:style-name="ce43">
            <text:p>0.5</text:p>
          </table:table-cell>
          <table:table-cell office:value-type="float" office:value="-0.45565591919379766" table:formula="of:=[.L16]-[.$B$16]" table:style-name="ce43">
            <text:p>-0.5</text:p>
          </table:table-cell>
          <table:table-cell office:value-type="float" office:value="0.32664408080620255" table:formula="of:=[.M16]-[.$B$16]" table:style-name="ce43">
            <text:p>0.3</text:p>
          </table:table-cell>
          <table:table-cell office:value-type="float" office:value="1.1986116857522378" table:formula="of:=[.N16]-[.$B$16]" table:style-name="ce43">
            <text:p>1.2</text:p>
          </table:table-cell>
          <table:table-cell office:value-type="float" office:value="0.76533183806504379" table:formula="of:=[.O16]-[.$B$16]" table:style-name="ce43">
            <text:p>0.8</text:p>
          </table:table-cell>
          <table:table-cell office:value-type="float" office:value="0.42637035755185426" table:formula="of:=[.P16]-[.$B$16]" table:style-name="ce43">
            <text:p>0.4</text:p>
          </table:table-cell>
          <table:table-cell office:value-type="float" office:value="-1.1559673480804333" table:formula="of:=[.Q16]-[.$B$16]" table:style-name="ce43">
            <text:p>-1.2</text:p>
          </table:table-cell>
          <table:table-cell office:value-type="float" office:value="0.48269133102724471" table:formula="of:=[.R16]-[.$B$16]" table:style-name="ce43">
            <text:p>0.5</text:p>
          </table:table-cell>
          <table:table-cell office:value-type="float" office:value="-5.6978976518631264E-2" table:formula="of:=[.S16]-[.$B$16]" table:style-name="ce43">
            <text:p>-0.1</text:p>
          </table:table-cell>
          <table:table-cell office:value-type="float" office:value="-0.61757623665410577" table:formula="of:=[.T16]-[.$B$16]" table:style-name="ce43">
            <text:p>-0.6</text:p>
          </table:table-cell>
          <table:table-cell office:value-type="float" office:value="0.82639201731414058" table:formula="of:=[.U16]-[.$B$16]" table:style-name="ce43">
            <text:p>0.8</text:p>
          </table:table-cell>
          <table:table-cell office:value-type="float" office:value="-2.2161476652255443" table:formula="of:=[.V16]-[.$B$16]" table:style-name="ce43">
            <text:p>-2.2</text:p>
          </table:table-cell>
          <table:table-cell office:value-type="float" office:value="1.9367094776316192" table:formula="of:=[.W16]-[.$B$16]" table:style-name="ce43">
            <text:p>1.9</text:p>
          </table:table-cell>
          <table:table-cell office:value-type="float" office:value="-0.94408417316205373" table:formula="of:=[.X16]-[.$B$16]" table:style-name="ce43">
            <text:p>-0.9</text:p>
          </table:table-cell>
          <table:table-cell office:value-type="float" office:value="-1.2254333795112506" table:formula="of:=[.Y16]-[.$B$16]" table:style-name="ce43">
            <text:p>-1.2</text:p>
          </table:table-cell>
          <table:table-cell office:value-type="float" office:value="0.81782058874270636" table:formula="of:=[.Z16]-[.$B$16]" table:style-name="ce43">
            <text:p>0.8</text:p>
          </table:table-cell>
          <table:table-cell office:value-type="float" office:value="1.8974634458855766" table:formula="of:=[.AA16]-[.$B$16]" table:style-name="ce43">
            <text:p>1.9</text:p>
          </table:table-cell>
          <table:table-cell office:value-type="float" office:value="-1.7509095699874484" table:formula="of:=[.AB16]-[.$B$16]" table:style-name="ce43">
            <text:p>-1.8</text:p>
          </table:table-cell>
          <table:table-cell office:value-type="float" office:value="-0.59987782395570388" table:formula="of:=[.AC16]-[.$B$16]" table:style-name="ce43">
            <text:p>-0.6</text:p>
          </table:table-cell>
          <table:table-cell office:value-type="float" office:value="0.63758249350461593" table:formula="of:=[.AD16]-[.$B$16]" table:style-name="ce43">
            <text:p>0.6</text:p>
          </table:table-cell>
          <table:table-cell office:value-type="float" office:value="-1.1380524271303045" table:formula="of:=[.AE16]-[.$B$16]" table:style-name="ce43">
            <text:p>-1.1</text:p>
          </table:table-cell>
          <table:table-cell office:value-type="float" office:value="1.1410745569966805" table:formula="of:=[.AF16]-[.$B$16]" table:style-name="ce43">
            <text:p>1.1</text:p>
          </table:table-cell>
          <table:table-cell office:value-type="float" office:value="0.24440789033000865" table:formula="of:=[.AG16]-[.$B$16]" table:style-name="ce43">
            <text:p>0.2</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46">
            <text:p>December</text:p>
          </table:table-cell>
          <table:table-cell table:style-name="ce60"/>
          <table:table-cell office:value-type="float" office:value="-0.17524014017763001" table:formula="of:=[.C17]-[.$B$17]" table:style-name="ce43">
            <text:p>-0.2</text:p>
          </table:table-cell>
          <table:table-cell office:value-type="float" office:value="-1.0752401401776304" table:formula="of:=[.D17]-[.$B$17]" table:style-name="ce43">
            <text:p>-1.1</text:p>
          </table:table-cell>
          <table:table-cell office:value-type="float" office:value="0.12475985982236981" table:formula="of:=[.E17]-[.$B$17]" table:style-name="ce43">
            <text:p>0.1</text:p>
          </table:table-cell>
          <table:table-cell office:value-type="float" office:value="1.2247598598223703" table:formula="of:=[.F17]-[.$B$17]" table:style-name="ce43">
            <text:p>1.2</text:p>
          </table:table-cell>
          <table:table-cell office:value-type="float" office:value="-2.3752401401776302" table:formula="of:=[.G17]-[.$B$17]" table:style-name="ce43">
            <text:p>-2.4</text:p>
          </table:table-cell>
          <table:table-cell office:value-type="float" office:value="-1.6852401401776298" table:formula="of:=[.H17]-[.$B$17]" table:style-name="ce43">
            <text:p>-1.7</text:p>
          </table:table-cell>
          <table:table-cell office:value-type="float" office:value="0.96814344441197253" table:formula="of:=[.I17]-[.$B$17]" table:style-name="ce43">
            <text:p>1.0</text:p>
          </table:table-cell>
          <table:table-cell office:value-type="float" office:value="0.70651108731829382" table:formula="of:=[.J17]-[.$B$17]" table:style-name="ce43">
            <text:p>0.7</text:p>
          </table:table-cell>
          <table:table-cell office:value-type="float" office:value="-0.1852401401776298" table:formula="of:=[.K17]-[.$B$17]" table:style-name="ce43">
            <text:p>-0.2</text:p>
          </table:table-cell>
          <table:table-cell office:value-type="float" office:value="0.63780685982237006" table:formula="of:=[.L17]-[.$B$17]" table:style-name="ce43">
            <text:p>0.6</text:p>
          </table:table-cell>
          <table:table-cell office:value-type="float" office:value="-1.0698647103333938" table:formula="of:=[.M17]-[.$B$17]" table:style-name="ce43">
            <text:p>-1.1</text:p>
          </table:table-cell>
          <table:table-cell office:value-type="float" office:value="0.78248481882212584" table:formula="of:=[.N17]-[.$B$17]" table:style-name="ce43">
            <text:p>0.8</text:p>
          </table:table-cell>
          <table:table-cell office:value-type="float" office:value="-0.1430716721444627" table:formula="of:=[.O17]-[.$B$17]" table:style-name="ce43">
            <text:p>-0.1</text:p>
          </table:table-cell>
          <table:table-cell office:value-type="float" office:value="0.56214447835456927" table:formula="of:=[.P17]-[.$B$17]" table:style-name="ce43">
            <text:p>0.6</text:p>
          </table:table-cell>
          <table:table-cell office:value-type="float" office:value="-0.35433251380533459" table:formula="of:=[.Q17]-[.$B$17]" table:style-name="ce43">
            <text:p>-0.4</text:p>
          </table:table-cell>
          <table:table-cell office:value-type="float" office:value="1.2105349875906901" table:formula="of:=[.R17]-[.$B$17]" table:style-name="ce43">
            <text:p>1.2</text:p>
          </table:table-cell>
          <table:table-cell office:value-type="float" office:value="-0.17823553188269248" table:formula="of:=[.S17]-[.$B$17]" table:style-name="ce43">
            <text:p>-0.2</text:p>
          </table:table-cell>
          <table:table-cell office:value-type="float" office:value="-1.4552708621438359" table:formula="of:=[.T17]-[.$B$17]" table:style-name="ce43">
            <text:p>-1.5</text:p>
          </table:table-cell>
          <table:table-cell office:value-type="float" office:value="-2.0898330741253988" table:formula="of:=[.U17]-[.$B$17]" table:style-name="ce43">
            <text:p>-2.1</text:p>
          </table:table-cell>
          <table:table-cell office:value-type="float" office:value="-5.4454398329579679" table:formula="of:=[.V17]-[.$B$17]" table:style-name="ce43">
            <text:p>-5.4</text:p>
          </table:table-cell>
          <table:table-cell office:value-type="float" office:value="0.74595801650438709" table:formula="of:=[.W17]-[.$B$17]" table:style-name="ce43">
            <text:p>0.7</text:p>
          </table:table-cell>
          <table:table-cell office:value-type="float" office:value="-0.33990987904091607" table:formula="of:=[.X17]-[.$B$17]" table:style-name="ce43">
            <text:p>-0.3</text:p>
          </table:table-cell>
          <table:table-cell office:value-type="float" office:value="1.2210732238776671" table:formula="of:=[.Y17]-[.$B$17]" table:style-name="ce43">
            <text:p>1.2</text:p>
          </table:table-cell>
          <table:table-cell office:value-type="float" office:value="0.31170302418488127" table:formula="of:=[.Z17]-[.$B$17]" table:style-name="ce43">
            <text:p>0.3</text:p>
          </table:table-cell>
          <table:table-cell office:value-type="float" office:value="4.3327091685781429" table:formula="of:=[.AA17]-[.$B$17]" table:style-name="ce43">
            <text:p>4.3</text:p>
          </table:table-cell>
          <table:table-cell office:value-type="float" office:value="1.2913497215735203" table:formula="of:=[.AB17]-[.$B$17]" table:style-name="ce43">
            <text:p>1.3</text:p>
          </table:table-cell>
          <table:table-cell office:value-type="float" office:value="-0.12401126152939579" table:formula="of:=[.AC17]-[.$B$17]" table:style-name="ce43">
            <text:p>-0.1</text:p>
          </table:table-cell>
          <table:table-cell office:value-type="float" office:value="1.6387383544460263" table:formula="of:=[.AD17]-[.$B$17]" table:style-name="ce43">
            <text:p>1.6</text:p>
          </table:table-cell>
          <table:table-cell office:value-type="float" office:value="0.86730978301745321" table:formula="of:=[.AE17]-[.$B$17]" table:style-name="ce43">
            <text:p>0.9</text:p>
          </table:table-cell>
          <table:table-cell office:value-type="float" office:value="9.9491042618068626E-2" table:formula="of:=[.AF17]-[.$B$17]" table:style-name="ce43">
            <text:p>0.1</text:p>
          </table:table-cell>
          <table:table-cell office:value-type="float" office:value="1.2169257584398858" table:formula="of:=[.AG17]-[.$B$17]" table:style-name="ce43">
            <text:p>1.2</text:p>
          </table:table-cell>
          <table:table-cell office:value-type="string" table:style-name="ce48">
            <text:p>[x]</text:p>
          </table:table-cell>
          <table:table-cell table:number-columns-repeated="5" table:style-name="ce40"/>
          <table:table-cell table:number-columns-repeated="16345" table:style-name="ce1"/>
        </table:table-row>
        <table:table-row table:style-name="ro4">
          <table:table-cell office:value-type="string" table:style-name="ce41">
            <text:p>January-March</text:p>
          </table:table-cell>
          <table:table-cell table:style-name="ce61"/>
          <table:table-cell office:value-type="float" office:value="-0.9268513251140682" table:formula="of:=[.C18]-[.$B$18]" table:style-name="ce49">
            <text:p>-0.9</text:p>
          </table:table-cell>
          <table:table-cell office:value-type="float" office:value="0.12910716084441809" table:formula="of:=[.D18]-[.$B$18]" table:style-name="ce49">
            <text:p>0.1</text:p>
          </table:table-cell>
          <table:table-cell office:value-type="float" office:value="0.38537089710815486" table:formula="of:=[.E18]-[.$B$18]" table:style-name="ce49">
            <text:p>0.4</text:p>
          </table:table-cell>
          <table:table-cell office:value-type="float" office:value="-0.13685132511406728" table:formula="of:=[.F18]-[.$B$18]" table:style-name="ce49">
            <text:p>-0.1</text:p>
          </table:table-cell>
          <table:table-cell office:value-type="float" office:value="6.6482008219265865E-2" table:formula="of:=[.G18]-[.$B$18]" table:style-name="ce49">
            <text:p>0.1</text:p>
          </table:table-cell>
          <table:table-cell office:value-type="float" office:value="-1.4445192127819562" table:formula="of:=[.H18]-[.$B$18]" table:style-name="ce49">
            <text:p>-1.4</text:p>
          </table:table-cell>
          <table:table-cell office:value-type="float" office:value="0.3887607637748216" table:formula="of:=[.I18]-[.$B$18]" table:style-name="ce49">
            <text:p>0.4</text:p>
          </table:table-cell>
          <table:table-cell office:value-type="float" office:value="1.4271300023254465" table:formula="of:=[.J18]-[.$B$18]" table:style-name="ce49">
            <text:p>1.4</text:p>
          </table:table-cell>
          <table:table-cell office:value-type="float" office:value="0.6491289781125591" table:formula="of:=[.K18]-[.$B$18]" table:style-name="ce49">
            <text:p>0.6</text:p>
          </table:table-cell>
          <table:table-cell office:value-type="float" office:value="0.86277467694663734" table:formula="of:=[.L18]-[.$B$18]" table:style-name="ce49">
            <text:p>0.9</text:p>
          </table:table-cell>
          <table:table-cell office:value-type="float" office:value="-0.92002855004216144" table:formula="of:=[.M18]-[.$B$18]" table:style-name="ce49">
            <text:p>-0.9</text:p>
          </table:table-cell>
          <table:table-cell office:value-type="float" office:value="1.3448090741627823" table:formula="of:=[.N18]-[.$B$18]" table:style-name="ce49">
            <text:p>1.3</text:p>
          </table:table-cell>
          <table:table-cell office:value-type="float" office:value="0.11944894876180623" table:formula="of:=[.O18]-[.$B$18]" table:style-name="ce49">
            <text:p>0.1</text:p>
          </table:table-cell>
          <table:table-cell office:value-type="float" office:value="0.28117923928028254" table:formula="of:=[.P18]-[.$B$18]" table:style-name="ce49">
            <text:p>0.3</text:p>
          </table:table-cell>
          <table:table-cell office:value-type="float" office:value="0.45707622497487055" table:formula="of:=[.Q18]-[.$B$18]" table:style-name="ce49">
            <text:p>0.5</text:p>
          </table:table-cell>
          <table:table-cell office:value-type="float" office:value="-1.0726974550511814" table:formula="of:=[.R18]-[.$B$18]" table:style-name="ce49">
            <text:p>-1.1</text:p>
          </table:table-cell>
          <table:table-cell office:value-type="float" office:value="1.0820959932250291" table:formula="of:=[.S18]-[.$B$18]" table:style-name="ce49">
            <text:p>1.1</text:p>
          </table:table-cell>
          <table:table-cell office:value-type="float" office:value="0.3224614255898226" table:formula="of:=[.T18]-[.$B$18]" table:style-name="ce49">
            <text:p>0.3</text:p>
          </table:table-cell>
          <table:table-cell office:value-type="float" office:value="-0.75656031982305905" table:formula="of:=[.U18]-[.$B$18]" table:style-name="ce49">
            <text:p>-0.8</text:p>
          </table:table-cell>
          <table:table-cell office:value-type="float" office:value="-2.1636767219394613" table:formula="of:=[.V18]-[.$B$18]" table:style-name="ce49">
            <text:p>-2.2</text:p>
          </table:table-cell>
          <table:table-cell office:value-type="float" office:value="-3.1476214103633993E-3" table:formula="of:=[.W18]-[.$B$18]" table:style-name="ce49">
            <text:p>-0.0</text:p>
          </table:table-cell>
          <table:table-cell office:value-type="float" office:value="0.50681516691799455" table:formula="of:=[.X18]-[.$B$18]" table:style-name="ce49">
            <text:p>0.5</text:p>
          </table:table-cell>
          <table:table-cell office:value-type="float" office:value="-2.2134650817278265" table:formula="of:=[.Y18]-[.$B$18]" table:style-name="ce49">
            <text:p>-2.2</text:p>
          </table:table-cell>
          <table:table-cell office:value-type="float" office:value="0.8661645479018123" table:formula="of:=[.Z18]-[.$B$18]" table:style-name="ce49">
            <text:p>0.9</text:p>
          </table:table-cell>
          <table:table-cell office:value-type="float" office:value="-0.47378254204528325" table:formula="of:=[.AA18]-[.$B$18]" table:style-name="ce49">
            <text:p>-0.5</text:p>
          </table:table-cell>
          <table:table-cell office:value-type="float" office:value="-1.8321379520216396E-3" table:formula="of:=[.AB18]-[.$B$18]" table:style-name="ce49">
            <text:p>-0.0</text:p>
          </table:table-cell>
          <table:table-cell office:value-type="float" office:value="0.71539735213461064" table:formula="of:=[.AC18]-[.$B$18]" table:style-name="ce49">
            <text:p>0.7</text:p>
          </table:table-cell>
          <table:table-cell office:value-type="float" office:value="-1.1812693145320559" table:formula="of:=[.AD18]-[.$B$18]" table:style-name="ce49">
            <text:p>-1.2</text:p>
          </table:table-cell>
          <table:table-cell office:value-type="float" office:value="0.6941275108647682" table:formula="of:=[.AE18]-[.$B$18]" table:style-name="ce49">
            <text:p>0.7</text:p>
          </table:table-cell>
          <table:table-cell office:value-type="float" office:value="0.9899130216502785" table:formula="of:=[.AF18]-[.$B$18]" table:style-name="ce49">
            <text:p>1.0</text:p>
          </table:table-cell>
          <table:table-cell office:value-type="float" office:value="-0.37476137802411991" table:formula="of:=[.AG18]-[.$B$18]" table:style-name="ce49">
            <text:p>-0.4</text:p>
          </table:table-cell>
          <table:table-cell office:value-type="float" office:value="0.94285766959492889" table:formula="of:=[.AH18]-[.$B$18]" table:style-name="ce49">
            <text:p>0.9</text:p>
          </table:table-cell>
          <table:table-cell table:number-columns-repeated="5" table:style-name="ce40"/>
          <table:table-cell table:number-columns-repeated="16345" table:style-name="ce1"/>
        </table:table-row>
        <table:table-row table:style-name="ro4">
          <table:table-cell office:value-type="string" table:style-name="ce46">
            <text:p>April-June</text:p>
          </table:table-cell>
          <table:table-cell table:style-name="ce60"/>
          <table:table-cell office:value-type="float" office:value="-1.3822699119098303" table:formula="of:=[.C19]-[.$B$19]" table:style-name="ce43">
            <text:p>-1.4</text:p>
          </table:table-cell>
          <table:table-cell office:value-type="float" office:value="0.61882898918906903" table:formula="of:=[.D19]-[.$B$19]" table:style-name="ce43">
            <text:p>0.6</text:p>
          </table:table-cell>
          <table:table-cell office:value-type="float" office:value="-0.16029188993180732" table:formula="of:=[.E19]-[.$B$19]" table:style-name="ce43">
            <text:p>-0.2</text:p>
          </table:table-cell>
          <table:table-cell office:value-type="float" office:value="-0.86139079103070948" table:formula="of:=[.F19]-[.$B$19]" table:style-name="ce43">
            <text:p>-0.9</text:p>
          </table:table-cell>
          <table:table-cell office:value-type="float" office:value="-0.28776441740433789" table:formula="of:=[.G19]-[.$B$19]" table:style-name="ce43">
            <text:p>-0.3</text:p>
          </table:table-cell>
          <table:table-cell office:value-type="float" office:value="-1.0053468349867547" table:formula="of:=[.H19]-[.$B$19]" table:style-name="ce43">
            <text:p>-1.0</text:p>
          </table:table-cell>
          <table:table-cell office:value-type="float" office:value="-0.25598969108459002" table:formula="of:=[.I19]-[.$B$19]" table:style-name="ce43">
            <text:p>-0.3</text:p>
          </table:table-cell>
          <table:table-cell office:value-type="float" office:value="-0.15169077721657942" table:formula="of:=[.J19]-[.$B$19]" table:style-name="ce43">
            <text:p>-0.2</text:p>
          </table:table-cell>
          <table:table-cell office:value-type="float" office:value="0.19418367732653863" table:formula="of:=[.K19]-[.$B$19]" table:style-name="ce43">
            <text:p>0.2</text:p>
          </table:table-cell>
          <table:table-cell office:value-type="float" office:value="-0.24238120311266442" table:formula="of:=[.L19]-[.$B$19]" table:style-name="ce43">
            <text:p>-0.2</text:p>
          </table:table-cell>
          <table:table-cell office:value-type="float" office:value="-0.36775248175952058" table:formula="of:=[.M19]-[.$B$19]" table:style-name="ce43">
            <text:p>-0.4</text:p>
          </table:table-cell>
          <table:table-cell office:value-type="float" office:value="7.722516731649165E-2" table:formula="of:=[.N19]-[.$B$19]" table:style-name="ce43">
            <text:p>0.1</text:p>
          </table:table-cell>
          <table:table-cell office:value-type="float" office:value="0.84284674784015046" table:formula="of:=[.O19]-[.$B$19]" table:style-name="ce43">
            <text:p>0.8</text:p>
          </table:table-cell>
          <table:table-cell office:value-type="float" office:value="0.52923141058884404" table:formula="of:=[.P19]-[.$B$19]" table:style-name="ce43">
            <text:p>0.5</text:p>
          </table:table-cell>
          <table:table-cell office:value-type="float" office:value="4.2664635248161886E-3" table:formula="of:=[.Q19]-[.$B$19]" table:style-name="ce43">
            <text:p>0.0</text:p>
          </table:table-cell>
          <table:table-cell office:value-type="float" office:value="0.23437271440174889" table:formula="of:=[.R19]-[.$B$19]" table:style-name="ce43">
            <text:p>0.2</text:p>
          </table:table-cell>
          <table:table-cell office:value-type="float" office:value="0.86175100729905019" table:formula="of:=[.S19]-[.$B$19]" table:style-name="ce43">
            <text:p>0.9</text:p>
          </table:table-cell>
          <table:table-cell office:value-type="float" office:value="-0.10402381109941494" table:formula="of:=[.T19]-[.$B$19]" table:style-name="ce43">
            <text:p>-0.1</text:p>
          </table:table-cell>
          <table:table-cell office:value-type="float" office:value="0.34721651824145283" table:formula="of:=[.U19]-[.$B$19]" table:style-name="ce43">
            <text:p>0.3</text:p>
          </table:table-cell>
          <table:table-cell office:value-type="float" office:value="-0.14953835774970869" table:formula="of:=[.V19]-[.$B$19]" table:style-name="ce43">
            <text:p>-0.1</text:p>
          </table:table-cell>
          <table:table-cell office:value-type="float" office:value="0.85362752398759589" table:formula="of:=[.W19]-[.$B$19]" table:style-name="ce43">
            <text:p>0.9</text:p>
          </table:table-cell>
          <table:table-cell office:value-type="float" office:value="-0.94079947758226012" table:formula="of:=[.X19]-[.$B$19]" table:style-name="ce43">
            <text:p>-0.9</text:p>
          </table:table-cell>
          <table:table-cell office:value-type="float" office:value="-1.1534106759077396" table:formula="of:=[.Y19]-[.$B$19]" table:style-name="ce43">
            <text:p>-1.2</text:p>
          </table:table-cell>
          <table:table-cell office:value-type="float" office:value="0.73824290860298092" table:formula="of:=[.Z19]-[.$B$19]" table:style-name="ce43">
            <text:p>0.7</text:p>
          </table:table-cell>
          <table:table-cell office:value-type="float" office:value="-0.47502239751946362" table:formula="of:=[.AA19]-[.$B$19]" table:style-name="ce43">
            <text:p>-0.5</text:p>
          </table:table-cell>
          <table:table-cell office:value-type="float" office:value="-0.27153465449325509" table:formula="of:=[.AB19]-[.$B$19]" table:style-name="ce43">
            <text:p>-0.3</text:p>
          </table:table-cell>
          <table:table-cell office:value-type="float" office:value="0.85956464242472741" table:formula="of:=[.AC19]-[.$B$19]" table:style-name="ce43">
            <text:p>0.9</text:p>
          </table:table-cell>
          <table:table-cell office:value-type="float" office:value="1.0222041854214101" table:formula="of:=[.AD19]-[.$B$19]" table:style-name="ce43">
            <text:p>1.0</text:p>
          </table:table-cell>
          <table:table-cell office:value-type="float" office:value="-0.24849178527455607" table:formula="of:=[.AE19]-[.$B$19]" table:style-name="ce43">
            <text:p>-0.2</text:p>
          </table:table-cell>
          <table:table-cell office:value-type="float" office:value="0.86982375632669395" table:formula="of:=[.AF19]-[.$B$19]" table:style-name="ce43">
            <text:p>0.9</text:p>
          </table:table-cell>
          <table:table-cell office:value-type="float" office:value="-1.0955090537203969" table:formula="of:=[.AG19]-[.$B$19]" table:style-name="ce43">
            <text:p>-1.1</text:p>
          </table:table-cell>
          <table:table-cell office:value-type="float" office:value="0.64017906768199673" table:formula="of:=[.AH19]-[.$B$19]" table:style-name="ce43">
            <text:p>0.6</text:p>
          </table:table-cell>
          <table:table-cell table:number-columns-repeated="5" table:style-name="ce40"/>
          <table:table-cell table:number-columns-repeated="16345" table:style-name="ce1"/>
        </table:table-row>
        <table:table-row table:style-name="ro4">
          <table:table-cell office:value-type="string" table:style-name="ce46">
            <text:p>July-September</text:p>
          </table:table-cell>
          <table:table-cell table:style-name="ce60"/>
          <table:table-cell office:value-type="float" office:value="0.47507496657896198" table:formula="of:=[.C20]-[.$B$20]" table:style-name="ce43">
            <text:p>0.5</text:p>
          </table:table-cell>
          <table:table-cell office:value-type="float" office:value="-0.92383807689929576" table:formula="of:=[.D20]-[.$B$20]" table:style-name="ce43">
            <text:p>-0.9</text:p>
          </table:table-cell>
          <table:table-cell office:value-type="float" office:value="-1.7923163377688613" table:formula="of:=[.E20]-[.$B$20]" table:style-name="ce43">
            <text:p>-1.8</text:p>
          </table:table-cell>
          <table:table-cell office:value-type="float" office:value="-0.37927285950799217" table:formula="of:=[.F20]-[.$B$20]" table:style-name="ce43">
            <text:p>-0.4</text:p>
          </table:table-cell>
          <table:table-cell office:value-type="float" office:value="1.2598575752746157" table:formula="of:=[.G20]-[.$B$20]" table:style-name="ce43">
            <text:p>1.3</text:p>
          </table:table-cell>
          <table:table-cell office:value-type="float" office:value="-0.20673035950799168" table:formula="of:=[.H20]-[.$B$20]" table:style-name="ce43">
            <text:p>-0.2</text:p>
          </table:table-cell>
          <table:table-cell office:value-type="float" office:value="0.8798336622311389" table:formula="of:=[.I20]-[.$B$20]" table:style-name="ce43">
            <text:p>0.9</text:p>
          </table:table-cell>
          <table:table-cell office:value-type="float" office:value="-0.395742394970517" table:formula="of:=[.J20]-[.$B$20]" table:style-name="ce43">
            <text:p>-0.4</text:p>
          </table:table-cell>
          <table:table-cell office:value-type="float" office:value="0.70465671434611821" table:formula="of:=[.K20]-[.$B$20]" table:style-name="ce43">
            <text:p>0.7</text:p>
          </table:table-cell>
          <table:table-cell office:value-type="float" office:value="0.13855322744852749" table:formula="of:=[.L20]-[.$B$20]" table:style-name="ce43">
            <text:p>0.1</text:p>
          </table:table-cell>
          <table:table-cell office:value-type="float" office:value="4.1517240863218063E-2" table:formula="of:=[.M20]-[.$B$20]" table:style-name="ce43">
            <text:p>0.0</text:p>
          </table:table-cell>
          <table:table-cell office:value-type="float" office:value="-1.0064295043568094E-2" table:formula="of:=[.N20]-[.$B$20]" table:style-name="ce43">
            <text:p>-0.0</text:p>
          </table:table-cell>
          <table:table-cell office:value-type="float" office:value="0.8301427701815598" table:formula="of:=[.O20]-[.$B$20]" table:style-name="ce43">
            <text:p>0.8</text:p>
          </table:table-cell>
          <table:table-cell office:value-type="float" office:value="0.15728932147444752" table:formula="of:=[.P20]-[.$B$20]" table:style-name="ce43">
            <text:p>0.2</text:p>
          </table:table-cell>
          <table:table-cell office:value-type="float" office:value="0.1091079413484195" table:formula="of:=[.Q20]-[.$B$20]" table:style-name="ce43">
            <text:p>0.1</text:p>
          </table:table-cell>
          <table:table-cell office:value-type="float" office:value="1.4800667422691092" table:formula="of:=[.R20]-[.$B$20]" table:style-name="ce43">
            <text:p>1.5</text:p>
          </table:table-cell>
          <table:table-cell office:value-type="float" office:value="-0.91600635827267496" table:formula="of:=[.S20]-[.$B$20]" table:style-name="ce43">
            <text:p>-0.9</text:p>
          </table:table-cell>
          <table:table-cell office:value-type="float" office:value="-0.45129415098581482" table:formula="of:=[.T20]-[.$B$20]" table:style-name="ce43">
            <text:p>-0.5</text:p>
          </table:table-cell>
          <table:table-cell office:value-type="float" office:value="-0.15535981602975824" table:formula="of:=[.U20]-[.$B$20]" table:style-name="ce43">
            <text:p>-0.2</text:p>
          </table:table-cell>
          <table:table-cell office:value-type="float" office:value="-0.3514519485349048" table:formula="of:=[.V20]-[.$B$20]" table:style-name="ce43">
            <text:p>-0.4</text:p>
          </table:table-cell>
          <table:table-cell office:value-type="float" office:value="-0.52321695888687358" table:formula="of:=[.W20]-[.$B$20]" table:style-name="ce43">
            <text:p>-0.5</text:p>
          </table:table-cell>
          <table:table-cell office:value-type="float" office:value="-0.72104304584338585" table:formula="of:=[.X20]-[.$B$20]" table:style-name="ce43">
            <text:p>-0.7</text:p>
          </table:table-cell>
          <table:table-cell office:value-type="float" office:value="0.56819090860793864" table:formula="of:=[.Y20]-[.$B$20]" table:style-name="ce43">
            <text:p>0.6</text:p>
          </table:table-cell>
          <table:table-cell office:value-type="float" office:value="0.10846005974665829" table:formula="of:=[.Z20]-[.$B$20]" table:style-name="ce43">
            <text:p>0.1</text:p>
          </table:table-cell>
          <table:table-cell office:value-type="float" office:value="-0.98936602720985611" table:formula="of:=[.AA20]-[.$B$20]" table:style-name="ce43">
            <text:p>-1.0</text:p>
          </table:table-cell>
          <table:table-cell office:value-type="float" office:value="0.64953148831809671" table:formula="of:=[.AB20]-[.$B$20]" table:style-name="ce43">
            <text:p>0.6</text:p>
          </table:table-cell>
          <table:table-cell office:value-type="float" office:value="-0.58592399822434871" table:formula="of:=[.AC20]-[.$B$20]" table:style-name="ce43">
            <text:p>-0.6</text:p>
          </table:table-cell>
          <table:table-cell office:value-type="float" office:value="0.63289070156861271" table:formula="of:=[.AD20]-[.$B$20]" table:style-name="ce43">
            <text:p>0.6</text:p>
          </table:table-cell>
          <table:table-cell office:value-type="float" office:value="0.53445465731395103" table:formula="of:=[.AE20]-[.$B$20]" table:style-name="ce43">
            <text:p>0.5</text:p>
          </table:table-cell>
          <table:table-cell office:value-type="float" office:value="-0.16625526116430756" table:formula="of:=[.AF20]-[.$B$20]" table:style-name="ce43">
            <text:p>-0.2</text:p>
          </table:table-cell>
          <table:table-cell office:value-type="float" office:value="0.75385343448785846" table:formula="of:=[.AG20]-[.$B$20]" table:style-name="ce43">
            <text:p>0.8</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50">
            <text:p>October-December</text:p>
          </table:table-cell>
          <table:table-cell table:style-name="ce62"/>
          <table:table-cell office:value-type="float" office:value="-0.47014833859216587" table:formula="of:=[.C21]-[.$B$21]" table:style-name="ce43">
            <text:p>-0.5</text:p>
          </table:table-cell>
          <table:table-cell office:value-type="float" office:value="-1.452757034244339" table:formula="of:=[.D21]-[.$B$21]" table:style-name="ce43">
            <text:p>-1.5</text:p>
          </table:table-cell>
          <table:table-cell office:value-type="float" office:value="-1.6277570342443397" table:formula="of:=[.E21]-[.$B$21]" table:style-name="ce43">
            <text:p>-1.6</text:p>
          </table:table-cell>
          <table:table-cell office:value-type="float" office:value="0.97876470488609701" table:formula="of:=[.F21]-[.$B$21]" table:style-name="ce43">
            <text:p>1.0</text:p>
          </table:table-cell>
          <table:table-cell office:value-type="float" office:value="0.12441687879913932" table:formula="of:=[.G21]-[.$B$21]" table:style-name="ce43">
            <text:p>0.1</text:p>
          </table:table-cell>
          <table:table-cell office:value-type="float" office:value="-0.73843094728781633" table:formula="of:=[.H21]-[.$B$21]" table:style-name="ce43">
            <text:p>-0.7</text:p>
          </table:table-cell>
          <table:table-cell office:value-type="float" office:value="0.59761471708476588" table:formula="of:=[.I21]-[.$B$21]" table:style-name="ce43">
            <text:p>0.6</text:p>
          </table:table-cell>
          <table:table-cell office:value-type="float" office:value="1.1006846686813176E-2" table:formula="of:=[.J21]-[.$B$21]" table:style-name="ce43">
            <text:p>0.0</text:p>
          </table:table-cell>
          <table:table-cell office:value-type="float" office:value="0.10225066527918703" table:formula="of:=[.K21]-[.$B$21]" table:style-name="ce43">
            <text:p>0.1</text:p>
          </table:table-cell>
          <table:table-cell office:value-type="float" office:value="-6.8297936418252547E-2" table:formula="of:=[.L21]-[.$B$21]" table:style-name="ce43">
            <text:p>-0.1</text:p>
          </table:table-cell>
          <table:table-cell office:value-type="float" office:value="0.62614468743603613" table:formula="of:=[.M21]-[.$B$21]" table:style-name="ce43">
            <text:p>0.6</text:p>
          </table:table-cell>
          <table:table-cell office:value-type="float" office:value="0.42988436086300386" table:formula="of:=[.N21]-[.$B$21]" table:style-name="ce43">
            <text:p>0.4</text:p>
          </table:table-cell>
          <table:table-cell office:value-type="float" office:value="-0.45372817308354119" table:formula="of:=[.O21]-[.$B$21]" table:style-name="ce43">
            <text:p>-0.5</text:p>
          </table:table-cell>
          <table:table-cell office:value-type="float" office:value="0.20595624436996918" table:formula="of:=[.P21]-[.$B$21]" table:style-name="ce43">
            <text:p>0.2</text:p>
          </table:table-cell>
          <table:table-cell office:value-type="float" office:value="0.2038255928767958" table:formula="of:=[.Q21]-[.$B$21]" table:style-name="ce43">
            <text:p>0.2</text:p>
          </table:table-cell>
          <table:table-cell office:value-type="float" office:value="1.1831854084708775" table:formula="of:=[.R21]-[.$B$21]" table:style-name="ce43">
            <text:p>1.2</text:p>
          </table:table-cell>
          <table:table-cell office:value-type="float" office:value="-6.08179690862789E-2" table:formula="of:=[.S21]-[.$B$21]" table:style-name="ce43">
            <text:p>-0.1</text:p>
          </table:table-cell>
          <table:table-cell office:value-type="float" office:value="-1.0931922830501613" table:formula="of:=[.T21]-[.$B$21]" table:style-name="ce43">
            <text:p>-1.1</text:p>
          </table:table-cell>
          <table:table-cell office:value-type="float" office:value="-0.25304171333337067" table:formula="of:=[.U21]-[.$B$21]" table:style-name="ce43">
            <text:p>-0.3</text:p>
          </table:table-cell>
          <table:table-cell office:value-type="float" office:value="-2.7415510301035493" table:formula="of:=[.V21]-[.$B$21]" table:style-name="ce43">
            <text:p>-2.7</text:p>
          </table:table-cell>
          <table:table-cell office:value-type="float" office:value="1.3671187421531839" table:formula="of:=[.W21]-[.$B$21]" table:style-name="ce43">
            <text:p>1.4</text:p>
          </table:table-cell>
          <table:table-cell office:value-type="float" office:value="-0.90500858703936782" table:formula="of:=[.X21]-[.$B$21]" table:style-name="ce43">
            <text:p>-0.9</text:p>
          </table:table-cell>
          <table:table-cell office:value-type="float" office:value="0.52661667175979421" table:formula="of:=[.Y21]-[.$B$21]" table:style-name="ce43">
            <text:p>0.5</text:p>
          </table:table-cell>
          <table:table-cell office:value-type="float" office:value="0.83453592641818464" table:formula="of:=[.Z21]-[.$B$21]" table:style-name="ce43">
            <text:p>0.8</text:p>
          </table:table-cell>
          <table:table-cell office:value-type="float" office:value="2.0574137732090856" table:formula="of:=[.AA21]-[.$B$21]" table:style-name="ce43">
            <text:p>2.1</text:p>
          </table:table-cell>
          <table:table-cell office:value-type="float" office:value="-0.15777773817808605" table:formula="of:=[.AB21]-[.$B$21]" table:style-name="ce43">
            <text:p>-0.2</text:p>
          </table:table-cell>
          <table:table-cell office:value-type="float" office:value="0.23199969453413072" table:formula="of:=[.AC21]-[.$B$21]" table:style-name="ce43">
            <text:p>0.2</text:p>
          </table:table-cell>
          <table:table-cell office:value-type="float" office:value="0.68039513966870491" table:formula="of:=[.AD21]-[.$B$21]" table:style-name="ce43">
            <text:p>0.7</text:p>
          </table:table-cell>
          <table:table-cell office:value-type="float" office:value="-0.3519288768944433" table:formula="of:=[.AE21]-[.$B$21]" table:style-name="ce43">
            <text:p>-0.4</text:p>
          </table:table-cell>
          <table:table-cell office:value-type="float" office:value="0.24030714795027652" table:formula="of:=[.AF21]-[.$B$21]" table:style-name="ce43">
            <text:p>0.2</text:p>
          </table:table-cell>
          <table:table-cell office:value-type="float" office:value="0.87180300716352743" table:formula="of:=[.AG21]-[.$B$21]" table:style-name="ce43">
            <text:p>0.9</text:p>
          </table:table-cell>
          <table:table-cell office:value-type="string" table:style-name="ce43">
            <text:p>[x]</text:p>
          </table:table-cell>
          <table:table-cell table:number-columns-repeated="5" table:style-name="ce40"/>
          <table:table-cell table:number-columns-repeated="16345" table:style-name="ce1"/>
        </table:table-row>
        <table:table-row table:style-name="ro4">
          <table:table-cell office:value-type="string" table:style-name="ce63">
            <text:p>January-December</text:p>
          </table:table-cell>
          <table:table-cell table:style-name="ce61"/>
          <table:table-cell office:value-type="float" office:value="-0.5686723471920061" table:formula="of:=[.C22]-[.$B$22]" table:style-name="ce49">
            <text:p>-0.6</text:p>
          </table:table-cell>
          <table:table-cell office:value-type="float" office:value="-0.4209524579787427" table:formula="of:=[.D22]-[.$B$22]" table:style-name="ce49">
            <text:p>-0.4</text:p>
          </table:table-cell>
          <table:table-cell office:value-type="float" office:value="-0.80374084034269266" table:formula="of:=[.E22]-[.$B$22]" table:style-name="ce49">
            <text:p>-0.8</text:p>
          </table:table-cell>
          <table:table-cell office:value-type="float" office:value="-9.4151799246800394E-2" table:formula="of:=[.F22]-[.$B$22]" table:style-name="ce49">
            <text:p>-0.1</text:p>
          </table:table-cell>
          <table:table-cell office:value-type="float" office:value="0.29680710486278628" table:formula="of:=[.G22]-[.$B$22]" table:style-name="ce49">
            <text:p>0.3</text:p>
          </table:table-cell>
          <table:table-cell office:value-type="float" office:value="-0.85622046344322378" table:formula="of:=[.H22]-[.$B$22]" table:style-name="ce49">
            <text:p>-0.9</text:p>
          </table:table-cell>
          <table:table-cell office:value-type="float" office:value="0.40767995203367668" table:formula="of:=[.I22]-[.$B$22]" table:style-name="ce49">
            <text:p>0.4</text:p>
          </table:table-cell>
          <table:table-cell office:value-type="float" office:value="0.22034710625938025" table:formula="of:=[.J22]-[.$B$22]" table:style-name="ce49">
            <text:p>0.2</text:p>
          </table:table-cell>
          <table:table-cell office:value-type="float" office:value="0.41510226393580041" table:formula="of:=[.K22]-[.$B$22]" table:style-name="ce49">
            <text:p>0.4</text:p>
          </table:table-cell>
          <table:table-cell office:value-type="float" office:value="0.16239140394979401" table:formula="of:=[.L22]-[.$B$22]" table:style-name="ce49">
            <text:p>0.2</text:p>
          </table:table-cell>
          <table:table-cell office:value-type="float" office:value="-0.14700992656489298" table:formula="of:=[.M22]-[.$B$22]" table:style-name="ce49">
            <text:p>-0.1</text:p>
          </table:table-cell>
          <table:table-cell office:value-type="float" office:value="0.45991308958912924" table:formula="of:=[.N22]-[.$B$22]" table:style-name="ce49">
            <text:p>0.5</text:p>
          </table:table-cell>
          <table:table-cell office:value-type="float" office:value="0.33770993731294929" table:formula="of:=[.O22]-[.$B$22]" table:style-name="ce49">
            <text:p>0.3</text:p>
          </table:table-cell>
          <table:table-cell office:value-type="float" office:value="0.2832839402943268" table:formula="of:=[.P22]-[.$B$22]" table:style-name="ce49">
            <text:p>0.3</text:p>
          </table:table-cell>
          <table:table-cell office:value-type="float" office:value="0.19588909129153009" table:formula="of:=[.Q22]-[.$B$22]" table:style-name="ce49">
            <text:p>0.2</text:p>
          </table:table-cell>
          <table:table-cell office:value-type="float" office:value="0.4684626538855472" table:formula="of:=[.R22]-[.$B$22]" table:style-name="ce49">
            <text:p>0.5</text:p>
          </table:table-cell>
          <table:table-cell office:value-type="float" office:value="0.23869771967571474" table:formula="of:=[.S22]-[.$B$22]" table:style-name="ce49">
            <text:p>0.2</text:p>
          </table:table-cell>
          <table:table-cell office:value-type="float" office:value="-0.34343980344463176" table:formula="of:=[.T22]-[.$B$22]" table:style-name="ce49">
            <text:p>-0.3</text:p>
          </table:table-cell>
          <table:table-cell office:value-type="float" office:value="-0.19967710022279128" table:formula="of:=[.U22]-[.$B$22]" table:style-name="ce49">
            <text:p>-0.2</text:p>
          </table:table-cell>
          <table:table-cell office:value-type="float" office:value="-1.3471524515625202" table:formula="of:=[.V22]-[.$B$22]" table:style-name="ce49">
            <text:p>-1.3</text:p>
          </table:table-cell>
          <table:table-cell office:value-type="float" office:value="0.42800084263186911" table:formula="of:=[.W22]-[.$B$22]" table:style-name="ce49">
            <text:p>0.4</text:p>
          </table:table-cell>
          <table:table-cell office:value-type="float" office:value="-0.52615672552927428" table:formula="of:=[.X22]-[.$B$22]" table:style-name="ce49">
            <text:p>-0.5</text:p>
          </table:table-cell>
          <table:table-cell office:value-type="float" office:value="-0.5541517992468048" table:formula="of:=[.Y22]-[.$B$22]" table:style-name="ce49">
            <text:p>-0.6</text:p>
          </table:table-cell>
          <table:table-cell office:value-type="float" office:value="0.63856183415176382" table:formula="of:=[.Z22]-[.$B$22]" table:style-name="ce49">
            <text:p>0.6</text:p>
          </table:table-cell>
          <table:table-cell office:value-type="float" office:value="3.7198494295273221E-2" table:formula="of:=[.AA22]-[.$B$22]" table:style-name="ce49">
            <text:p>0.0</text:p>
          </table:table-cell>
          <table:table-cell office:value-type="float" office:value="4.6122753694829655E-2" table:formula="of:=[.AB22]-[.$B$22]" table:style-name="ce49">
            <text:p>0.0</text:p>
          </table:table-cell>
          <table:table-cell office:value-type="float" office:value="0.30473872043139139" table:formula="of:=[.AC22]-[.$B$22]" table:style-name="ce49">
            <text:p>0.3</text:p>
          </table:table-cell>
          <table:table-cell office:value-type="float" office:value="0.29784428685887399" table:formula="of:=[.AD22]-[.$B$22]" table:style-name="ce49">
            <text:p>0.3</text:p>
          </table:table-cell>
          <table:table-cell office:value-type="float" office:value="0.15845375359077529" table:formula="of:=[.AE22]-[.$B$22]" table:style-name="ce49">
            <text:p>0.2</text:p>
          </table:table-cell>
          <table:table-cell office:value-type="float" office:value="0.4714884735851399" table:formula="of:=[.AF22]-[.$B$22]" table:style-name="ce49">
            <text:p>0.5</text:p>
          </table:table-cell>
          <table:table-cell office:value-type="float" office:value="4.7465943740805372E-2" table:formula="of:=[.AG22]-[.$B$22]" table:style-name="ce49">
            <text:p>0.0</text:p>
          </table:table-cell>
          <table:table-cell office:value-type="string" table:style-name="ce49">
            <text:p>[x]</text:p>
          </table:table-cell>
          <table:table-cell table:number-columns-repeated="5" table:style-name="ce40"/>
          <table:table-cell table:number-columns-repeated="16345" table:style-name="ce1"/>
        </table:table-row>
        <table:table-row table:number-rows-repeated="1048536" table:style-name="ro10">
          <table:table-cell table:number-columns-repeated="16384"/>
        </table:table-row>
      </table:table>
      <table:table table:name="7_1b" table:style-name="ta2">
        <table:table-column table:style-name="co9" table:default-cell-style-name="ce40"/>
        <table:table-column table:style-name="co10" table:number-columns-repeated="22" table:default-cell-style-name="ce64"/>
        <table:table-column table:style-name="co11" table:number-columns-repeated="3" table:default-cell-style-name="ce40"/>
        <table:table-column table:style-name="co12" table:default-cell-style-name="ce40"/>
        <table:table-column table:style-name="co13" table:default-cell-style-name="ce40"/>
        <table:table-column table:style-name="co11" table:number-columns-repeated="213"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26" table:default-cell-style-name="ce40"/>
        <table:table-column table:style-name="co9" table:default-cell-style-name="ce40"/>
        <table:table-column table:style-name="co5" table:default-cell-style-name="ce40"/>
        <table:table-column table:style-name="co14" table:default-cell-style-name="ce40"/>
        <table:table-column table:style-name="co11" table:number-columns-repeated="10" table:default-cell-style-name="ce40"/>
        <table:table-column table:style-name="co15" table:default-cell-style-name="ce40"/>
        <table:table-column table:style-name="co11" table:default-cell-style-name="ce40"/>
        <table:table-column table:style-name="co16" table:default-cell-style-name="ce40"/>
        <table:table-column table:style-name="co15" table:default-cell-style-name="ce40"/>
        <table:table-column table:style-name="co11" table:default-cell-style-name="ce40"/>
        <table:table-column table:style-name="co17" table:number-columns-repeated="6" table:default-cell-style-name="ce40"/>
        <table:table-column table:style-name="co18" table:default-cell-style-name="ce40"/>
        <table:table-column table:style-name="co19" table:default-cell-style-name="ce40"/>
        <table:table-column table:style-name="co11" table:number-columns-repeated="2" table:default-cell-style-name="ce40"/>
        <table:table-column table:style-name="co20" table:number-columns-repeated="2" table:default-cell-style-name="ce40"/>
        <table:table-column table:style-name="co11" table:number-columns-repeated="241" table:default-cell-style-name="ce40"/>
        <table:table-row table:style-name="ro1">
          <table:table-cell office:value-type="string" table:style-name="ce33">
            <text:p>Data 7.1b Average heating degree days and deviations from the long-term mean [note 1] [note 2]</text:p>
          </table:table-cell>
          <table:table-cell table:number-columns-repeated="22" table:style-name="ce34"/>
          <table:table-cell table:number-columns-repeated="16361" table:style-name="ce35"/>
        </table:table-row>
        <table:table-row table:style-name="ro7">
          <table:table-cell office:value-type="string" table:style-name="ce35">
            <text:p>This worksheet contains one table</text:p>
          </table:table-cell>
          <table:table-cell table:number-columns-repeated="16383" table:style-name="ce35"/>
        </table:table-row>
        <table:table-row table:style-name="ro7">
          <table:table-cell office:value-type="string" table:style-name="ce35">
            <text:p>Some cells refer to notes which can be found on the notes worksheet</text:p>
          </table:table-cell>
          <table:table-cell table:number-columns-repeated="16383" table:style-name="ce35"/>
        </table:table-row>
        <table:table-row table:style-name="ro4">
          <table:table-cell office:value-type="string" table:style-name="ce35">
            <text:p>[x] is used to indicate data not available</text:p>
          </table:table-cell>
          <table:table-cell table:number-columns-repeated="22" table:style-name="ce34"/>
          <table:table-cell table:number-columns-repeated="16361" table:style-name="ce35"/>
        </table:table-row>
        <table:table-row table:style-name="ro1">
          <table:table-cell office:value-type="string" table:style-name="ce36">
            <text:p>Calendar period</text:p>
          </table:table-cell>
          <table:table-cell office:value-type="string" table:style-name="ce37">
            <text:p>30-year mean<text:s/></text:p>
            <text:p>[note 3]</text:p>
          </table:table-cell>
          <table:table-cell office:value-type="string" table:style-name="ce39">
            <text:p>2002<text:s/></text:p>
            <text:p>average</text:p>
          </table:table-cell>
          <table:table-cell office:value-type="string" table:style-name="ce39">
            <text:p>2003</text:p>
            <text:p>average</text:p>
          </table:table-cell>
          <table:table-cell office:value-type="string" table:style-name="ce39">
            <text:p>2004</text:p>
            <text:p>average</text:p>
          </table:table-cell>
          <table:table-cell office:value-type="string" table:style-name="ce39">
            <text:p>2005</text:p>
            <text:p>average</text:p>
          </table:table-cell>
          <table:table-cell office:value-type="string" table:style-name="ce39">
            <text:p>2006</text:p>
            <text:p>average</text:p>
          </table:table-cell>
          <table:table-cell office:value-type="string" table:style-name="ce39">
            <text:p>2007</text:p>
            <text:p>average</text:p>
          </table:table-cell>
          <table:table-cell office:value-type="string" table:style-name="ce39">
            <text:p>2008</text:p>
            <text:p>average</text:p>
          </table:table-cell>
          <table:table-cell office:value-type="string" table:style-name="ce39">
            <text:p>2009</text:p>
            <text:p>average</text:p>
          </table:table-cell>
          <table:table-cell office:value-type="string" table:style-name="ce39">
            <text:p>2010</text:p>
            <text:p>average</text:p>
          </table:table-cell>
          <table:table-cell office:value-type="string" table:style-name="ce39">
            <text:p>2011</text:p>
            <text:p>average</text:p>
          </table:table-cell>
          <table:table-cell office:value-type="string" table:style-name="ce39">
            <text:p>2012</text:p>
            <text:p>average</text:p>
          </table:table-cell>
          <table:table-cell office:value-type="string" table:style-name="ce39">
            <text:p>2013<text:s/></text:p>
            <text:p>average</text:p>
          </table:table-cell>
          <table:table-cell office:value-type="string" table:style-name="ce39">
            <text:p>2014<text:s/></text:p>
            <text:p>average</text:p>
          </table:table-cell>
          <table:table-cell office:value-type="string" table:style-name="ce39">
            <text:p>2015<text:s/></text:p>
            <text:p>average</text:p>
          </table:table-cell>
          <table:table-cell office:value-type="string" table:style-name="ce39">
            <text:p>2016<text:s/></text:p>
            <text:p>average</text:p>
          </table:table-cell>
          <table:table-cell office:value-type="string" table:style-name="ce39">
            <text:p>2017<text:s/></text:p>
            <text:p>average</text:p>
          </table:table-cell>
          <table:table-cell office:value-type="string" table:style-name="ce39">
            <text:p>2018<text:s/></text:p>
            <text:p>average</text:p>
          </table:table-cell>
          <table:table-cell office:value-type="string" table:style-name="ce39">
            <text:p>2019<text:s/></text:p>
            <text:p>average</text:p>
          </table:table-cell>
          <table:table-cell office:value-type="string" table:style-name="ce39">
            <text:p>2020<text:s/></text:p>
            <text:p>average</text:p>
          </table:table-cell>
          <table:table-cell office:value-type="string" table:style-name="ce39">
            <text:p>2021<text:s/></text:p>
            <text:p>average</text:p>
          </table:table-cell>
          <table:table-cell office:value-type="string" table:style-name="ce39">
            <text:p>2022</text:p>
            <text:p>average</text:p>
          </table:table-cell>
          <table:table-cell table:number-columns-repeated="5" table:style-name="ce40"/>
          <table:table-cell table:number-columns-repeated="16356" table:style-name="ce1"/>
        </table:table-row>
        <table:table-row table:style-name="ro4">
          <table:table-cell office:value-type="string" table:style-name="ce41">
            <text:p>January</text:p>
          </table:table-cell>
          <table:table-cell office:value-type="float" office:value="10.591253174857798" table:style-name="ce42">
            <text:p>10.6</text:p>
          </table:table-cell>
          <table:table-cell office:value-type="float" office:value="9.455041747239477" table:style-name="ce43">
            <text:p>9.5</text:p>
          </table:table-cell>
          <table:table-cell office:value-type="float" office:value="10.583783167042997" table:style-name="ce43">
            <text:p>10.6</text:p>
          </table:table-cell>
          <table:table-cell office:value-type="float" office:value="10.00956672683952" table:style-name="ce43">
            <text:p>10.0</text:p>
          </table:table-cell>
          <table:table-cell office:value-type="float" office:value="9.1392715575632941" table:style-name="ce43">
            <text:p>9.1</text:p>
          </table:table-cell>
          <table:table-cell office:value-type="float" office:value="10.979999993654989" table:style-name="ce43">
            <text:p>11.0</text:p>
          </table:table-cell>
          <table:table-cell office:value-type="float" office:value="8.5841777910938024" table:style-name="ce43">
            <text:p>8.6</text:p>
          </table:table-cell>
          <table:table-cell office:value-type="float" office:value="9.1267281105990907" table:style-name="ce43">
            <text:p>9.1</text:p>
          </table:table-cell>
          <table:table-cell office:value-type="float" office:value="12.200998463901682" table:style-name="ce43">
            <text:p>12.2</text:p>
          </table:table-cell>
          <table:table-cell office:value-type="float" office:value="14.004992319508448" table:style-name="ce43">
            <text:p>14.0</text:p>
          </table:table-cell>
          <table:table-cell office:value-type="float" office:value="11.644009216589861" table:style-name="ce43">
            <text:p>11.6</text:p>
          </table:table-cell>
          <table:table-cell office:value-type="float" office:value="10.031259600614439" table:style-name="ce43">
            <text:p>10.0</text:p>
          </table:table-cell>
          <table:table-cell office:value-type="float" office:value="11.574423963133643" table:style-name="ce43">
            <text:p>11.6</text:p>
          </table:table-cell>
          <table:table-cell office:value-type="float" office:value="9.8506144393241204" table:style-name="ce43">
            <text:p>9.9</text:p>
          </table:table-cell>
          <table:table-cell office:value-type="float" office:value="10.72281105990783" table:style-name="ce43">
            <text:p>10.7</text:p>
          </table:table-cell>
          <table:table-cell office:value-type="float" office:value="9.8184715821812585" table:style-name="ce43">
            <text:p>9.8</text:p>
          </table:table-cell>
          <table:table-cell office:value-type="float" office:value="11.171735791090629" table:style-name="ce43">
            <text:p>11.2</text:p>
          </table:table-cell>
          <table:table-cell office:value-type="float" office:value="10.249308755760369" table:style-name="ce43">
            <text:p>10.2</text:p>
          </table:table-cell>
          <table:table-cell office:value-type="float" office:value="11.263594470046081" table:style-name="ce43">
            <text:p>11.3</text:p>
          </table:table-cell>
          <table:table-cell office:value-type="float" office:value="8.8195852534562214" table:style-name="ce43">
            <text:p>8.8</text:p>
          </table:table-cell>
          <table:table-cell office:value-type="float" office:value="12.208448540706609" table:style-name="ce43">
            <text:p>12.2</text:p>
          </table:table-cell>
          <table:table-cell office:value-type="float" office:value="10.295391705069123" table:style-name="ce43">
            <text:p>10.3</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February</text:p>
          </table:table-cell>
          <table:table-cell office:value-type="float" office:value="10.331654475190337" table:style-name="ce47">
            <text:p>10.3</text:p>
          </table:table-cell>
          <table:table-cell office:value-type="float" office:value="8.2790041102274099" table:style-name="ce43">
            <text:p>8.3</text:p>
          </table:table-cell>
          <table:table-cell office:value-type="float" office:value="11.06162742014263" table:style-name="ce43">
            <text:p>11.1</text:p>
          </table:table-cell>
          <table:table-cell office:value-type="float" office:value="9.9152095952137227" table:style-name="ce43">
            <text:p>9.9</text:p>
          </table:table-cell>
          <table:table-cell office:value-type="float" office:value="10.952183841082846" table:style-name="ce43">
            <text:p>11.0</text:p>
          </table:table-cell>
          <table:table-cell office:value-type="float" office:value="11.332142855776473" table:style-name="ce43">
            <text:p>11.3</text:p>
          </table:table-cell>
          <table:table-cell office:value-type="float" office:value="9.4508458652554506" table:style-name="ce43">
            <text:p>9.5</text:p>
          </table:table-cell>
          <table:table-cell office:value-type="float" office:value="10.135878489444217" table:style-name="ce43">
            <text:p>10.1</text:p>
          </table:table-cell>
          <table:table-cell office:value-type="float" office:value="11.143792517006805" table:style-name="ce43">
            <text:p>11.1</text:p>
          </table:table-cell>
          <table:table-cell office:value-type="float" office:value="12.749829931972792" table:style-name="ce43">
            <text:p>12.7</text:p>
          </table:table-cell>
          <table:table-cell office:value-type="float" office:value="9.153401360544219" table:style-name="ce43">
            <text:p>9.2</text:p>
          </table:table-cell>
          <table:table-cell office:value-type="float" office:value="11.111412151067327" table:style-name="ce43">
            <text:p>11.1</text:p>
          </table:table-cell>
          <table:table-cell office:value-type="float" office:value="12.118622448979592" table:style-name="ce43">
            <text:p>12.1</text:p>
          </table:table-cell>
          <table:table-cell office:value-type="float" office:value="9.2295068027210885" table:style-name="ce43">
            <text:p>9.2</text:p>
          </table:table-cell>
          <table:table-cell office:value-type="float" office:value="11.210204081632652" table:style-name="ce43">
            <text:p>11.2</text:p>
          </table:table-cell>
          <table:table-cell office:value-type="float" office:value="10.425451559934315" table:style-name="ce43">
            <text:p>10.4</text:p>
          </table:table-cell>
          <table:table-cell office:value-type="float" office:value="9.2789115646258491" table:style-name="ce43">
            <text:p>9.3</text:p>
          </table:table-cell>
          <table:table-cell office:value-type="float" office:value="12.413435374149657" table:style-name="ce43">
            <text:p>12.4</text:p>
          </table:table-cell>
          <table:table-cell office:value-type="float" office:value="8.6149659863945569" table:style-name="ce43">
            <text:p>8.6</text:p>
          </table:table-cell>
          <table:table-cell office:value-type="float" office:value="9.114942528735634" table:style-name="ce43">
            <text:p>9.1</text:p>
          </table:table-cell>
          <table:table-cell office:value-type="float" office:value="10.369217687074832" table:style-name="ce43">
            <text:p>10.4</text:p>
          </table:table-cell>
          <table:table-cell office:value-type="float" office:value="8.6647108843537417" table:style-name="ce43">
            <text:p>8.7</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March</text:p>
          </table:table-cell>
          <table:table-cell office:value-type="float" office:value="8.7443241018453985" table:style-name="ce47">
            <text:p>8.7</text:p>
          </table:table-cell>
          <table:table-cell office:value-type="float" office:value="7.8466091298571605" table:style-name="ce43">
            <text:p>7.8</text:p>
          </table:table-cell>
          <table:table-cell office:value-type="float" office:value="7.6807725053850504" table:style-name="ce43">
            <text:p>7.7</text:p>
          </table:table-cell>
          <table:table-cell office:value-type="float" office:value="8.8604548696951504" table:style-name="ce43">
            <text:p>8.9</text:p>
          </table:table-cell>
          <table:table-cell office:value-type="float" office:value="8.2363157765522228" table:style-name="ce43">
            <text:p>8.2</text:p>
          </table:table-cell>
          <table:table-cell office:value-type="float" office:value="10.506544979599845" table:style-name="ce43">
            <text:p>10.5</text:p>
          </table:table-cell>
          <table:table-cell office:value-type="float" office:value="8.3802207130730242" table:style-name="ce43">
            <text:p>8.4</text:p>
          </table:table-cell>
          <table:table-cell office:value-type="float" office:value="9.4043778801843292" table:style-name="ce43">
            <text:p>9.4</text:p>
          </table:table-cell>
          <table:table-cell office:value-type="float" office:value="8.5715053763440707" table:style-name="ce43">
            <text:p>8.6</text:p>
          </table:table-cell>
          <table:table-cell office:value-type="float" office:value="9.402073732718879" table:style-name="ce43">
            <text:p>9.4</text:p>
          </table:table-cell>
          <table:table-cell office:value-type="float" office:value="8.7389400921658993" table:style-name="ce43">
            <text:p>8.7</text:p>
          </table:table-cell>
          <table:table-cell office:value-type="float" office:value="7.0460829499130417" table:style-name="ce43">
            <text:p>7.0</text:p>
          </table:table-cell>
          <table:table-cell office:value-type="float" office:value="12.547311827956989" table:style-name="ce43">
            <text:p>12.5</text:p>
          </table:table-cell>
          <table:table-cell office:value-type="float" office:value="7.9397849462365624" table:style-name="ce43">
            <text:p>7.9</text:p>
          </table:table-cell>
          <table:table-cell office:value-type="float" office:value="9.1687403993855607" table:style-name="ce43">
            <text:p>9.2</text:p>
          </table:table-cell>
          <table:table-cell office:value-type="float" office:value="9.3937019969278008" table:style-name="ce43">
            <text:p>9.4</text:p>
          </table:table-cell>
          <table:table-cell office:value-type="float" office:value="7.0117511520737317" table:style-name="ce43">
            <text:p>7.0</text:p>
          </table:table-cell>
          <table:table-cell office:value-type="float" office:value="10.609447004608295" table:style-name="ce43">
            <text:p>10.6</text:p>
          </table:table-cell>
          <table:table-cell office:value-type="float" office:value="7.5813364055299539" table:style-name="ce43">
            <text:p>7.6</text:p>
          </table:table-cell>
          <table:table-cell office:value-type="float" office:value="8.7072964669738884" table:style-name="ce43">
            <text:p>8.7</text:p>
          </table:table-cell>
          <table:table-cell office:value-type="float" office:value="8.1552227342549912" table:style-name="ce43">
            <text:p>8.2</text:p>
          </table:table-cell>
          <table:table-cell office:value-type="float" office:value="7.782488479262673" table:style-name="ce43">
            <text:p>7.8</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April</text:p>
          </table:table-cell>
          <table:table-cell office:value-type="float" office:value="6.6107303211084236" table:style-name="ce47">
            <text:p>6.6</text:p>
          </table:table-cell>
          <table:table-cell office:value-type="float" office:value="6.1168274902816684" table:style-name="ce43">
            <text:p>6.1</text:p>
          </table:table-cell>
          <table:table-cell office:value-type="float" office:value="5.6197319835061332" table:style-name="ce43">
            <text:p>5.6</text:p>
          </table:table-cell>
          <table:table-cell office:value-type="float" office:value="5.9427110435528787" table:style-name="ce43">
            <text:p>5.9</text:p>
          </table:table-cell>
          <table:table-cell office:value-type="float" office:value="6.6824914377959965" table:style-name="ce43">
            <text:p>6.7</text:p>
          </table:table-cell>
          <table:table-cell office:value-type="float" office:value="7.0039035156433123" table:style-name="ce43">
            <text:p>7.0</text:p>
          </table:table-cell>
          <table:table-cell office:value-type="float" office:value="4.3097213622291921" table:style-name="ce43">
            <text:p>4.3</text:p>
          </table:table-cell>
          <table:table-cell office:value-type="float" office:value="7.5553174606959113" table:style-name="ce43">
            <text:p>7.6</text:p>
          </table:table-cell>
          <table:table-cell office:value-type="float" office:value="5.7938095238095331" table:style-name="ce43">
            <text:p>5.8</text:p>
          </table:table-cell>
          <table:table-cell office:value-type="float" office:value="6.6230158730158628" table:style-name="ce43">
            <text:p>6.6</text:p>
          </table:table-cell>
          <table:table-cell office:value-type="float" office:value="3.8340476190476185" table:style-name="ce43">
            <text:p>3.8</text:p>
          </table:table-cell>
          <table:table-cell office:value-type="float" office:value="8.1605555555555558" table:style-name="ce43">
            <text:p>8.2</text:p>
          </table:table-cell>
          <table:table-cell office:value-type="float" office:value="8.0898412698412692" table:style-name="ce43">
            <text:p>8.1</text:p>
          </table:table-cell>
          <table:table-cell office:value-type="float" office:value="5.3889682539682537" table:style-name="ce43">
            <text:p>5.4</text:p>
          </table:table-cell>
          <table:table-cell office:value-type="float" office:value="6.4137301587301589" table:style-name="ce43">
            <text:p>6.4</text:p>
          </table:table-cell>
          <table:table-cell office:value-type="float" office:value="7.9959523809523825" table:style-name="ce43">
            <text:p>8.0</text:p>
          </table:table-cell>
          <table:table-cell office:value-type="float" office:value="6.4827380952380969" table:style-name="ce43">
            <text:p>6.5</text:p>
          </table:table-cell>
          <table:table-cell office:value-type="float" office:value="6.0026984126984102" table:style-name="ce43">
            <text:p>6.0</text:p>
          </table:table-cell>
          <table:table-cell office:value-type="float" office:value="6.4292857142857143" table:style-name="ce43">
            <text:p>6.4</text:p>
          </table:table-cell>
          <table:table-cell office:value-type="float" office:value="5.1767444444444441" table:style-name="ce43">
            <text:p>5.2</text:p>
          </table:table-cell>
          <table:table-cell office:value-type="float" office:value="8.9489682539682551" table:style-name="ce43">
            <text:p>8.9</text:p>
          </table:table-cell>
          <table:table-cell office:value-type="float" office:value="6.3655555555555559" table:style-name="ce43">
            <text:p>6.4</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May</text:p>
          </table:table-cell>
          <table:table-cell office:value-type="float" office:value="3.8731421840134557" table:style-name="ce47">
            <text:p>3.9</text:p>
          </table:table-cell>
          <table:table-cell office:value-type="float" office:value="3.6002923851557616" table:style-name="ce43">
            <text:p>3.6</text:p>
          </table:table-cell>
          <table:table-cell office:value-type="float" office:value="3.649882106159998" table:style-name="ce43">
            <text:p>3.6</text:p>
          </table:table-cell>
          <table:table-cell office:value-type="float" office:value="3.4151525701072969" table:style-name="ce43">
            <text:p>3.4</text:p>
          </table:table-cell>
          <table:table-cell office:value-type="float" office:value="4.3252552580393617" table:style-name="ce43">
            <text:p>4.3</text:p>
          </table:table-cell>
          <table:table-cell office:value-type="float" office:value="3.6689209473305113" table:style-name="ce43">
            <text:p>3.7</text:p>
          </table:table-cell>
          <table:table-cell office:value-type="float" office:value="3.654329371816758" table:style-name="ce43">
            <text:p>3.7</text:p>
          </table:table-cell>
          <table:table-cell office:value-type="float" office:value="2.552688172042993" table:style-name="ce43">
            <text:p>2.6</text:p>
          </table:table-cell>
          <table:table-cell office:value-type="float" office:value="3.577803379416332" table:style-name="ce43">
            <text:p>3.6</text:p>
          </table:table-cell>
          <table:table-cell office:value-type="float" office:value="4.9456221198156873" table:style-name="ce43">
            <text:p>4.9</text:p>
          </table:table-cell>
          <table:table-cell office:value-type="float" office:value="3.2774961597542243" table:style-name="ce43">
            <text:p>3.3</text:p>
          </table:table-cell>
          <table:table-cell office:value-type="float" office:value="4.2368663594470046" table:style-name="ce43">
            <text:p>4.2</text:p>
          </table:table-cell>
          <table:table-cell office:value-type="float" office:value="4.948233486943165" table:style-name="ce43">
            <text:p>4.9</text:p>
          </table:table-cell>
          <table:table-cell office:value-type="float" office:value="3.2512288786482331" table:style-name="ce43">
            <text:p>3.3</text:p>
          </table:table-cell>
          <table:table-cell office:value-type="float" office:value="4.636405529953918" table:style-name="ce43">
            <text:p>4.6</text:p>
          </table:table-cell>
          <table:table-cell office:value-type="float" office:value="3.4156682027649765" table:style-name="ce43">
            <text:p>3.4</text:p>
          </table:table-cell>
          <table:table-cell office:value-type="float" office:value="2.9191244239631322" table:style-name="ce43">
            <text:p>2.9</text:p>
          </table:table-cell>
          <table:table-cell office:value-type="float" office:value="2.754915514592934" table:style-name="ce43">
            <text:p>2.8</text:p>
          </table:table-cell>
          <table:table-cell office:value-type="float" office:value="4.3245007680491563" table:style-name="ce43">
            <text:p>4.3</text:p>
          </table:table-cell>
          <table:table-cell office:value-type="float" office:value="3.0698924731182808" table:style-name="ce43">
            <text:p>3.1</text:p>
          </table:table-cell>
          <table:table-cell office:value-type="float" office:value="5.3797235023041479" table:style-name="ce43">
            <text:p>5.4</text:p>
          </table:table-cell>
          <table:table-cell office:value-type="float" office:value="2.5079877112135178" table:style-name="ce43">
            <text:p>2.5</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June</text:p>
          </table:table-cell>
          <table:table-cell office:value-type="float" office:value="1.7088802014572992" table:style-name="ce47">
            <text:p>1.7</text:p>
          </table:table-cell>
          <table:table-cell office:value-type="float" office:value="1.3671052551176583" table:style-name="ce43">
            <text:p>1.4</text:p>
          </table:table-cell>
          <table:table-cell office:value-type="float" office:value="0.26655458000435928" table:style-name="ce43">
            <text:p>0.3</text:p>
          </table:table-cell>
          <table:table-cell office:value-type="float" office:value="1.0315925886068056" table:style-name="ce43">
            <text:p>1.0</text:p>
          </table:table-cell>
          <table:table-cell office:value-type="float" office:value="1.2577341170979559" table:style-name="ce43">
            <text:p>1.3</text:p>
          </table:table-cell>
          <table:table-cell office:value-type="float" office:value="0.64526315781108112" table:style-name="ce43">
            <text:p>0.6</text:p>
          </table:table-cell>
          <table:table-cell office:value-type="float" office:value="0.91665147345486275" table:style-name="ce43">
            <text:p>0.9</text:p>
          </table:table-cell>
          <table:table-cell office:value-type="float" office:value="1.5995948203843133" table:style-name="ce43">
            <text:p>1.6</text:p>
          </table:table-cell>
          <table:table-cell office:value-type="float" office:value="1.5675396825396066" table:style-name="ce43">
            <text:p>1.6</text:p>
          </table:table-cell>
          <table:table-cell office:value-type="float" office:value="0.96150793650783828" table:style-name="ce43">
            <text:p>1.0</text:p>
          </table:table-cell>
          <table:table-cell office:value-type="float" office:value="1.8910317460317458" table:style-name="ce43">
            <text:p>1.9</text:p>
          </table:table-cell>
          <table:table-cell office:value-type="float" office:value="2.1284126984126983" table:style-name="ce43">
            <text:p>2.1</text:p>
          </table:table-cell>
          <table:table-cell office:value-type="float" office:value="1.6752380952380952" table:style-name="ce43">
            <text:p>1.7</text:p>
          </table:table-cell>
          <table:table-cell office:value-type="float" office:value="0.63563492063492055" table:style-name="ce43">
            <text:p>0.6</text:p>
          </table:table-cell>
          <table:table-cell office:value-type="float" office:value="1.8558730158730148" table:style-name="ce43">
            <text:p>1.9</text:p>
          </table:table-cell>
          <table:table-cell office:value-type="float" office:value="0.92309523809523764" table:style-name="ce43">
            <text:p>0.9</text:p>
          </table:table-cell>
          <table:table-cell office:value-type="float" office:value="0.72150793650793665" table:style-name="ce43">
            <text:p>0.7</text:p>
          </table:table-cell>
          <table:table-cell office:value-type="float" office:value="0.48944444444444435" table:style-name="ce43">
            <text:p>0.5</text:p>
          </table:table-cell>
          <table:table-cell office:value-type="float" office:value="1.6428571428571432" table:style-name="ce43">
            <text:p>1.6</text:p>
          </table:table-cell>
          <table:table-cell office:value-type="float" office:value="1.2620634920634923" table:style-name="ce43">
            <text:p>1.3</text:p>
          </table:table-cell>
          <table:table-cell office:value-type="float" office:value="0.6237301587301588" table:style-name="ce43">
            <text:p>0.6</text:p>
          </table:table-cell>
          <table:table-cell office:value-type="float" office:value="0.91404761904761889" table:style-name="ce43">
            <text:p>0.9</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July</text:p>
          </table:table-cell>
          <table:table-cell office:value-type="float" office:value="0.61067221367065916" table:style-name="ce47">
            <text:p>0.6</text:p>
          </table:table-cell>
          <table:table-cell office:value-type="float" office:value="0.63602622640153139" table:style-name="ce43">
            <text:p>0.6</text:p>
          </table:table-cell>
          <table:table-cell office:value-type="float" office:value="3.9558572720613069E-2" table:style-name="ce43">
            <text:p>0.0</text:p>
          </table:table-cell>
          <table:table-cell office:value-type="float" office:value="0.6771505253289295" table:style-name="ce43">
            <text:p>0.7</text:p>
          </table:table-cell>
          <table:table-cell office:value-type="float" office:value="0.2678686639314079" table:style-name="ce43">
            <text:p>0.3</text:p>
          </table:table-cell>
          <table:table-cell office:value-type="float" office:value="4.5540796963836686E-3" table:style-name="ce43">
            <text:p>0.0</text:p>
          </table:table-cell>
          <table:table-cell office:value-type="float" office:value="0.5370967741934165" table:style-name="ce43">
            <text:p>0.5</text:p>
          </table:table-cell>
          <table:table-cell office:value-type="float" office:value="0.45021950036376657" table:style-name="ce43">
            <text:p>0.5</text:p>
          </table:table-cell>
          <table:table-cell office:value-type="float" office:value="0.2410138248846273" table:style-name="ce43">
            <text:p>0.2</text:p>
          </table:table-cell>
          <table:table-cell office:value-type="float" office:value="5.5453149001483529E-2" table:style-name="ce43">
            <text:p>0.1</text:p>
          </table:table-cell>
          <table:table-cell office:value-type="float" office:value="0.50176651305683528" table:style-name="ce43">
            <text:p>0.5</text:p>
          </table:table-cell>
          <table:table-cell office:value-type="float" office:value="0.84485407066052176" table:style-name="ce43">
            <text:p>0.8</text:p>
          </table:table-cell>
          <table:table-cell office:value-type="float" office:value="0.12342549923195084" table:style-name="ce43">
            <text:p>0.1</text:p>
          </table:table-cell>
          <table:table-cell office:value-type="float" office:value="8.3870967741935532E-2" table:style-name="ce43">
            <text:p>0.1</text:p>
          </table:table-cell>
          <table:table-cell office:value-type="float" office:value="0.66344086021505366" table:style-name="ce43">
            <text:p>0.7</text:p>
          </table:table-cell>
          <table:table-cell office:value-type="float" office:value="0.36881720430107523" table:style-name="ce43">
            <text:p>0.4</text:p>
          </table:table-cell>
          <table:table-cell office:value-type="float" office:value="7.6728110599078497E-2" table:style-name="ce43">
            <text:p>0.1</text:p>
          </table:table-cell>
          <table:table-cell office:value-type="float" office:value="0" table:style-name="ce43">
            <text:p>0.0</text:p>
          </table:table-cell>
          <table:table-cell office:value-type="float" office:value="9.5161290322580444E-2" table:style-name="ce43">
            <text:p>0.1</text:p>
          </table:table-cell>
          <table:table-cell office:value-type="float" office:value="0.585560675883257" table:style-name="ce43">
            <text:p>0.6</text:p>
          </table:table-cell>
          <table:table-cell office:value-type="float" office:value="2.3041474654377798E-2" table:style-name="ce43">
            <text:p>0.0</text:p>
          </table:table-cell>
          <table:table-cell office:value-type="float" office:value="9.1321044546851041E-2" table:style-name="ce43">
            <text:p>0.1</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August</text:p>
          </table:table-cell>
          <table:table-cell office:value-type="float" office:value="0.67392994146732943" table:style-name="ce47">
            <text:p>0.7</text:p>
          </table:table-cell>
          <table:table-cell office:value-type="float" office:value="8.5639504976170025E-2" table:style-name="ce43">
            <text:p>0.1</text:p>
          </table:table-cell>
          <table:table-cell office:value-type="float" office:value="0.26349746088018244" table:style-name="ce43">
            <text:p>0.3</text:p>
          </table:table-cell>
          <table:table-cell office:value-type="float" office:value="0.21989246551281239" table:style-name="ce43">
            <text:p>0.2</text:p>
          </table:table-cell>
          <table:table-cell office:value-type="float" office:value="0.3119047534081244" table:style-name="ce43">
            <text:p>0.3</text:p>
          </table:table-cell>
          <table:table-cell office:value-type="float" office:value="0.256253537068519" table:style-name="ce43">
            <text:p>0.3</text:p>
          </table:table-cell>
          <table:table-cell office:value-type="float" office:value="0.51813364055305777" table:style-name="ce43">
            <text:p>0.5</text:p>
          </table:table-cell>
          <table:table-cell office:value-type="float" office:value="0.22311827956972485" table:style-name="ce43">
            <text:p>0.2</text:p>
          </table:table-cell>
          <table:table-cell office:value-type="float" office:value="0.20721966205838516" table:style-name="ce43">
            <text:p>0.2</text:p>
          </table:table-cell>
          <table:table-cell office:value-type="float" office:value="0.65192012288787826" table:style-name="ce43">
            <text:p>0.7</text:p>
          </table:table-cell>
          <table:table-cell office:value-type="float" office:value="0.81459293394777255" table:style-name="ce43">
            <text:p>0.8</text:p>
          </table:table-cell>
          <table:table-cell office:value-type="float" office:value="0.25745007680491544" table:style-name="ce43">
            <text:p>0.3</text:p>
          </table:table-cell>
          <table:table-cell office:value-type="float" office:value="0.11405529953917053" table:style-name="ce43">
            <text:p>0.1</text:p>
          </table:table-cell>
          <table:table-cell office:value-type="float" office:value="0.83863287250384044" table:style-name="ce43">
            <text:p>0.8</text:p>
          </table:table-cell>
          <table:table-cell office:value-type="float" office:value="0.4288018433179725" table:style-name="ce43">
            <text:p>0.4</text:p>
          </table:table-cell>
          <table:table-cell office:value-type="float" office:value="0.14170506912442388" table:style-name="ce43">
            <text:p>0.1</text:p>
          </table:table-cell>
          <table:table-cell office:value-type="float" office:value="0.5165898617511524" table:style-name="ce43">
            <text:p>0.5</text:p>
          </table:table-cell>
          <table:table-cell office:value-type="float" office:value="0.54001536098310277" table:style-name="ce43">
            <text:p>0.5</text:p>
          </table:table-cell>
          <table:table-cell office:value-type="float" office:value="0.20143241167434719" table:style-name="ce43">
            <text:p>0.2</text:p>
          </table:table-cell>
          <table:table-cell office:value-type="float" office:value="0.51374807987711202" table:style-name="ce43">
            <text:p>0.5</text:p>
          </table:table-cell>
          <table:table-cell office:value-type="float" office:value="0.19915514592933936" table:style-name="ce43">
            <text:p>0.2</text:p>
          </table:table-cell>
          <table:table-cell office:value-type="float" office:value="1.4516129032258214E-2" table:style-name="ce43">
            <text:p>0.0</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September</text:p>
          </table:table-cell>
          <table:table-cell office:value-type="float" office:value="1.9294968501006471" table:style-name="ce47">
            <text:p>1.9</text:p>
          </table:table-cell>
          <table:table-cell office:value-type="float" office:value="1.2452144170829895" table:style-name="ce43">
            <text:p>1.2</text:p>
          </table:table-cell>
          <table:table-cell office:value-type="float" office:value="1.5473196897161459" table:style-name="ce43">
            <text:p>1.5</text:p>
          </table:table-cell>
          <table:table-cell office:value-type="float" office:value="1.2194097241869677" table:style-name="ce43">
            <text:p>1.2</text:p>
          </table:table-cell>
          <table:table-cell office:value-type="float" office:value="1.2117618965387014" table:style-name="ce43">
            <text:p>1.2</text:p>
          </table:table-cell>
          <table:table-cell office:value-type="float" office:value="0.2554678362573588" table:style-name="ce43">
            <text:p>0.3</text:p>
          </table:table-cell>
          <table:table-cell office:value-type="float" office:value="2.1388849206348066" table:style-name="ce43">
            <text:p>2.1</text:p>
          </table:table-cell>
          <table:table-cell office:value-type="float" office:value="1.9839682539680601" table:style-name="ce43">
            <text:p>2.0</text:p>
          </table:table-cell>
          <table:table-cell office:value-type="float" office:value="1.463253968253954" table:style-name="ce43">
            <text:p>1.5</text:p>
          </table:table-cell>
          <table:table-cell office:value-type="float" office:value="1.7657142857144268" table:style-name="ce43">
            <text:p>1.8</text:p>
          </table:table-cell>
          <table:table-cell office:value-type="float" office:value="1.0246825396825399" table:style-name="ce43">
            <text:p>1.0</text:p>
          </table:table-cell>
          <table:table-cell office:value-type="float" office:value="2.5852380952380947" table:style-name="ce43">
            <text:p>2.6</text:p>
          </table:table-cell>
          <table:table-cell office:value-type="float" office:value="1.9122222222222229" table:style-name="ce43">
            <text:p>1.9</text:p>
          </table:table-cell>
          <table:table-cell office:value-type="float" office:value="0.92865079365079428" table:style-name="ce43">
            <text:p>0.9</text:p>
          </table:table-cell>
          <table:table-cell office:value-type="float" office:value="2.7533333333333299" table:style-name="ce43">
            <text:p>2.8</text:p>
          </table:table-cell>
          <table:table-cell office:value-type="float" office:value="0.70761904761904715" table:style-name="ce43">
            <text:p>0.7</text:p>
          </table:table-cell>
          <table:table-cell office:value-type="float" office:value="2.0709523809523809" table:style-name="ce43">
            <text:p>2.1</text:p>
          </table:table-cell>
          <table:table-cell office:value-type="float" office:value="2.0773809523809521" table:style-name="ce43">
            <text:p>2.1</text:p>
          </table:table-cell>
          <table:table-cell office:value-type="float" office:value="1.3948412698412698" table:style-name="ce43">
            <text:p>1.4</text:p>
          </table:table-cell>
          <table:table-cell office:value-type="float" office:value="1.963888888888889" table:style-name="ce43">
            <text:p>2.0</text:p>
          </table:table-cell>
          <table:table-cell office:value-type="float" office:value="0.64071428571428535" table:style-name="ce43">
            <text:p>0.6</text:p>
          </table:table-cell>
          <table:table-cell office:value-type="string" table:style-name="ce43">
            <text:p>[x]</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October</text:p>
          </table:table-cell>
          <table:table-cell office:value-type="float" office:value="4.6426106976911479" table:style-name="ce47">
            <text:p>4.6</text:p>
          </table:table-cell>
          <table:table-cell office:value-type="float" office:value="5.2310035846055047" table:style-name="ce43">
            <text:p>5.2</text:p>
          </table:table-cell>
          <table:table-cell office:value-type="float" office:value="6.0769335876160122" table:style-name="ce43">
            <text:p>6.1</text:p>
          </table:table-cell>
          <table:table-cell office:value-type="float" office:value="4.9349599347058239" table:style-name="ce43">
            <text:p>4.9</text:p>
          </table:table-cell>
          <table:table-cell office:value-type="float" office:value="2.555704116890734" table:style-name="ce43">
            <text:p>2.6</text:p>
          </table:table-cell>
          <table:table-cell office:value-type="float" office:value="2.7219864176571384" table:style-name="ce43">
            <text:p>2.7</text:p>
          </table:table-cell>
          <table:table-cell office:value-type="float" office:value="4.5029953917047072" table:style-name="ce43">
            <text:p>4.5</text:p>
          </table:table-cell>
          <table:table-cell office:value-type="float" office:value="5.7529685099848402" table:style-name="ce43">
            <text:p>5.8</text:p>
          </table:table-cell>
          <table:table-cell office:value-type="float" office:value="4.0167434715826191" table:style-name="ce43">
            <text:p>4.0</text:p>
          </table:table-cell>
          <table:table-cell office:value-type="float" office:value="5.1019969278031363" table:style-name="ce43">
            <text:p>5.1</text:p>
          </table:table-cell>
          <table:table-cell office:value-type="float" office:value="3.4271889400921656" table:style-name="ce43">
            <text:p>3.4</text:p>
          </table:table-cell>
          <table:table-cell office:value-type="float" office:value="5.9881720430107528" table:style-name="ce43">
            <text:p>6.0</text:p>
          </table:table-cell>
          <table:table-cell office:value-type="float" office:value="3.0975422427035331" table:style-name="ce43">
            <text:p>3.1</text:p>
          </table:table-cell>
          <table:table-cell office:value-type="float" office:value="3.2535330261136712" table:style-name="ce43">
            <text:p>3.3</text:p>
          </table:table-cell>
          <table:table-cell office:value-type="float" office:value="4.6278033794162825" table:style-name="ce43">
            <text:p>4.6</text:p>
          </table:table-cell>
          <table:table-cell office:value-type="float" office:value="4.6210445468509977" table:style-name="ce43">
            <text:p>4.6</text:p>
          </table:table-cell>
          <table:table-cell office:value-type="float" office:value="3.1966973886328729" table:style-name="ce43">
            <text:p>3.2</text:p>
          </table:table-cell>
          <table:table-cell office:value-type="float" office:value="4.8794930875576039" table:style-name="ce43">
            <text:p>4.9</text:p>
          </table:table-cell>
          <table:table-cell office:value-type="float" office:value="5.3662826420890939" table:style-name="ce43">
            <text:p>5.4</text:p>
          </table:table-cell>
          <table:table-cell office:value-type="float" office:value="5.0464669738863277" table:style-name="ce43">
            <text:p>5.0</text:p>
          </table:table-cell>
          <table:table-cell office:value-type="float" office:value="3.4640552995391709" table:style-name="ce43">
            <text:p>3.5</text:p>
          </table:table-cell>
          <table:table-cell office:value-type="string" table:style-name="ce43">
            <text:p>[x]</text:p>
          </table:table-cell>
          <table:table-cell table:number-columns-repeated="3" table:style-name="ce40"/>
          <table:table-cell table:style-name="ce44"/>
          <table:table-cell table:style-name="ce45"/>
          <table:table-cell table:number-columns-repeated="16356" table:style-name="ce1"/>
        </table:table-row>
        <table:table-row table:style-name="ro4">
          <table:table-cell office:value-type="string" table:style-name="ce46">
            <text:p>November</text:p>
          </table:table-cell>
          <table:table-cell office:value-type="float" office:value="7.9338588991331989" table:style-name="ce47">
            <text:p>7.9</text:p>
          </table:table-cell>
          <table:table-cell office:value-type="float" office:value="6.7108433602176794" table:style-name="ce43">
            <text:p>6.7</text:p>
          </table:table-cell>
          <table:table-cell office:value-type="float" office:value="7.1494594263980735" table:style-name="ce43">
            <text:p>7.1</text:p>
          </table:table-cell>
          <table:table-cell office:value-type="float" office:value="7.4830386296224001" table:style-name="ce43">
            <text:p>7.5</text:p>
          </table:table-cell>
          <table:table-cell office:value-type="float" office:value="9.0616929923939775" table:style-name="ce43">
            <text:p>9.1</text:p>
          </table:table-cell>
          <table:table-cell office:value-type="float" office:value="7.4257530673088317" table:style-name="ce43">
            <text:p>7.4</text:p>
          </table:table-cell>
          <table:table-cell office:value-type="float" office:value="7.9624285714283021" table:style-name="ce43">
            <text:p>8.0</text:p>
          </table:table-cell>
          <table:table-cell office:value-type="float" office:value="8.5224603174603537" table:style-name="ce43">
            <text:p>8.5</text:p>
          </table:table-cell>
          <table:table-cell office:value-type="float" office:value="7.0784920634917343" table:style-name="ce43">
            <text:p>7.1</text:p>
          </table:table-cell>
          <table:table-cell office:value-type="float" office:value="10.121031746031884" table:style-name="ce43">
            <text:p>10.1</text:p>
          </table:table-cell>
          <table:table-cell office:value-type="float" office:value="5.9681746031746021" table:style-name="ce43">
            <text:p>6.0</text:p>
          </table:table-cell>
          <table:table-cell office:value-type="float" office:value="8.8489682539682537" table:style-name="ce43">
            <text:p>8.8</text:p>
          </table:table-cell>
          <table:table-cell office:value-type="float" office:value="9.1303174603174604" table:style-name="ce43">
            <text:p>9.1</text:p>
          </table:table-cell>
          <table:table-cell office:value-type="float" office:value="7.0870634920634927" table:style-name="ce43">
            <text:p>7.1</text:p>
          </table:table-cell>
          <table:table-cell office:value-type="float" office:value="6.0074206349206341" table:style-name="ce43">
            <text:p>6.0</text:p>
          </table:table-cell>
          <table:table-cell office:value-type="float" office:value="9.6557936507936475" table:style-name="ce43">
            <text:p>9.7</text:p>
          </table:table-cell>
          <table:table-cell office:value-type="float" office:value="8.5047619047619065" table:style-name="ce43">
            <text:p>8.5</text:p>
          </table:table-cell>
          <table:table-cell office:value-type="float" office:value="7.2673015873015876" table:style-name="ce43">
            <text:p>7.3</text:p>
          </table:table-cell>
          <table:table-cell office:value-type="float" office:value="9.0429365079365063" table:style-name="ce43">
            <text:p>9.0</text:p>
          </table:table-cell>
          <table:table-cell office:value-type="float" office:value="6.763809523809523" table:style-name="ce43">
            <text:p>6.8</text:p>
          </table:table-cell>
          <table:table-cell office:value-type="float" office:value="7.6604761904761896" table:style-name="ce43">
            <text:p>7.7</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46">
            <text:p>December</text:p>
          </table:table-cell>
          <table:table-cell office:value-type="float" office:value="10.331529013493649" table:style-name="ce47">
            <text:p>10.3</text:p>
          </table:table-cell>
          <table:table-cell office:value-type="float" office:value="9.542275041000245" table:style-name="ce43">
            <text:p>9.5</text:p>
          </table:table-cell>
          <table:table-cell office:value-type="float" office:value="10.467831531966835" table:style-name="ce43">
            <text:p>10.5</text:p>
          </table:table-cell>
          <table:table-cell office:value-type="float" office:value="9.7566090598885538" table:style-name="ce43">
            <text:p>9.8</text:p>
          </table:table-cell>
          <table:table-cell office:value-type="float" office:value="10.671470468301399" table:style-name="ce43">
            <text:p>10.7</text:p>
          </table:table-cell>
          <table:table-cell office:value-type="float" office:value="9.1236323335215062" table:style-name="ce43">
            <text:p>9.1</text:p>
          </table:table-cell>
          <table:table-cell office:value-type="float" office:value="10.463863287250886" table:style-name="ce43">
            <text:p>10.5</text:p>
          </table:table-cell>
          <table:table-cell office:value-type="float" office:value="11.780030721966433" table:style-name="ce43">
            <text:p>11.8</text:p>
          </table:table-cell>
          <table:table-cell office:value-type="float" office:value="12.414592933947899" table:style-name="ce43">
            <text:p>12.4</text:p>
          </table:table-cell>
          <table:table-cell office:value-type="float" office:value="15.77019969278008" table:style-name="ce43">
            <text:p>15.8</text:p>
          </table:table-cell>
          <table:table-cell office:value-type="float" office:value="9.5788018433179705" table:style-name="ce43">
            <text:p>9.6</text:p>
          </table:table-cell>
          <table:table-cell office:value-type="float" office:value="10.664669738863285" table:style-name="ce43">
            <text:p>10.7</text:p>
          </table:table-cell>
          <table:table-cell office:value-type="float" office:value="9.1036866359447011" table:style-name="ce43">
            <text:p>9.1</text:p>
          </table:table-cell>
          <table:table-cell office:value-type="float" office:value="10.013056835637483" table:style-name="ce43">
            <text:p>10.0</text:p>
          </table:table-cell>
          <table:table-cell office:value-type="float" office:value="5.9920506912442386" table:style-name="ce43">
            <text:p>6.0</text:p>
          </table:table-cell>
          <table:table-cell office:value-type="float" office:value="9.033410138248847" table:style-name="ce43">
            <text:p>9.0</text:p>
          </table:table-cell>
          <table:table-cell office:value-type="float" office:value="10.448771121351767" table:style-name="ce43">
            <text:p>10.4</text:p>
          </table:table-cell>
          <table:table-cell office:value-type="float" office:value="8.6860215053763419" table:style-name="ce43">
            <text:p>8.7</text:p>
          </table:table-cell>
          <table:table-cell office:value-type="float" office:value="9.4574500768049141" table:style-name="ce43">
            <text:p>9.5</text:p>
          </table:table-cell>
          <table:table-cell office:value-type="float" office:value="10.225268817204302" table:style-name="ce43">
            <text:p>10.2</text:p>
          </table:table-cell>
          <table:table-cell office:value-type="float" office:value="9.1078341013824868" table:style-name="ce43">
            <text:p>9.1</text:p>
          </table:table-cell>
          <table:table-cell office:value-type="string" table:style-name="ce48">
            <text:p>[x]</text:p>
          </table:table-cell>
          <table:table-cell table:number-columns-repeated="5" table:style-name="ce40"/>
          <table:table-cell table:number-columns-repeated="16356" table:style-name="ce1"/>
        </table:table-row>
        <table:table-row table:style-name="ro4">
          <table:table-cell office:value-type="string" table:style-name="ce41">
            <text:p>January-March</text:p>
          </table:table-cell>
          <table:table-cell office:value-type="float" office:value="9.8755915180268818" table:style-name="ce42">
            <text:p>9.9</text:p>
          </table:table-cell>
          <table:table-cell office:value-type="float" office:value="8.5351476919595921" table:formula="of:=(31*[.C6]+28*[.C7]+31*[.C8])/(31+28+31)" table:style-name="ce49">
            <text:p>8.5</text:p>
          </table:table-cell>
          <table:table-cell office:value-type="float" office:value="9.7325199289918114" table:formula="of:=(31*[.D6]+28*[.D7]+31*[.D8])/(31+28+31)" table:style-name="ce49">
            <text:p>9.7</text:p>
          </table:table-cell>
          <table:table-cell office:value-type="float" office:value="9.5880411841073911" table:formula="of:=(31*[.E6]+29*[.E7]+31*[.E8])/(31+29+31)" table:style-name="ce49">
            <text:p>9.6</text:p>
          </table:table-cell>
          <table:table-cell office:value-type="float" office:value="9.3922706100877864" table:formula="of:=(31*[.F6]+28*[.F7]+31*[.F8])/(31+28+31)" table:style-name="ce49">
            <text:p>9.4</text:p>
          </table:table-cell>
          <table:table-cell office:value-type="float" office:value="10.926476601473791" table:formula="of:=(31*[.G6]+28*[.G7]+31*[.G8])/(31+28+31)" table:style-name="ce49">
            <text:p>10.9</text:p>
          </table:table-cell>
          <table:table-cell office:value-type="float" office:value="8.7835559761813808" table:formula="of:=(31*[.H6]+28*[.H7]+31*[.H8])/(31+28+31)" table:style-name="ce49">
            <text:p>8.8</text:p>
          </table:table-cell>
          <table:table-cell office:value-type="float" office:value="9.5429094715183318" table:formula="of:=(31*[.I6]+29*[.I7]+31*[.I8])/(31+29+31)" table:style-name="ce49">
            <text:p>9.5</text:p>
          </table:table-cell>
          <table:table-cell office:value-type="float" office:value="10.621931216931211" table:formula="of:=(31*[.J6]+28*[.J7]+31*[.J8])/(31+28+31)" table:style-name="ce49">
            <text:p>10.6</text:p>
          </table:table-cell>
          <table:table-cell office:value-type="float" office:value="12.029047619047615" table:formula="of:=(31*[.K6]+28*[.K7]+31*[.K8])/(31+28+31)" table:style-name="ce49">
            <text:p>12.0</text:p>
          </table:table-cell>
          <table:table-cell office:value-type="float" office:value="9.8685185185185187" table:formula="of:=(31*[.L6]+28*[.L7]+31*[.L8])/(31+28+31)" table:style-name="ce49">
            <text:p>9.9</text:p>
          </table:table-cell>
          <table:table-cell office:value-type="float" office:value="9.3585557301901581" table:formula="of:=(31*[.M6]+29*[.M7]+31*[.M8])/(31+29+31)" table:style-name="ce49">
            <text:p>9.4</text:p>
          </table:table-cell>
          <table:table-cell office:value-type="float" office:value="12.078835978835979" table:formula="of:=(31*[.N6]+28*[.N7]+31*[.N8])/(31+28+31)" table:style-name="ce49">
            <text:p>12.1</text:p>
          </table:table-cell>
          <table:table-cell office:value-type="float" office:value="8.9992063492063501" table:formula="of:=(31*[.O6]+28*[.O7]+31*[.O8])/(31+28+31)" table:style-name="ce49">
            <text:p>9.0</text:p>
          </table:table-cell>
          <table:table-cell office:value-type="float" office:value="10.339153439153439" table:formula="of:=(31*[.P6]+28*[.P7]+31*[.P8])/(31+28+31)" table:style-name="ce49">
            <text:p>10.3</text:p>
          </table:table-cell>
          <table:table-cell office:value-type="float" office:value="9.8672030350601769" table:formula="of:=(31*[.Q6]+29*[.Q7]+31*[.Q8])/(31+29+31)" table:style-name="ce49">
            <text:p>9.9</text:p>
          </table:table-cell>
          <table:table-cell office:value-type="float" office:value="9.1499735449735446" table:formula="of:=(31*[.R6]+28*[.R7]+31*[.R8])/(31+28+31)" table:style-name="ce49">
            <text:p>9.1</text:p>
          </table:table-cell>
          <table:table-cell office:value-type="float" office:value="11.046640211640209" table:formula="of:=(31*[.S6]+28*[.S7]+31*[.S8])/(31+28+31)" table:style-name="ce49">
            <text:p>11.0</text:p>
          </table:table-cell>
          <table:table-cell office:value-type="float" office:value="9.1712433862433862" table:formula="of:=(31*[.T6]+28*[.T7]+31*[.T8])/(31+28+31)" table:style-name="ce49">
            <text:p>9.2</text:p>
          </table:table-cell>
          <table:table-cell office:value-type="float" office:value="8.8754578754578759" table:formula="of:=(31*[.U6]+29*[.U7]+31*[.U8])/(31+29+31)" table:style-name="ce49">
            <text:p>8.9</text:p>
          </table:table-cell>
          <table:table-cell office:value-type="float" office:value="10.240132275132277" table:formula="of:=(31*[.V6]+28*[.V7]+31*[.V8])/(31+28+31)" table:style-name="ce49">
            <text:p>10.2</text:p>
          </table:table-cell>
          <table:table-cell office:value-type="float" office:value="8.9225132275132264" table:formula="of:=(31*[.W6]+28*[.W7]+31*[.W8])/(31+28+31)" table:style-name="ce49">
            <text:p>8.9</text:p>
          </table:table-cell>
          <table:table-cell table:number-columns-repeated="5" table:style-name="ce40"/>
          <table:table-cell table:number-columns-repeated="16356" table:style-name="ce1"/>
        </table:table-row>
        <table:table-row table:style-name="ro4">
          <table:table-cell office:value-type="string" table:style-name="ce46">
            <text:p>April-June</text:p>
          </table:table-cell>
          <table:table-cell office:value-type="float" office:value="4.062150806388888" table:style-name="ce47">
            <text:p>4.1</text:p>
          </table:table-cell>
          <table:table-cell office:value-type="float" office:value="3.6937038055143776" table:formula="of:=(30*[.C9]+31*[.C10]+30*[.C11])/(30+31+30)" table:style-name="ce43">
            <text:p>3.7</text:p>
          </table:table-cell>
          <table:table-cell office:value-type="float" office:value="3.183900463695327" table:formula="of:=(30*[.D9]+31*[.D10]+30*[.D11])/(30+31+30)" table:style-name="ce43">
            <text:p>3.2</text:p>
          </table:table-cell>
          <table:table-cell office:value-type="float" office:value="3.4626246004188657" table:formula="of:=(30*[.E9]+31*[.E10]+30*[.E11])/(30+31+30)" table:style-name="ce43">
            <text:p>3.5</text:p>
          </table:table-cell>
          <table:table-cell office:value-type="float" office:value="4.0910953807257" table:formula="of:=(30*[.F9]+31*[.F10]+30*[.F11])/(30+31+30)" table:style-name="ce43">
            <text:p>4.1</text:p>
          </table:table-cell>
          <table:table-cell office:value-type="float" office:value="3.7715554897898644" table:formula="of:=(30*[.G9]+31*[.G10]+30*[.G11])/(30+31+30)" table:style-name="ce43">
            <text:p>3.8</text:p>
          </table:table-cell>
          <table:table-cell office:value-type="float" office:value="2.9678614900751774" table:formula="of:=(30*[.H9]+31*[.H10]+30*[.H11])/(30+31+30)" table:style-name="ce43">
            <text:p>3.0</text:p>
          </table:table-cell>
          <table:table-cell office:value-type="float" office:value="3.8877000194037303" table:formula="of:=(30*[.I9]+31*[.I10]+30*[.I11])/(30+31+30)" table:style-name="ce43">
            <text:p>3.9</text:p>
          </table:table-cell>
          <table:table-cell office:value-type="float" office:value="3.6456305599162695" table:formula="of:=(30*[.J9]+31*[.J10]+30*[.J11])/(30+31+30)" table:style-name="ce43">
            <text:p>3.6</text:p>
          </table:table-cell>
          <table:table-cell office:value-type="float" office:value="4.1851648351648061" table:formula="of:=(30*[.K9]+31*[.K10]+30*[.K11])/(30+31+30)" table:style-name="ce43">
            <text:p>4.2</text:p>
          </table:table-cell>
          <table:table-cell office:value-type="float" office:value="3.0038984824699106" table:formula="of:=(30*[.L9]+31*[.L10]+30*[.L11])/(30+31+30)" table:style-name="ce43">
            <text:p>3.0</text:p>
          </table:table-cell>
          <table:table-cell office:value-type="float" office:value="4.8352956567242282" table:formula="of:=(30*[.M9]+31*[.M10]+30*[.M11])/(30+31+30)" table:style-name="ce43">
            <text:p>4.8</text:p>
          </table:table-cell>
          <table:table-cell office:value-type="float" office:value="4.9049188906331764" table:formula="of:=(30*[.N9]+31*[.N10]+30*[.N11])/(30+31+30)" table:style-name="ce43">
            <text:p>4.9</text:p>
          </table:table-cell>
          <table:table-cell office:value-type="float" office:value="3.0936944008372573" table:formula="of:=(30*[.O9]+31*[.O10]+30*[.O11])/(30+31+30)" table:style-name="ce43">
            <text:p>3.1</text:p>
          </table:table-cell>
          <table:table-cell office:value-type="float" office:value="4.3056776556776546" table:formula="of:=(30*[.P9]+31*[.P10]+30*[.P11])/(30+31+30)" table:style-name="ce43">
            <text:p>4.3</text:p>
          </table:table-cell>
          <table:table-cell office:value-type="float" office:value="4.10392464678179" table:formula="of:=(30*[.Q9]+31*[.Q10]+30*[.Q11])/(30+31+30)" table:style-name="ce43">
            <text:p>4.1</text:p>
          </table:table-cell>
          <table:table-cell office:value-type="float" office:value="3.3694531658817373" table:formula="of:=(30*[.R9]+31*[.R10]+30*[.R11])/(30+31+30)" table:style-name="ce43">
            <text:p>3.4</text:p>
          </table:table-cell>
          <table:table-cell office:value-type="float" office:value="3.0787545787545776" table:formula="of:=(30*[.S9]+31*[.S10]+30*[.S11])/(30+31+30)" table:style-name="ce43">
            <text:p>3.1</text:p>
          </table:table-cell>
          <table:table-cell office:value-type="float" office:value="4.1343275771847203" table:formula="of:=(30*[.T9]+31*[.T10]+30*[.T11])/(30+31+30)" table:style-name="ce43">
            <text:p>4.1</text:p>
          </table:table-cell>
          <table:table-cell office:value-type="float" office:value="3.1684714809000529" table:formula="of:=(30*[.U9]+31*[.U10]+30*[.U11])/(30+31+30)" table:style-name="ce43">
            <text:p>3.2</text:p>
          </table:table-cell>
          <table:table-cell office:value-type="float" office:value="4.9884877027734174" table:formula="of:=(30*[.V9]+31*[.V10]+30*[.V11])/(30+31+30)" table:style-name="ce43">
            <text:p>5.0</text:p>
          </table:table-cell>
          <table:table-cell office:value-type="float" office:value="3.254238618524333" table:formula="of:=(30*[.W9]+31*[.W10]+30*[.W11])/(30+31+30)" table:style-name="ce43">
            <text:p>3.3</text:p>
          </table:table-cell>
          <table:table-cell table:number-columns-repeated="5" table:style-name="ce40"/>
          <table:table-cell table:number-columns-repeated="16356" table:style-name="ce1"/>
        </table:table-row>
        <table:table-row table:style-name="ro4">
          <table:table-cell office:value-type="string" table:style-name="ce46">
            <text:p>July-September</text:p>
          </table:table-cell>
          <table:table-cell office:value-type="float" office:value="1.0620388294814898" table:style-name="ce47">
            <text:p>1.1</text:p>
          </table:table-cell>
          <table:table-cell office:value-type="float" office:value="0.6492181541869394" table:formula="of:=(31*[.C12]+31*[.C13]+30*[.C14])/(31+31+30)" table:style-name="ce43">
            <text:p>0.6</text:p>
          </table:table-cell>
          <table:table-cell office:value-type="float" office:value="0.60667747535988081" table:formula="of:=(31*[.D12]+31*[.D13]+30*[.D14])/(31+31+30)" table:style-name="ce43">
            <text:p>0.6</text:p>
          </table:table-cell>
          <table:table-cell office:value-type="float" office:value="0.69989809175764173" table:formula="of:=(31*[.E12]+31*[.E13]+30*[.E14])/(31+31+30)" table:style-name="ce43">
            <text:p>0.7</text:p>
          </table:table-cell>
          <table:table-cell office:value-type="float" office:value="0.59049818297485379" table:formula="of:=(31*[.F12]+31*[.F13]+30*[.F14])/(31+31+30)" table:style-name="ce43">
            <text:p>0.6</text:p>
          </table:table-cell>
          <table:table-cell office:value-type="float" office:value="0.17118555660252985" table:formula="of:=(31*[.G12]+31*[.G13]+30*[.G14])/(31+31+30)" table:style-name="ce43">
            <text:p>0.2</text:p>
          </table:table-cell>
          <table:table-cell office:value-type="float" office:value="1.0530292443063576" table:formula="of:=(31*[.H12]+31*[.H13]+30*[.H14])/(31+31+30)" table:style-name="ce43">
            <text:p>1.1</text:p>
          </table:table-cell>
          <table:table-cell office:value-type="float" office:value="0.87383172605413073" table:formula="of:=(31*[.I12]+31*[.I13]+30*[.I14])/(31+31+30)" table:style-name="ce43">
            <text:p>0.9</text:p>
          </table:table-cell>
          <table:table-cell office:value-type="float" office:value="0.62818322981360875" table:formula="of:=(31*[.J12]+31*[.J13]+30*[.J14])/(31+31+30)" table:style-name="ce43">
            <text:p>0.6</text:p>
          </table:table-cell>
          <table:table-cell office:value-type="float" office:value="0.81413043478264147" table:formula="of:=(31*[.K12]+31*[.K13]+30*[.K14])/(31+31+30)" table:style-name="ce43">
            <text:p>0.8</text:p>
          </table:table-cell>
          <table:table-cell office:value-type="float" office:value="0.77769151138716341" table:formula="of:=(31*[.L12]+31*[.L13]+30*[.L14])/(31+31+30)" table:style-name="ce43">
            <text:p>0.8</text:p>
          </table:table-cell>
          <table:table-cell office:value-type="float" office:value="1.2144409937888196" table:formula="of:=(31*[.M12]+31*[.M13]+30*[.M14])/(31+31+30)" table:style-name="ce43">
            <text:p>1.2</text:p>
          </table:table-cell>
          <table:table-cell office:value-type="float" office:value="0.70357142857142885" table:formula="of:=(31*[.N12]+31*[.N13]+30*[.N14])/(31+31+30)" table:style-name="ce43">
            <text:p>0.7</text:p>
          </table:table-cell>
          <table:table-cell office:value-type="float" office:value="0.61366459627329217" table:formula="of:=(31*[.O12]+31*[.O13]+30*[.O14])/(31+31+30)" table:style-name="ce43">
            <text:p>0.6</text:p>
          </table:table-cell>
          <table:table-cell office:value-type="float" office:value="1.2658643892339534" table:formula="of:=(31*[.P12]+31*[.P13]+30*[.P14])/(31+31+30)" table:style-name="ce43">
            <text:p>1.3</text:p>
          </table:table-cell>
          <table:table-cell office:value-type="float" office:value="0.4027691511387162" table:formula="of:=(31*[.Q12]+31*[.Q13]+30*[.Q14])/(31+31+30)" table:style-name="ce43">
            <text:p>0.4</text:p>
          </table:table-cell>
          <table:table-cell office:value-type="float" office:value="0.87523291925465851" table:formula="of:=(31*[.R12]+31*[.R13]+30*[.R14])/(31+31+30)" table:style-name="ce43">
            <text:p>0.9</text:p>
          </table:table-cell>
          <table:table-cell office:value-type="float" office:value="0.85936853002070368" table:formula="of:=(31*[.S12]+31*[.S13]+30*[.S14])/(31+31+30)" table:style-name="ce43">
            <text:p>0.9</text:p>
          </table:table-cell>
          <table:table-cell office:value-type="float" office:value="0.55477872670807449" table:formula="of:=(31*[.T12]+31*[.T13]+30*[.T14])/(31+31+30)" table:style-name="ce43">
            <text:p>0.6</text:p>
          </table:table-cell>
          <table:table-cell office:value-type="float" office:value="1.010817805383023" table:formula="of:=(31*[.U12]+31*[.U13]+30*[.U14])/(31+31+30)" table:style-name="ce43">
            <text:p>1.0</text:p>
          </table:table-cell>
          <table:table-cell office:value-type="float" office:value="0.28379917184264991" table:formula="of:=(31*[.V12]+31*[.V13]+30*[.V14])/(31+31+30)" table:style-name="ce43">
            <text:p>0.3</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50">
            <text:p>October-December</text:p>
          </table:table-cell>
          <table:table-cell office:value-type="float" office:value="7.6327619350078759" table:style-name="ce51">
            <text:p>7.6</text:p>
          </table:table-cell>
          <table:table-cell office:value-type="float" office:value="7.1662710673946597" table:formula="of:=(31*[.C15]+30*[.C16]+31*[.C17])/(31+30+31)" table:style-name="ce48">
            <text:p>7.2</text:p>
          </table:table-cell>
          <table:table-cell office:value-type="float" office:value="7.9062119728153313" table:formula="of:=(31*[.D15]+30*[.D16]+31*[.D17])/(31+30+31)" table:style-name="ce48">
            <text:p>7.9</text:p>
          </table:table-cell>
          <table:table-cell office:value-type="float" office:value="7.3905412795771488" table:formula="of:=(31*[.E15]+30*[.E16]+31*[.E17])/(31+30+31)" table:style-name="ce48">
            <text:p>7.4</text:p>
          </table:table-cell>
          <table:table-cell office:value-type="float" office:value="7.4118826294866897" table:formula="of:=(31*[.F15]+30*[.F16]+31*[.F17])/(31+30+31)" table:style-name="ce48">
            <text:p>7.4</text:p>
          </table:table-cell>
          <table:table-cell office:value-type="float" office:value="6.4128997098456839" table:formula="of:=(31*[.G15]+30*[.G16]+31*[.G17])/(31+30+31)" table:style-name="ce48">
            <text:p>6.4</text:p>
          </table:table-cell>
          <table:table-cell office:value-type="float" office:value="7.6396247412007883" table:formula="of:=(31*[.H15]+30*[.H16]+31*[.H17])/(31+30+31)" table:style-name="ce48">
            <text:p>7.6</text:p>
          </table:table-cell>
          <table:table-cell office:value-type="float" office:value="8.6869215838510883" table:formula="of:=(31*[.I15]+30*[.I16]+31*[.I17])/(31+30+31)" table:style-name="ce48">
            <text:p>8.7</text:p>
          </table:table-cell>
          <table:table-cell office:value-type="float" office:value="7.8448498964804143" table:formula="of:=(31*[.J15]+30*[.J16]+31*[.J17])/(31+30+31)" table:style-name="ce48">
            <text:p>7.8</text:p>
          </table:table-cell>
          <table:table-cell office:value-type="float" office:value="10.333359213250395" table:formula="of:=(31*[.K15]+30*[.K16]+31*[.K17])/(31+30+31)" table:style-name="ce48">
            <text:p>10.3</text:p>
          </table:table-cell>
          <table:table-cell office:value-type="float" office:value="6.3285973084886109" table:formula="of:=(31*[.L15]+30*[.L16]+31*[.L17])/(31+30+31)" table:style-name="ce48">
            <text:p>6.3</text:p>
          </table:table-cell>
          <table:table-cell office:value-type="float" office:value="8.4968167701863351" table:formula="of:=(31*[.M15]+30*[.M16]+31*[.M17])/(31+30+31)" table:style-name="ce48">
            <text:p>8.5</text:p>
          </table:table-cell>
          <table:table-cell office:value-type="float" office:value="7.088561076604555" table:formula="of:=(31*[.N15]+30*[.N16]+31*[.N17])/(31+30+31)" table:style-name="ce48">
            <text:p>7.1</text:p>
          </table:table-cell>
          <table:table-cell office:value-type="float" office:value="6.7812629399585935" table:formula="of:=(31*[.O15]+30*[.O16]+31*[.O17])/(31+30+31)" table:style-name="ce48">
            <text:p>6.8</text:p>
          </table:table-cell>
          <table:table-cell office:value-type="float" office:value="5.5373706004140777" table:formula="of:=(31*[.P15]+30*[.P16]+31*[.P17])/(31+30+31)" table:style-name="ce48">
            <text:p>5.5</text:p>
          </table:table-cell>
          <table:table-cell office:value-type="float" office:value="7.7495859213250506" table:formula="of:=(31*[.Q15]+30*[.Q16]+31*[.Q17])/(31+30+31)" table:style-name="ce48">
            <text:p>7.7</text:p>
          </table:table-cell>
          <table:table-cell office:value-type="float" office:value="7.3712215320910977" table:formula="of:=(31*[.R15]+30*[.R16]+31*[.R17])/(31+30+31)" table:style-name="ce48">
            <text:p>7.4</text:p>
          </table:table-cell>
          <table:table-cell office:value-type="float" office:value="6.9407608695652172" table:formula="of:=(31*[.S15]+30*[.S16]+31*[.S17])/(31+30+31)" table:style-name="ce48">
            <text:p>6.9</text:p>
          </table:table-cell>
          <table:table-cell office:value-type="float" office:value="7.943737060041407" table:formula="of:=(31*[.T15]+30*[.T16]+31*[.T17])/(31+30+31)" table:style-name="ce48">
            <text:p>7.9</text:p>
          </table:table-cell>
          <table:table-cell office:value-type="float" office:value="7.3515010351966872" table:formula="of:=(31*[.U15]+30*[.U16]+31*[.U17])/(31+30+31)" table:style-name="ce48">
            <text:p>7.4</text:p>
          </table:table-cell>
          <table:table-cell office:value-type="float" office:value="6.7341614906832294" table:formula="of:=(31*[.V15]+30*[.V16]+31*[.V17])/(31+30+31)" table:style-name="ce48">
            <text:p>6.7</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52">
            <text:p>January-December</text:p>
          </table:table-cell>
          <table:table-cell office:value-type="float" office:value="5.6422985029879156" table:style-name="ce53">
            <text:p>5.6</text:p>
          </table:table-cell>
          <table:table-cell office:value-type="float" office:value="4.9953845122292559" table:formula="of:=(30*([.C9]+[.C11]+[.C14]+[.C16])+31*([.C6]+[.C8]+[.C10]+[.C12]+[.C13]+[.C15]+[.C17])+28*[.C7])/365" table:style-name="ce54">
            <text:p>5.0</text:p>
          </table:table-cell>
          <table:table-cell office:value-type="float" office:value="5.3393083973634443" table:formula="of:=(30*([.D9]+[.D11]+[.D14]+[.D16])+31*([.D6]+[.D8]+[.D10]+[.D12]+[.D13]+[.D15]+[.D17])+28*[.D7])/365" table:style-name="ce54">
            <text:p>5.3</text:p>
          </table:table-cell>
          <table:table-cell office:value-type="float" office:value="5.2785000233734705" table:formula="of:=(30*([.E9]+[.E11]+[.E14]+[.E16])+31*([.E6]+[.E8]+[.E10]+[.E12]+[.E13]+[.E15]+[.E17])+29*[.E7])/366" table:style-name="ce54">
            <text:p>5.3</text:p>
          </table:table-cell>
          <table:table-cell office:value-type="float" office:value="5.3529125186312365" table:formula="of:=(30*([.F9]+[.F11]+[.F14]+[.F16])+31*([.F6]+[.F8]+[.F10]+[.F12]+[.F13]+[.F15]+[.F17])+28*[.F7])/365" table:style-name="ce54">
            <text:p>5.4</text:p>
          </table:table-cell>
          <table:table-cell office:value-type="float" office:value="5.2940555841554922" table:formula="of:=(30*([.G9]+[.G11]+[.G14]+[.G16])+31*([.G6]+[.G8]+[.G10]+[.G12]+[.G13]+[.G15]+[.G17])+28*[.G7])/365" table:style-name="ce54">
            <text:p>5.3</text:p>
          </table:table-cell>
          <table:table-cell office:value-type="float" office:value="5.0967660277255415" table:formula="of:=(30*([.H9]+[.H11]+[.H14]+[.H16])+31*([.H6]+[.H8]+[.H10]+[.H12]+[.H13]+[.H15]+[.H17])+28*[.H7])/365" table:style-name="ce54">
            <text:p>5.1</text:p>
          </table:table-cell>
          <table:table-cell office:value-type="float" office:value="5.7425540114349394" table:formula="of:=(30*([.I9]+[.I11]+[.I14]+[.I16])+31*([.I6]+[.I8]+[.I10]+[.I12]+[.I13]+[.I15]+[.I17])+29*[.I7])/366" table:style-name="ce54">
            <text:p>5.7</text:p>
          </table:table-cell>
          <table:table-cell office:value-type="float" office:value="5.6636855838225744" table:formula="of:=(30*([.J9]+[.J11]+[.J14]+[.J16])+31*([.J6]+[.J8]+[.J10]+[.J12]+[.J13]+[.J15]+[.J17])+28*[.J7])/365" table:style-name="ce54">
            <text:p>5.7</text:p>
          </table:table-cell>
          <table:table-cell office:value-type="float" office:value="6.8192694063926638" table:formula="of:=(30*([.K9]+[.K11]+[.K14]+[.K16])+31*([.K6]+[.K8]+[.K10]+[.K12]+[.K13]+[.K15]+[.K17])+28*[.K7])/365" table:style-name="ce54">
            <text:p>6.8</text:p>
          </table:table-cell>
          <table:table-cell office:value-type="float" office:value="4.9734246575342462" table:formula="of:=(30*([.L9]+[.L11]+[.L14]+[.L16])+31*([.L6]+[.L8]+[.L10]+[.L12]+[.L13]+[.L15]+[.L17])+28*[.L7])/365" table:style-name="ce54">
            <text:p>5.0</text:p>
          </table:table-cell>
          <table:table-cell office:value-type="float" office:value="5.9701535259424139" table:formula="of:=(30*([.M9]+[.M11]+[.M14]+[.M16])+31*([.M6]+[.M8]+[.M10]+[.M12]+[.M13]+[.M15]+[.M17])+29*[.M7])/366" table:style-name="ce54">
            <text:p>6.0</text:p>
          </table:table-cell>
          <table:table-cell office:value-type="float" office:value="6.1652576647097188" table:formula="of:=(30*([.N9]+[.N11]+[.N14]+[.N16])+31*([.N6]+[.N8]+[.N10]+[.N12]+[.N13]+[.N15]+[.N17])+28*[.N7])/365" table:style-name="ce54">
            <text:p>6.2</text:p>
          </table:table-cell>
          <table:table-cell office:value-type="float" office:value="4.854213959556426" table:formula="of:=(30*([.O9]+[.O11]+[.O14]+[.O16])+31*([.O6]+[.O8]+[.O10]+[.O12]+[.O13]+[.O15]+[.O17])+28*[.O7])/365" table:style-name="ce54">
            <text:p>4.9</text:p>
          </table:table-cell>
          <table:table-cell office:value-type="float" office:value="5.3376386170906711" table:formula="of:=(30*([.P9]+[.P11]+[.P14]+[.P16])+31*([.P6]+[.P8]+[.P10]+[.P12]+[.P13]+[.P15]+[.P17])+28*[.P7])/365" table:style-name="ce54">
            <text:p>5.3</text:p>
          </table:table-cell>
          <table:table-cell office:value-type="float" office:value="5.5229215456674465" table:formula="of:=(30*([.Q9]+[.Q11]+[.Q14]+[.Q16])+31*([.Q6]+[.Q8]+[.Q10]+[.Q12]+[.Q13]+[.Q15]+[.Q17])+29*[.Q7])/366" table:style-name="ce54">
            <text:p>5.5</text:p>
          </table:table-cell>
          <table:table-cell office:value-type="float" office:value="5.1747716894977174" table:formula="of:=(30*([.R9]+[.R11]+[.R14]+[.R16])+31*([.R6]+[.R8]+[.R10]+[.R12]+[.R13]+[.R15]+[.R17])+28*[.R7])/365" table:style-name="ce54">
            <text:p>5.2</text:p>
          </table:table-cell>
          <table:table-cell office:value-type="float" office:value="5.4574690150032614" table:formula="of:=(30*([.S9]+[.S11]+[.S14]+[.S16])+31*([.S6]+[.S8]+[.S10]+[.S12]+[.S13]+[.S15]+[.S17])+28*[.S7])/365" table:style-name="ce54">
            <text:p>5.5</text:p>
          </table:table-cell>
          <table:table-cell office:value-type="float" office:value="5.4342442922374428" table:formula="of:=(30*([.T9]+[.T11]+[.T14]+[.T16])+31*([.T6]+[.T8]+[.T10]+[.T12]+[.T13]+[.T15]+[.T17])+28*[.T7])/365" table:style-name="ce54">
            <text:p>5.4</text:p>
          </table:table-cell>
          <table:table-cell office:value-type="float" office:value="5.0965325266718713" table:formula="of:=(30*([.U9]+[.U11]+[.U14]+[.U16])+31*([.U6]+[.U8]+[.U10]+[.U12]+[.U13]+[.U15]+[.U17])+29*[.U7])/366" table:style-name="ce54">
            <text:p>5.1</text:p>
          </table:table-cell>
          <table:table-cell office:value-type="float" office:value="5.5375799086757995" table:formula="of:=(30*([.V9]+[.V11]+[.V14]+[.V16])+31*([.V6]+[.V8]+[.V10]+[.V12]+[.V13]+[.V15]+[.V17])+28*[.V7])/365" table:style-name="ce54">
            <text:p>5.5</text:p>
          </table:table-cell>
          <table:table-cell office:value-type="string" table:style-name="ce54">
            <text:p>[x]</text:p>
          </table:table-cell>
          <table:table-cell table:number-columns-repeated="5" table:style-name="ce40"/>
          <table:table-cell table:number-columns-repeated="16356" table:style-name="ce1"/>
        </table:table-row>
        <table:table-row table:style-name="ro1">
          <table:table-cell office:value-type="string" table:style-name="ce55">
            <text:p>Calendar period</text:p>
          </table:table-cell>
          <table:table-cell table:style-name="ce56"/>
          <table:table-cell office:value-type="string" table:style-name="ce59">
            <text:p>2002<text:s/></text:p>
            <text:p>deviation</text:p>
          </table:table-cell>
          <table:table-cell office:value-type="string" table:style-name="ce59">
            <text:p>2003</text:p>
            <text:p>deviation</text:p>
          </table:table-cell>
          <table:table-cell office:value-type="string" table:style-name="ce59">
            <text:p>2004</text:p>
            <text:p>deviation</text:p>
          </table:table-cell>
          <table:table-cell office:value-type="string" table:style-name="ce59">
            <text:p>2005</text:p>
            <text:p>deviation</text:p>
          </table:table-cell>
          <table:table-cell office:value-type="string" table:style-name="ce59">
            <text:p>2006</text:p>
            <text:p>deviation</text:p>
          </table:table-cell>
          <table:table-cell office:value-type="string" table:style-name="ce59">
            <text:p>2007</text:p>
            <text:p>deviation</text:p>
          </table:table-cell>
          <table:table-cell office:value-type="string" table:style-name="ce59">
            <text:p>2008</text:p>
            <text:p>deviation</text:p>
          </table:table-cell>
          <table:table-cell office:value-type="string" table:style-name="ce59">
            <text:p>2009</text:p>
            <text:p>deviation</text:p>
          </table:table-cell>
          <table:table-cell office:value-type="string" table:style-name="ce59">
            <text:p>2010</text:p>
            <text:p>deviation</text:p>
          </table:table-cell>
          <table:table-cell office:value-type="string" table:style-name="ce59">
            <text:p>2011</text:p>
            <text:p>deviation</text:p>
          </table:table-cell>
          <table:table-cell office:value-type="string" table:style-name="ce59">
            <text:p>2012</text:p>
            <text:p>deviation</text:p>
          </table:table-cell>
          <table:table-cell office:value-type="string" table:style-name="ce59">
            <text:p>2013<text:s/></text:p>
            <text:p>deviation</text:p>
          </table:table-cell>
          <table:table-cell office:value-type="string" table:style-name="ce59">
            <text:p>2014<text:s/></text:p>
            <text:p>deviation</text:p>
          </table:table-cell>
          <table:table-cell office:value-type="string" table:style-name="ce59">
            <text:p>2015<text:s/></text:p>
            <text:p>deviation</text:p>
          </table:table-cell>
          <table:table-cell office:value-type="string" table:style-name="ce59">
            <text:p>2016<text:s/></text:p>
            <text:p>deviation</text:p>
          </table:table-cell>
          <table:table-cell office:value-type="string" table:style-name="ce59">
            <text:p>2017<text:s/></text:p>
            <text:p>deviation</text:p>
          </table:table-cell>
          <table:table-cell office:value-type="string" table:style-name="ce59">
            <text:p>2018<text:s/></text:p>
            <text:p>deviation</text:p>
          </table:table-cell>
          <table:table-cell office:value-type="string" table:style-name="ce59">
            <text:p>2019<text:s/></text:p>
            <text:p>deviation</text:p>
          </table:table-cell>
          <table:table-cell office:value-type="string" table:style-name="ce59">
            <text:p>2020<text:s/></text:p>
            <text:p>deviation</text:p>
          </table:table-cell>
          <table:table-cell office:value-type="string" table:style-name="ce59">
            <text:p>2021<text:s/></text:p>
            <text:p>deviation</text:p>
          </table:table-cell>
          <table:table-cell office:value-type="string" table:style-name="ce59">
            <text:p>2022</text:p>
            <text:p>deviation</text:p>
          </table:table-cell>
          <table:table-cell table:number-columns-repeated="5" table:style-name="ce40"/>
          <table:table-cell table:number-columns-repeated="16356" table:style-name="ce1"/>
        </table:table-row>
        <table:table-row table:style-name="ro4">
          <table:table-cell office:value-type="string" table:style-name="ce46">
            <text:p>January</text:p>
          </table:table-cell>
          <table:table-cell table:style-name="ce60"/>
          <table:table-cell office:value-type="float" office:value="-1.1362114276183206" table:formula="of:=[.C6]-[.$B$6]" table:style-name="ce43">
            <text:p>-1.1</text:p>
          </table:table-cell>
          <table:table-cell office:value-type="float" office:value="-7.4700078148008942E-3" table:formula="of:=[.D6]-[.$B$6]" table:style-name="ce43">
            <text:p>-0.0</text:p>
          </table:table-cell>
          <table:table-cell office:value-type="float" office:value="-0.58168644801827796" table:formula="of:=[.E6]-[.$B$6]" table:style-name="ce43">
            <text:p>-0.6</text:p>
          </table:table-cell>
          <table:table-cell office:value-type="float" office:value="-1.4519816172945035" table:formula="of:=[.F6]-[.$B$6]" table:style-name="ce43">
            <text:p>-1.5</text:p>
          </table:table-cell>
          <table:table-cell office:value-type="float" office:value="0.3887468187971912" table:formula="of:=[.G6]-[.$B$6]" table:style-name="ce43">
            <text:p>0.4</text:p>
          </table:table-cell>
          <table:table-cell office:value-type="float" office:value="-2.0070753837639952" table:formula="of:=[.H6]-[.$B$6]" table:style-name="ce43">
            <text:p>-2.0</text:p>
          </table:table-cell>
          <table:table-cell office:value-type="float" office:value="-1.4645250642587069" table:formula="of:=[.I6]-[.$B$6]" table:style-name="ce43">
            <text:p>-1.5</text:p>
          </table:table-cell>
          <table:table-cell office:value-type="float" office:value="1.6097452890438841" table:formula="of:=[.J6]-[.$B$6]" table:style-name="ce43">
            <text:p>1.6</text:p>
          </table:table-cell>
          <table:table-cell office:value-type="float" office:value="3.4137391446506502" table:formula="of:=[.K6]-[.$B$6]" table:style-name="ce43">
            <text:p>3.4</text:p>
          </table:table-cell>
          <table:table-cell office:value-type="float" office:value="1.0527560417320636" table:formula="of:=[.L6]-[.$B$6]" table:style-name="ce43">
            <text:p>1.1</text:p>
          </table:table-cell>
          <table:table-cell office:value-type="float" office:value="-0.55999357424335905" table:formula="of:=[.M6]-[.$B$6]" table:style-name="ce43">
            <text:p>-0.6</text:p>
          </table:table-cell>
          <table:table-cell office:value-type="float" office:value="0.98317078827584581" table:formula="of:=[.N6]-[.$B$6]" table:style-name="ce43">
            <text:p>1.0</text:p>
          </table:table-cell>
          <table:table-cell office:value-type="float" office:value="-0.74063873553367721" table:formula="of:=[.O6]-[.$B$6]" table:style-name="ce43">
            <text:p>-0.7</text:p>
          </table:table-cell>
          <table:table-cell office:value-type="float" office:value="0.1315578850500323" table:formula="of:=[.P6]-[.$B$6]" table:style-name="ce43">
            <text:p>0.1</text:p>
          </table:table-cell>
          <table:table-cell office:value-type="float" office:value="-0.77278159267653912" table:formula="of:=[.Q6]-[.$B$6]" table:style-name="ce43">
            <text:p>-0.8</text:p>
          </table:table-cell>
          <table:table-cell office:value-type="float" office:value="0.58048261623283182" table:formula="of:=[.R6]-[.$B$6]" table:style-name="ce43">
            <text:p>0.6</text:p>
          </table:table-cell>
          <table:table-cell office:value-type="float" office:value="-0.34194441909742856" table:formula="of:=[.S6]-[.$B$6]" table:style-name="ce43">
            <text:p>-0.3</text:p>
          </table:table-cell>
          <table:table-cell office:value-type="float" office:value="0.67234129518828389" table:formula="of:=[.T6]-[.$B$6]" table:style-name="ce43">
            <text:p>0.7</text:p>
          </table:table-cell>
          <table:table-cell office:value-type="float" office:value="-1.7716679214015763" table:formula="of:=[.U6]-[.$B$6]" table:style-name="ce43">
            <text:p>-1.8</text:p>
          </table:table-cell>
          <table:table-cell office:value-type="float" office:value="1.6171953658488114" table:formula="of:=[.V6]-[.$B$6]" table:style-name="ce43">
            <text:p>1.6</text:p>
          </table:table-cell>
          <table:table-cell office:value-type="float" office:value="-0.29586146978867411" table:formula="of:=[.W6]-[.$B6]" table:style-name="ce43">
            <text:p>-0.3</text:p>
          </table:table-cell>
          <table:table-cell table:number-columns-repeated="5" table:style-name="ce40"/>
          <table:table-cell table:number-columns-repeated="16356" table:style-name="ce1"/>
        </table:table-row>
        <table:table-row table:style-name="ro4">
          <table:table-cell office:value-type="string" table:style-name="ce46">
            <text:p>February</text:p>
          </table:table-cell>
          <table:table-cell table:style-name="ce60"/>
          <table:table-cell office:value-type="float" office:value="-2.0526503649629273" table:formula="of:=[.C7]-[.$B$7]" table:style-name="ce43">
            <text:p>-2.1</text:p>
          </table:table-cell>
          <table:table-cell office:value-type="float" office:value="0.72997294495229248" table:formula="of:=[.D7]-[.$B$7]" table:style-name="ce43">
            <text:p>0.7</text:p>
          </table:table-cell>
          <table:table-cell office:value-type="float" office:value="-0.4164448799766145" table:formula="of:=[.E7]-[.$B$7]" table:style-name="ce43">
            <text:p>-0.4</text:p>
          </table:table-cell>
          <table:table-cell office:value-type="float" office:value="0.62052936589250862" table:formula="of:=[.F7]-[.$B$7]" table:style-name="ce43">
            <text:p>0.6</text:p>
          </table:table-cell>
          <table:table-cell office:value-type="float" office:value="1.0004883805861358" table:formula="of:=[.G7]-[.$B$7]" table:style-name="ce43">
            <text:p>1.0</text:p>
          </table:table-cell>
          <table:table-cell office:value-type="float" office:value="-0.88080860993488663" table:formula="of:=[.H7]-[.$B$7]" table:style-name="ce43">
            <text:p>-0.9</text:p>
          </table:table-cell>
          <table:table-cell office:value-type="float" office:value="-0.19577598574612054" table:formula="of:=[.I7]-[.$B$7]" table:style-name="ce43">
            <text:p>-0.2</text:p>
          </table:table-cell>
          <table:table-cell office:value-type="float" office:value="0.81213804181646765" table:formula="of:=[.J7]-[.$B$7]" table:style-name="ce43">
            <text:p>0.8</text:p>
          </table:table-cell>
          <table:table-cell office:value-type="float" office:value="2.4181754567824552" table:formula="of:=[.K7]-[.$B$7]" table:style-name="ce43">
            <text:p>2.4</text:p>
          </table:table-cell>
          <table:table-cell office:value-type="float" office:value="-1.1782531146461181" table:formula="of:=[.L7]-[.$B$7]" table:style-name="ce43">
            <text:p>-1.2</text:p>
          </table:table-cell>
          <table:table-cell office:value-type="float" office:value="0.77975767587698996" table:formula="of:=[.M7]-[.$B$7]" table:style-name="ce43">
            <text:p>0.8</text:p>
          </table:table-cell>
          <table:table-cell office:value-type="float" office:value="1.7869679737892543" table:formula="of:=[.N7]-[.$B$7]" table:style-name="ce43">
            <text:p>1.8</text:p>
          </table:table-cell>
          <table:table-cell office:value-type="float" office:value="-1.1021476724692487" table:formula="of:=[.O7]-[.$B$7]" table:style-name="ce43">
            <text:p>-1.1</text:p>
          </table:table-cell>
          <table:table-cell office:value-type="float" office:value="0.87854960644231461" table:formula="of:=[.P7]-[.$B$7]" table:style-name="ce43">
            <text:p>0.9</text:p>
          </table:table-cell>
          <table:table-cell office:value-type="float" office:value="9.3797084743977521E-2" table:formula="of:=[.Q7]-[.$B$7]" table:style-name="ce43">
            <text:p>0.1</text:p>
          </table:table-cell>
          <table:table-cell office:value-type="float" office:value="-1.0527429105644881" table:formula="of:=[.R7]-[.$B$7]" table:style-name="ce43">
            <text:p>-1.1</text:p>
          </table:table-cell>
          <table:table-cell office:value-type="float" office:value="2.0817808989593196" table:formula="of:=[.S7]-[.$B$7]" table:style-name="ce43">
            <text:p>2.1</text:p>
          </table:table-cell>
          <table:table-cell office:value-type="float" office:value="-1.7166884887957803" table:formula="of:=[.T7]-[.$B$7]" table:style-name="ce43">
            <text:p>-1.7</text:p>
          </table:table-cell>
          <table:table-cell office:value-type="float" office:value="-1.2167119464547032" table:formula="of:=[.U7]-[.$B$7]" table:style-name="ce43">
            <text:p>-1.2</text:p>
          </table:table-cell>
          <table:table-cell office:value-type="float" office:value="3.7563211884494407E-2" table:formula="of:=[.V7]-[.$B$7]" table:style-name="ce43">
            <text:p>0.0</text:p>
          </table:table-cell>
          <table:table-cell office:value-type="float" office:value="-1.6669435908365955" table:formula="of:=[.W7]-[.$B7]" table:style-name="ce43">
            <text:p>-1.7</text:p>
          </table:table-cell>
          <table:table-cell table:number-columns-repeated="5" table:style-name="ce40"/>
          <table:table-cell table:number-columns-repeated="16356" table:style-name="ce1"/>
        </table:table-row>
        <table:table-row table:style-name="ro4">
          <table:table-cell office:value-type="string" table:style-name="ce46">
            <text:p>March</text:p>
          </table:table-cell>
          <table:table-cell table:style-name="ce60"/>
          <table:table-cell office:value-type="float" office:value="-0.89771497198823802" table:formula="of:=[.C8]-[.$B$8]" table:style-name="ce43">
            <text:p>-0.9</text:p>
          </table:table-cell>
          <table:table-cell office:value-type="float" office:value="-1.0635515964603481" table:formula="of:=[.D8]-[.$B$8]" table:style-name="ce43">
            <text:p>-1.1</text:p>
          </table:table-cell>
          <table:table-cell office:value-type="float" office:value="0.11613076784975185" table:formula="of:=[.E8]-[.$B$8]" table:style-name="ce43">
            <text:p>0.1</text:p>
          </table:table-cell>
          <table:table-cell office:value-type="float" office:value="-0.50800832529317574" table:formula="of:=[.F8]-[.$B$8]" table:style-name="ce43">
            <text:p>-0.5</text:p>
          </table:table-cell>
          <table:table-cell office:value-type="float" office:value="1.7622208777544461" table:formula="of:=[.G8]-[.$B$8]" table:style-name="ce43">
            <text:p>1.8</text:p>
          </table:table-cell>
          <table:table-cell office:value-type="float" office:value="-0.36410338877237436" table:formula="of:=[.H8]-[.$B$8]" table:style-name="ce43">
            <text:p>-0.4</text:p>
          </table:table-cell>
          <table:table-cell office:value-type="float" office:value="0.66005377833893064" table:formula="of:=[.I8]-[.$B$8]" table:style-name="ce43">
            <text:p>0.7</text:p>
          </table:table-cell>
          <table:table-cell office:value-type="float" office:value="-0.17281872550132782" table:formula="of:=[.J8]-[.$B$8]" table:style-name="ce43">
            <text:p>-0.2</text:p>
          </table:table-cell>
          <table:table-cell office:value-type="float" office:value="0.65774963087348048" table:formula="of:=[.K8]-[.$B$8]" table:style-name="ce43">
            <text:p>0.7</text:p>
          </table:table-cell>
          <table:table-cell office:value-type="float" office:value="-5.3840096794992576E-3" table:formula="of:=[.L8]-[.$B$8]" table:style-name="ce43">
            <text:p>-0.0</text:p>
          </table:table-cell>
          <table:table-cell office:value-type="float" office:value="-1.6982411519323568" table:formula="of:=[.M8]-[.$B$8]" table:style-name="ce43">
            <text:p>-1.7</text:p>
          </table:table-cell>
          <table:table-cell office:value-type="float" office:value="3.8029877261115903" table:formula="of:=[.N8]-[.$B$8]" table:style-name="ce43">
            <text:p>3.8</text:p>
          </table:table-cell>
          <table:table-cell office:value-type="float" office:value="-0.80453915560883615" table:formula="of:=[.O8]-[.$B$8]" table:style-name="ce43">
            <text:p>-0.8</text:p>
          </table:table-cell>
          <table:table-cell office:value-type="float" office:value="0.42441629754016219" table:formula="of:=[.P8]-[.$B$8]" table:style-name="ce43">
            <text:p>0.4</text:p>
          </table:table-cell>
          <table:table-cell office:value-type="float" office:value="0.64937789508240229" table:formula="of:=[.Q8]-[.$B$8]" table:style-name="ce43">
            <text:p>0.6</text:p>
          </table:table-cell>
          <table:table-cell office:value-type="float" office:value="-1.7325729497716669" table:formula="of:=[.R8]-[.$B$8]" table:style-name="ce43">
            <text:p>-1.7</text:p>
          </table:table-cell>
          <table:table-cell office:value-type="float" office:value="1.8651229027628968" table:formula="of:=[.S8]-[.$B$8]" table:style-name="ce43">
            <text:p>1.9</text:p>
          </table:table-cell>
          <table:table-cell office:value-type="float" office:value="-1.1629876963154446" table:formula="of:=[.T8]-[.$B$8]" table:style-name="ce43">
            <text:p>-1.2</text:p>
          </table:table-cell>
          <table:table-cell office:value-type="float" office:value="-3.7027634871510173E-2" table:formula="of:=[.U8]-[.$B$8]" table:style-name="ce43">
            <text:p>-0.0</text:p>
          </table:table-cell>
          <table:table-cell office:value-type="float" office:value="-0.58910136759040732" table:formula="of:=[.V8]-[.$B$8]" table:style-name="ce43">
            <text:p>-0.6</text:p>
          </table:table-cell>
          <table:table-cell office:value-type="float" office:value="-0.96183562258272559" table:formula="of:=[.W8]-[.$B8]" table:style-name="ce43">
            <text:p>-1.0</text:p>
          </table:table-cell>
          <table:table-cell table:number-columns-repeated="5" table:style-name="ce40"/>
          <table:table-cell table:number-columns-repeated="16356" table:style-name="ce1"/>
        </table:table-row>
        <table:table-row table:style-name="ro4">
          <table:table-cell office:value-type="string" table:style-name="ce46">
            <text:p>April</text:p>
          </table:table-cell>
          <table:table-cell table:style-name="ce60"/>
          <table:table-cell office:value-type="float" office:value="-0.49390283082675523" table:formula="of:=[.C9]-[.$B$9]" table:style-name="ce43">
            <text:p>-0.5</text:p>
          </table:table-cell>
          <table:table-cell office:value-type="float" office:value="-0.99099833760229039" table:formula="of:=[.D9]-[.$B$9]" table:style-name="ce43">
            <text:p>-1.0</text:p>
          </table:table-cell>
          <table:table-cell office:value-type="float" office:value="-0.66801927755554491" table:formula="of:=[.E9]-[.$B$9]" table:style-name="ce43">
            <text:p>-0.7</text:p>
          </table:table-cell>
          <table:table-cell office:value-type="float" office:value="7.1761116687572901E-2" table:formula="of:=[.F9]-[.$B$9]" table:style-name="ce43">
            <text:p>0.1</text:p>
          </table:table-cell>
          <table:table-cell office:value-type="float" office:value="0.39317319453488864" table:formula="of:=[.G9]-[.$B$9]" table:style-name="ce43">
            <text:p>0.4</text:p>
          </table:table-cell>
          <table:table-cell office:value-type="float" office:value="-2.3010089588792315" table:formula="of:=[.H9]-[.$B$9]" table:style-name="ce43">
            <text:p>-2.3</text:p>
          </table:table-cell>
          <table:table-cell office:value-type="float" office:value="0.94458713958748763" table:formula="of:=[.I9]-[.$B$9]" table:style-name="ce43">
            <text:p>0.9</text:p>
          </table:table-cell>
          <table:table-cell office:value-type="float" office:value="-0.81692079729889056" table:formula="of:=[.J9]-[.$B$9]" table:style-name="ce43">
            <text:p>-0.8</text:p>
          </table:table-cell>
          <table:table-cell office:value-type="float" office:value="1.2285551907439185E-2" table:formula="of:=[.K9]-[.$B$9]" table:style-name="ce43">
            <text:p>0.0</text:p>
          </table:table-cell>
          <table:table-cell office:value-type="float" office:value="-2.7766827020608051" table:formula="of:=[.L9]-[.$B$9]" table:style-name="ce43">
            <text:p>-2.8</text:p>
          </table:table-cell>
          <table:table-cell office:value-type="float" office:value="1.5498252344471322" table:formula="of:=[.M9]-[.$B$9]" table:style-name="ce43">
            <text:p>1.5</text:p>
          </table:table-cell>
          <table:table-cell office:value-type="float" office:value="1.4791109487328455" table:formula="of:=[.N9]-[.$B$9]" table:style-name="ce43">
            <text:p>1.5</text:p>
          </table:table-cell>
          <table:table-cell office:value-type="float" office:value="-1.2217620671401699" table:formula="of:=[.O9]-[.$B$9]" table:style-name="ce43">
            <text:p>-1.2</text:p>
          </table:table-cell>
          <table:table-cell office:value-type="float" office:value="-0.19700016237826468" table:formula="of:=[.P9]-[.$B$9]" table:style-name="ce43">
            <text:p>-0.2</text:p>
          </table:table-cell>
          <table:table-cell office:value-type="float" office:value="1.3852220598439589" table:formula="of:=[.Q9]-[.$B$9]" table:style-name="ce43">
            <text:p>1.4</text:p>
          </table:table-cell>
          <table:table-cell office:value-type="float" office:value="-0.12799222587032677" table:formula="of:=[.R9]-[.$B$9]" table:style-name="ce43">
            <text:p>-0.1</text:p>
          </table:table-cell>
          <table:table-cell office:value-type="float" office:value="-0.60803190841001342" table:formula="of:=[.S9]-[.$B$9]" table:style-name="ce43">
            <text:p>-0.6</text:p>
          </table:table-cell>
          <table:table-cell office:value-type="float" office:value="-0.18144460682270935" table:formula="of:=[.T9]-[.$B$9]" table:style-name="ce43">
            <text:p>-0.2</text:p>
          </table:table-cell>
          <table:table-cell office:value-type="float" office:value="-1.4339858766639795" table:formula="of:=[.U9]-[.$B$9]" table:style-name="ce43">
            <text:p>-1.4</text:p>
          </table:table-cell>
          <table:table-cell office:value-type="float" office:value="2.3382379328598315" table:formula="of:=[.V9]-[.$B$9]" table:style-name="ce43">
            <text:p>2.3</text:p>
          </table:table-cell>
          <table:table-cell office:value-type="float" office:value="-0.24517476555286777" table:formula="of:=[.W9]-[.$B9]" table:style-name="ce43">
            <text:p>-0.2</text:p>
          </table:table-cell>
          <table:table-cell table:number-columns-repeated="5" table:style-name="ce40"/>
          <table:table-cell table:number-columns-repeated="16356" table:style-name="ce1"/>
        </table:table-row>
        <table:table-row table:style-name="ro4">
          <table:table-cell office:value-type="string" table:style-name="ce46">
            <text:p>May</text:p>
          </table:table-cell>
          <table:table-cell table:style-name="ce60"/>
          <table:table-cell office:value-type="float" office:value="-0.27284979885769411" table:formula="of:=[.C10]-[.$B$10]" table:style-name="ce43">
            <text:p>-0.3</text:p>
          </table:table-cell>
          <table:table-cell office:value-type="float" office:value="-0.22326007785345769" table:formula="of:=[.D10]-[.$B$10]" table:style-name="ce43">
            <text:p>-0.2</text:p>
          </table:table-cell>
          <table:table-cell office:value-type="float" office:value="-0.45798961390615878" table:formula="of:=[.E10]-[.$B$10]" table:style-name="ce43">
            <text:p>-0.5</text:p>
          </table:table-cell>
          <table:table-cell office:value-type="float" office:value="0.45211307402590606" table:formula="of:=[.F10]-[.$B$10]" table:style-name="ce43">
            <text:p>0.5</text:p>
          </table:table-cell>
          <table:table-cell office:value-type="float" office:value="-0.20422123668294434" table:formula="of:=[.G10]-[.$B$10]" table:style-name="ce43">
            <text:p>-0.2</text:p>
          </table:table-cell>
          <table:table-cell office:value-type="float" office:value="-0.21881281219669768" table:formula="of:=[.H10]-[.$B$10]" table:style-name="ce43">
            <text:p>-0.2</text:p>
          </table:table-cell>
          <table:table-cell office:value-type="float" office:value="-1.3204540119704626" table:formula="of:=[.I10]-[.$B$10]" table:style-name="ce43">
            <text:p>-1.3</text:p>
          </table:table-cell>
          <table:table-cell office:value-type="float" office:value="-0.29533880459712369" table:formula="of:=[.J10]-[.$B$10]" table:style-name="ce43">
            <text:p>-0.3</text:p>
          </table:table-cell>
          <table:table-cell office:value-type="float" office:value="1.0724799358022317" table:formula="of:=[.K10]-[.$B$10]" table:style-name="ce43">
            <text:p>1.1</text:p>
          </table:table-cell>
          <table:table-cell office:value-type="float" office:value="-0.59564602425923141" table:formula="of:=[.L10]-[.$B$10]" table:style-name="ce43">
            <text:p>-0.6</text:p>
          </table:table-cell>
          <table:table-cell office:value-type="float" office:value="0.36372417543354896" table:formula="of:=[.M10]-[.$B$10]" table:style-name="ce43">
            <text:p>0.4</text:p>
          </table:table-cell>
          <table:table-cell office:value-type="float" office:value="1.0750913029297093" table:formula="of:=[.N10]-[.$B$10]" table:style-name="ce43">
            <text:p>1.1</text:p>
          </table:table-cell>
          <table:table-cell office:value-type="float" office:value="-0.6219133053652226" table:formula="of:=[.O10]-[.$B$10]" table:style-name="ce43">
            <text:p>-0.6</text:p>
          </table:table-cell>
          <table:table-cell office:value-type="float" office:value="0.7632633459404623" table:formula="of:=[.P10]-[.$B$10]" table:style-name="ce43">
            <text:p>0.8</text:p>
          </table:table-cell>
          <table:table-cell office:value-type="float" office:value="-0.45747398124847916" table:formula="of:=[.Q10]-[.$B$10]" table:style-name="ce43">
            <text:p>-0.5</text:p>
          </table:table-cell>
          <table:table-cell office:value-type="float" office:value="-0.95401776005032346" table:formula="of:=[.R10]-[.$B$10]" table:style-name="ce43">
            <text:p>-1.0</text:p>
          </table:table-cell>
          <table:table-cell office:value-type="float" office:value="-1.1182266694205216" table:formula="of:=[.S10]-[.$B$10]" table:style-name="ce43">
            <text:p>-1.1</text:p>
          </table:table-cell>
          <table:table-cell office:value-type="float" office:value="0.45135858403570062" table:formula="of:=[.T10]-[.$B$10]" table:style-name="ce43">
            <text:p>0.5</text:p>
          </table:table-cell>
          <table:table-cell office:value-type="float" office:value="-0.80324971089517483" table:formula="of:=[.U10]-[.$B$10]" table:style-name="ce43">
            <text:p>-0.8</text:p>
          </table:table-cell>
          <table:table-cell office:value-type="float" office:value="1.5065813182906922" table:formula="of:=[.V10]-[.$B$10]" table:style-name="ce43">
            <text:p>1.5</text:p>
          </table:table-cell>
          <table:table-cell office:value-type="float" office:value="-1.3651544727999378" table:formula="of:=[.W10]-[.$B10]" table:style-name="ce43">
            <text:p>-1.4</text:p>
          </table:table-cell>
          <table:table-cell table:number-columns-repeated="5" table:style-name="ce40"/>
          <table:table-cell table:number-columns-repeated="16356" table:style-name="ce1"/>
        </table:table-row>
        <table:table-row table:style-name="ro4">
          <table:table-cell office:value-type="string" table:style-name="ce46">
            <text:p>June</text:p>
          </table:table-cell>
          <table:table-cell table:style-name="ce60"/>
          <table:table-cell office:value-type="float" office:value="-0.34177494633964089" table:formula="of:=[.C11]-[.$B$11]" table:style-name="ce43">
            <text:p>-0.3</text:p>
          </table:table-cell>
          <table:table-cell office:value-type="float" office:value="-1.4423256214529401" table:formula="of:=[.D11]-[.$B$11]" table:style-name="ce43">
            <text:p>-1.4</text:p>
          </table:table-cell>
          <table:table-cell office:value-type="float" office:value="-0.67728761285049366" table:formula="of:=[.E11]-[.$B$11]" table:style-name="ce43">
            <text:p>-0.7</text:p>
          </table:table-cell>
          <table:table-cell office:value-type="float" office:value="-0.45114608435934334" table:formula="of:=[.F11]-[.$B$11]" table:style-name="ce43">
            <text:p>-0.5</text:p>
          </table:table-cell>
          <table:table-cell office:value-type="float" office:value="-1.063617043646218" table:formula="of:=[.G11]-[.$B$11]" table:style-name="ce43">
            <text:p>-1.1</text:p>
          </table:table-cell>
          <table:table-cell office:value-type="float" office:value="-0.79222872800243649" table:formula="of:=[.H11]-[.$B$11]" table:style-name="ce43">
            <text:p>-0.8</text:p>
          </table:table-cell>
          <table:table-cell office:value-type="float" office:value="-0.10928538107298591" table:formula="of:=[.I11]-[.$B$11]" table:style-name="ce43">
            <text:p>-0.1</text:p>
          </table:table-cell>
          <table:table-cell office:value-type="float" office:value="-0.14134051891769261" table:formula="of:=[.J11]-[.$B$11]" table:style-name="ce43">
            <text:p>-0.1</text:p>
          </table:table-cell>
          <table:table-cell office:value-type="float" office:value="-0.74737226494946096" table:formula="of:=[.K11]-[.$B$11]" table:style-name="ce43">
            <text:p>-0.7</text:p>
          </table:table-cell>
          <table:table-cell office:value-type="float" office:value="0.1821515445744466" table:formula="of:=[.L11]-[.$B$11]" table:style-name="ce43">
            <text:p>0.2</text:p>
          </table:table-cell>
          <table:table-cell office:value-type="float" office:value="0.41953249695539907" table:formula="of:=[.M11]-[.$B$11]" table:style-name="ce43">
            <text:p>0.4</text:p>
          </table:table-cell>
          <table:table-cell office:value-type="float" office:value="-3.3642106219204049E-2" table:formula="of:=[.N11]-[.$B$11]" table:style-name="ce43">
            <text:p>-0.0</text:p>
          </table:table-cell>
          <table:table-cell office:value-type="float" office:value="-1.0732452808223787" table:formula="of:=[.O11]-[.$B$11]" table:style-name="ce43">
            <text:p>-1.1</text:p>
          </table:table-cell>
          <table:table-cell office:value-type="float" office:value="0.14699281441571554" table:formula="of:=[.P11]-[.$B$11]" table:style-name="ce43">
            <text:p>0.1</text:p>
          </table:table-cell>
          <table:table-cell office:value-type="float" office:value="-0.78578496336206161" table:formula="of:=[.Q11]-[.$B$11]" table:style-name="ce43">
            <text:p>-0.8</text:p>
          </table:table-cell>
          <table:table-cell office:value-type="float" office:value="-0.98737226494936259" table:formula="of:=[.R11]-[.$B$11]" table:style-name="ce43">
            <text:p>-1.0</text:p>
          </table:table-cell>
          <table:table-cell office:value-type="float" office:value="-1.2194357570128549" table:formula="of:=[.S11]-[.$B$11]" table:style-name="ce43">
            <text:p>-1.2</text:p>
          </table:table-cell>
          <table:table-cell office:value-type="float" office:value="-6.6023058600156004E-2" table:formula="of:=[.T11]-[.$B$11]" table:style-name="ce43">
            <text:p>-0.1</text:p>
          </table:table-cell>
          <table:table-cell office:value-type="float" office:value="-0.44681670939380691" table:formula="of:=[.U11]-[.$B$11]" table:style-name="ce43">
            <text:p>-0.4</text:p>
          </table:table-cell>
          <table:table-cell office:value-type="float" office:value="-1.0851500427271406" table:formula="of:=[.V11]-[.$B$11]" table:style-name="ce43">
            <text:p>-1.1</text:p>
          </table:table-cell>
          <table:table-cell office:value-type="float" office:value="-0.79483258240968035" table:formula="of:=[.W11]-[.$B11]" table:style-name="ce43">
            <text:p>-0.8</text:p>
          </table:table-cell>
          <table:table-cell table:number-columns-repeated="5" table:style-name="ce40"/>
          <table:table-cell table:number-columns-repeated="16356" table:style-name="ce1"/>
        </table:table-row>
        <table:table-row table:style-name="ro4">
          <table:table-cell office:value-type="string" table:style-name="ce46">
            <text:p>July</text:p>
          </table:table-cell>
          <table:table-cell table:style-name="ce60"/>
          <table:table-cell office:value-type="float" office:value="2.5354012730872233E-2" table:formula="of:=[.C12]-[.$B$12]" table:style-name="ce43">
            <text:p>0.0</text:p>
          </table:table-cell>
          <table:table-cell office:value-type="float" office:value="-0.57111364095004613" table:formula="of:=[.D12]-[.$B$12]" table:style-name="ce43">
            <text:p>-0.6</text:p>
          </table:table-cell>
          <table:table-cell office:value-type="float" office:value="6.6478311658270339E-2" table:formula="of:=[.E12]-[.$B$12]" table:style-name="ce43">
            <text:p>0.1</text:p>
          </table:table-cell>
          <table:table-cell office:value-type="float" office:value="-0.34280354973925126" table:formula="of:=[.F12]-[.$B$12]" table:style-name="ce43">
            <text:p>-0.3</text:p>
          </table:table-cell>
          <table:table-cell office:value-type="float" office:value="-0.6061181339742755" table:formula="of:=[.G12]-[.$B$12]" table:style-name="ce43">
            <text:p>-0.6</text:p>
          </table:table-cell>
          <table:table-cell office:value-type="float" office:value="-7.3575439477242655E-2" table:formula="of:=[.H12]-[.$B$12]" table:style-name="ce43">
            <text:p>-0.1</text:p>
          </table:table-cell>
          <table:table-cell office:value-type="float" office:value="-0.16045271330689259" table:formula="of:=[.I12]-[.$B$12]" table:style-name="ce43">
            <text:p>-0.2</text:p>
          </table:table-cell>
          <table:table-cell office:value-type="float" office:value="-0.36965838878603186" table:formula="of:=[.J12]-[.$B$12]" table:style-name="ce43">
            <text:p>-0.4</text:p>
          </table:table-cell>
          <table:table-cell office:value-type="float" office:value="-0.55521906466917559" table:formula="of:=[.K12]-[.$B$12]" table:style-name="ce43">
            <text:p>-0.6</text:p>
          </table:table-cell>
          <table:table-cell office:value-type="float" office:value="-0.10890570061382387" table:formula="of:=[.L12]-[.$B$12]" table:style-name="ce43">
            <text:p>-0.1</text:p>
          </table:table-cell>
          <table:table-cell office:value-type="float" office:value="0.2341818569898626" table:formula="of:=[.M12]-[.$B$12]" table:style-name="ce43">
            <text:p>0.2</text:p>
          </table:table-cell>
          <table:table-cell office:value-type="float" office:value="-0.48724671443870832" table:formula="of:=[.N12]-[.$B$12]" table:style-name="ce43">
            <text:p>-0.5</text:p>
          </table:table-cell>
          <table:table-cell office:value-type="float" office:value="-0.52680124592872368" table:formula="of:=[.O12]-[.$B$12]" table:style-name="ce43">
            <text:p>-0.5</text:p>
          </table:table-cell>
          <table:table-cell office:value-type="float" office:value="5.2768646544394504E-2" table:formula="of:=[.P12]-[.$B$12]" table:style-name="ce43">
            <text:p>0.1</text:p>
          </table:table-cell>
          <table:table-cell office:value-type="float" office:value="-0.24185500936958393" table:formula="of:=[.Q12]-[.$B$12]" table:style-name="ce43">
            <text:p>-0.2</text:p>
          </table:table-cell>
          <table:table-cell office:value-type="float" office:value="-0.53394410307158069" table:formula="of:=[.R12]-[.$B$12]" table:style-name="ce43">
            <text:p>-0.5</text:p>
          </table:table-cell>
          <table:table-cell office:value-type="float" office:value="-0.61067221367065916" table:formula="of:=[.S12]-[.$B$12]" table:style-name="ce43">
            <text:p>-0.6</text:p>
          </table:table-cell>
          <table:table-cell office:value-type="float" office:value="-0.51551092334807869" table:formula="of:=[.T12]-[.$B$12]" table:style-name="ce43">
            <text:p>-0.5</text:p>
          </table:table-cell>
          <table:table-cell office:value-type="float" office:value="-2.5111537787402161E-2" table:formula="of:=[.U12]-[.$B$12]" table:style-name="ce43">
            <text:p>-0.0</text:p>
          </table:table-cell>
          <table:table-cell office:value-type="float" office:value="-0.58763073901628138" table:formula="of:=[.V12]-[.$B$12]" table:style-name="ce43">
            <text:p>-0.6</text:p>
          </table:table-cell>
          <table:table-cell office:value-type="float" office:value="-0.51935116912380808" table:formula="of:=[.W12]-[.$B12]" table:style-name="ce43">
            <text:p>-0.5</text:p>
          </table:table-cell>
          <table:table-cell table:number-columns-repeated="5" table:style-name="ce40"/>
          <table:table-cell table:number-columns-repeated="16356" table:style-name="ce1"/>
        </table:table-row>
        <table:table-row table:style-name="ro4">
          <table:table-cell office:value-type="string" table:style-name="ce46">
            <text:p>August</text:p>
          </table:table-cell>
          <table:table-cell table:style-name="ce60"/>
          <table:table-cell office:value-type="float" office:value="-0.58829043649115942" table:formula="of:=[.C13]-[.$B$13]" table:style-name="ce43">
            <text:p>-0.6</text:p>
          </table:table-cell>
          <table:table-cell office:value-type="float" office:value="-0.41043248058714699" table:formula="of:=[.D13]-[.$B$13]" table:style-name="ce43">
            <text:p>-0.4</text:p>
          </table:table-cell>
          <table:table-cell office:value-type="float" office:value="-0.45403747595451704" table:formula="of:=[.E13]-[.$B$13]" table:style-name="ce43">
            <text:p>-0.5</text:p>
          </table:table-cell>
          <table:table-cell office:value-type="float" office:value="-0.36202518805920503" table:formula="of:=[.F13]-[.$B$13]" table:style-name="ce43">
            <text:p>-0.4</text:p>
          </table:table-cell>
          <table:table-cell office:value-type="float" office:value="-0.41767640439881043" table:formula="of:=[.G13]-[.$B$13]" table:style-name="ce43">
            <text:p>-0.4</text:p>
          </table:table-cell>
          <table:table-cell office:value-type="float" office:value="-0.15579630091427166" table:formula="of:=[.H13]-[.$B$13]" table:style-name="ce43">
            <text:p>-0.2</text:p>
          </table:table-cell>
          <table:table-cell office:value-type="float" office:value="-0.45081166189760458" table:formula="of:=[.I13]-[.$B$13]" table:style-name="ce43">
            <text:p>-0.5</text:p>
          </table:table-cell>
          <table:table-cell office:value-type="float" office:value="-0.46671027940894427" table:formula="of:=[.J13]-[.$B$13]" table:style-name="ce43">
            <text:p>-0.5</text:p>
          </table:table-cell>
          <table:table-cell office:value-type="float" office:value="-2.2009818579451168E-2" table:formula="of:=[.K13]-[.$B$13]" table:style-name="ce43">
            <text:p>-0.0</text:p>
          </table:table-cell>
          <table:table-cell office:value-type="float" office:value="0.14066299248044312" table:formula="of:=[.L13]-[.$B$13]" table:style-name="ce43">
            <text:p>0.1</text:p>
          </table:table-cell>
          <table:table-cell office:value-type="float" office:value="-0.41647986466241399" table:formula="of:=[.M13]-[.$B$13]" table:style-name="ce43">
            <text:p>-0.4</text:p>
          </table:table-cell>
          <table:table-cell office:value-type="float" office:value="-0.55987464192815894" table:formula="of:=[.N13]-[.$B$13]" table:style-name="ce43">
            <text:p>-0.6</text:p>
          </table:table-cell>
          <table:table-cell office:value-type="float" office:value="0.16470293103651101" table:formula="of:=[.O13]-[.$B$13]" table:style-name="ce43">
            <text:p>0.2</text:p>
          </table:table-cell>
          <table:table-cell office:value-type="float" office:value="-0.24512809814935693" table:formula="of:=[.P13]-[.$B$13]" table:style-name="ce43">
            <text:p>-0.2</text:p>
          </table:table-cell>
          <table:table-cell office:value-type="float" office:value="-0.5322248723429055" table:formula="of:=[.Q13]-[.$B$13]" table:style-name="ce43">
            <text:p>-0.5</text:p>
          </table:table-cell>
          <table:table-cell office:value-type="float" office:value="-0.15734007971617703" table:formula="of:=[.R13]-[.$B$13]" table:style-name="ce43">
            <text:p>-0.2</text:p>
          </table:table-cell>
          <table:table-cell office:value-type="float" office:value="-0.13391458048422666" table:formula="of:=[.S13]-[.$B$13]" table:style-name="ce43">
            <text:p>-0.1</text:p>
          </table:table-cell>
          <table:table-cell office:value-type="float" office:value="-0.47249752979298221" table:formula="of:=[.T13]-[.$B$13]" table:style-name="ce43">
            <text:p>-0.5</text:p>
          </table:table-cell>
          <table:table-cell office:value-type="float" office:value="-0.16018186159021741" table:formula="of:=[.U13]-[.$B$13]" table:style-name="ce43">
            <text:p>-0.2</text:p>
          </table:table-cell>
          <table:table-cell office:value-type="float" office:value="-0.47477479553799007" table:formula="of:=[.V13]-[.$B$13]" table:style-name="ce43">
            <text:p>-0.5</text:p>
          </table:table-cell>
          <table:table-cell office:value-type="float" office:value="-0.65941381243507124" table:formula="of:=[.W13]-[.$B13]" table:style-name="ce43">
            <text:p>-0.7</text:p>
          </table:table-cell>
          <table:table-cell table:number-columns-repeated="5" table:style-name="ce40"/>
          <table:table-cell table:number-columns-repeated="16356" table:style-name="ce1"/>
        </table:table-row>
        <table:table-row table:style-name="ro4">
          <table:table-cell office:value-type="string" table:style-name="ce46">
            <text:p>September</text:p>
          </table:table-cell>
          <table:table-cell table:style-name="ce60"/>
          <table:table-cell office:value-type="float" office:value="-0.68428243301765757" table:formula="of:=[.C14]-[.$B$14]" table:style-name="ce43">
            <text:p>-0.7</text:p>
          </table:table-cell>
          <table:table-cell office:value-type="float" office:value="-0.38217716038450122" table:formula="of:=[.D14]-[.$B$14]" table:style-name="ce43">
            <text:p>-0.4</text:p>
          </table:table-cell>
          <table:table-cell office:value-type="float" office:value="-0.7100871259136794" table:formula="of:=[.E14]-[.$B$14]" table:style-name="ce43">
            <text:p>-0.7</text:p>
          </table:table-cell>
          <table:table-cell office:value-type="float" office:value="-0.71773495356194572" table:formula="of:=[.F14]-[.$B$14]" table:style-name="ce43">
            <text:p>-0.7</text:p>
          </table:table-cell>
          <table:table-cell office:value-type="float" office:value="-1.6740290138432883" table:formula="of:=[.G14]-[.$B$14]" table:style-name="ce43">
            <text:p>-1.7</text:p>
          </table:table-cell>
          <table:table-cell office:value-type="float" office:value="0.20938807053415953" table:formula="of:=[.H14]-[.$B$14]" table:style-name="ce43">
            <text:p>0.2</text:p>
          </table:table-cell>
          <table:table-cell office:value-type="float" office:value="5.4471403867413004E-2" table:formula="of:=[.I14]-[.$B$14]" table:style-name="ce43">
            <text:p>0.1</text:p>
          </table:table-cell>
          <table:table-cell office:value-type="float" office:value="-0.46624288184669305" table:formula="of:=[.J14]-[.$B$14]" table:style-name="ce43">
            <text:p>-0.5</text:p>
          </table:table-cell>
          <table:table-cell office:value-type="float" office:value="-0.1637825643862203" table:formula="of:=[.K14]-[.$B$14]" table:style-name="ce43">
            <text:p>-0.2</text:p>
          </table:table-cell>
          <table:table-cell office:value-type="float" office:value="-0.90481431041810723" table:formula="of:=[.L14]-[.$B$14]" table:style-name="ce43">
            <text:p>-0.9</text:p>
          </table:table-cell>
          <table:table-cell office:value-type="float" office:value="0.65574124513744758" table:formula="of:=[.M14]-[.$B$14]" table:style-name="ce43">
            <text:p>0.7</text:p>
          </table:table-cell>
          <table:table-cell office:value-type="float" office:value="-1.7274627878424154E-2" table:formula="of:=[.N14]-[.$B$14]" table:style-name="ce43">
            <text:p>-0.0</text:p>
          </table:table-cell>
          <table:table-cell office:value-type="float" office:value="-1.0008460564498529" table:formula="of:=[.O14]-[.$B$14]" table:style-name="ce43">
            <text:p>-1.0</text:p>
          </table:table-cell>
          <table:table-cell office:value-type="float" office:value="0.82383648323268277" table:formula="of:=[.P14]-[.$B$14]" table:style-name="ce43">
            <text:p>0.8</text:p>
          </table:table-cell>
          <table:table-cell office:value-type="float" office:value="-1.2218778024815999" table:formula="of:=[.Q14]-[.$B$14]" table:style-name="ce43">
            <text:p>-1.2</text:p>
          </table:table-cell>
          <table:table-cell office:value-type="float" office:value="0.14145553085173379" table:formula="of:=[.R14]-[.$B$14]" table:style-name="ce43">
            <text:p>0.1</text:p>
          </table:table-cell>
          <table:table-cell office:value-type="float" office:value="0.14788410228030502" table:formula="of:=[.S14]-[.$B$14]" table:style-name="ce43">
            <text:p>0.1</text:p>
          </table:table-cell>
          <table:table-cell office:value-type="float" office:value="-0.53465558025937732" table:formula="of:=[.T14]-[.$B$14]" table:style-name="ce43">
            <text:p>-0.5</text:p>
          </table:table-cell>
          <table:table-cell office:value-type="float" office:value="3.439203878824193E-2" table:formula="of:=[.U14]-[.$B$14]" table:style-name="ce43">
            <text:p>0.0</text:p>
          </table:table-cell>
          <table:table-cell office:value-type="float" office:value="-1.2887825643863617" table:formula="of:=[.V14]-[.$B$14]" table:style-name="ce43">
            <text:p>-1.3</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46">
            <text:p>October</text:p>
          </table:table-cell>
          <table:table-cell table:style-name="ce60"/>
          <table:table-cell office:value-type="float" office:value="0.58839288691435687" table:formula="of:=[.C15]-[.$B$15]" table:style-name="ce43">
            <text:p>0.6</text:p>
          </table:table-cell>
          <table:table-cell office:value-type="float" office:value="1.4343228899248643" table:formula="of:=[.D15]-[.$B$15]" table:style-name="ce43">
            <text:p>1.4</text:p>
          </table:table-cell>
          <table:table-cell office:value-type="float" office:value="0.29234923701467608" table:formula="of:=[.E15]-[.$B$15]" table:style-name="ce43">
            <text:p>0.3</text:p>
          </table:table-cell>
          <table:table-cell office:value-type="float" office:value="-2.0869065808004139" table:formula="of:=[.F15]-[.$B$15]" table:style-name="ce43">
            <text:p>-2.1</text:p>
          </table:table-cell>
          <table:table-cell office:value-type="float" office:value="-1.9206242800340094" table:formula="of:=[.G15]-[.$B$15]" table:style-name="ce43">
            <text:p>-1.9</text:p>
          </table:table-cell>
          <table:table-cell office:value-type="float" office:value="-0.13961530598644067" table:formula="of:=[.H15]-[.$B$15]" table:style-name="ce43">
            <text:p>-0.1</text:p>
          </table:table-cell>
          <table:table-cell office:value-type="float" office:value="1.1103578122936923" table:formula="of:=[.I15]-[.$B$15]" table:style-name="ce43">
            <text:p>1.1</text:p>
          </table:table-cell>
          <table:table-cell office:value-type="float" office:value="-0.62586722610852874" table:formula="of:=[.J15]-[.$B$15]" table:style-name="ce43">
            <text:p>-0.6</text:p>
          </table:table-cell>
          <table:table-cell office:value-type="float" office:value="0.45938623011198843" table:formula="of:=[.K15]-[.$B$15]" table:style-name="ce43">
            <text:p>0.5</text:p>
          </table:table-cell>
          <table:table-cell office:value-type="float" office:value="-1.2154217575989823" table:formula="of:=[.L15]-[.$B$15]" table:style-name="ce43">
            <text:p>-1.2</text:p>
          </table:table-cell>
          <table:table-cell office:value-type="float" office:value="1.3455613453196049" table:formula="of:=[.M15]-[.$B$15]" table:style-name="ce43">
            <text:p>1.3</text:p>
          </table:table-cell>
          <table:table-cell office:value-type="float" office:value="-1.5450684549876148" table:formula="of:=[.N15]-[.$B$15]" table:style-name="ce43">
            <text:p>-1.5</text:p>
          </table:table-cell>
          <table:table-cell office:value-type="float" office:value="-1.3890776715774766" table:formula="of:=[.O15]-[.$B$15]" table:style-name="ce43">
            <text:p>-1.4</text:p>
          </table:table-cell>
          <table:table-cell office:value-type="float" office:value="-1.4807318274865366E-2" table:formula="of:=[.P15]-[.$B$15]" table:style-name="ce43">
            <text:p>-0.0</text:p>
          </table:table-cell>
          <table:table-cell office:value-type="float" office:value="-2.1566150840150122E-2" table:formula="of:=[.Q15]-[.$B$15]" table:style-name="ce43">
            <text:p>-0.0</text:p>
          </table:table-cell>
          <table:table-cell office:value-type="float" office:value="-1.445913309058275" table:formula="of:=[.R15]-[.$B$15]" table:style-name="ce43">
            <text:p>-1.4</text:p>
          </table:table-cell>
          <table:table-cell office:value-type="float" office:value="0.23688238986645604" table:formula="of:=[.S15]-[.$B$15]" table:style-name="ce43">
            <text:p>0.2</text:p>
          </table:table-cell>
          <table:table-cell office:value-type="float" office:value="0.72367194439794602" table:formula="of:=[.T15]-[.$B$15]" table:style-name="ce43">
            <text:p>0.7</text:p>
          </table:table-cell>
          <table:table-cell office:value-type="float" office:value="0.40385627619517983" table:formula="of:=[.U15]-[.$B$15]" table:style-name="ce43">
            <text:p>0.4</text:p>
          </table:table-cell>
          <table:table-cell office:value-type="float" office:value="-1.178555398151977" table:formula="of:=[.V15]-[.$B$15]" table:style-name="ce43">
            <text:p>-1.2</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46">
            <text:p>November</text:p>
          </table:table-cell>
          <table:table-cell table:style-name="ce60"/>
          <table:table-cell office:value-type="float" office:value="-1.2230155389155195" table:formula="of:=[.C16]-[.$B$16]" table:style-name="ce43">
            <text:p>-1.2</text:p>
          </table:table-cell>
          <table:table-cell office:value-type="float" office:value="-0.78439947273512534" table:formula="of:=[.D16]-[.$B$16]" table:style-name="ce43">
            <text:p>-0.8</text:p>
          </table:table-cell>
          <table:table-cell office:value-type="float" office:value="-0.45082026951079879" table:formula="of:=[.E16]-[.$B$16]" table:style-name="ce43">
            <text:p>-0.5</text:p>
          </table:table-cell>
          <table:table-cell office:value-type="float" office:value="1.1278340932607787" table:formula="of:=[.F16]-[.$B$16]" table:style-name="ce43">
            <text:p>1.1</text:p>
          </table:table-cell>
          <table:table-cell office:value-type="float" office:value="-0.50810583182436719" table:formula="of:=[.G16]-[.$B$16]" table:style-name="ce43">
            <text:p>-0.5</text:p>
          </table:table-cell>
          <table:table-cell office:value-type="float" office:value="2.856967229510321E-2" table:formula="of:=[.H16]-[.$B$16]" table:style-name="ce43">
            <text:p>0.0</text:p>
          </table:table-cell>
          <table:table-cell office:value-type="float" office:value="0.58860141832715485" table:formula="of:=[.I16]-[.$B$16]" table:style-name="ce43">
            <text:p>0.6</text:p>
          </table:table-cell>
          <table:table-cell office:value-type="float" office:value="-0.85536683564146454" table:formula="of:=[.J16]-[.$B$16]" table:style-name="ce43">
            <text:p>-0.9</text:p>
          </table:table-cell>
          <table:table-cell office:value-type="float" office:value="2.1871728468986849" table:formula="of:=[.K16]-[.$B$16]" table:style-name="ce43">
            <text:p>2.2</text:p>
          </table:table-cell>
          <table:table-cell office:value-type="float" office:value="-1.9656842959585967" table:formula="of:=[.L16]-[.$B$16]" table:style-name="ce43">
            <text:p>-2.0</text:p>
          </table:table-cell>
          <table:table-cell office:value-type="float" office:value="0.91510935483505484" table:formula="of:=[.M16]-[.$B$16]" table:style-name="ce43">
            <text:p>0.9</text:p>
          </table:table-cell>
          <table:table-cell office:value-type="float" office:value="1.1964585611842615" table:formula="of:=[.N16]-[.$B$16]" table:style-name="ce43">
            <text:p>1.2</text:p>
          </table:table-cell>
          <table:table-cell office:value-type="float" office:value="-0.84679540706970613" table:formula="of:=[.O16]-[.$B$16]" table:style-name="ce43">
            <text:p>-0.8</text:p>
          </table:table-cell>
          <table:table-cell office:value-type="float" office:value="-1.9264382642125648" table:formula="of:=[.P16]-[.$B$16]" table:style-name="ce43">
            <text:p>-1.9</text:p>
          </table:table-cell>
          <table:table-cell office:value-type="float" office:value="1.7219347516604486" table:formula="of:=[.Q16]-[.$B$16]" table:style-name="ce43">
            <text:p>1.7</text:p>
          </table:table-cell>
          <table:table-cell office:value-type="float" office:value="0.57090300562870766" table:formula="of:=[.R16]-[.$B$16]" table:style-name="ce43">
            <text:p>0.6</text:p>
          </table:table-cell>
          <table:table-cell office:value-type="float" office:value="-0.66655731183161127" table:formula="of:=[.S16]-[.$B$16]" table:style-name="ce43">
            <text:p>-0.7</text:p>
          </table:table-cell>
          <table:table-cell office:value-type="float" office:value="1.1090776088033074" table:formula="of:=[.T16]-[.$B$16]" table:style-name="ce43">
            <text:p>1.1</text:p>
          </table:table-cell>
          <table:table-cell office:value-type="float" office:value="-1.1700493753236758" table:formula="of:=[.U16]-[.$B$16]" table:style-name="ce43">
            <text:p>-1.2</text:p>
          </table:table-cell>
          <table:table-cell office:value-type="float" office:value="-0.27338270865700931" table:formula="of:=[.V16]-[.$B$16]" table:style-name="ce43">
            <text:p>-0.3</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46">
            <text:p>December</text:p>
          </table:table-cell>
          <table:table-cell table:style-name="ce60"/>
          <table:table-cell office:value-type="float" office:value="-0.78925397249340357" table:formula="of:=[.C17]-[.$B$17]" table:style-name="ce43">
            <text:p>-0.8</text:p>
          </table:table-cell>
          <table:table-cell office:value-type="float" office:value="0.13630251847318675" table:formula="of:=[.D17]-[.$B$17]" table:style-name="ce43">
            <text:p>0.1</text:p>
          </table:table-cell>
          <table:table-cell office:value-type="float" office:value="-0.57491995360509485" table:formula="of:=[.E17]-[.$B$17]" table:style-name="ce43">
            <text:p>-0.6</text:p>
          </table:table-cell>
          <table:table-cell office:value-type="float" office:value="0.33994145480775018" table:formula="of:=[.F17]-[.$B$17]" table:style-name="ce43">
            <text:p>0.3</text:p>
          </table:table-cell>
          <table:table-cell office:value-type="float" office:value="-1.2078966799721425" table:formula="of:=[.G17]-[.$B$17]" table:style-name="ce43">
            <text:p>-1.2</text:p>
          </table:table-cell>
          <table:table-cell office:value-type="float" office:value="0.1323342737572375" table:formula="of:=[.H17]-[.$B$17]" table:style-name="ce43">
            <text:p>0.1</text:p>
          </table:table-cell>
          <table:table-cell office:value-type="float" office:value="1.4485017084727847" table:formula="of:=[.I17]-[.$B$17]" table:style-name="ce43">
            <text:p>1.4</text:p>
          </table:table-cell>
          <table:table-cell office:value-type="float" office:value="2.0830639204542507" table:formula="of:=[.J17]-[.$B$17]" table:style-name="ce43">
            <text:p>2.1</text:p>
          </table:table-cell>
          <table:table-cell office:value-type="float" office:value="5.4386706792864317" table:formula="of:=[.K17]-[.$B$17]" table:style-name="ce43">
            <text:p>5.4</text:p>
          </table:table-cell>
          <table:table-cell office:value-type="float" office:value="-0.75272717017567814" table:formula="of:=[.L17]-[.$B$17]" table:style-name="ce43">
            <text:p>-0.8</text:p>
          </table:table-cell>
          <table:table-cell office:value-type="float" office:value="0.33314072536963657" table:formula="of:=[.M17]-[.$B$17]" table:style-name="ce43">
            <text:p>0.3</text:p>
          </table:table-cell>
          <table:table-cell office:value-type="float" office:value="-1.2278423775489475" table:formula="of:=[.N17]-[.$B$17]" table:style-name="ce43">
            <text:p>-1.2</text:p>
          </table:table-cell>
          <table:table-cell office:value-type="float" office:value="-0.31847217785616522" table:formula="of:=[.O17]-[.$B$17]" table:style-name="ce43">
            <text:p>-0.3</text:p>
          </table:table-cell>
          <table:table-cell office:value-type="float" office:value="-4.33947832224941" table:formula="of:=[.P17]-[.$B$17]" table:style-name="ce43">
            <text:p>-4.3</text:p>
          </table:table-cell>
          <table:table-cell office:value-type="float" office:value="-1.2981188752448016" table:formula="of:=[.Q17]-[.$B$17]" table:style-name="ce43">
            <text:p>-1.3</text:p>
          </table:table-cell>
          <table:table-cell office:value-type="float" office:value="0.11724210785811806" table:formula="of:=[.R17]-[.$B$17]" table:style-name="ce43">
            <text:p>0.1</text:p>
          </table:table-cell>
          <table:table-cell office:value-type="float" office:value="-1.6455075081173067" table:formula="of:=[.S17]-[.$B$17]" table:style-name="ce43">
            <text:p>-1.6</text:p>
          </table:table-cell>
          <table:table-cell office:value-type="float" office:value="-0.87407893668873449" table:formula="of:=[.T17]-[.$B$17]" table:style-name="ce43">
            <text:p>-0.9</text:p>
          </table:table-cell>
          <table:table-cell office:value-type="float" office:value="-0.10626019628934635" table:formula="of:=[.U17]-[.$B$17]" table:style-name="ce43">
            <text:p>-0.1</text:p>
          </table:table-cell>
          <table:table-cell office:value-type="float" office:value="-1.2236949121111618" table:formula="of:=[.V17]-[.$B$17]" table:style-name="ce43">
            <text:p>-1.2</text:p>
          </table:table-cell>
          <table:table-cell office:value-type="string" table:style-name="ce48">
            <text:p>[x]</text:p>
          </table:table-cell>
          <table:table-cell table:number-columns-repeated="5" table:style-name="ce40"/>
          <table:table-cell table:number-columns-repeated="16356" table:style-name="ce1"/>
        </table:table-row>
        <table:table-row table:style-name="ro4">
          <table:table-cell office:value-type="string" table:style-name="ce41">
            <text:p>January-March</text:p>
          </table:table-cell>
          <table:table-cell table:style-name="ce61"/>
          <table:table-cell office:value-type="float" office:value="-1.3404438260672897" table:formula="of:=[.C18]-[.$B$18]" table:style-name="ce49">
            <text:p>-1.3</text:p>
          </table:table-cell>
          <table:table-cell office:value-type="float" office:value="-0.14307158903507045" table:formula="of:=[.D18]-[.$B$18]" table:style-name="ce49">
            <text:p>-0.1</text:p>
          </table:table-cell>
          <table:table-cell office:value-type="float" office:value="-0.2875503339194907" table:formula="of:=[.E18]-[.$B$18]" table:style-name="ce49">
            <text:p>-0.3</text:p>
          </table:table-cell>
          <table:table-cell office:value-type="float" office:value="-0.48332090793909543" table:formula="of:=[.F18]-[.$B$18]" table:style-name="ce49">
            <text:p>-0.5</text:p>
          </table:table-cell>
          <table:table-cell office:value-type="float" office:value="1.050885083446909" table:formula="of:=[.G18]-[.$B$18]" table:style-name="ce49">
            <text:p>1.1</text:p>
          </table:table-cell>
          <table:table-cell office:value-type="float" office:value="-1.092035541845501" table:formula="of:=[.H18]-[.$B$18]" table:style-name="ce49">
            <text:p>-1.1</text:p>
          </table:table-cell>
          <table:table-cell office:value-type="float" office:value="-0.33268204650855004" table:formula="of:=[.I18]-[.$B$18]" table:style-name="ce49">
            <text:p>-0.3</text:p>
          </table:table-cell>
          <table:table-cell office:value-type="float" office:value="0.74633969890432894" table:formula="of:=[.J18]-[.$B$18]" table:style-name="ce49">
            <text:p>0.7</text:p>
          </table:table-cell>
          <table:table-cell office:value-type="float" office:value="2.1534561010207334" table:formula="of:=[.K18]-[.$B$18]" table:style-name="ce49">
            <text:p>2.2</text:p>
          </table:table-cell>
          <table:table-cell office:value-type="float" office:value="-7.0729995083631536E-3" table:formula="of:=[.L18]-[.$B$18]" table:style-name="ce49">
            <text:p>-0.0</text:p>
          </table:table-cell>
          <table:table-cell office:value-type="float" office:value="-0.51703578783672377" table:formula="of:=[.M18]-[.$B$18]" table:style-name="ce49">
            <text:p>-0.5</text:p>
          </table:table-cell>
          <table:table-cell office:value-type="float" office:value="2.2032444608090973" table:formula="of:=[.N18]-[.$B$18]" table:style-name="ce49">
            <text:p>2.2</text:p>
          </table:table-cell>
          <table:table-cell office:value-type="float" office:value="-0.87638516882053175" table:formula="of:=[.O18]-[.$B$18]" table:style-name="ce49">
            <text:p>-0.9</text:p>
          </table:table-cell>
          <table:table-cell office:value-type="float" office:value="0.4635619211265567" table:formula="of:=[.P18]-[.$B$18]" table:style-name="ce49">
            <text:p>0.5</text:p>
          </table:table-cell>
          <table:table-cell office:value-type="float" office:value="-8.3884829667049132E-3" table:formula="of:=[.Q18]-[.$B$18]" table:style-name="ce49">
            <text:p>-0.0</text:p>
          </table:table-cell>
          <table:table-cell office:value-type="float" office:value="-0.7256179730533372" table:formula="of:=[.R18]-[.$B$18]" table:style-name="ce49">
            <text:p>-0.7</text:p>
          </table:table-cell>
          <table:table-cell office:value-type="float" office:value="1.1710486936133275" table:formula="of:=[.S18]-[.$B$18]" table:style-name="ce49">
            <text:p>1.2</text:p>
          </table:table-cell>
          <table:table-cell office:value-type="float" office:value="-0.70434813178349565" table:formula="of:=[.T18]-[.$B$18]" table:style-name="ce49">
            <text:p>-0.7</text:p>
          </table:table-cell>
          <table:table-cell office:value-type="float" office:value="-1.0001336425690059" table:formula="of:=[.U18]-[.$B$18]" table:style-name="ce49">
            <text:p>-1.0</text:p>
          </table:table-cell>
          <table:table-cell office:value-type="float" office:value="0.36454075710539513" table:formula="of:=[.V18]-[.$B$18]" table:style-name="ce49">
            <text:p>0.4</text:p>
          </table:table-cell>
          <table:table-cell office:value-type="float" office:value="-0.95307829051365545" table:formula="of:=[.W18]-[.$B$18]" table:style-name="ce49">
            <text:p>-1.0</text:p>
          </table:table-cell>
          <table:table-cell table:number-columns-repeated="5" table:style-name="ce40"/>
          <table:table-cell table:number-columns-repeated="16356" table:style-name="ce1"/>
        </table:table-row>
        <table:table-row table:style-name="ro4">
          <table:table-cell office:value-type="string" table:style-name="ce46">
            <text:p>April-June</text:p>
          </table:table-cell>
          <table:table-cell table:style-name="ce60"/>
          <table:table-cell office:value-type="float" office:value="-0.36844700087451043" table:formula="of:=[.C19]-[.$B$19]" table:style-name="ce43">
            <text:p>-0.4</text:p>
          </table:table-cell>
          <table:table-cell office:value-type="float" office:value="-0.87825034269356106" table:formula="of:=[.D19]-[.$B$19]" table:style-name="ce43">
            <text:p>-0.9</text:p>
          </table:table-cell>
          <table:table-cell office:value-type="float" office:value="-0.59952620597002237" table:formula="of:=[.E19]-[.$B$19]" table:style-name="ce43">
            <text:p>-0.6</text:p>
          </table:table-cell>
          <table:table-cell office:value-type="float" office:value="2.8944574336811968E-2" table:formula="of:=[.F19]-[.$B$19]" table:style-name="ce43">
            <text:p>0.0</text:p>
          </table:table-cell>
          <table:table-cell office:value-type="float" office:value="-0.2905953165990236" table:formula="of:=[.G19]-[.$B$19]" table:style-name="ce43">
            <text:p>-0.3</text:p>
          </table:table-cell>
          <table:table-cell office:value-type="float" office:value="-1.0942893163137106" table:formula="of:=[.H19]-[.$B$19]" table:style-name="ce43">
            <text:p>-1.1</text:p>
          </table:table-cell>
          <table:table-cell office:value-type="float" office:value="-0.1744507869851577" table:formula="of:=[.I19]-[.$B$19]" table:style-name="ce43">
            <text:p>-0.2</text:p>
          </table:table-cell>
          <table:table-cell office:value-type="float" office:value="-0.41652024647261854" table:formula="of:=[.J19]-[.$B$19]" table:style-name="ce43">
            <text:p>-0.4</text:p>
          </table:table-cell>
          <table:table-cell office:value-type="float" office:value="0.12301402877591805" table:formula="of:=[.K19]-[.$B$19]" table:style-name="ce43">
            <text:p>0.1</text:p>
          </table:table-cell>
          <table:table-cell office:value-type="float" office:value="-1.0582523239189774" table:formula="of:=[.L19]-[.$B$19]" table:style-name="ce43">
            <text:p>-1.1</text:p>
          </table:table-cell>
          <table:table-cell office:value-type="float" office:value="0.77314485033534019" table:formula="of:=[.M19]-[.$B$19]" table:style-name="ce43">
            <text:p>0.8</text:p>
          </table:table-cell>
          <table:table-cell office:value-type="float" office:value="0.8427680842442884" table:formula="of:=[.N19]-[.$B$19]" table:style-name="ce43">
            <text:p>0.8</text:p>
          </table:table-cell>
          <table:table-cell office:value-type="float" office:value="-0.96845640555163071" table:formula="of:=[.O19]-[.$B$19]" table:style-name="ce43">
            <text:p>-1.0</text:p>
          </table:table-cell>
          <table:table-cell office:value-type="float" office:value="0.24352684928876656" table:formula="of:=[.P19]-[.$B$19]" table:style-name="ce43">
            <text:p>0.2</text:p>
          </table:table-cell>
          <table:table-cell office:value-type="float" office:value="4.1773840392901995E-2" table:formula="of:=[.Q19]-[.$B$19]" table:style-name="ce43">
            <text:p>0.0</text:p>
          </table:table-cell>
          <table:table-cell office:value-type="float" office:value="-0.69269764050715077" table:formula="of:=[.R19]-[.$B$19]" table:style-name="ce43">
            <text:p>-0.7</text:p>
          </table:table-cell>
          <table:table-cell office:value-type="float" office:value="-0.98339622763431045" table:formula="of:=[.S19]-[.$B$19]" table:style-name="ce43">
            <text:p>-1.0</text:p>
          </table:table-cell>
          <table:table-cell office:value-type="float" office:value="7.217677079583229E-2" table:formula="of:=[.T19]-[.$B$19]" table:style-name="ce43">
            <text:p>0.1</text:p>
          </table:table-cell>
          <table:table-cell office:value-type="float" office:value="-0.89367932548883511" table:formula="of:=[.U19]-[.$B$19]" table:style-name="ce43">
            <text:p>-0.9</text:p>
          </table:table-cell>
          <table:table-cell office:value-type="float" office:value="0.92633689638452932" table:formula="of:=[.V19]-[.$B$19]" table:style-name="ce43">
            <text:p>0.9</text:p>
          </table:table-cell>
          <table:table-cell office:value-type="float" office:value="-0.80791218786455499" table:formula="of:=[.W19]-[.$B$19]" table:style-name="ce43">
            <text:p>-0.8</text:p>
          </table:table-cell>
          <table:table-cell table:number-columns-repeated="5" table:style-name="ce40"/>
          <table:table-cell table:number-columns-repeated="16356" table:style-name="ce1"/>
        </table:table-row>
        <table:table-row table:style-name="ro4">
          <table:table-cell office:value-type="string" table:style-name="ce46">
            <text:p>July-September</text:p>
          </table:table-cell>
          <table:table-cell table:style-name="ce60"/>
          <table:table-cell office:value-type="float" office:value="-0.41282067529455035" table:formula="of:=[.C20]-[.$B$20]" table:style-name="ce43">
            <text:p>-0.4</text:p>
          </table:table-cell>
          <table:table-cell office:value-type="float" office:value="-0.45536135412160894" table:formula="of:=[.D20]-[.$B$20]" table:style-name="ce43">
            <text:p>-0.5</text:p>
          </table:table-cell>
          <table:table-cell office:value-type="float" office:value="-0.36214073772384803" table:formula="of:=[.E20]-[.$B$20]" table:style-name="ce43">
            <text:p>-0.4</text:p>
          </table:table-cell>
          <table:table-cell office:value-type="float" office:value="-0.47154064650663596" table:formula="of:=[.F20]-[.$B$20]" table:style-name="ce43">
            <text:p>-0.5</text:p>
          </table:table-cell>
          <table:table-cell office:value-type="float" office:value="-0.89085327287895988" table:formula="of:=[.G20]-[.$B$20]" table:style-name="ce43">
            <text:p>-0.9</text:p>
          </table:table-cell>
          <table:table-cell office:value-type="float" office:value="-9.0095851751321732E-3" table:formula="of:=[.H20]-[.$B$20]" table:style-name="ce43">
            <text:p>-0.0</text:p>
          </table:table-cell>
          <table:table-cell office:value-type="float" office:value="-0.18820710342735902" table:formula="of:=[.I20]-[.$B$20]" table:style-name="ce43">
            <text:p>-0.2</text:p>
          </table:table-cell>
          <table:table-cell office:value-type="float" office:value="-0.43385559966788101" table:formula="of:=[.J20]-[.$B$20]" table:style-name="ce43">
            <text:p>-0.4</text:p>
          </table:table-cell>
          <table:table-cell office:value-type="float" office:value="-0.24790839469884829" table:formula="of:=[.K20]-[.$B$20]" table:style-name="ce43">
            <text:p>-0.2</text:p>
          </table:table-cell>
          <table:table-cell office:value-type="float" office:value="-0.28434731809432634" table:formula="of:=[.L20]-[.$B$20]" table:style-name="ce43">
            <text:p>-0.3</text:p>
          </table:table-cell>
          <table:table-cell office:value-type="float" office:value="0.15240216430732989" table:formula="of:=[.M20]-[.$B$20]" table:style-name="ce43">
            <text:p>0.2</text:p>
          </table:table-cell>
          <table:table-cell office:value-type="float" office:value="-0.35846740091006091" table:formula="of:=[.N20]-[.$B$20]" table:style-name="ce43">
            <text:p>-0.4</text:p>
          </table:table-cell>
          <table:table-cell office:value-type="float" office:value="-0.44837423320819758" table:formula="of:=[.O20]-[.$B$20]" table:style-name="ce43">
            <text:p>-0.4</text:p>
          </table:table-cell>
          <table:table-cell office:value-type="float" office:value="0.20382555975246364" table:formula="of:=[.P20]-[.$B$20]" table:style-name="ce43">
            <text:p>0.2</text:p>
          </table:table-cell>
          <table:table-cell office:value-type="float" office:value="-0.65926967834277361" table:formula="of:=[.Q20]-[.$B$20]" table:style-name="ce43">
            <text:p>-0.7</text:p>
          </table:table-cell>
          <table:table-cell office:value-type="float" office:value="-0.18680591022683124" table:formula="of:=[.R20]-[.$B$20]" table:style-name="ce43">
            <text:p>-0.2</text:p>
          </table:table-cell>
          <table:table-cell office:value-type="float" office:value="-0.20267029946078607" table:formula="of:=[.S20]-[.$B$20]" table:style-name="ce43">
            <text:p>-0.2</text:p>
          </table:table-cell>
          <table:table-cell office:value-type="float" office:value="-0.50726010277341527" table:formula="of:=[.T20]-[.$B$20]" table:style-name="ce43">
            <text:p>-0.5</text:p>
          </table:table-cell>
          <table:table-cell office:value-type="float" office:value="-5.1221024098466739E-2" table:formula="of:=[.U20]-[.$B$20]" table:style-name="ce43">
            <text:p>-0.1</text:p>
          </table:table-cell>
          <table:table-cell office:value-type="float" office:value="-0.77823965763883984" table:formula="of:=[.V20]-[.$B$20]" table:style-name="ce43">
            <text:p>-0.8</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50">
            <text:p>October-December</text:p>
          </table:table-cell>
          <table:table-cell table:style-name="ce62"/>
          <table:table-cell office:value-type="float" office:value="-0.46649086761321623" table:formula="of:=[.C21]-[.$B$21]" table:style-name="ce43">
            <text:p>-0.5</text:p>
          </table:table-cell>
          <table:table-cell office:value-type="float" office:value="0.27345003780745536" table:formula="of:=[.D21]-[.$B$21]" table:style-name="ce43">
            <text:p>0.3</text:p>
          </table:table-cell>
          <table:table-cell office:value-type="float" office:value="-0.24222065543072713" table:formula="of:=[.E21]-[.$B$21]" table:style-name="ce43">
            <text:p>-0.2</text:p>
          </table:table-cell>
          <table:table-cell office:value-type="float" office:value="-0.22087930552118618" table:formula="of:=[.F21]-[.$B$21]" table:style-name="ce43">
            <text:p>-0.2</text:p>
          </table:table-cell>
          <table:table-cell office:value-type="float" office:value="-1.219862225162192" table:formula="of:=[.G21]-[.$B$21]" table:style-name="ce43">
            <text:p>-1.2</text:p>
          </table:table-cell>
          <table:table-cell office:value-type="float" office:value="6.8628061929123518E-3" table:formula="of:=[.H21]-[.$B$21]" table:style-name="ce43">
            <text:p>0.0</text:p>
          </table:table-cell>
          <table:table-cell office:value-type="float" office:value="1.0541596488432123" table:formula="of:=[.I21]-[.$B$21]" table:style-name="ce43">
            <text:p>1.1</text:p>
          </table:table-cell>
          <table:table-cell office:value-type="float" office:value="0.21208796147253839" table:formula="of:=[.J21]-[.$B$21]" table:style-name="ce43">
            <text:p>0.2</text:p>
          </table:table-cell>
          <table:table-cell office:value-type="float" office:value="2.7005972782425189" table:formula="of:=[.K21]-[.$B$21]" table:style-name="ce43">
            <text:p>2.7</text:p>
          </table:table-cell>
          <table:table-cell office:value-type="float" office:value="-1.304164626519265" table:formula="of:=[.L21]-[.$B$21]" table:style-name="ce43">
            <text:p>-1.3</text:p>
          </table:table-cell>
          <table:table-cell office:value-type="float" office:value="0.86405483517845916" table:formula="of:=[.M21]-[.$B$21]" table:style-name="ce43">
            <text:p>0.9</text:p>
          </table:table-cell>
          <table:table-cell office:value-type="float" office:value="-0.54420085840332089" table:formula="of:=[.N21]-[.$B$21]" table:style-name="ce43">
            <text:p>-0.5</text:p>
          </table:table-cell>
          <table:table-cell office:value-type="float" office:value="-0.85149899504928239" table:formula="of:=[.O21]-[.$B$21]" table:style-name="ce43">
            <text:p>-0.9</text:p>
          </table:table-cell>
          <table:table-cell office:value-type="float" office:value="-2.0953913345937982" table:formula="of:=[.P21]-[.$B$21]" table:style-name="ce43">
            <text:p>-2.1</text:p>
          </table:table-cell>
          <table:table-cell office:value-type="float" office:value="0.11682398631717472" table:formula="of:=[.Q21]-[.$B$21]" table:style-name="ce43">
            <text:p>0.1</text:p>
          </table:table-cell>
          <table:table-cell office:value-type="float" office:value="-0.26154040291677827" table:formula="of:=[.R21]-[.$B$21]" table:style-name="ce43">
            <text:p>-0.3</text:p>
          </table:table-cell>
          <table:table-cell office:value-type="float" office:value="-0.69200106544265871" table:formula="of:=[.S21]-[.$B$21]" table:style-name="ce43">
            <text:p>-0.7</text:p>
          </table:table-cell>
          <table:table-cell office:value-type="float" office:value="0.31097512503353109" table:formula="of:=[.T21]-[.$B$21]" table:style-name="ce43">
            <text:p>0.3</text:p>
          </table:table-cell>
          <table:table-cell office:value-type="float" office:value="-0.28126089981118874" table:formula="of:=[.U21]-[.$B$21]" table:style-name="ce43">
            <text:p>-0.3</text:p>
          </table:table-cell>
          <table:table-cell office:value-type="float" office:value="-0.89860044432464647" table:formula="of:=[.V21]-[.$B$21]" table:style-name="ce43">
            <text:p>-0.9</text:p>
          </table:table-cell>
          <table:table-cell office:value-type="string" table:style-name="ce43">
            <text:p>[x]</text:p>
          </table:table-cell>
          <table:table-cell table:number-columns-repeated="5" table:style-name="ce40"/>
          <table:table-cell table:number-columns-repeated="16356" table:style-name="ce1"/>
        </table:table-row>
        <table:table-row table:style-name="ro4">
          <table:table-cell office:value-type="string" table:style-name="ce63">
            <text:p>January-December</text:p>
          </table:table-cell>
          <table:table-cell table:style-name="ce61"/>
          <table:table-cell office:value-type="float" office:value="-0.64691399075865963" table:formula="of:=[.C22]-[.$B$22]" table:style-name="ce49">
            <text:p>-0.6</text:p>
          </table:table-cell>
          <table:table-cell office:value-type="float" office:value="-0.30299010562447126" table:formula="of:=[.D22]-[.$B$22]" table:style-name="ce49">
            <text:p>-0.3</text:p>
          </table:table-cell>
          <table:table-cell office:value-type="float" office:value="-0.36379847961444511" table:formula="of:=[.E22]-[.$B$22]" table:style-name="ce49">
            <text:p>-0.4</text:p>
          </table:table-cell>
          <table:table-cell office:value-type="float" office:value="-0.28938598435667906" table:formula="of:=[.F22]-[.$B$22]" table:style-name="ce49">
            <text:p>-0.3</text:p>
          </table:table-cell>
          <table:table-cell office:value-type="float" office:value="-0.34824291883242342" table:formula="of:=[.G22]-[.$B$22]" table:style-name="ce49">
            <text:p>-0.3</text:p>
          </table:table-cell>
          <table:table-cell office:value-type="float" office:value="-0.54553247526237403" table:formula="of:=[.H22]-[.$B$22]" table:style-name="ce49">
            <text:p>-0.5</text:p>
          </table:table-cell>
          <table:table-cell office:value-type="float" office:value="0.1002555084470238" table:formula="of:=[.I22]-[.$B$22]" table:style-name="ce49">
            <text:p>0.1</text:p>
          </table:table-cell>
          <table:table-cell office:value-type="float" office:value="2.1387080834658789E-2" table:formula="of:=[.J22]-[.$B$22]" table:style-name="ce49">
            <text:p>0.0</text:p>
          </table:table-cell>
          <table:table-cell office:value-type="float" office:value="1.1769709034047482" table:formula="of:=[.K22]-[.$B$22]" table:style-name="ce49">
            <text:p>1.2</text:p>
          </table:table-cell>
          <table:table-cell office:value-type="float" office:value="-0.66887384545366935" table:formula="of:=[.L22]-[.$B$22]" table:style-name="ce49">
            <text:p>-0.7</text:p>
          </table:table-cell>
          <table:table-cell office:value-type="float" office:value="0.32785502295449831" table:formula="of:=[.M22]-[.$B$22]" table:style-name="ce49">
            <text:p>0.3</text:p>
          </table:table-cell>
          <table:table-cell office:value-type="float" office:value="0.52295916172180323" table:formula="of:=[.N22]-[.$B$22]" table:style-name="ce49">
            <text:p>0.5</text:p>
          </table:table-cell>
          <table:table-cell office:value-type="float" office:value="-0.78808454343148959" table:formula="of:=[.O22]-[.$B$22]" table:style-name="ce49">
            <text:p>-0.8</text:p>
          </table:table-cell>
          <table:table-cell office:value-type="float" office:value="-0.30465988589724446" table:formula="of:=[.P22]-[.$B$22]" table:style-name="ce49">
            <text:p>-0.3</text:p>
          </table:table-cell>
          <table:table-cell office:value-type="float" office:value="-0.11937695732046905" table:formula="of:=[.Q22]-[.$B$22]" table:style-name="ce49">
            <text:p>-0.1</text:p>
          </table:table-cell>
          <table:table-cell office:value-type="float" office:value="-0.4675268134901982" table:formula="of:=[.R22]-[.$B$22]" table:style-name="ce49">
            <text:p>-0.5</text:p>
          </table:table-cell>
          <table:table-cell office:value-type="float" office:value="-0.18482948798465415" table:formula="of:=[.S22]-[.$B$22]" table:style-name="ce49">
            <text:p>-0.2</text:p>
          </table:table-cell>
          <table:table-cell office:value-type="float" office:value="-0.20805421075047281" table:formula="of:=[.T22]-[.$B$22]" table:style-name="ce49">
            <text:p>-0.2</text:p>
          </table:table-cell>
          <table:table-cell office:value-type="float" office:value="-0.54576597631604429" table:formula="of:=[.U22]-[.$B$22]" table:style-name="ce49">
            <text:p>-0.5</text:p>
          </table:table-cell>
          <table:table-cell office:value-type="float" office:value="-0.10471859431211605" table:formula="of:=[.V22]-[.$B$22]" table:style-name="ce49">
            <text:p>-0.1</text:p>
          </table:table-cell>
          <table:table-cell office:value-type="string" table:style-name="ce49">
            <text:p>[x]</text:p>
          </table:table-cell>
          <table:table-cell table:number-columns-repeated="5" table:style-name="ce40"/>
          <table:table-cell table:number-columns-repeated="16356" table:style-name="ce1"/>
        </table:table-row>
        <table:table-row table:number-rows-repeated="1048536" table:style-name="ro10">
          <table:table-cell table:number-columns-repeated="16384"/>
        </table:table-row>
      </table:table>
      <table:table table:name="7_2" table:style-name="ta2">
        <table:table-column table:style-name="co9" table:default-cell-style-name="ce72"/>
        <table:table-column table:style-name="co10" table:number-columns-repeated="23" table:default-cell-style-name="ce95"/>
        <table:table-column table:style-name="co11" table:number-columns-repeated="3" table:default-cell-style-name="ce72"/>
        <table:table-column table:style-name="co12" table:default-cell-style-name="ce72"/>
        <table:table-column table:style-name="co13" table:default-cell-style-name="ce72"/>
        <table:table-column table:style-name="co11" table:number-columns-repeated="213"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26" table:default-cell-style-name="ce72"/>
        <table:table-column table:style-name="co9" table:default-cell-style-name="ce72"/>
        <table:table-column table:style-name="co5" table:default-cell-style-name="ce72"/>
        <table:table-column table:style-name="co14" table:default-cell-style-name="ce72"/>
        <table:table-column table:style-name="co11" table:number-columns-repeated="10" table:default-cell-style-name="ce72"/>
        <table:table-column table:style-name="co15" table:default-cell-style-name="ce72"/>
        <table:table-column table:style-name="co11" table:default-cell-style-name="ce72"/>
        <table:table-column table:style-name="co16" table:default-cell-style-name="ce72"/>
        <table:table-column table:style-name="co15" table:default-cell-style-name="ce72"/>
        <table:table-column table:style-name="co11" table:default-cell-style-name="ce72"/>
        <table:table-column table:style-name="co17" table:number-columns-repeated="6" table:default-cell-style-name="ce72"/>
        <table:table-column table:style-name="co18" table:default-cell-style-name="ce72"/>
        <table:table-column table:style-name="co19" table:default-cell-style-name="ce72"/>
        <table:table-column table:style-name="co11" table:number-columns-repeated="2" table:default-cell-style-name="ce72"/>
        <table:table-column table:style-name="co20" table:number-columns-repeated="2" table:default-cell-style-name="ce72"/>
        <table:table-column table:style-name="co11" table:number-columns-repeated="240" table:default-cell-style-name="ce72"/>
        <table:table-row table:style-name="ro1">
          <table:table-cell office:value-type="string" table:style-name="ce65">
            <text:p>Table 7.2 Average wind speed and deviations from the long-term mean (knots) [note 1] [note 2] [note 3] [note 4]</text:p>
          </table:table-cell>
          <table:table-cell table:number-columns-repeated="23" table:style-name="ce66"/>
          <table:table-cell table:number-columns-repeated="16360" table:style-name="ce67"/>
        </table:table-row>
        <table:table-row table:style-name="ro7">
          <table:table-cell office:value-type="string" table:style-name="ce67">
            <text:p>This worksheet contains one table</text:p>
          </table:table-cell>
          <table:table-cell table:number-columns-repeated="16383" table:style-name="ce67"/>
        </table:table-row>
        <table:table-row table:style-name="ro7">
          <table:table-cell office:value-type="string" table:style-name="ce67">
            <text:p>Some cells refer to notes which can be found on the notes worksheet</text:p>
          </table:table-cell>
          <table:table-cell table:number-columns-repeated="16383" table:style-name="ce67"/>
        </table:table-row>
        <table:table-row table:style-name="ro4">
          <table:table-cell office:value-type="string" table:style-name="ce67">
            <text:p>[x] is used to indicate data not available</text:p>
          </table:table-cell>
          <table:table-cell table:number-columns-repeated="23" table:style-name="ce66"/>
          <table:table-cell table:number-columns-repeated="16360" table:style-name="ce67"/>
        </table:table-row>
        <table:table-row table:style-name="ro1">
          <table:table-cell office:value-type="string" table:style-name="ce68">
            <text:p>Calendar period</text:p>
          </table:table-cell>
          <table:table-cell office:value-type="string" table:style-name="ce69">
            <text:p>20-year mean<text:s/></text:p>
            <text:p>[note 5]</text:p>
          </table:table-cell>
          <table:table-cell office:value-type="string" table:style-name="ce70">
            <text:p>2001</text:p>
            <text:p>average</text:p>
          </table:table-cell>
          <table:table-cell office:value-type="string" table:style-name="ce71">
            <text:p>2002<text:s/></text:p>
            <text:p>average</text:p>
          </table:table-cell>
          <table:table-cell office:value-type="string" table:style-name="ce71">
            <text:p>2003</text:p>
            <text:p>average</text:p>
          </table:table-cell>
          <table:table-cell office:value-type="string" table:style-name="ce71">
            <text:p>2004</text:p>
            <text:p>average</text:p>
          </table:table-cell>
          <table:table-cell office:value-type="string" table:style-name="ce71">
            <text:p>2005</text:p>
            <text:p>average</text:p>
          </table:table-cell>
          <table:table-cell office:value-type="string" table:style-name="ce71">
            <text:p>2006</text:p>
            <text:p>average</text:p>
          </table:table-cell>
          <table:table-cell office:value-type="string" table:style-name="ce71">
            <text:p>2007</text:p>
            <text:p>average</text:p>
          </table:table-cell>
          <table:table-cell office:value-type="string" table:style-name="ce71">
            <text:p>2008</text:p>
            <text:p>average</text:p>
          </table:table-cell>
          <table:table-cell office:value-type="string" table:style-name="ce71">
            <text:p>2009</text:p>
            <text:p>average</text:p>
          </table:table-cell>
          <table:table-cell office:value-type="string" table:style-name="ce71">
            <text:p>2010</text:p>
            <text:p>average</text:p>
          </table:table-cell>
          <table:table-cell office:value-type="string" table:style-name="ce71">
            <text:p>2011</text:p>
            <text:p>average</text:p>
          </table:table-cell>
          <table:table-cell office:value-type="string" table:style-name="ce71">
            <text:p>2012</text:p>
            <text:p>average</text:p>
          </table:table-cell>
          <table:table-cell office:value-type="string" table:style-name="ce71">
            <text:p>2013<text:s/></text:p>
            <text:p>average</text:p>
          </table:table-cell>
          <table:table-cell office:value-type="string" table:style-name="ce71">
            <text:p>2014<text:s/></text:p>
            <text:p>average</text:p>
          </table:table-cell>
          <table:table-cell office:value-type="string" table:style-name="ce71">
            <text:p>2015<text:s/></text:p>
            <text:p>average</text:p>
          </table:table-cell>
          <table:table-cell office:value-type="string" table:style-name="ce71">
            <text:p>2016<text:s/></text:p>
            <text:p>average</text:p>
          </table:table-cell>
          <table:table-cell office:value-type="string" table:style-name="ce71">
            <text:p>2017<text:s/></text:p>
            <text:p>average</text:p>
          </table:table-cell>
          <table:table-cell office:value-type="string" table:style-name="ce71">
            <text:p>2018<text:s/></text:p>
            <text:p>average</text:p>
          </table:table-cell>
          <table:table-cell office:value-type="string" table:style-name="ce71">
            <text:p>2019<text:s/></text:p>
            <text:p>average</text:p>
          </table:table-cell>
          <table:table-cell office:value-type="string" table:style-name="ce71">
            <text:p>2020<text:s/></text:p>
            <text:p>average</text:p>
          </table:table-cell>
          <table:table-cell office:value-type="string" table:style-name="ce71">
            <text:p>2021<text:s/></text:p>
            <text:p>average</text:p>
          </table:table-cell>
          <table:table-cell office:value-type="string" table:style-name="ce71">
            <text:p>2022</text:p>
            <text:p>average [provisional]</text:p>
          </table:table-cell>
          <table:table-cell table:number-columns-repeated="5" table:style-name="ce72"/>
          <table:table-cell table:number-columns-repeated="16355" table:style-name="ce1"/>
        </table:table-row>
        <table:table-row table:style-name="ro4">
          <table:table-cell office:value-type="string" table:style-name="ce73">
            <text:p>January</text:p>
          </table:table-cell>
          <table:table-cell office:value-type="float" office:value="10.163649505417279" table:formula="of:=AVERAGE([.D6:.W6])" table:style-name="ce74">
            <text:p>10.2</text:p>
          </table:table-cell>
          <table:table-cell office:value-type="float" office:value="8.4259500000000003" table:style-name="ce75">
            <text:p>8.4</text:p>
          </table:table-cell>
          <table:table-cell office:value-type="float" office:value="11.11825" table:style-name="ce75">
            <text:p>11.1</text:p>
          </table:table-cell>
          <table:table-cell office:value-type="float" office:value="11.2141" table:style-name="ce75">
            <text:p>11.2</text:p>
          </table:table-cell>
          <table:table-cell office:value-type="float" office:value="10.217149999999998" table:style-name="ce75">
            <text:p>10.2</text:p>
          </table:table-cell>
          <table:table-cell office:value-type="float" office:value="13.2239" table:style-name="ce75">
            <text:p>13.2</text:p>
          </table:table-cell>
          <table:table-cell office:value-type="float" office:value="8.3334999999999972" table:style-name="ce75">
            <text:p>8.3</text:p>
          </table:table-cell>
          <table:table-cell office:value-type="float" office:value="13.5578" table:style-name="ce75">
            <text:p>13.6</text:p>
          </table:table-cell>
          <table:table-cell office:value-type="float" office:value="12.059900000000003" table:style-name="ce75">
            <text:p>12.1</text:p>
          </table:table-cell>
          <table:table-cell office:value-type="float" office:value="10.0624" table:style-name="ce75">
            <text:p>10.1</text:p>
          </table:table-cell>
          <table:table-cell office:value-type="float" office:value="7.8775000000000013" table:style-name="ce75">
            <text:p>7.9</text:p>
          </table:table-cell>
          <table:table-cell office:value-type="float" office:value="7.739300000000001" table:style-name="ce75">
            <text:p>7.7</text:p>
          </table:table-cell>
          <table:table-cell office:value-type="float" office:value="10.427404910458334" table:style-name="ce75">
            <text:p>10.4</text:p>
          </table:table-cell>
          <table:table-cell office:value-type="float" office:value="8.8662171652445654" table:style-name="ce75">
            <text:p>8.9</text:p>
          </table:table-cell>
          <table:table-cell office:value-type="float" office:value="10.632822622303724" table:style-name="ce75">
            <text:p>10.6</text:p>
          </table:table-cell>
          <table:table-cell office:value-type="float" office:value="12.305453514149319" table:style-name="ce75">
            <text:p>12.3</text:p>
          </table:table-cell>
          <table:table-cell office:value-type="float" office:value="10.816307152946663" table:style-name="ce75">
            <text:p>10.8</text:p>
          </table:table-cell>
          <table:table-cell office:value-type="float" office:value="8.2421182582313595" table:style-name="ce75">
            <text:p>8.2</text:p>
          </table:table-cell>
          <table:table-cell office:value-type="float" office:value="10.485593282643737" table:style-name="ce75">
            <text:p>10.5</text:p>
          </table:table-cell>
          <table:table-cell office:value-type="float" office:value="7.9984721633555331" table:style-name="ce75">
            <text:p>8.0</text:p>
          </table:table-cell>
          <table:table-cell office:value-type="float" office:value="10.59094150029329" table:style-name="ce75">
            <text:p>10.6</text:p>
          </table:table-cell>
          <table:table-cell office:value-type="float" office:value="7.5038595387190536" table:style-name="ce75">
            <text:p>7.5</text:p>
          </table:table-cell>
          <table:table-cell office:value-type="float" office:value="8.9870466170460102" table:style-name="ce75">
            <text:p>9.0</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February</text:p>
          </table:table-cell>
          <table:table-cell office:value-type="float" office:value="9.8242611471419217" table:formula="of:=AVERAGE([.D7:.W7])" table:style-name="ce79">
            <text:p>9.8</text:p>
          </table:table-cell>
          <table:table-cell office:value-type="float" office:value="8.7030499999999993" table:style-name="ce75">
            <text:p>8.7</text:p>
          </table:table-cell>
          <table:table-cell office:value-type="float" office:value="13.892899999999999" table:style-name="ce75">
            <text:p>13.9</text:p>
          </table:table-cell>
          <table:table-cell office:value-type="float" office:value="8.8539000000000012" table:style-name="ce75">
            <text:p>8.9</text:p>
          </table:table-cell>
          <table:table-cell office:value-type="float" office:value="9.4232000000000014" table:style-name="ce75">
            <text:p>9.4</text:p>
          </table:table-cell>
          <table:table-cell office:value-type="float" office:value="8.9420500000000001" table:style-name="ce75">
            <text:p>8.9</text:p>
          </table:table-cell>
          <table:table-cell office:value-type="float" office:value="8.4019999999999992" table:style-name="ce75">
            <text:p>8.4</text:p>
          </table:table-cell>
          <table:table-cell office:value-type="float" office:value="8.7329999999999988" table:style-name="ce75">
            <text:p>8.7</text:p>
          </table:table-cell>
          <table:table-cell office:value-type="float" office:value="10.830699999999997" table:style-name="ce75">
            <text:p>10.8</text:p>
          </table:table-cell>
          <table:table-cell office:value-type="float" office:value="7.7268000000000008" table:style-name="ce75">
            <text:p>7.7</text:p>
          </table:table-cell>
          <table:table-cell office:value-type="float" office:value="6.4426999999999994" table:style-name="ce75">
            <text:p>6.4</text:p>
          </table:table-cell>
          <table:table-cell office:value-type="float" office:value="9.7566000000000006" table:style-name="ce75">
            <text:p>9.8</text:p>
          </table:table-cell>
          <table:table-cell office:value-type="float" office:value="8.7828599822378113" table:style-name="ce75">
            <text:p>8.8</text:p>
          </table:table-cell>
          <table:table-cell office:value-type="float" office:value="7.9924658527537016" table:style-name="ce75">
            <text:p>8.0</text:p>
          </table:table-cell>
          <table:table-cell office:value-type="float" office:value="13.186645953254184" table:style-name="ce75">
            <text:p>13.2</text:p>
          </table:table-cell>
          <table:table-cell office:value-type="float" office:value="9.2964968365850726" table:style-name="ce75">
            <text:p>9.3</text:p>
          </table:table-cell>
          <table:table-cell office:value-type="float" office:value="10.315948503309558" table:style-name="ce75">
            <text:p>10.3</text:p>
          </table:table-cell>
          <table:table-cell office:value-type="float" office:value="10.227741735648403" table:style-name="ce75">
            <text:p>10.2</text:p>
          </table:table-cell>
          <table:table-cell office:value-type="float" office:value="9.0399982889089401" table:style-name="ce75">
            <text:p>9.0</text:p>
          </table:table-cell>
          <table:table-cell office:value-type="float" office:value="9.2109038414177231" table:style-name="ce75">
            <text:p>9.2</text:p>
          </table:table-cell>
          <table:table-cell office:value-type="float" office:value="14.048308609634958" table:style-name="ce75">
            <text:p>14.0</text:p>
          </table:table-cell>
          <table:table-cell office:value-type="float" office:value="11.380003339088075" table:style-name="ce75">
            <text:p>11.4</text:p>
          </table:table-cell>
          <table:table-cell office:value-type="float" office:value="13.218102206217818" table:style-name="ce75">
            <text:p>13.2</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March</text:p>
          </table:table-cell>
          <table:table-cell office:value-type="float" office:value="9.383750672271951" table:formula="of:=AVERAGE([.D8:.W8])" table:style-name="ce79">
            <text:p>9.4</text:p>
          </table:table-cell>
          <table:table-cell office:value-type="float" office:value="9.2459999999999987" table:style-name="ce75">
            <text:p>9.2</text:p>
          </table:table-cell>
          <table:table-cell office:value-type="float" office:value="9.9462499999999991" table:style-name="ce75">
            <text:p>9.9</text:p>
          </table:table-cell>
          <table:table-cell office:value-type="float" office:value="8.6738999999999997" table:style-name="ce75">
            <text:p>8.7</text:p>
          </table:table-cell>
          <table:table-cell office:value-type="float" office:value="9.6455500000000001" table:style-name="ce75">
            <text:p>9.6</text:p>
          </table:table-cell>
          <table:table-cell office:value-type="float" office:value="8.6910500000000006" table:style-name="ce75">
            <text:p>8.7</text:p>
          </table:table-cell>
          <table:table-cell office:value-type="float" office:value="9.5721999999999987" table:style-name="ce75">
            <text:p>9.6</text:p>
          </table:table-cell>
          <table:table-cell office:value-type="float" office:value="10.646799999999999" table:style-name="ce75">
            <text:p>10.6</text:p>
          </table:table-cell>
          <table:table-cell office:value-type="float" office:value="11.577500000000002" table:style-name="ce75">
            <text:p>11.6</text:p>
          </table:table-cell>
          <table:table-cell office:value-type="float" office:value="10.253300000000001" table:style-name="ce75">
            <text:p>10.3</text:p>
          </table:table-cell>
          <table:table-cell office:value-type="float" office:value="8.5858999999999988" table:style-name="ce75">
            <text:p>8.6</text:p>
          </table:table-cell>
          <table:table-cell office:value-type="float" office:value="7.1509999999999998" table:style-name="ce75">
            <text:p>7.2</text:p>
          </table:table-cell>
          <table:table-cell office:value-type="float" office:value="7.4270853372005421" table:style-name="ce75">
            <text:p>7.4</text:p>
          </table:table-cell>
          <table:table-cell office:value-type="float" office:value="8.3579681179948953" table:style-name="ce75">
            <text:p>8.4</text:p>
          </table:table-cell>
          <table:table-cell office:value-type="float" office:value="9.755052713371045" table:style-name="ce75">
            <text:p>9.8</text:p>
          </table:table-cell>
          <table:table-cell office:value-type="float" office:value="10.563320684365682" table:style-name="ce75">
            <text:p>10.6</text:p>
          </table:table-cell>
          <table:table-cell office:value-type="float" office:value="8.3507822630931674" table:style-name="ce75">
            <text:p>8.4</text:p>
          </table:table-cell>
          <table:table-cell office:value-type="float" office:value="9.0707402906194723" table:style-name="ce75">
            <text:p>9.1</text:p>
          </table:table-cell>
          <table:table-cell office:value-type="float" office:value="9.444500253934585" table:style-name="ce75">
            <text:p>9.4</text:p>
          </table:table-cell>
          <table:table-cell office:value-type="float" office:value="10.943244419088076" table:style-name="ce75">
            <text:p>10.9</text:p>
          </table:table-cell>
          <table:table-cell office:value-type="float" office:value="10.164553251420365" table:style-name="ce75">
            <text:p>10.2</text:p>
          </table:table-cell>
          <table:table-cell office:value-type="float" office:value="8.8543161143511675" table:style-name="ce75">
            <text:p>8.9</text:p>
          </table:table-cell>
          <table:table-cell office:value-type="float" office:value="7.7675668137788705" table:style-name="ce75">
            <text:p>7.8</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April</text:p>
          </table:table-cell>
          <table:table-cell office:value-type="float" office:value="8.336931285636398" table:formula="of:=AVERAGE([.D9:.W9])" table:style-name="ce79">
            <text:p>8.3</text:p>
          </table:table-cell>
          <table:table-cell office:value-type="float" office:value="8.8936000000000028" table:style-name="ce75">
            <text:p>8.9</text:p>
          </table:table-cell>
          <table:table-cell office:value-type="float" office:value="9.1389500000000012" table:style-name="ce75">
            <text:p>9.1</text:p>
          </table:table-cell>
          <table:table-cell office:value-type="float" office:value="8.5268000000000015" table:style-name="ce75">
            <text:p>8.5</text:p>
          </table:table-cell>
          <table:table-cell office:value-type="float" office:value="9.3160500000000006" table:style-name="ce75">
            <text:p>9.3</text:p>
          </table:table-cell>
          <table:table-cell office:value-type="float" office:value="9.6816000000000013" table:style-name="ce75">
            <text:p>9.7</text:p>
          </table:table-cell>
          <table:table-cell office:value-type="float" office:value="9.1654" table:style-name="ce75">
            <text:p>9.2</text:p>
          </table:table-cell>
          <table:table-cell office:value-type="float" office:value="7.3895000000000017" table:style-name="ce75">
            <text:p>7.4</text:p>
          </table:table-cell>
          <table:table-cell office:value-type="float" office:value="8.6118000000000006" table:style-name="ce75">
            <text:p>8.6</text:p>
          </table:table-cell>
          <table:table-cell office:value-type="float" office:value="8.1490999999999989" table:style-name="ce75">
            <text:p>8.1</text:p>
          </table:table-cell>
          <table:table-cell office:value-type="float" office:value="7.9018999999999995" table:style-name="ce75">
            <text:p>7.9</text:p>
          </table:table-cell>
          <table:table-cell office:value-type="float" office:value="7.8182000000000009" table:style-name="ce75">
            <text:p>7.8</text:p>
          </table:table-cell>
          <table:table-cell office:value-type="float" office:value="8.1127210605600695" table:style-name="ce75">
            <text:p>8.1</text:p>
          </table:table-cell>
          <table:table-cell office:value-type="float" office:value="9.8468588187020085" table:style-name="ce75">
            <text:p>9.8</text:p>
          </table:table-cell>
          <table:table-cell office:value-type="float" office:value="8.1997787794492449" table:style-name="ce75">
            <text:p>8.2</text:p>
          </table:table-cell>
          <table:table-cell office:value-type="float" office:value="7.7563133849692045" table:style-name="ce75">
            <text:p>7.8</text:p>
          </table:table-cell>
          <table:table-cell office:value-type="float" office:value="8.2653361651765263" table:style-name="ce75">
            <text:p>8.3</text:p>
          </table:table-cell>
          <table:table-cell office:value-type="float" office:value="8.3711058176299744" table:style-name="ce75">
            <text:p>8.4</text:p>
          </table:table-cell>
          <table:table-cell office:value-type="float" office:value="8.5099203739187139" table:style-name="ce75">
            <text:p>8.5</text:p>
          </table:table-cell>
          <table:table-cell office:value-type="float" office:value="7.9209792867366318" table:style-name="ce75">
            <text:p>7.9</text:p>
          </table:table-cell>
          <table:table-cell office:value-type="float" office:value="7.3943974598097295" table:style-name="ce75">
            <text:p>7.4</text:p>
          </table:table-cell>
          <table:table-cell office:value-type="float" office:value="6.6619145657758327" table:style-name="ce75">
            <text:p>6.7</text:p>
          </table:table-cell>
          <table:table-cell office:value-type="float" office:value="7.4326020964538593" table:style-name="ce75">
            <text:p>7.4</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May</text:p>
          </table:table-cell>
          <table:table-cell office:value-type="float" office:value="8.3827161817139864" table:formula="of:=AVERAGE([.D10:.W10])" table:style-name="ce79">
            <text:p>8.4</text:p>
          </table:table-cell>
          <table:table-cell office:value-type="float" office:value="7.4193999999999996" table:style-name="ce75">
            <text:p>7.4</text:p>
          </table:table-cell>
          <table:table-cell office:value-type="float" office:value="9.9395500000000006" table:style-name="ce75">
            <text:p>9.9</text:p>
          </table:table-cell>
          <table:table-cell office:value-type="float" office:value="9.9863000000000017" table:style-name="ce75">
            <text:p>10.0</text:p>
          </table:table-cell>
          <table:table-cell office:value-type="float" office:value="6.8643999999999998" table:style-name="ce75">
            <text:p>6.9</text:p>
          </table:table-cell>
          <table:table-cell office:value-type="float" office:value="8.9698499999999992" table:style-name="ce75">
            <text:p>9.0</text:p>
          </table:table-cell>
          <table:table-cell office:value-type="float" office:value="8.7289999999999992" table:style-name="ce75">
            <text:p>8.7</text:p>
          </table:table-cell>
          <table:table-cell office:value-type="float" office:value="8.9649000000000019" table:style-name="ce75">
            <text:p>9.0</text:p>
          </table:table-cell>
          <table:table-cell office:value-type="float" office:value="7.2997000000000005" table:style-name="ce75">
            <text:p>7.3</text:p>
          </table:table-cell>
          <table:table-cell office:value-type="float" office:value="9.9228000000000005" table:style-name="ce75">
            <text:p>9.9</text:p>
          </table:table-cell>
          <table:table-cell office:value-type="float" office:value="6.7252000000000001" table:style-name="ce75">
            <text:p>6.7</text:p>
          </table:table-cell>
          <table:table-cell office:value-type="float" office:value="11.113" table:style-name="ce75">
            <text:p>11.1</text:p>
          </table:table-cell>
          <table:table-cell office:value-type="float" office:value="7.3676475779344148" table:style-name="ce75">
            <text:p>7.4</text:p>
          </table:table-cell>
          <table:table-cell office:value-type="float" office:value="9.0930798455364084" table:style-name="ce75">
            <text:p>9.1</text:p>
          </table:table-cell>
          <table:table-cell office:value-type="float" office:value="7.4835460060918759" table:style-name="ce75">
            <text:p>7.5</text:p>
          </table:table-cell>
          <table:table-cell office:value-type="float" office:value="9.9452739200039169" table:style-name="ce75">
            <text:p>9.9</text:p>
          </table:table-cell>
          <table:table-cell office:value-type="float" office:value="7.9897021973722282" table:style-name="ce75">
            <text:p>8.0</text:p>
          </table:table-cell>
          <table:table-cell office:value-type="float" office:value="7.6243459167828576" table:style-name="ce75">
            <text:p>7.6</text:p>
          </table:table-cell>
          <table:table-cell office:value-type="float" office:value="7.1791785542652269" table:style-name="ce75">
            <text:p>7.2</text:p>
          </table:table-cell>
          <table:table-cell office:value-type="float" office:value="6.9278166706540754" table:style-name="ce75">
            <text:p>6.9</text:p>
          </table:table-cell>
          <table:table-cell office:value-type="float" office:value="7.906963763084871" table:style-name="ce75">
            <text:p>7.9</text:p>
          </table:table-cell>
          <table:table-cell office:value-type="float" office:value="7.6220691825538633" table:style-name="ce75">
            <text:p>7.6</text:p>
          </table:table-cell>
          <table:table-cell office:value-type="float" office:value="8.5017904127370905" table:style-name="ce75">
            <text:p>8.5</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June</text:p>
          </table:table-cell>
          <table:table-cell office:value-type="float" office:value="7.7363273654487532" table:formula="of:=AVERAGE([.D11:.W11])" table:style-name="ce79">
            <text:p>7.7</text:p>
          </table:table-cell>
          <table:table-cell office:value-type="float" office:value="8.4393000000000011" table:style-name="ce75">
            <text:p>8.4</text:p>
          </table:table-cell>
          <table:table-cell office:value-type="float" office:value="9.8657500000000002" table:style-name="ce75">
            <text:p>9.9</text:p>
          </table:table-cell>
          <table:table-cell office:value-type="float" office:value="8.5761000000000003" table:style-name="ce75">
            <text:p>8.6</text:p>
          </table:table-cell>
          <table:table-cell office:value-type="float" office:value="8.7376000000000005" table:style-name="ce75">
            <text:p>8.7</text:p>
          </table:table-cell>
          <table:table-cell office:value-type="float" office:value="7.3823499999999989" table:style-name="ce75">
            <text:p>7.4</text:p>
          </table:table-cell>
          <table:table-cell office:value-type="float" office:value="7.3072999999999979" table:style-name="ce75">
            <text:p>7.3</text:p>
          </table:table-cell>
          <table:table-cell office:value-type="float" office:value="7.3773999999999988" table:style-name="ce75">
            <text:p>7.4</text:p>
          </table:table-cell>
          <table:table-cell office:value-type="float" office:value="8.5030000000000001" table:style-name="ce75">
            <text:p>8.5</text:p>
          </table:table-cell>
          <table:table-cell office:value-type="float" office:value="6.7658999999999994" table:style-name="ce75">
            <text:p>6.8</text:p>
          </table:table-cell>
          <table:table-cell office:value-type="float" office:value="6.5573999999999977" table:style-name="ce75">
            <text:p>6.6</text:p>
          </table:table-cell>
          <table:table-cell office:value-type="float" office:value="7.6961999999999993" table:style-name="ce75">
            <text:p>7.7</text:p>
          </table:table-cell>
          <table:table-cell office:value-type="float" office:value="7.9512548312029949" table:style-name="ce75">
            <text:p>8.0</text:p>
          </table:table-cell>
          <table:table-cell office:value-type="float" office:value="7.6114507942396541" table:style-name="ce75">
            <text:p>7.6</text:p>
          </table:table-cell>
          <table:table-cell office:value-type="float" office:value="6.1758709283893838" table:style-name="ce75">
            <text:p>6.2</text:p>
          </table:table-cell>
          <table:table-cell office:value-type="float" office:value="8.3560128470069159" table:style-name="ce75">
            <text:p>8.4</text:p>
          </table:table-cell>
          <table:table-cell office:value-type="float" office:value="6.9176172986551592" table:style-name="ce75">
            <text:p>6.9</text:p>
          </table:table-cell>
          <table:table-cell office:value-type="float" office:value="8.9401477806503404" table:style-name="ce75">
            <text:p>8.9</text:p>
          </table:table-cell>
          <table:table-cell office:value-type="float" office:value="6.963996859349094" table:style-name="ce75">
            <text:p>7.0</text:p>
          </table:table-cell>
          <table:table-cell office:value-type="float" office:value="7.9712628454979821" table:style-name="ce75">
            <text:p>8.0</text:p>
          </table:table-cell>
          <table:table-cell office:value-type="float" office:value="8.0782451746141835" table:style-name="ce75">
            <text:p>8.1</text:p>
          </table:table-cell>
          <table:table-cell office:value-type="float" office:value="6.9916879493693544" table:style-name="ce75">
            <text:p>7.0</text:p>
          </table:table-cell>
          <table:table-cell office:value-type="float" office:value="8.0837692901488154" table:style-name="ce75">
            <text:p>8.1</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July</text:p>
          </table:table-cell>
          <table:table-cell office:value-type="float" office:value="7.5162138627757527" table:formula="of:=AVERAGE([.D12:.W12])" table:style-name="ce79">
            <text:p>7.5</text:p>
          </table:table-cell>
          <table:table-cell office:value-type="float" office:value="7.6502000000000008" table:style-name="ce75">
            <text:p>7.7</text:p>
          </table:table-cell>
          <table:table-cell office:value-type="float" office:value="7.02515" table:style-name="ce75">
            <text:p>7.0</text:p>
          </table:table-cell>
          <table:table-cell office:value-type="float" office:value="8.5271000000000008" table:style-name="ce75">
            <text:p>8.5</text:p>
          </table:table-cell>
          <table:table-cell office:value-type="float" office:value="7.6168999999999993" table:style-name="ce75">
            <text:p>7.6</text:p>
          </table:table-cell>
          <table:table-cell office:value-type="float" office:value="7.2668000000000008" table:style-name="ce75">
            <text:p>7.3</text:p>
          </table:table-cell>
          <table:table-cell office:value-type="float" office:value="7.3144000000000009" table:style-name="ce75">
            <text:p>7.3</text:p>
          </table:table-cell>
          <table:table-cell office:value-type="float" office:value="8.2924000000000007" table:style-name="ce75">
            <text:p>8.3</text:p>
          </table:table-cell>
          <table:table-cell office:value-type="float" office:value="8.246299999999998" table:style-name="ce75">
            <text:p>8.2</text:p>
          </table:table-cell>
          <table:table-cell office:value-type="float" office:value="8.616200000000001" table:style-name="ce75">
            <text:p>8.6</text:p>
          </table:table-cell>
          <table:table-cell office:value-type="float" office:value="9.0074999999999985" table:style-name="ce75">
            <text:p>9.0</text:p>
          </table:table-cell>
          <table:table-cell office:value-type="float" office:value="6.7462999999999997" table:style-name="ce75">
            <text:p>6.7</text:p>
          </table:table-cell>
          <table:table-cell office:value-type="float" office:value="7.0500285937517573" table:style-name="ce75">
            <text:p>7.1</text:p>
          </table:table-cell>
          <table:table-cell office:value-type="float" office:value="6.3933192528638711" table:style-name="ce75">
            <text:p>6.4</text:p>
          </table:table-cell>
          <table:table-cell office:value-type="float" office:value="6.8799341828805858" table:style-name="ce75">
            <text:p>6.9</text:p>
          </table:table-cell>
          <table:table-cell office:value-type="float" office:value="8.3824107449298193" table:style-name="ce75">
            <text:p>8.4</text:p>
          </table:table-cell>
          <table:table-cell office:value-type="float" office:value="7.7379491565822711" table:style-name="ce75">
            <text:p>7.7</text:p>
          </table:table-cell>
          <table:table-cell office:value-type="float" office:value="7.8363006558365624" table:style-name="ce75">
            <text:p>7.8</text:p>
          </table:table-cell>
          <table:table-cell office:value-type="float" office:value="6.4487205610501022" table:style-name="ce75">
            <text:p>6.4</text:p>
          </table:table-cell>
          <table:table-cell office:value-type="float" office:value="7.1715068518880836" table:style-name="ce75">
            <text:p>7.2</text:p>
          </table:table-cell>
          <table:table-cell office:value-type="float" office:value="8.115375267543806" table:style-name="ce75">
            <text:p>8.1</text:p>
          </table:table-cell>
          <table:table-cell office:value-type="float" office:value="5.6496819881881564" table:style-name="ce75">
            <text:p>5.6</text:p>
          </table:table-cell>
          <table:table-cell office:value-type="float" office:value="7.3046412488610519" table:style-name="ce75">
            <text:p>7.3</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August</text:p>
          </table:table-cell>
          <table:table-cell office:value-type="float" office:value="7.7495442389789959" table:formula="of:=AVERAGE([.D13:.W13])" table:style-name="ce79">
            <text:p>7.7</text:p>
          </table:table-cell>
          <table:table-cell office:value-type="float" office:value="6.9676999999999998" table:style-name="ce75">
            <text:p>7.0</text:p>
          </table:table-cell>
          <table:table-cell office:value-type="float" office:value="6.2940000000000005" table:style-name="ce75">
            <text:p>6.3</text:p>
          </table:table-cell>
          <table:table-cell office:value-type="float" office:value="7.0840000000000005" table:style-name="ce75">
            <text:p>7.1</text:p>
          </table:table-cell>
          <table:table-cell office:value-type="float" office:value="7.3888499999999997" table:style-name="ce75">
            <text:p>7.4</text:p>
          </table:table-cell>
          <table:table-cell office:value-type="float" office:value="7.5399000000000012" table:style-name="ce75">
            <text:p>7.5</text:p>
          </table:table-cell>
          <table:table-cell office:value-type="float" office:value="8.0234000000000005" table:style-name="ce75">
            <text:p>8.0</text:p>
          </table:table-cell>
          <table:table-cell office:value-type="float" office:value="8.1546000000000003" table:style-name="ce75">
            <text:p>8.2</text:p>
          </table:table-cell>
          <table:table-cell office:value-type="float" office:value="8.4529999999999994" table:style-name="ce75">
            <text:p>8.5</text:p>
          </table:table-cell>
          <table:table-cell office:value-type="float" office:value="9.5940999999999992" table:style-name="ce75">
            <text:p>9.6</text:p>
          </table:table-cell>
          <table:table-cell office:value-type="float" office:value="7.569399999999999" table:style-name="ce75">
            <text:p>7.6</text:p>
          </table:table-cell>
          <table:table-cell office:value-type="float" office:value="7.1893999999999991" table:style-name="ce75">
            <text:p>7.2</text:p>
          </table:table-cell>
          <table:table-cell office:value-type="float" office:value="7.2976737265747067" table:style-name="ce75">
            <text:p>7.3</text:p>
          </table:table-cell>
          <table:table-cell office:value-type="float" office:value="7.7052550785246137" table:style-name="ce75">
            <text:p>7.7</text:p>
          </table:table-cell>
          <table:table-cell office:value-type="float" office:value="8.7723006216199408" table:style-name="ce75">
            <text:p>8.8</text:p>
          </table:table-cell>
          <table:table-cell office:value-type="float" office:value="7.9619660818151807" table:style-name="ce75">
            <text:p>8.0</text:p>
          </table:table-cell>
          <table:table-cell office:value-type="float" office:value="8.1493381415814081" table:style-name="ce75">
            <text:p>8.1</text:p>
          </table:table-cell>
          <table:table-cell office:value-type="float" office:value="7.829488691510428" table:style-name="ce75">
            <text:p>7.8</text:p>
          </table:table-cell>
          <table:table-cell office:value-type="float" office:value="7.4691657584764855" table:style-name="ce75">
            <text:p>7.5</text:p>
          </table:table-cell>
          <table:table-cell office:value-type="float" office:value="8.1292966214102211" table:style-name="ce75">
            <text:p>8.1</text:p>
          </table:table-cell>
          <table:table-cell office:value-type="float" office:value="7.6836795902821997" table:style-name="ce75">
            <text:p>7.7</text:p>
          </table:table-cell>
          <table:table-cell office:value-type="float" office:value="6.7020704677847371" table:style-name="ce75">
            <text:p>6.7</text:p>
          </table:table-cell>
          <table:table-cell office:value-type="float" office:value="6.5220373141146055" table:style-name="ce75">
            <text:p>6.5</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September</text:p>
          </table:table-cell>
          <table:table-cell office:value-type="float" office:value="8.1024429510230664" table:formula="of:=AVERAGE([.D14:.W14])" table:style-name="ce79">
            <text:p>8.1</text:p>
          </table:table-cell>
          <table:table-cell office:value-type="float" office:value="8.7110500000000002" table:style-name="ce75">
            <text:p>8.7</text:p>
          </table:table-cell>
          <table:table-cell office:value-type="float" office:value="6.1716999999999995" table:style-name="ce75">
            <text:p>6.2</text:p>
          </table:table-cell>
          <table:table-cell office:value-type="float" office:value="7.1710000000000003" table:style-name="ce75">
            <text:p>7.2</text:p>
          </table:table-cell>
          <table:table-cell office:value-type="float" office:value="10.4124" table:style-name="ce75">
            <text:p>10.4</text:p>
          </table:table-cell>
          <table:table-cell office:value-type="float" office:value="9.1636000000000006" table:style-name="ce75">
            <text:p>9.2</text:p>
          </table:table-cell>
          <table:table-cell office:value-type="float" office:value="8.3600999999999992" table:style-name="ce75">
            <text:p>8.4</text:p>
          </table:table-cell>
          <table:table-cell office:value-type="float" office:value="8.4823000000000004" table:style-name="ce75">
            <text:p>8.5</text:p>
          </table:table-cell>
          <table:table-cell office:value-type="float" office:value="7.293000000000001" table:style-name="ce75">
            <text:p>7.3</text:p>
          </table:table-cell>
          <table:table-cell office:value-type="float" office:value="8.5612999999999992" table:style-name="ce75">
            <text:p>8.6</text:p>
          </table:table-cell>
          <table:table-cell office:value-type="float" office:value="8.5132999999999992" table:style-name="ce75">
            <text:p>8.5</text:p>
          </table:table-cell>
          <table:table-cell office:value-type="float" office:value="10.3523" table:style-name="ce75">
            <text:p>10.4</text:p>
          </table:table-cell>
          <table:table-cell office:value-type="float" office:value="9.0576739008240317" table:style-name="ce75">
            <text:p>9.1</text:p>
          </table:table-cell>
          <table:table-cell office:value-type="float" office:value="7.4235843535350128" table:style-name="ce75">
            <text:p>7.4</text:p>
          </table:table-cell>
          <table:table-cell office:value-type="float" office:value="5.4847112569155207" table:style-name="ce75">
            <text:p>5.5</text:p>
          </table:table-cell>
          <table:table-cell office:value-type="float" office:value="6.9480837415777135" table:style-name="ce75">
            <text:p>6.9</text:p>
          </table:table-cell>
          <table:table-cell office:value-type="float" office:value="8.930118344429065" table:style-name="ce75">
            <text:p>8.9</text:p>
          </table:table-cell>
          <table:table-cell office:value-type="float" office:value="8.1727781173996217" table:style-name="ce75">
            <text:p>8.2</text:p>
          </table:table-cell>
          <table:table-cell office:value-type="float" office:value="9.3323865966009887" table:style-name="ce75">
            <text:p>9.3</text:p>
          </table:table-cell>
          <table:table-cell office:value-type="float" office:value="7.6467892383849598" table:style-name="ce75">
            <text:p>7.6</text:p>
          </table:table-cell>
          <table:table-cell office:value-type="float" office:value="8.0272336831255924" table:style-name="ce75">
            <text:p>8.0</text:p>
          </table:table-cell>
          <table:table-cell office:value-type="float" office:value="6.5444997876688102" table:style-name="ce75">
            <text:p>6.5</text:p>
          </table:table-cell>
          <table:table-cell office:value-type="string" table:style-name="ce75">
            <text:p>[x]</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October</text:p>
          </table:table-cell>
          <table:table-cell office:value-type="float" office:value="8.7383891311738537" table:formula="of:=AVERAGE([.D15:.W15])" table:style-name="ce79">
            <text:p>8.7</text:p>
          </table:table-cell>
          <table:table-cell office:value-type="float" office:value="11.2948" table:style-name="ce75">
            <text:p>11.3</text:p>
          </table:table-cell>
          <table:table-cell office:value-type="float" office:value="8.3623999999999992" table:style-name="ce75">
            <text:p>8.4</text:p>
          </table:table-cell>
          <table:table-cell office:value-type="float" office:value="8.5299000000000014" table:style-name="ce75">
            <text:p>8.5</text:p>
          </table:table-cell>
          <table:table-cell office:value-type="float" office:value="9.5502000000000002" table:style-name="ce75">
            <text:p>9.6</text:p>
          </table:table-cell>
          <table:table-cell office:value-type="float" office:value="9.4842000000000013" table:style-name="ce75">
            <text:p>9.5</text:p>
          </table:table-cell>
          <table:table-cell office:value-type="float" office:value="9.0264999999999986" table:style-name="ce75">
            <text:p>9.0</text:p>
          </table:table-cell>
          <table:table-cell office:value-type="float" office:value="7.0951000000000013" table:style-name="ce75">
            <text:p>7.1</text:p>
          </table:table-cell>
          <table:table-cell office:value-type="float" office:value="10.850800000000001" table:style-name="ce75">
            <text:p>10.9</text:p>
          </table:table-cell>
          <table:table-cell office:value-type="float" office:value="8.5127000000000006" table:style-name="ce75">
            <text:p>8.5</text:p>
          </table:table-cell>
          <table:table-cell office:value-type="float" office:value="8.7515999999999998" table:style-name="ce75">
            <text:p>8.8</text:p>
          </table:table-cell>
          <table:table-cell office:value-type="float" office:value="10.511700000000001" table:style-name="ce75">
            <text:p>10.5</text:p>
          </table:table-cell>
          <table:table-cell office:value-type="float" office:value="7.0593889020044296" table:style-name="ce75">
            <text:p>7.1</text:p>
          </table:table-cell>
          <table:table-cell office:value-type="float" office:value="9.3452523467449105" table:style-name="ce75">
            <text:p>9.3</text:p>
          </table:table-cell>
          <table:table-cell office:value-type="float" office:value="10.020628992238937" table:style-name="ce75">
            <text:p>10.0</text:p>
          </table:table-cell>
          <table:table-cell office:value-type="float" office:value="6.7122458604667781" table:style-name="ce75">
            <text:p>6.7</text:p>
          </table:table-cell>
          <table:table-cell office:value-type="float" office:value="6.5108237262412887" table:style-name="ce75">
            <text:p>6.5</text:p>
          </table:table-cell>
          <table:table-cell office:value-type="float" office:value="10.182520790193193" table:style-name="ce75">
            <text:p>10.2</text:p>
          </table:table-cell>
          <table:table-cell office:value-type="float" office:value="8.8059137859944219" table:style-name="ce75">
            <text:p>8.8</text:p>
          </table:table-cell>
          <table:table-cell office:value-type="float" office:value="7.7398474426735397" table:style-name="ce75">
            <text:p>7.7</text:p>
          </table:table-cell>
          <table:table-cell office:value-type="float" office:value="8.8418976532004407" table:style-name="ce75">
            <text:p>8.8</text:p>
          </table:table-cell>
          <table:table-cell office:value-type="float" office:value="8.8741631237191214" table:style-name="ce75">
            <text:p>8.9</text:p>
          </table:table-cell>
          <table:table-cell office:value-type="string" table:style-name="ce75">
            <text:p>[x]</text:p>
          </table:table-cell>
          <table:table-cell table:number-columns-repeated="3" table:style-name="ce72"/>
          <table:table-cell table:style-name="ce76"/>
          <table:table-cell table:style-name="ce77"/>
          <table:table-cell table:number-columns-repeated="16355" table:style-name="ce1"/>
        </table:table-row>
        <table:table-row table:style-name="ro4">
          <table:table-cell office:value-type="string" table:style-name="ce78">
            <text:p>November</text:p>
          </table:table-cell>
          <table:table-cell office:value-type="float" office:value="9.184689484798195" table:formula="of:=AVERAGE([.D16:.W16])" table:style-name="ce79">
            <text:p>9.2</text:p>
          </table:table-cell>
          <table:table-cell office:value-type="float" office:value="8.7804500000000001" table:style-name="ce75">
            <text:p>8.8</text:p>
          </table:table-cell>
          <table:table-cell office:value-type="float" office:value="9.4770499999999984" table:style-name="ce75">
            <text:p>9.5</text:p>
          </table:table-cell>
          <table:table-cell office:value-type="float" office:value="10.003400000000001" table:style-name="ce75">
            <text:p>10.0</text:p>
          </table:table-cell>
          <table:table-cell office:value-type="float" office:value="8.3109999999999999" table:style-name="ce75">
            <text:p>8.3</text:p>
          </table:table-cell>
          <table:table-cell office:value-type="float" office:value="8.6400500000000005" table:style-name="ce75">
            <text:p>8.6</text:p>
          </table:table-cell>
          <table:table-cell office:value-type="float" office:value="12.107799999999997" table:style-name="ce75">
            <text:p>12.1</text:p>
          </table:table-cell>
          <table:table-cell office:value-type="float" office:value="9.0314000000000014" table:style-name="ce75">
            <text:p>9.0</text:p>
          </table:table-cell>
          <table:table-cell office:value-type="float" office:value="9.5902000000000012" table:style-name="ce75">
            <text:p>9.6</text:p>
          </table:table-cell>
          <table:table-cell office:value-type="float" office:value="11.7194" table:style-name="ce75">
            <text:p>11.7</text:p>
          </table:table-cell>
          <table:table-cell office:value-type="float" office:value="8.9303999999999988" table:style-name="ce75">
            <text:p>8.9</text:p>
          </table:table-cell>
          <table:table-cell office:value-type="float" office:value="9.8999000000000006" table:style-name="ce75">
            <text:p>9.9</text:p>
          </table:table-cell>
          <table:table-cell office:value-type="float" office:value="8.2282665340123433" table:style-name="ce75">
            <text:p>8.2</text:p>
          </table:table-cell>
          <table:table-cell office:value-type="float" office:value="8.0585222814295179" table:style-name="ce75">
            <text:p>8.1</text:p>
          </table:table-cell>
          <table:table-cell office:value-type="float" office:value="7.5900605033622961" table:style-name="ce75">
            <text:p>7.6</text:p>
          </table:table-cell>
          <table:table-cell office:value-type="float" office:value="10.95637064575641" table:style-name="ce75">
            <text:p>11.0</text:p>
          </table:table-cell>
          <table:table-cell office:value-type="float" office:value="7.596273910478029" table:style-name="ce75">
            <text:p>7.6</text:p>
          </table:table-cell>
          <table:table-cell office:value-type="float" office:value="8.7036641355362452" table:style-name="ce75">
            <text:p>8.7</text:p>
          </table:table-cell>
          <table:table-cell office:value-type="float" office:value="9.6423346842343793" table:style-name="ce75">
            <text:p>9.6</text:p>
          </table:table-cell>
          <table:table-cell office:value-type="float" office:value="7.3330482461007298" table:style-name="ce75">
            <text:p>7.3</text:p>
          </table:table-cell>
          <table:table-cell office:value-type="float" office:value="9.151127992241662" table:style-name="ce75">
            <text:p>9.2</text:p>
          </table:table-cell>
          <table:table-cell office:value-type="float" office:value="8.7235207628122335" table:style-name="ce75">
            <text:p>8.7</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78">
            <text:p>December</text:p>
          </table:table-cell>
          <table:table-cell office:value-type="float" office:value="9.5584343115096182" table:formula="of:=AVERAGE([.D17:.W17])" table:style-name="ce79">
            <text:p>9.6</text:p>
          </table:table-cell>
          <table:table-cell office:value-type="float" office:value="8.2772000000000006" table:style-name="ce75">
            <text:p>8.3</text:p>
          </table:table-cell>
          <table:table-cell office:value-type="float" office:value="8.4447500000000009" table:style-name="ce75">
            <text:p>8.4</text:p>
          </table:table-cell>
          <table:table-cell office:value-type="float" office:value="9.0564" table:style-name="ce75">
            <text:p>9.1</text:p>
          </table:table-cell>
          <table:table-cell office:value-type="float" office:value="10.0375" table:style-name="ce75">
            <text:p>10.0</text:p>
          </table:table-cell>
          <table:table-cell office:value-type="float" office:value="8.007200000000001" table:style-name="ce75">
            <text:p>8.0</text:p>
          </table:table-cell>
          <table:table-cell office:value-type="float" office:value="11.710999999999999" table:style-name="ce75">
            <text:p>11.7</text:p>
          </table:table-cell>
          <table:table-cell office:value-type="float" office:value="10.31" table:style-name="ce75">
            <text:p>10.3</text:p>
          </table:table-cell>
          <table:table-cell office:value-type="float" office:value="8.3744999999999994" table:style-name="ce75">
            <text:p>8.4</text:p>
          </table:table-cell>
          <table:table-cell office:value-type="float" office:value="7.5861999999999998" table:style-name="ce75">
            <text:p>7.6</text:p>
          </table:table-cell>
          <table:table-cell office:value-type="float" office:value="6.1871" table:style-name="ce75">
            <text:p>6.2</text:p>
          </table:table-cell>
          <table:table-cell office:value-type="float" office:value="12.4406" table:style-name="ce75">
            <text:p>12.4</text:p>
          </table:table-cell>
          <table:table-cell office:value-type="float" office:value="9.2700710037885159" table:style-name="ce75">
            <text:p>9.3</text:p>
          </table:table-cell>
          <table:table-cell office:value-type="float" office:value="12.508241723157173" table:style-name="ce75">
            <text:p>12.5</text:p>
          </table:table-cell>
          <table:table-cell office:value-type="float" office:value="10.301286005056195" table:style-name="ce75">
            <text:p>10.3</text:p>
          </table:table-cell>
          <table:table-cell office:value-type="float" office:value="13.360691098176606" table:style-name="ce75">
            <text:p>13.4</text:p>
          </table:table-cell>
          <table:table-cell office:value-type="float" office:value="8.8037844510792933" table:style-name="ce75">
            <text:p>8.8</text:p>
          </table:table-cell>
          <table:table-cell office:value-type="float" office:value="9.1700167491317206" table:style-name="ce75">
            <text:p>9.2</text:p>
          </table:table-cell>
          <table:table-cell office:value-type="float" office:value="8.9883650168380935" table:style-name="ce75">
            <text:p>9.0</text:p>
          </table:table-cell>
          <table:table-cell office:value-type="float" office:value="9.78745776821677" table:style-name="ce75">
            <text:p>9.8</text:p>
          </table:table-cell>
          <table:table-cell office:value-type="float" office:value="8.5711579427968978" table:style-name="ce75">
            <text:p>8.6</text:p>
          </table:table-cell>
          <table:table-cell office:value-type="float" office:value="8.2523644719511342" table:style-name="ce75">
            <text:p>8.3</text:p>
          </table:table-cell>
          <table:table-cell office:value-type="string" table:style-name="ce80">
            <text:p>[x]</text:p>
          </table:table-cell>
          <table:table-cell table:number-columns-repeated="5" table:style-name="ce72"/>
          <table:table-cell table:number-columns-repeated="16355" table:style-name="ce1"/>
        </table:table-row>
        <table:table-row table:style-name="ro4">
          <table:table-cell office:value-type="string" table:style-name="ce73">
            <text:p>January-March</text:p>
          </table:table-cell>
          <table:table-cell office:value-type="float" office:value="9.7904758042527611" table:formula="of:=AVERAGE([.D18:.W18])" table:style-name="ce74">
            <text:p>9.8</text:p>
          </table:table-cell>
          <table:table-cell office:value-type="float" office:value="8.7946205555555554" table:formula="of:=(31*[.C6]+28*[.C7]+31*[.C8])/(31+28+31)" table:style-name="ce81">
            <text:p>8.8</text:p>
          </table:table-cell>
          <table:table-cell office:value-type="float" office:value="11.577785555555556" table:formula="of:=(31*[.D6]+28*[.D7]+31*[.D8])/(31+28+31)" table:style-name="ce81">
            <text:p>11.6</text:p>
          </table:table-cell>
          <table:table-cell office:value-type="float" office:value="9.604857777777779" table:formula="of:=(31*[.E6]+28*[.E7]+31*[.E8])/(31+28+31)" table:style-name="ce81">
            <text:p>9.6</text:p>
          </table:table-cell>
          <table:table-cell office:value-type="float" office:value="9.7694120879120874" table:formula="of:=(31*[.F6]+29*[.F7]+31*[.F8])/(31+29+31)" table:style-name="ce81">
            <text:p>9.8</text:p>
          </table:table-cell>
          <table:table-cell office:value-type="float" office:value="10.33045388888889" table:formula="of:=(31*[.G6]+28*[.G7]+31*[.G8])/(31+28+31)" table:style-name="ce81">
            <text:p>10.3</text:p>
          </table:table-cell>
          <table:table-cell office:value-type="float" office:value="8.7814744444444433" table:formula="of:=(31*[.H6]+28*[.H7]+31*[.H8])/(31+28+31)" table:style-name="ce81">
            <text:p>8.8</text:p>
          </table:table-cell>
          <table:table-cell office:value-type="float" office:value="11.054073333333333" table:formula="of:=(31*[.I6]+28*[.I7]+31*[.I8])/(31+28+31)" table:style-name="ce81">
            <text:p>11.1</text:p>
          </table:table-cell>
          <table:table-cell office:value-type="float" office:value="11.503842857142857" table:formula="of:=(31*[.J6]+29*[.J7]+31*[.J8])/(31+29+31)" table:style-name="ce81">
            <text:p>11.5</text:p>
          </table:table-cell>
          <table:table-cell office:value-type="float" office:value="9.4015233333333335" table:formula="of:=(31*[.K6]+28*[.K7]+31*[.K8])/(31+28+31)" table:style-name="ce81">
            <text:p>9.4</text:p>
          </table:table-cell>
          <table:table-cell office:value-type="float" office:value="7.675122222222222" table:formula="of:=(31*[.L6]+28*[.L7]+31*[.L8])/(31+28+31)" table:style-name="ce81">
            <text:p>7.7</text:p>
          </table:table-cell>
          <table:table-cell office:value-type="float" office:value="8.1642677777777788" table:formula="of:=(31*[.M6]+28*[.M7]+31*[.M8])/(31+28+31)" table:style-name="ce81">
            <text:p>8.2</text:p>
          </table:table-cell>
          <table:table-cell office:value-type="float" office:value="8.8812322765090279" table:formula="of:=(31*[.N6]+29*[.N7]+31*[.N8])/(31+29+31)" table:style-name="ce81">
            <text:p>8.9</text:p>
          </table:table-cell>
          <table:table-cell office:value-type="float" office:value="8.4193198628614105" table:formula="of:=(31*[.O6]+28*[.O7]+31*[.O8])/(31+28+31)" table:style-name="ce81">
            <text:p>8.4</text:p>
          </table:table-cell>
          <table:table-cell office:value-type="float" office:value="11.125002467744833" table:formula="of:=(31*[.P6]+28*[.P7]+31*[.P8])/(31+28+31)" table:style-name="ce81">
            <text:p>11.1</text:p>
          </table:table-cell>
          <table:table-cell office:value-type="float" office:value="10.769265684203855" table:formula="of:=(31*[.Q6]+28*[.Q7]+31*[.Q8])/(31+28+31)" table:style-name="ce81">
            <text:p>10.8</text:p>
          </table:table-cell>
          <table:table-cell office:value-type="float" office:value="9.8169481153100229" table:formula="of:=(31*[.R6]+29*[.R7]+31*[.R8])/(31+29+31)" table:style-name="ce81">
            <text:p>9.8</text:p>
          </table:table-cell>
          <table:table-cell office:value-type="float" office:value="9.1452820401392341" table:formula="of:=(31*[.S6]+28*[.S7]+31*[.S8])/(31+28+31)" table:style-name="ce81">
            <text:p>9.1</text:p>
          </table:table-cell>
          <table:table-cell office:value-type="float" office:value="9.6772539080375388" table:formula="of:=(31*[.T6]+28*[.T7]+31*[.T8])/(31+28+31)" table:style-name="ce81">
            <text:p>9.7</text:p>
          </table:table-cell>
          <table:table-cell office:value-type="float" office:value="9.3899835735049795" table:formula="of:=(31*[.U6]+28*[.U7]+31*[.U8])/(31+28+31)" table:style-name="ce81">
            <text:p>9.4</text:p>
          </table:table-cell>
          <table:table-cell office:value-type="float" office:value="11.547486670137769" table:formula="of:=(31*[.V6]+29*[.V7]+31*[.V8])/(31+29+31)" table:style-name="ce81">
            <text:p>11.5</text:p>
          </table:table-cell>
          <table:table-cell office:value-type="float" office:value="9.1749282082182546" table:formula="of:=(31*[.W6]+28*[.W7]+31*[.W8])/(31+28+31)" table:style-name="ce81">
            <text:p>9.2</text:p>
          </table:table-cell>
          <table:table-cell office:value-type="float" office:value="9.883331979218557" table:formula="of:=(31*[.X6]+28*[.X7]+31*[.X8])/(31+28+31)" table:style-name="ce81">
            <text:p>9.9</text:p>
          </table:table-cell>
          <table:table-cell table:number-columns-repeated="5" table:style-name="ce72"/>
          <table:table-cell table:number-columns-repeated="16355" table:style-name="ce1"/>
        </table:table-row>
        <table:table-row table:style-name="ro4">
          <table:table-cell office:value-type="string" table:style-name="ce78">
            <text:p>April-June</text:p>
          </table:table-cell>
          <table:table-cell office:value-type="float" office:value="8.154527045776792" table:formula="of:=AVERAGE([.D19:.W19])" table:style-name="ce79">
            <text:p>8.2</text:p>
          </table:table-cell>
          <table:table-cell office:value-type="float" office:value="8.2416307692307704" table:formula="of:=(30*[.C9]+31*[.C10]+30*[.C11])/(30+31+30)" table:style-name="ce75">
            <text:p>8.2</text:p>
          </table:table-cell>
          <table:table-cell office:value-type="float" office:value="9.6512862637362655" table:formula="of:=(30*[.D9]+31*[.D10]+30*[.D11])/(30+31+30)" table:style-name="ce75">
            <text:p>9.7</text:p>
          </table:table-cell>
          <table:table-cell office:value-type="float" office:value="9.0402450549450553" table:formula="of:=(30*[.E9]+31*[.E10]+30*[.E11])/(30+31+30)" table:style-name="ce75">
            <text:p>9.0</text:p>
          </table:table-cell>
          <table:table-cell office:value-type="float" office:value="8.290174725274726" table:formula="of:=(30*[.F9]+31*[.F10]+30*[.F11])/(30+31+30)" table:style-name="ce75">
            <text:p>8.3</text:p>
          </table:table-cell>
          <table:table-cell office:value-type="float" office:value="8.6811412087912068" table:formula="of:=(30*[.G9]+31*[.G10]+30*[.G11])/(30+31+30)" table:style-name="ce75">
            <text:p>8.7</text:p>
          </table:table-cell>
          <table:table-cell office:value-type="float" office:value="8.4041758241758231" table:formula="of:=(30*[.H9]+31*[.H10]+30*[.H11])/(30+31+30)" table:style-name="ce75">
            <text:p>8.4</text:p>
          </table:table-cell>
          <table:table-cell office:value-type="float" office:value="7.9221857142857157" table:formula="of:=(30*[.I9]+31*[.I10]+30*[.I11])/(30+31+30)" table:style-name="ce75">
            <text:p>7.9</text:p>
          </table:table-cell>
          <table:table-cell office:value-type="float" office:value="8.1289527472527485" table:formula="of:=(30*[.J9]+31*[.J10]+30*[.J11])/(30+31+30)" table:style-name="ce75">
            <text:p>8.1</text:p>
          </table:table-cell>
          <table:table-cell office:value-type="float" office:value="8.2973274725274724" table:formula="of:=(30*[.K9]+31*[.K10]+30*[.K11])/(30+31+30)" table:style-name="ce75">
            <text:p>8.3</text:p>
          </table:table-cell>
          <table:table-cell office:value-type="float" office:value="7.0578043956043945" table:formula="of:=(30*[.L9]+31*[.L10]+30*[.L11])/(30+31+30)" table:style-name="ce75">
            <text:p>7.1</text:p>
          </table:table-cell>
          <table:table-cell office:value-type="float" office:value="8.9003846153846151" table:formula="of:=(30*[.M9]+31*[.M10]+30*[.M11])/(30+31+30)" table:style-name="ce75">
            <text:p>8.9</text:p>
          </table:table-cell>
          <table:table-cell office:value-type="float" office:value="7.8056741941632835" table:formula="of:=(30*[.N9]+31*[.N10]+30*[.N11])/(30+31+30)" table:style-name="ce75">
            <text:p>7.8</text:p>
          </table:table-cell>
          <table:table-cell office:value-type="float" office:value="8.8531292703283349" table:formula="of:=(30*[.O9]+31*[.O10]+30*[.O11])/(30+31+30)" table:style-name="ce75">
            <text:p>8.9</text:p>
          </table:table-cell>
          <table:table-cell office:value-type="float" office:value="7.2885650266374391" table:formula="of:=(30*[.P9]+31*[.P10]+30*[.P11])/(30+31+30)" table:style-name="ce75">
            <text:p>7.3</text:p>
          </table:table-cell>
          <table:table-cell office:value-type="float" office:value="8.6997063569165398" table:formula="of:=(30*[.Q9]+31*[.Q10]+30*[.Q11])/(30+31+30)" table:style-name="ce75">
            <text:p>8.7</text:p>
          </table:table-cell>
          <table:table-cell office:value-type="float" office:value="7.727135956411975" table:formula="of:=(30*[.R9]+31*[.R10]+30*[.R11])/(30+31+30)" table:style-name="ce75">
            <text:p>7.7</text:p>
          </table:table-cell>
          <table:table-cell office:value-type="float" office:value="8.3043113337217367" table:formula="of:=(30*[.S9]+31*[.S10]+30*[.S11])/(30+31+30)" table:style-name="ce75">
            <text:p>8.3</text:p>
          </table:table-cell>
          <table:table-cell office:value-type="float" office:value="7.5469456283544654" table:formula="of:=(30*[.T9]+31*[.T10]+30*[.T11])/(30+31+30)" table:style-name="ce75">
            <text:p>7.5</text:p>
          </table:table-cell>
          <table:table-cell office:value-type="float" office:value="7.5992261621682937" table:formula="of:=(30*[.U9]+31*[.U10]+30*[.U11])/(30+31+30)" table:style-name="ce75">
            <text:p>7.6</text:p>
          </table:table-cell>
          <table:table-cell office:value-type="float" office:value="7.7944522603115205" table:formula="of:=(30*[.V9]+31*[.V10]+30*[.V11])/(30+31+30)" table:style-name="ce75">
            <text:p>7.8</text:p>
          </table:table-cell>
          <table:table-cell office:value-type="float" office:value="7.0977167045442346" table:formula="of:=(30*[.W9]+31*[.W10]+30*[.W11])/(30+31+30)" table:style-name="ce75">
            <text:p>7.1</text:p>
          </table:table-cell>
          <table:table-cell office:value-type="float" office:value="8.0115015867354966" table:formula="of:=(30*[.X9]+31*[.X10]+30*[.X11])/(30+31+30)" table:style-name="ce75">
            <text:p>8.0</text:p>
          </table:table-cell>
          <table:table-cell table:number-columns-repeated="5" table:style-name="ce72"/>
          <table:table-cell table:number-columns-repeated="16355" table:style-name="ce1"/>
        </table:table-row>
        <table:table-row table:style-name="ro4">
          <table:table-cell office:value-type="string" table:style-name="ce78">
            <text:p>July-September</text:p>
          </table:table-cell>
          <table:table-cell office:value-type="float" office:value="7.7859977139683592" table:formula="of:=AVERAGE([.D20:.W20])" table:style-name="ce79">
            <text:p>7.8</text:p>
          </table:table-cell>
          <table:table-cell office:value-type="float" office:value="7.7661565217391306" table:formula="of:=(31*[.C12]+31*[.C13]+30*[.C14])/(31+31+30)" table:style-name="ce75">
            <text:p>7.8</text:p>
          </table:table-cell>
          <table:table-cell office:value-type="float" office:value="6.500485326086956" table:formula="of:=(31*[.D12]+31*[.D13]+30*[.D14])/(31+31+30)" table:style-name="ce75">
            <text:p>6.5</text:p>
          </table:table-cell>
          <table:table-cell office:value-type="float" office:value="7.5986315217391311" table:formula="of:=(31*[.E12]+31*[.E13]+30*[.E14])/(31+31+30)" table:style-name="ce75">
            <text:p>7.6</text:p>
          </table:table-cell>
          <table:table-cell office:value-type="float" office:value="8.4516331521739136" table:formula="of:=(31*[.F12]+31*[.F13]+30*[.F14])/(31+31+30)" table:style-name="ce75">
            <text:p>8.5</text:p>
          </table:table-cell>
          <table:table-cell office:value-type="float" office:value="7.9773445652173924" table:formula="of:=(31*[.G12]+31*[.G13]+30*[.G14])/(31+31+30)" table:style-name="ce75">
            <text:p>8.0</text:p>
          </table:table-cell>
          <table:table-cell office:value-type="float" office:value="7.894291304347826" table:formula="of:=(31*[.H12]+31*[.H13]+30*[.H14])/(31+31+30)" table:style-name="ce75">
            <text:p>7.9</text:p>
          </table:table-cell>
          <table:table-cell office:value-type="float" office:value="8.3078913043478284" table:formula="of:=(31*[.I12]+31*[.I13]+30*[.I14])/(31+31+30)" table:style-name="ce75">
            <text:p>8.3</text:p>
          </table:table-cell>
          <table:table-cell office:value-type="float" office:value="8.0050902173913041" table:formula="of:=(31*[.J12]+31*[.J13]+30*[.J14])/(31+31+30)" table:style-name="ce75">
            <text:p>8.0</text:p>
          </table:table-cell>
          <table:table-cell office:value-type="float" office:value="8.9278076086956499" table:formula="of:=(31*[.K12]+31*[.K13]+30*[.K14])/(31+31+30)" table:style-name="ce75">
            <text:p>8.9</text:p>
          </table:table-cell>
          <table:table-cell office:value-type="float" office:value="8.361770652173913" table:formula="of:=(31*[.L12]+31*[.L13]+30*[.L14])/(31+31+30)" table:style-name="ce75">
            <text:p>8.4</text:p>
          </table:table-cell>
          <table:table-cell office:value-type="float" office:value="8.0714749999999977" table:formula="of:=(31*[.M12]+31*[.M13]+30*[.M14])/(31+31+30)" table:style-name="ce75">
            <text:p>8.1</text:p>
          </table:table-cell>
          <table:table-cell office:value-type="float" office:value="7.7881411842917529" table:formula="of:=(31*[.N12]+31*[.N13]+30*[.N14])/(31+31+30)" table:style-name="ce75">
            <text:p>7.8</text:p>
          </table:table-cell>
          <table:table-cell office:value-type="float" office:value="7.171340596511885" table:formula="of:=(31*[.O12]+31*[.O13]+30*[.O14])/(31+31+30)" table:style-name="ce75">
            <text:p>7.2</text:p>
          </table:table-cell>
          <table:table-cell office:value-type="float" office:value="7.062615398336761" table:formula="of:=(31*[.P12]+31*[.P13]+30*[.P14])/(31+31+30)" table:style-name="ce75">
            <text:p>7.1</text:p>
          </table:table-cell>
          <table:table-cell office:value-type="float" office:value="7.7730238464828956" table:formula="of:=(31*[.Q12]+31*[.Q13]+30*[.Q14])/(31+31+30)" table:style-name="ce75">
            <text:p>7.8</text:p>
          </table:table-cell>
          <table:table-cell office:value-type="float" office:value="8.265320180173326" table:formula="of:=(31*[.R12]+31*[.R13]+30*[.R14])/(31+31+30)" table:style-name="ce75">
            <text:p>8.3</text:p>
          </table:table-cell>
          <table:table-cell office:value-type="float" office:value="7.9437262314102766" table:formula="of:=(31*[.S12]+31*[.S13]+30*[.S14])/(31+31+30)" table:style-name="ce75">
            <text:p>7.9</text:p>
          </table:table-cell>
          <table:table-cell office:value-type="float" office:value="7.7328921065581939" table:formula="of:=(31*[.T12]+31*[.T13]+30*[.T14])/(31+31+30)" table:style-name="ce75">
            <text:p>7.7</text:p>
          </table:table-cell>
          <table:table-cell office:value-type="float" office:value="7.6492237480847418" table:formula="of:=(31*[.U12]+31*[.U13]+30*[.U14])/(31+31+30)" table:style-name="ce75">
            <text:p>7.6</text:p>
          </table:table-cell>
          <table:table-cell office:value-type="float" office:value="7.9411707726779772" table:formula="of:=(31*[.V12]+31*[.V13]+30*[.V14])/(31+31+30)" table:style-name="ce75">
            <text:p>7.9</text:p>
          </table:table-cell>
          <table:table-cell office:value-type="float" office:value="6.2960795626654775" table:formula="of:=(31*[.W12]+31*[.W13]+30*[.W14])/(31+31+30)" table:style-name="ce75">
            <text:p>6.3</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82">
            <text:p>October-December</text:p>
          </table:table-cell>
          <table:table-cell office:value-type="float" office:value="9.1602414268166665" table:formula="of:=AVERAGE([.D21:.W21])" table:style-name="ce83">
            <text:p>9.2</text:p>
          </table:table-cell>
          <table:table-cell office:value-type="float" office:value="9.4581032608695654" table:formula="of:=(31*[.C15]+30*[.C16]+31*[.C17])/(31+30+31)" table:style-name="ce80">
            <text:p>9.5</text:p>
          </table:table-cell>
          <table:table-cell office:value-type="float" office:value="8.7536211956521726" table:formula="of:=(31*[.D15]+30*[.D16]+31*[.D17])/(31+30+31)" table:style-name="ce80">
            <text:p>8.8</text:p>
          </table:table-cell>
          <table:table-cell office:value-type="float" office:value="9.1877967391304338" table:formula="of:=(31*[.E15]+30*[.E16]+31*[.E17])/(31+30+31)" table:style-name="ce80">
            <text:p>9.2</text:p>
          </table:table-cell>
          <table:table-cell office:value-type="float" office:value="9.3103119565217369" table:formula="of:=(31*[.F15]+30*[.F16]+31*[.F17])/(31+30+31)" table:style-name="ce80">
            <text:p>9.3</text:p>
          </table:table-cell>
          <table:table-cell office:value-type="float" office:value="8.7112489130434785" table:formula="of:=(31*[.G15]+30*[.G16]+31*[.G17])/(31+30+31)" table:style-name="ce80">
            <text:p>8.7</text:p>
          </table:table-cell>
          <table:table-cell office:value-type="float" office:value="10.935831521739129" table:formula="of:=(31*[.H15]+30*[.H16]+31*[.H17])/(31+30+31)" table:style-name="ce80">
            <text:p>10.9</text:p>
          </table:table-cell>
          <table:table-cell office:value-type="float" office:value="8.8097836956521753" table:formula="of:=(31*[.I15]+30*[.I16]+31*[.I17])/(31+30+31)" table:style-name="ce80">
            <text:p>8.8</text:p>
          </table:table-cell>
          <table:table-cell office:value-type="float" office:value="9.6053293478260873" table:formula="of:=(31*[.J15]+30*[.J16]+31*[.J17])/(31+30+31)" table:style-name="ce80">
            <text:p>9.6</text:p>
          </table:table-cell>
          <table:table-cell office:value-type="float" office:value="9.2461728260869567" table:formula="of:=(31*[.K15]+30*[.K16]+31*[.K17])/(31+30+31)" table:style-name="ce80">
            <text:p>9.2</text:p>
          </table:table-cell>
          <table:table-cell office:value-type="float" office:value="7.945779347826087" table:formula="of:=(31*[.L15]+30*[.L16]+31*[.L17])/(31+30+31)" table:style-name="ce80">
            <text:p>7.9</text:p>
          </table:table-cell>
          <table:table-cell office:value-type="float" office:value="10.962155434782607" table:formula="of:=(31*[.M15]+30*[.M16]+31*[.M17])/(31+30+31)" table:style-name="ce80">
            <text:p>11.0</text:p>
          </table:table-cell>
          <table:table-cell office:value-type="float" office:value="8.1854484032603434" table:formula="of:=(31*[.N15]+30*[.N16]+31*[.N17])/(31+30+31)" table:style-name="ce80">
            <text:p>8.2</text:p>
          </table:table-cell>
          <table:table-cell office:value-type="float" office:value="9.9914563544548916" table:formula="of:=(31*[.O15]+30*[.O16]+31*[.O17])/(31+30+31)" table:style-name="ce80">
            <text:p>10.0</text:p>
          </table:table-cell>
          <table:table-cell office:value-type="float" office:value="9.3226215219241091" table:formula="of:=(31*[.P15]+30*[.P16]+31*[.P17])/(31+30+31)" table:style-name="ce80">
            <text:p>9.3</text:p>
          </table:table-cell>
          <table:table-cell office:value-type="float" office:value="10.336436577072144" table:formula="of:=(31*[.Q15]+30*[.Q16]+31*[.Q17])/(31+30+31)" table:style-name="ce80">
            <text:p>10.3</text:p>
          </table:table-cell>
          <table:table-cell office:value-type="float" office:value="7.6374029436008586" table:formula="of:=(31*[.R15]+30*[.R16]+31*[.R17])/(31+30+31)" table:style-name="ce80">
            <text:p>7.6</text:p>
          </table:table-cell>
          <table:table-cell office:value-type="float" office:value="9.3591150846213012" table:formula="of:=(31*[.S15]+30*[.S16]+31*[.S17])/(31+30+31)" table:style-name="ce80">
            <text:p>9.4</text:p>
          </table:table-cell>
          <table:table-cell office:value-type="float" office:value="9.1401378632047763" table:formula="of:=(31*[.T15]+30*[.T16]+31*[.T17])/(31+30+31)" table:style-name="ce80">
            <text:p>9.1</text:p>
          </table:table-cell>
          <table:table-cell office:value-type="float" office:value="8.297151183919798" table:formula="of:=(31*[.U15]+30*[.U16]+31*[.U17])/(31+30+31)" table:style-name="ce80">
            <text:p>8.3</text:p>
          </table:table-cell>
          <table:table-cell office:value-type="float" office:value="8.85150612220834" table:formula="of:=(31*[.V15]+30*[.V16]+31*[.V17])/(31+30+31)" table:style-name="ce80">
            <text:p>8.9</text:p>
          </table:table-cell>
          <table:table-cell office:value-type="float" office:value="8.6155215038059243" table:formula="of:=(31*[.W15]+30*[.W16]+31*[.W17])/(31+30+31)" table:style-name="ce80">
            <text:p>8.6</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84">
            <text:p>January-December</text:p>
          </table:table-cell>
          <table:table-cell office:value-type="float" office:value="8.7195723033249468" table:formula="of:=AVERAGE([.D22:.W22])" table:style-name="ce85">
            <text:p>8.7</text:p>
          </table:table-cell>
          <table:table-cell office:value-type="float" office:value="8.5647565753424644" table:formula="of:=(30*([.C9]+[.C11]+[.C14]+[.C16])+31*([.C6]+[.C8]+[.C10]+[.C12]+[.C13]+[.C15]+[.C17])+28*[.C7])/365" table:style-name="ce86">
            <text:p>8.6</text:p>
          </table:table-cell>
          <table:table-cell office:value-type="float" office:value="9.1058782191780825" table:formula="of:=(30*([.D9]+[.D11]+[.D14]+[.D16])+31*([.D6]+[.D8]+[.D10]+[.D12]+[.D13]+[.D15]+[.D17])+28*[.D7])/365" table:style-name="ce86">
            <text:p>9.1</text:p>
          </table:table-cell>
          <table:table-cell office:value-type="float" office:value="8.8532901369863009" table:formula="of:=(30*([.E9]+[.E11]+[.E14]+[.E16])+31*([.E6]+[.E8]+[.E10]+[.E12]+[.E13]+[.E15]+[.E17])+28*[.E7])/365" table:style-name="ce86">
            <text:p>8.9</text:p>
          </table:table-cell>
          <table:table-cell office:value-type="float" office:value="8.9549763661202189" table:formula="of:=(30*([.F9]+[.F11]+[.F14]+[.F16])+31*([.F6]+[.F8]+[.F10]+[.F12]+[.F13]+[.F15]+[.F17])+29*[.F7])/366" table:style-name="ce86">
            <text:p>9.0</text:p>
          </table:table-cell>
          <table:table-cell office:value-type="float" office:value="8.9180145205479455" table:formula="of:=(30*([.G9]+[.G11]+[.G14]+[.G16])+31*([.G6]+[.G8]+[.G10]+[.G12]+[.G13]+[.G15]+[.G17])+28*[.G7])/365" table:style-name="ce86">
            <text:p>8.9</text:p>
          </table:table-cell>
          <table:table-cell office:value-type="float" office:value="9.0068054794520513" table:formula="of:=(30*([.H9]+[.H11]+[.H14]+[.H16])+31*([.H6]+[.H8]+[.H10]+[.H12]+[.H13]+[.H15]+[.H17])+28*[.H7])/365" table:style-name="ce86">
            <text:p>9.0</text:p>
          </table:table-cell>
          <table:table-cell office:value-type="float" office:value="9.0153742465753428" table:formula="of:=(30*([.I9]+[.I11]+[.I14]+[.I16])+31*([.I6]+[.I8]+[.I10]+[.I12]+[.I13]+[.I15]+[.I17])+28*[.I7])/365" table:style-name="ce86">
            <text:p>9.0</text:p>
          </table:table-cell>
          <table:table-cell office:value-type="float" office:value="9.3080409836065581" table:formula="of:=(30*([.J9]+[.J11]+[.J14]+[.J16])+31*([.J6]+[.J8]+[.J10]+[.J12]+[.J13]+[.J15]+[.J17])+29*[.J7])/366" table:style-name="ce86">
            <text:p>9.3</text:p>
          </table:table-cell>
          <table:table-cell office:value-type="float" office:value="8.9676715068493156" table:formula="of:=(30*([.K9]+[.K11]+[.K14]+[.K16])+31*([.K6]+[.K8]+[.K10]+[.K12]+[.K13]+[.K15]+[.K17])+28*[.K7])/365" table:style-name="ce86">
            <text:p>9.0</text:p>
          </table:table-cell>
          <table:table-cell office:value-type="float" office:value="7.7625090410958899" table:formula="of:=(30*([.L9]+[.L11]+[.L14]+[.L16])+31*([.L6]+[.L8]+[.L10]+[.L12]+[.L13]+[.L15]+[.L17])+28*[.L7])/365" table:style-name="ce86">
            <text:p>7.8</text:p>
          </table:table-cell>
          <table:table-cell office:value-type="float" office:value="9.0296249315068504" table:formula="of:=(30*([.M9]+[.M11]+[.M14]+[.M16])+31*([.M6]+[.M8]+[.M10]+[.M12]+[.M13]+[.M15]+[.M17])+28*[.M7])/365" table:style-name="ce86">
            <text:p>9.0</text:p>
          </table:table-cell>
          <table:table-cell office:value-type="float" office:value="8.1641495379398172" table:formula="of:=(30*([.N9]+[.N11]+[.N14]+[.N16])+31*([.N6]+[.N8]+[.N10]+[.N12]+[.N13]+[.N15]+[.N17])+29*[.N7])/366" table:style-name="ce86">
            <text:p>8.2</text:p>
          </table:table-cell>
          <table:table-cell office:value-type="float" office:value="8.6091804677982164" table:formula="of:=(30*([.O9]+[.O11]+[.O14]+[.O16])+31*([.O6]+[.O8]+[.O10]+[.O12]+[.O13]+[.O15]+[.O17])+28*[.O7])/365" table:style-name="ce86">
            <text:p>8.6</text:p>
          </table:table-cell>
          <table:table-cell office:value-type="float" office:value="8.690277907356279" table:formula="of:=(30*([.P9]+[.P11]+[.P14]+[.P16])+31*([.P6]+[.P8]+[.P10]+[.P12]+[.P13]+[.P15]+[.P17])+28*[.P7])/365" table:style-name="ce86">
            <text:p>8.7</text:p>
          </table:table-cell>
          <table:table-cell office:value-type="float" office:value="9.3889795863693575" table:formula="of:=(30*([.Q9]+[.Q11]+[.Q14]+[.Q16])+31*([.Q6]+[.Q8]+[.Q10]+[.Q12]+[.Q13]+[.Q15]+[.Q17])+28*[.Q7])/365" table:style-name="ce86">
            <text:p>9.4</text:p>
          </table:table-cell>
          <table:table-cell office:value-type="float" office:value="8.3594595024970673" table:formula="of:=(30*([.R9]+[.R11]+[.R14]+[.R16])+31*([.R6]+[.R8]+[.R10]+[.R12]+[.R13]+[.R15]+[.R17])+29*[.R7])/366" table:style-name="ce86">
            <text:p>8.4</text:p>
          </table:table-cell>
          <table:table-cell office:value-type="float" office:value="8.6866551124825051" table:formula="of:=(30*([.S9]+[.S11]+[.S14]+[.S16])+31*([.S6]+[.S8]+[.S10]+[.S12]+[.S13]+[.S15]+[.S17])+28*[.S7])/365" table:style-name="ce86">
            <text:p>8.7</text:p>
          </table:table-cell>
          <table:table-cell office:value-type="float" office:value="8.5206675647173373" table:formula="of:=(30*([.T9]+[.T11]+[.T14]+[.T16])+31*([.T6]+[.T8]+[.T10]+[.T12]+[.T13]+[.T15]+[.T17])+28*[.T7])/365" table:style-name="ce86">
            <text:p>8.5</text:p>
          </table:table-cell>
          <table:table-cell office:value-type="float" office:value="8.229300263334741" table:formula="of:=(30*([.U9]+[.U11]+[.U14]+[.U16])+31*([.U6]+[.U8]+[.U10]+[.U12]+[.U13]+[.U15]+[.U17])+28*[.U7])/365" table:style-name="ce86">
            <text:p>8.2</text:p>
          </table:table-cell>
          <table:table-cell office:value-type="float" office:value="9.0301713579246634" table:formula="of:=(30*([.V9]+[.V11]+[.V14]+[.V16])+31*([.V6]+[.V8]+[.V10]+[.V12]+[.V13]+[.V15]+[.V17])+29*[.V7])/366" table:style-name="ce86">
            <text:p>9.0</text:p>
          </table:table-cell>
          <table:table-cell office:value-type="float" office:value="7.7904193341603749" table:formula="of:=(30*([.W9]+[.W11]+[.W14]+[.W16])+31*([.W6]+[.W8]+[.W10]+[.W12]+[.W13]+[.W15]+[.W17])+28*[.W7])/365" table:style-name="ce86">
            <text:p>7.8</text:p>
          </table:table-cell>
          <table:table-cell office:value-type="string" table:style-name="ce86">
            <text:p>[x]</text:p>
          </table:table-cell>
          <table:table-cell table:number-columns-repeated="5" table:style-name="ce72"/>
          <table:table-cell table:number-columns-repeated="16355" table:style-name="ce1"/>
        </table:table-row>
        <table:table-row table:style-name="ro1">
          <table:table-cell office:value-type="string" table:style-name="ce87">
            <text:p>Calendar period</text:p>
          </table:table-cell>
          <table:table-cell table:style-name="ce88"/>
          <table:table-cell office:value-type="string" table:style-name="ce89">
            <text:p>2001</text:p>
            <text:p>deviation</text:p>
          </table:table-cell>
          <table:table-cell office:value-type="string" table:style-name="ce90">
            <text:p>2002<text:s/></text:p>
            <text:p>deviation</text:p>
          </table:table-cell>
          <table:table-cell office:value-type="string" table:style-name="ce90">
            <text:p>2003</text:p>
            <text:p>deviation</text:p>
          </table:table-cell>
          <table:table-cell office:value-type="string" table:style-name="ce90">
            <text:p>2004</text:p>
            <text:p>deviation</text:p>
          </table:table-cell>
          <table:table-cell office:value-type="string" table:style-name="ce90">
            <text:p>2005</text:p>
            <text:p>deviation</text:p>
          </table:table-cell>
          <table:table-cell office:value-type="string" table:style-name="ce90">
            <text:p>2006</text:p>
            <text:p>deviation</text:p>
          </table:table-cell>
          <table:table-cell office:value-type="string" table:style-name="ce90">
            <text:p>2007</text:p>
            <text:p>deviation</text:p>
          </table:table-cell>
          <table:table-cell office:value-type="string" table:style-name="ce90">
            <text:p>2008</text:p>
            <text:p>deviation</text:p>
          </table:table-cell>
          <table:table-cell office:value-type="string" table:style-name="ce90">
            <text:p>2009</text:p>
            <text:p>deviation</text:p>
          </table:table-cell>
          <table:table-cell office:value-type="string" table:style-name="ce90">
            <text:p>2010</text:p>
            <text:p>deviation</text:p>
          </table:table-cell>
          <table:table-cell office:value-type="string" table:style-name="ce90">
            <text:p>2011</text:p>
            <text:p>deviation</text:p>
          </table:table-cell>
          <table:table-cell office:value-type="string" table:style-name="ce90">
            <text:p>2012</text:p>
            <text:p>deviation</text:p>
          </table:table-cell>
          <table:table-cell office:value-type="string" table:style-name="ce90">
            <text:p>2013<text:s/></text:p>
            <text:p>deviation</text:p>
          </table:table-cell>
          <table:table-cell office:value-type="string" table:style-name="ce90">
            <text:p>2014<text:s/></text:p>
            <text:p>deviation</text:p>
          </table:table-cell>
          <table:table-cell office:value-type="string" table:style-name="ce90">
            <text:p>2015<text:s/></text:p>
            <text:p>deviation</text:p>
          </table:table-cell>
          <table:table-cell office:value-type="string" table:style-name="ce90">
            <text:p>2016<text:s/></text:p>
            <text:p>deviation</text:p>
          </table:table-cell>
          <table:table-cell office:value-type="string" table:style-name="ce90">
            <text:p>2017<text:s/></text:p>
            <text:p>deviation</text:p>
          </table:table-cell>
          <table:table-cell office:value-type="string" table:style-name="ce90">
            <text:p>2018<text:s/></text:p>
            <text:p>deviation</text:p>
          </table:table-cell>
          <table:table-cell office:value-type="string" table:style-name="ce90">
            <text:p>2019<text:s/></text:p>
            <text:p>deviation</text:p>
          </table:table-cell>
          <table:table-cell office:value-type="string" table:style-name="ce90">
            <text:p>2020<text:s/></text:p>
            <text:p>deviation</text:p>
          </table:table-cell>
          <table:table-cell office:value-type="string" table:style-name="ce90">
            <text:p>2021<text:s/></text:p>
            <text:p>deviation</text:p>
          </table:table-cell>
          <table:table-cell office:value-type="string" table:style-name="ce90">
            <text:p>2022</text:p>
            <text:p>deviation [provisional]</text:p>
          </table:table-cell>
          <table:table-cell table:number-columns-repeated="5" table:style-name="ce72"/>
          <table:table-cell table:number-columns-repeated="16355" table:style-name="ce1"/>
        </table:table-row>
        <table:table-row table:style-name="ro4">
          <table:table-cell office:value-type="string" table:style-name="ce78">
            <text:p>January</text:p>
          </table:table-cell>
          <table:table-cell table:style-name="ce91"/>
          <table:table-cell office:value-type="float" office:value="-1.7376995054172788" table:formula="of:=IF([.C6]=&quot;..&quot;;&quot;..&quot;;[.C6]-[.$B6])" table:style-name="ce75">
            <text:p>-1.7</text:p>
          </table:table-cell>
          <table:table-cell office:value-type="float" office:value="0.95460049458272067" table:formula="of:=IF([.D6]=&quot;..&quot;;&quot;..&quot;;[.D6]-[.$B6])" table:style-name="ce75">
            <text:p>1.0</text:p>
          </table:table-cell>
          <table:table-cell office:value-type="float" office:value="1.0504504945827211" table:formula="of:=IF([.E6]=&quot;..&quot;;&quot;..&quot;;[.E6]-[.$B6])" table:style-name="ce75">
            <text:p>1.1</text:p>
          </table:table-cell>
          <table:table-cell office:value-type="float" office:value="5.3500494582719327E-2" table:formula="of:=IF([.F6]=&quot;..&quot;;&quot;..&quot;;[.F6]-[.$B6])" table:style-name="ce75">
            <text:p>0.1</text:p>
          </table:table-cell>
          <table:table-cell office:value-type="float" office:value="3.0602504945827214" table:formula="of:=IF([.G6]=&quot;..&quot;;&quot;..&quot;;[.G6]-[.$B6])" table:style-name="ce75">
            <text:p>3.1</text:p>
          </table:table-cell>
          <table:table-cell office:value-type="float" office:value="-1.8301495054172818" table:formula="of:=IF([.H6]=&quot;..&quot;;&quot;..&quot;;[.H6]-[.$B6])" table:style-name="ce75">
            <text:p>-1.8</text:p>
          </table:table-cell>
          <table:table-cell office:value-type="float" office:value="3.3941504945827212" table:formula="of:=IF([.I6]=&quot;..&quot;;&quot;..&quot;;[.I6]-[.$B6])" table:style-name="ce75">
            <text:p>3.4</text:p>
          </table:table-cell>
          <table:table-cell office:value-type="float" office:value="1.8962504945827234" table:formula="of:=IF([.J6]=&quot;..&quot;;&quot;..&quot;;[.J6]-[.$B6])" table:style-name="ce75">
            <text:p>1.9</text:p>
          </table:table-cell>
          <table:table-cell office:value-type="float" office:value="-0.10124950541727884" table:formula="of:=IF([.K6]=&quot;..&quot;;&quot;..&quot;;[.K6]-[.$B6])" table:style-name="ce75">
            <text:p>-0.1</text:p>
          </table:table-cell>
          <table:table-cell office:value-type="float" office:value="-2.2861495054172778" table:formula="of:=IF([.L6]=&quot;..&quot;;&quot;..&quot;;[.L6]-[.$B6])" table:style-name="ce75">
            <text:p>-2.3</text:p>
          </table:table-cell>
          <table:table-cell office:value-type="float" office:value="-2.4243495054172781" table:formula="of:=IF([.M6]=&quot;..&quot;;&quot;..&quot;;[.M6]-[.$B6])" table:style-name="ce75">
            <text:p>-2.4</text:p>
          </table:table-cell>
          <table:table-cell office:value-type="float" office:value="0.26375540504105466" table:formula="of:=IF([.N6]=&quot;..&quot;;&quot;..&quot;;[.N6]-[.$B6])" table:style-name="ce75">
            <text:p>0.3</text:p>
          </table:table-cell>
          <table:table-cell office:value-type="float" office:value="-1.2974323401727137" table:formula="of:=IF([.O6]=&quot;..&quot;;&quot;..&quot;;[.O6]-[.$B6])" table:style-name="ce75">
            <text:p>-1.3</text:p>
          </table:table-cell>
          <table:table-cell office:value-type="float" office:value="0.46917311688644503" table:formula="of:=IF([.P6]=&quot;..&quot;;&quot;..&quot;;[.P6]-[.$B6])" table:style-name="ce75">
            <text:p>0.5</text:p>
          </table:table-cell>
          <table:table-cell office:value-type="float" office:value="2.1418040087320396" table:formula="of:=IF([.Q6]=&quot;..&quot;;&quot;..&quot;;[.Q6]-[.$B6])" table:style-name="ce75">
            <text:p>2.1</text:p>
          </table:table-cell>
          <table:table-cell office:value-type="float" office:value="0.65265764752938438" table:formula="of:=IF([.R6]=&quot;..&quot;;&quot;..&quot;;[.R6]-[.$B6])" table:style-name="ce75">
            <text:p>0.7</text:p>
          </table:table-cell>
          <table:table-cell office:value-type="float" office:value="-1.9215312471859196" table:formula="of:=IF([.S6]=&quot;..&quot;;&quot;..&quot;;[.S6]-[.$B6])" table:style-name="ce75">
            <text:p>-1.9</text:p>
          </table:table-cell>
          <table:table-cell office:value-type="float" office:value="0.32194377722645839" table:formula="of:=IF([.T6]=&quot;..&quot;;&quot;..&quot;;[.T6]-[.$B6])" table:style-name="ce75">
            <text:p>0.3</text:p>
          </table:table-cell>
          <table:table-cell office:value-type="float" office:value="-2.1651773420617459" table:formula="of:=IF([.U6]=&quot;..&quot;;&quot;..&quot;;[.U6]-[.$B6])" table:style-name="ce75">
            <text:p>-2.2</text:p>
          </table:table-cell>
          <table:table-cell office:value-type="float" office:value="0.42729199487601122" table:formula="of:=IF([.V6]=&quot;..&quot;;&quot;..&quot;;[.V6]-[.$B6])" table:style-name="ce75">
            <text:p>0.4</text:p>
          </table:table-cell>
          <table:table-cell office:value-type="float" office:value="-2.6597899666982254" table:formula="of:=IF([.W6]=&quot;..&quot;;&quot;..&quot;;[.W6]-[.$B6])" table:style-name="ce75">
            <text:p>-2.7</text:p>
          </table:table-cell>
          <table:table-cell office:value-type="float" office:value="-1.1766028883712689" table:formula="of:=IF([.X6]=&quot;..&quot;;&quot;..&quot;;[.X6]-[.$B6])" table:style-name="ce75">
            <text:p>-1.2</text:p>
          </table:table-cell>
          <table:table-cell table:number-columns-repeated="5" table:style-name="ce72"/>
          <table:table-cell table:number-columns-repeated="16355" table:style-name="ce1"/>
        </table:table-row>
        <table:table-row table:style-name="ro4">
          <table:table-cell office:value-type="string" table:style-name="ce78">
            <text:p>February</text:p>
          </table:table-cell>
          <table:table-cell table:style-name="ce91"/>
          <table:table-cell office:value-type="float" office:value="-1.1212111471419224" table:formula="of:=IF([.C7]=&quot;..&quot;;&quot;..&quot;;[.C7]-[.$B7])" table:style-name="ce75">
            <text:p>-1.1</text:p>
          </table:table-cell>
          <table:table-cell office:value-type="float" office:value="4.0686388528580775" table:formula="of:=IF([.D7]=&quot;..&quot;;&quot;..&quot;;[.D7]-[.$B7])" table:style-name="ce75">
            <text:p>4.1</text:p>
          </table:table-cell>
          <table:table-cell office:value-type="float" office:value="-0.97036114714192045" table:formula="of:=IF([.E7]=&quot;..&quot;;&quot;..&quot;;[.E7]-[.$B7])" table:style-name="ce75">
            <text:p>-1.0</text:p>
          </table:table-cell>
          <table:table-cell office:value-type="float" office:value="-0.40106114714192032" table:formula="of:=IF([.F7]=&quot;..&quot;;&quot;..&quot;;[.F7]-[.$B7])" table:style-name="ce75">
            <text:p>-0.4</text:p>
          </table:table-cell>
          <table:table-cell office:value-type="float" office:value="-0.88221114714192161" table:formula="of:=IF([.G7]=&quot;..&quot;;&quot;..&quot;;[.G7]-[.$B7])" table:style-name="ce75">
            <text:p>-0.9</text:p>
          </table:table-cell>
          <table:table-cell office:value-type="float" office:value="-1.4222611471419224" table:formula="of:=IF([.H7]=&quot;..&quot;;&quot;..&quot;;[.H7]-[.$B7])" table:style-name="ce75">
            <text:p>-1.4</text:p>
          </table:table-cell>
          <table:table-cell office:value-type="float" office:value="-1.0912611471419229" table:formula="of:=IF([.I7]=&quot;..&quot;;&quot;..&quot;;[.I7]-[.$B7])" table:style-name="ce75">
            <text:p>-1.1</text:p>
          </table:table-cell>
          <table:table-cell office:value-type="float" office:value="1.006438852858075" table:formula="of:=IF([.J7]=&quot;..&quot;;&quot;..&quot;;[.J7]-[.$B7])" table:style-name="ce75">
            <text:p>1.0</text:p>
          </table:table-cell>
          <table:table-cell office:value-type="float" office:value="-2.0974611471419209" table:formula="of:=IF([.K7]=&quot;..&quot;;&quot;..&quot;;[.K7]-[.$B7])" table:style-name="ce75">
            <text:p>-2.1</text:p>
          </table:table-cell>
          <table:table-cell office:value-type="float" office:value="-3.3815611471419222" table:formula="of:=IF([.L7]=&quot;..&quot;;&quot;..&quot;;[.L7]-[.$B7])" table:style-name="ce75">
            <text:p>-3.4</text:p>
          </table:table-cell>
          <table:table-cell office:value-type="float" office:value="-6.7661147141921063E-2" table:formula="of:=IF([.M7]=&quot;..&quot;;&quot;..&quot;;[.M7]-[.$B7])" table:style-name="ce75">
            <text:p>-0.1</text:p>
          </table:table-cell>
          <table:table-cell office:value-type="float" office:value="-1.0414011649041104" table:formula="of:=IF([.N7]=&quot;..&quot;;&quot;..&quot;;[.N7]-[.$B7])" table:style-name="ce75">
            <text:p>-1.0</text:p>
          </table:table-cell>
          <table:table-cell office:value-type="float" office:value="-1.8317952943882201" table:formula="of:=IF([.O7]=&quot;..&quot;;&quot;..&quot;;[.O7]-[.$B7])" table:style-name="ce75">
            <text:p>-1.8</text:p>
          </table:table-cell>
          <table:table-cell office:value-type="float" office:value="3.3623848061122619" table:formula="of:=IF([.P7]=&quot;..&quot;;&quot;..&quot;;[.P7]-[.$B7])" table:style-name="ce75">
            <text:p>3.4</text:p>
          </table:table-cell>
          <table:table-cell office:value-type="float" office:value="-0.52776431055684903" table:formula="of:=IF([.Q7]=&quot;..&quot;;&quot;..&quot;;[.Q7]-[.$B7])" table:style-name="ce75">
            <text:p>-0.5</text:p>
          </table:table-cell>
          <table:table-cell office:value-type="float" office:value="0.49168735616763648" table:formula="of:=IF([.R7]=&quot;..&quot;;&quot;..&quot;;[.R7]-[.$B7])" table:style-name="ce75">
            <text:p>0.5</text:p>
          </table:table-cell>
          <table:table-cell office:value-type="float" office:value="0.40348058850648094" table:formula="of:=IF([.S7]=&quot;..&quot;;&quot;..&quot;;[.S7]-[.$B7])" table:style-name="ce75">
            <text:p>0.4</text:p>
          </table:table-cell>
          <table:table-cell office:value-type="float" office:value="-0.78426285823298159" table:formula="of:=IF([.T7]=&quot;..&quot;;&quot;..&quot;;[.T7]-[.$B7])" table:style-name="ce75">
            <text:p>-0.8</text:p>
          </table:table-cell>
          <table:table-cell office:value-type="float" office:value="-0.61335730572419855" table:formula="of:=IF([.U7]=&quot;..&quot;;&quot;..&quot;;[.U7]-[.$B7])" table:style-name="ce75">
            <text:p>-0.6</text:p>
          </table:table-cell>
          <table:table-cell office:value-type="float" office:value="4.2240474624930364" table:formula="of:=IF([.V7]=&quot;..&quot;;&quot;..&quot;;[.V7]-[.$B7])" table:style-name="ce75">
            <text:p>4.2</text:p>
          </table:table-cell>
          <table:table-cell office:value-type="float" office:value="1.5557421919461536" table:formula="of:=IF([.W7]=&quot;..&quot;;&quot;..&quot;;[.W7]-[.$B7])" table:style-name="ce75">
            <text:p>1.6</text:p>
          </table:table-cell>
          <table:table-cell office:value-type="float" office:value="3.3938410590758963" table:formula="of:=IF([.X7]=&quot;..&quot;;&quot;..&quot;;[.X7]-[.$B7])" table:style-name="ce75">
            <text:p>3.4</text:p>
          </table:table-cell>
          <table:table-cell table:number-columns-repeated="5" table:style-name="ce72"/>
          <table:table-cell table:number-columns-repeated="16355" table:style-name="ce1"/>
        </table:table-row>
        <table:table-row table:style-name="ro4">
          <table:table-cell office:value-type="string" table:style-name="ce78">
            <text:p>March</text:p>
          </table:table-cell>
          <table:table-cell table:style-name="ce91"/>
          <table:table-cell office:value-type="float" office:value="-0.13775067227195237" table:formula="of:=IF([.C8]=&quot;..&quot;;&quot;..&quot;;[.C8]-[.$B8])" table:style-name="ce75">
            <text:p>-0.1</text:p>
          </table:table-cell>
          <table:table-cell office:value-type="float" office:value="0.56249932772804812" table:formula="of:=IF([.D8]=&quot;..&quot;;&quot;..&quot;;[.D8]-[.$B8])" table:style-name="ce75">
            <text:p>0.6</text:p>
          </table:table-cell>
          <table:table-cell office:value-type="float" office:value="-0.70985067227195131" table:formula="of:=IF([.E8]=&quot;..&quot;;&quot;..&quot;;[.E8]-[.$B8])" table:style-name="ce75">
            <text:p>-0.7</text:p>
          </table:table-cell>
          <table:table-cell office:value-type="float" office:value="0.26179932772804904" table:formula="of:=IF([.F8]=&quot;..&quot;;&quot;..&quot;;[.F8]-[.$B8])" table:style-name="ce75">
            <text:p>0.3</text:p>
          </table:table-cell>
          <table:table-cell office:value-type="float" office:value="-0.69270067227195042" table:formula="of:=IF([.G8]=&quot;..&quot;;&quot;..&quot;;[.G8]-[.$B8])" table:style-name="ce75">
            <text:p>-0.7</text:p>
          </table:table-cell>
          <table:table-cell office:value-type="float" office:value="0.18844932772804768" table:formula="of:=IF([.H8]=&quot;..&quot;;&quot;..&quot;;[.H8]-[.$B8])" table:style-name="ce75">
            <text:p>0.2</text:p>
          </table:table-cell>
          <table:table-cell office:value-type="float" office:value="1.2630493277280479" table:formula="of:=IF([.I8]=&quot;..&quot;;&quot;..&quot;;[.I8]-[.$B8])" table:style-name="ce75">
            <text:p>1.3</text:p>
          </table:table-cell>
          <table:table-cell office:value-type="float" office:value="2.1937493277280513" table:formula="of:=IF([.J8]=&quot;..&quot;;&quot;..&quot;;[.J8]-[.$B8])" table:style-name="ce75">
            <text:p>2.2</text:p>
          </table:table-cell>
          <table:table-cell office:value-type="float" office:value="0.86954932772805016" table:formula="of:=IF([.K8]=&quot;..&quot;;&quot;..&quot;;[.K8]-[.$B8])" table:style-name="ce75">
            <text:p>0.9</text:p>
          </table:table-cell>
          <table:table-cell office:value-type="float" office:value="-0.79785067227195228" table:formula="of:=IF([.L8]=&quot;..&quot;;&quot;..&quot;;[.L8]-[.$B8])" table:style-name="ce75">
            <text:p>-0.8</text:p>
          </table:table-cell>
          <table:table-cell office:value-type="float" office:value="-2.2327506722719512" table:formula="of:=IF([.M8]=&quot;..&quot;;&quot;..&quot;;[.M8]-[.$B8])" table:style-name="ce75">
            <text:p>-2.2</text:p>
          </table:table-cell>
          <table:table-cell office:value-type="float" office:value="-1.9566653350714089" table:formula="of:=IF([.N8]=&quot;..&quot;;&quot;..&quot;;[.N8]-[.$B8])" table:style-name="ce75">
            <text:p>-2.0</text:p>
          </table:table-cell>
          <table:table-cell office:value-type="float" office:value="-1.0257825542770558" table:formula="of:=IF([.O8]=&quot;..&quot;;&quot;..&quot;;[.O8]-[.$B8])" table:style-name="ce75">
            <text:p>-1.0</text:p>
          </table:table-cell>
          <table:table-cell office:value-type="float" office:value="0.37130204109909393" table:formula="of:=IF([.P8]=&quot;..&quot;;&quot;..&quot;;[.P8]-[.$B8])" table:style-name="ce75">
            <text:p>0.4</text:p>
          </table:table-cell>
          <table:table-cell office:value-type="float" office:value="1.1795700120937305" table:formula="of:=IF([.Q8]=&quot;..&quot;;&quot;..&quot;;[.Q8]-[.$B8])" table:style-name="ce75">
            <text:p>1.2</text:p>
          </table:table-cell>
          <table:table-cell office:value-type="float" office:value="-1.0329684091787836" table:formula="of:=IF([.R8]=&quot;..&quot;;&quot;..&quot;;[.R8]-[.$B8])" table:style-name="ce75">
            <text:p>-1.0</text:p>
          </table:table-cell>
          <table:table-cell office:value-type="float" office:value="-0.31301038165247874" table:formula="of:=IF([.S8]=&quot;..&quot;;&quot;..&quot;;[.S8]-[.$B8])" table:style-name="ce75">
            <text:p>-0.3</text:p>
          </table:table-cell>
          <table:table-cell office:value-type="float" office:value="6.0749581662634E-2" table:formula="of:=IF([.T8]=&quot;..&quot;;&quot;..&quot;;[.T8]-[.$B8])" table:style-name="ce75">
            <text:p>0.1</text:p>
          </table:table-cell>
          <table:table-cell office:value-type="float" office:value="1.5594937468161252" table:formula="of:=IF([.U8]=&quot;..&quot;;&quot;..&quot;;[.U8]-[.$B8])" table:style-name="ce75">
            <text:p>1.6</text:p>
          </table:table-cell>
          <table:table-cell office:value-type="float" office:value="0.78080257914841411" table:formula="of:=IF([.V8]=&quot;..&quot;;&quot;..&quot;;[.V8]-[.$B8])" table:style-name="ce75">
            <text:p>0.8</text:p>
          </table:table-cell>
          <table:table-cell office:value-type="float" office:value="-0.52943455792078353" table:formula="of:=IF([.W8]=&quot;..&quot;;&quot;..&quot;;[.W8]-[.$B8])" table:style-name="ce75">
            <text:p>-0.5</text:p>
          </table:table-cell>
          <table:table-cell office:value-type="float" office:value="-1.6161838584930805" table:formula="of:=IF([.X8]=&quot;..&quot;;&quot;..&quot;;[.X8]-[.$B8])" table:style-name="ce75">
            <text:p>-1.6</text:p>
          </table:table-cell>
          <table:table-cell table:number-columns-repeated="5" table:style-name="ce72"/>
          <table:table-cell table:number-columns-repeated="16355" table:style-name="ce1"/>
        </table:table-row>
        <table:table-row table:style-name="ro4">
          <table:table-cell office:value-type="string" table:style-name="ce78">
            <text:p>April</text:p>
          </table:table-cell>
          <table:table-cell table:style-name="ce91"/>
          <table:table-cell office:value-type="float" office:value="0.55666871436360488" table:formula="of:=IF([.C9]=&quot;..&quot;;&quot;..&quot;;[.C9]-[.$B9])" table:style-name="ce75">
            <text:p>0.6</text:p>
          </table:table-cell>
          <table:table-cell office:value-type="float" office:value="0.80201871436360328" table:formula="of:=IF([.D9]=&quot;..&quot;;&quot;..&quot;;[.D9]-[.$B9])" table:style-name="ce75">
            <text:p>0.8</text:p>
          </table:table-cell>
          <table:table-cell office:value-type="float" office:value="0.18986871436360353" table:formula="of:=IF([.E9]=&quot;..&quot;;&quot;..&quot;;[.E9]-[.$B9])" table:style-name="ce75">
            <text:p>0.2</text:p>
          </table:table-cell>
          <table:table-cell office:value-type="float" office:value="0.97911871436360265" table:formula="of:=IF([.F9]=&quot;..&quot;;&quot;..&quot;;[.F9]-[.$B9])" table:style-name="ce75">
            <text:p>1.0</text:p>
          </table:table-cell>
          <table:table-cell office:value-type="float" office:value="1.3446687143636034" table:formula="of:=IF([.G9]=&quot;..&quot;;&quot;..&quot;;[.G9]-[.$B9])" table:style-name="ce75">
            <text:p>1.3</text:p>
          </table:table-cell>
          <table:table-cell office:value-type="float" office:value="0.82846871436360203" table:formula="of:=IF([.H9]=&quot;..&quot;;&quot;..&quot;;[.H9]-[.$B9])" table:style-name="ce75">
            <text:p>0.8</text:p>
          </table:table-cell>
          <table:table-cell office:value-type="float" office:value="-0.94743128563639623" table:formula="of:=IF([.I9]=&quot;..&quot;;&quot;..&quot;;[.I9]-[.$B9])" table:style-name="ce75">
            <text:p>-0.9</text:p>
          </table:table-cell>
          <table:table-cell office:value-type="float" office:value="0.27486871436360261" table:formula="of:=IF([.J9]=&quot;..&quot;;&quot;..&quot;;[.J9]-[.$B9])" table:style-name="ce75">
            <text:p>0.3</text:p>
          </table:table-cell>
          <table:table-cell office:value-type="float" office:value="-0.18783128563639906" table:formula="of:=IF([.K9]=&quot;..&quot;;&quot;..&quot;;[.K9]-[.$B9])" table:style-name="ce75">
            <text:p>-0.2</text:p>
          </table:table-cell>
          <table:table-cell office:value-type="float" office:value="-0.43503128563639848" table:formula="of:=IF([.L9]=&quot;..&quot;;&quot;..&quot;;[.L9]-[.$B9])" table:style-name="ce75">
            <text:p>-0.4</text:p>
          </table:table-cell>
          <table:table-cell office:value-type="float" office:value="-0.51873128563639703" table:formula="of:=IF([.M9]=&quot;..&quot;;&quot;..&quot;;[.M9]-[.$B9])" table:style-name="ce75">
            <text:p>-0.5</text:p>
          </table:table-cell>
          <table:table-cell office:value-type="float" office:value="-0.22421022507632848" table:formula="of:=IF([.N9]=&quot;..&quot;;&quot;..&quot;;[.N9]-[.$B9])" table:style-name="ce75">
            <text:p>-0.2</text:p>
          </table:table-cell>
          <table:table-cell office:value-type="float" office:value="1.5099275330656106" table:formula="of:=IF([.O9]=&quot;..&quot;;&quot;..&quot;;[.O9]-[.$B9])" table:style-name="ce75">
            <text:p>1.5</text:p>
          </table:table-cell>
          <table:table-cell office:value-type="float" office:value="-0.13715250618715302" table:formula="of:=IF([.P9]=&quot;..&quot;;&quot;..&quot;;[.P9]-[.$B9])" table:style-name="ce75">
            <text:p>-0.1</text:p>
          </table:table-cell>
          <table:table-cell office:value-type="float" office:value="-0.58061790066719343" table:formula="of:=IF([.Q9]=&quot;..&quot;;&quot;..&quot;;[.Q9]-[.$B9])" table:style-name="ce75">
            <text:p>-0.6</text:p>
          </table:table-cell>
          <table:table-cell office:value-type="float" office:value="-7.1595120459871708E-2" table:formula="of:=IF([.R9]=&quot;..&quot;;&quot;..&quot;;[.R9]-[.$B9])" table:style-name="ce75">
            <text:p>-0.1</text:p>
          </table:table-cell>
          <table:table-cell office:value-type="float" office:value="3.4174531993576451E-2" table:formula="of:=IF([.S9]=&quot;..&quot;;&quot;..&quot;;[.S9]-[.$B9])" table:style-name="ce75">
            <text:p>0.0</text:p>
          </table:table-cell>
          <table:table-cell office:value-type="float" office:value="0.17298908828231596" table:formula="of:=IF([.T9]=&quot;..&quot;;&quot;..&quot;;[.T9]-[.$B9])" table:style-name="ce75">
            <text:p>0.2</text:p>
          </table:table-cell>
          <table:table-cell office:value-type="float" office:value="-0.4159519988997662" table:formula="of:=IF([.U9]=&quot;..&quot;;&quot;..&quot;;[.U9]-[.$B9])" table:style-name="ce75">
            <text:p>-0.4</text:p>
          </table:table-cell>
          <table:table-cell office:value-type="float" office:value="-0.94253382582666845" table:formula="of:=IF([.V9]=&quot;..&quot;;&quot;..&quot;;[.V9]-[.$B9])" table:style-name="ce75">
            <text:p>-0.9</text:p>
          </table:table-cell>
          <table:table-cell office:value-type="float" office:value="-1.6750167198605652" table:formula="of:=IF([.W9]=&quot;..&quot;;&quot;..&quot;;[.W9]-[.$B9])" table:style-name="ce75">
            <text:p>-1.7</text:p>
          </table:table-cell>
          <table:table-cell office:value-type="float" office:value="-0.90432918918253868" table:formula="of:=IF([.X9]=&quot;..&quot;;&quot;..&quot;;[.X9]-[.$B9])" table:style-name="ce75">
            <text:p>-0.9</text:p>
          </table:table-cell>
          <table:table-cell table:number-columns-repeated="5" table:style-name="ce72"/>
          <table:table-cell table:number-columns-repeated="16355" table:style-name="ce1"/>
        </table:table-row>
        <table:table-row table:style-name="ro4">
          <table:table-cell office:value-type="string" table:style-name="ce78">
            <text:p>May</text:p>
          </table:table-cell>
          <table:table-cell table:style-name="ce91"/>
          <table:table-cell office:value-type="float" office:value="-0.96331618171398681" table:formula="of:=IF([.C10]=&quot;..&quot;;&quot;..&quot;;[.C10]-[.$B10])" table:style-name="ce75">
            <text:p>-1.0</text:p>
          </table:table-cell>
          <table:table-cell office:value-type="float" office:value="1.5568338182860142" table:formula="of:=IF([.D10]=&quot;..&quot;;&quot;..&quot;;[.D10]-[.$B10])" table:style-name="ce75">
            <text:p>1.6</text:p>
          </table:table-cell>
          <table:table-cell office:value-type="float" office:value="1.6035838182860154" table:formula="of:=IF([.E10]=&quot;..&quot;;&quot;..&quot;;[.E10]-[.$B10])" table:style-name="ce75">
            <text:p>1.6</text:p>
          </table:table-cell>
          <table:table-cell office:value-type="float" office:value="-1.5183161817139865" table:formula="of:=IF([.F10]=&quot;..&quot;;&quot;..&quot;;[.F10]-[.$B10])" table:style-name="ce75">
            <text:p>-1.5</text:p>
          </table:table-cell>
          <table:table-cell office:value-type="float" office:value="0.58713381828601285" table:formula="of:=IF([.G10]=&quot;..&quot;;&quot;..&quot;;[.G10]-[.$B10])" table:style-name="ce75">
            <text:p>0.6</text:p>
          </table:table-cell>
          <table:table-cell office:value-type="float" office:value="0.34628381828601285" table:formula="of:=IF([.H10]=&quot;..&quot;;&quot;..&quot;;[.H10]-[.$B10])" table:style-name="ce75">
            <text:p>0.3</text:p>
          </table:table-cell>
          <table:table-cell office:value-type="float" office:value="0.58218381828601551" table:formula="of:=IF([.I10]=&quot;..&quot;;&quot;..&quot;;[.I10]-[.$B10])" table:style-name="ce75">
            <text:p>0.6</text:p>
          </table:table-cell>
          <table:table-cell office:value-type="float" office:value="-1.0830161817139858" table:formula="of:=IF([.J10]=&quot;..&quot;;&quot;..&quot;;[.J10]-[.$B10])" table:style-name="ce75">
            <text:p>-1.1</text:p>
          </table:table-cell>
          <table:table-cell office:value-type="float" office:value="1.5400838182860142" table:formula="of:=IF([.K10]=&quot;..&quot;;&quot;..&quot;;[.K10]-[.$B10])" table:style-name="ce75">
            <text:p>1.5</text:p>
          </table:table-cell>
          <table:table-cell office:value-type="float" office:value="-1.6575161817139863" table:formula="of:=IF([.L10]=&quot;..&quot;;&quot;..&quot;;[.L10]-[.$B10])" table:style-name="ce75">
            <text:p>-1.7</text:p>
          </table:table-cell>
          <table:table-cell office:value-type="float" office:value="2.7302838182860132" table:formula="of:=IF([.M10]=&quot;..&quot;;&quot;..&quot;;[.M10]-[.$B10])" table:style-name="ce75">
            <text:p>2.7</text:p>
          </table:table-cell>
          <table:table-cell office:value-type="float" office:value="-1.0150686037795715" table:formula="of:=IF([.N10]=&quot;..&quot;;&quot;..&quot;;[.N10]-[.$B10])" table:style-name="ce75">
            <text:p>-1.0</text:p>
          </table:table-cell>
          <table:table-cell office:value-type="float" office:value="0.710363663822422" table:formula="of:=IF([.O10]=&quot;..&quot;;&quot;..&quot;;[.O10]-[.$B10])" table:style-name="ce75">
            <text:p>0.7</text:p>
          </table:table-cell>
          <table:table-cell office:value-type="float" office:value="-0.89917017562211043" table:formula="of:=IF([.P10]=&quot;..&quot;;&quot;..&quot;;[.P10]-[.$B10])" table:style-name="ce75">
            <text:p>-0.9</text:p>
          </table:table-cell>
          <table:table-cell office:value-type="float" office:value="1.5625577382899305" table:formula="of:=IF([.Q10]=&quot;..&quot;;&quot;..&quot;;[.Q10]-[.$B10])" table:style-name="ce75">
            <text:p>1.6</text:p>
          </table:table-cell>
          <table:table-cell office:value-type="float" office:value="-0.39301398434175816" table:formula="of:=IF([.R10]=&quot;..&quot;;&quot;..&quot;;[.R10]-[.$B10])" table:style-name="ce75">
            <text:p>-0.4</text:p>
          </table:table-cell>
          <table:table-cell office:value-type="float" office:value="-0.7583702649311288" table:formula="of:=IF([.S10]=&quot;..&quot;;&quot;..&quot;;[.S10]-[.$B10])" table:style-name="ce75">
            <text:p>-0.8</text:p>
          </table:table-cell>
          <table:table-cell office:value-type="float" office:value="-1.2035376274487595" table:formula="of:=IF([.T10]=&quot;..&quot;;&quot;..&quot;;[.T10]-[.$B10])" table:style-name="ce75">
            <text:p>-1.2</text:p>
          </table:table-cell>
          <table:table-cell office:value-type="float" office:value="-1.454899511059911" table:formula="of:=IF([.U10]=&quot;..&quot;;&quot;..&quot;;[.U10]-[.$B10])" table:style-name="ce75">
            <text:p>-1.5</text:p>
          </table:table-cell>
          <table:table-cell office:value-type="float" office:value="-0.47575241862911533" table:formula="of:=IF([.V10]=&quot;..&quot;;&quot;..&quot;;[.V10]-[.$B10])" table:style-name="ce75">
            <text:p>-0.5</text:p>
          </table:table-cell>
          <table:table-cell office:value-type="float" office:value="-0.76064699916012302" table:formula="of:=IF([.W10]=&quot;..&quot;;&quot;..&quot;;[.W10]-[.$B10])" table:style-name="ce75">
            <text:p>-0.8</text:p>
          </table:table-cell>
          <table:table-cell office:value-type="float" office:value="0.1190742310231041" table:formula="of:=IF([.X10]=&quot;..&quot;;&quot;..&quot;;[.X10]-[.$B10])" table:style-name="ce75">
            <text:p>0.1</text:p>
          </table:table-cell>
          <table:table-cell table:number-columns-repeated="5" table:style-name="ce72"/>
          <table:table-cell table:number-columns-repeated="16355" table:style-name="ce1"/>
        </table:table-row>
        <table:table-row table:style-name="ro4">
          <table:table-cell office:value-type="string" table:style-name="ce78">
            <text:p>June</text:p>
          </table:table-cell>
          <table:table-cell table:style-name="ce91"/>
          <table:table-cell office:value-type="float" office:value="0.70297263455124792" table:formula="of:=IF([.C11]=&quot;..&quot;;&quot;..&quot;;[.C11]-[.$B11])" table:style-name="ce75">
            <text:p>0.7</text:p>
          </table:table-cell>
          <table:table-cell office:value-type="float" office:value="2.129422634551247" table:formula="of:=IF([.D11]=&quot;..&quot;;&quot;..&quot;;[.D11]-[.$B11])" table:style-name="ce75">
            <text:p>2.1</text:p>
          </table:table-cell>
          <table:table-cell office:value-type="float" office:value="0.83977263455124707" table:formula="of:=IF([.E11]=&quot;..&quot;;&quot;..&quot;;[.E11]-[.$B11])" table:style-name="ce75">
            <text:p>0.8</text:p>
          </table:table-cell>
          <table:table-cell office:value-type="float" office:value="1.0012726345512473" table:formula="of:=IF([.F11]=&quot;..&quot;;&quot;..&quot;;[.F11]-[.$B11])" table:style-name="ce75">
            <text:p>1.0</text:p>
          </table:table-cell>
          <table:table-cell office:value-type="float" office:value="-0.35397736544875436" table:formula="of:=IF([.G11]=&quot;..&quot;;&quot;..&quot;;[.G11]-[.$B11])" table:style-name="ce75">
            <text:p>-0.4</text:p>
          </table:table-cell>
          <table:table-cell office:value-type="float" office:value="-0.4290273654487553" table:formula="of:=IF([.H11]=&quot;..&quot;;&quot;..&quot;;[.H11]-[.$B11])" table:style-name="ce75">
            <text:p>-0.4</text:p>
          </table:table-cell>
          <table:table-cell office:value-type="float" office:value="-0.35892736544875437" table:formula="of:=IF([.I11]=&quot;..&quot;;&quot;..&quot;;[.I11]-[.$B11])" table:style-name="ce75">
            <text:p>-0.4</text:p>
          </table:table-cell>
          <table:table-cell office:value-type="float" office:value="0.7666726345512469" table:formula="of:=IF([.J11]=&quot;..&quot;;&quot;..&quot;;[.J11]-[.$B11])" table:style-name="ce75">
            <text:p>0.8</text:p>
          </table:table-cell>
          <table:table-cell office:value-type="float" office:value="-0.97042736544875385" table:formula="of:=IF([.K11]=&quot;..&quot;;&quot;..&quot;;[.K11]-[.$B11])" table:style-name="ce75">
            <text:p>-1.0</text:p>
          </table:table-cell>
          <table:table-cell office:value-type="float" office:value="-1.1789273654487555" table:formula="of:=IF([.L11]=&quot;..&quot;;&quot;..&quot;;[.L11]-[.$B11])" table:style-name="ce75">
            <text:p>-1.2</text:p>
          </table:table-cell>
          <table:table-cell office:value-type="float" office:value="-4.0127365448753949E-2" table:formula="of:=IF([.M11]=&quot;..&quot;;&quot;..&quot;;[.M11]-[.$B11])" table:style-name="ce75">
            <text:p>-0.0</text:p>
          </table:table-cell>
          <table:table-cell office:value-type="float" office:value="0.21492746575424171" table:formula="of:=IF([.N11]=&quot;..&quot;;&quot;..&quot;;[.N11]-[.$B11])" table:style-name="ce75">
            <text:p>0.2</text:p>
          </table:table-cell>
          <table:table-cell office:value-type="float" office:value="-0.12487657120909912" table:formula="of:=IF([.O11]=&quot;..&quot;;&quot;..&quot;;[.O11]-[.$B11])" table:style-name="ce75">
            <text:p>-0.1</text:p>
          </table:table-cell>
          <table:table-cell office:value-type="float" office:value="-1.5604564370593694" table:formula="of:=IF([.P11]=&quot;..&quot;;&quot;..&quot;;[.P11]-[.$B11])" table:style-name="ce75">
            <text:p>-1.6</text:p>
          </table:table-cell>
          <table:table-cell office:value-type="float" office:value="0.61968548155816272" table:formula="of:=IF([.Q11]=&quot;..&quot;;&quot;..&quot;;[.Q11]-[.$B11])" table:style-name="ce75">
            <text:p>0.6</text:p>
          </table:table-cell>
          <table:table-cell office:value-type="float" office:value="-0.81871006679359404" table:formula="of:=IF([.R11]=&quot;..&quot;;&quot;..&quot;;[.R11]-[.$B11])" table:style-name="ce75">
            <text:p>-0.8</text:p>
          </table:table-cell>
          <table:table-cell office:value-type="float" office:value="1.2038204152015872" table:formula="of:=IF([.S11]=&quot;..&quot;;&quot;..&quot;;[.S11]-[.$B11])" table:style-name="ce75">
            <text:p>1.2</text:p>
          </table:table-cell>
          <table:table-cell office:value-type="float" office:value="-0.77233050609965925" table:formula="of:=IF([.T11]=&quot;..&quot;;&quot;..&quot;;[.T11]-[.$B11])" table:style-name="ce75">
            <text:p>-0.8</text:p>
          </table:table-cell>
          <table:table-cell office:value-type="float" office:value="0.23493548004922893" table:formula="of:=IF([.U11]=&quot;..&quot;;&quot;..&quot;;[.U11]-[.$B11])" table:style-name="ce75">
            <text:p>0.2</text:p>
          </table:table-cell>
          <table:table-cell office:value-type="float" office:value="0.34191780916543024" table:formula="of:=IF([.V11]=&quot;..&quot;;&quot;..&quot;;[.V11]-[.$B11])" table:style-name="ce75">
            <text:p>0.3</text:p>
          </table:table-cell>
          <table:table-cell office:value-type="float" office:value="-0.74463941607939876" table:formula="of:=IF([.W11]=&quot;..&quot;;&quot;..&quot;;[.W11]-[.$B11])" table:style-name="ce75">
            <text:p>-0.7</text:p>
          </table:table-cell>
          <table:table-cell office:value-type="float" office:value="0.34744192470006219" table:formula="of:=IF([.X11]=&quot;..&quot;;&quot;..&quot;;[.X11]-[.$B11])" table:style-name="ce75">
            <text:p>0.3</text:p>
          </table:table-cell>
          <table:table-cell table:number-columns-repeated="5" table:style-name="ce72"/>
          <table:table-cell table:number-columns-repeated="16355" table:style-name="ce1"/>
        </table:table-row>
        <table:table-row table:style-name="ro4">
          <table:table-cell office:value-type="string" table:style-name="ce78">
            <text:p>July</text:p>
          </table:table-cell>
          <table:table-cell table:style-name="ce91"/>
          <table:table-cell office:value-type="float" office:value="0.13398613722424813" table:formula="of:=IF([.C12]=&quot;..&quot;;&quot;..&quot;;[.C12]-[.$B12])" table:style-name="ce75">
            <text:p>0.1</text:p>
          </table:table-cell>
          <table:table-cell office:value-type="float" office:value="-0.49106386277575265" table:formula="of:=IF([.D12]=&quot;..&quot;;&quot;..&quot;;[.D12]-[.$B12])" table:style-name="ce75">
            <text:p>-0.5</text:p>
          </table:table-cell>
          <table:table-cell office:value-type="float" office:value="1.0108861372242481" table:formula="of:=IF([.E12]=&quot;..&quot;;&quot;..&quot;;[.E12]-[.$B12])" table:style-name="ce75">
            <text:p>1.0</text:p>
          </table:table-cell>
          <table:table-cell office:value-type="float" office:value="0.10068613722424669" table:formula="of:=IF([.F12]=&quot;..&quot;;&quot;..&quot;;[.F12]-[.$B12])" table:style-name="ce75">
            <text:p>0.1</text:p>
          </table:table-cell>
          <table:table-cell office:value-type="float" office:value="-0.24941386277575184" table:formula="of:=IF([.G12]=&quot;..&quot;;&quot;..&quot;;[.G12]-[.$B12])" table:style-name="ce75">
            <text:p>-0.2</text:p>
          </table:table-cell>
          <table:table-cell office:value-type="float" office:value="-0.20181386277575175" table:formula="of:=IF([.H12]=&quot;..&quot;;&quot;..&quot;;[.H12]-[.$B12])" table:style-name="ce75">
            <text:p>-0.2</text:p>
          </table:table-cell>
          <table:table-cell office:value-type="float" office:value="0.77618613722424801" table:formula="of:=IF([.I12]=&quot;..&quot;;&quot;..&quot;;[.I12]-[.$B12])" table:style-name="ce75">
            <text:p>0.8</text:p>
          </table:table-cell>
          <table:table-cell office:value-type="float" office:value="0.73008613722424531" table:formula="of:=IF([.J12]=&quot;..&quot;;&quot;..&quot;;[.J12]-[.$B12])" table:style-name="ce75">
            <text:p>0.7</text:p>
          </table:table-cell>
          <table:table-cell office:value-type="float" office:value="1.0999861372242483" table:formula="of:=IF([.K12]=&quot;..&quot;;&quot;..&quot;;[.K12]-[.$B12])" table:style-name="ce75">
            <text:p>1.1</text:p>
          </table:table-cell>
          <table:table-cell office:value-type="float" office:value="1.4912861372242459" table:formula="of:=IF([.L12]=&quot;..&quot;;&quot;..&quot;;[.L12]-[.$B12])" table:style-name="ce75">
            <text:p>1.5</text:p>
          </table:table-cell>
          <table:table-cell office:value-type="float" office:value="-0.76991386277575291" table:formula="of:=IF([.M12]=&quot;..&quot;;&quot;..&quot;;[.M12]-[.$B12])" table:style-name="ce75">
            <text:p>-0.8</text:p>
          </table:table-cell>
          <table:table-cell office:value-type="float" office:value="-0.46618526902399537" table:formula="of:=IF([.N12]=&quot;..&quot;;&quot;..&quot;;[.N12]-[.$B12])" table:style-name="ce75">
            <text:p>-0.5</text:p>
          </table:table-cell>
          <table:table-cell office:value-type="float" office:value="-1.1228946099118815" table:formula="of:=IF([.O12]=&quot;..&quot;;&quot;..&quot;;[.O12]-[.$B12])" table:style-name="ce75">
            <text:p>-1.1</text:p>
          </table:table-cell>
          <table:table-cell office:value-type="float" office:value="-0.63627967989516687" table:formula="of:=IF([.P12]=&quot;..&quot;;&quot;..&quot;;[.P12]-[.$B12])" table:style-name="ce75">
            <text:p>-0.6</text:p>
          </table:table-cell>
          <table:table-cell office:value-type="float" office:value="0.86619688215406665" table:formula="of:=IF([.Q12]=&quot;..&quot;;&quot;..&quot;;[.Q12]-[.$B12])" table:style-name="ce75">
            <text:p>0.9</text:p>
          </table:table-cell>
          <table:table-cell office:value-type="float" office:value="0.22173529380651846" table:formula="of:=IF([.R12]=&quot;..&quot;;&quot;..&quot;;[.R12]-[.$B12])" table:style-name="ce75">
            <text:p>0.2</text:p>
          </table:table-cell>
          <table:table-cell office:value-type="float" office:value="0.32008679306080978" table:formula="of:=IF([.S12]=&quot;..&quot;;&quot;..&quot;;[.S12]-[.$B12])" table:style-name="ce75">
            <text:p>0.3</text:p>
          </table:table-cell>
          <table:table-cell office:value-type="float" office:value="-1.0674933017256505" table:formula="of:=IF([.T12]=&quot;..&quot;;&quot;..&quot;;[.T12]-[.$B12])" table:style-name="ce75">
            <text:p>-1.1</text:p>
          </table:table-cell>
          <table:table-cell office:value-type="float" office:value="-0.34470701088766909" table:formula="of:=IF([.U12]=&quot;..&quot;;&quot;..&quot;;[.U12]-[.$B12])" table:style-name="ce75">
            <text:p>-0.3</text:p>
          </table:table-cell>
          <table:table-cell office:value-type="float" office:value="0.59916140476805335" table:formula="of:=IF([.V12]=&quot;..&quot;;&quot;..&quot;;[.V12]-[.$B12])" table:style-name="ce75">
            <text:p>0.6</text:p>
          </table:table-cell>
          <table:table-cell office:value-type="float" office:value="-1.8665318745875963" table:formula="of:=IF([.W12]=&quot;..&quot;;&quot;..&quot;;[.W12]-[.$B12])" table:style-name="ce75">
            <text:p>-1.9</text:p>
          </table:table-cell>
          <table:table-cell office:value-type="float" office:value="-0.21157261391470072" table:formula="of:=IF([.X12]=&quot;..&quot;;&quot;..&quot;;[.X12]-[.$B12])" table:style-name="ce75">
            <text:p>-0.2</text:p>
          </table:table-cell>
          <table:table-cell table:number-columns-repeated="5" table:style-name="ce72"/>
          <table:table-cell table:number-columns-repeated="16355" table:style-name="ce1"/>
        </table:table-row>
        <table:table-row table:style-name="ro4">
          <table:table-cell office:value-type="string" table:style-name="ce78">
            <text:p>August</text:p>
          </table:table-cell>
          <table:table-cell table:style-name="ce91"/>
          <table:table-cell office:value-type="float" office:value="-0.78184423897899613" table:formula="of:=IF([.C13]=&quot;..&quot;;&quot;..&quot;;[.C13]-[.$B13])" table:style-name="ce75">
            <text:p>-0.8</text:p>
          </table:table-cell>
          <table:table-cell office:value-type="float" office:value="-1.4555442389789954" table:formula="of:=IF([.D13]=&quot;..&quot;;&quot;..&quot;;[.D13]-[.$B13])" table:style-name="ce75">
            <text:p>-1.5</text:p>
          </table:table-cell>
          <table:table-cell office:value-type="float" office:value="-0.66554423897899539" table:formula="of:=IF([.E13]=&quot;..&quot;;&quot;..&quot;;[.E13]-[.$B13])" table:style-name="ce75">
            <text:p>-0.7</text:p>
          </table:table-cell>
          <table:table-cell office:value-type="float" office:value="-0.36069423897899622" table:formula="of:=IF([.F13]=&quot;..&quot;;&quot;..&quot;;[.F13]-[.$B13])" table:style-name="ce75">
            <text:p>-0.4</text:p>
          </table:table-cell>
          <table:table-cell office:value-type="float" office:value="-0.20964423897899476" table:formula="of:=IF([.G13]=&quot;..&quot;;&quot;..&quot;;[.G13]-[.$B13])" table:style-name="ce75">
            <text:p>-0.2</text:p>
          </table:table-cell>
          <table:table-cell office:value-type="float" office:value="0.27385576102100462" table:formula="of:=IF([.H13]=&quot;..&quot;;&quot;..&quot;;[.H13]-[.$B13])" table:style-name="ce75">
            <text:p>0.3</text:p>
          </table:table-cell>
          <table:table-cell office:value-type="float" office:value="0.40505576102100438" table:formula="of:=IF([.I13]=&quot;..&quot;;&quot;..&quot;;[.I13]-[.$B13])" table:style-name="ce75">
            <text:p>0.4</text:p>
          </table:table-cell>
          <table:table-cell office:value-type="float" office:value="0.70345576102100349" table:formula="of:=IF([.J13]=&quot;..&quot;;&quot;..&quot;;[.J13]-[.$B13])" table:style-name="ce75">
            <text:p>0.7</text:p>
          </table:table-cell>
          <table:table-cell office:value-type="float" office:value="1.8445557610210033" table:formula="of:=IF([.K13]=&quot;..&quot;;&quot;..&quot;;[.K13]-[.$B13])" table:style-name="ce75">
            <text:p>1.8</text:p>
          </table:table-cell>
          <table:table-cell office:value-type="float" office:value="-0.1801442389789969" table:formula="of:=IF([.L13]=&quot;..&quot;;&quot;..&quot;;[.L13]-[.$B13])" table:style-name="ce75">
            <text:p>-0.2</text:p>
          </table:table-cell>
          <table:table-cell office:value-type="float" office:value="-0.56014423897899679" table:formula="of:=IF([.M13]=&quot;..&quot;;&quot;..&quot;;[.M13]-[.$B13])" table:style-name="ce75">
            <text:p>-0.6</text:p>
          </table:table-cell>
          <table:table-cell office:value-type="float" office:value="-0.45187051240428922" table:formula="of:=IF([.N13]=&quot;..&quot;;&quot;..&quot;;[.N13]-[.$B13])" table:style-name="ce75">
            <text:p>-0.5</text:p>
          </table:table-cell>
          <table:table-cell office:value-type="float" office:value="-4.4289160454382248E-2" table:formula="of:=IF([.O13]=&quot;..&quot;;&quot;..&quot;;[.O13]-[.$B13])" table:style-name="ce75">
            <text:p>-0.0</text:p>
          </table:table-cell>
          <table:table-cell office:value-type="float" office:value="1.0227563826409449" table:formula="of:=IF([.P13]=&quot;..&quot;;&quot;..&quot;;[.P13]-[.$B13])" table:style-name="ce75">
            <text:p>1.0</text:p>
          </table:table-cell>
          <table:table-cell office:value-type="float" office:value="0.21242184283618482" table:formula="of:=IF([.Q13]=&quot;..&quot;;&quot;..&quot;;[.Q13]-[.$B13])" table:style-name="ce75">
            <text:p>0.2</text:p>
          </table:table-cell>
          <table:table-cell office:value-type="float" office:value="0.39979390260241221" table:formula="of:=IF([.R13]=&quot;..&quot;;&quot;..&quot;;[.R13]-[.$B13])" table:style-name="ce75">
            <text:p>0.4</text:p>
          </table:table-cell>
          <table:table-cell office:value-type="float" office:value="7.994445253143212E-2" table:formula="of:=IF([.S13]=&quot;..&quot;;&quot;..&quot;;[.S13]-[.$B13])" table:style-name="ce75">
            <text:p>0.1</text:p>
          </table:table-cell>
          <table:table-cell office:value-type="float" office:value="-0.28037848050251046" table:formula="of:=IF([.T13]=&quot;..&quot;;&quot;..&quot;;[.T13]-[.$B13])" table:style-name="ce75">
            <text:p>-0.3</text:p>
          </table:table-cell>
          <table:table-cell office:value-type="float" office:value="0.37975238243122522" table:formula="of:=IF([.U13]=&quot;..&quot;;&quot;..&quot;;[.U13]-[.$B13])" table:style-name="ce75">
            <text:p>0.4</text:p>
          </table:table-cell>
          <table:table-cell office:value-type="float" office:value="-6.5864648696796202E-2" table:formula="of:=IF([.V13]=&quot;..&quot;;&quot;..&quot;;[.V13]-[.$B13])" table:style-name="ce75">
            <text:p>-0.1</text:p>
          </table:table-cell>
          <table:table-cell office:value-type="float" office:value="-1.0474737711942588" table:formula="of:=IF([.W13]=&quot;..&quot;;&quot;..&quot;;[.W13]-[.$B13])" table:style-name="ce75">
            <text:p>-1.0</text:p>
          </table:table-cell>
          <table:table-cell office:value-type="float" office:value="-1.2275069248643904" table:formula="of:=IF([.X13]=&quot;..&quot;;&quot;..&quot;;[.X13]-[.$B13])" table:style-name="ce75">
            <text:p>-1.2</text:p>
          </table:table-cell>
          <table:table-cell table:number-columns-repeated="5" table:style-name="ce72"/>
          <table:table-cell table:number-columns-repeated="16355" table:style-name="ce1"/>
        </table:table-row>
        <table:table-row table:style-name="ro4">
          <table:table-cell office:value-type="string" table:style-name="ce78">
            <text:p>September</text:p>
          </table:table-cell>
          <table:table-cell table:style-name="ce91"/>
          <table:table-cell office:value-type="float" office:value="0.60860704897693374" table:formula="of:=IF([.C14]=&quot;..&quot;;&quot;..&quot;;[.C14]-[.$B14])" table:style-name="ce75">
            <text:p>0.6</text:p>
          </table:table-cell>
          <table:table-cell office:value-type="float" office:value="-1.9307429510230669" table:formula="of:=IF([.D14]=&quot;..&quot;;&quot;..&quot;;[.D14]-[.$B14])" table:style-name="ce75">
            <text:p>-1.9</text:p>
          </table:table-cell>
          <table:table-cell office:value-type="float" office:value="-0.93144295102306618" table:formula="of:=IF([.E14]=&quot;..&quot;;&quot;..&quot;;[.E14]-[.$B14])" table:style-name="ce75">
            <text:p>-0.9</text:p>
          </table:table-cell>
          <table:table-cell office:value-type="float" office:value="2.3099570489769334" table:formula="of:=IF([.F14]=&quot;..&quot;;&quot;..&quot;;[.F14]-[.$B14])" table:style-name="ce75">
            <text:p>2.3</text:p>
          </table:table-cell>
          <table:table-cell office:value-type="float" office:value="1.0611570489769342" table:formula="of:=IF([.G14]=&quot;..&quot;;&quot;..&quot;;[.G14]-[.$B14])" table:style-name="ce75">
            <text:p>1.1</text:p>
          </table:table-cell>
          <table:table-cell office:value-type="float" office:value="0.25765704897693276" table:formula="of:=IF([.H14]=&quot;..&quot;;&quot;..&quot;;[.H14]-[.$B14])" table:style-name="ce75">
            <text:p>0.3</text:p>
          </table:table-cell>
          <table:table-cell office:value-type="float" office:value="0.37985704897693395" table:formula="of:=IF([.I14]=&quot;..&quot;;&quot;..&quot;;[.I14]-[.$B14])" table:style-name="ce75">
            <text:p>0.4</text:p>
          </table:table-cell>
          <table:table-cell office:value-type="float" office:value="-0.8094429510230654" table:formula="of:=IF([.J14]=&quot;..&quot;;&quot;..&quot;;[.J14]-[.$B14])" table:style-name="ce75">
            <text:p>-0.8</text:p>
          </table:table-cell>
          <table:table-cell office:value-type="float" office:value="0.4588570489769328" table:formula="of:=IF([.K14]=&quot;..&quot;;&quot;..&quot;;[.K14]-[.$B14])" table:style-name="ce75">
            <text:p>0.5</text:p>
          </table:table-cell>
          <table:table-cell office:value-type="float" office:value="0.41085704897693276" table:formula="of:=IF([.L14]=&quot;..&quot;;&quot;..&quot;;[.L14]-[.$B14])" table:style-name="ce75">
            <text:p>0.4</text:p>
          </table:table-cell>
          <table:table-cell office:value-type="float" office:value="2.2498570489769332" table:formula="of:=IF([.M14]=&quot;..&quot;;&quot;..&quot;;[.M14]-[.$B14])" table:style-name="ce75">
            <text:p>2.2</text:p>
          </table:table-cell>
          <table:table-cell office:value-type="float" office:value="0.95523094980096523" table:formula="of:=IF([.N14]=&quot;..&quot;;&quot;..&quot;;[.N14]-[.$B14])" table:style-name="ce75">
            <text:p>1.0</text:p>
          </table:table-cell>
          <table:table-cell office:value-type="float" office:value="-0.67885859748805366" table:formula="of:=IF([.O14]=&quot;..&quot;;&quot;..&quot;;[.O14]-[.$B14])" table:style-name="ce75">
            <text:p>-0.7</text:p>
          </table:table-cell>
          <table:table-cell office:value-type="float" office:value="-2.6177316941075457" table:formula="of:=IF([.P14]=&quot;..&quot;;&quot;..&quot;;[.P14]-[.$B14])" table:style-name="ce75">
            <text:p>-2.6</text:p>
          </table:table-cell>
          <table:table-cell office:value-type="float" office:value="-1.154359209445353" table:formula="of:=IF([.Q14]=&quot;..&quot;;&quot;..&quot;;[.Q14]-[.$B14])" table:style-name="ce75">
            <text:p>-1.2</text:p>
          </table:table-cell>
          <table:table-cell office:value-type="float" office:value="0.82767539340599861" table:formula="of:=IF([.R14]=&quot;..&quot;;&quot;..&quot;;[.R14]-[.$B14])" table:style-name="ce75">
            <text:p>0.8</text:p>
          </table:table-cell>
          <table:table-cell office:value-type="float" office:value="7.0335166376555236E-2" table:formula="of:=IF([.S14]=&quot;..&quot;;&quot;..&quot;;[.S14]-[.$B14])" table:style-name="ce75">
            <text:p>0.1</text:p>
          </table:table-cell>
          <table:table-cell office:value-type="float" office:value="1.2299436455779222" table:formula="of:=IF([.T14]=&quot;..&quot;;&quot;..&quot;;[.T14]-[.$B14])" table:style-name="ce75">
            <text:p>1.2</text:p>
          </table:table-cell>
          <table:table-cell office:value-type="float" office:value="-0.45565371263810661" table:formula="of:=IF([.U14]=&quot;..&quot;;&quot;..&quot;;[.U14]-[.$B14])" table:style-name="ce75">
            <text:p>-0.5</text:p>
          </table:table-cell>
          <table:table-cell office:value-type="float" office:value="-7.5209267897474064E-2" table:formula="of:=IF([.V14]=&quot;..&quot;;&quot;..&quot;;[.V14]-[.$B14])" table:style-name="ce75">
            <text:p>-0.1</text:p>
          </table:table-cell>
          <table:table-cell office:value-type="float" office:value="-1.5579431633542562" table:formula="of:=IF([.W14]=&quot;..&quot;;&quot;..&quot;;[.W14]-[.$B14])" table:style-name="ce75">
            <text:p>-1.6</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78">
            <text:p>October</text:p>
          </table:table-cell>
          <table:table-cell table:style-name="ce91"/>
          <table:table-cell office:value-type="float" office:value="2.5564108688261467" table:formula="of:=IF([.C15]=&quot;..&quot;;&quot;..&quot;;[.C15]-[.$B15])" table:style-name="ce75">
            <text:p>2.6</text:p>
          </table:table-cell>
          <table:table-cell office:value-type="float" office:value="-0.37598913117385457" table:formula="of:=IF([.D15]=&quot;..&quot;;&quot;..&quot;;[.D15]-[.$B15])" table:style-name="ce75">
            <text:p>-0.4</text:p>
          </table:table-cell>
          <table:table-cell office:value-type="float" office:value="-0.20848913117385237" table:formula="of:=IF([.E15]=&quot;..&quot;;&quot;..&quot;;[.E15]-[.$B15])" table:style-name="ce75">
            <text:p>-0.2</text:p>
          </table:table-cell>
          <table:table-cell office:value-type="float" office:value="0.8118108688261465" table:formula="of:=IF([.F15]=&quot;..&quot;;&quot;..&quot;;[.F15]-[.$B15])" table:style-name="ce75">
            <text:p>0.8</text:p>
          </table:table-cell>
          <table:table-cell office:value-type="float" office:value="0.74581086882614755" table:formula="of:=IF([.G15]=&quot;..&quot;;&quot;..&quot;;[.G15]-[.$B15])" table:style-name="ce75">
            <text:p>0.7</text:p>
          </table:table-cell>
          <table:table-cell office:value-type="float" office:value="0.28811086882614489" table:formula="of:=IF([.H15]=&quot;..&quot;;&quot;..&quot;;[.H15]-[.$B15])" table:style-name="ce75">
            <text:p>0.3</text:p>
          </table:table-cell>
          <table:table-cell office:value-type="float" office:value="-1.6432891311738524" table:formula="of:=IF([.I15]=&quot;..&quot;;&quot;..&quot;;[.I15]-[.$B15])" table:style-name="ce75">
            <text:p>-1.6</text:p>
          </table:table-cell>
          <table:table-cell office:value-type="float" office:value="2.1124108688261476" table:formula="of:=IF([.J15]=&quot;..&quot;;&quot;..&quot;;[.J15]-[.$B15])" table:style-name="ce75">
            <text:p>2.1</text:p>
          </table:table-cell>
          <table:table-cell office:value-type="float" office:value="-0.22568913117385314" table:formula="of:=IF([.K15]=&quot;..&quot;;&quot;..&quot;;[.K15]-[.$B15])" table:style-name="ce75">
            <text:p>-0.2</text:p>
          </table:table-cell>
          <table:table-cell office:value-type="float" office:value="1.3210868826146083E-2" table:formula="of:=IF([.L15]=&quot;..&quot;;&quot;..&quot;;[.L15]-[.$B15])" table:style-name="ce75">
            <text:p>0.0</text:p>
          </table:table-cell>
          <table:table-cell office:value-type="float" office:value="1.7733108688261474" table:formula="of:=IF([.M15]=&quot;..&quot;;&quot;..&quot;;[.M15]-[.$B15])" table:style-name="ce75">
            <text:p>1.8</text:p>
          </table:table-cell>
          <table:table-cell office:value-type="float" office:value="-1.6790002291694242" table:formula="of:=IF([.N15]=&quot;..&quot;;&quot;..&quot;;[.N15]-[.$B15])" table:style-name="ce75">
            <text:p>-1.7</text:p>
          </table:table-cell>
          <table:table-cell office:value-type="float" office:value="0.60686321557105671" table:formula="of:=IF([.O15]=&quot;..&quot;;&quot;..&quot;;[.O15]-[.$B15])" table:style-name="ce75">
            <text:p>0.6</text:p>
          </table:table-cell>
          <table:table-cell office:value-type="float" office:value="1.2822398610650829" table:formula="of:=IF([.P15]=&quot;..&quot;;&quot;..&quot;;[.P15]-[.$B15])" table:style-name="ce75">
            <text:p>1.3</text:p>
          </table:table-cell>
          <table:table-cell office:value-type="float" office:value="-2.0261432707070757" table:formula="of:=IF([.Q15]=&quot;..&quot;;&quot;..&quot;;[.Q15]-[.$B15])" table:style-name="ce75">
            <text:p>-2.0</text:p>
          </table:table-cell>
          <table:table-cell office:value-type="float" office:value="-2.2275654049325651" table:formula="of:=IF([.R15]=&quot;..&quot;;&quot;..&quot;;[.R15]-[.$B15])" table:style-name="ce75">
            <text:p>-2.2</text:p>
          </table:table-cell>
          <table:table-cell office:value-type="float" office:value="1.4441316590193392" table:formula="of:=IF([.S15]=&quot;..&quot;;&quot;..&quot;;[.S15]-[.$B15])" table:style-name="ce75">
            <text:p>1.4</text:p>
          </table:table-cell>
          <table:table-cell office:value-type="float" office:value="6.7524654820568131E-2" table:formula="of:=IF([.T15]=&quot;..&quot;;&quot;..&quot;;[.T15]-[.$B15])" table:style-name="ce75">
            <text:p>0.1</text:p>
          </table:table-cell>
          <table:table-cell office:value-type="float" office:value="-0.998541688500314" table:formula="of:=IF([.U15]=&quot;..&quot;;&quot;..&quot;;[.U15]-[.$B15])" table:style-name="ce75">
            <text:p>-1.0</text:p>
          </table:table-cell>
          <table:table-cell office:value-type="float" office:value="0.103508522026587" table:formula="of:=IF([.V15]=&quot;..&quot;;&quot;..&quot;;[.V15]-[.$B15])" table:style-name="ce75">
            <text:p>0.1</text:p>
          </table:table-cell>
          <table:table-cell office:value-type="float" office:value="0.13577399254526767" table:formula="of:=IF([.W15]=&quot;..&quot;;&quot;..&quot;;[.W15]-[.$B15])" table:style-name="ce75">
            <text:p>0.1</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78">
            <text:p>November</text:p>
          </table:table-cell>
          <table:table-cell table:style-name="ce91"/>
          <table:table-cell office:value-type="float" office:value="-0.40423948479819494" table:formula="of:=IF([.C16]=&quot;..&quot;;&quot;..&quot;;[.C16]-[.$B16])" table:style-name="ce75">
            <text:p>-0.4</text:p>
          </table:table-cell>
          <table:table-cell office:value-type="float" office:value="0.29236051520180339" table:formula="of:=IF([.D16]=&quot;..&quot;;&quot;..&quot;;[.D16]-[.$B16])" table:style-name="ce75">
            <text:p>0.3</text:p>
          </table:table-cell>
          <table:table-cell office:value-type="float" office:value="0.81871051520180593" table:formula="of:=IF([.E16]=&quot;..&quot;;&quot;..&quot;;[.E16]-[.$B16])" table:style-name="ce75">
            <text:p>0.8</text:p>
          </table:table-cell>
          <table:table-cell office:value-type="float" office:value="-0.87368948479819508" table:formula="of:=IF([.F16]=&quot;..&quot;;&quot;..&quot;;[.F16]-[.$B16])" table:style-name="ce75">
            <text:p>-0.9</text:p>
          </table:table-cell>
          <table:table-cell office:value-type="float" office:value="-0.54463948479819457" table:formula="of:=IF([.G16]=&quot;..&quot;;&quot;..&quot;;[.G16]-[.$B16])" table:style-name="ce75">
            <text:p>-0.5</text:p>
          </table:table-cell>
          <table:table-cell office:value-type="float" office:value="2.9231105152018024" table:formula="of:=IF([.H16]=&quot;..&quot;;&quot;..&quot;;[.H16]-[.$B16])" table:style-name="ce75">
            <text:p>2.9</text:p>
          </table:table-cell>
          <table:table-cell office:value-type="float" office:value="-0.1532894847981936" table:formula="of:=IF([.I16]=&quot;..&quot;;&quot;..&quot;;[.I16]-[.$B16])" table:style-name="ce75">
            <text:p>-0.2</text:p>
          </table:table-cell>
          <table:table-cell office:value-type="float" office:value="0.40551051520180614" table:formula="of:=IF([.J16]=&quot;..&quot;;&quot;..&quot;;[.J16]-[.$B16])" table:style-name="ce75">
            <text:p>0.4</text:p>
          </table:table-cell>
          <table:table-cell office:value-type="float" office:value="2.5347105152018052" table:formula="of:=IF([.K16]=&quot;..&quot;;&quot;..&quot;;[.K16]-[.$B16])" table:style-name="ce75">
            <text:p>2.5</text:p>
          </table:table-cell>
          <table:table-cell office:value-type="float" office:value="-0.25428948479819624" table:formula="of:=IF([.L16]=&quot;..&quot;;&quot;..&quot;;[.L16]-[.$B16])" table:style-name="ce75">
            <text:p>-0.3</text:p>
          </table:table-cell>
          <table:table-cell office:value-type="float" office:value="0.71521051520180556" table:formula="of:=IF([.M16]=&quot;..&quot;;&quot;..&quot;;[.M16]-[.$B16])" table:style-name="ce75">
            <text:p>0.7</text:p>
          </table:table-cell>
          <table:table-cell office:value-type="float" office:value="-0.95642295078585171" table:formula="of:=IF([.N16]=&quot;..&quot;;&quot;..&quot;;[.N16]-[.$B16])" table:style-name="ce75">
            <text:p>-1.0</text:p>
          </table:table-cell>
          <table:table-cell office:value-type="float" office:value="-1.1261672033686771" table:formula="of:=IF([.O16]=&quot;..&quot;;&quot;..&quot;;[.O16]-[.$B16])" table:style-name="ce75">
            <text:p>-1.1</text:p>
          </table:table-cell>
          <table:table-cell office:value-type="float" office:value="-1.5946289814358989" table:formula="of:=IF([.P16]=&quot;..&quot;;&quot;..&quot;;[.P16]-[.$B16])" table:style-name="ce75">
            <text:p>-1.6</text:p>
          </table:table-cell>
          <table:table-cell office:value-type="float" office:value="1.7716811609582148" table:formula="of:=IF([.Q16]=&quot;..&quot;;&quot;..&quot;;[.Q16]-[.$B16])" table:style-name="ce75">
            <text:p>1.8</text:p>
          </table:table-cell>
          <table:table-cell office:value-type="float" office:value="-1.588415574320166" table:formula="of:=IF([.R16]=&quot;..&quot;;&quot;..&quot;;[.R16]-[.$B16])" table:style-name="ce75">
            <text:p>-1.6</text:p>
          </table:table-cell>
          <table:table-cell office:value-type="float" office:value="-0.48102534926194984" table:formula="of:=IF([.S16]=&quot;..&quot;;&quot;..&quot;;[.S16]-[.$B16])" table:style-name="ce75">
            <text:p>-0.5</text:p>
          </table:table-cell>
          <table:table-cell office:value-type="float" office:value="0.45764519943618431" table:formula="of:=IF([.T16]=&quot;..&quot;;&quot;..&quot;;[.T16]-[.$B16])" table:style-name="ce75">
            <text:p>0.5</text:p>
          </table:table-cell>
          <table:table-cell office:value-type="float" office:value="-1.8516412386974652" table:formula="of:=IF([.U16]=&quot;..&quot;;&quot;..&quot;;[.U16]-[.$B16])" table:style-name="ce75">
            <text:p>-1.9</text:p>
          </table:table-cell>
          <table:table-cell office:value-type="float" office:value="-3.3561492556533068E-2" table:formula="of:=IF([.V16]=&quot;..&quot;;&quot;..&quot;;[.V16]-[.$B16])" table:style-name="ce75">
            <text:p>-0.0</text:p>
          </table:table-cell>
          <table:table-cell office:value-type="float" office:value="-0.46116872198596148" table:formula="of:=IF([.W16]=&quot;..&quot;;&quot;..&quot;;[.W16]-[.$B16])" table:style-name="ce75">
            <text:p>-0.5</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78">
            <text:p>December</text:p>
          </table:table-cell>
          <table:table-cell table:style-name="ce91"/>
          <table:table-cell office:value-type="float" office:value="-1.2812343115096176" table:formula="of:=IF([.C17]=&quot;..&quot;;&quot;..&quot;;[.C17]-[.$B17])" table:style-name="ce75">
            <text:p>-1.3</text:p>
          </table:table-cell>
          <table:table-cell office:value-type="float" office:value="-1.1136843115096173" table:formula="of:=IF([.D17]=&quot;..&quot;;&quot;..&quot;;[.D17]-[.$B17])" table:style-name="ce75">
            <text:p>-1.1</text:p>
          </table:table-cell>
          <table:table-cell office:value-type="float" office:value="-0.50203431150961819" table:formula="of:=IF([.E17]=&quot;..&quot;;&quot;..&quot;;[.E17]-[.$B17])" table:style-name="ce75">
            <text:p>-0.5</text:p>
          </table:table-cell>
          <table:table-cell office:value-type="float" office:value="0.47906568849038145" table:formula="of:=IF([.F17]=&quot;..&quot;;&quot;..&quot;;[.F17]-[.$B17])" table:style-name="ce75">
            <text:p>0.5</text:p>
          </table:table-cell>
          <table:table-cell office:value-type="float" office:value="-1.5512343115096172" table:formula="of:=IF([.G17]=&quot;..&quot;;&quot;..&quot;;[.G17]-[.$B17])" table:style-name="ce75">
            <text:p>-1.6</text:p>
          </table:table-cell>
          <table:table-cell office:value-type="float" office:value="2.1525656884903803" table:formula="of:=IF([.H17]=&quot;..&quot;;&quot;..&quot;;[.H17]-[.$B17])" table:style-name="ce75">
            <text:p>2.2</text:p>
          </table:table-cell>
          <table:table-cell office:value-type="float" office:value="0.7515656884903823" table:formula="of:=IF([.I17]=&quot;..&quot;;&quot;..&quot;;[.I17]-[.$B17])" table:style-name="ce75">
            <text:p>0.8</text:p>
          </table:table-cell>
          <table:table-cell office:value-type="float" office:value="-1.1839343115096188" table:formula="of:=IF([.J17]=&quot;..&quot;;&quot;..&quot;;[.J17]-[.$B17])" table:style-name="ce75">
            <text:p>-1.2</text:p>
          </table:table-cell>
          <table:table-cell office:value-type="float" office:value="-1.9722343115096184" table:formula="of:=IF([.K17]=&quot;..&quot;;&quot;..&quot;;[.K17]-[.$B17])" table:style-name="ce75">
            <text:p>-2.0</text:p>
          </table:table-cell>
          <table:table-cell office:value-type="float" office:value="-3.3713343115096182" table:formula="of:=IF([.L17]=&quot;..&quot;;&quot;..&quot;;[.L17]-[.$B17])" table:style-name="ce75">
            <text:p>-3.4</text:p>
          </table:table-cell>
          <table:table-cell office:value-type="float" office:value="2.8821656884903817" table:formula="of:=IF([.M17]=&quot;..&quot;;&quot;..&quot;;[.M17]-[.$B17])" table:style-name="ce75">
            <text:p>2.9</text:p>
          </table:table-cell>
          <table:table-cell office:value-type="float" office:value="-0.2883633077211023" table:formula="of:=IF([.N17]=&quot;..&quot;;&quot;..&quot;;[.N17]-[.$B17])" table:style-name="ce75">
            <text:p>-0.3</text:p>
          </table:table-cell>
          <table:table-cell office:value-type="float" office:value="2.949807411647555" table:formula="of:=IF([.O17]=&quot;..&quot;;&quot;..&quot;;[.O17]-[.$B17])" table:style-name="ce75">
            <text:p>2.9</text:p>
          </table:table-cell>
          <table:table-cell office:value-type="float" office:value="0.74285169354657654" table:formula="of:=IF([.P17]=&quot;..&quot;;&quot;..&quot;;[.P17]-[.$B17])" table:style-name="ce75">
            <text:p>0.7</text:p>
          </table:table-cell>
          <table:table-cell office:value-type="float" office:value="3.8022567866669874" table:formula="of:=IF([.Q17]=&quot;..&quot;;&quot;..&quot;;[.Q17]-[.$B17])" table:style-name="ce75">
            <text:p>3.8</text:p>
          </table:table-cell>
          <table:table-cell office:value-type="float" office:value="-0.75464986043032489" table:formula="of:=IF([.R17]=&quot;..&quot;;&quot;..&quot;;[.R17]-[.$B17])" table:style-name="ce75">
            <text:p>-0.8</text:p>
          </table:table-cell>
          <table:table-cell office:value-type="float" office:value="-0.3884175623778976" table:formula="of:=IF([.S17]=&quot;..&quot;;&quot;..&quot;;[.S17]-[.$B17])" table:style-name="ce75">
            <text:p>-0.4</text:p>
          </table:table-cell>
          <table:table-cell office:value-type="float" office:value="-0.57006929467152467" table:formula="of:=IF([.T17]=&quot;..&quot;;&quot;..&quot;;[.T17]-[.$B17])" table:style-name="ce75">
            <text:p>-0.6</text:p>
          </table:table-cell>
          <table:table-cell office:value-type="float" office:value="0.22902345670715185" table:formula="of:=IF([.U17]=&quot;..&quot;;&quot;..&quot;;[.U17]-[.$B17])" table:style-name="ce75">
            <text:p>0.2</text:p>
          </table:table-cell>
          <table:table-cell office:value-type="float" office:value="-0.9872763687127204" table:formula="of:=IF([.V17]=&quot;..&quot;;&quot;..&quot;;[.V17]-[.$B17])" table:style-name="ce75">
            <text:p>-1.0</text:p>
          </table:table-cell>
          <table:table-cell office:value-type="float" office:value="-1.306069839558484" table:formula="of:=IF([.W17]=&quot;..&quot;;&quot;..&quot;;[.W17]-[.$B17])" table:style-name="ce75">
            <text:p>-1.3</text:p>
          </table:table-cell>
          <table:table-cell office:value-type="string" table:style-name="ce80">
            <text:p>[x]</text:p>
          </table:table-cell>
          <table:table-cell table:number-columns-repeated="5" table:style-name="ce72"/>
          <table:table-cell table:number-columns-repeated="16355" table:style-name="ce1"/>
        </table:table-row>
        <table:table-row table:style-name="ro4">
          <table:table-cell office:value-type="string" table:style-name="ce73">
            <text:p>January-March</text:p>
          </table:table-cell>
          <table:table-cell table:style-name="ce92"/>
          <table:table-cell office:value-type="float" office:value="-0.99585524869720565" table:formula="of:=IF([.C18]=&quot;..&quot;;&quot;..&quot;;[.C18]-[.$B18])" table:style-name="ce81">
            <text:p>-1.0</text:p>
          </table:table-cell>
          <table:table-cell office:value-type="float" office:value="1.7873097513027947" table:formula="of:=IF([.D18]=&quot;..&quot;;&quot;..&quot;;[.D18]-[.$B18])" table:style-name="ce81">
            <text:p>1.8</text:p>
          </table:table-cell>
          <table:table-cell office:value-type="float" office:value="-0.18561802647498205" table:formula="of:=IF([.E18]=&quot;..&quot;;&quot;..&quot;;[.E18]-[.$B18])" table:style-name="ce81">
            <text:p>-0.2</text:p>
          </table:table-cell>
          <table:table-cell office:value-type="float" office:value="-2.1063716340673722E-2" table:formula="of:=IF([.F18]=&quot;..&quot;;&quot;..&quot;;[.F18]-[.$B18])" table:style-name="ce81">
            <text:p>-0.0</text:p>
          </table:table-cell>
          <table:table-cell office:value-type="float" office:value="0.53997808463612884" table:formula="of:=IF([.G18]=&quot;..&quot;;&quot;..&quot;;[.G18]-[.$B18])" table:style-name="ce81">
            <text:p>0.5</text:p>
          </table:table-cell>
          <table:table-cell office:value-type="float" office:value="-1.0090013598083178" table:formula="of:=IF([.H18]=&quot;..&quot;;&quot;..&quot;;[.H18]-[.$B18])" table:style-name="ce81">
            <text:p>-1.0</text:p>
          </table:table-cell>
          <table:table-cell office:value-type="float" office:value="1.2635975290805721" table:formula="of:=IF([.I18]=&quot;..&quot;;&quot;..&quot;;[.I18]-[.$B18])" table:style-name="ce81">
            <text:p>1.3</text:p>
          </table:table-cell>
          <table:table-cell office:value-type="float" office:value="1.7133670528900957" table:formula="of:=IF([.J18]=&quot;..&quot;;&quot;..&quot;;[.J18]-[.$B18])" table:style-name="ce81">
            <text:p>1.7</text:p>
          </table:table-cell>
          <table:table-cell office:value-type="float" office:value="-0.38895247091942764" table:formula="of:=IF([.K18]=&quot;..&quot;;&quot;..&quot;;[.K18]-[.$B18])" table:style-name="ce81">
            <text:p>-0.4</text:p>
          </table:table-cell>
          <table:table-cell office:value-type="float" office:value="-2.1153535820305391" table:formula="of:=IF([.L18]=&quot;..&quot;;&quot;..&quot;;[.L18]-[.$B18])" table:style-name="ce81">
            <text:p>-2.1</text:p>
          </table:table-cell>
          <table:table-cell office:value-type="float" office:value="-1.6262080264749823" table:formula="of:=IF([.M18]=&quot;..&quot;;&quot;..&quot;;[.M18]-[.$B18])" table:style-name="ce81">
            <text:p>-1.6</text:p>
          </table:table-cell>
          <table:table-cell office:value-type="float" office:value="-0.90924352774373318" table:formula="of:=IF([.N18]=&quot;..&quot;;&quot;..&quot;;[.N18]-[.$B18])" table:style-name="ce81">
            <text:p>-0.9</text:p>
          </table:table-cell>
          <table:table-cell office:value-type="float" office:value="-1.3711559413913506" table:formula="of:=IF([.O18]=&quot;..&quot;;&quot;..&quot;;[.O18]-[.$B18])" table:style-name="ce81">
            <text:p>-1.4</text:p>
          </table:table-cell>
          <table:table-cell office:value-type="float" office:value="1.3345266634920723" table:formula="of:=IF([.P18]=&quot;..&quot;;&quot;..&quot;;[.P18]-[.$B18])" table:style-name="ce81">
            <text:p>1.3</text:p>
          </table:table-cell>
          <table:table-cell office:value-type="float" office:value="0.97878987995109412" table:formula="of:=IF([.Q18]=&quot;..&quot;;&quot;..&quot;;[.Q18]-[.$B18])" table:style-name="ce81">
            <text:p>1.0</text:p>
          </table:table-cell>
          <table:table-cell office:value-type="float" office:value="2.6472311057261777E-2" table:formula="of:=IF([.R18]=&quot;..&quot;;&quot;..&quot;;[.R18]-[.$B18])" table:style-name="ce81">
            <text:p>0.0</text:p>
          </table:table-cell>
          <table:table-cell office:value-type="float" office:value="-0.64519376411352702" table:formula="of:=IF([.S18]=&quot;..&quot;;&quot;..&quot;;[.S18]-[.$B18])" table:style-name="ce81">
            <text:p>-0.6</text:p>
          </table:table-cell>
          <table:table-cell office:value-type="float" office:value="-0.11322189621522227" table:formula="of:=IF([.T18]=&quot;..&quot;;&quot;..&quot;;[.T18]-[.$B18])" table:style-name="ce81">
            <text:p>-0.1</text:p>
          </table:table-cell>
          <table:table-cell office:value-type="float" office:value="-0.40049223074778162" table:formula="of:=IF([.U18]=&quot;..&quot;;&quot;..&quot;;[.U18]-[.$B18])" table:style-name="ce81">
            <text:p>-0.4</text:p>
          </table:table-cell>
          <table:table-cell office:value-type="float" office:value="1.7570108658850074" table:formula="of:=IF([.V18]=&quot;..&quot;;&quot;..&quot;;[.V18]-[.$B18])" table:style-name="ce81">
            <text:p>1.8</text:p>
          </table:table-cell>
          <table:table-cell office:value-type="float" office:value="-0.61554759603450648" table:formula="of:=IF([.W18]=&quot;..&quot;;&quot;..&quot;;[.W18]-[.$B18])" table:style-name="ce81">
            <text:p>-0.6</text:p>
          </table:table-cell>
          <table:table-cell office:value-type="float" office:value="9.2856174965795901E-2" table:formula="of:=IF([.X18]=&quot;..&quot;;&quot;..&quot;;[.X18]-[.$B18])" table:style-name="ce81">
            <text:p>0.1</text:p>
          </table:table-cell>
          <table:table-cell table:number-columns-repeated="5" table:style-name="ce72"/>
          <table:table-cell table:number-columns-repeated="16355" table:style-name="ce1"/>
        </table:table-row>
        <table:table-row table:style-name="ro4">
          <table:table-cell office:value-type="string" table:style-name="ce78">
            <text:p>April-June</text:p>
          </table:table-cell>
          <table:table-cell table:style-name="ce91"/>
          <table:table-cell office:value-type="float" office:value="8.7103723453978432E-2" table:formula="of:=IF([.C19]=&quot;..&quot;;&quot;..&quot;;[.C19]-[.$B19])" table:style-name="ce75">
            <text:p>0.1</text:p>
          </table:table-cell>
          <table:table-cell office:value-type="float" office:value="1.4967592179594735" table:formula="of:=IF([.D19]=&quot;..&quot;;&quot;..&quot;;[.D19]-[.$B19])" table:style-name="ce75">
            <text:p>1.5</text:p>
          </table:table-cell>
          <table:table-cell office:value-type="float" office:value="0.88571800916826326" table:formula="of:=IF([.E19]=&quot;..&quot;;&quot;..&quot;;[.E19]-[.$B19])" table:style-name="ce75">
            <text:p>0.9</text:p>
          </table:table-cell>
          <table:table-cell office:value-type="float" office:value="0.13564767949793399" table:formula="of:=IF([.F19]=&quot;..&quot;;&quot;..&quot;;[.F19]-[.$B19])" table:style-name="ce75">
            <text:p>0.1</text:p>
          </table:table-cell>
          <table:table-cell office:value-type="float" office:value="0.52661416301441477" table:formula="of:=IF([.G19]=&quot;..&quot;;&quot;..&quot;;[.G19]-[.$B19])" table:style-name="ce75">
            <text:p>0.5</text:p>
          </table:table-cell>
          <table:table-cell office:value-type="float" office:value="0.2496487783990311" table:formula="of:=IF([.H19]=&quot;..&quot;;&quot;..&quot;;[.H19]-[.$B19])" table:style-name="ce75">
            <text:p>0.2</text:p>
          </table:table-cell>
          <table:table-cell office:value-type="float" office:value="-0.23234133149107628" table:formula="of:=IF([.I19]=&quot;..&quot;;&quot;..&quot;;[.I19]-[.$B19])" table:style-name="ce75">
            <text:p>-0.2</text:p>
          </table:table-cell>
          <table:table-cell office:value-type="float" office:value="-2.5574298524043471E-2" table:formula="of:=IF([.J19]=&quot;..&quot;;&quot;..&quot;;[.J19]-[.$B19])" table:style-name="ce75">
            <text:p>-0.0</text:p>
          </table:table-cell>
          <table:table-cell office:value-type="float" office:value="0.14280042675068039" table:formula="of:=IF([.K19]=&quot;..&quot;;&quot;..&quot;;[.K19]-[.$B19])" table:style-name="ce75">
            <text:p>0.1</text:p>
          </table:table-cell>
          <table:table-cell office:value-type="float" office:value="-1.0967226501723975" table:formula="of:=IF([.L19]=&quot;..&quot;;&quot;..&quot;;[.L19]-[.$B19])" table:style-name="ce75">
            <text:p>-1.1</text:p>
          </table:table-cell>
          <table:table-cell office:value-type="float" office:value="0.74585756960782312" table:formula="of:=IF([.M19]=&quot;..&quot;;&quot;..&quot;;[.M19]-[.$B19])" table:style-name="ce75">
            <text:p>0.7</text:p>
          </table:table-cell>
          <table:table-cell office:value-type="float" office:value="-0.34885285161350854" table:formula="of:=IF([.N19]=&quot;..&quot;;&quot;..&quot;;[.N19]-[.$B19])" table:style-name="ce75">
            <text:p>-0.3</text:p>
          </table:table-cell>
          <table:table-cell office:value-type="float" office:value="0.69860222455154286" table:formula="of:=IF([.O19]=&quot;..&quot;;&quot;..&quot;;[.O19]-[.$B19])" table:style-name="ce75">
            <text:p>0.7</text:p>
          </table:table-cell>
          <table:table-cell office:value-type="float" office:value="-0.86596201913935289" table:formula="of:=IF([.P19]=&quot;..&quot;;&quot;..&quot;;[.P19]-[.$B19])" table:style-name="ce75">
            <text:p>-0.9</text:p>
          </table:table-cell>
          <table:table-cell office:value-type="float" office:value="0.54517931113974782" table:formula="of:=IF([.Q19]=&quot;..&quot;;&quot;..&quot;;[.Q19]-[.$B19])" table:style-name="ce75">
            <text:p>0.5</text:p>
          </table:table-cell>
          <table:table-cell office:value-type="float" office:value="-0.42739108936481696" table:formula="of:=IF([.R19]=&quot;..&quot;;&quot;..&quot;;[.R19]-[.$B19])" table:style-name="ce75">
            <text:p>-0.4</text:p>
          </table:table-cell>
          <table:table-cell office:value-type="float" office:value="0.14978428794494469" table:formula="of:=IF([.S19]=&quot;..&quot;;&quot;..&quot;;[.S19]-[.$B19])" table:style-name="ce75">
            <text:p>0.1</text:p>
          </table:table-cell>
          <table:table-cell office:value-type="float" office:value="-0.60758141742232663" table:formula="of:=IF([.T19]=&quot;..&quot;;&quot;..&quot;;[.T19]-[.$B19])" table:style-name="ce75">
            <text:p>-0.6</text:p>
          </table:table-cell>
          <table:table-cell office:value-type="float" office:value="-0.55530088360849827" table:formula="of:=IF([.U19]=&quot;..&quot;;&quot;..&quot;;[.U19]-[.$B19])" table:style-name="ce75">
            <text:p>-0.6</text:p>
          </table:table-cell>
          <table:table-cell office:value-type="float" office:value="-0.3600747854652715" table:formula="of:=IF([.V19]=&quot;..&quot;;&quot;..&quot;;[.V19]-[.$B19])" table:style-name="ce75">
            <text:p>-0.4</text:p>
          </table:table-cell>
          <table:table-cell office:value-type="float" office:value="-1.0568103412325573" table:formula="of:=IF([.W19]=&quot;..&quot;;&quot;..&quot;;[.W19]-[.$B19])" table:style-name="ce75">
            <text:p>-1.1</text:p>
          </table:table-cell>
          <table:table-cell office:value-type="float" office:value="-0.14302545904129538" table:formula="of:=IF([.X19]=&quot;..&quot;;&quot;..&quot;;[.X19]-[.$B19])" table:style-name="ce75">
            <text:p>-0.1</text:p>
          </table:table-cell>
          <table:table-cell table:number-columns-repeated="5" table:style-name="ce72"/>
          <table:table-cell table:number-columns-repeated="16355" table:style-name="ce1"/>
        </table:table-row>
        <table:table-row table:style-name="ro4">
          <table:table-cell office:value-type="string" table:style-name="ce78">
            <text:p>July-September</text:p>
          </table:table-cell>
          <table:table-cell table:style-name="ce91"/>
          <table:table-cell office:value-type="float" office:value="-1.9841192229228533E-2" table:formula="of:=IF([.C20]=&quot;..&quot;;&quot;..&quot;;[.C20]-[.$B20])" table:style-name="ce75">
            <text:p>-0.0</text:p>
          </table:table-cell>
          <table:table-cell office:value-type="float" office:value="-1.2855123878814032" table:formula="of:=IF([.D20]=&quot;..&quot;;&quot;..&quot;;[.D20]-[.$B20])" table:style-name="ce75">
            <text:p>-1.3</text:p>
          </table:table-cell>
          <table:table-cell office:value-type="float" office:value="-0.18736619222922801" table:formula="of:=IF([.E20]=&quot;..&quot;;&quot;..&quot;;[.E20]-[.$B20])" table:style-name="ce75">
            <text:p>-0.2</text:p>
          </table:table-cell>
          <table:table-cell office:value-type="float" office:value="0.66563543820555449" table:formula="of:=IF([.F20]=&quot;..&quot;;&quot;..&quot;;[.F20]-[.$B20])" table:style-name="ce75">
            <text:p>0.7</text:p>
          </table:table-cell>
          <table:table-cell office:value-type="float" office:value="0.19134685124903328" table:formula="of:=IF([.G20]=&quot;..&quot;;&quot;..&quot;;[.G20]-[.$B20])" table:style-name="ce75">
            <text:p>0.2</text:p>
          </table:table-cell>
          <table:table-cell office:value-type="float" office:value="0.10829359037946684" table:formula="of:=IF([.H20]=&quot;..&quot;;&quot;..&quot;;[.H20]-[.$B20])" table:style-name="ce75">
            <text:p>0.1</text:p>
          </table:table-cell>
          <table:table-cell office:value-type="float" office:value="0.52189359037946925" table:formula="of:=IF([.I20]=&quot;..&quot;;&quot;..&quot;;[.I20]-[.$B20])" table:style-name="ce75">
            <text:p>0.5</text:p>
          </table:table-cell>
          <table:table-cell office:value-type="float" office:value="0.21909250342294495" table:formula="of:=IF([.J20]=&quot;..&quot;;&quot;..&quot;;[.J20]-[.$B20])" table:style-name="ce75">
            <text:p>0.2</text:p>
          </table:table-cell>
          <table:table-cell office:value-type="float" office:value="1.1418098947272908" table:formula="of:=IF([.K20]=&quot;..&quot;;&quot;..&quot;;[.K20]-[.$B20])" table:style-name="ce75">
            <text:p>1.1</text:p>
          </table:table-cell>
          <table:table-cell office:value-type="float" office:value="0.57577293820555386" table:formula="of:=IF([.L20]=&quot;..&quot;;&quot;..&quot;;[.L20]-[.$B20])" table:style-name="ce75">
            <text:p>0.6</text:p>
          </table:table-cell>
          <table:table-cell office:value-type="float" office:value="0.28547728603163858" table:formula="of:=IF([.M20]=&quot;..&quot;;&quot;..&quot;;[.M20]-[.$B20])" table:style-name="ce75">
            <text:p>0.3</text:p>
          </table:table-cell>
          <table:table-cell office:value-type="float" office:value="2.1434703233937924E-3" table:formula="of:=IF([.N20]=&quot;..&quot;;&quot;..&quot;;[.N20]-[.$B20])" table:style-name="ce75">
            <text:p>0.0</text:p>
          </table:table-cell>
          <table:table-cell office:value-type="float" office:value="-0.61465711745647411" table:formula="of:=IF([.O20]=&quot;..&quot;;&quot;..&quot;;[.O20]-[.$B20])" table:style-name="ce75">
            <text:p>-0.6</text:p>
          </table:table-cell>
          <table:table-cell office:value-type="float" office:value="-0.72338231563159816" table:formula="of:=IF([.P20]=&quot;..&quot;;&quot;..&quot;;[.P20]-[.$B20])" table:style-name="ce75">
            <text:p>-0.7</text:p>
          </table:table-cell>
          <table:table-cell office:value-type="float" office:value="-1.2973867485463586E-2" table:formula="of:=IF([.Q20]=&quot;..&quot;;&quot;..&quot;;[.Q20]-[.$B20])" table:style-name="ce75">
            <text:p>-0.0</text:p>
          </table:table-cell>
          <table:table-cell office:value-type="float" office:value="0.47932246620496688" table:formula="of:=IF([.R20]=&quot;..&quot;;&quot;..&quot;;[.R20]-[.$B20])" table:style-name="ce75">
            <text:p>0.5</text:p>
          </table:table-cell>
          <table:table-cell office:value-type="float" office:value="0.1577285174419174" table:formula="of:=IF([.S20]=&quot;..&quot;;&quot;..&quot;;[.S20]-[.$B20])" table:style-name="ce75">
            <text:p>0.2</text:p>
          </table:table-cell>
          <table:table-cell office:value-type="float" office:value="-5.3105607410165234E-2" table:formula="of:=IF([.T20]=&quot;..&quot;;&quot;..&quot;;[.T20]-[.$B20])" table:style-name="ce75">
            <text:p>-0.1</text:p>
          </table:table-cell>
          <table:table-cell office:value-type="float" office:value="-0.13677396588361734" table:formula="of:=IF([.U20]=&quot;..&quot;;&quot;..&quot;;[.U20]-[.$B20])" table:style-name="ce75">
            <text:p>-0.1</text:p>
          </table:table-cell>
          <table:table-cell office:value-type="float" office:value="0.15517305870961806" table:formula="of:=IF([.V20]=&quot;..&quot;;&quot;..&quot;;[.V20]-[.$B20])" table:style-name="ce75">
            <text:p>0.2</text:p>
          </table:table-cell>
          <table:table-cell office:value-type="float" office:value="-1.4899181513028816" table:formula="of:=IF([.W20]=&quot;..&quot;;&quot;..&quot;;[.W20]-[.$B20])" table:style-name="ce75">
            <text:p>-1.5</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82">
            <text:p>October-December</text:p>
          </table:table-cell>
          <table:table-cell table:style-name="ce93"/>
          <table:table-cell office:value-type="float" office:value="0.2978618340528989" table:formula="of:=IF([.C21]=&quot;..&quot;;&quot;..&quot;;[.C21]-[.$B21])" table:style-name="ce80">
            <text:p>0.3</text:p>
          </table:table-cell>
          <table:table-cell office:value-type="float" office:value="-0.40662023116449397" table:formula="of:=IF([.D21]=&quot;..&quot;;&quot;..&quot;;[.D21]-[.$B21])" table:style-name="ce80">
            <text:p>-0.4</text:p>
          </table:table-cell>
          <table:table-cell office:value-type="float" office:value="2.7555312313767288E-2" table:formula="of:=IF([.E21]=&quot;..&quot;;&quot;..&quot;;[.E21]-[.$B21])" table:style-name="ce80">
            <text:p>0.0</text:p>
          </table:table-cell>
          <table:table-cell office:value-type="float" office:value="0.1500705297050704" table:formula="of:=IF([.F21]=&quot;..&quot;;&quot;..&quot;;[.F21]-[.$B21])" table:style-name="ce80">
            <text:p>0.2</text:p>
          </table:table-cell>
          <table:table-cell office:value-type="float" office:value="-0.44899251377318805" table:formula="of:=IF([.G21]=&quot;..&quot;;&quot;..&quot;;[.G21]-[.$B21])" table:style-name="ce80">
            <text:p>-0.4</text:p>
          </table:table-cell>
          <table:table-cell office:value-type="float" office:value="1.7755900949224621" table:formula="of:=IF([.H21]=&quot;..&quot;;&quot;..&quot;;[.H21]-[.$B21])" table:style-name="ce80">
            <text:p>1.8</text:p>
          </table:table-cell>
          <table:table-cell office:value-type="float" office:value="-0.35045773116449119" table:formula="of:=IF([.I21]=&quot;..&quot;;&quot;..&quot;;[.I21]-[.$B21])" table:style-name="ce80">
            <text:p>-0.4</text:p>
          </table:table-cell>
          <table:table-cell office:value-type="float" office:value="0.44508792100942074" table:formula="of:=IF([.J21]=&quot;..&quot;;&quot;..&quot;;[.J21]-[.$B21])" table:style-name="ce80">
            <text:p>0.4</text:p>
          </table:table-cell>
          <table:table-cell office:value-type="float" office:value="8.5931399270290143E-2" table:formula="of:=IF([.K21]=&quot;..&quot;;&quot;..&quot;;[.K21]-[.$B21])" table:style-name="ce80">
            <text:p>0.1</text:p>
          </table:table-cell>
          <table:table-cell office:value-type="float" office:value="-1.2144620789905796" table:formula="of:=IF([.L21]=&quot;..&quot;;&quot;..&quot;;[.L21]-[.$B21])" table:style-name="ce80">
            <text:p>-1.2</text:p>
          </table:table-cell>
          <table:table-cell office:value-type="float" office:value="1.8019140079659408" table:formula="of:=IF([.M21]=&quot;..&quot;;&quot;..&quot;;[.M21]-[.$B21])" table:style-name="ce80">
            <text:p>1.8</text:p>
          </table:table-cell>
          <table:table-cell office:value-type="float" office:value="-0.97479302355632313" table:formula="of:=IF([.N21]=&quot;..&quot;;&quot;..&quot;;[.N21]-[.$B21])" table:style-name="ce80">
            <text:p>-1.0</text:p>
          </table:table-cell>
          <table:table-cell office:value-type="float" office:value="0.83121492763822502" table:formula="of:=IF([.O21]=&quot;..&quot;;&quot;..&quot;;[.O21]-[.$B21])" table:style-name="ce80">
            <text:p>0.8</text:p>
          </table:table-cell>
          <table:table-cell office:value-type="float" office:value="0.16238009510744256" table:formula="of:=IF([.P21]=&quot;..&quot;;&quot;..&quot;;[.P21]-[.$B21])" table:style-name="ce80">
            <text:p>0.2</text:p>
          </table:table-cell>
          <table:table-cell office:value-type="float" office:value="1.1761951502554773" table:formula="of:=IF([.Q21]=&quot;..&quot;;&quot;..&quot;;[.Q21]-[.$B21])" table:style-name="ce80">
            <text:p>1.2</text:p>
          </table:table-cell>
          <table:table-cell office:value-type="float" office:value="-1.5228384832158079" table:formula="of:=IF([.R21]=&quot;..&quot;;&quot;..&quot;;[.R21]-[.$B21])" table:style-name="ce80">
            <text:p>-1.5</text:p>
          </table:table-cell>
          <table:table-cell office:value-type="float" office:value="0.19887365780463462" table:formula="of:=IF([.S21]=&quot;..&quot;;&quot;..&quot;;[.S21]-[.$B21])" table:style-name="ce80">
            <text:p>0.2</text:p>
          </table:table-cell>
          <table:table-cell office:value-type="float" office:value="-2.0103563611890252E-2" table:formula="of:=IF([.T21]=&quot;..&quot;;&quot;..&quot;;[.T21]-[.$B21])" table:style-name="ce80">
            <text:p>-0.0</text:p>
          </table:table-cell>
          <table:table-cell office:value-type="float" office:value="-0.86309024289686853" table:formula="of:=IF([.U21]=&quot;..&quot;;&quot;..&quot;;[.U21]-[.$B21])" table:style-name="ce80">
            <text:p>-0.9</text:p>
          </table:table-cell>
          <table:table-cell office:value-type="float" office:value="-0.30873530460832654" table:formula="of:=IF([.V21]=&quot;..&quot;;&quot;..&quot;;[.V21]-[.$B21])" table:style-name="ce80">
            <text:p>-0.3</text:p>
          </table:table-cell>
          <table:table-cell office:value-type="float" office:value="-0.54471992301074224" table:formula="of:=IF([.W21]=&quot;..&quot;;&quot;..&quot;;[.W21]-[.$B21])" table:style-name="ce80">
            <text:p>-0.5</text:p>
          </table:table-cell>
          <table:table-cell office:value-type="string" table:style-name="ce75">
            <text:p>[x]</text:p>
          </table:table-cell>
          <table:table-cell table:number-columns-repeated="5" table:style-name="ce72"/>
          <table:table-cell table:number-columns-repeated="16355" table:style-name="ce1"/>
        </table:table-row>
        <table:table-row table:style-name="ro4">
          <table:table-cell office:value-type="string" table:style-name="ce94">
            <text:p>January-December</text:p>
          </table:table-cell>
          <table:table-cell table:style-name="ce92"/>
          <table:table-cell office:value-type="float" office:value="-0.15481572798248244" table:formula="of:=IF([.C22]=&quot;..&quot;;&quot;..&quot;;[.C22]-[.$B22])" table:style-name="ce81">
            <text:p>-0.2</text:p>
          </table:table-cell>
          <table:table-cell office:value-type="float" office:value="0.38630591585313567" table:formula="of:=IF([.D22]=&quot;..&quot;;&quot;..&quot;;[.D22]-[.$B22])" table:style-name="ce81">
            <text:p>0.4</text:p>
          </table:table-cell>
          <table:table-cell office:value-type="float" office:value="0.13371783366135404" table:formula="of:=IF([.E22]=&quot;..&quot;;&quot;..&quot;;[.E22]-[.$B22])" table:style-name="ce81">
            <text:p>0.1</text:p>
          </table:table-cell>
          <table:table-cell office:value-type="float" office:value="0.23540406279527204" table:formula="of:=IF([.F22]=&quot;..&quot;;&quot;..&quot;;[.F22]-[.$B22])" table:style-name="ce81">
            <text:p>0.2</text:p>
          </table:table-cell>
          <table:table-cell office:value-type="float" office:value="0.19844221722299871" table:formula="of:=IF([.G22]=&quot;..&quot;;&quot;..&quot;;[.G22]-[.$B22])" table:style-name="ce81">
            <text:p>0.2</text:p>
          </table:table-cell>
          <table:table-cell office:value-type="float" office:value="0.28723317612710453" table:formula="of:=IF([.H22]=&quot;..&quot;;&quot;..&quot;;[.H22]-[.$B22])" table:style-name="ce81">
            <text:p>0.3</text:p>
          </table:table-cell>
          <table:table-cell office:value-type="float" office:value="0.29580194325039599" table:formula="of:=IF([.I22]=&quot;..&quot;;&quot;..&quot;;[.I22]-[.$B22])" table:style-name="ce81">
            <text:p>0.3</text:p>
          </table:table-cell>
          <table:table-cell office:value-type="float" office:value="0.58846868028161126" table:formula="of:=IF([.J22]=&quot;..&quot;;&quot;..&quot;;[.J22]-[.$B22])" table:style-name="ce81">
            <text:p>0.6</text:p>
          </table:table-cell>
          <table:table-cell office:value-type="float" office:value="0.24809920352436876" table:formula="of:=IF([.K22]=&quot;..&quot;;&quot;..&quot;;[.K22]-[.$B22])" table:style-name="ce81">
            <text:p>0.2</text:p>
          </table:table-cell>
          <table:table-cell office:value-type="float" office:value="-0.95706326222905691" table:formula="of:=IF([.L22]=&quot;..&quot;;&quot;..&quot;;[.L22]-[.$B22])" table:style-name="ce81">
            <text:p>-1.0</text:p>
          </table:table-cell>
          <table:table-cell office:value-type="float" office:value="0.3100526281819036" table:formula="of:=IF([.M22]=&quot;..&quot;;&quot;..&quot;;[.M22]-[.$B22])" table:style-name="ce81">
            <text:p>0.3</text:p>
          </table:table-cell>
          <table:table-cell office:value-type="float" office:value="-0.55542276538512958" table:formula="of:=IF([.N22]=&quot;..&quot;;&quot;..&quot;;[.N22]-[.$B22])" table:style-name="ce81">
            <text:p>-0.6</text:p>
          </table:table-cell>
          <table:table-cell office:value-type="float" office:value="-0.11039183552673038" table:formula="of:=IF([.O22]=&quot;..&quot;;&quot;..&quot;;[.O22]-[.$B22])" table:style-name="ce81">
            <text:p>-0.1</text:p>
          </table:table-cell>
          <table:table-cell office:value-type="float" office:value="-2.9294395968667786E-2" table:formula="of:=IF([.P22]=&quot;..&quot;;&quot;..&quot;;[.P22]-[.$B22])" table:style-name="ce81">
            <text:p>-0.0</text:p>
          </table:table-cell>
          <table:table-cell office:value-type="float" office:value="0.66940728304441066" table:formula="of:=IF([.Q22]=&quot;..&quot;;&quot;..&quot;;[.Q22]-[.$B22])" table:style-name="ce81">
            <text:p>0.7</text:p>
          </table:table-cell>
          <table:table-cell office:value-type="float" office:value="-0.36011280082787955" table:formula="of:=IF([.R22]=&quot;..&quot;;&quot;..&quot;;[.R22]-[.$B22])" table:style-name="ce81">
            <text:p>-0.4</text:p>
          </table:table-cell>
          <table:table-cell office:value-type="float" office:value="-3.2917190842441713E-2" table:formula="of:=IF([.S22]=&quot;..&quot;;&quot;..&quot;;[.S22]-[.$B22])" table:style-name="ce81">
            <text:p>-0.0</text:p>
          </table:table-cell>
          <table:table-cell office:value-type="float" office:value="-0.19890473860760949" table:formula="of:=IF([.T22]=&quot;..&quot;;&quot;..&quot;;[.T22]-[.$B22])" table:style-name="ce81">
            <text:p>-0.2</text:p>
          </table:table-cell>
          <table:table-cell office:value-type="float" office:value="-0.49027203999020585" table:formula="of:=IF([.U22]=&quot;..&quot;;&quot;..&quot;;[.U22]-[.$B22])" table:style-name="ce81">
            <text:p>-0.5</text:p>
          </table:table-cell>
          <table:table-cell office:value-type="float" office:value="0.3105990545997166" table:formula="of:=IF([.V22]=&quot;..&quot;;&quot;..&quot;;[.V22]-[.$B22])" table:style-name="ce81">
            <text:p>0.3</text:p>
          </table:table-cell>
          <table:table-cell office:value-type="float" office:value="-0.92915296916457191" table:formula="of:=IF([.W22]=&quot;..&quot;;&quot;..&quot;;[.W22]-[.$B22])" table:style-name="ce81">
            <text:p>-0.9</text:p>
          </table:table-cell>
          <table:table-cell office:value-type="string" table:style-name="ce81">
            <text:p>[x]</text:p>
          </table:table-cell>
          <table:table-cell table:number-columns-repeated="5" table:style-name="ce72"/>
          <table:table-cell table:number-columns-repeated="16355" table:style-name="ce1"/>
        </table:table-row>
        <table:table-row table:number-rows-repeated="1048536" table:style-name="ro10">
          <table:table-cell table:number-columns-repeated="16384"/>
        </table:table-row>
      </table:table>
      <table:table table:name="7_3" table:style-name="ta2">
        <table:table-column table:style-name="co9" table:default-cell-style-name="ce10"/>
        <table:table-column table:style-name="co10" table:number-columns-repeated="23" table:default-cell-style-name="ce126"/>
        <table:table-column table:style-name="co11" table:number-columns-repeated="3" table:default-cell-style-name="ce10"/>
        <table:table-column table:style-name="co12" table:default-cell-style-name="ce10"/>
        <table:table-column table:style-name="co13" table:default-cell-style-name="ce10"/>
        <table:table-column table:style-name="co11" table:number-columns-repeated="213"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40" table:default-cell-style-name="ce10"/>
        <table:table-row table:style-name="ro1">
          <table:table-cell office:value-type="string" table:style-name="ce96">
            <text:p>Table 7.3 Average daily sun hours and deviations from the long-term mean [note 1] [note 2] [note 3] [note 4]</text:p>
          </table:table-cell>
          <table:table-cell table:number-columns-repeated="23" table:style-name="ce97"/>
          <table:table-cell table:number-columns-repeated="16360" table:style-name="ce11"/>
        </table:table-row>
        <table:table-row table:style-name="ro7">
          <table:table-cell office:value-type="string" table:style-name="ce11">
            <text:p>This worksheet contains one table</text:p>
          </table:table-cell>
          <table:table-cell table:number-columns-repeated="16383" table:style-name="ce11"/>
        </table:table-row>
        <table:table-row table:style-name="ro7">
          <table:table-cell office:value-type="string" table:style-name="ce11">
            <text:p>Some cells refer to notes which can be found on the notes worksheet</text:p>
          </table:table-cell>
          <table:table-cell table:number-columns-repeated="16383" table:style-name="ce11"/>
        </table:table-row>
        <table:table-row table:style-name="ro4">
          <table:table-cell office:value-type="string" table:style-name="ce11">
            <text:p>[x] is used to indicate data not available</text:p>
          </table:table-cell>
          <table:table-cell table:number-columns-repeated="23" table:style-name="ce97"/>
          <table:table-cell table:number-columns-repeated="16360" table:style-name="ce11"/>
        </table:table-row>
        <table:table-row table:style-name="ro1">
          <table:table-cell office:value-type="string" table:style-name="ce98">
            <text:p>Calendar period</text:p>
          </table:table-cell>
          <table:table-cell office:value-type="string" table:style-name="ce99">
            <text:p>20-year mean<text:s/></text:p>
            <text:p>[note 5]</text:p>
          </table:table-cell>
          <table:table-cell office:value-type="string" table:style-name="ce100">
            <text:p>2001</text:p>
            <text:p>average</text:p>
          </table:table-cell>
          <table:table-cell office:value-type="string" table:style-name="ce101">
            <text:p>2002<text:s/></text:p>
            <text:p>average</text:p>
          </table:table-cell>
          <table:table-cell office:value-type="string" table:style-name="ce101">
            <text:p>2003</text:p>
            <text:p>average</text:p>
          </table:table-cell>
          <table:table-cell office:value-type="string" table:style-name="ce101">
            <text:p>2004</text:p>
            <text:p>average</text:p>
          </table:table-cell>
          <table:table-cell office:value-type="string" table:style-name="ce101">
            <text:p>2005</text:p>
            <text:p>average</text:p>
          </table:table-cell>
          <table:table-cell office:value-type="string" table:style-name="ce101">
            <text:p>2006</text:p>
            <text:p>average</text:p>
          </table:table-cell>
          <table:table-cell office:value-type="string" table:style-name="ce101">
            <text:p>2007</text:p>
            <text:p>average</text:p>
          </table:table-cell>
          <table:table-cell office:value-type="string" table:style-name="ce101">
            <text:p>2008</text:p>
            <text:p>average</text:p>
          </table:table-cell>
          <table:table-cell office:value-type="string" table:style-name="ce101">
            <text:p>2009</text:p>
            <text:p>average</text:p>
          </table:table-cell>
          <table:table-cell office:value-type="string" table:style-name="ce101">
            <text:p>2010</text:p>
            <text:p>average</text:p>
          </table:table-cell>
          <table:table-cell office:value-type="string" table:style-name="ce101">
            <text:p>2011</text:p>
            <text:p>average</text:p>
          </table:table-cell>
          <table:table-cell office:value-type="string" table:style-name="ce101">
            <text:p>2012</text:p>
            <text:p>average</text:p>
          </table:table-cell>
          <table:table-cell office:value-type="string" table:style-name="ce101">
            <text:p>2013<text:s/></text:p>
            <text:p>average</text:p>
          </table:table-cell>
          <table:table-cell office:value-type="string" table:style-name="ce101">
            <text:p>2014<text:s/></text:p>
            <text:p>average</text:p>
          </table:table-cell>
          <table:table-cell office:value-type="string" table:style-name="ce101">
            <text:p>2015<text:s/></text:p>
            <text:p>average</text:p>
          </table:table-cell>
          <table:table-cell office:value-type="string" table:style-name="ce101">
            <text:p>2016<text:s/></text:p>
            <text:p>average</text:p>
          </table:table-cell>
          <table:table-cell office:value-type="string" table:style-name="ce101">
            <text:p>2017<text:s/></text:p>
            <text:p>average</text:p>
          </table:table-cell>
          <table:table-cell office:value-type="string" table:style-name="ce101">
            <text:p>2018<text:s/></text:p>
            <text:p>average</text:p>
          </table:table-cell>
          <table:table-cell office:value-type="string" table:style-name="ce101">
            <text:p>2019<text:s/></text:p>
            <text:p>average</text:p>
          </table:table-cell>
          <table:table-cell office:value-type="string" table:style-name="ce101">
            <text:p>2020<text:s/></text:p>
            <text:p>average</text:p>
          </table:table-cell>
          <table:table-cell office:value-type="string" table:style-name="ce101">
            <text:p>2021<text:s/></text:p>
            <text:p>average</text:p>
          </table:table-cell>
          <table:table-cell office:value-type="string" table:style-name="ce101">
            <text:p>2022</text:p>
            <text:p>average [provisional]</text:p>
          </table:table-cell>
          <table:table-cell table:number-columns-repeated="5" table:style-name="ce10"/>
          <table:table-cell table:number-columns-repeated="16355" table:style-name="ce1"/>
        </table:table-row>
        <table:table-row table:style-name="ro4">
          <table:table-cell office:value-type="string" table:style-name="ce102">
            <text:p>January</text:p>
          </table:table-cell>
          <table:table-cell office:value-type="float" office:value="1.835248837103157" table:formula="of:=AVERAGE([.D6:.W6])" table:style-name="ce103">
            <text:p>1.8</text:p>
          </table:table-cell>
          <table:table-cell office:value-type="float" office:value="2.4481015467796783" table:style-name="ce104">
            <text:p>2.4</text:p>
          </table:table-cell>
          <table:table-cell office:value-type="float" office:value="1.495514580698887" table:style-name="ce104">
            <text:p>1.5</text:p>
          </table:table-cell>
          <table:table-cell office:value-type="float" office:value="2.3230012842852785" table:style-name="ce104">
            <text:p>2.3</text:p>
          </table:table-cell>
          <table:table-cell office:value-type="float" office:value="1.684897276135668" table:style-name="ce104">
            <text:p>1.7</text:p>
          </table:table-cell>
          <table:table-cell office:value-type="float" office:value="1.975580281344731" table:style-name="ce104">
            <text:p>2.0</text:p>
          </table:table-cell>
          <table:table-cell office:value-type="float" office:value="1.6900481926216047" table:style-name="ce104">
            <text:p>1.7</text:p>
          </table:table-cell>
          <table:table-cell office:value-type="float" office:value="2.0718894243498358" table:style-name="ce104">
            <text:p>2.1</text:p>
          </table:table-cell>
          <table:table-cell office:value-type="float" office:value="1.573816467416538" table:style-name="ce104">
            <text:p>1.6</text:p>
          </table:table-cell>
          <table:table-cell office:value-type="float" office:value="1.9597632735816763" table:style-name="ce104">
            <text:p>2.0</text:p>
          </table:table-cell>
          <table:table-cell office:value-type="float" office:value="1.8767686518837927" table:style-name="ce104">
            <text:p>1.9</text:p>
          </table:table-cell>
          <table:table-cell office:value-type="float" office:value="1.6848694413173746" table:style-name="ce104">
            <text:p>1.7</text:p>
          </table:table-cell>
          <table:table-cell office:value-type="float" office:value="2.1411844008875582" table:style-name="ce104">
            <text:p>2.1</text:p>
          </table:table-cell>
          <table:table-cell office:value-type="float" office:value="1.5651626802214906" table:style-name="ce104">
            <text:p>1.6</text:p>
          </table:table-cell>
          <table:table-cell office:value-type="float" office:value="1.7838531429934008" table:style-name="ce104">
            <text:p>1.8</text:p>
          </table:table-cell>
          <table:table-cell office:value-type="float" office:value="2.2353788018361853" table:style-name="ce104">
            <text:p>2.2</text:p>
          </table:table-cell>
          <table:table-cell office:value-type="float" office:value="1.698181949602025" table:style-name="ce104">
            <text:p>1.7</text:p>
          </table:table-cell>
          <table:table-cell office:value-type="float" office:value="2.0695912615916061" table:style-name="ce104">
            <text:p>2.1</text:p>
          </table:table-cell>
          <table:table-cell office:value-type="float" office:value="1.916567402079238" table:style-name="ce104">
            <text:p>1.9</text:p>
          </table:table-cell>
          <table:table-cell office:value-type="float" office:value="1.7408933926068575" table:style-name="ce104">
            <text:p>1.7</text:p>
          </table:table-cell>
          <table:table-cell office:value-type="float" office:value="1.7981682899592895" table:style-name="ce104">
            <text:p>1.8</text:p>
          </table:table-cell>
          <table:table-cell office:value-type="float" office:value="1.4198465466501025" table:style-name="ce104">
            <text:p>1.4</text:p>
          </table:table-cell>
          <table:table-cell office:value-type="float" office:value="2.5280764204156259" table:style-name="ce104">
            <text:p>2.5</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February</text:p>
          </table:table-cell>
          <table:table-cell office:value-type="float" office:value="2.8447135378549713" table:formula="of:=AVERAGE([.D7:.W7])" table:style-name="ce109">
            <text:p>2.8</text:p>
          </table:table-cell>
          <table:table-cell office:value-type="float" office:value="3.1253192939275354" table:style-name="ce104">
            <text:p>3.1</text:p>
          </table:table-cell>
          <table:table-cell office:value-type="float" office:value="2.9254423046863178" table:style-name="ce104">
            <text:p>2.9</text:p>
          </table:table-cell>
          <table:table-cell office:value-type="float" office:value="3.6239410102561531" table:style-name="ce104">
            <text:p>3.6</text:p>
          </table:table-cell>
          <table:table-cell office:value-type="float" office:value="2.9013596866902955" table:style-name="ce104">
            <text:p>2.9</text:p>
          </table:table-cell>
          <table:table-cell office:value-type="float" office:value="2.5634703854169798" table:style-name="ce104">
            <text:p>2.6</text:p>
          </table:table-cell>
          <table:table-cell office:value-type="float" office:value="2.3383427140143729" table:style-name="ce104">
            <text:p>2.3</text:p>
          </table:table-cell>
          <table:table-cell office:value-type="float" office:value="2.513312381993265" table:style-name="ce104">
            <text:p>2.5</text:p>
          </table:table-cell>
          <table:table-cell office:value-type="float" office:value="4.2153280501709585" table:style-name="ce104">
            <text:p>4.2</text:p>
          </table:table-cell>
          <table:table-cell office:value-type="float" office:value="1.9830407323614894" table:style-name="ce104">
            <text:p>2.0</text:p>
          </table:table-cell>
          <table:table-cell office:value-type="float" office:value="2.1411527446850234" table:style-name="ce104">
            <text:p>2.1</text:p>
          </table:table-cell>
          <table:table-cell office:value-type="float" office:value="1.806635051797659" table:style-name="ce104">
            <text:p>1.8</text:p>
          </table:table-cell>
          <table:table-cell office:value-type="float" office:value="2.5760465642604986" table:style-name="ce104">
            <text:p>2.6</text:p>
          </table:table-cell>
          <table:table-cell office:value-type="float" office:value="2.4332977481983025" table:style-name="ce104">
            <text:p>2.4</text:p>
          </table:table-cell>
          <table:table-cell office:value-type="float" office:value="3.3485601044192999" table:style-name="ce104">
            <text:p>3.3</text:p>
          </table:table-cell>
          <table:table-cell office:value-type="float" office:value="3.1470907655177607" table:style-name="ce104">
            <text:p>3.1</text:p>
          </table:table-cell>
          <table:table-cell office:value-type="float" office:value="2.9579640907675335" table:style-name="ce104">
            <text:p>3.0</text:p>
          </table:table-cell>
          <table:table-cell office:value-type="float" office:value="1.995871619982484" table:style-name="ce104">
            <text:p>2.0</text:p>
          </table:table-cell>
          <table:table-cell office:value-type="float" office:value="3.7419629486272399" table:style-name="ce104">
            <text:p>3.7</text:p>
          </table:table-cell>
          <table:table-cell office:value-type="float" office:value="4.3630791106487248" table:style-name="ce104">
            <text:p>4.4</text:p>
          </table:table-cell>
          <table:table-cell office:value-type="float" office:value="2.7101911850741529" table:style-name="ce104">
            <text:p>2.7</text:p>
          </table:table-cell>
          <table:table-cell office:value-type="float" office:value="2.6081815575309295" table:style-name="ce104">
            <text:p>2.6</text:p>
          </table:table-cell>
          <table:table-cell office:value-type="float" office:value="3.0723319373471005" table:style-name="ce104">
            <text:p>3.1</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March</text:p>
          </table:table-cell>
          <table:table-cell office:value-type="float" office:value="4.0735540907380861" table:formula="of:=AVERAGE([.D8:.W8])" table:style-name="ce109">
            <text:p>4.1</text:p>
          </table:table-cell>
          <table:table-cell office:value-type="float" office:value="2.9532996198434636" table:style-name="ce104">
            <text:p>3.0</text:p>
          </table:table-cell>
          <table:table-cell office:value-type="float" office:value="3.8042809140175353" table:style-name="ce104">
            <text:p>3.8</text:p>
          </table:table-cell>
          <table:table-cell office:value-type="float" office:value="5.4540457186518649" table:style-name="ce104">
            <text:p>5.5</text:p>
          </table:table-cell>
          <table:table-cell office:value-type="float" office:value="3.7122693747014939" table:style-name="ce104">
            <text:p>3.7</text:p>
          </table:table-cell>
          <table:table-cell office:value-type="float" office:value="2.637653051926669" table:style-name="ce104">
            <text:p>2.6</text:p>
          </table:table-cell>
          <table:table-cell office:value-type="float" office:value="3.1662678531260884" table:style-name="ce104">
            <text:p>3.2</text:p>
          </table:table-cell>
          <table:table-cell office:value-type="float" office:value="4.9675127430894506" table:style-name="ce104">
            <text:p>5.0</text:p>
          </table:table-cell>
          <table:table-cell office:value-type="float" office:value="3.7914586546611644" table:style-name="ce104">
            <text:p>3.8</text:p>
          </table:table-cell>
          <table:table-cell office:value-type="float" office:value="5.0099449709667159" table:style-name="ce104">
            <text:p>5.0</text:p>
          </table:table-cell>
          <table:table-cell office:value-type="float" office:value="4.049848086851803" table:style-name="ce104">
            <text:p>4.0</text:p>
          </table:table-cell>
          <table:table-cell office:value-type="float" office:value="4.2764072136161344" table:style-name="ce104">
            <text:p>4.3</text:p>
          </table:table-cell>
          <table:table-cell office:value-type="float" office:value="5.3380450808925115" table:style-name="ce104">
            <text:p>5.3</text:p>
          </table:table-cell>
          <table:table-cell office:value-type="float" office:value="2.4528242663112505" table:style-name="ce104">
            <text:p>2.5</text:p>
          </table:table-cell>
          <table:table-cell office:value-type="float" office:value="4.691432015355514" table:style-name="ce104">
            <text:p>4.7</text:p>
          </table:table-cell>
          <table:table-cell office:value-type="float" office:value="4.4327942322632587" table:style-name="ce104">
            <text:p>4.4</text:p>
          </table:table-cell>
          <table:table-cell office:value-type="float" office:value="3.9667325632299839" table:style-name="ce104">
            <text:p>4.0</text:p>
          </table:table-cell>
          <table:table-cell office:value-type="float" office:value="3.8347341120629621" table:style-name="ce104">
            <text:p>3.8</text:p>
          </table:table-cell>
          <table:table-cell office:value-type="float" office:value="2.7520464716393613" table:style-name="ce104">
            <text:p>2.8</text:p>
          </table:table-cell>
          <table:table-cell office:value-type="float" office:value="4.1641056640213687" table:style-name="ce104">
            <text:p>4.2</text:p>
          </table:table-cell>
          <table:table-cell office:value-type="float" office:value="5.2178789716600988" table:style-name="ce104">
            <text:p>5.2</text:p>
          </table:table-cell>
          <table:table-cell office:value-type="float" office:value="3.750799855716493" table:style-name="ce104">
            <text:p>3.8</text:p>
          </table:table-cell>
          <table:table-cell office:value-type="float" office:value="5.6849771041936519" table:style-name="ce110">
            <text:p>5.7</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April</text:p>
          </table:table-cell>
          <table:table-cell office:value-type="float" office:value="6.0620806729404348" table:formula="of:=AVERAGE([.D9:.W9])" table:style-name="ce109">
            <text:p>6.1</text:p>
          </table:table-cell>
          <table:table-cell office:value-type="float" office:value="4.7444448561646713" table:style-name="ce104">
            <text:p>4.7</text:p>
          </table:table-cell>
          <table:table-cell office:value-type="float" office:value="6.6161194417738995" table:style-name="ce104">
            <text:p>6.6</text:p>
          </table:table-cell>
          <table:table-cell office:value-type="float" office:value="6.7280725456350563" table:style-name="ce104">
            <text:p>6.7</text:p>
          </table:table-cell>
          <table:table-cell office:value-type="float" office:value="4.7867036852959286" table:style-name="ce104">
            <text:p>4.8</text:p>
          </table:table-cell>
          <table:table-cell office:value-type="float" office:value="5.0964249810022446" table:style-name="ce104">
            <text:p>5.1</text:p>
          </table:table-cell>
          <table:table-cell office:value-type="float" office:value="5.5740459699419773" table:style-name="ce104">
            <text:p>5.6</text:p>
          </table:table-cell>
          <table:table-cell office:value-type="float" office:value="7.2701852905337621" table:style-name="ce104">
            <text:p>7.3</text:p>
          </table:table-cell>
          <table:table-cell office:value-type="float" office:value="5.3301105477877311" table:style-name="ce104">
            <text:p>5.3</text:p>
          </table:table-cell>
          <table:table-cell office:value-type="float" office:value="5.6742828379287849" table:style-name="ce104">
            <text:p>5.7</text:p>
          </table:table-cell>
          <table:table-cell office:value-type="float" office:value="6.8581180326668836" table:style-name="ce104">
            <text:p>6.9</text:p>
          </table:table-cell>
          <table:table-cell office:value-type="float" office:value="7.307219062917321" table:style-name="ce104">
            <text:p>7.3</text:p>
          </table:table-cell>
          <table:table-cell office:value-type="float" office:value="4.4217776276372884" table:style-name="ce104">
            <text:p>4.4</text:p>
          </table:table-cell>
          <table:table-cell office:value-type="float" office:value="5.9550727304591673" table:style-name="ce104">
            <text:p>6.0</text:p>
          </table:table-cell>
          <table:table-cell office:value-type="float" office:value="5.2530361757105934" table:style-name="ce104">
            <text:p>5.3</text:p>
          </table:table-cell>
          <table:table-cell office:value-type="float" office:value="7.0829563224884442" table:style-name="ce104">
            <text:p>7.1</text:p>
          </table:table-cell>
          <table:table-cell office:value-type="float" office:value="5.7411505441202673" table:style-name="ce104">
            <text:p>5.7</text:p>
          </table:table-cell>
          <table:table-cell office:value-type="float" office:value="6.0357532649519898" table:style-name="ce104">
            <text:p>6.0</text:p>
          </table:table-cell>
          <table:table-cell office:value-type="float" office:value="4.2725511600069597" table:style-name="ce104">
            <text:p>4.3</text:p>
          </table:table-cell>
          <table:table-cell office:value-type="float" office:value="5.7798244621377668" table:style-name="ce104">
            <text:p>5.8</text:p>
          </table:table-cell>
          <table:table-cell office:value-type="float" office:value="7.8098953648658629" table:style-name="ce104">
            <text:p>7.8</text:p>
          </table:table-cell>
          <table:table-cell office:value-type="float" office:value="7.6483134109467645" table:style-name="ce104">
            <text:p>7.6</text:p>
          </table:table-cell>
          <table:table-cell office:value-type="float" office:value="6.3031214137903309" table:style-name="ce104">
            <text:p>6.3</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May</text:p>
          </table:table-cell>
          <table:table-cell office:value-type="float" office:value="6.5562164218720982" table:formula="of:=AVERAGE([.D10:.W10])" table:style-name="ce109">
            <text:p>6.6</text:p>
          </table:table-cell>
          <table:table-cell office:value-type="float" office:value="7.7255244869938808" table:style-name="ce104">
            <text:p>7.7</text:p>
          </table:table-cell>
          <table:table-cell office:value-type="float" office:value="6.1551486144734833" table:style-name="ce104">
            <text:p>6.2</text:p>
          </table:table-cell>
          <table:table-cell office:value-type="float" office:value="6.3909963090933353" table:style-name="ce104">
            <text:p>6.4</text:p>
          </table:table-cell>
          <table:table-cell office:value-type="float" office:value="6.8539327318347976" table:style-name="ce104">
            <text:p>6.9</text:p>
          </table:table-cell>
          <table:table-cell office:value-type="float" office:value="7.1803474003738881" table:style-name="ce104">
            <text:p>7.2</text:p>
          </table:table-cell>
          <table:table-cell office:value-type="float" office:value="5.6709793252825262" table:style-name="ce104">
            <text:p>5.7</text:p>
          </table:table-cell>
          <table:table-cell office:value-type="float" office:value="5.4493444797526438" table:style-name="ce104">
            <text:p>5.4</text:p>
          </table:table-cell>
          <table:table-cell office:value-type="float" office:value="6.5029571819048879" table:style-name="ce104">
            <text:p>6.5</text:p>
          </table:table-cell>
          <table:table-cell office:value-type="float" office:value="6.8845372717820119" table:style-name="ce104">
            <text:p>6.9</text:p>
          </table:table-cell>
          <table:table-cell office:value-type="float" office:value="6.855168072291649" table:style-name="ce104">
            <text:p>6.9</text:p>
          </table:table-cell>
          <table:table-cell office:value-type="float" office:value="6.6901582301547755" table:style-name="ce104">
            <text:p>6.7</text:p>
          </table:table-cell>
          <table:table-cell office:value-type="float" office:value="6.1248710832878412" table:style-name="ce104">
            <text:p>6.1</text:p>
          </table:table-cell>
          <table:table-cell office:value-type="float" office:value="6.3043361123038339" table:style-name="ce104">
            <text:p>6.3</text:p>
          </table:table-cell>
          <table:table-cell office:value-type="float" office:value="5.8389297560847639" table:style-name="ce104">
            <text:p>5.8</text:p>
          </table:table-cell>
          <table:table-cell office:value-type="float" office:value="5.8662001434956634" table:style-name="ce104">
            <text:p>5.9</text:p>
          </table:table-cell>
          <table:table-cell office:value-type="float" office:value="6.4607993874420879" table:style-name="ce104">
            <text:p>6.5</text:p>
          </table:table-cell>
          <table:table-cell office:value-type="float" office:value="6.2886899613265097" table:style-name="ce104">
            <text:p>6.3</text:p>
          </table:table-cell>
          <table:table-cell office:value-type="float" office:value="7.7912558231481555" table:style-name="ce104">
            <text:p>7.8</text:p>
          </table:table-cell>
          <table:table-cell office:value-type="float" office:value="6.5742932514299692" table:style-name="ce104">
            <text:p>6.6</text:p>
          </table:table-cell>
          <table:table-cell office:value-type="float" office:value="9.6828343003313737" table:style-name="ce104">
            <text:p>9.7</text:p>
          </table:table-cell>
          <table:table-cell office:value-type="float" office:value="5.5585490016477594" table:style-name="ce104">
            <text:p>5.6</text:p>
          </table:table-cell>
          <table:table-cell office:value-type="float" office:value="5.6175448195540572" table:style-name="ce104">
            <text:p>5.6</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June</text:p>
          </table:table-cell>
          <table:table-cell office:value-type="float" office:value="6.5313074430970177" table:formula="of:=AVERAGE([.D11:.W11])" table:style-name="ce109">
            <text:p>6.5</text:p>
          </table:table-cell>
          <table:table-cell office:value-type="float" office:value="6.8452113175308495" table:style-name="ce104">
            <text:p>6.8</text:p>
          </table:table-cell>
          <table:table-cell office:value-type="float" office:value="5.7601374031040935" table:style-name="ce104">
            <text:p>5.8</text:p>
          </table:table-cell>
          <table:table-cell office:value-type="float" office:value="7.1931231121518495" table:style-name="ce104">
            <text:p>7.2</text:p>
          </table:table-cell>
          <table:table-cell office:value-type="float" office:value="6.9851193539843432" table:style-name="ce104">
            <text:p>7.0</text:p>
          </table:table-cell>
          <table:table-cell office:value-type="float" office:value="6.6189025685892089" table:style-name="ce104">
            <text:p>6.6</text:p>
          </table:table-cell>
          <table:table-cell office:value-type="float" office:value="7.9607592340828885" table:style-name="ce104">
            <text:p>8.0</text:p>
          </table:table-cell>
          <table:table-cell office:value-type="float" office:value="4.830176215486552" table:style-name="ce104">
            <text:p>4.8</text:p>
          </table:table-cell>
          <table:table-cell office:value-type="float" office:value="7.1249477301058466" table:style-name="ce104">
            <text:p>7.1</text:p>
          </table:table-cell>
          <table:table-cell office:value-type="float" office:value="7.0077298267187906" table:style-name="ce104">
            <text:p>7.0</text:p>
          </table:table-cell>
          <table:table-cell office:value-type="float" office:value="7.9479812879627714" table:style-name="ce104">
            <text:p>7.9</text:p>
          </table:table-cell>
          <table:table-cell office:value-type="float" office:value="6.9135251651342866" table:style-name="ce104">
            <text:p>6.9</text:p>
          </table:table-cell>
          <table:table-cell office:value-type="float" office:value="4.3144849108808954" table:style-name="ce104">
            <text:p>4.3</text:p>
          </table:table-cell>
          <table:table-cell office:value-type="float" office:value="6.1470894992861611" table:style-name="ce104">
            <text:p>6.1</text:p>
          </table:table-cell>
          <table:table-cell office:value-type="float" office:value="7.2633591620175029" table:style-name="ce104">
            <text:p>7.3</text:p>
          </table:table-cell>
          <table:table-cell office:value-type="float" office:value="7.5088967052583797" table:style-name="ce104">
            <text:p>7.5</text:p>
          </table:table-cell>
          <table:table-cell office:value-type="float" office:value="4.3641863119339774" table:style-name="ce104">
            <text:p>4.4</text:p>
          </table:table-cell>
          <table:table-cell office:value-type="float" office:value="6.3561802271940904" table:style-name="ce104">
            <text:p>6.4</text:p>
          </table:table-cell>
          <table:table-cell office:value-type="float" office:value="8.1103483606223659" table:style-name="ce104">
            <text:p>8.1</text:p>
          </table:table-cell>
          <table:table-cell office:value-type="float" office:value="5.7102193084011184" table:style-name="ce104">
            <text:p>5.7</text:p>
          </table:table-cell>
          <table:table-cell office:value-type="float" office:value="6.1786561443767569" table:style-name="ce104">
            <text:p>6.2</text:p>
          </table:table-cell>
          <table:table-cell office:value-type="float" office:value="6.3303263346484595" table:style-name="ce104">
            <text:p>6.3</text:p>
          </table:table-cell>
          <table:table-cell office:value-type="float" office:value="7.6934455733653211" table:style-name="ce104">
            <text:p>7.7</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July</text:p>
          </table:table-cell>
          <table:table-cell office:value-type="float" office:value="6.4423070621389913" table:formula="of:=AVERAGE([.D12:.W12])" table:style-name="ce109">
            <text:p>6.4</text:p>
          </table:table-cell>
          <table:table-cell office:value-type="float" office:value="6.3880907359193335" table:style-name="ce104">
            <text:p>6.4</text:p>
          </table:table-cell>
          <table:table-cell office:value-type="float" office:value="5.7006130841970455" table:style-name="ce104">
            <text:p>5.7</text:p>
          </table:table-cell>
          <table:table-cell office:value-type="float" office:value="5.8901417127881199" table:style-name="ce104">
            <text:p>5.9</text:p>
          </table:table-cell>
          <table:table-cell office:value-type="float" office:value="5.5768446499089315" table:style-name="ce104">
            <text:p>5.6</text:p>
          </table:table-cell>
          <table:table-cell office:value-type="float" office:value="5.8028229552967181" table:style-name="ce104">
            <text:p>5.8</text:p>
          </table:table-cell>
          <table:table-cell office:value-type="float" office:value="9.2859229292381649" table:style-name="ce104">
            <text:p>9.3</text:p>
          </table:table-cell>
          <table:table-cell office:value-type="float" office:value="5.9641004809573053" table:style-name="ce104">
            <text:p>6.0</text:p>
          </table:table-cell>
          <table:table-cell office:value-type="float" office:value="6.3627718177032744" table:style-name="ce104">
            <text:p>6.4</text:p>
          </table:table-cell>
          <table:table-cell office:value-type="float" office:value="6.1792062148145446" table:style-name="ce104">
            <text:p>6.2</text:p>
          </table:table-cell>
          <table:table-cell office:value-type="float" office:value="5.2295893718780855" table:style-name="ce104">
            <text:p>5.2</text:p>
          </table:table-cell>
          <table:table-cell office:value-type="float" office:value="6.014396120657171" table:style-name="ce104">
            <text:p>6.0</text:p>
          </table:table-cell>
          <table:table-cell office:value-type="float" office:value="5.3537874495005591" table:style-name="ce104">
            <text:p>5.4</text:p>
          </table:table-cell>
          <table:table-cell office:value-type="float" office:value="8.474045437284536" table:style-name="ce104">
            <text:p>8.5</text:p>
          </table:table-cell>
          <table:table-cell office:value-type="float" office:value="7.4688318145744521" table:style-name="ce104">
            <text:p>7.5</text:p>
          </table:table-cell>
          <table:table-cell office:value-type="float" office:value="6.0591472056291842" table:style-name="ce104">
            <text:p>6.1</text:p>
          </table:table-cell>
          <table:table-cell office:value-type="float" office:value="6.323817544720387" table:style-name="ce104">
            <text:p>6.3</text:p>
          </table:table-cell>
          <table:table-cell office:value-type="float" office:value="5.8793924118598229" table:style-name="ce104">
            <text:p>5.9</text:p>
          </table:table-cell>
          <table:table-cell office:value-type="float" office:value="8.7084540943739537" table:style-name="ce104">
            <text:p>8.7</text:p>
          </table:table-cell>
          <table:table-cell office:value-type="float" office:value="6.8299949728847347" table:style-name="ce104">
            <text:p>6.8</text:p>
          </table:table-cell>
          <table:table-cell office:value-type="float" office:value="5.6288612422370621" table:style-name="ce104">
            <text:p>5.6</text:p>
          </table:table-cell>
          <table:table-cell office:value-type="float" office:value="6.1133997322757567" table:style-name="ce104">
            <text:p>6.1</text:p>
          </table:table-cell>
          <table:table-cell office:value-type="float" office:value="7.2373698997566711" table:style-name="ce104">
            <text:p>7.2</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August</text:p>
          </table:table-cell>
          <table:table-cell office:value-type="float" office:value="5.7051591267959569" table:formula="of:=AVERAGE([.D13:.W13])" table:style-name="ce109">
            <text:p>5.7</text:p>
          </table:table-cell>
          <table:table-cell office:value-type="float" office:value="5.9057601278893932" table:style-name="ce104">
            <text:p>5.9</text:p>
          </table:table-cell>
          <table:table-cell office:value-type="float" office:value="5.5063592095062601" table:style-name="ce104">
            <text:p>5.5</text:p>
          </table:table-cell>
          <table:table-cell office:value-type="float" office:value="6.9774366481986911" table:style-name="ce104">
            <text:p>7.0</text:p>
          </table:table-cell>
          <table:table-cell office:value-type="float" office:value="5.7336111343430627" table:style-name="ce104">
            <text:p>5.7</text:p>
          </table:table-cell>
          <table:table-cell office:value-type="float" office:value="6.8863398244603209" table:style-name="ce104">
            <text:p>6.9</text:p>
          </table:table-cell>
          <table:table-cell office:value-type="float" office:value="5.1082502213878778" table:style-name="ce104">
            <text:p>5.1</text:p>
          </table:table-cell>
          <table:table-cell office:value-type="float" office:value="6.5123414461826137" table:style-name="ce104">
            <text:p>6.5</text:p>
          </table:table-cell>
          <table:table-cell office:value-type="float" office:value="3.9301166406940573" table:style-name="ce104">
            <text:p>3.9</text:p>
          </table:table-cell>
          <table:table-cell office:value-type="float" office:value="5.8685418710941333" table:style-name="ce104">
            <text:p>5.9</text:p>
          </table:table-cell>
          <table:table-cell office:value-type="float" office:value="4.912164030907614" table:style-name="ce104">
            <text:p>4.9</text:p>
          </table:table-cell>
          <table:table-cell office:value-type="float" office:value="4.835368643273541" table:style-name="ce104">
            <text:p>4.8</text:p>
          </table:table-cell>
          <table:table-cell office:value-type="float" office:value="5.3375024648640119" table:style-name="ce104">
            <text:p>5.3</text:p>
          </table:table-cell>
          <table:table-cell office:value-type="float" office:value="6.2696247314309925" table:style-name="ce104">
            <text:p>6.3</text:p>
          </table:table-cell>
          <table:table-cell office:value-type="float" office:value="6.3401083073863909" table:style-name="ce104">
            <text:p>6.3</text:p>
          </table:table-cell>
          <table:table-cell office:value-type="float" office:value="5.231114717642078" table:style-name="ce104">
            <text:p>5.2</text:p>
          </table:table-cell>
          <table:table-cell office:value-type="float" office:value="6.8785259433046164" table:style-name="ce104">
            <text:p>6.9</text:p>
          </table:table-cell>
          <table:table-cell office:value-type="float" office:value="5.8689325524435976" table:style-name="ce104">
            <text:p>5.9</text:p>
          </table:table-cell>
          <table:table-cell office:value-type="float" office:value="5.5832429310672156" table:style-name="ce104">
            <text:p>5.6</text:p>
          </table:table-cell>
          <table:table-cell office:value-type="float" office:value="6.7133028291718873" table:style-name="ce104">
            <text:p>6.7</text:p>
          </table:table-cell>
          <table:table-cell office:value-type="float" office:value="5.2049636992545345" table:style-name="ce104">
            <text:p>5.2</text:p>
          </table:table-cell>
          <table:table-cell office:value-type="float" office:value="4.4053346893056542" table:style-name="ce104">
            <text:p>4.4</text:p>
          </table:table-cell>
          <table:table-cell office:value-type="float" office:value="7.7975099743672498" table:style-name="ce104">
            <text:p>7.8</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September</text:p>
          </table:table-cell>
          <table:table-cell office:value-type="float" office:value="5.0033162732476768" table:formula="of:=AVERAGE([.D14:.W14])" table:style-name="ce109">
            <text:p>5.0</text:p>
          </table:table-cell>
          <table:table-cell office:value-type="float" office:value="4.0488015270226683" table:style-name="ce104">
            <text:p>4.0</text:p>
          </table:table-cell>
          <table:table-cell office:value-type="float" office:value="5.4321567733440803" table:style-name="ce104">
            <text:p>5.4</text:p>
          </table:table-cell>
          <table:table-cell office:value-type="float" office:value="6.0641745839265999" table:style-name="ce104">
            <text:p>6.1</text:p>
          </table:table-cell>
          <table:table-cell office:value-type="float" office:value="5.4438021859635448" table:style-name="ce104">
            <text:p>5.4</text:p>
          </table:table-cell>
          <table:table-cell office:value-type="float" office:value="5.095545254528604" table:style-name="ce104">
            <text:p>5.1</text:p>
          </table:table-cell>
          <table:table-cell office:value-type="float" office:value="5.2985488001782022" table:style-name="ce104">
            <text:p>5.3</text:p>
          </table:table-cell>
          <table:table-cell office:value-type="float" office:value="4.9999768366299948" table:style-name="ce104">
            <text:p>5.0</text:p>
          </table:table-cell>
          <table:table-cell office:value-type="float" office:value="4.148547866990044" table:style-name="ce104">
            <text:p>4.1</text:p>
          </table:table-cell>
          <table:table-cell office:value-type="float" office:value="5.0144713065940518" table:style-name="ce104">
            <text:p>5.0</text:p>
          </table:table-cell>
          <table:table-cell office:value-type="float" office:value="4.4661727033168397" table:style-name="ce104">
            <text:p>4.5</text:p>
          </table:table-cell>
          <table:table-cell office:value-type="float" office:value="5.1239964030034697" table:style-name="ce104">
            <text:p>5.1</text:p>
          </table:table-cell>
          <table:table-cell office:value-type="float" office:value="5.4704262917444186" table:style-name="ce104">
            <text:p>5.5</text:p>
          </table:table-cell>
          <table:table-cell office:value-type="float" office:value="4.3018560907217909" table:style-name="ce104">
            <text:p>4.3</text:p>
          </table:table-cell>
          <table:table-cell office:value-type="float" office:value="4.5971120976002107" table:style-name="ce104">
            <text:p>4.6</text:p>
          </table:table-cell>
          <table:table-cell office:value-type="float" office:value="5.7002586818453853" table:style-name="ce104">
            <text:p>5.7</text:p>
          </table:table-cell>
          <table:table-cell office:value-type="float" office:value="4.4179967807772211" table:style-name="ce104">
            <text:p>4.4</text:p>
          </table:table-cell>
          <table:table-cell office:value-type="float" office:value="3.7998466433851279" table:style-name="ce104">
            <text:p>3.8</text:p>
          </table:table-cell>
          <table:table-cell office:value-type="float" office:value="5.2643357736133058" table:style-name="ce104">
            <text:p>5.3</text:p>
          </table:table-cell>
          <table:table-cell office:value-type="float" office:value="5.4230630655851941" table:style-name="ce104">
            <text:p>5.4</text:p>
          </table:table-cell>
          <table:table-cell office:value-type="float" office:value="5.4122251982739042" table:style-name="ce104">
            <text:p>5.4</text:p>
          </table:table-cell>
          <table:table-cell office:value-type="float" office:value="4.5918121269315444" table:style-name="ce104">
            <text:p>4.6</text:p>
          </table:table-cell>
          <table:table-cell office:value-type="string" table:style-name="ce104">
            <text:p>[x]</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October</text:p>
          </table:table-cell>
          <table:table-cell office:value-type="float" office:value="3.2657072633445474" table:formula="of:=AVERAGE([.D15:.W15])" table:style-name="ce109">
            <text:p>3.3</text:p>
          </table:table-cell>
          <table:table-cell office:value-type="float" office:value="3.5826359631670686" table:style-name="ce104">
            <text:p>3.6</text:p>
          </table:table-cell>
          <table:table-cell office:value-type="float" office:value="3.0604489462815243" table:style-name="ce104">
            <text:p>3.1</text:p>
          </table:table-cell>
          <table:table-cell office:value-type="float" office:value="4.3484244661751283" table:style-name="ce104">
            <text:p>4.3</text:p>
          </table:table-cell>
          <table:table-cell office:value-type="float" office:value="3.2984699688424497" table:style-name="ce104">
            <text:p>3.3</text:p>
          </table:table-cell>
          <table:table-cell office:value-type="float" office:value="2.8718760382764721" table:style-name="ce104">
            <text:p>2.9</text:p>
          </table:table-cell>
          <table:table-cell office:value-type="float" office:value="3.2213540678913728" table:style-name="ce104">
            <text:p>3.2</text:p>
          </table:table-cell>
          <table:table-cell office:value-type="float" office:value="3.5918788672248705" table:style-name="ce104">
            <text:p>3.6</text:p>
          </table:table-cell>
          <table:table-cell office:value-type="float" office:value="3.982972286581818" table:style-name="ce104">
            <text:p>4.0</text:p>
          </table:table-cell>
          <table:table-cell office:value-type="float" office:value="2.9450170857437152" table:style-name="ce104">
            <text:p>2.9</text:p>
          </table:table-cell>
          <table:table-cell office:value-type="float" office:value="3.5853231849708798" table:style-name="ce104">
            <text:p>3.6</text:p>
          </table:table-cell>
          <table:table-cell office:value-type="float" office:value="3.7126172749874722" table:style-name="ce104">
            <text:p>3.7</text:p>
          </table:table-cell>
          <table:table-cell office:value-type="float" office:value="3.0344754734787549" table:style-name="ce104">
            <text:p>3.0</text:p>
          </table:table-cell>
          <table:table-cell office:value-type="float" office:value="2.881029100181101" table:style-name="ce104">
            <text:p>2.9</text:p>
          </table:table-cell>
          <table:table-cell office:value-type="float" office:value="3.1789914159537305" table:style-name="ce104">
            <text:p>3.2</text:p>
          </table:table-cell>
          <table:table-cell office:value-type="float" office:value="2.9951720500007997" table:style-name="ce104">
            <text:p>3.0</text:p>
          </table:table-cell>
          <table:table-cell office:value-type="float" office:value="3.6053136144598135" table:style-name="ce104">
            <text:p>3.6</text:p>
          </table:table-cell>
          <table:table-cell office:value-type="float" office:value="2.6614357381120128" table:style-name="ce104">
            <text:p>2.7</text:p>
          </table:table-cell>
          <table:table-cell office:value-type="float" office:value="4.4238744313247143" table:style-name="ce104">
            <text:p>4.4</text:p>
          </table:table-cell>
          <table:table-cell office:value-type="float" office:value="2.654353650798043" table:style-name="ce104">
            <text:p>2.7</text:p>
          </table:table-cell>
          <table:table-cell office:value-type="float" office:value="2.2143419128604664" table:style-name="ce104">
            <text:p>2.2</text:p>
          </table:table-cell>
          <table:table-cell office:value-type="float" office:value="3.0467756927458072" table:style-name="ce104">
            <text:p>3.0</text:p>
          </table:table-cell>
          <table:table-cell office:value-type="string" table:style-name="ce104">
            <text:p>[x]</text:p>
          </table:table-cell>
          <table:table-cell table:number-columns-repeated="2" table:style-name="ce10"/>
          <table:table-cell table:style-name="ce105"/>
          <table:table-cell table:style-name="ce106"/>
          <table:table-cell table:style-name="ce107"/>
          <table:table-cell table:number-columns-repeated="16355" table:style-name="ce1"/>
        </table:table-row>
        <table:table-row table:style-name="ro4">
          <table:table-cell office:value-type="string" table:style-name="ce108">
            <text:p>November</text:p>
          </table:table-cell>
          <table:table-cell office:value-type="float" office:value="2.2614789236799933" table:formula="of:=AVERAGE([.D16:.W16])" table:style-name="ce109">
            <text:p>2.3</text:p>
          </table:table-cell>
          <table:table-cell office:value-type="float" office:value="2.3809121717901389" table:style-name="ce104">
            <text:p>2.4</text:p>
          </table:table-cell>
          <table:table-cell office:value-type="float" office:value="1.9745776197533482" table:style-name="ce104">
            <text:p>2.0</text:p>
          </table:table-cell>
          <table:table-cell office:value-type="float" office:value="2.344859209321883" table:style-name="ce104">
            <text:p>2.3</text:p>
          </table:table-cell>
          <table:table-cell office:value-type="float" office:value="1.6342209292426921" table:style-name="ce104">
            <text:p>1.6</text:p>
          </table:table-cell>
          <table:table-cell office:value-type="float" office:value="3.0825537571326995" table:style-name="ce104">
            <text:p>3.1</text:p>
          </table:table-cell>
          <table:table-cell office:value-type="float" office:value="3.2530231153908509" table:style-name="ce104">
            <text:p>3.3</text:p>
          </table:table-cell>
          <table:table-cell office:value-type="float" office:value="2.3992871227424968" table:style-name="ce104">
            <text:p>2.4</text:p>
          </table:table-cell>
          <table:table-cell office:value-type="float" office:value="1.8432851860371171" table:style-name="ce104">
            <text:p>1.8</text:p>
          </table:table-cell>
          <table:table-cell office:value-type="float" office:value="2.3267143123423124" table:style-name="ce104">
            <text:p>2.3</text:p>
          </table:table-cell>
          <table:table-cell office:value-type="float" office:value="2.2251363666470425" table:style-name="ce104">
            <text:p>2.2</text:p>
          </table:table-cell>
          <table:table-cell office:value-type="float" office:value="2.0333348604509642" table:style-name="ce104">
            <text:p>2.0</text:p>
          </table:table-cell>
          <table:table-cell office:value-type="float" office:value="2.313859682989083" table:style-name="ce104">
            <text:p>2.3</text:p>
          </table:table-cell>
          <table:table-cell office:value-type="float" office:value="2.502419254870782" table:style-name="ce104">
            <text:p>2.5</text:p>
          </table:table-cell>
          <table:table-cell office:value-type="float" office:value="2.002511736776269" table:style-name="ce104">
            <text:p>2.0</text:p>
          </table:table-cell>
          <table:table-cell office:value-type="float" office:value="1.3248903709035003" table:style-name="ce104">
            <text:p>1.3</text:p>
          </table:table-cell>
          <table:table-cell office:value-type="float" office:value="2.6645341013425305" table:style-name="ce104">
            <text:p>2.7</text:p>
          </table:table-cell>
          <table:table-cell office:value-type="float" office:value="2.6370341805431061" table:style-name="ce104">
            <text:p>2.6</text:p>
          </table:table-cell>
          <table:table-cell office:value-type="float" office:value="2.530373814271488" table:style-name="ce104">
            <text:p>2.5</text:p>
          </table:table-cell>
          <table:table-cell office:value-type="float" office:value="1.6728875041595523" table:style-name="ce104">
            <text:p>1.7</text:p>
          </table:table-cell>
          <table:table-cell office:value-type="float" office:value="2.0948185711333038" table:style-name="ce104">
            <text:p>2.1</text:p>
          </table:table-cell>
          <table:table-cell office:value-type="float" office:value="2.3692567775488498" table:style-name="ce104">
            <text:p>2.4</text:p>
          </table:table-cell>
          <table:table-cell office:value-type="string" table:style-name="ce104">
            <text:p>[x]</text:p>
          </table:table-cell>
          <table:table-cell table:number-columns-repeated="2" table:style-name="ce10"/>
          <table:table-cell table:style-name="ce105"/>
          <table:table-cell table:style-name="ce10"/>
          <table:table-cell table:style-name="ce107"/>
          <table:table-cell table:number-columns-repeated="16355" table:style-name="ce1"/>
        </table:table-row>
        <table:table-row table:style-name="ro4">
          <table:table-cell office:value-type="string" table:style-name="ce108">
            <text:p>December</text:p>
          </table:table-cell>
          <table:table-cell office:value-type="float" office:value="1.6567661758183931" table:formula="of:=AVERAGE([.D17:.W17])" table:style-name="ce109">
            <text:p>1.7</text:p>
          </table:table-cell>
          <table:table-cell office:value-type="float" office:value="2.3961432162532512" table:style-name="ce104">
            <text:p>2.4</text:p>
          </table:table-cell>
          <table:table-cell office:value-type="float" office:value="1.1596971347754201" table:style-name="ce104">
            <text:p>1.2</text:p>
          </table:table-cell>
          <table:table-cell office:value-type="float" office:value="1.735241364517357" table:style-name="ce104">
            <text:p>1.7</text:p>
          </table:table-cell>
          <table:table-cell office:value-type="float" office:value="1.7678740950592069" table:style-name="ce104">
            <text:p>1.8</text:p>
          </table:table-cell>
          <table:table-cell office:value-type="float" office:value="1.8677243129741532" table:style-name="ce104">
            <text:p>1.9</text:p>
          </table:table-cell>
          <table:table-cell office:value-type="float" office:value="1.5619513905043507" table:style-name="ce104">
            <text:p>1.6</text:p>
          </table:table-cell>
          <table:table-cell office:value-type="float" office:value="1.6171998200652511" table:style-name="ce104">
            <text:p>1.6</text:p>
          </table:table-cell>
          <table:table-cell office:value-type="float" office:value="2.1357373743841666" table:style-name="ce104">
            <text:p>2.1</text:p>
          </table:table-cell>
          <table:table-cell office:value-type="float" office:value="1.9989932938334736" table:style-name="ce104">
            <text:p>2.0</text:p>
          </table:table-cell>
          <table:table-cell office:value-type="float" office:value="1.4273812252586837" table:style-name="ce104">
            <text:p>1.4</text:p>
          </table:table-cell>
          <table:table-cell office:value-type="float" office:value="1.6294236818314232" table:style-name="ce104">
            <text:p>1.6</text:p>
          </table:table-cell>
          <table:table-cell office:value-type="float" office:value="1.7671297151551255" table:style-name="ce104">
            <text:p>1.8</text:p>
          </table:table-cell>
          <table:table-cell office:value-type="float" office:value="1.7741073208788465" table:style-name="ce104">
            <text:p>1.8</text:p>
          </table:table-cell>
          <table:table-cell office:value-type="float" office:value="2.2645372005082098" table:style-name="ce104">
            <text:p>2.3</text:p>
          </table:table-cell>
          <table:table-cell office:value-type="float" office:value="1.1309983583377272" table:style-name="ce104">
            <text:p>1.1</text:p>
          </table:table-cell>
          <table:table-cell office:value-type="float" office:value="1.6474526967611873" table:style-name="ce104">
            <text:p>1.6</text:p>
          </table:table-cell>
          <table:table-cell office:value-type="float" office:value="1.8426724669282835" table:style-name="ce104">
            <text:p>1.8</text:p>
          </table:table-cell>
          <table:table-cell office:value-type="float" office:value="1.3563754594612125" table:style-name="ce104">
            <text:p>1.4</text:p>
          </table:table-cell>
          <table:table-cell office:value-type="float" office:value="1.8967307395367552" table:style-name="ce104">
            <text:p>1.9</text:p>
          </table:table-cell>
          <table:table-cell office:value-type="float" office:value="1.5573274814482665" table:style-name="ce104">
            <text:p>1.6</text:p>
          </table:table-cell>
          <table:table-cell office:value-type="float" office:value="0.99676838414876112" table:style-name="ce104">
            <text:p>1.0</text:p>
          </table:table-cell>
          <table:table-cell office:value-type="string" table:style-name="ce111">
            <text:p>[x]</text:p>
          </table:table-cell>
          <table:table-cell table:number-columns-repeated="2" table:style-name="ce10"/>
          <table:table-cell table:style-name="ce105"/>
          <table:table-cell table:style-name="ce10"/>
          <table:table-cell table:style-name="ce107"/>
          <table:table-cell table:number-columns-repeated="16355" table:style-name="ce1"/>
        </table:table-row>
        <table:table-row table:style-name="ro4">
          <table:table-cell office:value-type="string" table:style-name="ce102">
            <text:p>January-March</text:p>
          </table:table-cell>
          <table:table-cell office:value-type="float" office:value="2.9202383187286971" table:formula="of:=AVERAGE([.D18:.W18])" table:style-name="ce103">
            <text:p>2.9</text:p>
          </table:table-cell>
          <table:table-cell office:value-type="float" office:value="2.8328041821698711" table:formula="of:=(31*[.C6]+28*[.C7]+31*[.C8])/(31+28+31)" table:style-name="ce112">
            <text:p>2.8</text:p>
          </table:table-cell>
          <table:table-cell office:value-type="float" office:value="2.7356227207491775" table:formula="of:=(31*[.D6]+28*[.D7]+31*[.D8])/(31+28+31)" table:style-name="ce112">
            <text:p>2.7</text:p>
          </table:table-cell>
          <table:table-cell office:value-type="float" office:value="3.8062089486469302" table:formula="of:=(31*[.E6]+28*[.E7]+31*[.E8])/(31+28+31)" table:style-name="ce112">
            <text:p>3.8</text:p>
          </table:table-cell>
          <table:table-cell office:value-type="float" office:value="2.7632043636260506" table:formula="of:=(31*[.F6]+29*[.F7]+31*[.F8])/(31+29+31)" table:style-name="ce112">
            <text:p>2.8</text:p>
          </table:table-cell>
          <table:table-cell office:value-type="float" office:value="2.3865267124787648" table:formula="of:=(31*[.G6]+28*[.G7]+31*[.G8])/(31+28+31)" table:style-name="ce112">
            <text:p>2.4</text:p>
          </table:table-cell>
          <table:table-cell office:value-type="float" office:value="2.4002154823397879" table:formula="of:=(31*[.H6]+28*[.H7]+31*[.H8])/(31+28+31)" table:style-name="ce112">
            <text:p>2.4</text:p>
          </table:table-cell>
          <table:table-cell office:value-type="float" office:value="3.2066023765158813" table:formula="of:=(31*[.I6]+28*[.I7]+31*[.I8])/(31+28+31)" table:style-name="ce112">
            <text:p>3.2</text:p>
          </table:table-cell>
          <table:table-cell office:value-type="float" office:value="3.171077387245786" table:formula="of:=(31*[.J6]+29*[.J7]+31*[.J8])/(31+29+31)" table:style-name="ce112">
            <text:p>3.2</text:p>
          </table:table-cell>
          <table:table-cell office:value-type="float" office:value="3.0176232898569095" table:formula="of:=(31*[.K6]+28*[.K7]+31*[.K8])/(31+28+31)" table:style-name="ce112">
            <text:p>3.0</text:p>
          </table:table-cell>
          <table:table-cell office:value-type="float" office:value="2.7075266194664902" table:formula="of:=(31*[.L6]+28*[.L7]+31*[.L8])/(31+28+31)" table:style-name="ce112">
            <text:p>2.7</text:p>
          </table:table-cell>
          <table:table-cell office:value-type="float" office:value="2.6153928639252584" table:formula="of:=(31*[.M6]+28*[.M7]+31*[.M8])/(31+28+31)" table:style-name="ce112">
            <text:p>2.6</text:p>
          </table:table-cell>
          <table:table-cell office:value-type="float" office:value="3.3688072999861167" table:formula="of:=(31*[.N6]+29*[.N7]+31*[.N8])/(31+29+31)" table:style-name="ce112">
            <text:p>3.4</text:p>
          </table:table-cell>
          <table:table-cell office:value-type="float" office:value="2.1409992476896385" table:formula="of:=(31*[.O6]+28*[.O7]+31*[.O8])/(31+28+31)" table:style-name="ce112">
            <text:p>2.1</text:p>
          </table:table-cell>
          <table:table-cell office:value-type="float" office:value="3.2721502536950755" table:formula="of:=(31*[.P6]+28*[.P7]+31*[.P8])/(31+28+31)" table:style-name="ce112">
            <text:p>3.3</text:p>
          </table:table-cell>
          <table:table-cell office:value-type="float" office:value="3.2759100610175564" table:formula="of:=(31*[.Q6]+28*[.Q7]+31*[.Q8])/(31+28+31)" table:style-name="ce112">
            <text:p>3.3</text:p>
          </table:table-cell>
          <table:table-cell office:value-type="float" office:value="2.8724539398906672" table:formula="of:=(31*[.R6]+29*[.R7]+31*[.R8])/(31+29+31)" table:style-name="ce112">
            <text:p>2.9</text:p>
          </table:table-cell>
          <table:table-cell office:value-type="float" office:value="2.6546499104755683" table:formula="of:=(31*[.S6]+28*[.S7]+31*[.S8])/(31+28+31)" table:style-name="ce112">
            <text:p>2.7</text:p>
          </table:table-cell>
          <table:table-cell office:value-type="float" office:value="2.7722443627426592" table:formula="of:=(31*[.T6]+28*[.T7]+31*[.T8])/(31+28+31)" table:style-name="ce112">
            <text:p>2.8</text:p>
          </table:table-cell>
          <table:table-cell office:value-type="float" office:value="3.3913465094848814" table:formula="of:=(31*[.U6]+28*[.U7]+31*[.U8])/(31+28+31)" table:style-name="ce112">
            <text:p>3.4</text:p>
          </table:table-cell>
          <table:table-cell office:value-type="float" office:value="3.2537693349159502" table:formula="of:=(31*[.V6]+29*[.V7]+31*[.V8])/(31+29+31)" table:style-name="ce112">
            <text:p>3.3</text:p>
          </table:table-cell>
          <table:table-cell office:value-type="float" office:value="2.592434689824783" table:formula="of:=(31*[.W6]+28*[.W7]+31*[.W8])/(31+28+31)" table:style-name="ce112">
            <text:p>2.6</text:p>
          </table:table-cell>
          <table:table-cell office:value-type="float" office:value="3.7847772612067376" table:formula="of:=(31*[.X6]+28*[.X7]+31*[.X8])/(31+28+31)" table:style-name="ce112">
            <text:p>3.8</text:p>
          </table:table-cell>
          <table:table-cell table:number-columns-repeated="5" table:style-name="ce10"/>
          <table:table-cell table:number-columns-repeated="16355" table:style-name="ce1"/>
        </table:table-row>
        <table:table-row table:style-name="ro4">
          <table:table-cell office:value-type="string" table:style-name="ce108">
            <text:p>April-June</text:p>
          </table:table-cell>
          <table:table-cell office:value-type="float" office:value="6.38510277537537" table:formula="of:=AVERAGE([.D19:.W19])" table:style-name="ce109">
            <text:p>6.4</text:p>
          </table:table-cell>
          <table:table-cell office:value-type="float" office:value="6.4525378495348997" table:formula="of:=(30*[.C9]+31*[.C10]+30*[.C11])/(30+31+30)" table:style-name="ce104">
            <text:p>6.5</text:p>
          </table:table-cell>
          <table:table-cell office:value-type="float" office:value="6.176893542802393" table:formula="of:=(30*[.D9]+31*[.D10]+30*[.D11])/(30+31+30)" table:style-name="ce104">
            <text:p>6.2</text:p>
          </table:table-cell>
          <table:table-cell office:value-type="float" office:value="6.7665577507197856" table:formula="of:=(30*[.E9]+31*[.E10]+30*[.E11])/(30+31+30)" table:style-name="ce104">
            <text:p>6.8</text:p>
          </table:table-cell>
          <table:table-cell office:value-type="float" office:value="6.2156769875306246" table:formula="of:=(30*[.F9]+31*[.F10]+30*[.F11])/(30+31+30)" table:style-name="ce104">
            <text:p>6.2</text:p>
          </table:table-cell>
          <table:table-cell office:value-type="float" office:value="6.3082483065860906" table:formula="of:=(30*[.G9]+31*[.G10]+30*[.G11])/(30+31+30)" table:style-name="ce104">
            <text:p>6.3</text:p>
          </table:table-cell>
          <table:table-cell office:value-type="float" office:value="6.3938957714780695" table:formula="of:=(30*[.H9]+31*[.H10]+30*[.H11])/(30+31+30)" table:style-name="ce104">
            <text:p>6.4</text:p>
          </table:table-cell>
          <table:table-cell office:value-type="float" office:value="5.8455002643180363" table:formula="of:=(30*[.I9]+31*[.I10]+30*[.I11])/(30+31+30)" table:style-name="ce104">
            <text:p>5.8</text:p>
          </table:table-cell>
          <table:table-cell office:value-type="float" office:value="6.3213562744599869" table:formula="of:=(30*[.J9]+31*[.J10]+30*[.J11])/(30+31+30)" table:style-name="ce104">
            <text:p>6.3</text:p>
          </table:table-cell>
          <table:table-cell office:value-type="float" office:value="6.5261652237875785" table:formula="of:=(30*[.K9]+31*[.K10]+30*[.K11])/(30+31+30)" table:style-name="ce104">
            <text:p>6.5</text:p>
          </table:table-cell>
          <table:table-cell office:value-type="float" office:value="7.2164086797794589" table:formula="of:=(30*[.L9]+31*[.L10]+30*[.L11])/(30+31+30)" table:style-name="ce104">
            <text:p>7.2</text:p>
          </table:table-cell>
          <table:table-cell office:value-type="float" office:value="6.9672223294103981" table:formula="of:=(30*[.M9]+31*[.M10]+30*[.M11])/(30+31+30)" table:style-name="ce104">
            <text:p>7.0</text:p>
          </table:table-cell>
          <table:table-cell office:value-type="float" office:value="4.9665810960161387" table:formula="of:=(30*[.N9]+31*[.N10]+30*[.N11])/(30+31+30)" table:style-name="ce104">
            <text:p>5.0</text:p>
          </table:table-cell>
          <table:table-cell office:value-type="float" office:value="6.1373547953162486" table:formula="of:=(30*[.O9]+31*[.O10]+30*[.O11])/(30+31+30)" table:style-name="ce104">
            <text:p>6.1</text:p>
          </table:table-cell>
          <table:table-cell office:value-type="float" office:value="6.1153701381370391" table:formula="of:=(30*[.P9]+31*[.P10]+30*[.P11])/(30+31+30)" table:style-name="ce104">
            <text:p>6.1</text:p>
          </table:table-cell>
          <table:table-cell office:value-type="float" office:value="6.8088768712172554" table:formula="of:=(30*[.Q9]+31*[.Q10]+30*[.Q11])/(30+31+30)" table:style-name="ce104">
            <text:p>6.8</text:p>
          </table:table-cell>
          <table:table-cell office:value-type="float" office:value="5.5323613922234287" table:formula="of:=(30*[.R9]+31*[.R10]+30*[.R11])/(30+31+30)" table:style-name="ce104">
            <text:p>5.5</text:p>
          </table:table-cell>
          <table:table-cell office:value-type="float" office:value="6.2275537754451005" table:formula="of:=(30*[.S9]+31*[.S10]+30*[.S11])/(30+31+30)" table:style-name="ce104">
            <text:p>6.2</text:p>
          </table:table-cell>
          <table:table-cell office:value-type="float" office:value="6.7364386388623361" table:formula="of:=(30*[.T9]+31*[.T10]+30*[.T11])/(30+31+30)" table:style-name="ce104">
            <text:p>6.7</text:p>
          </table:table-cell>
          <table:table-cell office:value-type="float" office:value="6.0275209220933581" table:formula="of:=(30*[.U9]+31*[.U10]+30*[.U11])/(30+31+30)" table:style-name="ce104">
            <text:p>6.0</text:p>
          </table:table-cell>
          <table:table-cell office:value-type="float" office:value="7.9101583361269361" table:formula="of:=(30*[.V9]+31*[.V10]+30*[.V11])/(30+31+30)" table:style-name="ce104">
            <text:p>7.9</text:p>
          </table:table-cell>
          <table:table-cell office:value-type="float" office:value="6.501914411197113" table:formula="of:=(30*[.W9]+31*[.W10]+30*[.W11])/(30+31+30)" table:style-name="ce104">
            <text:p>6.5</text:p>
          </table:table-cell>
          <table:table-cell office:value-type="float" office:value="6.5279219672620368" table:formula="of:=(30*[.X9]+31*[.X10]+30*[.X11])/(30+31+30)" table:style-name="ce104">
            <text:p>6.5</text:p>
          </table:table-cell>
          <table:table-cell table:number-columns-repeated="5" table:style-name="ce10"/>
          <table:table-cell table:number-columns-repeated="16355" table:style-name="ce1"/>
        </table:table-row>
        <table:table-row table:style-name="ro4">
          <table:table-cell office:value-type="string" table:style-name="ce108">
            <text:p>July-September</text:p>
          </table:table-cell>
          <table:table-cell office:value-type="float" office:value="5.724684131026236" table:formula="of:=AVERAGE([.D20:.W20])" table:style-name="ce109">
            <text:p>5.7</text:p>
          </table:table-cell>
          <table:table-cell office:value-type="float" office:value="5.4627545933559842" table:formula="of:=(31*[.C12]+31*[.C13]+30*[.C14])/(31+31+30)" table:style-name="ce104">
            <text:p>5.5</text:p>
          </table:table-cell>
          <table:table-cell office:value-type="float" office:value="5.5476178728817924" table:formula="of:=(31*[.D12]+31*[.D13]+30*[.D14])/(31+31+30)" table:style-name="ce104">
            <text:p>5.5</text:p>
          </table:table-cell>
          <table:table-cell office:value-type="float" office:value="6.3132626816129251" table:formula="of:=(31*[.E12]+31*[.E13]+30*[.E14])/(31+31+30)" table:style-name="ce104">
            <text:p>6.3</text:p>
          </table:table-cell>
          <table:table-cell office:value-type="float" office:value="5.5862847270730231" table:formula="of:=(31*[.F12]+31*[.F13]+30*[.F14])/(31+31+30)" table:style-name="ce104">
            <text:p>5.6</text:p>
          </table:table-cell>
          <table:table-cell office:value-type="float" office:value="5.9372869979165896" table:formula="of:=(31*[.G12]+31*[.G13]+30*[.G14])/(31+31+30)" table:style-name="ce104">
            <text:p>5.9</text:p>
          </table:table-cell>
          <table:table-cell office:value-type="float" office:value="6.5779981703777546" table:formula="of:=(31*[.H12]+31*[.H13]+30*[.H14])/(31+31+30)" table:style-name="ce104">
            <text:p>6.6</text:p>
          </table:table-cell>
          <table:table-cell office:value-type="float" office:value="5.834445704785189" table:formula="of:=(31*[.I12]+31*[.I13]+30*[.I14])/(31+31+30)" table:style-name="ce104">
            <text:p>5.8</text:p>
          </table:table-cell>
          <table:table-cell office:value-type="float" office:value="4.8210432415219415" table:formula="of:=(31*[.J12]+31*[.J13]+30*[.J14])/(31+31+30)" table:style-name="ce104">
            <text:p>4.8</text:p>
          </table:table-cell>
          <table:table-cell office:value-type="float" office:value="5.6947209767498981" table:formula="of:=(31*[.K12]+31*[.K13]+30*[.K14])/(31+31+30)" table:style-name="ce104">
            <text:p>5.7</text:p>
          </table:table-cell>
          <table:table-cell office:value-type="float" office:value="4.8736906150637154" table:formula="of:=(31*[.L12]+31*[.L13]+30*[.L14])/(31+31+30)" table:style-name="ce104">
            <text:p>4.9</text:p>
          </table:table-cell>
          <table:table-cell office:value-type="float" office:value="5.3267673888256102" table:formula="of:=(31*[.M12]+31*[.M13]+30*[.M14])/(31+31+30)" table:style-name="ce104">
            <text:p>5.3</text:p>
          </table:table-cell>
          <table:table-cell office:value-type="float" office:value="5.3863345228003725" table:formula="of:=(31*[.N12]+31*[.N13]+30*[.N14])/(31+31+30)" table:style-name="ce104">
            <text:p>5.4</text:p>
          </table:table-cell>
          <table:table-cell office:value-type="float" office:value="6.370754977737338" table:formula="of:=(31*[.O12]+31*[.O13]+30*[.O14])/(31+31+30)" table:style-name="ce104">
            <text:p>6.4</text:p>
          </table:table-cell>
          <table:table-cell office:value-type="float" office:value="6.1520707250955695" table:formula="of:=(31*[.P12]+31*[.P13]+30*[.P14])/(31+31+30)" table:style-name="ce104">
            <text:p>6.2</text:p>
          </table:table-cell>
          <table:table-cell office:value-type="float" office:value="5.6631073921388122" table:formula="of:=(31*[.Q12]+31*[.Q13]+30*[.Q14])/(31+31+30)" table:style-name="ce104">
            <text:p>5.7</text:p>
          </table:table-cell>
          <table:table-cell office:value-type="float" office:value="5.8892668646966504" table:formula="of:=(31*[.R12]+31*[.R13]+30*[.R14])/(31+31+30)" table:style-name="ce104">
            <text:p>5.9</text:p>
          </table:table-cell>
          <table:table-cell office:value-type="float" office:value="5.1977551434234774" table:formula="of:=(31*[.S12]+31*[.S13]+30*[.S14])/(31+31+30)" table:style-name="ce104">
            <text:p>5.2</text:p>
          </table:table-cell>
          <table:table-cell office:value-type="float" office:value="6.532311749968212" table:formula="of:=(31*[.T12]+31*[.T13]+30*[.T14])/(31+31+30)" table:style-name="ce104">
            <text:p>6.5</text:p>
          </table:table-cell>
          <table:table-cell office:value-type="float" office:value="6.331892650340337" table:formula="of:=(31*[.U12]+31*[.U13]+30*[.U14])/(31+31+30)" table:style-name="ce104">
            <text:p>6.3</text:p>
          </table:table-cell>
          <table:table-cell office:value-type="float" office:value="5.4153840123310504" table:formula="of:=(31*[.V12]+31*[.V13]+30*[.V14])/(31+31+30)" table:style-name="ce104">
            <text:p>5.4</text:p>
          </table:table-cell>
          <table:table-cell office:value-type="float" office:value="5.0416862051844573" table:formula="of:=(31*[.W12]+31*[.W13]+30*[.W14])/(31+31+30)" table:style-name="ce104">
            <text:p>5.0</text:p>
          </table:table-cell>
          <table:table-cell office:value-type="string" table:style-name="ce104">
            <text:p>[x]</text:p>
          </table:table-cell>
          <table:table-cell table:number-columns-repeated="5" table:style-name="ce10"/>
          <table:table-cell table:number-columns-repeated="16355" table:style-name="ce1"/>
        </table:table-row>
        <table:table-row table:style-name="ro4">
          <table:table-cell office:value-type="string" table:style-name="ce113">
            <text:p>October-December</text:p>
          </table:table-cell>
          <table:table-cell office:value-type="float" office:value="2.3960983078744666" table:formula="of:=AVERAGE([.D21:.W21])" table:style-name="ce114">
            <text:p>2.4</text:p>
          </table:table-cell>
          <table:table-cell office:value-type="float" office:value="2.7909730403884141" table:formula="of:=(31*[.C15]+30*[.C16]+31*[.C17])/(31+30+31)" table:style-name="ce111">
            <text:p>2.8</text:p>
          </table:table-cell>
          <table:table-cell office:value-type="float" office:value="2.0658897511452796" table:formula="of:=(31*[.D15]+30*[.D16]+31*[.D17])/(31+30+31)" table:style-name="ce111">
            <text:p>2.1</text:p>
          </table:table-cell>
          <table:table-cell office:value-type="float" office:value="2.8145588807730819" table:formula="of:=(31*[.E15]+30*[.E16]+31*[.E17])/(31+30+31)" table:style-name="ce111">
            <text:p>2.8</text:p>
          </table:table-cell>
          <table:table-cell office:value-type="float" office:value="2.240035802806871" table:formula="of:=(31*[.F15]+30*[.F16]+31*[.F17])/(31+30+31)" table:style-name="ce111">
            <text:p>2.2</text:p>
          </table:table-cell>
          <table:table-cell office:value-type="float" office:value="2.6022198217690256" table:formula="of:=(31*[.G15]+30*[.G16]+31*[.G17])/(31+30+31)" table:style-name="ce111">
            <text:p>2.6</text:p>
          </table:table-cell>
          <table:table-cell office:value-type="float" office:value="2.6725343768694887" table:formula="of:=(31*[.H15]+30*[.H16]+31*[.H17])/(31+30+31)" table:style-name="ce111">
            <text:p>2.7</text:p>
          </table:table-cell>
          <table:table-cell office:value-type="float" office:value="2.5376092716116161" table:formula="of:=(31*[.I15]+30*[.I16]+31*[.I17])/(31+30+31)" table:style-name="ce111">
            <text:p>2.5</text:p>
          </table:table-cell>
          <table:table-cell office:value-type="float" office:value="2.6628103812071635" table:formula="of:=(31*[.J15]+30*[.J16]+31*[.J17])/(31+30+31)" table:style-name="ce111">
            <text:p>2.7</text:p>
          </table:table-cell>
          <table:table-cell office:value-type="float" office:value="2.4246277297517631" table:formula="of:=(31*[.K15]+30*[.K16]+31*[.K17])/(31+30+31)" table:style-name="ce111">
            <text:p>2.4</text:p>
          </table:table-cell>
          <table:table-cell office:value-type="float" office:value="2.414651388223128" table:formula="of:=(31*[.L15]+30*[.L16]+31*[.L17])/(31+30+31)" table:style-name="ce111">
            <text:p>2.4</text:p>
          </table:table-cell>
          <table:table-cell office:value-type="float" office:value="2.4630795160316814" table:formula="of:=(31*[.M15]+30*[.M16]+31*[.M17])/(31+30+31)" table:style-name="ce111">
            <text:p>2.5</text:p>
          </table:table-cell>
          <table:table-cell office:value-type="float" office:value="2.3724516449709001" table:formula="of:=(31*[.N15]+30*[.N16]+31*[.N17])/(31+30+31)" table:style-name="ce111">
            <text:p>2.4</text:p>
          </table:table-cell>
          <table:table-cell office:value-type="float" office:value="2.3845848554237157" table:formula="of:=(31*[.O15]+30*[.O16]+31*[.O17])/(31+30+31)" table:style-name="ce111">
            <text:p>2.4</text:p>
          </table:table-cell>
          <table:table-cell office:value-type="float" office:value="2.4872254262348719" table:formula="of:=(31*[.P15]+30*[.P16]+31*[.P17])/(31+30+31)" table:style-name="ce111">
            <text:p>2.5</text:p>
          </table:table-cell>
          <table:table-cell office:value-type="float" office:value="1.8223694976695579" table:formula="of:=(31*[.Q15]+30*[.Q16]+31*[.Q17])/(31+30+31)" table:style-name="ce111">
            <text:p>1.8</text:p>
          </table:table-cell>
          <table:table-cell office:value-type="float" office:value="2.638823681392684" table:formula="of:=(31*[.R15]+30*[.R16]+31*[.R17])/(31+30+31)" table:style-name="ce111">
            <text:p>2.6</text:p>
          </table:table-cell>
          <table:table-cell office:value-type="float" office:value="2.3775910844841563" table:formula="of:=(31*[.S15]+30*[.S16]+31*[.S17])/(31+30+31)" table:style-name="ce111">
            <text:p>2.4</text:p>
          </table:table-cell>
          <table:table-cell office:value-type="float" office:value="2.7728147939403085" table:formula="of:=(31*[.T15]+30*[.T16]+31*[.T17])/(31+30+31)" table:style-name="ce111">
            <text:p>2.8</text:p>
          </table:table-cell>
          <table:table-cell office:value-type="float" office:value="2.0790243611431012" table:formula="of:=(31*[.U15]+30*[.U16]+31*[.U17])/(31+30+31)" table:style-name="ce111">
            <text:p>2.1</text:p>
          </table:table-cell>
          <table:table-cell office:value-type="float" office:value="1.9539816125822809" table:formula="of:=(31*[.V15]+30*[.V16]+31*[.V17])/(31+30+31)" table:style-name="ce111">
            <text:p>2.0</text:p>
          </table:table-cell>
          <table:table-cell office:value-type="float" office:value="2.1350822794586644" table:formula="of:=(31*[.W15]+30*[.W16]+31*[.W17])/(31+30+31)" table:style-name="ce111">
            <text:p>2.1</text:p>
          </table:table-cell>
          <table:table-cell office:value-type="string" table:style-name="ce104">
            <text:p>[x]</text:p>
          </table:table-cell>
          <table:table-cell table:number-columns-repeated="5" table:style-name="ce10"/>
          <table:table-cell table:number-columns-repeated="16355" table:style-name="ce1"/>
        </table:table-row>
        <table:table-row table:style-name="ro4">
          <table:table-cell office:value-type="string" table:style-name="ce115">
            <text:p>January-December</text:p>
          </table:table-cell>
          <table:table-cell office:value-type="float" office:value="4.3580355726982889" table:formula="of:=AVERAGE([.D22:.W22])" table:style-name="ce116">
            <text:p>4.4</text:p>
          </table:table-cell>
          <table:table-cell office:value-type="float" office:value="4.3876062000204072" table:formula="of:=(30*([.C9]+[.C11]+[.C14]+[.C16])+31*([.C6]+[.C8]+[.C10]+[.C12]+[.C13]+[.C15]+[.C17])+28*[.C7])/365" table:style-name="ce117">
            <text:p>4.4</text:p>
          </table:table-cell>
          <table:table-cell office:value-type="float" office:value="4.133550845679272" table:formula="of:=(30*([.D9]+[.D11]+[.D14]+[.D16])+31*([.D6]+[.D8]+[.D10]+[.D12]+[.D13]+[.D15]+[.D17])+28*[.D7])/365" table:style-name="ce117">
            <text:p>4.1</text:p>
          </table:table-cell>
          <table:table-cell office:value-type="float" office:value="4.926233272419827" table:formula="of:=(30*([.E9]+[.E11]+[.E14]+[.E16])+31*([.E6]+[.E8]+[.E10]+[.E12]+[.E13]+[.E15]+[.E17])+28*[.E7])/365" table:style-name="ce117">
            <text:p>4.9</text:p>
          </table:table-cell>
          <table:table-cell office:value-type="float" office:value="4.199725933618053" table:formula="of:=(30*([.F9]+[.F11]+[.F14]+[.F16])+31*([.F6]+[.F8]+[.F10]+[.F12]+[.F13]+[.F15]+[.F17])+29*[.F7])/366" table:style-name="ce117">
            <text:p>4.2</text:p>
          </table:table-cell>
          <table:table-cell office:value-type="float" office:value="4.3136236368041088" table:formula="of:=(30*([.G9]+[.G11]+[.G14]+[.G16])+31*([.G6]+[.G8]+[.G10]+[.G12]+[.G13]+[.G15]+[.G17])+28*[.G7])/365" table:style-name="ce117">
            <text:p>4.3</text:p>
          </table:table-cell>
          <table:table-cell office:value-type="float" office:value="4.5175695971557026" table:formula="of:=(30*([.H9]+[.H11]+[.H14]+[.H16])+31*([.H6]+[.H8]+[.H10]+[.H12]+[.H13]+[.H15]+[.H17])+28*[.H7])/365" table:style-name="ce117">
            <text:p>4.5</text:p>
          </table:table-cell>
          <table:table-cell office:value-type="float" office:value="4.3582569747065119" table:formula="of:=(30*([.I9]+[.I11]+[.I14]+[.I16])+31*([.I6]+[.I8]+[.I10]+[.I12]+[.I13]+[.I15]+[.I17])+28*[.I7])/365" table:style-name="ce117">
            <text:p>4.4</text:p>
          </table:table-cell>
          <table:table-cell office:value-type="float" office:value="4.2413278593068391" table:formula="of:=(30*([.J9]+[.J11]+[.J14]+[.J16])+31*([.J6]+[.J8]+[.J10]+[.J12]+[.J13]+[.J15]+[.J17])+29*[.J7])/366" table:style-name="ce117">
            <text:p>4.2</text:p>
          </table:table-cell>
          <table:table-cell office:value-type="float" office:value="4.4176635957532726" table:formula="of:=(30*([.K9]+[.K11]+[.K14]+[.K16])+31*([.K6]+[.K8]+[.K10]+[.K12]+[.K13]+[.K15]+[.K17])+28*[.K7])/365" table:style-name="ce117">
            <text:p>4.4</text:p>
          </table:table-cell>
          <table:table-cell office:value-type="float" office:value="4.3038302737378205" table:formula="of:=(30*([.L9]+[.L11]+[.L14]+[.L16])+31*([.L6]+[.L8]+[.L10]+[.L12]+[.L13]+[.L15]+[.L17])+28*[.L7])/365" table:style-name="ce117">
            <text:p>4.3</text:p>
          </table:table-cell>
          <table:table-cell office:value-type="float" office:value="4.3453931643191517" table:formula="of:=(30*([.M9]+[.M11]+[.M14]+[.M16])+31*([.M6]+[.M8]+[.M10]+[.M12]+[.M13]+[.M15]+[.M17])+28*[.M7])/365" table:style-name="ce117">
            <text:p>4.3</text:p>
          </table:table-cell>
          <table:table-cell office:value-type="float" office:value="4.0227559329813181" table:formula="of:=(30*([.N9]+[.N11]+[.N14]+[.N16])+31*([.N6]+[.N8]+[.N10]+[.N12]+[.N13]+[.N15]+[.N17])+29*[.N7])/366" table:style-name="ce117">
            <text:p>4.0</text:p>
          </table:table-cell>
          <table:table-cell office:value-type="float" office:value="4.2648780364840091" table:formula="of:=(30*([.O9]+[.O11]+[.O14]+[.O16])+31*([.O6]+[.O8]+[.O10]+[.O12]+[.O13]+[.O15]+[.O17])+28*[.O7])/365" table:style-name="ce117">
            <text:p>4.3</text:p>
          </table:table-cell>
          <table:table-cell office:value-type="float" office:value="4.5090615104806249" table:formula="of:=(30*([.P9]+[.P11]+[.P14]+[.P16])+31*([.P6]+[.P8]+[.P10]+[.P12]+[.P13]+[.P15]+[.P17])+28*[.P7])/365" table:style-name="ce117">
            <text:p>4.5</text:p>
          </table:table-cell>
          <table:table-cell office:value-type="float" office:value="4.3920645880403297" table:formula="of:=(30*([.Q9]+[.Q11]+[.Q14]+[.Q16])+31*([.Q6]+[.Q8]+[.Q10]+[.Q12]+[.Q13]+[.Q15]+[.Q17])+28*[.Q7])/365" table:style-name="ce117">
            <text:p>4.4</text:p>
          </table:table-cell>
          <table:table-cell office:value-type="float" office:value="4.2333948783131188" table:formula="of:=(30*([.R9]+[.R11]+[.R14]+[.R16])+31*([.R6]+[.R8]+[.R10]+[.R12]+[.R13]+[.R15]+[.R17])+29*[.R7])/366" table:style-name="ce117">
            <text:p>4.2</text:p>
          </table:table-cell>
          <table:table-cell office:value-type="float" office:value="4.1165965437693366" table:formula="of:=(30*([.S9]+[.S11]+[.S14]+[.S16])+31*([.S6]+[.S8]+[.S10]+[.S12]+[.S13]+[.S15]+[.S17])+28*[.S7])/365" table:style-name="ce117">
            <text:p>4.1</text:p>
          </table:table-cell>
          <table:table-cell office:value-type="float" office:value="4.708464522802454" table:formula="of:=(30*([.T9]+[.T11]+[.T14]+[.T16])+31*([.T6]+[.T8]+[.T10]+[.T12]+[.T13]+[.T15]+[.T17])+28*[.T7])/365" table:style-name="ce117">
            <text:p>4.7</text:p>
          </table:table-cell>
          <table:table-cell office:value-type="float" office:value="4.4589861775907158" table:formula="of:=(30*([.U9]+[.U11]+[.U14]+[.U16])+31*([.U6]+[.U8]+[.U10]+[.U12]+[.U13]+[.U15]+[.U17])+28*[.U7])/365" table:style-name="ce117">
            <text:p>4.5</text:p>
          </table:table-cell>
          <table:table-cell office:value-type="float" office:value="4.6281394960571829" table:formula="of:=(30*([.V9]+[.V11]+[.V14]+[.V16])+31*([.V6]+[.V8]+[.V10]+[.V12]+[.V13]+[.V15]+[.V17])+29*[.V7])/366" table:style-name="ce117">
            <text:p>4.6</text:p>
          </table:table-cell>
          <table:table-cell office:value-type="float" office:value="4.0691946139461237" table:formula="of:=(30*([.W9]+[.W11]+[.W14]+[.W16])+31*([.W6]+[.W8]+[.W10]+[.W12]+[.W13]+[.W15]+[.W17])+28*[.W7])/365" table:style-name="ce117">
            <text:p>4.1</text:p>
          </table:table-cell>
          <table:table-cell office:value-type="string" table:style-name="ce117">
            <text:p>[x]</text:p>
          </table:table-cell>
          <table:table-cell table:number-columns-repeated="5" table:style-name="ce10"/>
          <table:table-cell table:number-columns-repeated="16355" table:style-name="ce1"/>
        </table:table-row>
        <table:table-row table:style-name="ro1">
          <table:table-cell office:value-type="string" table:style-name="ce118">
            <text:p>Calendar period</text:p>
          </table:table-cell>
          <table:table-cell table:style-name="ce119"/>
          <table:table-cell office:value-type="string" table:style-name="ce120">
            <text:p>2001</text:p>
            <text:p>deviation</text:p>
          </table:table-cell>
          <table:table-cell office:value-type="string" table:style-name="ce121">
            <text:p>2002<text:s/></text:p>
            <text:p>deviation</text:p>
          </table:table-cell>
          <table:table-cell office:value-type="string" table:style-name="ce121">
            <text:p>2003</text:p>
            <text:p>deviation</text:p>
          </table:table-cell>
          <table:table-cell office:value-type="string" table:style-name="ce121">
            <text:p>2004</text:p>
            <text:p>deviation</text:p>
          </table:table-cell>
          <table:table-cell office:value-type="string" table:style-name="ce121">
            <text:p>2005</text:p>
            <text:p>deviation</text:p>
          </table:table-cell>
          <table:table-cell office:value-type="string" table:style-name="ce121">
            <text:p>2006</text:p>
            <text:p>deviation</text:p>
          </table:table-cell>
          <table:table-cell office:value-type="string" table:style-name="ce121">
            <text:p>2007</text:p>
            <text:p>deviation</text:p>
          </table:table-cell>
          <table:table-cell office:value-type="string" table:style-name="ce121">
            <text:p>2008</text:p>
            <text:p>deviation</text:p>
          </table:table-cell>
          <table:table-cell office:value-type="string" table:style-name="ce121">
            <text:p>2009</text:p>
            <text:p>deviation</text:p>
          </table:table-cell>
          <table:table-cell office:value-type="string" table:style-name="ce121">
            <text:p>2010</text:p>
            <text:p>deviation</text:p>
          </table:table-cell>
          <table:table-cell office:value-type="string" table:style-name="ce121">
            <text:p>2011</text:p>
            <text:p>deviation</text:p>
          </table:table-cell>
          <table:table-cell office:value-type="string" table:style-name="ce121">
            <text:p>2012</text:p>
            <text:p>deviation</text:p>
          </table:table-cell>
          <table:table-cell office:value-type="string" table:style-name="ce121">
            <text:p>2013<text:s/></text:p>
            <text:p>deviation</text:p>
          </table:table-cell>
          <table:table-cell office:value-type="string" table:style-name="ce121">
            <text:p>2014<text:s/></text:p>
            <text:p>deviation</text:p>
          </table:table-cell>
          <table:table-cell office:value-type="string" table:style-name="ce121">
            <text:p>2015<text:s/></text:p>
            <text:p>deviation</text:p>
          </table:table-cell>
          <table:table-cell office:value-type="string" table:style-name="ce121">
            <text:p>2016<text:s/></text:p>
            <text:p>deviation</text:p>
          </table:table-cell>
          <table:table-cell office:value-type="string" table:style-name="ce121">
            <text:p>2017<text:s/></text:p>
            <text:p>deviation</text:p>
          </table:table-cell>
          <table:table-cell office:value-type="string" table:style-name="ce121">
            <text:p>2018<text:s/></text:p>
            <text:p>deviation</text:p>
          </table:table-cell>
          <table:table-cell office:value-type="string" table:style-name="ce121">
            <text:p>2019<text:s/></text:p>
            <text:p>deviation</text:p>
          </table:table-cell>
          <table:table-cell office:value-type="string" table:style-name="ce121">
            <text:p>2020<text:s/></text:p>
            <text:p>deviation</text:p>
          </table:table-cell>
          <table:table-cell office:value-type="string" table:style-name="ce121">
            <text:p>2021<text:s/></text:p>
            <text:p>deviation</text:p>
          </table:table-cell>
          <table:table-cell office:value-type="string" table:style-name="ce121">
            <text:p>2022</text:p>
            <text:p>deviation [provisional]</text:p>
          </table:table-cell>
          <table:table-cell table:number-columns-repeated="5" table:style-name="ce10"/>
          <table:table-cell table:number-columns-repeated="16355" table:style-name="ce1"/>
        </table:table-row>
        <table:table-row table:style-name="ro4">
          <table:table-cell office:value-type="string" table:style-name="ce108">
            <text:p>January</text:p>
          </table:table-cell>
          <table:table-cell table:style-name="ce122"/>
          <table:table-cell office:value-type="float" office:value="0.61285270967652128" table:formula="of:=IF([.C6]=&quot;..&quot;;&quot;..&quot;;[.C6]-[.$B6])" table:style-name="ce104">
            <text:p>0.6</text:p>
          </table:table-cell>
          <table:table-cell office:value-type="float" office:value="-0.33973425640427002" table:formula="of:=IF([.D6]=&quot;..&quot;;&quot;..&quot;;[.D6]-[.$B6])" table:style-name="ce104">
            <text:p>-0.3</text:p>
          </table:table-cell>
          <table:table-cell office:value-type="float" office:value="0.48775244718212152" table:formula="of:=IF([.E6]=&quot;..&quot;;&quot;..&quot;;[.E6]-[.$B6])" table:style-name="ce104">
            <text:p>0.5</text:p>
          </table:table-cell>
          <table:table-cell office:value-type="float" office:value="-0.15035156096748903" table:formula="of:=IF([.F6]=&quot;..&quot;;&quot;..&quot;;[.F6]-[.$B6])" table:style-name="ce104">
            <text:p>-0.2</text:p>
          </table:table-cell>
          <table:table-cell office:value-type="float" office:value="0.14033144424157395" table:formula="of:=IF([.G6]=&quot;..&quot;;&quot;..&quot;;[.G6]-[.$B6])" table:style-name="ce104">
            <text:p>0.1</text:p>
          </table:table-cell>
          <table:table-cell office:value-type="float" office:value="-0.14520064448155234" table:formula="of:=IF([.H6]=&quot;..&quot;;&quot;..&quot;;[.H6]-[.$B6])" table:style-name="ce104">
            <text:p>-0.1</text:p>
          </table:table-cell>
          <table:table-cell office:value-type="float" office:value="0.2366405872466788" table:formula="of:=IF([.I6]=&quot;..&quot;;&quot;..&quot;;[.I6]-[.$B6])" table:style-name="ce104">
            <text:p>0.2</text:p>
          </table:table-cell>
          <table:table-cell office:value-type="float" office:value="-0.26143236968661898" table:formula="of:=IF([.J6]=&quot;..&quot;;&quot;..&quot;;[.J6]-[.$B6])" table:style-name="ce104">
            <text:p>-0.3</text:p>
          </table:table-cell>
          <table:table-cell office:value-type="float" office:value="0.12451443647851934" table:formula="of:=IF([.K6]=&quot;..&quot;;&quot;..&quot;;[.K6]-[.$B6])" table:style-name="ce104">
            <text:p>0.1</text:p>
          </table:table-cell>
          <table:table-cell office:value-type="float" office:value="4.1519814780635711E-2" table:formula="of:=IF([.L6]=&quot;..&quot;;&quot;..&quot;;[.L6]-[.$B6])" table:style-name="ce104">
            <text:p>0.0</text:p>
          </table:table-cell>
          <table:table-cell office:value-type="float" office:value="-0.15037939578578241" table:formula="of:=IF([.M6]=&quot;..&quot;;&quot;..&quot;;[.M6]-[.$B6])" table:style-name="ce104">
            <text:p>-0.2</text:p>
          </table:table-cell>
          <table:table-cell office:value-type="float" office:value="0.30593556378440123" table:formula="of:=IF([.N6]=&quot;..&quot;;&quot;..&quot;;[.N6]-[.$B6])" table:style-name="ce104">
            <text:p>0.3</text:p>
          </table:table-cell>
          <table:table-cell office:value-type="float" office:value="-0.27008615688166637" table:formula="of:=IF([.O6]=&quot;..&quot;;&quot;..&quot;;[.O6]-[.$B6])" table:style-name="ce104">
            <text:p>-0.3</text:p>
          </table:table-cell>
          <table:table-cell office:value-type="float" office:value="-5.1395694109756196E-2" table:formula="of:=IF([.P6]=&quot;..&quot;;&quot;..&quot;;[.P6]-[.$B6])" table:style-name="ce104">
            <text:p>-0.1</text:p>
          </table:table-cell>
          <table:table-cell office:value-type="float" office:value="0.40012996473302831" table:formula="of:=IF([.Q6]=&quot;..&quot;;&quot;..&quot;;[.Q6]-[.$B6])" table:style-name="ce104">
            <text:p>0.4</text:p>
          </table:table-cell>
          <table:table-cell office:value-type="float" office:value="-0.13706688750113205" table:formula="of:=IF([.R6]=&quot;..&quot;;&quot;..&quot;;[.R6]-[.$B6])" table:style-name="ce104">
            <text:p>-0.1</text:p>
          </table:table-cell>
          <table:table-cell office:value-type="float" office:value="0.23434242448844911" table:formula="of:=IF([.S6]=&quot;..&quot;;&quot;..&quot;;[.S6]-[.$B6])" table:style-name="ce104">
            <text:p>0.2</text:p>
          </table:table-cell>
          <table:table-cell office:value-type="float" office:value="8.1318564976081031E-2" table:formula="of:=IF([.T6]=&quot;..&quot;;&quot;..&quot;;[.T6]-[.$B6])" table:style-name="ce104">
            <text:p>0.1</text:p>
          </table:table-cell>
          <table:table-cell office:value-type="float" office:value="-9.4355444496299512E-2" table:formula="of:=IF([.U6]=&quot;..&quot;;&quot;..&quot;;[.U6]-[.$B6])" table:style-name="ce104">
            <text:p>-0.1</text:p>
          </table:table-cell>
          <table:table-cell office:value-type="float" office:value="-3.7080547143867548E-2" table:formula="of:=IF([.V6]=&quot;..&quot;;&quot;..&quot;;[.V6]-[.$B6])" table:style-name="ce104">
            <text:p>-0.0</text:p>
          </table:table-cell>
          <table:table-cell office:value-type="float" office:value="-0.41540229045305455" table:formula="of:=IF([.W6]=&quot;..&quot;;&quot;..&quot;;[.W6]-[.$B6])" table:style-name="ce104">
            <text:p>-0.4</text:p>
          </table:table-cell>
          <table:table-cell office:value-type="float" office:value="0.69282758331246885" table:formula="of:=IF([.X6]=&quot;..&quot;;&quot;..&quot;;[.X6]-[.$B6])" table:style-name="ce104">
            <text:p>0.7</text:p>
          </table:table-cell>
          <table:table-cell table:number-columns-repeated="5" table:style-name="ce10"/>
          <table:table-cell table:number-columns-repeated="16355" table:style-name="ce1"/>
        </table:table-row>
        <table:table-row table:style-name="ro4">
          <table:table-cell office:value-type="string" table:style-name="ce108">
            <text:p>February</text:p>
          </table:table-cell>
          <table:table-cell table:style-name="ce122"/>
          <table:table-cell office:value-type="float" office:value="0.28060575607256411" table:formula="of:=IF([.C7]=&quot;..&quot;;&quot;..&quot;;[.C7]-[.$B7])" table:style-name="ce104">
            <text:p>0.3</text:p>
          </table:table-cell>
          <table:table-cell office:value-type="float" office:value="8.0728766831346555E-2" table:formula="of:=IF([.D7]=&quot;..&quot;;&quot;..&quot;;[.D7]-[.$B7])" table:style-name="ce104">
            <text:p>0.1</text:p>
          </table:table-cell>
          <table:table-cell office:value-type="float" office:value="0.77922747240118184" table:formula="of:=IF([.E7]=&quot;..&quot;;&quot;..&quot;;[.E7]-[.$B7])" table:style-name="ce104">
            <text:p>0.8</text:p>
          </table:table-cell>
          <table:table-cell office:value-type="float" office:value="5.6646148835324261E-2" table:formula="of:=IF([.F7]=&quot;..&quot;;&quot;..&quot;;[.F7]-[.$B7])" table:style-name="ce104">
            <text:p>0.1</text:p>
          </table:table-cell>
          <table:table-cell office:value-type="float" office:value="-0.28124315243799147" table:formula="of:=IF([.G7]=&quot;..&quot;;&quot;..&quot;;[.G7]-[.$B7])" table:style-name="ce104">
            <text:p>-0.3</text:p>
          </table:table-cell>
          <table:table-cell office:value-type="float" office:value="-0.50637082384059839" table:formula="of:=IF([.H7]=&quot;..&quot;;&quot;..&quot;;[.H7]-[.$B7])" table:style-name="ce104">
            <text:p>-0.5</text:p>
          </table:table-cell>
          <table:table-cell office:value-type="float" office:value="-0.33140115586170626" table:formula="of:=IF([.I7]=&quot;..&quot;;&quot;..&quot;;[.I7]-[.$B7])" table:style-name="ce104">
            <text:p>-0.3</text:p>
          </table:table-cell>
          <table:table-cell office:value-type="float" office:value="1.3706145123159872" table:formula="of:=IF([.J7]=&quot;..&quot;;&quot;..&quot;;[.J7]-[.$B7])" table:style-name="ce104">
            <text:p>1.4</text:p>
          </table:table-cell>
          <table:table-cell office:value-type="float" office:value="-0.86167280549348191" table:formula="of:=IF([.K7]=&quot;..&quot;;&quot;..&quot;;[.K7]-[.$B7])" table:style-name="ce104">
            <text:p>-0.9</text:p>
          </table:table-cell>
          <table:table-cell office:value-type="float" office:value="-0.70356079316994791" table:formula="of:=IF([.L7]=&quot;..&quot;;&quot;..&quot;;[.L7]-[.$B7])" table:style-name="ce104">
            <text:p>-0.7</text:p>
          </table:table-cell>
          <table:table-cell office:value-type="float" office:value="-1.0380784860573122" table:formula="of:=IF([.M7]=&quot;..&quot;;&quot;..&quot;;[.M7]-[.$B7])" table:style-name="ce104">
            <text:p>-1.0</text:p>
          </table:table-cell>
          <table:table-cell office:value-type="float" office:value="-0.26866697359447267" table:formula="of:=IF([.N7]=&quot;..&quot;;&quot;..&quot;;[.N7]-[.$B7])" table:style-name="ce104">
            <text:p>-0.3</text:p>
          </table:table-cell>
          <table:table-cell office:value-type="float" office:value="-0.41141578965666881" table:formula="of:=IF([.O7]=&quot;..&quot;;&quot;..&quot;;[.O7]-[.$B7])" table:style-name="ce104">
            <text:p>-0.4</text:p>
          </table:table-cell>
          <table:table-cell office:value-type="float" office:value="0.50384656656432858" table:formula="of:=IF([.P7]=&quot;..&quot;;&quot;..&quot;;[.P7]-[.$B7])" table:style-name="ce104">
            <text:p>0.5</text:p>
          </table:table-cell>
          <table:table-cell office:value-type="float" office:value="0.30237722766278941" table:formula="of:=IF([.Q7]=&quot;..&quot;;&quot;..&quot;;[.Q7]-[.$B7])" table:style-name="ce104">
            <text:p>0.3</text:p>
          </table:table-cell>
          <table:table-cell office:value-type="float" office:value="0.11325055291256225" table:formula="of:=IF([.R7]=&quot;..&quot;;&quot;..&quot;;[.R7]-[.$B7])" table:style-name="ce104">
            <text:p>0.1</text:p>
          </table:table-cell>
          <table:table-cell office:value-type="float" office:value="-0.84884191787248731" table:formula="of:=IF([.S7]=&quot;..&quot;;&quot;..&quot;;[.S7]-[.$B7])" table:style-name="ce104">
            <text:p>-0.8</text:p>
          </table:table-cell>
          <table:table-cell office:value-type="float" office:value="0.89724941077226861" table:formula="of:=IF([.T7]=&quot;..&quot;;&quot;..&quot;;[.T7]-[.$B7])" table:style-name="ce104">
            <text:p>0.9</text:p>
          </table:table-cell>
          <table:table-cell office:value-type="float" office:value="1.5183655727937535" table:formula="of:=IF([.U7]=&quot;..&quot;;&quot;..&quot;;[.U7]-[.$B7])" table:style-name="ce104">
            <text:p>1.5</text:p>
          </table:table-cell>
          <table:table-cell office:value-type="float" office:value="-0.13452235278081837" table:formula="of:=IF([.V7]=&quot;..&quot;;&quot;..&quot;;[.V7]-[.$B7])" table:style-name="ce104">
            <text:p>-0.1</text:p>
          </table:table-cell>
          <table:table-cell office:value-type="float" office:value="-0.23653198032404177" table:formula="of:=IF([.W7]=&quot;..&quot;;&quot;..&quot;;[.W7]-[.$B7])" table:style-name="ce104">
            <text:p>-0.2</text:p>
          </table:table-cell>
          <table:table-cell office:value-type="float" office:value="0.22761839949212925" table:formula="of:=IF([.X7]=&quot;..&quot;;&quot;..&quot;;[.X7]-[.$B7])" table:style-name="ce104">
            <text:p>0.2</text:p>
          </table:table-cell>
          <table:table-cell table:number-columns-repeated="5" table:style-name="ce10"/>
          <table:table-cell table:number-columns-repeated="16355" table:style-name="ce1"/>
        </table:table-row>
        <table:table-row table:style-name="ro4">
          <table:table-cell office:value-type="string" table:style-name="ce108">
            <text:p>March</text:p>
          </table:table-cell>
          <table:table-cell table:style-name="ce122"/>
          <table:table-cell office:value-type="float" office:value="-1.1202544708946225" table:formula="of:=IF([.C8]=&quot;..&quot;;&quot;..&quot;;[.C8]-[.$B8])" table:style-name="ce104">
            <text:p>-1.1</text:p>
          </table:table-cell>
          <table:table-cell office:value-type="float" office:value="-0.26927317672055073" table:formula="of:=IF([.D8]=&quot;..&quot;;&quot;..&quot;;[.D8]-[.$B8])" table:style-name="ce104">
            <text:p>-0.3</text:p>
          </table:table-cell>
          <table:table-cell office:value-type="float" office:value="1.3804916279137789" table:formula="of:=IF([.E8]=&quot;..&quot;;&quot;..&quot;;[.E8]-[.$B8])" table:style-name="ce104">
            <text:p>1.4</text:p>
          </table:table-cell>
          <table:table-cell office:value-type="float" office:value="-0.36128471603659218" table:formula="of:=IF([.F8]=&quot;..&quot;;&quot;..&quot;;[.F8]-[.$B8])" table:style-name="ce104">
            <text:p>-0.4</text:p>
          </table:table-cell>
          <table:table-cell office:value-type="float" office:value="-1.4359010388114171" table:formula="of:=IF([.G8]=&quot;..&quot;;&quot;..&quot;;[.G8]-[.$B8])" table:style-name="ce104">
            <text:p>-1.4</text:p>
          </table:table-cell>
          <table:table-cell office:value-type="float" office:value="-0.90728623761199767" table:formula="of:=IF([.H8]=&quot;..&quot;;&quot;..&quot;;[.H8]-[.$B8])" table:style-name="ce104">
            <text:p>-0.9</text:p>
          </table:table-cell>
          <table:table-cell office:value-type="float" office:value="0.89395865235136451" table:formula="of:=IF([.I8]=&quot;..&quot;;&quot;..&quot;;[.I8]-[.$B8])" table:style-name="ce104">
            <text:p>0.9</text:p>
          </table:table-cell>
          <table:table-cell office:value-type="float" office:value="-0.28209543607692167" table:formula="of:=IF([.J8]=&quot;..&quot;;&quot;..&quot;;[.J8]-[.$B8])" table:style-name="ce104">
            <text:p>-0.3</text:p>
          </table:table-cell>
          <table:table-cell office:value-type="float" office:value="0.93639088022862982" table:formula="of:=IF([.K8]=&quot;..&quot;;&quot;..&quot;;[.K8]-[.$B8])" table:style-name="ce104">
            <text:p>0.9</text:p>
          </table:table-cell>
          <table:table-cell office:value-type="float" office:value="-2.3706003886283078E-2" table:formula="of:=IF([.L8]=&quot;..&quot;;&quot;..&quot;;[.L8]-[.$B8])" table:style-name="ce104">
            <text:p>-0.0</text:p>
          </table:table-cell>
          <table:table-cell office:value-type="float" office:value="0.20285312287804835" table:formula="of:=IF([.M8]=&quot;..&quot;;&quot;..&quot;;[.M8]-[.$B8])" table:style-name="ce104">
            <text:p>0.2</text:p>
          </table:table-cell>
          <table:table-cell office:value-type="float" office:value="1.2644909901544255" table:formula="of:=IF([.N8]=&quot;..&quot;;&quot;..&quot;;[.N8]-[.$B8])" table:style-name="ce104">
            <text:p>1.3</text:p>
          </table:table-cell>
          <table:table-cell office:value-type="float" office:value="-1.6207298244268356" table:formula="of:=IF([.O8]=&quot;..&quot;;&quot;..&quot;;[.O8]-[.$B8])" table:style-name="ce104">
            <text:p>-1.6</text:p>
          </table:table-cell>
          <table:table-cell office:value-type="float" office:value="0.61787792461742796" table:formula="of:=IF([.P8]=&quot;..&quot;;&quot;..&quot;;[.P8]-[.$B8])" table:style-name="ce104">
            <text:p>0.6</text:p>
          </table:table-cell>
          <table:table-cell office:value-type="float" office:value="0.3592401415251727" table:formula="of:=IF([.Q8]=&quot;..&quot;;&quot;..&quot;;[.Q8]-[.$B8])" table:style-name="ce104">
            <text:p>0.4</text:p>
          </table:table-cell>
          <table:table-cell office:value-type="float" office:value="-0.10682152750810214" table:formula="of:=IF([.R8]=&quot;..&quot;;&quot;..&quot;;[.R8]-[.$B8])" table:style-name="ce104">
            <text:p>-0.1</text:p>
          </table:table-cell>
          <table:table-cell office:value-type="float" office:value="-0.23881997867512395" table:formula="of:=IF([.S8]=&quot;..&quot;;&quot;..&quot;;[.S8]-[.$B8])" table:style-name="ce104">
            <text:p>-0.2</text:p>
          </table:table-cell>
          <table:table-cell office:value-type="float" office:value="-1.3215076190987247" table:formula="of:=IF([.T8]=&quot;..&quot;;&quot;..&quot;;[.T8]-[.$B8])" table:style-name="ce104">
            <text:p>-1.3</text:p>
          </table:table-cell>
          <table:table-cell office:value-type="float" office:value="9.0551573283282671E-2" table:formula="of:=IF([.U8]=&quot;..&quot;;&quot;..&quot;;[.U8]-[.$B8])" table:style-name="ce104">
            <text:p>0.1</text:p>
          </table:table-cell>
          <table:table-cell office:value-type="float" office:value="1.1443248809220128" table:formula="of:=IF([.V8]=&quot;..&quot;;&quot;..&quot;;[.V8]-[.$B8])" table:style-name="ce104">
            <text:p>1.1</text:p>
          </table:table-cell>
          <table:table-cell office:value-type="float" office:value="-0.32275423502159306" table:formula="of:=IF([.W8]=&quot;..&quot;;&quot;..&quot;;[.W8]-[.$B8])" table:style-name="ce104">
            <text:p>-0.3</text:p>
          </table:table-cell>
          <table:table-cell office:value-type="float" office:value="1.6114230134555658" table:formula="of:=IF([.X8]=&quot;..&quot;;&quot;..&quot;;[.X8]-[.$B8])" table:style-name="ce104">
            <text:p>1.6</text:p>
          </table:table-cell>
          <table:table-cell table:number-columns-repeated="5" table:style-name="ce10"/>
          <table:table-cell table:number-columns-repeated="16355" table:style-name="ce1"/>
        </table:table-row>
        <table:table-row table:style-name="ro4">
          <table:table-cell office:value-type="string" table:style-name="ce108">
            <text:p>April</text:p>
          </table:table-cell>
          <table:table-cell table:style-name="ce122"/>
          <table:table-cell office:value-type="float" office:value="-1.3176358167757636" table:formula="of:=IF([.C9]=&quot;..&quot;;&quot;..&quot;;[.C9]-[.$B9])" table:style-name="ce104">
            <text:p>-1.3</text:p>
          </table:table-cell>
          <table:table-cell office:value-type="float" office:value="0.5540387688334647" table:formula="of:=IF([.D9]=&quot;..&quot;;&quot;..&quot;;[.D9]-[.$B9])" table:style-name="ce104">
            <text:p>0.6</text:p>
          </table:table-cell>
          <table:table-cell office:value-type="float" office:value="0.66599187269462146" table:formula="of:=IF([.E9]=&quot;..&quot;;&quot;..&quot;;[.E9]-[.$B9])" table:style-name="ce104">
            <text:p>0.7</text:p>
          </table:table-cell>
          <table:table-cell office:value-type="float" office:value="-1.2753769876445062" table:formula="of:=IF([.F9]=&quot;..&quot;;&quot;..&quot;;[.F9]-[.$B9])" table:style-name="ce104">
            <text:p>-1.3</text:p>
          </table:table-cell>
          <table:table-cell office:value-type="float" office:value="-0.96565569193819023" table:formula="of:=IF([.G9]=&quot;..&quot;;&quot;..&quot;;[.G9]-[.$B9])" table:style-name="ce104">
            <text:p>-1.0</text:p>
          </table:table-cell>
          <table:table-cell office:value-type="float" office:value="-0.48803470299845753" table:formula="of:=IF([.H9]=&quot;..&quot;;&quot;..&quot;;[.H9]-[.$B9])" table:style-name="ce104">
            <text:p>-0.5</text:p>
          </table:table-cell>
          <table:table-cell office:value-type="float" office:value="1.2081046175933272" table:formula="of:=IF([.I9]=&quot;..&quot;;&quot;..&quot;;[.I9]-[.$B9])" table:style-name="ce104">
            <text:p>1.2</text:p>
          </table:table-cell>
          <table:table-cell office:value-type="float" office:value="-0.73197012515270377" table:formula="of:=IF([.J9]=&quot;..&quot;;&quot;..&quot;;[.J9]-[.$B9])" table:style-name="ce104">
            <text:p>-0.7</text:p>
          </table:table-cell>
          <table:table-cell office:value-type="float" office:value="-0.38779783501164999" table:formula="of:=IF([.K9]=&quot;..&quot;;&quot;..&quot;;[.K9]-[.$B9])" table:style-name="ce104">
            <text:p>-0.4</text:p>
          </table:table-cell>
          <table:table-cell office:value-type="float" office:value="0.79603735972644873" table:formula="of:=IF([.L9]=&quot;..&quot;;&quot;..&quot;;[.L9]-[.$B9])" table:style-name="ce104">
            <text:p>0.8</text:p>
          </table:table-cell>
          <table:table-cell office:value-type="float" office:value="1.2451383899768862" table:formula="of:=IF([.M9]=&quot;..&quot;;&quot;..&quot;;[.M9]-[.$B9])" table:style-name="ce104">
            <text:p>1.2</text:p>
          </table:table-cell>
          <table:table-cell office:value-type="float" office:value="-1.6403030453031464" table:formula="of:=IF([.N9]=&quot;..&quot;;&quot;..&quot;;[.N9]-[.$B9])" table:style-name="ce104">
            <text:p>-1.6</text:p>
          </table:table-cell>
          <table:table-cell office:value-type="float" office:value="-0.10700794248126755" table:formula="of:=IF([.O9]=&quot;..&quot;;&quot;..&quot;;[.O9]-[.$B9])" table:style-name="ce104">
            <text:p>-0.1</text:p>
          </table:table-cell>
          <table:table-cell office:value-type="float" office:value="-0.8090444972298414" table:formula="of:=IF([.P9]=&quot;..&quot;;&quot;..&quot;;[.P9]-[.$B9])" table:style-name="ce104">
            <text:p>-0.8</text:p>
          </table:table-cell>
          <table:table-cell office:value-type="float" office:value="1.0208756495480094" table:formula="of:=IF([.Q9]=&quot;..&quot;;&quot;..&quot;;[.Q9]-[.$B9])" table:style-name="ce104">
            <text:p>1.0</text:p>
          </table:table-cell>
          <table:table-cell office:value-type="float" office:value="-0.32093012882016758" table:formula="of:=IF([.R9]=&quot;..&quot;;&quot;..&quot;;[.R9]-[.$B9])" table:style-name="ce104">
            <text:p>-0.3</text:p>
          </table:table-cell>
          <table:table-cell office:value-type="float" office:value="-2.6327407988445017E-2" table:formula="of:=IF([.S9]=&quot;..&quot;;&quot;..&quot;;[.S9]-[.$B9])" table:style-name="ce104">
            <text:p>-0.0</text:p>
          </table:table-cell>
          <table:table-cell office:value-type="float" office:value="-1.7895295129334752" table:formula="of:=IF([.T9]=&quot;..&quot;;&quot;..&quot;;[.T9]-[.$B9])" table:style-name="ce104">
            <text:p>-1.8</text:p>
          </table:table-cell>
          <table:table-cell office:value-type="float" office:value="-0.28225621080266805" table:formula="of:=IF([.U9]=&quot;..&quot;;&quot;..&quot;;[.U9]-[.$B9])" table:style-name="ce104">
            <text:p>-0.3</text:p>
          </table:table-cell>
          <table:table-cell office:value-type="float" office:value="1.747814691925428" table:formula="of:=IF([.V9]=&quot;..&quot;;&quot;..&quot;;[.V9]-[.$B9])" table:style-name="ce104">
            <text:p>1.7</text:p>
          </table:table-cell>
          <table:table-cell office:value-type="float" office:value="1.5862327380063297" table:formula="of:=IF([.W9]=&quot;..&quot;;&quot;..&quot;;[.W9]-[.$B9])" table:style-name="ce104">
            <text:p>1.6</text:p>
          </table:table-cell>
          <table:table-cell office:value-type="float" office:value="0.24104074084989602" table:formula="of:=IF([.X9]=&quot;..&quot;;&quot;..&quot;;[.X9]-[.$B9])" table:style-name="ce104">
            <text:p>0.2</text:p>
          </table:table-cell>
          <table:table-cell table:number-columns-repeated="5" table:style-name="ce10"/>
          <table:table-cell table:number-columns-repeated="16355" table:style-name="ce1"/>
        </table:table-row>
        <table:table-row table:style-name="ro4">
          <table:table-cell office:value-type="string" table:style-name="ce108">
            <text:p>May</text:p>
          </table:table-cell>
          <table:table-cell table:style-name="ce122"/>
          <table:table-cell office:value-type="float" office:value="1.1693080651217826" table:formula="of:=IF([.C10]=&quot;..&quot;;&quot;..&quot;;[.C10]-[.$B10])" table:style-name="ce104">
            <text:p>1.2</text:p>
          </table:table-cell>
          <table:table-cell office:value-type="float" office:value="-0.40106780739861492" table:formula="of:=IF([.D10]=&quot;..&quot;;&quot;..&quot;;[.D10]-[.$B10])" table:style-name="ce104">
            <text:p>-0.4</text:p>
          </table:table-cell>
          <table:table-cell office:value-type="float" office:value="-0.16522011277876292" table:formula="of:=IF([.E10]=&quot;..&quot;;&quot;..&quot;;[.E10]-[.$B10])" table:style-name="ce104">
            <text:p>-0.2</text:p>
          </table:table-cell>
          <table:table-cell office:value-type="float" office:value="0.29771630996269938" table:formula="of:=IF([.F10]=&quot;..&quot;;&quot;..&quot;;[.F10]-[.$B10])" table:style-name="ce104">
            <text:p>0.3</text:p>
          </table:table-cell>
          <table:table-cell office:value-type="float" office:value="0.62413097850178989" table:formula="of:=IF([.G10]=&quot;..&quot;;&quot;..&quot;;[.G10]-[.$B10])" table:style-name="ce104">
            <text:p>0.6</text:p>
          </table:table-cell>
          <table:table-cell office:value-type="float" office:value="-0.88523709658957195" table:formula="of:=IF([.H10]=&quot;..&quot;;&quot;..&quot;;[.H10]-[.$B10])" table:style-name="ce104">
            <text:p>-0.9</text:p>
          </table:table-cell>
          <table:table-cell office:value-type="float" office:value="-1.1068719421194544" table:formula="of:=IF([.I10]=&quot;..&quot;;&quot;..&quot;;[.I10]-[.$B10])" table:style-name="ce104">
            <text:p>-1.1</text:p>
          </table:table-cell>
          <table:table-cell office:value-type="float" office:value="-5.325923996721027E-2" table:formula="of:=IF([.J10]=&quot;..&quot;;&quot;..&quot;;[.J10]-[.$B10])" table:style-name="ce104">
            <text:p>-0.1</text:p>
          </table:table-cell>
          <table:table-cell office:value-type="float" office:value="0.32832084990991373" table:formula="of:=IF([.K10]=&quot;..&quot;;&quot;..&quot;;[.K10]-[.$B10])" table:style-name="ce104">
            <text:p>0.3</text:p>
          </table:table-cell>
          <table:table-cell office:value-type="float" office:value="0.29895165041955085" table:formula="of:=IF([.L10]=&quot;..&quot;;&quot;..&quot;;[.L10]-[.$B10])" table:style-name="ce104">
            <text:p>0.3</text:p>
          </table:table-cell>
          <table:table-cell office:value-type="float" office:value="0.13394180828267732" table:formula="of:=IF([.M10]=&quot;..&quot;;&quot;..&quot;;[.M10]-[.$B10])" table:style-name="ce104">
            <text:p>0.1</text:p>
          </table:table-cell>
          <table:table-cell office:value-type="float" office:value="-0.43134533858425694" table:formula="of:=IF([.N10]=&quot;..&quot;;&quot;..&quot;;[.N10]-[.$B10])" table:style-name="ce104">
            <text:p>-0.4</text:p>
          </table:table-cell>
          <table:table-cell office:value-type="float" office:value="-0.25188030956826424" table:formula="of:=IF([.O10]=&quot;..&quot;;&quot;..&quot;;[.O10]-[.$B10])" table:style-name="ce104">
            <text:p>-0.3</text:p>
          </table:table-cell>
          <table:table-cell office:value-type="float" office:value="-0.71728666578733424" table:formula="of:=IF([.P10]=&quot;..&quot;;&quot;..&quot;;[.P10]-[.$B10])" table:style-name="ce104">
            <text:p>-0.7</text:p>
          </table:table-cell>
          <table:table-cell office:value-type="float" office:value="-0.69001627837643476" table:formula="of:=IF([.Q10]=&quot;..&quot;;&quot;..&quot;;[.Q10]-[.$B10])" table:style-name="ce104">
            <text:p>-0.7</text:p>
          </table:table-cell>
          <table:table-cell office:value-type="float" office:value="-9.5417034430010261E-2" table:formula="of:=IF([.R10]=&quot;..&quot;;&quot;..&quot;;[.R10]-[.$B10])" table:style-name="ce104">
            <text:p>-0.1</text:p>
          </table:table-cell>
          <table:table-cell office:value-type="float" office:value="-0.26752646054558848" table:formula="of:=IF([.S10]=&quot;..&quot;;&quot;..&quot;;[.S10]-[.$B10])" table:style-name="ce104">
            <text:p>-0.3</text:p>
          </table:table-cell>
          <table:table-cell office:value-type="float" office:value="1.2350394012760573" table:formula="of:=IF([.T10]=&quot;..&quot;;&quot;..&quot;;[.T10]-[.$B10])" table:style-name="ce104">
            <text:p>1.2</text:p>
          </table:table-cell>
          <table:table-cell office:value-type="float" office:value="1.8076829557871044E-2" table:formula="of:=IF([.U10]=&quot;..&quot;;&quot;..&quot;;[.U10]-[.$B10])" table:style-name="ce104">
            <text:p>0.0</text:p>
          </table:table-cell>
          <table:table-cell office:value-type="float" office:value="3.1266178784592755" table:formula="of:=IF([.V10]=&quot;..&quot;;&quot;..&quot;;[.V10]-[.$B10])" table:style-name="ce104">
            <text:p>3.1</text:p>
          </table:table-cell>
          <table:table-cell office:value-type="float" office:value="-0.99766742022433874" table:formula="of:=IF([.W10]=&quot;..&quot;;&quot;..&quot;;[.W10]-[.$B10])" table:style-name="ce104">
            <text:p>-1.0</text:p>
          </table:table-cell>
          <table:table-cell office:value-type="float" office:value="-0.93867160231804103" table:formula="of:=IF([.X10]=&quot;..&quot;;&quot;..&quot;;[.X10]-[.$B10])" table:style-name="ce104">
            <text:p>-0.9</text:p>
          </table:table-cell>
          <table:table-cell table:number-columns-repeated="5" table:style-name="ce10"/>
          <table:table-cell table:number-columns-repeated="16355" table:style-name="ce1"/>
        </table:table-row>
        <table:table-row table:style-name="ro4">
          <table:table-cell office:value-type="string" table:style-name="ce108">
            <text:p>June</text:p>
          </table:table-cell>
          <table:table-cell table:style-name="ce122"/>
          <table:table-cell office:value-type="float" office:value="0.31390387443383183" table:formula="of:=IF([.C11]=&quot;..&quot;;&quot;..&quot;;[.C11]-[.$B11])" table:style-name="ce104">
            <text:p>0.3</text:p>
          </table:table-cell>
          <table:table-cell office:value-type="float" office:value="-0.77117003999292422" table:formula="of:=IF([.D11]=&quot;..&quot;;&quot;..&quot;;[.D11]-[.$B11])" table:style-name="ce104">
            <text:p>-0.8</text:p>
          </table:table-cell>
          <table:table-cell office:value-type="float" office:value="0.6618156690548318" table:formula="of:=IF([.E11]=&quot;..&quot;;&quot;..&quot;;[.E11]-[.$B11])" table:style-name="ce104">
            <text:p>0.7</text:p>
          </table:table-cell>
          <table:table-cell office:value-type="float" office:value="0.45381191088732553" table:formula="of:=IF([.F11]=&quot;..&quot;;&quot;..&quot;;[.F11]-[.$B11])" table:style-name="ce104">
            <text:p>0.5</text:p>
          </table:table-cell>
          <table:table-cell office:value-type="float" office:value="8.7595125492191173E-2" table:formula="of:=IF([.G11]=&quot;..&quot;;&quot;..&quot;;[.G11]-[.$B11])" table:style-name="ce104">
            <text:p>0.1</text:p>
          </table:table-cell>
          <table:table-cell office:value-type="float" office:value="1.4294517909858708" table:formula="of:=IF([.H11]=&quot;..&quot;;&quot;..&quot;;[.H11]-[.$B11])" table:style-name="ce104">
            <text:p>1.4</text:p>
          </table:table-cell>
          <table:table-cell office:value-type="float" office:value="-1.7011312276104658" table:formula="of:=IF([.I11]=&quot;..&quot;;&quot;..&quot;;[.I11]-[.$B11])" table:style-name="ce104">
            <text:p>-1.7</text:p>
          </table:table-cell>
          <table:table-cell office:value-type="float" office:value="0.59364028700882887" table:formula="of:=IF([.J11]=&quot;..&quot;;&quot;..&quot;;[.J11]-[.$B11])" table:style-name="ce104">
            <text:p>0.6</text:p>
          </table:table-cell>
          <table:table-cell office:value-type="float" office:value="0.47642238362177292" table:formula="of:=IF([.K11]=&quot;..&quot;;&quot;..&quot;;[.K11]-[.$B11])" table:style-name="ce104">
            <text:p>0.5</text:p>
          </table:table-cell>
          <table:table-cell office:value-type="float" office:value="1.4166738448657537" table:formula="of:=IF([.L11]=&quot;..&quot;;&quot;..&quot;;[.L11]-[.$B11])" table:style-name="ce104">
            <text:p>1.4</text:p>
          </table:table-cell>
          <table:table-cell office:value-type="float" office:value="0.38221772203726889" table:formula="of:=IF([.M11]=&quot;..&quot;;&quot;..&quot;;[.M11]-[.$B11])" table:style-name="ce104">
            <text:p>0.4</text:p>
          </table:table-cell>
          <table:table-cell office:value-type="float" office:value="-2.2168225322161224" table:formula="of:=IF([.N11]=&quot;..&quot;;&quot;..&quot;;[.N11]-[.$B11])" table:style-name="ce104">
            <text:p>-2.2</text:p>
          </table:table-cell>
          <table:table-cell office:value-type="float" office:value="-0.38421794381085661" table:formula="of:=IF([.O11]=&quot;..&quot;;&quot;..&quot;;[.O11]-[.$B11])" table:style-name="ce104">
            <text:p>-0.4</text:p>
          </table:table-cell>
          <table:table-cell office:value-type="float" office:value="0.73205171892048515" table:formula="of:=IF([.P11]=&quot;..&quot;;&quot;..&quot;;[.P11]-[.$B11])" table:style-name="ce104">
            <text:p>0.7</text:p>
          </table:table-cell>
          <table:table-cell office:value-type="float" office:value="0.97758926216136199" table:formula="of:=IF([.Q11]=&quot;..&quot;;&quot;..&quot;;[.Q11]-[.$B11])" table:style-name="ce104">
            <text:p>1.0</text:p>
          </table:table-cell>
          <table:table-cell office:value-type="float" office:value="-2.1671211311630403" table:formula="of:=IF([.R11]=&quot;..&quot;;&quot;..&quot;;[.R11]-[.$B11])" table:style-name="ce104">
            <text:p>-2.2</text:p>
          </table:table-cell>
          <table:table-cell office:value-type="float" office:value="-0.17512721590292735" table:formula="of:=IF([.S11]=&quot;..&quot;;&quot;..&quot;;[.S11]-[.$B11])" table:style-name="ce104">
            <text:p>-0.2</text:p>
          </table:table-cell>
          <table:table-cell office:value-type="float" office:value="1.5790409175253481" table:formula="of:=IF([.T11]=&quot;..&quot;;&quot;..&quot;;[.T11]-[.$B11])" table:style-name="ce104">
            <text:p>1.6</text:p>
          </table:table-cell>
          <table:table-cell office:value-type="float" office:value="-0.82108813469589936" table:formula="of:=IF([.U11]=&quot;..&quot;;&quot;..&quot;;[.U11]-[.$B11])" table:style-name="ce104">
            <text:p>-0.8</text:p>
          </table:table-cell>
          <table:table-cell office:value-type="float" office:value="-0.3526512987202608" table:formula="of:=IF([.V11]=&quot;..&quot;;&quot;..&quot;;[.V11]-[.$B11])" table:style-name="ce104">
            <text:p>-0.4</text:p>
          </table:table-cell>
          <table:table-cell office:value-type="float" office:value="-0.20098110844855821" table:formula="of:=IF([.W11]=&quot;..&quot;;&quot;..&quot;;[.W11]-[.$B11])" table:style-name="ce104">
            <text:p>-0.2</text:p>
          </table:table-cell>
          <table:table-cell office:value-type="float" office:value="1.1621381302683034" table:formula="of:=IF([.X11]=&quot;..&quot;;&quot;..&quot;;[.X11]-[.$B11])" table:style-name="ce104">
            <text:p>1.2</text:p>
          </table:table-cell>
          <table:table-cell table:number-columns-repeated="5" table:style-name="ce10"/>
          <table:table-cell table:number-columns-repeated="16355" table:style-name="ce1"/>
        </table:table-row>
        <table:table-row table:style-name="ro4">
          <table:table-cell office:value-type="string" table:style-name="ce108">
            <text:p>July</text:p>
          </table:table-cell>
          <table:table-cell table:style-name="ce122"/>
          <table:table-cell office:value-type="float" office:value="-5.4216326219657773E-2" table:formula="of:=IF([.C12]=&quot;..&quot;;&quot;..&quot;;[.C12]-[.$B12])" table:style-name="ce104">
            <text:p>-0.1</text:p>
          </table:table-cell>
          <table:table-cell office:value-type="float" office:value="-0.7416939779419458" table:formula="of:=IF([.D12]=&quot;..&quot;;&quot;..&quot;;[.D12]-[.$B12])" table:style-name="ce104">
            <text:p>-0.7</text:p>
          </table:table-cell>
          <table:table-cell office:value-type="float" office:value="-0.55216534935087136" table:formula="of:=IF([.E12]=&quot;..&quot;;&quot;..&quot;;[.E12]-[.$B12])" table:style-name="ce104">
            <text:p>-0.6</text:p>
          </table:table-cell>
          <table:table-cell office:value-type="float" office:value="-0.86546241223005982" table:formula="of:=IF([.F12]=&quot;..&quot;;&quot;..&quot;;[.F12]-[.$B12])" table:style-name="ce104">
            <text:p>-0.9</text:p>
          </table:table-cell>
          <table:table-cell office:value-type="float" office:value="-0.63948410684227319" table:formula="of:=IF([.G12]=&quot;..&quot;;&quot;..&quot;;[.G12]-[.$B12])" table:style-name="ce104">
            <text:p>-0.6</text:p>
          </table:table-cell>
          <table:table-cell office:value-type="float" office:value="2.8436158670991736" table:formula="of:=IF([.H12]=&quot;..&quot;;&quot;..&quot;;[.H12]-[.$B12])" table:style-name="ce104">
            <text:p>2.8</text:p>
          </table:table-cell>
          <table:table-cell office:value-type="float" office:value="-0.47820658118168602" table:formula="of:=IF([.I12]=&quot;..&quot;;&quot;..&quot;;[.I12]-[.$B12])" table:style-name="ce104">
            <text:p>-0.5</text:p>
          </table:table-cell>
          <table:table-cell office:value-type="float" office:value="-7.9535244435716912E-2" table:formula="of:=IF([.J12]=&quot;..&quot;;&quot;..&quot;;[.J12]-[.$B12])" table:style-name="ce104">
            <text:p>-0.1</text:p>
          </table:table-cell>
          <table:table-cell office:value-type="float" office:value="-0.26310084732444672" table:formula="of:=IF([.K12]=&quot;..&quot;;&quot;..&quot;;[.K12]-[.$B12])" table:style-name="ce104">
            <text:p>-0.3</text:p>
          </table:table-cell>
          <table:table-cell office:value-type="float" office:value="-1.2127176902609058" table:formula="of:=IF([.L12]=&quot;..&quot;;&quot;..&quot;;[.L12]-[.$B12])" table:style-name="ce104">
            <text:p>-1.2</text:p>
          </table:table-cell>
          <table:table-cell office:value-type="float" office:value="-0.42791094148182029" table:formula="of:=IF([.M12]=&quot;..&quot;;&quot;..&quot;;[.M12]-[.$B12])" table:style-name="ce104">
            <text:p>-0.4</text:p>
          </table:table-cell>
          <table:table-cell office:value-type="float" office:value="-1.0885196126384322" table:formula="of:=IF([.N12]=&quot;..&quot;;&quot;..&quot;;[.N12]-[.$B12])" table:style-name="ce104">
            <text:p>-1.1</text:p>
          </table:table-cell>
          <table:table-cell office:value-type="float" office:value="2.0317383751455447" table:formula="of:=IF([.O12]=&quot;..&quot;;&quot;..&quot;;[.O12]-[.$B12])" table:style-name="ce104">
            <text:p>2.0</text:p>
          </table:table-cell>
          <table:table-cell office:value-type="float" office:value="1.0265247524354608" table:formula="of:=IF([.P12]=&quot;..&quot;;&quot;..&quot;;[.P12]-[.$B12])" table:style-name="ce104">
            <text:p>1.0</text:p>
          </table:table-cell>
          <table:table-cell office:value-type="float" office:value="-0.38315985650980711" table:formula="of:=IF([.Q12]=&quot;..&quot;;&quot;..&quot;;[.Q12]-[.$B12])" table:style-name="ce104">
            <text:p>-0.4</text:p>
          </table:table-cell>
          <table:table-cell office:value-type="float" office:value="-0.11848951741860425" table:formula="of:=IF([.R12]=&quot;..&quot;;&quot;..&quot;;[.R12]-[.$B12])" table:style-name="ce104">
            <text:p>-0.1</text:p>
          </table:table-cell>
          <table:table-cell office:value-type="float" office:value="-0.56291465027916843" table:formula="of:=IF([.S12]=&quot;..&quot;;&quot;..&quot;;[.S12]-[.$B12])" table:style-name="ce104">
            <text:p>-0.6</text:p>
          </table:table-cell>
          <table:table-cell office:value-type="float" office:value="2.2661470322349624" table:formula="of:=IF([.T12]=&quot;..&quot;;&quot;..&quot;;[.T12]-[.$B12])" table:style-name="ce104">
            <text:p>2.3</text:p>
          </table:table-cell>
          <table:table-cell office:value-type="float" office:value="0.38768791074574338" table:formula="of:=IF([.U12]=&quot;..&quot;;&quot;..&quot;;[.U12]-[.$B12])" table:style-name="ce104">
            <text:p>0.4</text:p>
          </table:table-cell>
          <table:table-cell office:value-type="float" office:value="-0.81344581990192921" table:formula="of:=IF([.V12]=&quot;..&quot;;&quot;..&quot;;[.V12]-[.$B12])" table:style-name="ce104">
            <text:p>-0.8</text:p>
          </table:table-cell>
          <table:table-cell office:value-type="float" office:value="-0.32890732986323457" table:formula="of:=IF([.W12]=&quot;..&quot;;&quot;..&quot;;[.W12]-[.$B12])" table:style-name="ce104">
            <text:p>-0.3</text:p>
          </table:table-cell>
          <table:table-cell office:value-type="float" office:value="0.79506283761767982" table:formula="of:=IF([.X12]=&quot;..&quot;;&quot;..&quot;;[.X12]-[.$B12])" table:style-name="ce104">
            <text:p>0.8</text:p>
          </table:table-cell>
          <table:table-cell table:number-columns-repeated="5" table:style-name="ce10"/>
          <table:table-cell table:number-columns-repeated="16355" table:style-name="ce1"/>
        </table:table-row>
        <table:table-row table:style-name="ro4">
          <table:table-cell office:value-type="string" table:style-name="ce108">
            <text:p>August</text:p>
          </table:table-cell>
          <table:table-cell table:style-name="ce122"/>
          <table:table-cell office:value-type="float" office:value="0.20060100109343626" table:formula="of:=IF([.C13]=&quot;..&quot;;&quot;..&quot;;[.C13]-[.$B13])" table:style-name="ce104">
            <text:p>0.2</text:p>
          </table:table-cell>
          <table:table-cell office:value-type="float" office:value="-0.19879991728969681" table:formula="of:=IF([.D13]=&quot;..&quot;;&quot;..&quot;;[.D13]-[.$B13])" table:style-name="ce104">
            <text:p>-0.2</text:p>
          </table:table-cell>
          <table:table-cell office:value-type="float" office:value="1.2722775214027342" table:formula="of:=IF([.E13]=&quot;..&quot;;&quot;..&quot;;[.E13]-[.$B13])" table:style-name="ce104">
            <text:p>1.3</text:p>
          </table:table-cell>
          <table:table-cell office:value-type="float" office:value="2.8452007547105751E-2" table:formula="of:=IF([.F13]=&quot;..&quot;;&quot;..&quot;;[.F13]-[.$B13])" table:style-name="ce104">
            <text:p>0.0</text:p>
          </table:table-cell>
          <table:table-cell office:value-type="float" office:value="1.181180697664364" table:formula="of:=IF([.G13]=&quot;..&quot;;&quot;..&quot;;[.G13]-[.$B13])" table:style-name="ce104">
            <text:p>1.2</text:p>
          </table:table-cell>
          <table:table-cell office:value-type="float" office:value="-0.59690890540807917" table:formula="of:=IF([.H13]=&quot;..&quot;;&quot;..&quot;;[.H13]-[.$B13])" table:style-name="ce104">
            <text:p>-0.6</text:p>
          </table:table-cell>
          <table:table-cell office:value-type="float" office:value="0.80718231938665674" table:formula="of:=IF([.I13]=&quot;..&quot;;&quot;..&quot;;[.I13]-[.$B13])" table:style-name="ce104">
            <text:p>0.8</text:p>
          </table:table-cell>
          <table:table-cell office:value-type="float" office:value="-1.7750424861018996" table:formula="of:=IF([.J13]=&quot;..&quot;;&quot;..&quot;;[.J13]-[.$B13])" table:style-name="ce104">
            <text:p>-1.8</text:p>
          </table:table-cell>
          <table:table-cell office:value-type="float" office:value="0.16338274429817634" table:formula="of:=IF([.K13]=&quot;..&quot;;&quot;..&quot;;[.K13]-[.$B13])" table:style-name="ce104">
            <text:p>0.2</text:p>
          </table:table-cell>
          <table:table-cell office:value-type="float" office:value="-0.79299509588834294" table:formula="of:=IF([.L13]=&quot;..&quot;;&quot;..&quot;;[.L13]-[.$B13])" table:style-name="ce104">
            <text:p>-0.8</text:p>
          </table:table-cell>
          <table:table-cell office:value-type="float" office:value="-0.86979048352241595" table:formula="of:=IF([.M13]=&quot;..&quot;;&quot;..&quot;;[.M13]-[.$B13])" table:style-name="ce104">
            <text:p>-0.9</text:p>
          </table:table-cell>
          <table:table-cell office:value-type="float" office:value="-0.36765666193194502" table:formula="of:=IF([.N13]=&quot;..&quot;;&quot;..&quot;;[.N13]-[.$B13])" table:style-name="ce104">
            <text:p>-0.4</text:p>
          </table:table-cell>
          <table:table-cell office:value-type="float" office:value="0.56446560463503559" table:formula="of:=IF([.O13]=&quot;..&quot;;&quot;..&quot;;[.O13]-[.$B13])" table:style-name="ce104">
            <text:p>0.6</text:p>
          </table:table-cell>
          <table:table-cell office:value-type="float" office:value="0.63494918059043393" table:formula="of:=IF([.P13]=&quot;..&quot;;&quot;..&quot;;[.P13]-[.$B13])" table:style-name="ce104">
            <text:p>0.6</text:p>
          </table:table-cell>
          <table:table-cell office:value-type="float" office:value="-0.47404440915387891" table:formula="of:=IF([.Q13]=&quot;..&quot;;&quot;..&quot;;[.Q13]-[.$B13])" table:style-name="ce104">
            <text:p>-0.5</text:p>
          </table:table-cell>
          <table:table-cell office:value-type="float" office:value="1.1733668165086595" table:formula="of:=IF([.R13]=&quot;..&quot;;&quot;..&quot;;[.R13]-[.$B13])" table:style-name="ce104">
            <text:p>1.2</text:p>
          </table:table-cell>
          <table:table-cell office:value-type="float" office:value="0.16377342564764064" table:formula="of:=IF([.S13]=&quot;..&quot;;&quot;..&quot;;[.S13]-[.$B13])" table:style-name="ce104">
            <text:p>0.2</text:p>
          </table:table-cell>
          <table:table-cell office:value-type="float" office:value="-0.12191619572874135" table:formula="of:=IF([.T13]=&quot;..&quot;;&quot;..&quot;;[.T13]-[.$B13])" table:style-name="ce104">
            <text:p>-0.1</text:p>
          </table:table-cell>
          <table:table-cell office:value-type="float" office:value="1.0081437023759303" table:formula="of:=IF([.U13]=&quot;..&quot;;&quot;..&quot;;[.U13]-[.$B13])" table:style-name="ce104">
            <text:p>1.0</text:p>
          </table:table-cell>
          <table:table-cell office:value-type="float" office:value="-0.50019542754142243" table:formula="of:=IF([.V13]=&quot;..&quot;;&quot;..&quot;;[.V13]-[.$B13])" table:style-name="ce104">
            <text:p>-0.5</text:p>
          </table:table-cell>
          <table:table-cell office:value-type="float" office:value="-1.2998244374903027" table:formula="of:=IF([.W13]=&quot;..&quot;;&quot;..&quot;;[.W13]-[.$B13])" table:style-name="ce104">
            <text:p>-1.3</text:p>
          </table:table-cell>
          <table:table-cell office:value-type="float" office:value="2.0923508475712929" table:formula="of:=IF([.X13]=&quot;..&quot;;&quot;..&quot;;[.X13]-[.$B13])" table:style-name="ce104">
            <text:p>2.1</text:p>
          </table:table-cell>
          <table:table-cell table:number-columns-repeated="5" table:style-name="ce10"/>
          <table:table-cell table:number-columns-repeated="16355" table:style-name="ce1"/>
        </table:table-row>
        <table:table-row table:style-name="ro4">
          <table:table-cell office:value-type="string" table:style-name="ce108">
            <text:p>September</text:p>
          </table:table-cell>
          <table:table-cell table:style-name="ce122"/>
          <table:table-cell office:value-type="float" office:value="-0.95451474622500854" table:formula="of:=IF([.C14]=&quot;..&quot;;&quot;..&quot;;[.C14]-[.$B14])" table:style-name="ce104">
            <text:p>-1.0</text:p>
          </table:table-cell>
          <table:table-cell office:value-type="float" office:value="0.42884050009640351" table:formula="of:=IF([.D14]=&quot;..&quot;;&quot;..&quot;;[.D14]-[.$B14])" table:style-name="ce104">
            <text:p>0.4</text:p>
          </table:table-cell>
          <table:table-cell office:value-type="float" office:value="1.0608583106789231" table:formula="of:=IF([.E14]=&quot;..&quot;;&quot;..&quot;;[.E14]-[.$B14])" table:style-name="ce104">
            <text:p>1.1</text:p>
          </table:table-cell>
          <table:table-cell office:value-type="float" office:value="0.44048591271586801" table:formula="of:=IF([.F14]=&quot;..&quot;;&quot;..&quot;;[.F14]-[.$B14])" table:style-name="ce104">
            <text:p>0.4</text:p>
          </table:table-cell>
          <table:table-cell office:value-type="float" office:value="9.2228981280927158E-2" table:formula="of:=IF([.G14]=&quot;..&quot;;&quot;..&quot;;[.G14]-[.$B14])" table:style-name="ce104">
            <text:p>0.1</text:p>
          </table:table-cell>
          <table:table-cell office:value-type="float" office:value="0.29523252693052537" table:formula="of:=IF([.H14]=&quot;..&quot;;&quot;..&quot;;[.H14]-[.$B14])" table:style-name="ce104">
            <text:p>0.3</text:p>
          </table:table-cell>
          <table:table-cell office:value-type="float" office:value="-3.3394366176819901E-3" table:formula="of:=IF([.I14]=&quot;..&quot;;&quot;..&quot;;[.I14]-[.$B14])" table:style-name="ce104">
            <text:p>-0.0</text:p>
          </table:table-cell>
          <table:table-cell office:value-type="float" office:value="-0.85476840625763284" table:formula="of:=IF([.J14]=&quot;..&quot;;&quot;..&quot;;[.J14]-[.$B14])" table:style-name="ce104">
            <text:p>-0.9</text:p>
          </table:table-cell>
          <table:table-cell office:value-type="float" office:value="1.1155033346375021E-2" table:formula="of:=IF([.K14]=&quot;..&quot;;&quot;..&quot;;[.K14]-[.$B14])" table:style-name="ce104">
            <text:p>0.0</text:p>
          </table:table-cell>
          <table:table-cell office:value-type="float" office:value="-0.53714356993083712" table:formula="of:=IF([.L14]=&quot;..&quot;;&quot;..&quot;;[.L14]-[.$B14])" table:style-name="ce104">
            <text:p>-0.5</text:p>
          </table:table-cell>
          <table:table-cell office:value-type="float" office:value="0.1206801297557929" table:formula="of:=IF([.M14]=&quot;..&quot;;&quot;..&quot;;[.M14]-[.$B14])" table:style-name="ce104">
            <text:p>0.1</text:p>
          </table:table-cell>
          <table:table-cell office:value-type="float" office:value="0.46711001849674183" table:formula="of:=IF([.N14]=&quot;..&quot;;&quot;..&quot;;[.N14]-[.$B14])" table:style-name="ce104">
            <text:p>0.5</text:p>
          </table:table-cell>
          <table:table-cell office:value-type="float" office:value="-0.70146018252588593" table:formula="of:=IF([.O14]=&quot;..&quot;;&quot;..&quot;;[.O14]-[.$B14])" table:style-name="ce104">
            <text:p>-0.7</text:p>
          </table:table-cell>
          <table:table-cell office:value-type="float" office:value="-0.40620417564746614" table:formula="of:=IF([.P14]=&quot;..&quot;;&quot;..&quot;;[.P14]-[.$B14])" table:style-name="ce104">
            <text:p>-0.4</text:p>
          </table:table-cell>
          <table:table-cell office:value-type="float" office:value="0.69694240859770851" table:formula="of:=IF([.Q14]=&quot;..&quot;;&quot;..&quot;;[.Q14]-[.$B14])" table:style-name="ce104">
            <text:p>0.7</text:p>
          </table:table-cell>
          <table:table-cell office:value-type="float" office:value="-0.58531949247045567" table:formula="of:=IF([.R14]=&quot;..&quot;;&quot;..&quot;;[.R14]-[.$B14])" table:style-name="ce104">
            <text:p>-0.6</text:p>
          </table:table-cell>
          <table:table-cell office:value-type="float" office:value="-1.2034696298625489" table:formula="of:=IF([.S14]=&quot;..&quot;;&quot;..&quot;;[.S14]-[.$B14])" table:style-name="ce104">
            <text:p>-1.2</text:p>
          </table:table-cell>
          <table:table-cell office:value-type="float" office:value="0.26101950036562904" table:formula="of:=IF([.T14]=&quot;..&quot;;&quot;..&quot;;[.T14]-[.$B14])" table:style-name="ce104">
            <text:p>0.3</text:p>
          </table:table-cell>
          <table:table-cell office:value-type="float" office:value="0.41974679233751733" table:formula="of:=IF([.U14]=&quot;..&quot;;&quot;..&quot;;[.U14]-[.$B14])" table:style-name="ce104">
            <text:p>0.4</text:p>
          </table:table-cell>
          <table:table-cell office:value-type="float" office:value="0.40890892502622744" table:formula="of:=IF([.V14]=&quot;..&quot;;&quot;..&quot;;[.V14]-[.$B14])" table:style-name="ce104">
            <text:p>0.4</text:p>
          </table:table-cell>
          <table:table-cell office:value-type="float" office:value="-0.41150414631613241" table:formula="of:=IF([.W14]=&quot;..&quot;;&quot;..&quot;;[.W14]-[.$B14])" table:style-name="ce104">
            <text:p>-0.4</text:p>
          </table:table-cell>
          <table:table-cell office:value-type="string" table:style-name="ce104">
            <text:p>[x]</text:p>
          </table:table-cell>
          <table:table-cell table:number-columns-repeated="5" table:style-name="ce10"/>
          <table:table-cell table:number-columns-repeated="16355" table:style-name="ce1"/>
        </table:table-row>
        <table:table-row table:style-name="ro4">
          <table:table-cell office:value-type="string" table:style-name="ce108">
            <text:p>October</text:p>
          </table:table-cell>
          <table:table-cell table:style-name="ce122"/>
          <table:table-cell office:value-type="float" office:value="0.31692869982252114" table:formula="of:=IF([.C15]=&quot;..&quot;;&quot;..&quot;;[.C15]-[.$B15])" table:style-name="ce104">
            <text:p>0.3</text:p>
          </table:table-cell>
          <table:table-cell office:value-type="float" office:value="-0.20525831706302311" table:formula="of:=IF([.D15]=&quot;..&quot;;&quot;..&quot;;[.D15]-[.$B15])" table:style-name="ce104">
            <text:p>-0.2</text:p>
          </table:table-cell>
          <table:table-cell office:value-type="float" office:value="1.0827172028305809" table:formula="of:=IF([.E15]=&quot;..&quot;;&quot;..&quot;;[.E15]-[.$B15])" table:style-name="ce104">
            <text:p>1.1</text:p>
          </table:table-cell>
          <table:table-cell office:value-type="float" office:value="3.2762705497902278E-2" table:formula="of:=IF([.F15]=&quot;..&quot;;&quot;..&quot;;[.F15]-[.$B15])" table:style-name="ce104">
            <text:p>0.0</text:p>
          </table:table-cell>
          <table:table-cell office:value-type="float" office:value="-0.39383122506807533" table:formula="of:=IF([.G15]=&quot;..&quot;;&quot;..&quot;;[.G15]-[.$B15])" table:style-name="ce104">
            <text:p>-0.4</text:p>
          </table:table-cell>
          <table:table-cell office:value-type="float" office:value="-4.4353195453174621E-2" table:formula="of:=IF([.H15]=&quot;..&quot;;&quot;..&quot;;[.H15]-[.$B15])" table:style-name="ce104">
            <text:p>-0.0</text:p>
          </table:table-cell>
          <table:table-cell office:value-type="float" office:value="0.32617160388032307" table:formula="of:=IF([.I15]=&quot;..&quot;;&quot;..&quot;;[.I15]-[.$B15])" table:style-name="ce104">
            <text:p>0.3</text:p>
          </table:table-cell>
          <table:table-cell office:value-type="float" office:value="0.71726502323727059" table:formula="of:=IF([.J15]=&quot;..&quot;;&quot;..&quot;;[.J15]-[.$B15])" table:style-name="ce104">
            <text:p>0.7</text:p>
          </table:table-cell>
          <table:table-cell office:value-type="float" office:value="-0.32069017760083218" table:formula="of:=IF([.K15]=&quot;..&quot;;&quot;..&quot;;[.K15]-[.$B15])" table:style-name="ce104">
            <text:p>-0.3</text:p>
          </table:table-cell>
          <table:table-cell office:value-type="float" office:value="0.31961592162633234" table:formula="of:=IF([.L15]=&quot;..&quot;;&quot;..&quot;;[.L15]-[.$B15])" table:style-name="ce104">
            <text:p>0.3</text:p>
          </table:table-cell>
          <table:table-cell office:value-type="float" office:value="0.44691001164292476" table:formula="of:=IF([.M15]=&quot;..&quot;;&quot;..&quot;;[.M15]-[.$B15])" table:style-name="ce104">
            <text:p>0.4</text:p>
          </table:table-cell>
          <table:table-cell office:value-type="float" office:value="-0.23123178986579251" table:formula="of:=IF([.N15]=&quot;..&quot;;&quot;..&quot;;[.N15]-[.$B15])" table:style-name="ce104">
            <text:p>-0.2</text:p>
          </table:table-cell>
          <table:table-cell office:value-type="float" office:value="-0.38467816316344638" table:formula="of:=IF([.O15]=&quot;..&quot;;&quot;..&quot;;[.O15]-[.$B15])" table:style-name="ce104">
            <text:p>-0.4</text:p>
          </table:table-cell>
          <table:table-cell office:value-type="float" office:value="-8.6715847390816947E-2" table:formula="of:=IF([.P15]=&quot;..&quot;;&quot;..&quot;;[.P15]-[.$B15])" table:style-name="ce104">
            <text:p>-0.1</text:p>
          </table:table-cell>
          <table:table-cell office:value-type="float" office:value="-0.27053521334374775" table:formula="of:=IF([.Q15]=&quot;..&quot;;&quot;..&quot;;[.Q15]-[.$B15])" table:style-name="ce104">
            <text:p>-0.3</text:p>
          </table:table-cell>
          <table:table-cell office:value-type="float" office:value="0.33960635111526605" table:formula="of:=IF([.R15]=&quot;..&quot;;&quot;..&quot;;[.R15]-[.$B15])" table:style-name="ce104">
            <text:p>0.3</text:p>
          </table:table-cell>
          <table:table-cell office:value-type="float" office:value="-0.60427152523253458" table:formula="of:=IF([.S15]=&quot;..&quot;;&quot;..&quot;;[.S15]-[.$B15])" table:style-name="ce104">
            <text:p>-0.6</text:p>
          </table:table-cell>
          <table:table-cell office:value-type="float" office:value="1.1581671679801668" table:formula="of:=IF([.T15]=&quot;..&quot;;&quot;..&quot;;[.T15]-[.$B15])" table:style-name="ce104">
            <text:p>1.2</text:p>
          </table:table-cell>
          <table:table-cell office:value-type="float" office:value="-0.61135361254650444" table:formula="of:=IF([.U15]=&quot;..&quot;;&quot;..&quot;;[.U15]-[.$B15])" table:style-name="ce104">
            <text:p>-0.6</text:p>
          </table:table-cell>
          <table:table-cell office:value-type="float" office:value="-1.051365350484081" table:formula="of:=IF([.V15]=&quot;..&quot;;&quot;..&quot;;[.V15]-[.$B15])" table:style-name="ce104">
            <text:p>-1.1</text:p>
          </table:table-cell>
          <table:table-cell office:value-type="float" office:value="-0.21893157059874024" table:formula="of:=IF([.W15]=&quot;..&quot;;&quot;..&quot;;[.W15]-[.$B15])" table:style-name="ce104">
            <text:p>-0.2</text:p>
          </table:table-cell>
          <table:table-cell office:value-type="string" table:style-name="ce104">
            <text:p>[x]</text:p>
          </table:table-cell>
          <table:table-cell table:number-columns-repeated="5" table:style-name="ce10"/>
          <table:table-cell table:number-columns-repeated="16355" table:style-name="ce1"/>
        </table:table-row>
        <table:table-row table:style-name="ro4">
          <table:table-cell office:value-type="string" table:style-name="ce108">
            <text:p>November</text:p>
          </table:table-cell>
          <table:table-cell table:style-name="ce122"/>
          <table:table-cell office:value-type="float" office:value="0.11943324811014566" table:formula="of:=IF([.C16]=&quot;..&quot;;&quot;..&quot;;[.C16]-[.$B16])" table:style-name="ce104">
            <text:p>0.1</text:p>
          </table:table-cell>
          <table:table-cell office:value-type="float" office:value="-0.28690130392664503" table:formula="of:=IF([.D16]=&quot;..&quot;;&quot;..&quot;;[.D16]-[.$B16])" table:style-name="ce104">
            <text:p>-0.3</text:p>
          </table:table-cell>
          <table:table-cell office:value-type="float" office:value="8.3380285641889706E-2" table:formula="of:=IF([.E16]=&quot;..&quot;;&quot;..&quot;;[.E16]-[.$B16])" table:style-name="ce104">
            <text:p>0.1</text:p>
          </table:table-cell>
          <table:table-cell office:value-type="float" office:value="-0.62725799443730113" table:formula="of:=IF([.F16]=&quot;..&quot;;&quot;..&quot;;[.F16]-[.$B16])" table:style-name="ce104">
            <text:p>-0.6</text:p>
          </table:table-cell>
          <table:table-cell office:value-type="float" office:value="0.82107483345270627" table:formula="of:=IF([.G16]=&quot;..&quot;;&quot;..&quot;;[.G16]-[.$B16])" table:style-name="ce104">
            <text:p>0.8</text:p>
          </table:table-cell>
          <table:table-cell office:value-type="float" office:value="0.99154419171085761" table:formula="of:=IF([.H16]=&quot;..&quot;;&quot;..&quot;;[.H16]-[.$B16])" table:style-name="ce104">
            <text:p>1.0</text:p>
          </table:table-cell>
          <table:table-cell office:value-type="float" office:value="0.13780819906250352" table:formula="of:=IF([.I16]=&quot;..&quot;;&quot;..&quot;;[.I16]-[.$B16])" table:style-name="ce104">
            <text:p>0.1</text:p>
          </table:table-cell>
          <table:table-cell office:value-type="float" office:value="-0.41819373764287615" table:formula="of:=IF([.J16]=&quot;..&quot;;&quot;..&quot;;[.J16]-[.$B16])" table:style-name="ce104">
            <text:p>-0.4</text:p>
          </table:table-cell>
          <table:table-cell office:value-type="float" office:value="6.5235388662319149E-2" table:formula="of:=IF([.K16]=&quot;..&quot;;&quot;..&quot;;[.K16]-[.$B16])" table:style-name="ce104">
            <text:p>0.1</text:p>
          </table:table-cell>
          <table:table-cell office:value-type="float" office:value="-3.6342557032950751E-2" table:formula="of:=IF([.L16]=&quot;..&quot;;&quot;..&quot;;[.L16]-[.$B16])" table:style-name="ce104">
            <text:p>-0.0</text:p>
          </table:table-cell>
          <table:table-cell office:value-type="float" office:value="-0.22814406322902903" table:formula="of:=IF([.M16]=&quot;..&quot;;&quot;..&quot;;[.M16]-[.$B16])" table:style-name="ce104">
            <text:p>-0.2</text:p>
          </table:table-cell>
          <table:table-cell office:value-type="float" office:value="5.2380759309089697E-2" table:formula="of:=IF([.N16]=&quot;..&quot;;&quot;..&quot;;[.N16]-[.$B16])" table:style-name="ce104">
            <text:p>0.1</text:p>
          </table:table-cell>
          <table:table-cell office:value-type="float" office:value="0.24094033119078873" table:formula="of:=IF([.O16]=&quot;..&quot;;&quot;..&quot;;[.O16]-[.$B16])" table:style-name="ce104">
            <text:p>0.2</text:p>
          </table:table-cell>
          <table:table-cell office:value-type="float" office:value="-0.25896718690372422" table:formula="of:=IF([.P16]=&quot;..&quot;;&quot;..&quot;;[.P16]-[.$B16])" table:style-name="ce104">
            <text:p>-0.3</text:p>
          </table:table-cell>
          <table:table-cell office:value-type="float" office:value="-0.936588552776493" table:formula="of:=IF([.Q16]=&quot;..&quot;;&quot;..&quot;;[.Q16]-[.$B16])" table:style-name="ce104">
            <text:p>-0.9</text:p>
          </table:table-cell>
          <table:table-cell office:value-type="float" office:value="0.40305517766253729" table:formula="of:=IF([.R16]=&quot;..&quot;;&quot;..&quot;;[.R16]-[.$B16])" table:style-name="ce104">
            <text:p>0.4</text:p>
          </table:table-cell>
          <table:table-cell office:value-type="float" office:value="0.37555525686311286" table:formula="of:=IF([.S16]=&quot;..&quot;;&quot;..&quot;;[.S16]-[.$B16])" table:style-name="ce104">
            <text:p>0.4</text:p>
          </table:table-cell>
          <table:table-cell office:value-type="float" office:value="0.26889489059149474" table:formula="of:=IF([.T16]=&quot;..&quot;;&quot;..&quot;;[.T16]-[.$B16])" table:style-name="ce104">
            <text:p>0.3</text:p>
          </table:table-cell>
          <table:table-cell office:value-type="float" office:value="-0.58859141952044092" table:formula="of:=IF([.U16]=&quot;..&quot;;&quot;..&quot;;[.U16]-[.$B16])" table:style-name="ce104">
            <text:p>-0.6</text:p>
          </table:table-cell>
          <table:table-cell office:value-type="float" office:value="-0.16666035254668943" table:formula="of:=IF([.V16]=&quot;..&quot;;&quot;..&quot;;[.V16]-[.$B16])" table:style-name="ce104">
            <text:p>-0.2</text:p>
          </table:table-cell>
          <table:table-cell office:value-type="float" office:value="0.10777785386885652" table:formula="of:=IF([.W16]=&quot;..&quot;;&quot;..&quot;;[.W16]-[.$B16])" table:style-name="ce104">
            <text:p>0.1</text:p>
          </table:table-cell>
          <table:table-cell office:value-type="string" table:style-name="ce104">
            <text:p>[x]</text:p>
          </table:table-cell>
          <table:table-cell table:number-columns-repeated="5" table:style-name="ce10"/>
          <table:table-cell table:number-columns-repeated="16355" table:style-name="ce1"/>
        </table:table-row>
        <table:table-row table:style-name="ro4">
          <table:table-cell office:value-type="string" table:style-name="ce108">
            <text:p>December</text:p>
          </table:table-cell>
          <table:table-cell table:style-name="ce122"/>
          <table:table-cell office:value-type="float" office:value="0.73937704043485808" table:formula="of:=IF([.C17]=&quot;..&quot;;&quot;..&quot;;[.C17]-[.$B17])" table:style-name="ce104">
            <text:p>0.7</text:p>
          </table:table-cell>
          <table:table-cell office:value-type="float" office:value="-0.497069041042973" table:formula="of:=IF([.D17]=&quot;..&quot;;&quot;..&quot;;[.D17]-[.$B17])" table:style-name="ce104">
            <text:p>-0.5</text:p>
          </table:table-cell>
          <table:table-cell office:value-type="float" office:value="7.847518869896386E-2" table:formula="of:=IF([.E17]=&quot;..&quot;;&quot;..&quot;;[.E17]-[.$B17])" table:style-name="ce104">
            <text:p>0.1</text:p>
          </table:table-cell>
          <table:table-cell office:value-type="float" office:value="0.11110791924081376" table:formula="of:=IF([.F17]=&quot;..&quot;;&quot;..&quot;;[.F17]-[.$B17])" table:style-name="ce104">
            <text:p>0.1</text:p>
          </table:table-cell>
          <table:table-cell office:value-type="float" office:value="0.21095813715576006" table:formula="of:=IF([.G17]=&quot;..&quot;;&quot;..&quot;;[.G17]-[.$B17])" table:style-name="ce104">
            <text:p>0.2</text:p>
          </table:table-cell>
          <table:table-cell office:value-type="float" office:value="-9.4814785314042416E-2" table:formula="of:=IF([.H17]=&quot;..&quot;;&quot;..&quot;;[.H17]-[.$B17])" table:style-name="ce104">
            <text:p>-0.1</text:p>
          </table:table-cell>
          <table:table-cell office:value-type="float" office:value="-3.9566355753142046E-2" table:formula="of:=IF([.I17]=&quot;..&quot;;&quot;..&quot;;[.I17]-[.$B17])" table:style-name="ce104">
            <text:p>-0.0</text:p>
          </table:table-cell>
          <table:table-cell office:value-type="float" office:value="0.47897119856577342" table:formula="of:=IF([.J17]=&quot;..&quot;;&quot;..&quot;;[.J17]-[.$B17])" table:style-name="ce104">
            <text:p>0.5</text:p>
          </table:table-cell>
          <table:table-cell office:value-type="float" office:value="0.34222711801508043" table:formula="of:=IF([.K17]=&quot;..&quot;;&quot;..&quot;;[.K17]-[.$B17])" table:style-name="ce104">
            <text:p>0.3</text:p>
          </table:table-cell>
          <table:table-cell office:value-type="float" office:value="-0.22938495055970942" table:formula="of:=IF([.L17]=&quot;..&quot;;&quot;..&quot;;[.L17]-[.$B17])" table:style-name="ce104">
            <text:p>-0.2</text:p>
          </table:table-cell>
          <table:table-cell office:value-type="float" office:value="-2.7342493986969973E-2" table:formula="of:=IF([.M17]=&quot;..&quot;;&quot;..&quot;;[.M17]-[.$B17])" table:style-name="ce104">
            <text:p>-0.0</text:p>
          </table:table-cell>
          <table:table-cell office:value-type="float" office:value="0.11036353933673237" table:formula="of:=IF([.N17]=&quot;..&quot;;&quot;..&quot;;[.N17]-[.$B17])" table:style-name="ce104">
            <text:p>0.1</text:p>
          </table:table-cell>
          <table:table-cell office:value-type="float" office:value="0.11734114506045334" table:formula="of:=IF([.O17]=&quot;..&quot;;&quot;..&quot;;[.O17]-[.$B17])" table:style-name="ce104">
            <text:p>0.1</text:p>
          </table:table-cell>
          <table:table-cell office:value-type="float" office:value="0.6077710246898167" table:formula="of:=IF([.P17]=&quot;..&quot;;&quot;..&quot;;[.P17]-[.$B17])" table:style-name="ce104">
            <text:p>0.6</text:p>
          </table:table-cell>
          <table:table-cell office:value-type="float" office:value="-0.52576781748066592" table:formula="of:=IF([.Q17]=&quot;..&quot;;&quot;..&quot;;[.Q17]-[.$B17])" table:style-name="ce104">
            <text:p>-0.5</text:p>
          </table:table-cell>
          <table:table-cell office:value-type="float" office:value="-9.313479057205809E-3" table:formula="of:=IF([.R17]=&quot;..&quot;;&quot;..&quot;;[.R17]-[.$B17])" table:style-name="ce104">
            <text:p>-0.0</text:p>
          </table:table-cell>
          <table:table-cell office:value-type="float" office:value="0.18590629110989032" table:formula="of:=IF([.S17]=&quot;..&quot;;&quot;..&quot;;[.S17]-[.$B17])" table:style-name="ce104">
            <text:p>0.2</text:p>
          </table:table-cell>
          <table:table-cell office:value-type="float" office:value="-0.30039071635718062" table:formula="of:=IF([.T17]=&quot;..&quot;;&quot;..&quot;;[.T17]-[.$B17])" table:style-name="ce104">
            <text:p>-0.3</text:p>
          </table:table-cell>
          <table:table-cell office:value-type="float" office:value="0.23996456371836206" table:formula="of:=IF([.U17]=&quot;..&quot;;&quot;..&quot;;[.U17]-[.$B17])" table:style-name="ce104">
            <text:p>0.2</text:p>
          </table:table-cell>
          <table:table-cell office:value-type="float" office:value="-9.9438694370126646E-2" table:formula="of:=IF([.V17]=&quot;..&quot;;&quot;..&quot;;[.V17]-[.$B17])" table:style-name="ce104">
            <text:p>-0.1</text:p>
          </table:table-cell>
          <table:table-cell office:value-type="float" office:value="-0.65999779166963202" table:formula="of:=IF([.W17]=&quot;..&quot;;&quot;..&quot;;[.W17]-[.$B17])" table:style-name="ce104">
            <text:p>-0.7</text:p>
          </table:table-cell>
          <table:table-cell office:value-type="string" table:style-name="ce111">
            <text:p>[x]</text:p>
          </table:table-cell>
          <table:table-cell table:number-columns-repeated="5" table:style-name="ce10"/>
          <table:table-cell table:number-columns-repeated="16355" table:style-name="ce1"/>
        </table:table-row>
        <table:table-row table:style-name="ro4">
          <table:table-cell office:value-type="string" table:style-name="ce102">
            <text:p>January-March</text:p>
          </table:table-cell>
          <table:table-cell table:style-name="ce123"/>
          <table:table-cell office:value-type="float" office:value="-8.7434136558826037E-2" table:formula="of:=IF([.C18]=&quot;..&quot;;&quot;..&quot;;[.C18]-[.$B18])" table:style-name="ce112">
            <text:p>-0.1</text:p>
          </table:table-cell>
          <table:table-cell office:value-type="float" office:value="-0.18461559797951965" table:formula="of:=IF([.D18]=&quot;..&quot;;&quot;..&quot;;[.D18]-[.$B18])" table:style-name="ce112">
            <text:p>-0.2</text:p>
          </table:table-cell>
          <table:table-cell office:value-type="float" office:value="0.88597062991823305" table:formula="of:=IF([.E18]=&quot;..&quot;;&quot;..&quot;;[.E18]-[.$B18])" table:style-name="ce112">
            <text:p>0.9</text:p>
          </table:table-cell>
          <table:table-cell office:value-type="float" office:value="-0.15703395510264651" table:formula="of:=IF([.F18]=&quot;..&quot;;&quot;..&quot;;[.F18]-[.$B18])" table:style-name="ce112">
            <text:p>-0.2</text:p>
          </table:table-cell>
          <table:table-cell office:value-type="float" office:value="-0.5337116062499323" table:formula="of:=IF([.G18]=&quot;..&quot;;&quot;..&quot;;[.G18]-[.$B18])" table:style-name="ce112">
            <text:p>-0.5</text:p>
          </table:table-cell>
          <table:table-cell office:value-type="float" office:value="-0.52002283638890923" table:formula="of:=IF([.H18]=&quot;..&quot;;&quot;..&quot;;[.H18]-[.$B18])" table:style-name="ce112">
            <text:p>-0.5</text:p>
          </table:table-cell>
          <table:table-cell office:value-type="float" office:value="0.28636405778718421" table:formula="of:=IF([.I18]=&quot;..&quot;;&quot;..&quot;;[.I18]-[.$B18])" table:style-name="ce112">
            <text:p>0.3</text:p>
          </table:table-cell>
          <table:table-cell office:value-type="float" office:value="0.25083906851708893" table:formula="of:=IF([.J18]=&quot;..&quot;;&quot;..&quot;;[.J18]-[.$B18])" table:style-name="ce112">
            <text:p>0.3</text:p>
          </table:table-cell>
          <table:table-cell office:value-type="float" office:value="9.7384971128212428E-2" table:formula="of:=IF([.K18]=&quot;..&quot;;&quot;..&quot;;[.K18]-[.$B18])" table:style-name="ce112">
            <text:p>0.1</text:p>
          </table:table-cell>
          <table:table-cell office:value-type="float" office:value="-0.2127116992622069" table:formula="of:=IF([.L18]=&quot;..&quot;;&quot;..&quot;;[.L18]-[.$B18])" table:style-name="ce112">
            <text:p>-0.2</text:p>
          </table:table-cell>
          <table:table-cell office:value-type="float" office:value="-0.30484545480343872" table:formula="of:=IF([.M18]=&quot;..&quot;;&quot;..&quot;;[.M18]-[.$B18])" table:style-name="ce112">
            <text:p>-0.3</text:p>
          </table:table-cell>
          <table:table-cell office:value-type="float" office:value="0.44856898125741962" table:formula="of:=IF([.N18]=&quot;..&quot;;&quot;..&quot;;[.N18]-[.$B18])" table:style-name="ce112">
            <text:p>0.4</text:p>
          </table:table-cell>
          <table:table-cell office:value-type="float" office:value="-0.77923907103905865" table:formula="of:=IF([.O18]=&quot;..&quot;;&quot;..&quot;;[.O18]-[.$B18])" table:style-name="ce112">
            <text:p>-0.8</text:p>
          </table:table-cell>
          <table:table-cell office:value-type="float" office:value="0.3519119349663784" table:formula="of:=IF([.P18]=&quot;..&quot;;&quot;..&quot;;[.P18]-[.$B18])" table:style-name="ce112">
            <text:p>0.4</text:p>
          </table:table-cell>
          <table:table-cell office:value-type="float" office:value="0.35567174228885934" table:formula="of:=IF([.Q18]=&quot;..&quot;;&quot;..&quot;;[.Q18]-[.$B18])" table:style-name="ce112">
            <text:p>0.4</text:p>
          </table:table-cell>
          <table:table-cell office:value-type="float" office:value="-4.7784378838029884E-2" table:formula="of:=IF([.R18]=&quot;..&quot;;&quot;..&quot;;[.R18]-[.$B18])" table:style-name="ce112">
            <text:p>-0.0</text:p>
          </table:table-cell>
          <table:table-cell office:value-type="float" office:value="-0.26558840825312879" table:formula="of:=IF([.S18]=&quot;..&quot;;&quot;..&quot;;[.S18]-[.$B18])" table:style-name="ce112">
            <text:p>-0.3</text:p>
          </table:table-cell>
          <table:table-cell office:value-type="float" office:value="-0.14799395598603793" table:formula="of:=IF([.T18]=&quot;..&quot;;&quot;..&quot;;[.T18]-[.$B18])" table:style-name="ce112">
            <text:p>-0.1</text:p>
          </table:table-cell>
          <table:table-cell office:value-type="float" office:value="0.47110819075618426" table:formula="of:=IF([.U18]=&quot;..&quot;;&quot;..&quot;;[.U18]-[.$B18])" table:style-name="ce112">
            <text:p>0.5</text:p>
          </table:table-cell>
          <table:table-cell office:value-type="float" office:value="0.33353101618725312" table:formula="of:=IF([.V18]=&quot;..&quot;;&quot;..&quot;;[.V18]-[.$B18])" table:style-name="ce112">
            <text:p>0.3</text:p>
          </table:table-cell>
          <table:table-cell office:value-type="float" office:value="-0.32780362890391412" table:formula="of:=IF([.W18]=&quot;..&quot;;&quot;..&quot;;[.W18]-[.$B18])" table:style-name="ce112">
            <text:p>-0.3</text:p>
          </table:table-cell>
          <table:table-cell office:value-type="float" office:value="0.86453894247804053" table:formula="of:=IF([.X18]=&quot;..&quot;;&quot;..&quot;;[.X18]-[.$B18])" table:style-name="ce112">
            <text:p>0.9</text:p>
          </table:table-cell>
          <table:table-cell table:number-columns-repeated="5" table:style-name="ce10"/>
          <table:table-cell table:number-columns-repeated="16355" table:style-name="ce1"/>
        </table:table-row>
        <table:table-row table:style-name="ro4">
          <table:table-cell office:value-type="string" table:style-name="ce108">
            <text:p>April-June</text:p>
          </table:table-cell>
          <table:table-cell table:style-name="ce122"/>
          <table:table-cell office:value-type="float" office:value="6.7435074159529762E-2" table:formula="of:=IF([.C19]=&quot;..&quot;;&quot;..&quot;;[.C19]-[.$B19])" table:style-name="ce104">
            <text:p>0.1</text:p>
          </table:table-cell>
          <table:table-cell office:value-type="float" office:value="-0.20820923257297697" table:formula="of:=IF([.D19]=&quot;..&quot;;&quot;..&quot;;[.D19]-[.$B19])" table:style-name="ce104">
            <text:p>-0.2</text:p>
          </table:table-cell>
          <table:table-cell office:value-type="float" office:value="0.38145497534441564" table:formula="of:=IF([.E19]=&quot;..&quot;;&quot;..&quot;;[.E19]-[.$B19])" table:style-name="ce104">
            <text:p>0.4</text:p>
          </table:table-cell>
          <table:table-cell office:value-type="float" office:value="-0.16942578784474538" table:formula="of:=IF([.F19]=&quot;..&quot;;&quot;..&quot;;[.F19]-[.$B19])" table:style-name="ce104">
            <text:p>-0.2</text:p>
          </table:table-cell>
          <table:table-cell office:value-type="float" office:value="-7.6854468789279373E-2" table:formula="of:=IF([.G19]=&quot;..&quot;;&quot;..&quot;;[.G19]-[.$B19])" table:style-name="ce104">
            <text:p>-0.1</text:p>
          </table:table-cell>
          <table:table-cell office:value-type="float" office:value="8.7929961026995684E-3" table:formula="of:=IF([.H19]=&quot;..&quot;;&quot;..&quot;;[.H19]-[.$B19])" table:style-name="ce104">
            <text:p>0.0</text:p>
          </table:table-cell>
          <table:table-cell office:value-type="float" office:value="-0.5396025110573337" table:formula="of:=IF([.I19]=&quot;..&quot;;&quot;..&quot;;[.I19]-[.$B19])" table:style-name="ce104">
            <text:p>-0.5</text:p>
          </table:table-cell>
          <table:table-cell office:value-type="float" office:value="-6.3746500915383031E-2" table:formula="of:=IF([.J19]=&quot;..&quot;;&quot;..&quot;;[.J19]-[.$B19])" table:style-name="ce104">
            <text:p>-0.1</text:p>
          </table:table-cell>
          <table:table-cell office:value-type="float" office:value="0.1410624484122085" table:formula="of:=IF([.K19]=&quot;..&quot;;&quot;..&quot;;[.K19]-[.$B19])" table:style-name="ce104">
            <text:p>0.1</text:p>
          </table:table-cell>
          <table:table-cell office:value-type="float" office:value="0.83130590440408891" table:formula="of:=IF([.L19]=&quot;..&quot;;&quot;..&quot;;[.L19]-[.$B19])" table:style-name="ce104">
            <text:p>0.8</text:p>
          </table:table-cell>
          <table:table-cell office:value-type="float" office:value="0.58211955403502813" table:formula="of:=IF([.M19]=&quot;..&quot;;&quot;..&quot;;[.M19]-[.$B19])" table:style-name="ce104">
            <text:p>0.6</text:p>
          </table:table-cell>
          <table:table-cell office:value-type="float" office:value="-1.4185216793592312" table:formula="of:=IF([.N19]=&quot;..&quot;;&quot;..&quot;;[.N19]-[.$B19])" table:style-name="ce104">
            <text:p>-1.4</text:p>
          </table:table-cell>
          <table:table-cell office:value-type="float" office:value="-0.24774798005912135" table:formula="of:=IF([.O19]=&quot;..&quot;;&quot;..&quot;;[.O19]-[.$B19])" table:style-name="ce104">
            <text:p>-0.2</text:p>
          </table:table-cell>
          <table:table-cell office:value-type="float" office:value="-0.26973263723833085" table:formula="of:=IF([.P19]=&quot;..&quot;;&quot;..&quot;;[.P19]-[.$B19])" table:style-name="ce104">
            <text:p>-0.3</text:p>
          </table:table-cell>
          <table:table-cell office:value-type="float" office:value="0.42377409584188541" table:formula="of:=IF([.Q19]=&quot;..&quot;;&quot;..&quot;;[.Q19]-[.$B19])" table:style-name="ce104">
            <text:p>0.4</text:p>
          </table:table-cell>
          <table:table-cell office:value-type="float" office:value="-0.85274138315194126" table:formula="of:=IF([.R19]=&quot;..&quot;;&quot;..&quot;;[.R19]-[.$B19])" table:style-name="ce104">
            <text:p>-0.9</text:p>
          </table:table-cell>
          <table:table-cell office:value-type="float" office:value="-0.1575489999302695" table:formula="of:=IF([.S19]=&quot;..&quot;;&quot;..&quot;;[.S19]-[.$B19])" table:style-name="ce104">
            <text:p>-0.2</text:p>
          </table:table-cell>
          <table:table-cell office:value-type="float" office:value="0.3513358634869661" table:formula="of:=IF([.T19]=&quot;..&quot;;&quot;..&quot;;[.T19]-[.$B19])" table:style-name="ce104">
            <text:p>0.4</text:p>
          </table:table-cell>
          <table:table-cell office:value-type="float" office:value="-0.35758185328201186" table:formula="of:=IF([.U19]=&quot;..&quot;;&quot;..&quot;;[.U19]-[.$B19])" table:style-name="ce104">
            <text:p>-0.4</text:p>
          </table:table-cell>
          <table:table-cell office:value-type="float" office:value="1.5250555607515661" table:formula="of:=IF([.V19]=&quot;..&quot;;&quot;..&quot;;[.V19]-[.$B19])" table:style-name="ce104">
            <text:p>1.5</text:p>
          </table:table-cell>
          <table:table-cell office:value-type="float" office:value="0.11681163582174303" table:formula="of:=IF([.W19]=&quot;..&quot;;&quot;..&quot;;[.W19]-[.$B19])" table:style-name="ce104">
            <text:p>0.1</text:p>
          </table:table-cell>
          <table:table-cell office:value-type="float" office:value="0.14281919188666681" table:formula="of:=IF([.X19]=&quot;..&quot;;&quot;..&quot;;[.X19]-[.$B19])" table:style-name="ce104">
            <text:p>0.1</text:p>
          </table:table-cell>
          <table:table-cell table:number-columns-repeated="5" table:style-name="ce10"/>
          <table:table-cell table:number-columns-repeated="16355" table:style-name="ce1"/>
        </table:table-row>
        <table:table-row table:style-name="ro4">
          <table:table-cell office:value-type="string" table:style-name="ce108">
            <text:p>July-September</text:p>
          </table:table-cell>
          <table:table-cell table:style-name="ce122"/>
          <table:table-cell office:value-type="float" office:value="-0.26192953767025173" table:formula="of:=IF([.C20]=&quot;..&quot;;&quot;..&quot;;[.C20]-[.$B20])" table:style-name="ce104">
            <text:p>-0.3</text:p>
          </table:table-cell>
          <table:table-cell office:value-type="float" office:value="-0.17706625814444354" table:formula="of:=IF([.D20]=&quot;..&quot;;&quot;..&quot;;[.D20]-[.$B20])" table:style-name="ce104">
            <text:p>-0.2</text:p>
          </table:table-cell>
          <table:table-cell office:value-type="float" office:value="0.58857855058668918" table:formula="of:=IF([.E20]=&quot;..&quot;;&quot;..&quot;;[.E20]-[.$B20])" table:style-name="ce104">
            <text:p>0.6</text:p>
          </table:table-cell>
          <table:table-cell office:value-type="float" office:value="-0.13839940395321282" table:formula="of:=IF([.F20]=&quot;..&quot;;&quot;..&quot;;[.F20]-[.$B20])" table:style-name="ce104">
            <text:p>-0.1</text:p>
          </table:table-cell>
          <table:table-cell office:value-type="float" office:value="0.21260286689035368" table:formula="of:=IF([.G20]=&quot;..&quot;;&quot;..&quot;;[.G20]-[.$B20])" table:style-name="ce104">
            <text:p>0.2</text:p>
          </table:table-cell>
          <table:table-cell office:value-type="float" office:value="0.85331403935151862" table:formula="of:=IF([.H20]=&quot;..&quot;;&quot;..&quot;;[.H20]-[.$B20])" table:style-name="ce104">
            <text:p>0.9</text:p>
          </table:table-cell>
          <table:table-cell office:value-type="float" office:value="0.10976157375895301" table:formula="of:=IF([.I20]=&quot;..&quot;;&quot;..&quot;;[.I20]-[.$B20])" table:style-name="ce104">
            <text:p>0.1</text:p>
          </table:table-cell>
          <table:table-cell office:value-type="float" office:value="-0.90364088950429444" table:formula="of:=IF([.J20]=&quot;..&quot;;&quot;..&quot;;[.J20]-[.$B20])" table:style-name="ce104">
            <text:p>-0.9</text:p>
          </table:table-cell>
          <table:table-cell office:value-type="float" office:value="-2.9963154276337889E-2" table:formula="of:=IF([.K20]=&quot;..&quot;;&quot;..&quot;;[.K20]-[.$B20])" table:style-name="ce104">
            <text:p>-0.0</text:p>
          </table:table-cell>
          <table:table-cell office:value-type="float" office:value="-0.8509935159625206" table:formula="of:=IF([.L20]=&quot;..&quot;;&quot;..&quot;;[.L20]-[.$B20])" table:style-name="ce104">
            <text:p>-0.9</text:p>
          </table:table-cell>
          <table:table-cell office:value-type="float" office:value="-0.39791674220062578" table:formula="of:=IF([.M20]=&quot;..&quot;;&quot;..&quot;;[.M20]-[.$B20])" table:style-name="ce104">
            <text:p>-0.4</text:p>
          </table:table-cell>
          <table:table-cell office:value-type="float" office:value="-0.33834960822586346" table:formula="of:=IF([.N20]=&quot;..&quot;;&quot;..&quot;;[.N20]-[.$B20])" table:style-name="ce104">
            <text:p>-0.3</text:p>
          </table:table-cell>
          <table:table-cell office:value-type="float" office:value="0.64607084671110204" table:formula="of:=IF([.O20]=&quot;..&quot;;&quot;..&quot;;[.O20]-[.$B20])" table:style-name="ce104">
            <text:p>0.6</text:p>
          </table:table-cell>
          <table:table-cell office:value-type="float" office:value="0.42738659406933355" table:formula="of:=IF([.P20]=&quot;..&quot;;&quot;..&quot;;[.P20]-[.$B20])" table:style-name="ce104">
            <text:p>0.4</text:p>
          </table:table-cell>
          <table:table-cell office:value-type="float" office:value="-6.1576738887423765E-2" table:formula="of:=IF([.Q20]=&quot;..&quot;;&quot;..&quot;;[.Q20]-[.$B20])" table:style-name="ce104">
            <text:p>-0.1</text:p>
          </table:table-cell>
          <table:table-cell office:value-type="float" office:value="0.16458273367041443" table:formula="of:=IF([.R20]=&quot;..&quot;;&quot;..&quot;;[.R20]-[.$B20])" table:style-name="ce104">
            <text:p>0.2</text:p>
          </table:table-cell>
          <table:table-cell office:value-type="float" office:value="-0.52692898760275853" table:formula="of:=IF([.S20]=&quot;..&quot;;&quot;..&quot;;[.S20]-[.$B20])" table:style-name="ce104">
            <text:p>-0.5</text:p>
          </table:table-cell>
          <table:table-cell office:value-type="float" office:value="0.80762761894197599" table:formula="of:=IF([.T20]=&quot;..&quot;;&quot;..&quot;;[.T20]-[.$B20])" table:style-name="ce104">
            <text:p>0.8</text:p>
          </table:table-cell>
          <table:table-cell office:value-type="float" office:value="0.60720851931410103" table:formula="of:=IF([.U20]=&quot;..&quot;;&quot;..&quot;;[.U20]-[.$B20])" table:style-name="ce104">
            <text:p>0.6</text:p>
          </table:table-cell>
          <table:table-cell office:value-type="float" office:value="-0.30930011869518559" table:formula="of:=IF([.V20]=&quot;..&quot;;&quot;..&quot;;[.V20]-[.$B20])" table:style-name="ce104">
            <text:p>-0.3</text:p>
          </table:table-cell>
          <table:table-cell office:value-type="float" office:value="-0.68299792584177865" table:formula="of:=IF([.W20]=&quot;..&quot;;&quot;..&quot;;[.W20]-[.$B20])" table:style-name="ce104">
            <text:p>-0.7</text:p>
          </table:table-cell>
          <table:table-cell office:value-type="string" table:style-name="ce104">
            <text:p>[x]</text:p>
          </table:table-cell>
          <table:table-cell table:number-columns-repeated="5" table:style-name="ce10"/>
          <table:table-cell table:number-columns-repeated="16355" table:style-name="ce1"/>
        </table:table-row>
        <table:table-row table:style-name="ro4">
          <table:table-cell office:value-type="string" table:style-name="ce113">
            <text:p>October-December</text:p>
          </table:table-cell>
          <table:table-cell table:style-name="ce124"/>
          <table:table-cell office:value-type="float" office:value="0.39487473251394745" table:formula="of:=IF([.C21]=&quot;..&quot;;&quot;..&quot;;[.C21]-[.$B21])" table:style-name="ce111">
            <text:p>0.4</text:p>
          </table:table-cell>
          <table:table-cell office:value-type="float" office:value="-0.33020855672918703" table:formula="of:=IF([.D21]=&quot;..&quot;;&quot;..&quot;;[.D21]-[.$B21])" table:style-name="ce111">
            <text:p>-0.3</text:p>
          </table:table-cell>
          <table:table-cell office:value-type="float" office:value="0.41846057289861527" table:formula="of:=IF([.E21]=&quot;..&quot;;&quot;..&quot;;[.E21]-[.$B21])" table:style-name="ce111">
            <text:p>0.4</text:p>
          </table:table-cell>
          <table:table-cell office:value-type="float" office:value="-0.15606250506759567" table:formula="of:=IF([.F21]=&quot;..&quot;;&quot;..&quot;;[.F21]-[.$B21])" table:style-name="ce111">
            <text:p>-0.2</text:p>
          </table:table-cell>
          <table:table-cell office:value-type="float" office:value="0.20612151389455891" table:formula="of:=IF([.G21]=&quot;..&quot;;&quot;..&quot;;[.G21]-[.$B21])" table:style-name="ce111">
            <text:p>0.2</text:p>
          </table:table-cell>
          <table:table-cell office:value-type="float" office:value="0.27643606899502204" table:formula="of:=IF([.H21]=&quot;..&quot;;&quot;..&quot;;[.H21]-[.$B21])" table:style-name="ce111">
            <text:p>0.3</text:p>
          </table:table-cell>
          <table:table-cell office:value-type="float" office:value="0.14151096373714944" table:formula="of:=IF([.I21]=&quot;..&quot;;&quot;..&quot;;[.I21]-[.$B21])" table:style-name="ce111">
            <text:p>0.1</text:p>
          </table:table-cell>
          <table:table-cell office:value-type="float" office:value="0.26671207333269686" table:formula="of:=IF([.J21]=&quot;..&quot;;&quot;..&quot;;[.J21]-[.$B21])" table:style-name="ce111">
            <text:p>0.3</text:p>
          </table:table-cell>
          <table:table-cell office:value-type="float" office:value="2.8529421877296457E-2" table:formula="of:=IF([.K21]=&quot;..&quot;;&quot;..&quot;;[.K21]-[.$B21])" table:style-name="ce111">
            <text:p>0.0</text:p>
          </table:table-cell>
          <table:table-cell office:value-type="float" office:value="1.8553080348661322E-2" table:formula="of:=IF([.L21]=&quot;..&quot;;&quot;..&quot;;[.L21]-[.$B21])" table:style-name="ce111">
            <text:p>0.0</text:p>
          </table:table-cell>
          <table:table-cell office:value-type="float" office:value="6.6981208157214756E-2" table:formula="of:=IF([.M21]=&quot;..&quot;;&quot;..&quot;;[.M21]-[.$B21])" table:style-name="ce111">
            <text:p>0.1</text:p>
          </table:table-cell>
          <table:table-cell office:value-type="float" office:value="-2.364666290356654E-2" table:formula="of:=IF([.N21]=&quot;..&quot;;&quot;..&quot;;[.N21]-[.$B21])" table:style-name="ce111">
            <text:p>-0.0</text:p>
          </table:table-cell>
          <table:table-cell office:value-type="float" office:value="-1.1513452450750972E-2" table:formula="of:=IF([.O21]=&quot;..&quot;;&quot;..&quot;;[.O21]-[.$B21])" table:style-name="ce111">
            <text:p>-0.0</text:p>
          </table:table-cell>
          <table:table-cell office:value-type="float" office:value="9.1127118360405213E-2" table:formula="of:=IF([.P21]=&quot;..&quot;;&quot;..&quot;;[.P21]-[.$B21])" table:style-name="ce111">
            <text:p>0.1</text:p>
          </table:table-cell>
          <table:table-cell office:value-type="float" office:value="-0.57372881020490873" table:formula="of:=IF([.Q21]=&quot;..&quot;;&quot;..&quot;;[.Q21]-[.$B21])" table:style-name="ce111">
            <text:p>-0.6</text:p>
          </table:table-cell>
          <table:table-cell office:value-type="float" office:value="0.24272537351821732" table:formula="of:=IF([.R21]=&quot;..&quot;;&quot;..&quot;;[.R21]-[.$B21])" table:style-name="ce111">
            <text:p>0.2</text:p>
          </table:table-cell>
          <table:table-cell office:value-type="float" office:value="-1.8507223390310301E-2" table:formula="of:=IF([.S21]=&quot;..&quot;;&quot;..&quot;;[.S21]-[.$B21])" table:style-name="ce111">
            <text:p>-0.0</text:p>
          </table:table-cell>
          <table:table-cell office:value-type="float" office:value="0.37671648606584185" table:formula="of:=IF([.T21]=&quot;..&quot;;&quot;..&quot;;[.T21]-[.$B21])" table:style-name="ce111">
            <text:p>0.4</text:p>
          </table:table-cell>
          <table:table-cell office:value-type="float" office:value="-0.31707394673136546" table:formula="of:=IF([.U21]=&quot;..&quot;;&quot;..&quot;;[.U21]-[.$B21])" table:style-name="ce111">
            <text:p>-0.3</text:p>
          </table:table-cell>
          <table:table-cell office:value-type="float" office:value="-0.44211669529218578" table:formula="of:=IF([.V21]=&quot;..&quot;;&quot;..&quot;;[.V21]-[.$B21])" table:style-name="ce111">
            <text:p>-0.4</text:p>
          </table:table-cell>
          <table:table-cell office:value-type="float" office:value="-0.26101602841580229" table:formula="of:=IF([.W21]=&quot;..&quot;;&quot;..&quot;;[.W21]-[.$B21])" table:style-name="ce111">
            <text:p>-0.3</text:p>
          </table:table-cell>
          <table:table-cell office:value-type="string" table:style-name="ce104">
            <text:p>[x]</text:p>
          </table:table-cell>
          <table:table-cell table:number-columns-repeated="5" table:style-name="ce10"/>
          <table:table-cell table:number-columns-repeated="16355" table:style-name="ce1"/>
        </table:table-row>
        <table:table-row table:style-name="ro4">
          <table:table-cell office:value-type="string" table:style-name="ce125">
            <text:p>January-December</text:p>
          </table:table-cell>
          <table:table-cell table:style-name="ce123"/>
          <table:table-cell office:value-type="float" office:value="2.9570627322118348E-2" table:formula="of:=IF([.C22]=&quot;..&quot;;&quot;..&quot;;[.C22]-[.$B22])" table:style-name="ce112">
            <text:p>0.0</text:p>
          </table:table-cell>
          <table:table-cell office:value-type="float" office:value="-0.22448472701901689" table:formula="of:=IF([.D22]=&quot;..&quot;;&quot;..&quot;;[.D22]-[.$B22])" table:style-name="ce112">
            <text:p>-0.2</text:p>
          </table:table-cell>
          <table:table-cell office:value-type="float" office:value="0.56819769972153811" table:formula="of:=IF([.E22]=&quot;..&quot;;&quot;..&quot;;[.E22]-[.$B22])" table:style-name="ce112">
            <text:p>0.6</text:p>
          </table:table-cell>
          <table:table-cell office:value-type="float" office:value="-0.15830963908023588" table:formula="of:=IF([.F22]=&quot;..&quot;;&quot;..&quot;;[.F22]-[.$B22])" table:style-name="ce112">
            <text:p>-0.2</text:p>
          </table:table-cell>
          <table:table-cell office:value-type="float" office:value="-4.4411935894180132E-2" table:formula="of:=IF([.G22]=&quot;..&quot;;&quot;..&quot;;[.G22]-[.$B22])" table:style-name="ce112">
            <text:p>-0.0</text:p>
          </table:table-cell>
          <table:table-cell office:value-type="float" office:value="0.15953402445741371" table:formula="of:=IF([.H22]=&quot;..&quot;;&quot;..&quot;;[.H22]-[.$B22])" table:style-name="ce112">
            <text:p>0.2</text:p>
          </table:table-cell>
          <table:table-cell office:value-type="float" office:value="2.2140200822295952E-4" table:formula="of:=IF([.I22]=&quot;..&quot;;&quot;..&quot;;[.I22]-[.$B22])" table:style-name="ce112">
            <text:p>0.0</text:p>
          </table:table-cell>
          <table:table-cell office:value-type="float" office:value="-0.11670771339144981" table:formula="of:=IF([.J22]=&quot;..&quot;;&quot;..&quot;;[.J22]-[.$B22])" table:style-name="ce112">
            <text:p>-0.1</text:p>
          </table:table-cell>
          <table:table-cell office:value-type="float" office:value="5.9628023054983714E-2" table:formula="of:=IF([.K22]=&quot;..&quot;;&quot;..&quot;;[.K22]-[.$B22])" table:style-name="ce112">
            <text:p>0.1</text:p>
          </table:table-cell>
          <table:table-cell office:value-type="float" office:value="-5.420529896046844E-2" table:formula="of:=IF([.L22]=&quot;..&quot;;&quot;..&quot;;[.L22]-[.$B22])" table:style-name="ce112">
            <text:p>-0.1</text:p>
          </table:table-cell>
          <table:table-cell office:value-type="float" office:value="-1.2642408379137215E-2" table:formula="of:=IF([.M22]=&quot;..&quot;;&quot;..&quot;;[.M22]-[.$B22])" table:style-name="ce112">
            <text:p>-0.0</text:p>
          </table:table-cell>
          <table:table-cell office:value-type="float" office:value="-0.33527963971697083" table:formula="of:=IF([.N22]=&quot;..&quot;;&quot;..&quot;;[.N22]-[.$B22])" table:style-name="ce112">
            <text:p>-0.3</text:p>
          </table:table-cell>
          <table:table-cell office:value-type="float" office:value="-9.3157536214279801E-2" table:formula="of:=IF([.O22]=&quot;..&quot;;&quot;..&quot;;[.O22]-[.$B22])" table:style-name="ce112">
            <text:p>-0.1</text:p>
          </table:table-cell>
          <table:table-cell office:value-type="float" office:value="0.15102593778233597" table:formula="of:=IF([.P22]=&quot;..&quot;;&quot;..&quot;;[.P22]-[.$B22])" table:style-name="ce112">
            <text:p>0.2</text:p>
          </table:table-cell>
          <table:table-cell office:value-type="float" office:value="3.4029015342040836E-2" table:formula="of:=IF([.Q22]=&quot;..&quot;;&quot;..&quot;;[.Q22]-[.$B22])" table:style-name="ce112">
            <text:p>0.0</text:p>
          </table:table-cell>
          <table:table-cell office:value-type="float" office:value="-0.12464069438517011" table:formula="of:=IF([.R22]=&quot;..&quot;;&quot;..&quot;;[.R22]-[.$B22])" table:style-name="ce112">
            <text:p>-0.1</text:p>
          </table:table-cell>
          <table:table-cell office:value-type="float" office:value="-0.2414390289289523" table:formula="of:=IF([.S22]=&quot;..&quot;;&quot;..&quot;;[.S22]-[.$B22])" table:style-name="ce112">
            <text:p>-0.2</text:p>
          </table:table-cell>
          <table:table-cell office:value-type="float" office:value="0.35042895010416508" table:formula="of:=IF([.T22]=&quot;..&quot;;&quot;..&quot;;[.T22]-[.$B22])" table:style-name="ce112">
            <text:p>0.4</text:p>
          </table:table-cell>
          <table:table-cell office:value-type="float" office:value="0.10095060489242691" table:formula="of:=IF([.U22]=&quot;..&quot;;&quot;..&quot;;[.U22]-[.$B22])" table:style-name="ce112">
            <text:p>0.1</text:p>
          </table:table-cell>
          <table:table-cell office:value-type="float" office:value="0.27010392335889399" table:formula="of:=IF([.V22]=&quot;..&quot;;&quot;..&quot;;[.V22]-[.$B22])" table:style-name="ce112">
            <text:p>0.3</text:p>
          </table:table-cell>
          <table:table-cell office:value-type="float" office:value="-0.2888409587521652" table:formula="of:=IF([.W22]=&quot;..&quot;;&quot;..&quot;;[.W22]-[.$B22])" table:style-name="ce112">
            <text:p>-0.3</text:p>
          </table:table-cell>
          <table:table-cell office:value-type="string" table:style-name="ce112">
            <text:p>[x]</text:p>
          </table:table-cell>
          <table:table-cell table:number-columns-repeated="5" table:style-name="ce10"/>
          <table:table-cell table:number-columns-repeated="16355" table:style-name="ce1"/>
        </table:table-row>
        <table:table-row table:number-rows-repeated="1048536" table:style-name="ro10">
          <table:table-cell table:number-columns-repeated="16384"/>
        </table:table-row>
      </table:table>
      <table:table table:name="7_4" table:style-name="ta2">
        <table:table-column table:style-name="co9" table:default-cell-style-name="ce10"/>
        <table:table-column table:style-name="co10" table:number-columns-repeated="23" table:default-cell-style-name="ce126"/>
        <table:table-column table:style-name="co11" table:number-columns-repeated="2" table:default-cell-style-name="ce10"/>
        <table:table-column table:style-name="co21" table:default-cell-style-name="ce10"/>
        <table:table-column table:style-name="co11" table:default-cell-style-name="ce10"/>
        <table:table-column table:style-name="co13" table:default-cell-style-name="ce10"/>
        <table:table-column table:style-name="co22" table:default-cell-style-name="ce10"/>
        <table:table-column table:style-name="co23" table:default-cell-style-name="ce10"/>
        <table:table-column table:style-name="co11" table:number-columns-repeated="211"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26" table:default-cell-style-name="ce10"/>
        <table:table-column table:style-name="co9" table:default-cell-style-name="ce10"/>
        <table:table-column table:style-name="co5" table:default-cell-style-name="ce10"/>
        <table:table-column table:style-name="co14" table:default-cell-style-name="ce10"/>
        <table:table-column table:style-name="co11" table:number-columns-repeated="10" table:default-cell-style-name="ce10"/>
        <table:table-column table:style-name="co15" table:default-cell-style-name="ce10"/>
        <table:table-column table:style-name="co11" table:default-cell-style-name="ce10"/>
        <table:table-column table:style-name="co16" table:default-cell-style-name="ce10"/>
        <table:table-column table:style-name="co15" table:default-cell-style-name="ce10"/>
        <table:table-column table:style-name="co11" table:default-cell-style-name="ce10"/>
        <table:table-column table:style-name="co17" table:number-columns-repeated="6" table:default-cell-style-name="ce10"/>
        <table:table-column table:style-name="co18" table:default-cell-style-name="ce10"/>
        <table:table-column table:style-name="co19" table:default-cell-style-name="ce10"/>
        <table:table-column table:style-name="co11" table:number-columns-repeated="2" table:default-cell-style-name="ce10"/>
        <table:table-column table:style-name="co20" table:number-columns-repeated="2" table:default-cell-style-name="ce10"/>
        <table:table-column table:style-name="co11" table:number-columns-repeated="240" table:default-cell-style-name="ce10"/>
        <table:table-row table:style-name="ro1">
          <table:table-cell office:value-type="string" table:style-name="ce96">
            <text:p>Table 7.4 Average monthly rainfall and deviations from the long-term mean (mm) [note 1] [note 2] [note 3] [note 4]</text:p>
          </table:table-cell>
          <table:table-cell table:number-columns-repeated="23" table:style-name="ce97"/>
          <table:table-cell table:number-columns-repeated="16360" table:style-name="ce11"/>
        </table:table-row>
        <table:table-row table:style-name="ro7">
          <table:table-cell office:value-type="string" table:style-name="ce11">
            <text:p>This worksheet contains one table</text:p>
          </table:table-cell>
          <table:table-cell table:number-columns-repeated="16383" table:style-name="ce11"/>
        </table:table-row>
        <table:table-row table:style-name="ro7">
          <table:table-cell office:value-type="string" table:style-name="ce11">
            <text:p>Some cells refer to notes which can be found on the notes worksheet</text:p>
          </table:table-cell>
          <table:table-cell table:number-columns-repeated="16383" table:style-name="ce11"/>
        </table:table-row>
        <table:table-row table:style-name="ro4">
          <table:table-cell office:value-type="string" table:style-name="ce11">
            <text:p>[x] is used to indicate data not available</text:p>
          </table:table-cell>
          <table:table-cell table:number-columns-repeated="23" table:style-name="ce97"/>
          <table:table-cell table:number-columns-repeated="16360" table:style-name="ce11"/>
        </table:table-row>
        <table:table-row table:style-name="ro11">
          <table:table-cell office:value-type="string" table:style-name="ce98">
            <text:p>Calendar period</text:p>
          </table:table-cell>
          <table:table-cell office:value-type="string" table:style-name="ce99">
            <text:p>20-year mean<text:s/></text:p>
            <text:p>[note 5]</text:p>
          </table:table-cell>
          <table:table-cell office:value-type="string" table:style-name="ce100">
            <text:p>2001</text:p>
            <text:p>average</text:p>
          </table:table-cell>
          <table:table-cell office:value-type="string" table:style-name="ce101">
            <text:p>2002<text:s/></text:p>
            <text:p>average</text:p>
          </table:table-cell>
          <table:table-cell office:value-type="string" table:style-name="ce101">
            <text:p>2003</text:p>
            <text:p>average</text:p>
          </table:table-cell>
          <table:table-cell office:value-type="string" table:style-name="ce101">
            <text:p>2004</text:p>
            <text:p>average</text:p>
          </table:table-cell>
          <table:table-cell office:value-type="string" table:style-name="ce101">
            <text:p>2005</text:p>
            <text:p>average</text:p>
          </table:table-cell>
          <table:table-cell office:value-type="string" table:style-name="ce101">
            <text:p>2006</text:p>
            <text:p>average</text:p>
          </table:table-cell>
          <table:table-cell office:value-type="string" table:style-name="ce101">
            <text:p>2007</text:p>
            <text:p>average</text:p>
          </table:table-cell>
          <table:table-cell office:value-type="string" table:style-name="ce101">
            <text:p>2008</text:p>
            <text:p>average</text:p>
          </table:table-cell>
          <table:table-cell office:value-type="string" table:style-name="ce101">
            <text:p>2009</text:p>
            <text:p>average</text:p>
          </table:table-cell>
          <table:table-cell office:value-type="string" table:style-name="ce101">
            <text:p>2010</text:p>
            <text:p>average</text:p>
          </table:table-cell>
          <table:table-cell office:value-type="string" table:style-name="ce101">
            <text:p>2011</text:p>
            <text:p>average</text:p>
          </table:table-cell>
          <table:table-cell office:value-type="string" table:style-name="ce101">
            <text:p>2012</text:p>
            <text:p>average</text:p>
          </table:table-cell>
          <table:table-cell office:value-type="string" table:style-name="ce101">
            <text:p>2013<text:s/></text:p>
            <text:p>average</text:p>
          </table:table-cell>
          <table:table-cell office:value-type="string" table:style-name="ce101">
            <text:p>2014<text:s/></text:p>
            <text:p>average</text:p>
          </table:table-cell>
          <table:table-cell office:value-type="string" table:style-name="ce101">
            <text:p>2015<text:s/></text:p>
            <text:p>average</text:p>
          </table:table-cell>
          <table:table-cell office:value-type="string" table:style-name="ce101">
            <text:p>2016<text:s/></text:p>
            <text:p>average</text:p>
          </table:table-cell>
          <table:table-cell office:value-type="string" table:style-name="ce101">
            <text:p>2017<text:s/></text:p>
            <text:p>average</text:p>
          </table:table-cell>
          <table:table-cell office:value-type="string" table:style-name="ce101">
            <text:p>2018<text:s/></text:p>
            <text:p>average</text:p>
          </table:table-cell>
          <table:table-cell office:value-type="string" table:style-name="ce101">
            <text:p>2019<text:s/></text:p>
            <text:p>average</text:p>
          </table:table-cell>
          <table:table-cell office:value-type="string" table:style-name="ce101">
            <text:p>2020<text:s/></text:p>
            <text:p>average</text:p>
          </table:table-cell>
          <table:table-cell office:value-type="string" table:style-name="ce101">
            <text:p>2021<text:s/></text:p>
            <text:p>average</text:p>
          </table:table-cell>
          <table:table-cell office:value-type="string" table:style-name="ce101">
            <text:p>2022</text:p>
            <text:p>average [provisional]</text:p>
          </table:table-cell>
          <table:table-cell table:number-columns-repeated="7" table:style-name="ce10"/>
          <table:table-cell table:number-columns-repeated="16353" table:style-name="ce1"/>
        </table:table-row>
        <table:table-row table:style-name="ro4">
          <table:table-cell office:value-type="string" table:style-name="ce102">
            <text:p>January</text:p>
          </table:table-cell>
          <table:table-cell office:value-type="float" office:value="166.39737142741154" table:formula="of:=AVERAGE([.D6:.W6])" table:style-name="ce103">
            <text:p>166.4</text:p>
          </table:table-cell>
          <table:table-cell office:value-type="float" office:value="103.48107241670287" table:style-name="ce104">
            <text:p>103.5</text:p>
          </table:table-cell>
          <table:table-cell office:value-type="float" office:value="195.92479208835275" table:style-name="ce104">
            <text:p>195.9</text:p>
          </table:table-cell>
          <table:table-cell office:value-type="float" office:value="129.51019080756694" table:style-name="ce104">
            <text:p>129.5</text:p>
          </table:table-cell>
          <table:table-cell office:value-type="float" office:value="189.07370037636852" table:style-name="ce104">
            <text:p>189.1</text:p>
          </table:table-cell>
          <table:table-cell office:value-type="float" office:value="209.59707635680644" table:style-name="ce104">
            <text:p>209.6</text:p>
          </table:table-cell>
          <table:table-cell office:value-type="float" office:value="107.52235123004172" table:style-name="ce104">
            <text:p>107.5</text:p>
          </table:table-cell>
          <table:table-cell office:value-type="float" office:value="238.96545773691511" table:style-name="ce104">
            <text:p>239.0</text:p>
          </table:table-cell>
          <table:table-cell office:value-type="float" office:value="254.90591438225823" table:style-name="ce104">
            <text:p>254.9</text:p>
          </table:table-cell>
          <table:table-cell office:value-type="float" office:value="161.93506062432306" table:style-name="ce104">
            <text:p>161.9</text:p>
          </table:table-cell>
          <table:table-cell office:value-type="float" office:value="61.31452479823075" table:style-name="ce104">
            <text:p>61.3</text:p>
          </table:table-cell>
          <table:table-cell office:value-type="float" office:value="130.61117056359075" table:style-name="ce104">
            <text:p>130.6</text:p>
          </table:table-cell>
          <table:table-cell office:value-type="float" office:value="163.41609913647829" table:style-name="ce104">
            <text:p>163.4</text:p>
          </table:table-cell>
          <table:table-cell office:value-type="float" office:value="155.50559461215812" table:style-name="ce104">
            <text:p>155.5</text:p>
          </table:table-cell>
          <table:table-cell office:value-type="float" office:value="187.79470660648335" table:style-name="ce104">
            <text:p>187.8</text:p>
          </table:table-cell>
          <table:table-cell office:value-type="float" office:value="239.78188418323253" table:style-name="ce104">
            <text:p>239.8</text:p>
          </table:table-cell>
          <table:table-cell office:value-type="float" office:value="215.6101417955548" table:style-name="ce104">
            <text:p>215.6</text:p>
          </table:table-cell>
          <table:table-cell office:value-type="float" office:value="84.84555695687159" table:style-name="ce104">
            <text:p>84.8</text:p>
          </table:table-cell>
          <table:table-cell office:value-type="float" office:value="182.48527310819708" table:style-name="ce104">
            <text:p>182.5</text:p>
          </table:table-cell>
          <table:table-cell office:value-type="float" office:value="77.814406620653969" table:style-name="ce104">
            <text:p>77.8</text:p>
          </table:table-cell>
          <table:table-cell office:value-type="float" office:value="216.96136251952481" table:style-name="ce104">
            <text:p>217.0</text:p>
          </table:table-cell>
          <table:table-cell office:value-type="float" office:value="124.37216404462237" table:style-name="ce104">
            <text:p>124.4</text:p>
          </table:table-cell>
          <table:table-cell office:value-type="float" office:value="104.07317454431477" table:style-name="ce104">
            <text:p>104.1</text:p>
          </table:table-cell>
          <table:table-cell table:number-columns-repeated="2" table:style-name="ce10"/>
          <table:table-cell table:style-name="ce106"/>
          <table:table-cell table:style-name="ce10"/>
          <table:table-cell table:style-name="ce107"/>
          <table:table-cell table:number-columns-repeated="2" table:style-name="ce127"/>
          <table:table-cell table:number-columns-repeated="16353" table:style-name="ce1"/>
        </table:table-row>
        <table:table-row table:style-name="ro4">
          <table:table-cell office:value-type="string" table:style-name="ce108">
            <text:p>February</text:p>
          </table:table-cell>
          <table:table-cell office:value-type="float" office:value="120.85471624085676" table:formula="of:=AVERAGE([.D7:.W7])" table:style-name="ce109">
            <text:p>120.9</text:p>
          </table:table-cell>
          <table:table-cell office:value-type="float" office:value="77.799117441333664" table:style-name="ce104">
            <text:p>77.8</text:p>
          </table:table-cell>
          <table:table-cell office:value-type="float" office:value="213.57497441519877" table:style-name="ce104">
            <text:p>213.6</text:p>
          </table:table-cell>
          <table:table-cell office:value-type="float" office:value="51.886786625598724" table:style-name="ce104">
            <text:p>51.9</text:p>
          </table:table-cell>
          <table:table-cell office:value-type="float" office:value="84.376090262622427" table:style-name="ce104">
            <text:p>84.4</text:p>
          </table:table-cell>
          <table:table-cell office:value-type="float" office:value="95.439936710009036" table:style-name="ce104">
            <text:p>95.4</text:p>
          </table:table-cell>
          <table:table-cell office:value-type="float" office:value="82.360041334413069" table:style-name="ce104">
            <text:p>82.4</text:p>
          </table:table-cell>
          <table:table-cell office:value-type="float" office:value="116.36376010875375" table:style-name="ce104">
            <text:p>116.4</text:p>
          </table:table-cell>
          <table:table-cell office:value-type="float" office:value="124.91407114650455" table:style-name="ce104">
            <text:p>124.9</text:p>
          </table:table-cell>
          <table:table-cell office:value-type="float" office:value="42.127087661350785" table:style-name="ce104">
            <text:p>42.1</text:p>
          </table:table-cell>
          <table:table-cell office:value-type="float" office:value="59.966537953374647" table:style-name="ce104">
            <text:p>60.0</text:p>
          </table:table-cell>
          <table:table-cell office:value-type="float" office:value="181.500936578352" table:style-name="ce104">
            <text:p>181.5</text:p>
          </table:table-cell>
          <table:table-cell office:value-type="float" office:value="109.80084639271701" table:style-name="ce104">
            <text:p>109.8</text:p>
          </table:table-cell>
          <table:table-cell office:value-type="float" office:value="64.705234241153192" table:style-name="ce104">
            <text:p>64.7</text:p>
          </table:table-cell>
          <table:table-cell office:value-type="float" office:value="192.58273638548565" table:style-name="ce104">
            <text:p>192.6</text:p>
          </table:table-cell>
          <table:table-cell office:value-type="float" office:value="114.98134831460676" table:style-name="ce104">
            <text:p>115.0</text:p>
          </table:table-cell>
          <table:table-cell office:value-type="float" office:value="167.80868641376142" table:style-name="ce104">
            <text:p>167.8</text:p>
          </table:table-cell>
          <table:table-cell office:value-type="float" office:value="142.47303127878112" table:style-name="ce104">
            <text:p>142.5</text:p>
          </table:table-cell>
          <table:table-cell office:value-type="float" office:value="100.4888054180642" table:style-name="ce104">
            <text:p>100.5</text:p>
          </table:table-cell>
          <table:table-cell office:value-type="float" office:value="96.942642119146285" table:style-name="ce104">
            <text:p>96.9</text:p>
          </table:table-cell>
          <table:table-cell office:value-type="float" office:value="259.83257005933058" table:style-name="ce104">
            <text:p>259.8</text:p>
          </table:table-cell>
          <table:table-cell office:value-type="float" office:value="114.96820139791119" table:style-name="ce104">
            <text:p>115.0</text:p>
          </table:table-cell>
          <table:table-cell office:value-type="float" office:value="202.98081935777" table:style-name="ce104">
            <text:p>203.0</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March</text:p>
          </table:table-cell>
          <table:table-cell office:value-type="float" office:value="108.14528033839801" table:formula="of:=AVERAGE([.D8:.W8])" table:style-name="ce109">
            <text:p>108.1</text:p>
          </table:table-cell>
          <table:table-cell office:value-type="float" office:value="67.968745559632367" table:style-name="ce104">
            <text:p>68.0</text:p>
          </table:table-cell>
          <table:table-cell office:value-type="float" office:value="110.50121581548815" table:style-name="ce104">
            <text:p>110.5</text:p>
          </table:table-cell>
          <table:table-cell office:value-type="float" office:value="77.25875657472217" table:style-name="ce104">
            <text:p>77.3</text:p>
          </table:table-cell>
          <table:table-cell office:value-type="float" office:value="98.245299298427724" table:style-name="ce104">
            <text:p>98.2</text:p>
          </table:table-cell>
          <table:table-cell office:value-type="float" office:value="96.223657139910586" table:style-name="ce104">
            <text:p>96.2</text:p>
          </table:table-cell>
          <table:table-cell office:value-type="float" office:value="105.13303175776339" table:style-name="ce104">
            <text:p>105.1</text:p>
          </table:table-cell>
          <table:table-cell office:value-type="float" office:value="128.82409859515457" table:style-name="ce104">
            <text:p>128.8</text:p>
          </table:table-cell>
          <table:table-cell office:value-type="float" office:value="145.20007441131352" table:style-name="ce104">
            <text:p>145.2</text:p>
          </table:table-cell>
          <table:table-cell office:value-type="float" office:value="119.49319375355813" table:style-name="ce104">
            <text:p>119.5</text:p>
          </table:table-cell>
          <table:table-cell office:value-type="float" office:value="73.38925398541663" table:style-name="ce104">
            <text:p>73.4</text:p>
          </table:table-cell>
          <table:table-cell office:value-type="float" office:value="79.678513517021813" table:style-name="ce104">
            <text:p>79.7</text:p>
          </table:table-cell>
          <table:table-cell office:value-type="float" office:value="54.964663906901983" table:style-name="ce104">
            <text:p>55.0</text:p>
          </table:table-cell>
          <table:table-cell office:value-type="float" office:value="34.178856265138535" table:style-name="ce104">
            <text:p>34.2</text:p>
          </table:table-cell>
          <table:table-cell office:value-type="float" office:value="133.55065361392815" table:style-name="ce104">
            <text:p>133.6</text:p>
          </table:table-cell>
          <table:table-cell office:value-type="float" office:value="168.03000864304238" table:style-name="ce104">
            <text:p>168.0</text:p>
          </table:table-cell>
          <table:table-cell office:value-type="float" office:value="86.253774302058773" table:style-name="ce104">
            <text:p>86.3</text:p>
          </table:table-cell>
          <table:table-cell office:value-type="float" office:value="118.45123942934113" table:style-name="ce104">
            <text:p>118.5</text:p>
          </table:table-cell>
          <table:table-cell office:value-type="float" office:value="83.211689074703926" table:style-name="ce104">
            <text:p>83.2</text:p>
          </table:table-cell>
          <table:table-cell office:value-type="float" office:value="158.39803091774564" table:style-name="ce104">
            <text:p>158.4</text:p>
          </table:table-cell>
          <table:table-cell office:value-type="float" office:value="138.30482836699625" table:style-name="ce104">
            <text:p>138.3</text:p>
          </table:table-cell>
          <table:table-cell office:value-type="float" office:value="153.61476739932692" table:style-name="ce104">
            <text:p>153.6</text:p>
          </table:table-cell>
          <table:table-cell office:value-type="float" office:value="47.402352534595373" table:style-name="ce110">
            <text:p>47.4</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April</text:p>
          </table:table-cell>
          <table:table-cell office:value-type="float" office:value="69.056525825067979" table:formula="of:=AVERAGE([.D9:.W9])" table:style-name="ce109">
            <text:p>69.1</text:p>
          </table:table-cell>
          <table:table-cell office:value-type="float" office:value="64.001636378974467" table:style-name="ce104">
            <text:p>64.0</text:p>
          </table:table-cell>
          <table:table-cell office:value-type="float" office:value="86.607283566302485" table:style-name="ce104">
            <text:p>86.6</text:p>
          </table:table-cell>
          <table:table-cell office:value-type="float" office:value="40.6065041241907" table:style-name="ce104">
            <text:p>40.6</text:p>
          </table:table-cell>
          <table:table-cell office:value-type="float" office:value="103.99213853523209" table:style-name="ce104">
            <text:p>104.0</text:p>
          </table:table-cell>
          <table:table-cell office:value-type="float" office:value="99.787043170092275" table:style-name="ce104">
            <text:p>99.8</text:p>
          </table:table-cell>
          <table:table-cell office:value-type="float" office:value="91.325940245771392" table:style-name="ce104">
            <text:p>91.3</text:p>
          </table:table-cell>
          <table:table-cell office:value-type="float" office:value="45.062451424895393" table:style-name="ce104">
            <text:p>45.1</text:p>
          </table:table-cell>
          <table:table-cell office:value-type="float" office:value="74.10712325292522" table:style-name="ce104">
            <text:p>74.1</text:p>
          </table:table-cell>
          <table:table-cell office:value-type="float" office:value="81.165471759945348" table:style-name="ce104">
            <text:p>81.2</text:p>
          </table:table-cell>
          <table:table-cell office:value-type="float" office:value="88.290842104851677" table:style-name="ce104">
            <text:p>88.3</text:p>
          </table:table-cell>
          <table:table-cell office:value-type="float" office:value="74.442328576490411" table:style-name="ce104">
            <text:p>74.4</text:p>
          </table:table-cell>
          <table:table-cell office:value-type="float" office:value="61.442005649264182" table:style-name="ce104">
            <text:p>61.4</text:p>
          </table:table-cell>
          <table:table-cell office:value-type="float" office:value="92.790417675902404" table:style-name="ce104">
            <text:p>92.8</text:p>
          </table:table-cell>
          <table:table-cell office:value-type="float" office:value="84.792215252945653" table:style-name="ce104">
            <text:p>84.8</text:p>
          </table:table-cell>
          <table:table-cell office:value-type="float" office:value="75.430515701526929" table:style-name="ce104">
            <text:p>75.4</text:p>
          </table:table-cell>
          <table:table-cell office:value-type="float" office:value="85.513029050430589" table:style-name="ce104">
            <text:p>85.5</text:p>
          </table:table-cell>
          <table:table-cell office:value-type="float" office:value="42.128072625325835" table:style-name="ce104">
            <text:p>42.1</text:p>
          </table:table-cell>
          <table:table-cell office:value-type="float" office:value="79.821439112951836" table:style-name="ce104">
            <text:p>79.8</text:p>
          </table:table-cell>
          <table:table-cell office:value-type="float" office:value="31.255250907362221" table:style-name="ce104">
            <text:p>31.3</text:p>
          </table:table-cell>
          <table:table-cell office:value-type="float" office:value="24.143685873367961" table:style-name="ce104">
            <text:p>24.1</text:p>
          </table:table-cell>
          <table:table-cell office:value-type="float" office:value="18.426757891585051" table:style-name="ce104">
            <text:p>18.4</text:p>
          </table:table-cell>
          <table:table-cell office:value-type="float" office:value="55.806545325851069" table:style-name="ce104">
            <text:p>55.8</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May</text:p>
          </table:table-cell>
          <table:table-cell office:value-type="float" office:value="90.839545694336053" table:formula="of:=AVERAGE([.D10:.W10])" table:style-name="ce109">
            <text:p>90.8</text:p>
          </table:table-cell>
          <table:table-cell office:value-type="float" office:value="32.301995155843237" table:style-name="ce104">
            <text:p>32.3</text:p>
          </table:table-cell>
          <table:table-cell office:value-type="float" office:value="101.2964195557069" table:style-name="ce104">
            <text:p>101.3</text:p>
          </table:table-cell>
          <table:table-cell office:value-type="float" office:value="131.09809778295093" table:style-name="ce104">
            <text:p>131.1</text:p>
          </table:table-cell>
          <table:table-cell office:value-type="float" office:value="55.806180174079778" table:style-name="ce104">
            <text:p>55.8</text:p>
          </table:table-cell>
          <table:table-cell office:value-type="float" office:value="94.599406952317139" table:style-name="ce104">
            <text:p>94.6</text:p>
          </table:table-cell>
          <table:table-cell office:value-type="float" office:value="127.29894268029332" table:style-name="ce104">
            <text:p>127.3</text:p>
          </table:table-cell>
          <table:table-cell office:value-type="float" office:value="102.22239132905071" table:style-name="ce104">
            <text:p>102.2</text:p>
          </table:table-cell>
          <table:table-cell office:value-type="float" office:value="25.973464601285862" table:style-name="ce104">
            <text:p>26.0</text:p>
          </table:table-cell>
          <table:table-cell office:value-type="float" office:value="133.90986895227169" table:style-name="ce104">
            <text:p>133.9</text:p>
          </table:table-cell>
          <table:table-cell office:value-type="float" office:value="32.423890253204725" table:style-name="ce104">
            <text:p>32.4</text:p>
          </table:table-cell>
          <table:table-cell office:value-type="float" office:value="188.91010949738688" table:style-name="ce104">
            <text:p>188.9</text:p>
          </table:table-cell>
          <table:table-cell office:value-type="float" office:value="76.074676731053827" table:style-name="ce104">
            <text:p>76.1</text:p>
          </table:table-cell>
          <table:table-cell office:value-type="float" office:value="102.25096591244757" table:style-name="ce104">
            <text:p>102.3</text:p>
          </table:table-cell>
          <table:table-cell office:value-type="float" office:value="119.57186822205288" table:style-name="ce104">
            <text:p>119.6</text:p>
          </table:table-cell>
          <table:table-cell office:value-type="float" office:value="153.50725439354656" table:style-name="ce104">
            <text:p>153.5</text:p>
          </table:table-cell>
          <table:table-cell office:value-type="float" office:value="80.513755287028943" table:style-name="ce104">
            <text:p>80.5</text:p>
          </table:table-cell>
          <table:table-cell office:value-type="float" office:value="46.50041833881874" table:style-name="ce104">
            <text:p>46.5</text:p>
          </table:table-cell>
          <table:table-cell office:value-type="float" office:value="48.055554995396385" table:style-name="ce104">
            <text:p>48.1</text:p>
          </table:table-cell>
          <table:table-cell office:value-type="float" office:value="74.367872243276167" table:style-name="ce104">
            <text:p>74.4</text:p>
          </table:table-cell>
          <table:table-cell office:value-type="float" office:value="60.839805699502634" table:style-name="ce104">
            <text:p>60.8</text:p>
          </table:table-cell>
          <table:table-cell office:value-type="float" office:value="61.56997028504933" table:style-name="ce104">
            <text:p>61.6</text:p>
          </table:table-cell>
          <table:table-cell office:value-type="float" office:value="104.0472283720613" table:style-name="ce104">
            <text:p>104.0</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June</text:p>
          </table:table-cell>
          <table:table-cell office:value-type="float" office:value="82.549876170176447" table:formula="of:=AVERAGE([.D11:.W11])" table:style-name="ce109">
            <text:p>82.5</text:p>
          </table:table-cell>
          <table:table-cell office:value-type="float" office:value="82.181369076319385" table:style-name="ce104">
            <text:p>82.2</text:p>
          </table:table-cell>
          <table:table-cell office:value-type="float" office:value="132.22921285958986" table:style-name="ce104">
            <text:p>132.2</text:p>
          </table:table-cell>
          <table:table-cell office:value-type="float" office:value="88.360493256871962" table:style-name="ce104">
            <text:p>88.4</text:p>
          </table:table-cell>
          <table:table-cell office:value-type="float" office:value="116.43244800366155" table:style-name="ce104">
            <text:p>116.4</text:p>
          </table:table-cell>
          <table:table-cell office:value-type="float" office:value="94.657637518530308" table:style-name="ce104">
            <text:p>94.7</text:p>
          </table:table-cell>
          <table:table-cell office:value-type="float" office:value="65.871038553798954" table:style-name="ce104">
            <text:p>65.9</text:p>
          </table:table-cell>
          <table:table-cell office:value-type="float" office:value="100.64523188415656" table:style-name="ce104">
            <text:p>100.6</text:p>
          </table:table-cell>
          <table:table-cell office:value-type="float" office:value="92.215142026412451" table:style-name="ce104">
            <text:p>92.2</text:p>
          </table:table-cell>
          <table:table-cell office:value-type="float" office:value="56.216838905871214" table:style-name="ce104">
            <text:p>56.2</text:p>
          </table:table-cell>
          <table:table-cell office:value-type="float" office:value="32.465549373163711" table:style-name="ce104">
            <text:p>32.5</text:p>
          </table:table-cell>
          <table:table-cell office:value-type="float" office:value="86.342412444315045" table:style-name="ce104">
            <text:p>86.3</text:p>
          </table:table-cell>
          <table:table-cell office:value-type="float" office:value="123.70096941602102" table:style-name="ce104">
            <text:p>123.7</text:p>
          </table:table-cell>
          <table:table-cell office:value-type="float" office:value="43.357665268505933" table:style-name="ce104">
            <text:p>43.4</text:p>
          </table:table-cell>
          <table:table-cell office:value-type="float" office:value="50.720974265783461" table:style-name="ce104">
            <text:p>50.7</text:p>
          </table:table-cell>
          <table:table-cell office:value-type="float" office:value="85.914284067991943" table:style-name="ce104">
            <text:p>85.9</text:p>
          </table:table-cell>
          <table:table-cell office:value-type="float" office:value="62.42839721156318" table:style-name="ce104">
            <text:p>62.4</text:p>
          </table:table-cell>
          <table:table-cell office:value-type="float" office:value="128.25659207949599" table:style-name="ce104">
            <text:p>128.3</text:p>
          </table:table-cell>
          <table:table-cell office:value-type="float" office:value="59.618356145282306" table:style-name="ce104">
            <text:p>59.6</text:p>
          </table:table-cell>
          <table:table-cell office:value-type="float" office:value="75.506953156744729" table:style-name="ce104">
            <text:p>75.5</text:p>
          </table:table-cell>
          <table:table-cell office:value-type="float" office:value="98.870341998969479" table:style-name="ce104">
            <text:p>98.9</text:p>
          </table:table-cell>
          <table:table-cell office:value-type="float" office:value="57.186984966799258" table:style-name="ce104">
            <text:p>57.2</text:p>
          </table:table-cell>
          <table:table-cell office:value-type="float" office:value="76.615898049061641" table:style-name="ce104">
            <text:p>76.6</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July</text:p>
          </table:table-cell>
          <table:table-cell office:value-type="float" office:value="93.840989534966013" table:formula="of:=AVERAGE([.D12:.W12])" table:style-name="ce109">
            <text:p>93.8</text:p>
          </table:table-cell>
          <table:table-cell office:value-type="float" office:value="106.36733987357458" table:style-name="ce104">
            <text:p>106.4</text:p>
          </table:table-cell>
          <table:table-cell office:value-type="float" office:value="98.592858780002032" table:style-name="ce104">
            <text:p>98.6</text:p>
          </table:table-cell>
          <table:table-cell office:value-type="float" office:value="70.590086573180585" table:style-name="ce104">
            <text:p>70.6</text:p>
          </table:table-cell>
          <table:table-cell office:value-type="float" office:value="69.14773119289724" table:style-name="ce104">
            <text:p>69.1</text:p>
          </table:table-cell>
          <table:table-cell office:value-type="float" office:value="41.135521002735132" table:style-name="ce104">
            <text:p>41.1</text:p>
          </table:table-cell>
          <table:table-cell office:value-type="float" office:value="71.14085385372374" table:style-name="ce104">
            <text:p>71.1</text:p>
          </table:table-cell>
          <table:table-cell office:value-type="float" office:value="92.424662452685354" table:style-name="ce104">
            <text:p>92.4</text:p>
          </table:table-cell>
          <table:table-cell office:value-type="float" office:value="100.81519406736271" table:style-name="ce104">
            <text:p>100.8</text:p>
          </table:table-cell>
          <table:table-cell office:value-type="float" office:value="126.64650955579106" table:style-name="ce104">
            <text:p>126.6</text:p>
          </table:table-cell>
          <table:table-cell office:value-type="float" office:value="154.0551115531112" table:style-name="ce104">
            <text:p>154.1</text:p>
          </table:table-cell>
          <table:table-cell office:value-type="float" office:value="83.14716539781115" table:style-name="ce104">
            <text:p>83.1</text:p>
          </table:table-cell>
          <table:table-cell office:value-type="float" office:value="111.77061745632503" table:style-name="ce104">
            <text:p>111.8</text:p>
          </table:table-cell>
          <table:table-cell office:value-type="float" office:value="62.78415549122704" table:style-name="ce104">
            <text:p>62.8</text:p>
          </table:table-cell>
          <table:table-cell office:value-type="float" office:value="78.830230376927133" table:style-name="ce104">
            <text:p>78.8</text:p>
          </table:table-cell>
          <table:table-cell office:value-type="float" office:value="124.76585422068568" table:style-name="ce104">
            <text:p>124.8</text:p>
          </table:table-cell>
          <table:table-cell office:value-type="float" office:value="118.50421845886702" table:style-name="ce104">
            <text:p>118.5</text:p>
          </table:table-cell>
          <table:table-cell office:value-type="float" office:value="97.108958446017027" table:style-name="ce104">
            <text:p>97.1</text:p>
          </table:table-cell>
          <table:table-cell office:value-type="float" office:value="70.872321794424096" table:style-name="ce104">
            <text:p>70.9</text:p>
          </table:table-cell>
          <table:table-cell office:value-type="float" office:value="122.05021730287842" table:style-name="ce104">
            <text:p>122.1</text:p>
          </table:table-cell>
          <table:table-cell office:value-type="float" office:value="144.73098780175232" table:style-name="ce104">
            <text:p>144.7</text:p>
          </table:table-cell>
          <table:table-cell office:value-type="float" office:value="37.706534920916738" table:style-name="ce104">
            <text:p>37.7</text:p>
          </table:table-cell>
          <table:table-cell office:value-type="float" office:value="68.330507826188352" table:style-name="ce104">
            <text:p>68.3</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August</text:p>
          </table:table-cell>
          <table:table-cell office:value-type="float" office:value="117.16119426726769" table:formula="of:=AVERAGE([.D13:.W13])" table:style-name="ce109">
            <text:p>117.2</text:p>
          </table:table-cell>
          <table:table-cell office:value-type="float" office:value="121.50322844931539" table:style-name="ce104">
            <text:p>121.5</text:p>
          </table:table-cell>
          <table:table-cell office:value-type="float" office:value="95.367240167809641" table:style-name="ce104">
            <text:p>95.4</text:p>
          </table:table-cell>
          <table:table-cell office:value-type="float" office:value="35.078890885827121" table:style-name="ce104">
            <text:p>35.1</text:p>
          </table:table-cell>
          <table:table-cell office:value-type="float" office:value="186.3803714701983" table:style-name="ce104">
            <text:p>186.4</text:p>
          </table:table-cell>
          <table:table-cell office:value-type="float" office:value="114.46166794086366" table:style-name="ce104">
            <text:p>114.5</text:p>
          </table:table-cell>
          <table:table-cell office:value-type="float" office:value="93.452621861424532" table:style-name="ce104">
            <text:p>93.5</text:p>
          </table:table-cell>
          <table:table-cell office:value-type="float" office:value="117.6316455245457" table:style-name="ce104">
            <text:p>117.6</text:p>
          </table:table-cell>
          <table:table-cell office:value-type="float" office:value="134.10805228695679" table:style-name="ce104">
            <text:p>134.1</text:p>
          </table:table-cell>
          <table:table-cell office:value-type="float" office:value="191.20837551552009" table:style-name="ce104">
            <text:p>191.2</text:p>
          </table:table-cell>
          <table:table-cell office:value-type="float" office:value="90.858808338452505" table:style-name="ce104">
            <text:p>90.9</text:p>
          </table:table-cell>
          <table:table-cell office:value-type="float" office:value="131.56491152895222" table:style-name="ce104">
            <text:p>131.6</text:p>
          </table:table-cell>
          <table:table-cell office:value-type="float" office:value="119.34264111587166" table:style-name="ce104">
            <text:p>119.3</text:p>
          </table:table-cell>
          <table:table-cell office:value-type="float" office:value="86.344107047911635" table:style-name="ce104">
            <text:p>86.3</text:p>
          </table:table-cell>
          <table:table-cell office:value-type="float" office:value="117.04429333489655" table:style-name="ce104">
            <text:p>117.0</text:p>
          </table:table-cell>
          <table:table-cell office:value-type="float" office:value="99.535525785076359" table:style-name="ce104">
            <text:p>99.5</text:p>
          </table:table-cell>
          <table:table-cell office:value-type="float" office:value="112.52261356749469" table:style-name="ce104">
            <text:p>112.5</text:p>
          </table:table-cell>
          <table:table-cell office:value-type="float" office:value="119.74708623443112" table:style-name="ce104">
            <text:p>119.7</text:p>
          </table:table-cell>
          <table:table-cell office:value-type="float" office:value="102.32067560996322" table:style-name="ce104">
            <text:p>102.3</text:p>
          </table:table-cell>
          <table:table-cell office:value-type="float" office:value="207.22401370679614" table:style-name="ce104">
            <text:p>207.2</text:p>
          </table:table-cell>
          <table:table-cell office:value-type="float" office:value="116.54060147220744" table:style-name="ce104">
            <text:p>116.5</text:p>
          </table:table-cell>
          <table:table-cell office:value-type="float" office:value="72.489741950154084" table:style-name="ce104">
            <text:p>72.5</text:p>
          </table:table-cell>
          <table:table-cell office:value-type="float" office:value="74.999743285959354" table:style-name="ce104">
            <text:p>75.0</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September</text:p>
          </table:table-cell>
          <table:table-cell office:value-type="float" office:value="116.05897662561922" table:formula="of:=AVERAGE([.D14:.W14])" table:style-name="ce109">
            <text:p>116.1</text:p>
          </table:table-cell>
          <table:table-cell office:value-type="float" office:value="88.032724541111534" table:style-name="ce104">
            <text:p>88.0</text:p>
          </table:table-cell>
          <table:table-cell office:value-type="float" office:value="58.04354578195737" table:style-name="ce104">
            <text:p>58.0</text:p>
          </table:table-cell>
          <table:table-cell office:value-type="float" office:value="83.099182195009888" table:style-name="ce104">
            <text:p>83.1</text:p>
          </table:table-cell>
          <table:table-cell office:value-type="float" office:value="170.14775387778127" table:style-name="ce104">
            <text:p>170.1</text:p>
          </table:table-cell>
          <table:table-cell office:value-type="float" office:value="134.70860035608283" table:style-name="ce104">
            <text:p>134.7</text:p>
          </table:table-cell>
          <table:table-cell office:value-type="float" office:value="152.52218248577751" table:style-name="ce104">
            <text:p>152.5</text:p>
          </table:table-cell>
          <table:table-cell office:value-type="float" office:value="86.503796430529604" table:style-name="ce104">
            <text:p>86.5</text:p>
          </table:table-cell>
          <table:table-cell office:value-type="float" office:value="108.02656017871224" table:style-name="ce104">
            <text:p>108.0</text:p>
          </table:table-cell>
          <table:table-cell office:value-type="float" office:value="90.422027015243984" table:style-name="ce104">
            <text:p>90.4</text:p>
          </table:table-cell>
          <table:table-cell office:value-type="float" office:value="129.22001638611357" table:style-name="ce104">
            <text:p>129.2</text:p>
          </table:table-cell>
          <table:table-cell office:value-type="float" office:value="194.38421433521142" table:style-name="ce104">
            <text:p>194.4</text:p>
          </table:table-cell>
          <table:table-cell office:value-type="float" office:value="124.46606336273931" table:style-name="ce104">
            <text:p>124.5</text:p>
          </table:table-cell>
          <table:table-cell office:value-type="float" office:value="100.06418739292256" table:style-name="ce104">
            <text:p>100.1</text:p>
          </table:table-cell>
          <table:table-cell office:value-type="float" office:value="24.948625359048016" table:style-name="ce104">
            <text:p>24.9</text:p>
          </table:table-cell>
          <table:table-cell office:value-type="float" office:value="35.151114952463267" table:style-name="ce104">
            <text:p>35.2</text:p>
          </table:table-cell>
          <table:table-cell office:value-type="float" office:value="171.75543990605678" table:style-name="ce104">
            <text:p>171.8</text:p>
          </table:table-cell>
          <table:table-cell office:value-type="float" office:value="126.57151658887027" table:style-name="ce104">
            <text:p>126.6</text:p>
          </table:table-cell>
          <table:table-cell office:value-type="float" office:value="154.03389412499089" table:style-name="ce104">
            <text:p>154.0</text:p>
          </table:table-cell>
          <table:table-cell office:value-type="float" office:value="128.56294572870826" table:style-name="ce104">
            <text:p>128.6</text:p>
          </table:table-cell>
          <table:table-cell office:value-type="float" office:value="129.66596371498235" table:style-name="ce104">
            <text:p>129.7</text:p>
          </table:table-cell>
          <table:table-cell office:value-type="float" office:value="118.88190233918291" table:style-name="ce104">
            <text:p>118.9</text:p>
          </table:table-cell>
          <table:table-cell office:value-type="string" table:style-name="ce104">
            <text:p>[x]</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October</text:p>
          </table:table-cell>
          <table:table-cell office:value-type="float" office:value="159.28369775023603" table:formula="of:=AVERAGE([.D15:.W15])" table:style-name="ce109">
            <text:p>159.3</text:p>
          </table:table-cell>
          <table:table-cell office:value-type="float" office:value="188.06288327144074" table:style-name="ce104">
            <text:p>188.1</text:p>
          </table:table-cell>
          <table:table-cell office:value-type="float" office:value="154.6741511251935" table:style-name="ce104">
            <text:p>154.7</text:p>
          </table:table-cell>
          <table:table-cell office:value-type="float" office:value="52.495926947869698" table:style-name="ce104">
            <text:p>52.5</text:p>
          </table:table-cell>
          <table:table-cell office:value-type="float" office:value="186.6562786140031" table:style-name="ce104">
            <text:p>186.7</text:p>
          </table:table-cell>
          <table:table-cell office:value-type="float" office:value="175.0083426087115" table:style-name="ce104">
            <text:p>175.0</text:p>
          </table:table-cell>
          <table:table-cell office:value-type="float" office:value="124.72587259665411" table:style-name="ce104">
            <text:p>124.7</text:p>
          </table:table-cell>
          <table:table-cell office:value-type="float" office:value="110.61474280587485" table:style-name="ce104">
            <text:p>110.6</text:p>
          </table:table-cell>
          <table:table-cell office:value-type="float" office:value="246.92893988690741" table:style-name="ce104">
            <text:p>246.9</text:p>
          </table:table-cell>
          <table:table-cell office:value-type="float" office:value="129.06304654292455" table:style-name="ce104">
            <text:p>129.1</text:p>
          </table:table-cell>
          <table:table-cell office:value-type="float" office:value="137.5214515407369" table:style-name="ce104">
            <text:p>137.5</text:p>
          </table:table-cell>
          <table:table-cell office:value-type="float" office:value="231.4445067473057" table:style-name="ce104">
            <text:p>231.4</text:p>
          </table:table-cell>
          <table:table-cell office:value-type="float" office:value="150.93186694806951" table:style-name="ce104">
            <text:p>150.9</text:p>
          </table:table-cell>
          <table:table-cell office:value-type="float" office:value="194.6952856383293" table:style-name="ce104">
            <text:p>194.7</text:p>
          </table:table-cell>
          <table:table-cell office:value-type="float" office:value="224.80153584618088" table:style-name="ce104">
            <text:p>224.8</text:p>
          </table:table-cell>
          <table:table-cell office:value-type="float" office:value="74.394508787093073" table:style-name="ce104">
            <text:p>74.4</text:p>
          </table:table-cell>
          <table:table-cell office:value-type="float" office:value="48.670672926480712" table:style-name="ce104">
            <text:p>48.7</text:p>
          </table:table-cell>
          <table:table-cell office:value-type="float" office:value="176.77669211210727" table:style-name="ce104">
            <text:p>176.8</text:p>
          </table:table-cell>
          <table:table-cell office:value-type="float" office:value="167.01877145621094" table:style-name="ce104">
            <text:p>167.0</text:p>
          </table:table-cell>
          <table:table-cell office:value-type="float" office:value="154.40440615713428" table:style-name="ce104">
            <text:p>154.4</text:p>
          </table:table-cell>
          <table:table-cell office:value-type="float" office:value="203.16458998546705" table:style-name="ce104">
            <text:p>203.2</text:p>
          </table:table-cell>
          <table:table-cell office:value-type="float" office:value="241.68236573146623" table:style-name="ce104">
            <text:p>241.7</text:p>
          </table:table-cell>
          <table:table-cell office:value-type="string" table:style-name="ce104">
            <text:p>[x]</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November</text:p>
          </table:table-cell>
          <table:table-cell office:value-type="float" office:value="147.15224944604014" table:formula="of:=AVERAGE([.D16:.W16])" table:style-name="ce109">
            <text:p>147.2</text:p>
          </table:table-cell>
          <table:table-cell office:value-type="float" office:value="126.44143709068659" table:style-name="ce104">
            <text:p>126.4</text:p>
          </table:table-cell>
          <table:table-cell office:value-type="float" office:value="150.60008730099474" table:style-name="ce104">
            <text:p>150.6</text:p>
          </table:table-cell>
          <table:table-cell office:value-type="float" office:value="131.3974896743791" table:style-name="ce104">
            <text:p>131.4</text:p>
          </table:table-cell>
          <table:table-cell office:value-type="float" office:value="86.685307967741764" table:style-name="ce104">
            <text:p>86.7</text:p>
          </table:table-cell>
          <table:table-cell office:value-type="float" office:value="127.87984274618753" table:style-name="ce104">
            <text:p>127.9</text:p>
          </table:table-cell>
          <table:table-cell office:value-type="float" office:value="261.71000405713869" table:style-name="ce104">
            <text:p>261.7</text:p>
          </table:table-cell>
          <table:table-cell office:value-type="float" office:value="130.39723002824539" table:style-name="ce104">
            <text:p>130.4</text:p>
          </table:table-cell>
          <table:table-cell office:value-type="float" office:value="118.39685823845339" table:style-name="ce104">
            <text:p>118.4</text:p>
          </table:table-cell>
          <table:table-cell office:value-type="float" office:value="263.25028072469399" table:style-name="ce104">
            <text:p>263.3</text:p>
          </table:table-cell>
          <table:table-cell office:value-type="float" office:value="119.26846390778847" table:style-name="ce104">
            <text:p>119.3</text:p>
          </table:table-cell>
          <table:table-cell office:value-type="float" office:value="197.01845268441076" table:style-name="ce104">
            <text:p>197.0</text:p>
          </table:table-cell>
          <table:table-cell office:value-type="float" office:value="172.12391949691786" table:style-name="ce104">
            <text:p>172.1</text:p>
          </table:table-cell>
          <table:table-cell office:value-type="float" office:value="119.59738287942342" table:style-name="ce104">
            <text:p>119.6</text:p>
          </table:table-cell>
          <table:table-cell office:value-type="float" office:value="100.33597514508473" table:style-name="ce104">
            <text:p>100.3</text:p>
          </table:table-cell>
          <table:table-cell office:value-type="float" office:value="251.36726591760305" table:style-name="ce104">
            <text:p>251.4</text:p>
          </table:table-cell>
          <table:table-cell office:value-type="float" office:value="101.39257556447835" table:style-name="ce104">
            <text:p>101.4</text:p>
          </table:table-cell>
          <table:table-cell office:value-type="float" office:value="115.99931346395486" table:style-name="ce104">
            <text:p>116.0</text:p>
          </table:table-cell>
          <table:table-cell office:value-type="float" office:value="148.82391728465802" table:style-name="ce104">
            <text:p>148.8</text:p>
          </table:table-cell>
          <table:table-cell office:value-type="float" office:value="58.81812511557969" table:style-name="ce104">
            <text:p>58.8</text:p>
          </table:table-cell>
          <table:table-cell office:value-type="float" office:value="185.46515760110458" table:style-name="ce104">
            <text:p>185.5</text:p>
          </table:table-cell>
          <table:table-cell office:value-type="float" office:value="102.51733912196488" table:style-name="ce104">
            <text:p>102.5</text:p>
          </table:table-cell>
          <table:table-cell office:value-type="string" table:style-name="ce104">
            <text:p>[x]</text:p>
          </table:table-cell>
          <table:table-cell table:number-columns-repeated="2" table:style-name="ce10"/>
          <table:table-cell table:style-name="ce106"/>
          <table:table-cell table:style-name="ce10"/>
          <table:table-cell table:style-name="ce107"/>
          <table:table-cell table:style-name="ce127"/>
          <table:table-cell table:style-name="ce10"/>
          <table:table-cell table:number-columns-repeated="16353" table:style-name="ce1"/>
        </table:table-row>
        <table:table-row table:style-name="ro4">
          <table:table-cell office:value-type="string" table:style-name="ce108">
            <text:p>December</text:p>
          </table:table-cell>
          <table:table-cell office:value-type="float" office:value="166.37475012180175" table:formula="of:=AVERAGE([.D17:.W17])" table:style-name="ce109">
            <text:p>166.4</text:p>
          </table:table-cell>
          <table:table-cell office:value-type="float" office:value="72.078411809842549" table:style-name="ce104">
            <text:p>72.1</text:p>
          </table:table-cell>
          <table:table-cell office:value-type="float" office:value="55.370740132687175" table:style-name="ce104">
            <text:p>55.4</text:p>
          </table:table-cell>
          <table:table-cell office:value-type="float" office:value="147.46644835285719" table:style-name="ce104">
            <text:p>147.5</text:p>
          </table:table-cell>
          <table:table-cell office:value-type="float" office:value="196.24193255159111" table:style-name="ce104">
            <text:p>196.2</text:p>
          </table:table-cell>
          <table:table-cell office:value-type="float" office:value="89.303197665969506" table:style-name="ce104">
            <text:p>89.3</text:p>
          </table:table-cell>
          <table:table-cell office:value-type="float" office:value="309.351019258816" table:style-name="ce104">
            <text:p>309.4</text:p>
          </table:table-cell>
          <table:table-cell office:value-type="float" office:value="146.72249002799114" table:style-name="ce104">
            <text:p>146.7</text:p>
          </table:table-cell>
          <table:table-cell office:value-type="float" office:value="137.86828757772528" table:style-name="ce104">
            <text:p>137.9</text:p>
          </table:table-cell>
          <table:table-cell office:value-type="float" office:value="68.064866076525448" table:style-name="ce104">
            <text:p>68.1</text:p>
          </table:table-cell>
          <table:table-cell office:value-type="float" office:value="41.895806969242791" table:style-name="ce104">
            <text:p>41.9</text:p>
          </table:table-cell>
          <table:table-cell office:value-type="float" office:value="310.16610650579912" table:style-name="ce104">
            <text:p>310.2</text:p>
          </table:table-cell>
          <table:table-cell office:value-type="float" office:value="188.07957672334302" table:style-name="ce104">
            <text:p>188.1</text:p>
          </table:table-cell>
          <table:table-cell office:value-type="float" office:value="265.68030956460098" table:style-name="ce104">
            <text:p>265.7</text:p>
          </table:table-cell>
          <table:table-cell office:value-type="float" office:value="205.51621431502437" table:style-name="ce104">
            <text:p>205.5</text:p>
          </table:table-cell>
          <table:table-cell office:value-type="float" office:value="300.39259867473345" table:style-name="ce104">
            <text:p>300.4</text:p>
          </table:table-cell>
          <table:table-cell office:value-type="float" office:value="129.55634436109011" table:style-name="ce104">
            <text:p>129.6</text:p>
          </table:table-cell>
          <table:table-cell office:value-type="float" office:value="132.08407942908158" table:style-name="ce104">
            <text:p>132.1</text:p>
          </table:table-cell>
          <table:table-cell office:value-type="float" office:value="124.00474994590694" table:style-name="ce104">
            <text:p>124.0</text:p>
          </table:table-cell>
          <table:table-cell office:value-type="float" office:value="207.60337630540926" table:style-name="ce104">
            <text:p>207.6</text:p>
          </table:table-cell>
          <table:table-cell office:value-type="float" office:value="156.68009861116184" table:style-name="ce104">
            <text:p>156.7</text:p>
          </table:table-cell>
          <table:table-cell office:value-type="float" office:value="115.44675938647937" table:style-name="ce104">
            <text:p>115.4</text:p>
          </table:table-cell>
          <table:table-cell office:value-type="string" table:style-name="ce111">
            <text:p>[x]</text:p>
          </table:table-cell>
          <table:table-cell table:style-name="ce10"/>
          <table:table-cell table:style-name="ce128"/>
          <table:table-cell table:style-name="ce104"/>
          <table:table-cell table:number-columns-repeated="2" table:style-name="ce10"/>
          <table:table-cell table:style-name="ce127"/>
          <table:table-cell table:style-name="ce10"/>
          <table:table-cell table:number-columns-repeated="16353" table:style-name="ce1"/>
        </table:table-row>
        <table:table-row table:style-name="ro4">
          <table:table-cell office:value-type="string" table:style-name="ce102">
            <text:p>January-March</text:p>
          </table:table-cell>
          <table:table-cell office:value-type="float" office:value="395.39736800666628" table:formula="of:=AVERAGE([.D18:.W18])" table:style-name="ce103">
            <text:p>395.4</text:p>
          </table:table-cell>
          <table:table-cell office:value-type="float" office:value="249.24893541766889" table:formula="of:=SUM([.C6:.C8])" table:style-name="ce112">
            <text:p>249.2</text:p>
          </table:table-cell>
          <table:table-cell office:value-type="float" office:value="520.00098231903974" table:formula="of:=SUM([.D6:.D8])" table:style-name="ce112">
            <text:p>520.0</text:p>
          </table:table-cell>
          <table:table-cell office:value-type="float" office:value="258.65573400788782" table:formula="of:=SUM([.E6:.E8])" table:style-name="ce112">
            <text:p>258.7</text:p>
          </table:table-cell>
          <table:table-cell office:value-type="float" office:value="371.69508993741869" table:formula="of:=SUM([.F6:.F8])" table:style-name="ce112">
            <text:p>371.7</text:p>
          </table:table-cell>
          <table:table-cell office:value-type="float" office:value="401.26067020672605" table:formula="of:=SUM([.G6:.G8])" table:style-name="ce112">
            <text:p>401.3</text:p>
          </table:table-cell>
          <table:table-cell office:value-type="float" office:value="295.01542432221817" table:formula="of:=SUM([.H6:.H8])" table:style-name="ce112">
            <text:p>295.0</text:p>
          </table:table-cell>
          <table:table-cell office:value-type="float" office:value="484.1533164408234" table:formula="of:=SUM([.I6:.I8])" table:style-name="ce112">
            <text:p>484.2</text:p>
          </table:table-cell>
          <table:table-cell office:value-type="float" office:value="525.02005994007629" table:formula="of:=SUM([.J6:.J8])" table:style-name="ce112">
            <text:p>525.0</text:p>
          </table:table-cell>
          <table:table-cell office:value-type="float" office:value="323.55534203923196" table:formula="of:=SUM([.K6:.K8])" table:style-name="ce112">
            <text:p>323.6</text:p>
          </table:table-cell>
          <table:table-cell office:value-type="float" office:value="194.67031673702201" table:formula="of:=SUM([.L6:.L8])" table:style-name="ce112">
            <text:p>194.7</text:p>
          </table:table-cell>
          <table:table-cell office:value-type="float" office:value="391.79062065896454" table:formula="of:=SUM([.M6:.M8])" table:style-name="ce112">
            <text:p>391.8</text:p>
          </table:table-cell>
          <table:table-cell office:value-type="float" office:value="328.18160943609729" table:formula="of:=SUM([.N6:.N8])" table:style-name="ce112">
            <text:p>328.2</text:p>
          </table:table-cell>
          <table:table-cell office:value-type="float" office:value="254.38968511844985" table:formula="of:=SUM([.O6:.O8])" table:style-name="ce112">
            <text:p>254.4</text:p>
          </table:table-cell>
          <table:table-cell office:value-type="float" office:value="513.92809660589717" table:formula="of:=SUM([.P6:.P8])" table:style-name="ce112">
            <text:p>513.9</text:p>
          </table:table-cell>
          <table:table-cell office:value-type="float" office:value="522.79324114088172" table:formula="of:=SUM([.Q6:.Q8])" table:style-name="ce112">
            <text:p>522.8</text:p>
          </table:table-cell>
          <table:table-cell office:value-type="float" office:value="469.67260251137498" table:formula="of:=SUM([.R6:.R8])" table:style-name="ce112">
            <text:p>469.7</text:p>
          </table:table-cell>
          <table:table-cell office:value-type="float" office:value="345.76982766499384" table:formula="of:=SUM([.S6:.S8])" table:style-name="ce112">
            <text:p>345.8</text:p>
          </table:table-cell>
          <table:table-cell office:value-type="float" office:value="366.18576760096522" table:formula="of:=SUM([.T6:.T8])" table:style-name="ce112">
            <text:p>366.2</text:p>
          </table:table-cell>
          <table:table-cell office:value-type="float" office:value="333.15507965754591" table:formula="of:=SUM([.U6:.U8])" table:style-name="ce112">
            <text:p>333.2</text:p>
          </table:table-cell>
          <table:table-cell office:value-type="float" office:value="615.09876094585161" table:formula="of:=SUM([.V6:.V8])" table:style-name="ce112">
            <text:p>615.1</text:p>
          </table:table-cell>
          <table:table-cell office:value-type="float" office:value="392.95513284186046" table:formula="of:=SUM([.W6:.W8])" table:style-name="ce112">
            <text:p>393.0</text:p>
          </table:table-cell>
          <table:table-cell office:value-type="float" office:value="354.45634643668012" table:formula="of:=SUM([.X6:.X8])" table:style-name="ce112">
            <text:p>354.5</text:p>
          </table:table-cell>
          <table:table-cell table:number-columns-repeated="7" table:style-name="ce10"/>
          <table:table-cell table:number-columns-repeated="16353" table:style-name="ce1"/>
        </table:table-row>
        <table:table-row table:style-name="ro4">
          <table:table-cell office:value-type="string" table:style-name="ce108">
            <text:p>April-June</text:p>
          </table:table-cell>
          <table:table-cell office:value-type="float" office:value="242.44594768958055" table:formula="of:=AVERAGE([.D19:.W19])" table:style-name="ce109">
            <text:p>242.4</text:p>
          </table:table-cell>
          <table:table-cell office:value-type="float" office:value="178.48500061113708" table:formula="of:=SUM([.C9:.C11])" table:style-name="ce104">
            <text:p>178.5</text:p>
          </table:table-cell>
          <table:table-cell office:value-type="float" office:value="320.13291598159924" table:formula="of:=SUM([.D9:.D11])" table:style-name="ce104">
            <text:p>320.1</text:p>
          </table:table-cell>
          <table:table-cell office:value-type="float" office:value="260.0650951640136" table:formula="of:=SUM([.E9:.E11])" table:style-name="ce104">
            <text:p>260.1</text:p>
          </table:table-cell>
          <table:table-cell office:value-type="float" office:value="276.23076671297343" table:formula="of:=SUM([.F9:.F11])" table:style-name="ce104">
            <text:p>276.2</text:p>
          </table:table-cell>
          <table:table-cell office:value-type="float" office:value="289.04408764093972" table:formula="of:=SUM([.G9:.G11])" table:style-name="ce104">
            <text:p>289.0</text:p>
          </table:table-cell>
          <table:table-cell office:value-type="float" office:value="284.49592147986368" table:formula="of:=SUM([.H9:.H11])" table:style-name="ce104">
            <text:p>284.5</text:p>
          </table:table-cell>
          <table:table-cell office:value-type="float" office:value="247.93007463810267" table:formula="of:=SUM([.I9:.I11])" table:style-name="ce104">
            <text:p>247.9</text:p>
          </table:table-cell>
          <table:table-cell office:value-type="float" office:value="192.29572988062353" table:formula="of:=SUM([.J9:.J11])" table:style-name="ce104">
            <text:p>192.3</text:p>
          </table:table-cell>
          <table:table-cell office:value-type="float" office:value="271.29217961808826" table:formula="of:=SUM([.K9:.K11])" table:style-name="ce104">
            <text:p>271.3</text:p>
          </table:table-cell>
          <table:table-cell office:value-type="float" office:value="153.18028173122013" table:formula="of:=SUM([.L9:.L11])" table:style-name="ce104">
            <text:p>153.2</text:p>
          </table:table-cell>
          <table:table-cell office:value-type="float" office:value="349.69485051819231" table:formula="of:=SUM([.M9:.M11])" table:style-name="ce104">
            <text:p>349.7</text:p>
          </table:table-cell>
          <table:table-cell office:value-type="float" office:value="261.21765179633906" table:formula="of:=SUM([.N9:.N11])" table:style-name="ce104">
            <text:p>261.2</text:p>
          </table:table-cell>
          <table:table-cell office:value-type="float" office:value="238.3990488568559" table:formula="of:=SUM([.O9:.O11])" table:style-name="ce104">
            <text:p>238.4</text:p>
          </table:table-cell>
          <table:table-cell office:value-type="float" office:value="255.08505774078202" table:formula="of:=SUM([.P9:.P11])" table:style-name="ce104">
            <text:p>255.1</text:p>
          </table:table-cell>
          <table:table-cell office:value-type="float" office:value="314.85205416306542" table:formula="of:=SUM([.Q9:.Q11])" table:style-name="ce104">
            <text:p>314.9</text:p>
          </table:table-cell>
          <table:table-cell office:value-type="float" office:value="228.45518154902271" table:formula="of:=SUM([.R9:.R11])" table:style-name="ce104">
            <text:p>228.5</text:p>
          </table:table-cell>
          <table:table-cell office:value-type="float" office:value="216.88508304364058" table:formula="of:=SUM([.S9:.S11])" table:style-name="ce104">
            <text:p>216.9</text:p>
          </table:table-cell>
          <table:table-cell office:value-type="float" office:value="187.49535025363053" table:formula="of:=SUM([.T9:.T11])" table:style-name="ce104">
            <text:p>187.5</text:p>
          </table:table-cell>
          <table:table-cell office:value-type="float" office:value="181.13007630738312" table:formula="of:=SUM([.U9:.U11])" table:style-name="ce104">
            <text:p>181.1</text:p>
          </table:table-cell>
          <table:table-cell office:value-type="float" office:value="183.85383357184008" table:formula="of:=SUM([.V9:.V11])" table:style-name="ce104">
            <text:p>183.9</text:p>
          </table:table-cell>
          <table:table-cell office:value-type="float" office:value="137.18371314343364" table:formula="of:=SUM([.W9:.W11])" table:style-name="ce104">
            <text:p>137.2</text:p>
          </table:table-cell>
          <table:table-cell office:value-type="float" office:value="236.46967174697403" table:formula="of:=SUM([.X9:.X11])" table:style-name="ce104">
            <text:p>236.5</text:p>
          </table:table-cell>
          <table:table-cell table:number-columns-repeated="7" table:style-name="ce10"/>
          <table:table-cell table:number-columns-repeated="16353" table:style-name="ce1"/>
        </table:table-row>
        <table:table-row table:style-name="ro4">
          <table:table-cell office:value-type="string" table:style-name="ce108">
            <text:p>July-September</text:p>
          </table:table-cell>
          <table:table-cell office:value-type="float" office:value="327.06116042785288" table:formula="of:=AVERAGE([.D20:.W20])" table:style-name="ce109">
            <text:p>327.1</text:p>
          </table:table-cell>
          <table:table-cell office:value-type="float" office:value="315.90329286400151" table:formula="of:=SUM([.C12:.C14])" table:style-name="ce104">
            <text:p>315.9</text:p>
          </table:table-cell>
          <table:table-cell office:value-type="float" office:value="252.00364472976904" table:formula="of:=SUM([.D12:.D14])" table:style-name="ce104">
            <text:p>252.0</text:p>
          </table:table-cell>
          <table:table-cell office:value-type="float" office:value="188.76815965401761" table:formula="of:=SUM([.E12:.E14])" table:style-name="ce104">
            <text:p>188.8</text:p>
          </table:table-cell>
          <table:table-cell office:value-type="float" office:value="425.67585654087679" table:formula="of:=SUM([.F12:.F14])" table:style-name="ce104">
            <text:p>425.7</text:p>
          </table:table-cell>
          <table:table-cell office:value-type="float" office:value="290.30578929968158" table:formula="of:=SUM([.G12:.G14])" table:style-name="ce104">
            <text:p>290.3</text:p>
          </table:table-cell>
          <table:table-cell office:value-type="float" office:value="317.11565820092574" table:formula="of:=SUM([.H12:.H14])" table:style-name="ce104">
            <text:p>317.1</text:p>
          </table:table-cell>
          <table:table-cell office:value-type="float" office:value="296.56010440776066" table:formula="of:=SUM([.I12:.I14])" table:style-name="ce104">
            <text:p>296.6</text:p>
          </table:table-cell>
          <table:table-cell office:value-type="float" office:value="342.94980653303173" table:formula="of:=SUM([.J12:.J14])" table:style-name="ce104">
            <text:p>342.9</text:p>
          </table:table-cell>
          <table:table-cell office:value-type="float" office:value="408.27691208655517" table:formula="of:=SUM([.K12:.K14])" table:style-name="ce104">
            <text:p>408.3</text:p>
          </table:table-cell>
          <table:table-cell office:value-type="float" office:value="374.13393627767726" table:formula="of:=SUM([.L12:.L14])" table:style-name="ce104">
            <text:p>374.1</text:p>
          </table:table-cell>
          <table:table-cell office:value-type="float" office:value="409.09629126197478" table:formula="of:=SUM([.M12:.M14])" table:style-name="ce104">
            <text:p>409.1</text:p>
          </table:table-cell>
          <table:table-cell office:value-type="float" office:value="355.57932193493599" table:formula="of:=SUM([.N12:.N14])" table:style-name="ce104">
            <text:p>355.6</text:p>
          </table:table-cell>
          <table:table-cell office:value-type="float" office:value="249.19244993206127" table:formula="of:=SUM([.O12:.O14])" table:style-name="ce104">
            <text:p>249.2</text:p>
          </table:table-cell>
          <table:table-cell office:value-type="float" office:value="220.82314907087169" table:formula="of:=SUM([.P12:.P14])" table:style-name="ce104">
            <text:p>220.8</text:p>
          </table:table-cell>
          <table:table-cell office:value-type="float" office:value="259.45249495822532" table:formula="of:=SUM([.Q12:.Q14])" table:style-name="ce104">
            <text:p>259.5</text:p>
          </table:table-cell>
          <table:table-cell office:value-type="float" office:value="402.7822719324185" table:formula="of:=SUM([.R12:.R14])" table:style-name="ce104">
            <text:p>402.8</text:p>
          </table:table-cell>
          <table:table-cell office:value-type="float" office:value="343.4275612693184" table:formula="of:=SUM([.S12:.S14])" table:style-name="ce104">
            <text:p>343.4</text:p>
          </table:table-cell>
          <table:table-cell office:value-type="float" office:value="327.22689152937824" table:formula="of:=SUM([.T12:.T14])" table:style-name="ce104">
            <text:p>327.2</text:p>
          </table:table-cell>
          <table:table-cell office:value-type="float" office:value="457.83717673838282" table:formula="of:=SUM([.U12:.U14])" table:style-name="ce104">
            <text:p>457.8</text:p>
          </table:table-cell>
          <table:table-cell office:value-type="float" office:value="390.93755298894212" table:formula="of:=SUM([.V12:.V14])" table:style-name="ce104">
            <text:p>390.9</text:p>
          </table:table-cell>
          <table:table-cell office:value-type="float" office:value="229.07817921025372" table:formula="of:=SUM([.W12:.W14])" table:style-name="ce104">
            <text:p>229.1</text:p>
          </table:table-cell>
          <table:table-cell office:value-type="string" table:style-name="ce104">
            <text:p>[x]</text:p>
          </table:table-cell>
          <table:table-cell table:number-columns-repeated="7" table:style-name="ce10"/>
          <table:table-cell table:number-columns-repeated="16353" table:style-name="ce1"/>
        </table:table-row>
        <table:table-row table:style-name="ro4">
          <table:table-cell office:value-type="string" table:style-name="ce113">
            <text:p>October-December</text:p>
          </table:table-cell>
          <table:table-cell office:value-type="float" office:value="472.81069731807781" table:formula="of:=AVERAGE([.D21:.W21])" table:style-name="ce114">
            <text:p>472.8</text:p>
          </table:table-cell>
          <table:table-cell office:value-type="float" office:value="386.58273217196984" table:formula="of:=SUM([.C15:.C17])" table:style-name="ce111">
            <text:p>386.6</text:p>
          </table:table-cell>
          <table:table-cell office:value-type="float" office:value="360.64497855887544" table:formula="of:=SUM([.D15:.D17])" table:style-name="ce111">
            <text:p>360.6</text:p>
          </table:table-cell>
          <table:table-cell office:value-type="float" office:value="331.35986497510601" table:formula="of:=SUM([.E15:.E17])" table:style-name="ce111">
            <text:p>331.4</text:p>
          </table:table-cell>
          <table:table-cell office:value-type="float" office:value="469.58351913333598" table:formula="of:=SUM([.F15:.F17])" table:style-name="ce111">
            <text:p>469.6</text:p>
          </table:table-cell>
          <table:table-cell office:value-type="float" office:value="392.19138302086856" table:formula="of:=SUM([.G15:.G17])" table:style-name="ce111">
            <text:p>392.2</text:p>
          </table:table-cell>
          <table:table-cell office:value-type="float" office:value="695.78689591260877" table:formula="of:=SUM([.H15:.H17])" table:style-name="ce111">
            <text:p>695.8</text:p>
          </table:table-cell>
          <table:table-cell office:value-type="float" office:value="387.7344628621114" table:formula="of:=SUM([.I15:.I17])" table:style-name="ce111">
            <text:p>387.7</text:p>
          </table:table-cell>
          <table:table-cell office:value-type="float" office:value="503.1940857030861" table:formula="of:=SUM([.J15:.J17])" table:style-name="ce111">
            <text:p>503.2</text:p>
          </table:table-cell>
          <table:table-cell office:value-type="float" office:value="460.37819334414399" table:formula="of:=SUM([.K15:.K17])" table:style-name="ce111">
            <text:p>460.4</text:p>
          </table:table-cell>
          <table:table-cell office:value-type="float" office:value="298.6857224177682" table:formula="of:=SUM([.L15:.L17])" table:style-name="ce111">
            <text:p>298.7</text:p>
          </table:table-cell>
          <table:table-cell office:value-type="float" office:value="738.62906593751563" table:formula="of:=SUM([.M15:.M17])" table:style-name="ce111">
            <text:p>738.6</text:p>
          </table:table-cell>
          <table:table-cell office:value-type="float" office:value="511.1353631683304" table:formula="of:=SUM([.N15:.N17])" table:style-name="ce111">
            <text:p>511.1</text:p>
          </table:table-cell>
          <table:table-cell office:value-type="float" office:value="579.97297808235362" table:formula="of:=SUM([.O15:.O17])" table:style-name="ce111">
            <text:p>580.0</text:p>
          </table:table-cell>
          <table:table-cell office:value-type="float" office:value="530.65372530628997" table:formula="of:=SUM([.P15:.P17])" table:style-name="ce111">
            <text:p>530.7</text:p>
          </table:table-cell>
          <table:table-cell office:value-type="float" office:value="626.15437337942956" table:formula="of:=SUM([.Q15:.Q17])" table:style-name="ce111">
            <text:p>626.2</text:p>
          </table:table-cell>
          <table:table-cell office:value-type="float" office:value="279.61959285204921" table:formula="of:=SUM([.R15:.R17])" table:style-name="ce111">
            <text:p>279.6</text:p>
          </table:table-cell>
          <table:table-cell office:value-type="float" office:value="424.86008500514367" table:formula="of:=SUM([.S15:.S17])" table:style-name="ce111">
            <text:p>424.9</text:p>
          </table:table-cell>
          <table:table-cell office:value-type="float" office:value="439.84743868677594" table:formula="of:=SUM([.T15:.T17])" table:style-name="ce111">
            <text:p>439.8</text:p>
          </table:table-cell>
          <table:table-cell office:value-type="float" office:value="420.82590757812324" table:formula="of:=SUM([.U15:.U17])" table:style-name="ce111">
            <text:p>420.8</text:p>
          </table:table-cell>
          <table:table-cell office:value-type="float" office:value="545.30984619773346" table:formula="of:=SUM([.V15:.V17])" table:style-name="ce111">
            <text:p>545.3</text:p>
          </table:table-cell>
          <table:table-cell office:value-type="float" office:value="459.64646423991047" table:formula="of:=SUM([.W15:.W17])" table:style-name="ce111">
            <text:p>459.6</text:p>
          </table:table-cell>
          <table:table-cell office:value-type="string" table:style-name="ce104">
            <text:p>[x]</text:p>
          </table:table-cell>
          <table:table-cell table:number-columns-repeated="7" table:style-name="ce10"/>
          <table:table-cell table:number-columns-repeated="16353" table:style-name="ce1"/>
        </table:table-row>
        <table:table-row table:style-name="ro4">
          <table:table-cell office:value-type="string" table:style-name="ce115">
            <text:p>January-December</text:p>
          </table:table-cell>
          <table:table-cell office:value-type="float" office:value="1437.715173442178" table:formula="of:=AVERAGE([.D22:.W22])" table:style-name="ce116">
            <text:p>1,437.7</text:p>
          </table:table-cell>
          <table:table-cell office:value-type="float" office:value="1130.2199610647774" table:formula="of:=SUM([.C6:.C17])" table:style-name="ce117">
            <text:p>1,130.2</text:p>
          </table:table-cell>
          <table:table-cell office:value-type="float" office:value="1452.7825215892835" table:formula="of:=SUM([.D6:.D17])" table:style-name="ce117">
            <text:p>1,452.8</text:p>
          </table:table-cell>
          <table:table-cell office:value-type="float" office:value="1038.8488538010251" table:formula="of:=SUM([.E6:.E17])" table:style-name="ce117">
            <text:p>1,038.8</text:p>
          </table:table-cell>
          <table:table-cell office:value-type="float" office:value="1543.1852323246048" table:formula="of:=SUM([.F6:.F17])" table:style-name="ce117">
            <text:p>1,543.2</text:p>
          </table:table-cell>
          <table:table-cell office:value-type="float" office:value="1372.8019301682159" table:formula="of:=SUM([.G6:.G17])" table:style-name="ce117">
            <text:p>1,372.8</text:p>
          </table:table-cell>
          <table:table-cell office:value-type="float" office:value="1592.4138999156164" table:formula="of:=SUM([.H6:.H17])" table:style-name="ce117">
            <text:p>1,592.4</text:p>
          </table:table-cell>
          <table:table-cell office:value-type="float" office:value="1416.3779583487978" table:formula="of:=SUM([.I6:.I17])" table:style-name="ce117">
            <text:p>1,416.4</text:p>
          </table:table-cell>
          <table:table-cell office:value-type="float" office:value="1563.4596820568179" table:formula="of:=SUM([.J6:.J17])" table:style-name="ce117">
            <text:p>1,563.5</text:p>
          </table:table-cell>
          <table:table-cell office:value-type="float" office:value="1463.5026270880196" table:formula="of:=SUM([.K6:.K17])" table:style-name="ce117">
            <text:p>1,463.5</text:p>
          </table:table-cell>
          <table:table-cell office:value-type="float" office:value="1020.6702571636876" table:formula="of:=SUM([.L6:.L17])" table:style-name="ce117">
            <text:p>1,020.7</text:p>
          </table:table-cell>
          <table:table-cell office:value-type="float" office:value="1889.2108283766474" table:formula="of:=SUM([.M6:.M17])" table:style-name="ce117">
            <text:p>1,889.2</text:p>
          </table:table-cell>
          <table:table-cell office:value-type="float" office:value="1456.1139463357026" table:formula="of:=SUM([.N6:.N17])" table:style-name="ce117">
            <text:p>1,456.1</text:p>
          </table:table-cell>
          <table:table-cell office:value-type="float" office:value="1321.9541619897207" table:formula="of:=SUM([.O6:.O17])" table:style-name="ce117">
            <text:p>1,322.0</text:p>
          </table:table-cell>
          <table:table-cell office:value-type="float" office:value="1520.4900287238411" table:formula="of:=SUM([.P6:.P17])" table:style-name="ce117">
            <text:p>1,520.5</text:p>
          </table:table-cell>
          <table:table-cell office:value-type="float" office:value="1723.2521636416022" table:formula="of:=SUM([.Q6:.Q17])" table:style-name="ce117">
            <text:p>1,723.3</text:p>
          </table:table-cell>
          <table:table-cell office:value-type="float" office:value="1380.5296488448655" table:formula="of:=SUM([.R6:.R17])" table:style-name="ce117">
            <text:p>1,380.5</text:p>
          </table:table-cell>
          <table:table-cell office:value-type="float" office:value="1330.9425569830964" table:formula="of:=SUM([.S6:.S17])" table:style-name="ce117">
            <text:p>1,330.9</text:p>
          </table:table-cell>
          <table:table-cell office:value-type="float" office:value="1320.7554480707499" table:formula="of:=SUM([.T6:.T17])" table:style-name="ce117">
            <text:p>1,320.8</text:p>
          </table:table-cell>
          <table:table-cell office:value-type="float" office:value="1392.9482402814349" table:formula="of:=SUM([.U6:.U17])" table:style-name="ce117">
            <text:p>1,392.9</text:p>
          </table:table-cell>
          <table:table-cell office:value-type="float" office:value="1735.1999937043672" table:formula="of:=SUM([.V6:.V17])" table:style-name="ce117">
            <text:p>1,735.2</text:p>
          </table:table-cell>
          <table:table-cell office:value-type="float" office:value="1218.8634894354584" table:formula="of:=SUM([.W6:.W17])" table:style-name="ce117">
            <text:p>1,218.9</text:p>
          </table:table-cell>
          <table:table-cell office:value-type="string" table:style-name="ce117">
            <text:p>[x]</text:p>
          </table:table-cell>
          <table:table-cell table:number-columns-repeated="7" table:style-name="ce10"/>
          <table:table-cell table:number-columns-repeated="16353" table:style-name="ce1"/>
        </table:table-row>
        <table:table-row table:style-name="ro1">
          <table:table-cell office:value-type="string" table:style-name="ce118">
            <text:p>Calendar period</text:p>
          </table:table-cell>
          <table:table-cell table:style-name="ce119"/>
          <table:table-cell office:value-type="string" table:style-name="ce120">
            <text:p>2001</text:p>
            <text:p>deviation</text:p>
          </table:table-cell>
          <table:table-cell office:value-type="string" table:style-name="ce121">
            <text:p>2002<text:s/></text:p>
            <text:p>deviation</text:p>
          </table:table-cell>
          <table:table-cell office:value-type="string" table:style-name="ce121">
            <text:p>2003</text:p>
            <text:p>deviation</text:p>
          </table:table-cell>
          <table:table-cell office:value-type="string" table:style-name="ce121">
            <text:p>2004</text:p>
            <text:p>deviation</text:p>
          </table:table-cell>
          <table:table-cell office:value-type="string" table:style-name="ce121">
            <text:p>2005</text:p>
            <text:p>deviation</text:p>
          </table:table-cell>
          <table:table-cell office:value-type="string" table:style-name="ce121">
            <text:p>2006</text:p>
            <text:p>deviation</text:p>
          </table:table-cell>
          <table:table-cell office:value-type="string" table:style-name="ce121">
            <text:p>2007</text:p>
            <text:p>deviation</text:p>
          </table:table-cell>
          <table:table-cell office:value-type="string" table:style-name="ce121">
            <text:p>2008</text:p>
            <text:p>deviation</text:p>
          </table:table-cell>
          <table:table-cell office:value-type="string" table:style-name="ce121">
            <text:p>2009</text:p>
            <text:p>deviation</text:p>
          </table:table-cell>
          <table:table-cell office:value-type="string" table:style-name="ce121">
            <text:p>2010</text:p>
            <text:p>deviation</text:p>
          </table:table-cell>
          <table:table-cell office:value-type="string" table:style-name="ce121">
            <text:p>2011</text:p>
            <text:p>deviation</text:p>
          </table:table-cell>
          <table:table-cell office:value-type="string" table:style-name="ce121">
            <text:p>2012</text:p>
            <text:p>deviation</text:p>
          </table:table-cell>
          <table:table-cell office:value-type="string" table:style-name="ce121">
            <text:p>2013<text:s/></text:p>
            <text:p>deviation</text:p>
          </table:table-cell>
          <table:table-cell office:value-type="string" table:style-name="ce121">
            <text:p>2014<text:s/></text:p>
            <text:p>deviation</text:p>
          </table:table-cell>
          <table:table-cell office:value-type="string" table:style-name="ce121">
            <text:p>2015<text:s/></text:p>
            <text:p>deviation</text:p>
          </table:table-cell>
          <table:table-cell office:value-type="string" table:style-name="ce121">
            <text:p>2016<text:s/></text:p>
            <text:p>deviation</text:p>
          </table:table-cell>
          <table:table-cell office:value-type="string" table:style-name="ce121">
            <text:p>2017<text:s/></text:p>
            <text:p>deviation</text:p>
          </table:table-cell>
          <table:table-cell office:value-type="string" table:style-name="ce121">
            <text:p>2018<text:s/></text:p>
            <text:p>deviation</text:p>
          </table:table-cell>
          <table:table-cell office:value-type="string" table:style-name="ce121">
            <text:p>2019<text:s/></text:p>
            <text:p>deviation</text:p>
          </table:table-cell>
          <table:table-cell office:value-type="string" table:style-name="ce121">
            <text:p>2020<text:s/></text:p>
            <text:p>deviation</text:p>
          </table:table-cell>
          <table:table-cell office:value-type="string" table:style-name="ce121">
            <text:p>2021<text:s/></text:p>
            <text:p>deviation</text:p>
          </table:table-cell>
          <table:table-cell office:value-type="string" table:style-name="ce121">
            <text:p>2022</text:p>
            <text:p>deviation [provisional]</text:p>
          </table:table-cell>
          <table:table-cell table:number-columns-repeated="7" table:style-name="ce10"/>
          <table:table-cell table:number-columns-repeated="16353" table:style-name="ce1"/>
        </table:table-row>
        <table:table-row table:style-name="ro4">
          <table:table-cell office:value-type="string" table:style-name="ce108">
            <text:p>January</text:p>
          </table:table-cell>
          <table:table-cell table:style-name="ce122"/>
          <table:table-cell office:value-type="float" office:value="-62.91629901070867" table:formula="of:=IF([.C6]=&quot;..&quot;;&quot;..&quot;;[.C6]-[.$B6])" table:style-name="ce104">
            <text:p>-62.9</text:p>
          </table:table-cell>
          <table:table-cell office:value-type="float" office:value="29.527420660941203" table:formula="of:=IF([.D6]=&quot;..&quot;;&quot;..&quot;;[.D6]-[.$B6])" table:style-name="ce104">
            <text:p>29.5</text:p>
          </table:table-cell>
          <table:table-cell office:value-type="float" office:value="-36.8871806198446" table:formula="of:=IF([.E6]=&quot;..&quot;;&quot;..&quot;;[.E6]-[.$B6])" table:style-name="ce104">
            <text:p>-36.9</text:p>
          </table:table-cell>
          <table:table-cell office:value-type="float" office:value="22.676328948956979" table:formula="of:=IF([.F6]=&quot;..&quot;;&quot;..&quot;;[.F6]-[.$B6])" table:style-name="ce104">
            <text:p>22.7</text:p>
          </table:table-cell>
          <table:table-cell office:value-type="float" office:value="43.199704929394898" table:formula="of:=IF([.G6]=&quot;..&quot;;&quot;..&quot;;[.G6]-[.$B6])" table:style-name="ce104">
            <text:p>43.2</text:p>
          </table:table-cell>
          <table:table-cell office:value-type="float" office:value="-58.875020197369821" table:formula="of:=IF([.H6]=&quot;..&quot;;&quot;..&quot;;[.H6]-[.$B6])" table:style-name="ce104">
            <text:p>-58.9</text:p>
          </table:table-cell>
          <table:table-cell office:value-type="float" office:value="72.56808630950357" table:formula="of:=IF([.I6]=&quot;..&quot;;&quot;..&quot;;[.I6]-[.$B6])" table:style-name="ce104">
            <text:p>72.6</text:p>
          </table:table-cell>
          <table:table-cell office:value-type="float" office:value="88.508542954846689" table:formula="of:=IF([.J6]=&quot;..&quot;;&quot;..&quot;;[.J6]-[.$B6])" table:style-name="ce104">
            <text:p>88.5</text:p>
          </table:table-cell>
          <table:table-cell office:value-type="float" office:value="-4.462310803088485" table:formula="of:=IF([.K6]=&quot;..&quot;;&quot;..&quot;;[.K6]-[.$B6])" table:style-name="ce104">
            <text:p>-4.5</text:p>
          </table:table-cell>
          <table:table-cell office:value-type="float" office:value="-105.08284662918079" table:formula="of:=IF([.L6]=&quot;..&quot;;&quot;..&quot;;[.L6]-[.$B6])" table:style-name="ce104">
            <text:p>-105.1</text:p>
          </table:table-cell>
          <table:table-cell office:value-type="float" office:value="-35.786200863820795" table:formula="of:=IF([.M6]=&quot;..&quot;;&quot;..&quot;;[.M6]-[.$B6])" table:style-name="ce104">
            <text:p>-35.8</text:p>
          </table:table-cell>
          <table:table-cell office:value-type="float" office:value="-2.9812722909332479" table:formula="of:=IF([.N6]=&quot;..&quot;;&quot;..&quot;;[.N6]-[.$B6])" table:style-name="ce104">
            <text:p>-3.0</text:p>
          </table:table-cell>
          <table:table-cell office:value-type="float" office:value="-10.891776815253422" table:formula="of:=IF([.O6]=&quot;..&quot;;&quot;..&quot;;[.O6]-[.$B6])" table:style-name="ce104">
            <text:p>-10.9</text:p>
          </table:table-cell>
          <table:table-cell office:value-type="float" office:value="21.397335179071803" table:formula="of:=IF([.P6]=&quot;..&quot;;&quot;..&quot;;[.P6]-[.$B6])" table:style-name="ce104">
            <text:p>21.4</text:p>
          </table:table-cell>
          <table:table-cell office:value-type="float" office:value="73.384512755820992" table:formula="of:=IF([.Q6]=&quot;..&quot;;&quot;..&quot;;[.Q6]-[.$B6])" table:style-name="ce104">
            <text:p>73.4</text:p>
          </table:table-cell>
          <table:table-cell office:value-type="float" office:value="49.212770368143254" table:formula="of:=IF([.R6]=&quot;..&quot;;&quot;..&quot;;[.R6]-[.$B6])" table:style-name="ce104">
            <text:p>49.2</text:p>
          </table:table-cell>
          <table:table-cell office:value-type="float" office:value="-81.551814470539952" table:formula="of:=IF([.S6]=&quot;..&quot;;&quot;..&quot;;[.S6]-[.$B6])" table:style-name="ce104">
            <text:p>-81.6</text:p>
          </table:table-cell>
          <table:table-cell office:value-type="float" office:value="16.087901680785535" table:formula="of:=IF([.T6]=&quot;..&quot;;&quot;..&quot;;[.T6]-[.$B6])" table:style-name="ce104">
            <text:p>16.1</text:p>
          </table:table-cell>
          <table:table-cell office:value-type="float" office:value="-88.582964806757573" table:formula="of:=IF([.U6]=&quot;..&quot;;&quot;..&quot;;[.U6]-[.$B6])" table:style-name="ce104">
            <text:p>-88.6</text:p>
          </table:table-cell>
          <table:table-cell office:value-type="float" office:value="50.56399109211327" table:formula="of:=IF([.V6]=&quot;..&quot;;&quot;..&quot;;[.V6]-[.$B6])" table:style-name="ce104">
            <text:p>50.6</text:p>
          </table:table-cell>
          <table:table-cell office:value-type="float" office:value="-42.025207382789176" table:formula="of:=IF([.W6]=&quot;..&quot;;&quot;..&quot;;[.W6]-[.$B6])" table:style-name="ce104">
            <text:p>-42.0</text:p>
          </table:table-cell>
          <table:table-cell office:value-type="float" office:value="-62.324196883096775" table:formula="of:=IF([.X6]=&quot;..&quot;;&quot;..&quot;;[.X6]-[.$B6])" table:style-name="ce104">
            <text:p>-62.3</text:p>
          </table:table-cell>
          <table:table-cell table:number-columns-repeated="7" table:style-name="ce10"/>
          <table:table-cell table:number-columns-repeated="16353" table:style-name="ce1"/>
        </table:table-row>
        <table:table-row table:style-name="ro4">
          <table:table-cell office:value-type="string" table:style-name="ce108">
            <text:p>February</text:p>
          </table:table-cell>
          <table:table-cell table:style-name="ce122"/>
          <table:table-cell office:value-type="float" office:value="-43.055598799523096" table:formula="of:=IF([.C7]=&quot;..&quot;;&quot;..&quot;;[.C7]-[.$B7])" table:style-name="ce104">
            <text:p>-43.1</text:p>
          </table:table-cell>
          <table:table-cell office:value-type="float" office:value="92.720258174342007" table:formula="of:=IF([.D7]=&quot;..&quot;;&quot;..&quot;;[.D7]-[.$B7])" table:style-name="ce104">
            <text:p>92.7</text:p>
          </table:table-cell>
          <table:table-cell office:value-type="float" office:value="-68.967929615258043" table:formula="of:=IF([.E7]=&quot;..&quot;;&quot;..&quot;;[.E7]-[.$B7])" table:style-name="ce104">
            <text:p>-69.0</text:p>
          </table:table-cell>
          <table:table-cell office:value-type="float" office:value="-36.478625978234334" table:formula="of:=IF([.F7]=&quot;..&quot;;&quot;..&quot;;[.F7]-[.$B7])" table:style-name="ce104">
            <text:p>-36.5</text:p>
          </table:table-cell>
          <table:table-cell office:value-type="float" office:value="-25.414779530847724" table:formula="of:=IF([.G7]=&quot;..&quot;;&quot;..&quot;;[.G7]-[.$B7])" table:style-name="ce104">
            <text:p>-25.4</text:p>
          </table:table-cell>
          <table:table-cell office:value-type="float" office:value="-38.494674906443691" table:formula="of:=IF([.H7]=&quot;..&quot;;&quot;..&quot;;[.H7]-[.$B7])" table:style-name="ce104">
            <text:p>-38.5</text:p>
          </table:table-cell>
          <table:table-cell office:value-type="float" office:value="-4.4909561321030083" table:formula="of:=IF([.I7]=&quot;..&quot;;&quot;..&quot;;[.I7]-[.$B7])" table:style-name="ce104">
            <text:p>-4.5</text:p>
          </table:table-cell>
          <table:table-cell office:value-type="float" office:value="4.059354905647794" table:formula="of:=IF([.J7]=&quot;..&quot;;&quot;..&quot;;[.J7]-[.$B7])" table:style-name="ce104">
            <text:p>4.1</text:p>
          </table:table-cell>
          <table:table-cell office:value-type="float" office:value="-78.727628579505975" table:formula="of:=IF([.K7]=&quot;..&quot;;&quot;..&quot;;[.K7]-[.$B7])" table:style-name="ce104">
            <text:p>-78.7</text:p>
          </table:table-cell>
          <table:table-cell office:value-type="float" office:value="-60.888178287482113" table:formula="of:=IF([.L7]=&quot;..&quot;;&quot;..&quot;;[.L7]-[.$B7])" table:style-name="ce104">
            <text:p>-60.9</text:p>
          </table:table-cell>
          <table:table-cell office:value-type="float" office:value="60.646220337495237" table:formula="of:=IF([.M7]=&quot;..&quot;;&quot;..&quot;;[.M7]-[.$B7])" table:style-name="ce104">
            <text:p>60.6</text:p>
          </table:table-cell>
          <table:table-cell office:value-type="float" office:value="-11.053869848139755" table:formula="of:=IF([.N7]=&quot;..&quot;;&quot;..&quot;;[.N7]-[.$B7])" table:style-name="ce104">
            <text:p>-11.1</text:p>
          </table:table-cell>
          <table:table-cell office:value-type="float" office:value="-56.149481999703568" table:formula="of:=IF([.O7]=&quot;..&quot;;&quot;..&quot;;[.O7]-[.$B7])" table:style-name="ce104">
            <text:p>-56.1</text:p>
          </table:table-cell>
          <table:table-cell office:value-type="float" office:value="71.728020144628886" table:formula="of:=IF([.P7]=&quot;..&quot;;&quot;..&quot;;[.P7]-[.$B7])" table:style-name="ce104">
            <text:p>71.7</text:p>
          </table:table-cell>
          <table:table-cell office:value-type="float" office:value="-5.8733679262499976" table:formula="of:=IF([.Q7]=&quot;..&quot;;&quot;..&quot;;[.Q7]-[.$B7])" table:style-name="ce104">
            <text:p>-5.9</text:p>
          </table:table-cell>
          <table:table-cell office:value-type="float" office:value="46.953970172904661" table:formula="of:=IF([.R7]=&quot;..&quot;;&quot;..&quot;;[.R7]-[.$B7])" table:style-name="ce104">
            <text:p>47.0</text:p>
          </table:table-cell>
          <table:table-cell office:value-type="float" office:value="21.618315037924361" table:formula="of:=IF([.S7]=&quot;..&quot;;&quot;..&quot;;[.S7]-[.$B7])" table:style-name="ce104">
            <text:p>21.6</text:p>
          </table:table-cell>
          <table:table-cell office:value-type="float" office:value="-20.365910822792557" table:formula="of:=IF([.T7]=&quot;..&quot;;&quot;..&quot;;[.T7]-[.$B7])" table:style-name="ce104">
            <text:p>-20.4</text:p>
          </table:table-cell>
          <table:table-cell office:value-type="float" office:value="-23.912074121710475" table:formula="of:=IF([.U7]=&quot;..&quot;;&quot;..&quot;;[.U7]-[.$B7])" table:style-name="ce104">
            <text:p>-23.9</text:p>
          </table:table-cell>
          <table:table-cell office:value-type="float" office:value="138.97785381847382" table:formula="of:=IF([.V7]=&quot;..&quot;;&quot;..&quot;;[.V7]-[.$B7])" table:style-name="ce104">
            <text:p>139.0</text:p>
          </table:table-cell>
          <table:table-cell office:value-type="float" office:value="-5.8865148429455729" table:formula="of:=IF([.W7]=&quot;..&quot;;&quot;..&quot;;[.W7]-[.$B7])" table:style-name="ce104">
            <text:p>-5.9</text:p>
          </table:table-cell>
          <table:table-cell office:value-type="float" office:value="82.126103116913242" table:formula="of:=IF([.X7]=&quot;..&quot;;&quot;..&quot;;[.X7]-[.$B7])" table:style-name="ce104">
            <text:p>82.1</text:p>
          </table:table-cell>
          <table:table-cell table:number-columns-repeated="7" table:style-name="ce10"/>
          <table:table-cell table:number-columns-repeated="16353" table:style-name="ce1"/>
        </table:table-row>
        <table:table-row table:style-name="ro4">
          <table:table-cell office:value-type="string" table:style-name="ce108">
            <text:p>March</text:p>
          </table:table-cell>
          <table:table-cell table:style-name="ce122"/>
          <table:table-cell office:value-type="float" office:value="-40.176534778765642" table:formula="of:=IF([.C8]=&quot;..&quot;;&quot;..&quot;;[.C8]-[.$B8])" table:style-name="ce104">
            <text:p>-40.2</text:p>
          </table:table-cell>
          <table:table-cell office:value-type="float" office:value="2.3559354770901422" table:formula="of:=IF([.D8]=&quot;..&quot;;&quot;..&quot;;[.D8]-[.$B8])" table:style-name="ce104">
            <text:p>2.4</text:p>
          </table:table-cell>
          <table:table-cell office:value-type="float" office:value="-30.886523763675839" table:formula="of:=IF([.E8]=&quot;..&quot;;&quot;..&quot;;[.E8]-[.$B8])" table:style-name="ce104">
            <text:p>-30.9</text:p>
          </table:table-cell>
          <table:table-cell office:value-type="float" office:value="-9.8999810399702852" table:formula="of:=IF([.F8]=&quot;..&quot;;&quot;..&quot;;[.F8]-[.$B8])" table:style-name="ce104">
            <text:p>-9.9</text:p>
          </table:table-cell>
          <table:table-cell office:value-type="float" office:value="-11.921623198487424" table:formula="of:=IF([.G8]=&quot;..&quot;;&quot;..&quot;;[.G8]-[.$B8])" table:style-name="ce104">
            <text:p>-11.9</text:p>
          </table:table-cell>
          <table:table-cell office:value-type="float" office:value="-3.0122485806346191" table:formula="of:=IF([.H8]=&quot;..&quot;;&quot;..&quot;;[.H8]-[.$B8])" table:style-name="ce104">
            <text:p>-3.0</text:p>
          </table:table-cell>
          <table:table-cell office:value-type="float" office:value="20.678818256756557" table:formula="of:=IF([.I8]=&quot;..&quot;;&quot;..&quot;;[.I8]-[.$B8])" table:style-name="ce104">
            <text:p>20.7</text:p>
          </table:table-cell>
          <table:table-cell office:value-type="float" office:value="37.054794072915513" table:formula="of:=IF([.J8]=&quot;..&quot;;&quot;..&quot;;[.J8]-[.$B8])" table:style-name="ce104">
            <text:p>37.1</text:p>
          </table:table-cell>
          <table:table-cell office:value-type="float" office:value="11.347913415160122" table:formula="of:=IF([.K8]=&quot;..&quot;;&quot;..&quot;;[.K8]-[.$B8])" table:style-name="ce104">
            <text:p>11.3</text:p>
          </table:table-cell>
          <table:table-cell office:value-type="float" office:value="-34.75602635298138" table:formula="of:=IF([.L8]=&quot;..&quot;;&quot;..&quot;;[.L8]-[.$B8])" table:style-name="ce104">
            <text:p>-34.8</text:p>
          </table:table-cell>
          <table:table-cell office:value-type="float" office:value="-28.466766821376197" table:formula="of:=IF([.M8]=&quot;..&quot;;&quot;..&quot;;[.M8]-[.$B8])" table:style-name="ce104">
            <text:p>-28.5</text:p>
          </table:table-cell>
          <table:table-cell office:value-type="float" office:value="-53.180616431496027" table:formula="of:=IF([.N8]=&quot;..&quot;;&quot;..&quot;;[.N8]-[.$B8])" table:style-name="ce104">
            <text:p>-53.2</text:p>
          </table:table-cell>
          <table:table-cell office:value-type="float" office:value="-73.966424073259475" table:formula="of:=IF([.O8]=&quot;..&quot;;&quot;..&quot;;[.O8]-[.$B8])" table:style-name="ce104">
            <text:p>-74.0</text:p>
          </table:table-cell>
          <table:table-cell office:value-type="float" office:value="25.405373275530138" table:formula="of:=IF([.P8]=&quot;..&quot;;&quot;..&quot;;[.P8]-[.$B8])" table:style-name="ce104">
            <text:p>25.4</text:p>
          </table:table-cell>
          <table:table-cell office:value-type="float" office:value="59.884728304644369" table:formula="of:=IF([.Q8]=&quot;..&quot;;&quot;..&quot;;[.Q8]-[.$B8])" table:style-name="ce104">
            <text:p>59.9</text:p>
          </table:table-cell>
          <table:table-cell office:value-type="float" office:value="-21.891506036339237" table:formula="of:=IF([.R8]=&quot;..&quot;;&quot;..&quot;;[.R8]-[.$B8])" table:style-name="ce104">
            <text:p>-21.9</text:p>
          </table:table-cell>
          <table:table-cell office:value-type="float" office:value="10.305959090943119" table:formula="of:=IF([.S8]=&quot;..&quot;;&quot;..&quot;;[.S8]-[.$B8])" table:style-name="ce104">
            <text:p>10.3</text:p>
          </table:table-cell>
          <table:table-cell office:value-type="float" office:value="-24.933591263694083" table:formula="of:=IF([.T8]=&quot;..&quot;;&quot;..&quot;;[.T8]-[.$B8])" table:style-name="ce104">
            <text:p>-24.9</text:p>
          </table:table-cell>
          <table:table-cell office:value-type="float" office:value="50.252750579347634" table:formula="of:=IF([.U8]=&quot;..&quot;;&quot;..&quot;;[.U8]-[.$B8])" table:style-name="ce104">
            <text:p>50.3</text:p>
          </table:table-cell>
          <table:table-cell office:value-type="float" office:value="30.159548028598238" table:formula="of:=IF([.V8]=&quot;..&quot;;&quot;..&quot;;[.V8]-[.$B8])" table:style-name="ce104">
            <text:p>30.2</text:p>
          </table:table-cell>
          <table:table-cell office:value-type="float" office:value="45.469487060928913" table:formula="of:=IF([.W8]=&quot;..&quot;;&quot;..&quot;;[.W8]-[.$B8])" table:style-name="ce104">
            <text:p>45.5</text:p>
          </table:table-cell>
          <table:table-cell office:value-type="float" office:value="-60.742927803802637" table:formula="of:=IF([.X8]=&quot;..&quot;;&quot;..&quot;;[.X8]-[.$B8])" table:style-name="ce104">
            <text:p>-60.7</text:p>
          </table:table-cell>
          <table:table-cell table:number-columns-repeated="7" table:style-name="ce10"/>
          <table:table-cell table:number-columns-repeated="16353" table:style-name="ce1"/>
        </table:table-row>
        <table:table-row table:style-name="ro4">
          <table:table-cell office:value-type="string" table:style-name="ce108">
            <text:p>April</text:p>
          </table:table-cell>
          <table:table-cell table:style-name="ce122"/>
          <table:table-cell office:value-type="float" office:value="-5.0548894460935117" table:formula="of:=IF([.C9]=&quot;..&quot;;&quot;..&quot;;[.C9]-[.$B9])" table:style-name="ce104">
            <text:p>-5.1</text:p>
          </table:table-cell>
          <table:table-cell office:value-type="float" office:value="17.550757741234506" table:formula="of:=IF([.D9]=&quot;..&quot;;&quot;..&quot;;[.D9]-[.$B9])" table:style-name="ce104">
            <text:p>17.6</text:p>
          </table:table-cell>
          <table:table-cell office:value-type="float" office:value="-28.450021700877279" table:formula="of:=IF([.E9]=&quot;..&quot;;&quot;..&quot;;[.E9]-[.$B9])" table:style-name="ce104">
            <text:p>-28.5</text:p>
          </table:table-cell>
          <table:table-cell office:value-type="float" office:value="34.935612710164108" table:formula="of:=IF([.F9]=&quot;..&quot;;&quot;..&quot;;[.F9]-[.$B9])" table:style-name="ce104">
            <text:p>34.9</text:p>
          </table:table-cell>
          <table:table-cell office:value-type="float" office:value="30.730517345024296" table:formula="of:=IF([.G9]=&quot;..&quot;;&quot;..&quot;;[.G9]-[.$B9])" table:style-name="ce104">
            <text:p>30.7</text:p>
          </table:table-cell>
          <table:table-cell office:value-type="float" office:value="22.269414420703413" table:formula="of:=IF([.H9]=&quot;..&quot;;&quot;..&quot;;[.H9]-[.$B9])" table:style-name="ce104">
            <text:p>22.3</text:p>
          </table:table-cell>
          <table:table-cell office:value-type="float" office:value="-23.994074400172586" table:formula="of:=IF([.I9]=&quot;..&quot;;&quot;..&quot;;[.I9]-[.$B9])" table:style-name="ce104">
            <text:p>-24.0</text:p>
          </table:table-cell>
          <table:table-cell office:value-type="float" office:value="5.050597427857241" table:formula="of:=IF([.J9]=&quot;..&quot;;&quot;..&quot;;[.J9]-[.$B9])" table:style-name="ce104">
            <text:p>5.1</text:p>
          </table:table-cell>
          <table:table-cell office:value-type="float" office:value="12.108945934877369" table:formula="of:=IF([.K9]=&quot;..&quot;;&quot;..&quot;;[.K9]-[.$B9])" table:style-name="ce104">
            <text:p>12.1</text:p>
          </table:table-cell>
          <table:table-cell office:value-type="float" office:value="19.234316279783698" table:formula="of:=IF([.L9]=&quot;..&quot;;&quot;..&quot;;[.L9]-[.$B9])" table:style-name="ce104">
            <text:p>19.2</text:p>
          </table:table-cell>
          <table:table-cell office:value-type="float" office:value="5.3858027514224318" table:formula="of:=IF([.M9]=&quot;..&quot;;&quot;..&quot;;[.M9]-[.$B9])" table:style-name="ce104">
            <text:p>5.4</text:p>
          </table:table-cell>
          <table:table-cell office:value-type="float" office:value="-7.614520175803797" table:formula="of:=IF([.N9]=&quot;..&quot;;&quot;..&quot;;[.N9]-[.$B9])" table:style-name="ce104">
            <text:p>-7.6</text:p>
          </table:table-cell>
          <table:table-cell office:value-type="float" office:value="23.733891850834425" table:formula="of:=IF([.O9]=&quot;..&quot;;&quot;..&quot;;[.O9]-[.$B9])" table:style-name="ce104">
            <text:p>23.7</text:p>
          </table:table-cell>
          <table:table-cell office:value-type="float" office:value="15.735689427877674" table:formula="of:=IF([.P9]=&quot;..&quot;;&quot;..&quot;;[.P9]-[.$B9])" table:style-name="ce104">
            <text:p>15.7</text:p>
          </table:table-cell>
          <table:table-cell office:value-type="float" office:value="6.3739898764589498" table:formula="of:=IF([.Q9]=&quot;..&quot;;&quot;..&quot;;[.Q9]-[.$B9])" table:style-name="ce104">
            <text:p>6.4</text:p>
          </table:table-cell>
          <table:table-cell office:value-type="float" office:value="16.45650322536261" table:formula="of:=IF([.R9]=&quot;..&quot;;&quot;..&quot;;[.R9]-[.$B9])" table:style-name="ce104">
            <text:p>16.5</text:p>
          </table:table-cell>
          <table:table-cell office:value-type="float" office:value="-26.928453199742144" table:formula="of:=IF([.S9]=&quot;..&quot;;&quot;..&quot;;[.S9]-[.$B9])" table:style-name="ce104">
            <text:p>-26.9</text:p>
          </table:table-cell>
          <table:table-cell office:value-type="float" office:value="10.764913287883857" table:formula="of:=IF([.T9]=&quot;..&quot;;&quot;..&quot;;[.T9]-[.$B9])" table:style-name="ce104">
            <text:p>10.8</text:p>
          </table:table-cell>
          <table:table-cell office:value-type="float" office:value="-37.801274917705754" table:formula="of:=IF([.U9]=&quot;..&quot;;&quot;..&quot;;[.U9]-[.$B9])" table:style-name="ce104">
            <text:p>-37.8</text:p>
          </table:table-cell>
          <table:table-cell office:value-type="float" office:value="-44.912839951700022" table:formula="of:=IF([.V9]=&quot;..&quot;;&quot;..&quot;;[.V9]-[.$B9])" table:style-name="ce104">
            <text:p>-44.9</text:p>
          </table:table-cell>
          <table:table-cell office:value-type="float" office:value="-50.629767933482924" table:formula="of:=IF([.W9]=&quot;..&quot;;&quot;..&quot;;[.W9]-[.$B9])" table:style-name="ce104">
            <text:p>-50.6</text:p>
          </table:table-cell>
          <table:table-cell office:value-type="float" office:value="-13.24998049921691" table:formula="of:=IF([.X9]=&quot;..&quot;;&quot;..&quot;;[.X9]-[.$B9])" table:style-name="ce104">
            <text:p>-13.2</text:p>
          </table:table-cell>
          <table:table-cell table:number-columns-repeated="7" table:style-name="ce10"/>
          <table:table-cell table:number-columns-repeated="16353" table:style-name="ce1"/>
        </table:table-row>
        <table:table-row table:style-name="ro4">
          <table:table-cell office:value-type="string" table:style-name="ce108">
            <text:p>May</text:p>
          </table:table-cell>
          <table:table-cell table:style-name="ce122"/>
          <table:table-cell office:value-type="float" office:value="-58.537550538492816" table:formula="of:=IF([.C10]=&quot;..&quot;;&quot;..&quot;;[.C10]-[.$B10])" table:style-name="ce104">
            <text:p>-58.5</text:p>
          </table:table-cell>
          <table:table-cell office:value-type="float" office:value="10.456873861370852" table:formula="of:=IF([.D10]=&quot;..&quot;;&quot;..&quot;;[.D10]-[.$B10])" table:style-name="ce104">
            <text:p>10.5</text:p>
          </table:table-cell>
          <table:table-cell office:value-type="float" office:value="40.258552088614877" table:formula="of:=IF([.E10]=&quot;..&quot;;&quot;..&quot;;[.E10]-[.$B10])" table:style-name="ce104">
            <text:p>40.3</text:p>
          </table:table-cell>
          <table:table-cell office:value-type="float" office:value="-35.033365520256275" table:formula="of:=IF([.F10]=&quot;..&quot;;&quot;..&quot;;[.F10]-[.$B10])" table:style-name="ce104">
            <text:p>-35.0</text:p>
          </table:table-cell>
          <table:table-cell office:value-type="float" office:value="3.7598612579810862" table:formula="of:=IF([.G10]=&quot;..&quot;;&quot;..&quot;;[.G10]-[.$B10])" table:style-name="ce104">
            <text:p>3.8</text:p>
          </table:table-cell>
          <table:table-cell office:value-type="float" office:value="36.45939698595727" table:formula="of:=IF([.H10]=&quot;..&quot;;&quot;..&quot;;[.H10]-[.$B10])" table:style-name="ce104">
            <text:p>36.5</text:p>
          </table:table-cell>
          <table:table-cell office:value-type="float" office:value="11.382845634714656" table:formula="of:=IF([.I10]=&quot;..&quot;;&quot;..&quot;;[.I10]-[.$B10])" table:style-name="ce104">
            <text:p>11.4</text:p>
          </table:table-cell>
          <table:table-cell office:value-type="float" office:value="-64.866081093050184" table:formula="of:=IF([.J10]=&quot;..&quot;;&quot;..&quot;;[.J10]-[.$B10])" table:style-name="ce104">
            <text:p>-64.9</text:p>
          </table:table-cell>
          <table:table-cell office:value-type="float" office:value="43.070323257935641" table:formula="of:=IF([.K10]=&quot;..&quot;;&quot;..&quot;;[.K10]-[.$B10])" table:style-name="ce104">
            <text:p>43.1</text:p>
          </table:table-cell>
          <table:table-cell office:value-type="float" office:value="-58.415655441131328" table:formula="of:=IF([.L10]=&quot;..&quot;;&quot;..&quot;;[.L10]-[.$B10])" table:style-name="ce104">
            <text:p>-58.4</text:p>
          </table:table-cell>
          <table:table-cell office:value-type="float" office:value="98.070563803050831" table:formula="of:=IF([.M10]=&quot;..&quot;;&quot;..&quot;;[.M10]-[.$B10])" table:style-name="ce104">
            <text:p>98.1</text:p>
          </table:table-cell>
          <table:table-cell office:value-type="float" office:value="-14.764868963282225" table:formula="of:=IF([.N10]=&quot;..&quot;;&quot;..&quot;;[.N10]-[.$B10])" table:style-name="ce104">
            <text:p>-14.8</text:p>
          </table:table-cell>
          <table:table-cell office:value-type="float" office:value="11.411420218111516" table:formula="of:=IF([.O10]=&quot;..&quot;;&quot;..&quot;;[.O10]-[.$B10])" table:style-name="ce104">
            <text:p>11.4</text:p>
          </table:table-cell>
          <table:table-cell office:value-type="float" office:value="28.732322527716832" table:formula="of:=IF([.P10]=&quot;..&quot;;&quot;..&quot;;[.P10]-[.$B10])" table:style-name="ce104">
            <text:p>28.7</text:p>
          </table:table-cell>
          <table:table-cell office:value-type="float" office:value="62.667708699210507" table:formula="of:=IF([.Q10]=&quot;..&quot;;&quot;..&quot;;[.Q10]-[.$B10])" table:style-name="ce104">
            <text:p>62.7</text:p>
          </table:table-cell>
          <table:table-cell office:value-type="float" office:value="-10.32579040730711" table:formula="of:=IF([.R10]=&quot;..&quot;;&quot;..&quot;;[.R10]-[.$B10])" table:style-name="ce104">
            <text:p>-10.3</text:p>
          </table:table-cell>
          <table:table-cell office:value-type="float" office:value="-44.339127355517313" table:formula="of:=IF([.S10]=&quot;..&quot;;&quot;..&quot;;[.S10]-[.$B10])" table:style-name="ce104">
            <text:p>-44.3</text:p>
          </table:table-cell>
          <table:table-cell office:value-type="float" office:value="-42.783990698939668" table:formula="of:=IF([.T10]=&quot;..&quot;;&quot;..&quot;;[.T10]-[.$B10])" table:style-name="ce104">
            <text:p>-42.8</text:p>
          </table:table-cell>
          <table:table-cell office:value-type="float" office:value="-16.471673451059885" table:formula="of:=IF([.U10]=&quot;..&quot;;&quot;..&quot;;[.U10]-[.$B10])" table:style-name="ce104">
            <text:p>-16.5</text:p>
          </table:table-cell>
          <table:table-cell office:value-type="float" office:value="-29.999739994833419" table:formula="of:=IF([.V10]=&quot;..&quot;;&quot;..&quot;;[.V10]-[.$B10])" table:style-name="ce104">
            <text:p>-30.0</text:p>
          </table:table-cell>
          <table:table-cell office:value-type="float" office:value="-29.269575409286723" table:formula="of:=IF([.W10]=&quot;..&quot;;&quot;..&quot;;[.W10]-[.$B10])" table:style-name="ce104">
            <text:p>-29.3</text:p>
          </table:table-cell>
          <table:table-cell office:value-type="float" office:value="13.207682677725245" table:formula="of:=IF([.X10]=&quot;..&quot;;&quot;..&quot;;[.X10]-[.$B10])" table:style-name="ce104">
            <text:p>13.2</text:p>
          </table:table-cell>
          <table:table-cell table:number-columns-repeated="7" table:style-name="ce10"/>
          <table:table-cell table:number-columns-repeated="16353" table:style-name="ce1"/>
        </table:table-row>
        <table:table-row table:style-name="ro4">
          <table:table-cell office:value-type="string" table:style-name="ce108">
            <text:p>June</text:p>
          </table:table-cell>
          <table:table-cell table:style-name="ce122"/>
          <table:table-cell office:value-type="float" office:value="-0.36850709385706182" table:formula="of:=IF([.C11]=&quot;..&quot;;&quot;..&quot;;[.C11]-[.$B11])" table:style-name="ce104">
            <text:p>-0.4</text:p>
          </table:table-cell>
          <table:table-cell office:value-type="float" office:value="49.679336689413418" table:formula="of:=IF([.D11]=&quot;..&quot;;&quot;..&quot;;[.D11]-[.$B11])" table:style-name="ce104">
            <text:p>49.7</text:p>
          </table:table-cell>
          <table:table-cell office:value-type="float" office:value="5.8106170866955154" table:formula="of:=IF([.E11]=&quot;..&quot;;&quot;..&quot;;[.E11]-[.$B11])" table:style-name="ce104">
            <text:p>5.8</text:p>
          </table:table-cell>
          <table:table-cell office:value-type="float" office:value="33.882571833485102" table:formula="of:=IF([.F11]=&quot;..&quot;;&quot;..&quot;;[.F11]-[.$B11])" table:style-name="ce104">
            <text:p>33.9</text:p>
          </table:table-cell>
          <table:table-cell office:value-type="float" office:value="12.107761348353861" table:formula="of:=IF([.G11]=&quot;..&quot;;&quot;..&quot;;[.G11]-[.$B11])" table:style-name="ce104">
            <text:p>12.1</text:p>
          </table:table-cell>
          <table:table-cell office:value-type="float" office:value="-16.678837616377493" table:formula="of:=IF([.H11]=&quot;..&quot;;&quot;..&quot;;[.H11]-[.$B11])" table:style-name="ce104">
            <text:p>-16.7</text:p>
          </table:table-cell>
          <table:table-cell office:value-type="float" office:value="18.095355713980112" table:formula="of:=IF([.I11]=&quot;..&quot;;&quot;..&quot;;[.I11]-[.$B11])" table:style-name="ce104">
            <text:p>18.1</text:p>
          </table:table-cell>
          <table:table-cell office:value-type="float" office:value="9.6652658562360045" table:formula="of:=IF([.J11]=&quot;..&quot;;&quot;..&quot;;[.J11]-[.$B11])" table:style-name="ce104">
            <text:p>9.7</text:p>
          </table:table-cell>
          <table:table-cell office:value-type="float" office:value="-26.333037264305233" table:formula="of:=IF([.K11]=&quot;..&quot;;&quot;..&quot;;[.K11]-[.$B11])" table:style-name="ce104">
            <text:p>-26.3</text:p>
          </table:table-cell>
          <table:table-cell office:value-type="float" office:value="-50.084326797012736" table:formula="of:=IF([.L11]=&quot;..&quot;;&quot;..&quot;;[.L11]-[.$B11])" table:style-name="ce104">
            <text:p>-50.1</text:p>
          </table:table-cell>
          <table:table-cell office:value-type="float" office:value="3.7925362741385982" table:formula="of:=IF([.M11]=&quot;..&quot;;&quot;..&quot;;[.M11]-[.$B11])" table:style-name="ce104">
            <text:p>3.8</text:p>
          </table:table-cell>
          <table:table-cell office:value-type="float" office:value="41.151093245844578" table:formula="of:=IF([.N11]=&quot;..&quot;;&quot;..&quot;;[.N11]-[.$B11])" table:style-name="ce104">
            <text:p>41.2</text:p>
          </table:table-cell>
          <table:table-cell office:value-type="float" office:value="-39.192210901670514" table:formula="of:=IF([.O11]=&quot;..&quot;;&quot;..&quot;;[.O11]-[.$B11])" table:style-name="ce104">
            <text:p>-39.2</text:p>
          </table:table-cell>
          <table:table-cell office:value-type="float" office:value="-31.828901904392986" table:formula="of:=IF([.P11]=&quot;..&quot;;&quot;..&quot;;[.P11]-[.$B11])" table:style-name="ce104">
            <text:p>-31.8</text:p>
          </table:table-cell>
          <table:table-cell office:value-type="float" office:value="3.3644078978154965" table:formula="of:=IF([.Q11]=&quot;..&quot;;&quot;..&quot;;[.Q11]-[.$B11])" table:style-name="ce104">
            <text:p>3.4</text:p>
          </table:table-cell>
          <table:table-cell office:value-type="float" office:value="-20.121478958613267" table:formula="of:=IF([.R11]=&quot;..&quot;;&quot;..&quot;;[.R11]-[.$B11])" table:style-name="ce104">
            <text:p>-20.1</text:p>
          </table:table-cell>
          <table:table-cell office:value-type="float" office:value="45.706715909319541" table:formula="of:=IF([.S11]=&quot;..&quot;;&quot;..&quot;;[.S11]-[.$B11])" table:style-name="ce104">
            <text:p>45.7</text:p>
          </table:table-cell>
          <table:table-cell office:value-type="float" office:value="-22.931520024894141" table:formula="of:=IF([.T11]=&quot;..&quot;;&quot;..&quot;;[.T11]-[.$B11])" table:style-name="ce104">
            <text:p>-22.9</text:p>
          </table:table-cell>
          <table:table-cell office:value-type="float" office:value="-7.042923013431718" table:formula="of:=IF([.U11]=&quot;..&quot;;&quot;..&quot;;[.U11]-[.$B11])" table:style-name="ce104">
            <text:p>-7.0</text:p>
          </table:table-cell>
          <table:table-cell office:value-type="float" office:value="16.320465828793033" table:formula="of:=IF([.V11]=&quot;..&quot;;&quot;..&quot;;[.V11]-[.$B11])" table:style-name="ce104">
            <text:p>16.3</text:p>
          </table:table-cell>
          <table:table-cell office:value-type="float" office:value="-25.362891203377188" table:formula="of:=IF([.W11]=&quot;..&quot;;&quot;..&quot;;[.W11]-[.$B11])" table:style-name="ce104">
            <text:p>-25.4</text:p>
          </table:table-cell>
          <table:table-cell office:value-type="float" office:value="-5.933978121114805" table:formula="of:=IF([.X11]=&quot;..&quot;;&quot;..&quot;;[.X11]-[.$B11])" table:style-name="ce104">
            <text:p>-5.9</text:p>
          </table:table-cell>
          <table:table-cell table:number-columns-repeated="7" table:style-name="ce10"/>
          <table:table-cell table:number-columns-repeated="16353" table:style-name="ce1"/>
        </table:table-row>
        <table:table-row table:style-name="ro4">
          <table:table-cell office:value-type="string" table:style-name="ce108">
            <text:p>July</text:p>
          </table:table-cell>
          <table:table-cell table:style-name="ce122"/>
          <table:table-cell office:value-type="float" office:value="12.526350338608566" table:formula="of:=IF([.C12]=&quot;..&quot;;&quot;..&quot;;[.C12]-[.$B12])" table:style-name="ce104">
            <text:p>12.5</text:p>
          </table:table-cell>
          <table:table-cell office:value-type="float" office:value="4.7518692450360192" table:formula="of:=IF([.D12]=&quot;..&quot;;&quot;..&quot;;[.D12]-[.$B12])" table:style-name="ce104">
            <text:p>4.8</text:p>
          </table:table-cell>
          <table:table-cell office:value-type="float" office:value="-23.250902961785428" table:formula="of:=IF([.E12]=&quot;..&quot;;&quot;..&quot;;[.E12]-[.$B12])" table:style-name="ce104">
            <text:p>-23.3</text:p>
          </table:table-cell>
          <table:table-cell office:value-type="float" office:value="-24.693258342068773" table:formula="of:=IF([.F12]=&quot;..&quot;;&quot;..&quot;;[.F12]-[.$B12])" table:style-name="ce104">
            <text:p>-24.7</text:p>
          </table:table-cell>
          <table:table-cell office:value-type="float" office:value="-52.705468532230881" table:formula="of:=IF([.G12]=&quot;..&quot;;&quot;..&quot;;[.G12]-[.$B12])" table:style-name="ce104">
            <text:p>-52.7</text:p>
          </table:table-cell>
          <table:table-cell office:value-type="float" office:value="-22.700135681242273" table:formula="of:=IF([.H12]=&quot;..&quot;;&quot;..&quot;;[.H12]-[.$B12])" table:style-name="ce104">
            <text:p>-22.7</text:p>
          </table:table-cell>
          <table:table-cell office:value-type="float" office:value="-1.4163270822806595" table:formula="of:=IF([.I12]=&quot;..&quot;;&quot;..&quot;;[.I12]-[.$B12])" table:style-name="ce104">
            <text:p>-1.4</text:p>
          </table:table-cell>
          <table:table-cell office:value-type="float" office:value="6.9742045323966977" table:formula="of:=IF([.J12]=&quot;..&quot;;&quot;..&quot;;[.J12]-[.$B12])" table:style-name="ce104">
            <text:p>7.0</text:p>
          </table:table-cell>
          <table:table-cell office:value-type="float" office:value="32.805520020825043" table:formula="of:=IF([.K12]=&quot;..&quot;;&quot;..&quot;;[.K12]-[.$B12])" table:style-name="ce104">
            <text:p>32.8</text:p>
          </table:table-cell>
          <table:table-cell office:value-type="float" office:value="60.21412201814519" table:formula="of:=IF([.L12]=&quot;..&quot;;&quot;..&quot;;[.L12]-[.$B12])" table:style-name="ce104">
            <text:p>60.2</text:p>
          </table:table-cell>
          <table:table-cell office:value-type="float" office:value="-10.693824137154863" table:formula="of:=IF([.M12]=&quot;..&quot;;&quot;..&quot;;[.M12]-[.$B12])" table:style-name="ce104">
            <text:p>-10.7</text:p>
          </table:table-cell>
          <table:table-cell office:value-type="float" office:value="17.929627921359014" table:formula="of:=IF([.N12]=&quot;..&quot;;&quot;..&quot;;[.N12]-[.$B12])" table:style-name="ce104">
            <text:p>17.9</text:p>
          </table:table-cell>
          <table:table-cell office:value-type="float" office:value="-31.056834043738974" table:formula="of:=IF([.O12]=&quot;..&quot;;&quot;..&quot;;[.O12]-[.$B12])" table:style-name="ce104">
            <text:p>-31.1</text:p>
          </table:table-cell>
          <table:table-cell office:value-type="float" office:value="-15.01075915803888" table:formula="of:=IF([.P12]=&quot;..&quot;;&quot;..&quot;;[.P12]-[.$B12])" table:style-name="ce104">
            <text:p>-15.0</text:p>
          </table:table-cell>
          <table:table-cell office:value-type="float" office:value="30.924864685719669" table:formula="of:=IF([.Q12]=&quot;..&quot;;&quot;..&quot;;[.Q12]-[.$B12])" table:style-name="ce104">
            <text:p>30.9</text:p>
          </table:table-cell>
          <table:table-cell office:value-type="float" office:value="24.663228923901002" table:formula="of:=IF([.R12]=&quot;..&quot;;&quot;..&quot;;[.R12]-[.$B12])" table:style-name="ce104">
            <text:p>24.7</text:p>
          </table:table-cell>
          <table:table-cell office:value-type="float" office:value="3.2679689110510139" table:formula="of:=IF([.S12]=&quot;..&quot;;&quot;..&quot;;[.S12]-[.$B12])" table:style-name="ce104">
            <text:p>3.3</text:p>
          </table:table-cell>
          <table:table-cell office:value-type="float" office:value="-22.968667740541918" table:formula="of:=IF([.T12]=&quot;..&quot;;&quot;..&quot;;[.T12]-[.$B12])" table:style-name="ce104">
            <text:p>-23.0</text:p>
          </table:table-cell>
          <table:table-cell office:value-type="float" office:value="28.209227767912409" table:formula="of:=IF([.U12]=&quot;..&quot;;&quot;..&quot;;[.U12]-[.$B12])" table:style-name="ce104">
            <text:p>28.2</text:p>
          </table:table-cell>
          <table:table-cell office:value-type="float" office:value="50.889998266786307" table:formula="of:=IF([.V12]=&quot;..&quot;;&quot;..&quot;;[.V12]-[.$B12])" table:style-name="ce104">
            <text:p>50.9</text:p>
          </table:table-cell>
          <table:table-cell office:value-type="float" office:value="-56.134454614049275" table:formula="of:=IF([.W12]=&quot;..&quot;;&quot;..&quot;;[.W12]-[.$B12])" table:style-name="ce104">
            <text:p>-56.1</text:p>
          </table:table-cell>
          <table:table-cell office:value-type="float" office:value="-25.510481708777661" table:formula="of:=IF([.X12]=&quot;..&quot;;&quot;..&quot;;[.X12]-[.$B12])" table:style-name="ce104">
            <text:p>-25.5</text:p>
          </table:table-cell>
          <table:table-cell table:number-columns-repeated="7" table:style-name="ce10"/>
          <table:table-cell table:number-columns-repeated="16353" table:style-name="ce1"/>
        </table:table-row>
        <table:table-row table:style-name="ro4">
          <table:table-cell office:value-type="string" table:style-name="ce108">
            <text:p>August</text:p>
          </table:table-cell>
          <table:table-cell table:style-name="ce122"/>
          <table:table-cell office:value-type="float" office:value="4.3420341820476978" table:formula="of:=IF([.C13]=&quot;..&quot;;&quot;..&quot;;[.C13]-[.$B13])" table:style-name="ce104">
            <text:p>4.3</text:p>
          </table:table-cell>
          <table:table-cell office:value-type="float" office:value="-21.793954099458048" table:formula="of:=IF([.D13]=&quot;..&quot;;&quot;..&quot;;[.D13]-[.$B13])" table:style-name="ce104">
            <text:p>-21.8</text:p>
          </table:table-cell>
          <table:table-cell office:value-type="float" office:value="-82.082303381440568" table:formula="of:=IF([.E13]=&quot;..&quot;;&quot;..&quot;;[.E13]-[.$B13])" table:style-name="ce104">
            <text:p>-82.1</text:p>
          </table:table-cell>
          <table:table-cell office:value-type="float" office:value="69.219177202930609" table:formula="of:=IF([.F13]=&quot;..&quot;;&quot;..&quot;;[.F13]-[.$B13])" table:style-name="ce104">
            <text:p>69.2</text:p>
          </table:table-cell>
          <table:table-cell office:value-type="float" office:value="-2.6995263264040261" table:formula="of:=IF([.G13]=&quot;..&quot;;&quot;..&quot;;[.G13]-[.$B13])" table:style-name="ce104">
            <text:p>-2.7</text:p>
          </table:table-cell>
          <table:table-cell office:value-type="float" office:value="-23.708572405843157" table:formula="of:=IF([.H13]=&quot;..&quot;;&quot;..&quot;;[.H13]-[.$B13])" table:style-name="ce104">
            <text:p>-23.7</text:p>
          </table:table-cell>
          <table:table-cell office:value-type="float" office:value="0.47045125727801462" table:formula="of:=IF([.I13]=&quot;..&quot;;&quot;..&quot;;[.I13]-[.$B13])" table:style-name="ce104">
            <text:p>0.5</text:p>
          </table:table-cell>
          <table:table-cell office:value-type="float" office:value="16.946858019689103" table:formula="of:=IF([.J13]=&quot;..&quot;;&quot;..&quot;;[.J13]-[.$B13])" table:style-name="ce104">
            <text:p>16.9</text:p>
          </table:table-cell>
          <table:table-cell office:value-type="float" office:value="74.0471812482524" table:formula="of:=IF([.K13]=&quot;..&quot;;&quot;..&quot;;[.K13]-[.$B13])" table:style-name="ce104">
            <text:p>74.0</text:p>
          </table:table-cell>
          <table:table-cell office:value-type="float" office:value="-26.302385928815184" table:formula="of:=IF([.L13]=&quot;..&quot;;&quot;..&quot;;[.L13]-[.$B13])" table:style-name="ce104">
            <text:p>-26.3</text:p>
          </table:table-cell>
          <table:table-cell office:value-type="float" office:value="14.403717261684534" table:formula="of:=IF([.M13]=&quot;..&quot;;&quot;..&quot;;[.M13]-[.$B13])" table:style-name="ce104">
            <text:p>14.4</text:p>
          </table:table-cell>
          <table:table-cell office:value-type="float" office:value="2.1814468486039686" table:formula="of:=IF([.N13]=&quot;..&quot;;&quot;..&quot;;[.N13]-[.$B13])" table:style-name="ce104">
            <text:p>2.2</text:p>
          </table:table-cell>
          <table:table-cell office:value-type="float" office:value="-30.817087219356054" table:formula="of:=IF([.O13]=&quot;..&quot;;&quot;..&quot;;[.O13]-[.$B13])" table:style-name="ce104">
            <text:p>-30.8</text:p>
          </table:table-cell>
          <table:table-cell office:value-type="float" office:value="-0.11690093237113786" table:formula="of:=IF([.P13]=&quot;..&quot;;&quot;..&quot;;[.P13]-[.$B13])" table:style-name="ce104">
            <text:p>-0.1</text:p>
          </table:table-cell>
          <table:table-cell office:value-type="float" office:value="-17.62566848219133" table:formula="of:=IF([.Q13]=&quot;..&quot;;&quot;..&quot;;[.Q13]-[.$B13])" table:style-name="ce104">
            <text:p>-17.6</text:p>
          </table:table-cell>
          <table:table-cell office:value-type="float" office:value="-4.6385806997730015" table:formula="of:=IF([.R13]=&quot;..&quot;;&quot;..&quot;;[.R13]-[.$B13])" table:style-name="ce104">
            <text:p>-4.6</text:p>
          </table:table-cell>
          <table:table-cell office:value-type="float" office:value="2.5858919671634339" table:formula="of:=IF([.S13]=&quot;..&quot;;&quot;..&quot;;[.S13]-[.$B13])" table:style-name="ce104">
            <text:p>2.6</text:p>
          </table:table-cell>
          <table:table-cell office:value-type="float" office:value="-14.840518657304472" table:formula="of:=IF([.T13]=&quot;..&quot;;&quot;..&quot;;[.T13]-[.$B13])" table:style-name="ce104">
            <text:p>-14.8</text:p>
          </table:table-cell>
          <table:table-cell office:value-type="float" office:value="90.062819439528454" table:formula="of:=IF([.U13]=&quot;..&quot;;&quot;..&quot;;[.U13]-[.$B13])" table:style-name="ce104">
            <text:p>90.1</text:p>
          </table:table-cell>
          <table:table-cell office:value-type="float" office:value="-0.62059279506024723" table:formula="of:=IF([.V13]=&quot;..&quot;;&quot;..&quot;;[.V13]-[.$B13])" table:style-name="ce104">
            <text:p>-0.6</text:p>
          </table:table-cell>
          <table:table-cell office:value-type="float" office:value="-44.671452317113605" table:formula="of:=IF([.W13]=&quot;..&quot;;&quot;..&quot;;[.W13]-[.$B13])" table:style-name="ce104">
            <text:p>-44.7</text:p>
          </table:table-cell>
          <table:table-cell office:value-type="float" office:value="-42.161450981308334" table:formula="of:=IF([.X13]=&quot;..&quot;;&quot;..&quot;;[.X13]-[.$B13])" table:style-name="ce104">
            <text:p>-42.2</text:p>
          </table:table-cell>
          <table:table-cell table:number-columns-repeated="7" table:style-name="ce10"/>
          <table:table-cell table:number-columns-repeated="16353" table:style-name="ce1"/>
        </table:table-row>
        <table:table-row table:style-name="ro4">
          <table:table-cell office:value-type="string" table:style-name="ce108">
            <text:p>September</text:p>
          </table:table-cell>
          <table:table-cell table:style-name="ce122"/>
          <table:table-cell office:value-type="float" office:value="-28.026252084507689" table:formula="of:=IF([.C14]=&quot;..&quot;;&quot;..&quot;;[.C14]-[.$B14])" table:style-name="ce104">
            <text:p>-28.0</text:p>
          </table:table-cell>
          <table:table-cell office:value-type="float" office:value="-58.015430843661854" table:formula="of:=IF([.D14]=&quot;..&quot;;&quot;..&quot;;[.D14]-[.$B14])" table:style-name="ce104">
            <text:p>-58.0</text:p>
          </table:table-cell>
          <table:table-cell office:value-type="float" office:value="-32.959794430609335" table:formula="of:=IF([.E14]=&quot;..&quot;;&quot;..&quot;;[.E14]-[.$B14])" table:style-name="ce104">
            <text:p>-33.0</text:p>
          </table:table-cell>
          <table:table-cell office:value-type="float" office:value="54.088777252162046" table:formula="of:=IF([.F14]=&quot;..&quot;;&quot;..&quot;;[.F14]-[.$B14])" table:style-name="ce104">
            <text:p>54.1</text:p>
          </table:table-cell>
          <table:table-cell office:value-type="float" office:value="18.649623730463603" table:formula="of:=IF([.G14]=&quot;..&quot;;&quot;..&quot;;[.G14]-[.$B14])" table:style-name="ce104">
            <text:p>18.6</text:p>
          </table:table-cell>
          <table:table-cell office:value-type="float" office:value="36.463205860158283" table:formula="of:=IF([.H14]=&quot;..&quot;;&quot;..&quot;;[.H14]-[.$B14])" table:style-name="ce104">
            <text:p>36.5</text:p>
          </table:table-cell>
          <table:table-cell office:value-type="float" office:value="-29.555180195089619" table:formula="of:=IF([.I14]=&quot;..&quot;;&quot;..&quot;;[.I14]-[.$B14])" table:style-name="ce104">
            <text:p>-29.6</text:p>
          </table:table-cell>
          <table:table-cell office:value-type="float" office:value="-8.0324164469069785" table:formula="of:=IF([.J14]=&quot;..&quot;;&quot;..&quot;;[.J14]-[.$B14])" table:style-name="ce104">
            <text:p>-8.0</text:p>
          </table:table-cell>
          <table:table-cell office:value-type="float" office:value="-25.63694961037524" table:formula="of:=IF([.K14]=&quot;..&quot;;&quot;..&quot;;[.K14]-[.$B14])" table:style-name="ce104">
            <text:p>-25.6</text:p>
          </table:table-cell>
          <table:table-cell office:value-type="float" office:value="13.161039760494347" table:formula="of:=IF([.L14]=&quot;..&quot;;&quot;..&quot;;[.L14]-[.$B14])" table:style-name="ce104">
            <text:p>13.2</text:p>
          </table:table-cell>
          <table:table-cell office:value-type="float" office:value="78.325237709592201" table:formula="of:=IF([.M14]=&quot;..&quot;;&quot;..&quot;;[.M14]-[.$B14])" table:style-name="ce104">
            <text:p>78.3</text:p>
          </table:table-cell>
          <table:table-cell office:value-type="float" office:value="8.4070867371200819" table:formula="of:=IF([.N14]=&quot;..&quot;;&quot;..&quot;;[.N14]-[.$B14])" table:style-name="ce104">
            <text:p>8.4</text:p>
          </table:table-cell>
          <table:table-cell office:value-type="float" office:value="-15.994789232696661" table:formula="of:=IF([.O14]=&quot;..&quot;;&quot;..&quot;;[.O14]-[.$B14])" table:style-name="ce104">
            <text:p>-16.0</text:p>
          </table:table-cell>
          <table:table-cell office:value-type="float" office:value="-91.1103512665712" table:formula="of:=IF([.P14]=&quot;..&quot;;&quot;..&quot;;[.P14]-[.$B14])" table:style-name="ce104">
            <text:p>-91.1</text:p>
          </table:table-cell>
          <table:table-cell office:value-type="float" office:value="-80.907861673155963" table:formula="of:=IF([.Q14]=&quot;..&quot;;&quot;..&quot;;[.Q14]-[.$B14])" table:style-name="ce104">
            <text:p>-80.9</text:p>
          </table:table-cell>
          <table:table-cell office:value-type="float" office:value="55.696463280437555" table:formula="of:=IF([.R14]=&quot;..&quot;;&quot;..&quot;;[.R14]-[.$B14])" table:style-name="ce104">
            <text:p>55.7</text:p>
          </table:table-cell>
          <table:table-cell office:value-type="float" office:value="10.512539963251044" table:formula="of:=IF([.S14]=&quot;..&quot;;&quot;..&quot;;[.S14]-[.$B14])" table:style-name="ce104">
            <text:p>10.5</text:p>
          </table:table-cell>
          <table:table-cell office:value-type="float" office:value="37.974917499371671" table:formula="of:=IF([.T14]=&quot;..&quot;;&quot;..&quot;;[.T14]-[.$B14])" table:style-name="ce104">
            <text:p>38.0</text:p>
          </table:table-cell>
          <table:table-cell office:value-type="float" office:value="12.503969103089034" table:formula="of:=IF([.U14]=&quot;..&quot;;&quot;..&quot;;[.U14]-[.$B14])" table:style-name="ce104">
            <text:p>12.5</text:p>
          </table:table-cell>
          <table:table-cell office:value-type="float" office:value="13.60698708936313" table:formula="of:=IF([.V14]=&quot;..&quot;;&quot;..&quot;;[.V14]-[.$B14])" table:style-name="ce104">
            <text:p>13.6</text:p>
          </table:table-cell>
          <table:table-cell office:value-type="float" office:value="2.8229257135636914" table:formula="of:=IF([.W14]=&quot;..&quot;;&quot;..&quot;;[.W14]-[.$B14])" table:style-name="ce104">
            <text:p>2.8</text:p>
          </table:table-cell>
          <table:table-cell office:value-type="string" table:style-name="ce104">
            <text:p>[x]</text:p>
          </table:table-cell>
          <table:table-cell table:number-columns-repeated="7" table:style-name="ce10"/>
          <table:table-cell table:number-columns-repeated="16353" table:style-name="ce1"/>
        </table:table-row>
        <table:table-row table:style-name="ro4">
          <table:table-cell office:value-type="string" table:style-name="ce108">
            <text:p>October</text:p>
          </table:table-cell>
          <table:table-cell table:style-name="ce122"/>
          <table:table-cell office:value-type="float" office:value="28.77918552120471" table:formula="of:=IF([.C15]=&quot;..&quot;;&quot;..&quot;;[.C15]-[.$B15])" table:style-name="ce104">
            <text:p>28.8</text:p>
          </table:table-cell>
          <table:table-cell office:value-type="float" office:value="-4.6095466250425261" table:formula="of:=IF([.D15]=&quot;..&quot;;&quot;..&quot;;[.D15]-[.$B15])" table:style-name="ce104">
            <text:p>-4.6</text:p>
          </table:table-cell>
          <table:table-cell office:value-type="float" office:value="-106.78777080236634" table:formula="of:=IF([.E15]=&quot;..&quot;;&quot;..&quot;;[.E15]-[.$B15])" table:style-name="ce104">
            <text:p>-106.8</text:p>
          </table:table-cell>
          <table:table-cell office:value-type="float" office:value="27.37258086376707" table:formula="of:=IF([.F15]=&quot;..&quot;;&quot;..&quot;;[.F15]-[.$B15])" table:style-name="ce104">
            <text:p>27.4</text:p>
          </table:table-cell>
          <table:table-cell office:value-type="float" office:value="15.724644858475472" table:formula="of:=IF([.G15]=&quot;..&quot;;&quot;..&quot;;[.G15]-[.$B15])" table:style-name="ce104">
            <text:p>15.7</text:p>
          </table:table-cell>
          <table:table-cell office:value-type="float" office:value="-34.557825153581916" table:formula="of:=IF([.H15]=&quot;..&quot;;&quot;..&quot;;[.H15]-[.$B15])" table:style-name="ce104">
            <text:p>-34.6</text:p>
          </table:table-cell>
          <table:table-cell office:value-type="float" office:value="-48.668954944361175" table:formula="of:=IF([.I15]=&quot;..&quot;;&quot;..&quot;;[.I15]-[.$B15])" table:style-name="ce104">
            <text:p>-48.7</text:p>
          </table:table-cell>
          <table:table-cell office:value-type="float" office:value="87.645242136671385" table:formula="of:=IF([.J15]=&quot;..&quot;;&quot;..&quot;;[.J15]-[.$B15])" table:style-name="ce104">
            <text:p>87.6</text:p>
          </table:table-cell>
          <table:table-cell office:value-type="float" office:value="-30.220651207311477" table:formula="of:=IF([.K15]=&quot;..&quot;;&quot;..&quot;;[.K15]-[.$B15])" table:style-name="ce104">
            <text:p>-30.2</text:p>
          </table:table-cell>
          <table:table-cell office:value-type="float" office:value="-21.762246209499125" table:formula="of:=IF([.L15]=&quot;..&quot;;&quot;..&quot;;[.L15]-[.$B15])" table:style-name="ce104">
            <text:p>-21.8</text:p>
          </table:table-cell>
          <table:table-cell office:value-type="float" office:value="72.160808997069665" table:formula="of:=IF([.M15]=&quot;..&quot;;&quot;..&quot;;[.M15]-[.$B15])" table:style-name="ce104">
            <text:p>72.2</text:p>
          </table:table-cell>
          <table:table-cell office:value-type="float" office:value="-8.3518308021665177" table:formula="of:=IF([.N15]=&quot;..&quot;;&quot;..&quot;;[.N15]-[.$B15])" table:style-name="ce104">
            <text:p>-8.4</text:p>
          </table:table-cell>
          <table:table-cell office:value-type="float" office:value="35.411587888093266" table:formula="of:=IF([.O15]=&quot;..&quot;;&quot;..&quot;;[.O15]-[.$B15])" table:style-name="ce104">
            <text:p>35.4</text:p>
          </table:table-cell>
          <table:table-cell office:value-type="float" office:value="65.517838095944853" table:formula="of:=IF([.P15]=&quot;..&quot;;&quot;..&quot;;[.P15]-[.$B15])" table:style-name="ce104">
            <text:p>65.5</text:p>
          </table:table-cell>
          <table:table-cell office:value-type="float" office:value="-84.889188963142956" table:formula="of:=IF([.Q15]=&quot;..&quot;;&quot;..&quot;;[.Q15]-[.$B15])" table:style-name="ce104">
            <text:p>-84.9</text:p>
          </table:table-cell>
          <table:table-cell office:value-type="float" office:value="-110.61302482375532" table:formula="of:=IF([.R15]=&quot;..&quot;;&quot;..&quot;;[.R15]-[.$B15])" table:style-name="ce104">
            <text:p>-110.6</text:p>
          </table:table-cell>
          <table:table-cell office:value-type="float" office:value="17.49299436187124" table:formula="of:=IF([.S15]=&quot;..&quot;;&quot;..&quot;;[.S15]-[.$B15])" table:style-name="ce104">
            <text:p>17.5</text:p>
          </table:table-cell>
          <table:table-cell office:value-type="float" office:value="7.7350737059749122" table:formula="of:=IF([.T15]=&quot;..&quot;;&quot;..&quot;;[.T15]-[.$B15])" table:style-name="ce104">
            <text:p>7.7</text:p>
          </table:table-cell>
          <table:table-cell office:value-type="float" office:value="-4.8792915931017546" table:formula="of:=IF([.U15]=&quot;..&quot;;&quot;..&quot;;[.U15]-[.$B15])" table:style-name="ce104">
            <text:p>-4.9</text:p>
          </table:table-cell>
          <table:table-cell office:value-type="float" office:value="43.880892235231016" table:formula="of:=IF([.V15]=&quot;..&quot;;&quot;..&quot;;[.V15]-[.$B15])" table:style-name="ce104">
            <text:p>43.9</text:p>
          </table:table-cell>
          <table:table-cell office:value-type="float" office:value="82.398667981230204" table:formula="of:=IF([.W15]=&quot;..&quot;;&quot;..&quot;;[.W15]-[.$B15])" table:style-name="ce104">
            <text:p>82.4</text:p>
          </table:table-cell>
          <table:table-cell office:value-type="string" table:style-name="ce104">
            <text:p>[x]</text:p>
          </table:table-cell>
          <table:table-cell table:number-columns-repeated="7" table:style-name="ce10"/>
          <table:table-cell table:number-columns-repeated="16353" table:style-name="ce1"/>
        </table:table-row>
        <table:table-row table:style-name="ro4">
          <table:table-cell office:value-type="string" table:style-name="ce108">
            <text:p>November</text:p>
          </table:table-cell>
          <table:table-cell table:style-name="ce122"/>
          <table:table-cell office:value-type="float" office:value="-20.710812355353553" table:formula="of:=IF([.C16]=&quot;..&quot;;&quot;..&quot;;[.C16]-[.$B16])" table:style-name="ce104">
            <text:p>-20.7</text:p>
          </table:table-cell>
          <table:table-cell office:value-type="float" office:value="3.4478378549545994" table:formula="of:=IF([.D16]=&quot;..&quot;;&quot;..&quot;;[.D16]-[.$B16])" table:style-name="ce104">
            <text:p>3.4</text:p>
          </table:table-cell>
          <table:table-cell office:value-type="float" office:value="-15.754759771661043" table:formula="of:=IF([.E16]=&quot;..&quot;;&quot;..&quot;;[.E16]-[.$B16])" table:style-name="ce104">
            <text:p>-15.8</text:p>
          </table:table-cell>
          <table:table-cell office:value-type="float" office:value="-60.466941478298381" table:formula="of:=IF([.F16]=&quot;..&quot;;&quot;..&quot;;[.F16]-[.$B16])" table:style-name="ce104">
            <text:p>-60.5</text:p>
          </table:table-cell>
          <table:table-cell office:value-type="float" office:value="-19.27240669985261" table:formula="of:=IF([.G16]=&quot;..&quot;;&quot;..&quot;;[.G16]-[.$B16])" table:style-name="ce104">
            <text:p>-19.3</text:p>
          </table:table-cell>
          <table:table-cell office:value-type="float" office:value="114.55775461109855" table:formula="of:=IF([.H16]=&quot;..&quot;;&quot;..&quot;;[.H16]-[.$B16])" table:style-name="ce104">
            <text:p>114.6</text:p>
          </table:table-cell>
          <table:table-cell office:value-type="float" office:value="-16.755019417794756" table:formula="of:=IF([.I16]=&quot;..&quot;;&quot;..&quot;;[.I16]-[.$B16])" table:style-name="ce104">
            <text:p>-16.8</text:p>
          </table:table-cell>
          <table:table-cell office:value-type="float" office:value="-28.755391207586754" table:formula="of:=IF([.J16]=&quot;..&quot;;&quot;..&quot;;[.J16]-[.$B16])" table:style-name="ce104">
            <text:p>-28.8</text:p>
          </table:table-cell>
          <table:table-cell office:value-type="float" office:value="116.09803127865385" table:formula="of:=IF([.K16]=&quot;..&quot;;&quot;..&quot;;[.K16]-[.$B16])" table:style-name="ce104">
            <text:p>116.1</text:p>
          </table:table-cell>
          <table:table-cell office:value-type="float" office:value="-27.883785538251672" table:formula="of:=IF([.L16]=&quot;..&quot;;&quot;..&quot;;[.L16]-[.$B16])" table:style-name="ce104">
            <text:p>-27.9</text:p>
          </table:table-cell>
          <table:table-cell office:value-type="float" office:value="49.866203238370616" table:formula="of:=IF([.M16]=&quot;..&quot;;&quot;..&quot;;[.M16]-[.$B16])" table:style-name="ce104">
            <text:p>49.9</text:p>
          </table:table-cell>
          <table:table-cell office:value-type="float" office:value="24.971670050877719" table:formula="of:=IF([.N16]=&quot;..&quot;;&quot;..&quot;;[.N16]-[.$B16])" table:style-name="ce104">
            <text:p>25.0</text:p>
          </table:table-cell>
          <table:table-cell office:value-type="float" office:value="-27.554866566616724" table:formula="of:=IF([.O16]=&quot;..&quot;;&quot;..&quot;;[.O16]-[.$B16])" table:style-name="ce104">
            <text:p>-27.6</text:p>
          </table:table-cell>
          <table:table-cell office:value-type="float" office:value="-46.816274300955413" table:formula="of:=IF([.P16]=&quot;..&quot;;&quot;..&quot;;[.P16]-[.$B16])" table:style-name="ce104">
            <text:p>-46.8</text:p>
          </table:table-cell>
          <table:table-cell office:value-type="float" office:value="104.2150164715629" table:formula="of:=IF([.Q16]=&quot;..&quot;;&quot;..&quot;;[.Q16]-[.$B16])" table:style-name="ce104">
            <text:p>104.2</text:p>
          </table:table-cell>
          <table:table-cell office:value-type="float" office:value="-45.759673881561795" table:formula="of:=IF([.R16]=&quot;..&quot;;&quot;..&quot;;[.R16]-[.$B16])" table:style-name="ce104">
            <text:p>-45.8</text:p>
          </table:table-cell>
          <table:table-cell office:value-type="float" office:value="-31.152935982085282" table:formula="of:=IF([.S16]=&quot;..&quot;;&quot;..&quot;;[.S16]-[.$B16])" table:style-name="ce104">
            <text:p>-31.2</text:p>
          </table:table-cell>
          <table:table-cell office:value-type="float" office:value="1.6716678386178785" table:formula="of:=IF([.T16]=&quot;..&quot;;&quot;..&quot;;[.T16]-[.$B16])" table:style-name="ce104">
            <text:p>1.7</text:p>
          </table:table-cell>
          <table:table-cell office:value-type="float" office:value="-88.334124330460455" table:formula="of:=IF([.U16]=&quot;..&quot;;&quot;..&quot;;[.U16]-[.$B16])" table:style-name="ce104">
            <text:p>-88.3</text:p>
          </table:table-cell>
          <table:table-cell office:value-type="float" office:value="38.312908155064434" table:formula="of:=IF([.V16]=&quot;..&quot;;&quot;..&quot;;[.V16]-[.$B16])" table:style-name="ce104">
            <text:p>38.3</text:p>
          </table:table-cell>
          <table:table-cell office:value-type="float" office:value="-44.634910324075264" table:formula="of:=IF([.W16]=&quot;..&quot;;&quot;..&quot;;[.W16]-[.$B16])" table:style-name="ce104">
            <text:p>-44.6</text:p>
          </table:table-cell>
          <table:table-cell office:value-type="string" table:style-name="ce104">
            <text:p>[x]</text:p>
          </table:table-cell>
          <table:table-cell table:number-columns-repeated="7" table:style-name="ce10"/>
          <table:table-cell table:number-columns-repeated="16353" table:style-name="ce1"/>
        </table:table-row>
        <table:table-row table:style-name="ro4">
          <table:table-cell office:value-type="string" table:style-name="ce108">
            <text:p>December</text:p>
          </table:table-cell>
          <table:table-cell table:style-name="ce122"/>
          <table:table-cell office:value-type="float" office:value="-94.296338311959204" table:formula="of:=IF([.C17]=&quot;..&quot;;&quot;..&quot;;[.C17]-[.$B17])" table:style-name="ce104">
            <text:p>-94.3</text:p>
          </table:table-cell>
          <table:table-cell office:value-type="float" office:value="-111.00400998911458" table:formula="of:=IF([.D17]=&quot;..&quot;;&quot;..&quot;;[.D17]-[.$B17])" table:style-name="ce104">
            <text:p>-111.0</text:p>
          </table:table-cell>
          <table:table-cell office:value-type="float" office:value="-18.908301768944568" table:formula="of:=IF([.E17]=&quot;..&quot;;&quot;..&quot;;[.E17]-[.$B17])" table:style-name="ce104">
            <text:p>-18.9</text:p>
          </table:table-cell>
          <table:table-cell office:value-type="float" office:value="29.867182429789352" table:formula="of:=IF([.F17]=&quot;..&quot;;&quot;..&quot;;[.F17]-[.$B17])" table:style-name="ce104">
            <text:p>29.9</text:p>
          </table:table-cell>
          <table:table-cell office:value-type="float" office:value="-77.071552455832247" table:formula="of:=IF([.G17]=&quot;..&quot;;&quot;..&quot;;[.G17]-[.$B17])" table:style-name="ce104">
            <text:p>-77.1</text:p>
          </table:table-cell>
          <table:table-cell office:value-type="float" office:value="142.97626913701424" table:formula="of:=IF([.H17]=&quot;..&quot;;&quot;..&quot;;[.H17]-[.$B17])" table:style-name="ce104">
            <text:p>143.0</text:p>
          </table:table-cell>
          <table:table-cell office:value-type="float" office:value="-19.652260093810611" table:formula="of:=IF([.I17]=&quot;..&quot;;&quot;..&quot;;[.I17]-[.$B17])" table:style-name="ce104">
            <text:p>-19.7</text:p>
          </table:table-cell>
          <table:table-cell office:value-type="float" office:value="-28.50646254407647" table:formula="of:=IF([.J17]=&quot;..&quot;;&quot;..&quot;;[.J17]-[.$B17])" table:style-name="ce104">
            <text:p>-28.5</text:p>
          </table:table-cell>
          <table:table-cell office:value-type="float" office:value="-98.309884045276306" table:formula="of:=IF([.K17]=&quot;..&quot;;&quot;..&quot;;[.K17]-[.$B17])" table:style-name="ce104">
            <text:p>-98.3</text:p>
          </table:table-cell>
          <table:table-cell office:value-type="float" office:value="-124.47894315255897" table:formula="of:=IF([.L17]=&quot;..&quot;;&quot;..&quot;;[.L17]-[.$B17])" table:style-name="ce104">
            <text:p>-124.5</text:p>
          </table:table-cell>
          <table:table-cell office:value-type="float" office:value="143.79135638399737" table:formula="of:=IF([.M17]=&quot;..&quot;;&quot;..&quot;;[.M17]-[.$B17])" table:style-name="ce104">
            <text:p>143.8</text:p>
          </table:table-cell>
          <table:table-cell office:value-type="float" office:value="21.704826601541271" table:formula="of:=IF([.N17]=&quot;..&quot;;&quot;..&quot;;[.N17]-[.$B17])" table:style-name="ce104">
            <text:p>21.7</text:p>
          </table:table-cell>
          <table:table-cell office:value-type="float" office:value="99.305559442799222" table:formula="of:=IF([.O17]=&quot;..&quot;;&quot;..&quot;;[.O17]-[.$B17])" table:style-name="ce104">
            <text:p>99.3</text:p>
          </table:table-cell>
          <table:table-cell office:value-type="float" office:value="39.141464193222617" table:formula="of:=IF([.P17]=&quot;..&quot;;&quot;..&quot;;[.P17]-[.$B17])" table:style-name="ce104">
            <text:p>39.1</text:p>
          </table:table-cell>
          <table:table-cell office:value-type="float" office:value="134.0178485529317" table:formula="of:=IF([.Q17]=&quot;..&quot;;&quot;..&quot;;[.Q17]-[.$B17])" table:style-name="ce104">
            <text:p>134.0</text:p>
          </table:table-cell>
          <table:table-cell office:value-type="float" office:value="-36.818405760711642" table:formula="of:=IF([.R17]=&quot;..&quot;;&quot;..&quot;;[.R17]-[.$B17])" table:style-name="ce104">
            <text:p>-36.8</text:p>
          </table:table-cell>
          <table:table-cell office:value-type="float" office:value="-34.29067069272017" table:formula="of:=IF([.S17]=&quot;..&quot;;&quot;..&quot;;[.S17]-[.$B17])" table:style-name="ce104">
            <text:p>-34.3</text:p>
          </table:table-cell>
          <table:table-cell office:value-type="float" office:value="-42.370000175894816" table:formula="of:=IF([.T17]=&quot;..&quot;;&quot;..&quot;;[.T17]-[.$B17])" table:style-name="ce104">
            <text:p>-42.4</text:p>
          </table:table-cell>
          <table:table-cell office:value-type="float" office:value="41.228626183607503" table:formula="of:=IF([.U17]=&quot;..&quot;;&quot;..&quot;;[.U17]-[.$B17])" table:style-name="ce104">
            <text:p>41.2</text:p>
          </table:table-cell>
          <table:table-cell office:value-type="float" office:value="-9.6946515106399147" table:formula="of:=IF([.V17]=&quot;..&quot;;&quot;..&quot;;[.V17]-[.$B17])" table:style-name="ce104">
            <text:p>-9.7</text:p>
          </table:table-cell>
          <table:table-cell office:value-type="float" office:value="-50.927990735322382" table:formula="of:=IF([.W17]=&quot;..&quot;;&quot;..&quot;;[.W17]-[.$B17])" table:style-name="ce104">
            <text:p>-50.9</text:p>
          </table:table-cell>
          <table:table-cell office:value-type="string" table:style-name="ce111">
            <text:p>[x]</text:p>
          </table:table-cell>
          <table:table-cell table:number-columns-repeated="7" table:style-name="ce10"/>
          <table:table-cell table:number-columns-repeated="16353" table:style-name="ce1"/>
        </table:table-row>
        <table:table-row table:style-name="ro4">
          <table:table-cell office:value-type="string" table:style-name="ce102">
            <text:p>January-March</text:p>
          </table:table-cell>
          <table:table-cell table:style-name="ce123"/>
          <table:table-cell office:value-type="float" office:value="-146.14843258899739" table:formula="of:=IF([.C18]=&quot;..&quot;;&quot;..&quot;;[.C18]-[.$B18])" table:style-name="ce112">
            <text:p>-146.1</text:p>
          </table:table-cell>
          <table:table-cell office:value-type="float" office:value="124.60361431237345" table:formula="of:=IF([.D18]=&quot;..&quot;;&quot;..&quot;;[.D18]-[.$B18])" table:style-name="ce112">
            <text:p>124.6</text:p>
          </table:table-cell>
          <table:table-cell office:value-type="float" office:value="-136.74163399877847" table:formula="of:=IF([.E18]=&quot;..&quot;;&quot;..&quot;;[.E18]-[.$B18])" table:style-name="ce112">
            <text:p>-136.7</text:p>
          </table:table-cell>
          <table:table-cell office:value-type="float" office:value="-23.702278069247598" table:formula="of:=IF([.F18]=&quot;..&quot;;&quot;..&quot;;[.F18]-[.$B18])" table:style-name="ce112">
            <text:p>-23.7</text:p>
          </table:table-cell>
          <table:table-cell office:value-type="float" office:value="5.8633022000597634" table:formula="of:=IF([.G18]=&quot;..&quot;;&quot;..&quot;;[.G18]-[.$B18])" table:style-name="ce112">
            <text:p>5.9</text:p>
          </table:table-cell>
          <table:table-cell office:value-type="float" office:value="-100.38194368444812" table:formula="of:=IF([.H18]=&quot;..&quot;;&quot;..&quot;;[.H18]-[.$B18])" table:style-name="ce112">
            <text:p>-100.4</text:p>
          </table:table-cell>
          <table:table-cell office:value-type="float" office:value="88.755948434157119" table:formula="of:=IF([.I18]=&quot;..&quot;;&quot;..&quot;;[.I18]-[.$B18])" table:style-name="ce112">
            <text:p>88.8</text:p>
          </table:table-cell>
          <table:table-cell office:value-type="float" office:value="129.62269193341001" table:formula="of:=IF([.J18]=&quot;..&quot;;&quot;..&quot;;[.J18]-[.$B18])" table:style-name="ce112">
            <text:p>129.6</text:p>
          </table:table-cell>
          <table:table-cell office:value-type="float" office:value="-71.842025967434324" table:formula="of:=IF([.K18]=&quot;..&quot;;&quot;..&quot;;[.K18]-[.$B18])" table:style-name="ce112">
            <text:p>-71.8</text:p>
          </table:table-cell>
          <table:table-cell office:value-type="float" office:value="-200.72705126964428" table:formula="of:=IF([.L18]=&quot;..&quot;;&quot;..&quot;;[.L18]-[.$B18])" table:style-name="ce112">
            <text:p>-200.7</text:p>
          </table:table-cell>
          <table:table-cell office:value-type="float" office:value="-3.6067473477017415" table:formula="of:=IF([.M18]=&quot;..&quot;;&quot;..&quot;;[.M18]-[.$B18])" table:style-name="ce112">
            <text:p>-3.6</text:p>
          </table:table-cell>
          <table:table-cell office:value-type="float" office:value="-67.215758570568994" table:formula="of:=IF([.N18]=&quot;..&quot;;&quot;..&quot;;[.N18]-[.$B18])" table:style-name="ce112">
            <text:p>-67.2</text:p>
          </table:table-cell>
          <table:table-cell office:value-type="float" office:value="-141.00768288821644" table:formula="of:=IF([.O18]=&quot;..&quot;;&quot;..&quot;;[.O18]-[.$B18])" table:style-name="ce112">
            <text:p>-141.0</text:p>
          </table:table-cell>
          <table:table-cell office:value-type="float" office:value="118.53072859923088" table:formula="of:=IF([.P18]=&quot;..&quot;;&quot;..&quot;;[.P18]-[.$B18])" table:style-name="ce112">
            <text:p>118.5</text:p>
          </table:table-cell>
          <table:table-cell office:value-type="float" office:value="127.39587313421544" table:formula="of:=IF([.Q18]=&quot;..&quot;;&quot;..&quot;;[.Q18]-[.$B18])" table:style-name="ce112">
            <text:p>127.4</text:p>
          </table:table-cell>
          <table:table-cell office:value-type="float" office:value="74.275234504708692" table:formula="of:=IF([.R18]=&quot;..&quot;;&quot;..&quot;;[.R18]-[.$B18])" table:style-name="ce112">
            <text:p>74.3</text:p>
          </table:table-cell>
          <table:table-cell office:value-type="float" office:value="-49.627540341672443" table:formula="of:=IF([.S18]=&quot;..&quot;;&quot;..&quot;;[.S18]-[.$B18])" table:style-name="ce112">
            <text:p>-49.6</text:p>
          </table:table-cell>
          <table:table-cell office:value-type="float" office:value="-29.211600405701063" table:formula="of:=IF([.T18]=&quot;..&quot;;&quot;..&quot;;[.T18]-[.$B18])" table:style-name="ce112">
            <text:p>-29.2</text:p>
          </table:table-cell>
          <table:table-cell office:value-type="float" office:value="-62.242288349120372" table:formula="of:=IF([.U18]=&quot;..&quot;;&quot;..&quot;;[.U18]-[.$B18])" table:style-name="ce112">
            <text:p>-62.2</text:p>
          </table:table-cell>
          <table:table-cell office:value-type="float" office:value="219.70139293918533" table:formula="of:=IF([.V18]=&quot;..&quot;;&quot;..&quot;;[.V18]-[.$B18])" table:style-name="ce112">
            <text:p>219.7</text:p>
          </table:table-cell>
          <table:table-cell office:value-type="float" office:value="-2.4422351648058225" table:formula="of:=IF([.W18]=&quot;..&quot;;&quot;..&quot;;[.W18]-[.$B18])" table:style-name="ce112">
            <text:p>-2.4</text:p>
          </table:table-cell>
          <table:table-cell office:value-type="float" office:value="-40.941021569986162" table:formula="of:=IF([.X18]=&quot;..&quot;;&quot;..&quot;;[.X18]-[.$B18])" table:style-name="ce112">
            <text:p>-40.9</text:p>
          </table:table-cell>
          <table:table-cell table:number-columns-repeated="7" table:style-name="ce10"/>
          <table:table-cell table:number-columns-repeated="16353" table:style-name="ce1"/>
        </table:table-row>
        <table:table-row table:style-name="ro4">
          <table:table-cell office:value-type="string" table:style-name="ce108">
            <text:p>April-June</text:p>
          </table:table-cell>
          <table:table-cell table:style-name="ce122"/>
          <table:table-cell office:value-type="float" office:value="-63.960947078443468" table:formula="of:=IF([.C19]=&quot;..&quot;;&quot;..&quot;;[.C19]-[.$B19])" table:style-name="ce104">
            <text:p>-64.0</text:p>
          </table:table-cell>
          <table:table-cell office:value-type="float" office:value="77.68696829201869" table:formula="of:=IF([.D19]=&quot;..&quot;;&quot;..&quot;;[.D19]-[.$B19])" table:style-name="ce104">
            <text:p>77.7</text:p>
          </table:table-cell>
          <table:table-cell office:value-type="float" office:value="17.619147474433049" table:formula="of:=IF([.E19]=&quot;..&quot;;&quot;..&quot;;[.E19]-[.$B19])" table:style-name="ce104">
            <text:p>17.6</text:p>
          </table:table-cell>
          <table:table-cell office:value-type="float" office:value="33.784819023392885" table:formula="of:=IF([.F19]=&quot;..&quot;;&quot;..&quot;;[.F19]-[.$B19])" table:style-name="ce104">
            <text:p>33.8</text:p>
          </table:table-cell>
          <table:table-cell office:value-type="float" office:value="46.598139951359173" table:formula="of:=IF([.G19]=&quot;..&quot;;&quot;..&quot;;[.G19]-[.$B19])" table:style-name="ce104">
            <text:p>46.6</text:p>
          </table:table-cell>
          <table:table-cell office:value-type="float" office:value="42.049973790283133" table:formula="of:=IF([.H19]=&quot;..&quot;;&quot;..&quot;;[.H19]-[.$B19])" table:style-name="ce104">
            <text:p>42.0</text:p>
          </table:table-cell>
          <table:table-cell office:value-type="float" office:value="5.4841269485221176" table:formula="of:=IF([.I19]=&quot;..&quot;;&quot;..&quot;;[.I19]-[.$B19])" table:style-name="ce104">
            <text:p>5.5</text:p>
          </table:table-cell>
          <table:table-cell office:value-type="float" office:value="-50.150217808957024" table:formula="of:=IF([.J19]=&quot;..&quot;;&quot;..&quot;;[.J19]-[.$B19])" table:style-name="ce104">
            <text:p>-50.2</text:p>
          </table:table-cell>
          <table:table-cell office:value-type="float" office:value="28.846231928507706" table:formula="of:=IF([.K19]=&quot;..&quot;;&quot;..&quot;;[.K19]-[.$B19])" table:style-name="ce104">
            <text:p>28.8</text:p>
          </table:table-cell>
          <table:table-cell office:value-type="float" office:value="-89.265665958360415" table:formula="of:=IF([.L19]=&quot;..&quot;;&quot;..&quot;;[.L19]-[.$B19])" table:style-name="ce104">
            <text:p>-89.3</text:p>
          </table:table-cell>
          <table:table-cell office:value-type="float" office:value="107.24890282861176" table:formula="of:=IF([.M19]=&quot;..&quot;;&quot;..&quot;;[.M19]-[.$B19])" table:style-name="ce104">
            <text:p>107.2</text:p>
          </table:table-cell>
          <table:table-cell office:value-type="float" office:value="18.771704106758506" table:formula="of:=IF([.N19]=&quot;..&quot;;&quot;..&quot;;[.N19]-[.$B19])" table:style-name="ce104">
            <text:p>18.8</text:p>
          </table:table-cell>
          <table:table-cell office:value-type="float" office:value="-4.0468988327246507" table:formula="of:=IF([.O19]=&quot;..&quot;;&quot;..&quot;;[.O19]-[.$B19])" table:style-name="ce104">
            <text:p>-4.0</text:p>
          </table:table-cell>
          <table:table-cell office:value-type="float" office:value="12.63911005120147" table:formula="of:=IF([.P19]=&quot;..&quot;;&quot;..&quot;;[.P19]-[.$B19])" table:style-name="ce104">
            <text:p>12.6</text:p>
          </table:table-cell>
          <table:table-cell office:value-type="float" office:value="72.406106473484869" table:formula="of:=IF([.Q19]=&quot;..&quot;;&quot;..&quot;;[.Q19]-[.$B19])" table:style-name="ce104">
            <text:p>72.4</text:p>
          </table:table-cell>
          <table:table-cell office:value-type="float" office:value="-13.990766140557838" table:formula="of:=IF([.R19]=&quot;..&quot;;&quot;..&quot;;[.R19]-[.$B19])" table:style-name="ce104">
            <text:p>-14.0</text:p>
          </table:table-cell>
          <table:table-cell office:value-type="float" office:value="-25.560864645939972" table:formula="of:=IF([.S19]=&quot;..&quot;;&quot;..&quot;;[.S19]-[.$B19])" table:style-name="ce104">
            <text:p>-25.6</text:p>
          </table:table-cell>
          <table:table-cell office:value-type="float" office:value="-54.950597435950016" table:formula="of:=IF([.T19]=&quot;..&quot;;&quot;..&quot;;[.T19]-[.$B19])" table:style-name="ce104">
            <text:p>-55.0</text:p>
          </table:table-cell>
          <table:table-cell office:value-type="float" office:value="-61.315871382197429" table:formula="of:=IF([.U19]=&quot;..&quot;;&quot;..&quot;;[.U19]-[.$B19])" table:style-name="ce104">
            <text:p>-61.3</text:p>
          </table:table-cell>
          <table:table-cell office:value-type="float" office:value="-58.592114117740465" table:formula="of:=IF([.V19]=&quot;..&quot;;&quot;..&quot;;[.V19]-[.$B19])" table:style-name="ce104">
            <text:p>-58.6</text:p>
          </table:table-cell>
          <table:table-cell office:value-type="float" office:value="-105.26223454614691" table:formula="of:=IF([.W19]=&quot;..&quot;;&quot;..&quot;;[.W19]-[.$B19])" table:style-name="ce104">
            <text:p>-105.3</text:p>
          </table:table-cell>
          <table:table-cell office:value-type="float" office:value="-5.9762759426065202" table:formula="of:=IF([.X19]=&quot;..&quot;;&quot;..&quot;;[.X19]-[.$B19])" table:style-name="ce104">
            <text:p>-6.0</text:p>
          </table:table-cell>
          <table:table-cell table:number-columns-repeated="7" table:style-name="ce10"/>
          <table:table-cell table:number-columns-repeated="16353" table:style-name="ce1"/>
        </table:table-row>
        <table:table-row table:style-name="ro4">
          <table:table-cell office:value-type="string" table:style-name="ce108">
            <text:p>July-September</text:p>
          </table:table-cell>
          <table:table-cell table:style-name="ce122"/>
          <table:table-cell office:value-type="float" office:value="-11.157867563851369" table:formula="of:=IF([.C20]=&quot;..&quot;;&quot;..&quot;;[.C20]-[.$B20])" table:style-name="ce104">
            <text:p>-11.2</text:p>
          </table:table-cell>
          <table:table-cell office:value-type="float" office:value="-75.057515698083847" table:formula="of:=IF([.D20]=&quot;..&quot;;&quot;..&quot;;[.D20]-[.$B20])" table:style-name="ce104">
            <text:p>-75.1</text:p>
          </table:table-cell>
          <table:table-cell office:value-type="float" office:value="-138.29300077383527" table:formula="of:=IF([.E20]=&quot;..&quot;;&quot;..&quot;;[.E20]-[.$B20])" table:style-name="ce104">
            <text:p>-138.3</text:p>
          </table:table-cell>
          <table:table-cell office:value-type="float" office:value="98.614696113023911" table:formula="of:=IF([.F20]=&quot;..&quot;;&quot;..&quot;;[.F20]-[.$B20])" table:style-name="ce104">
            <text:p>98.6</text:p>
          </table:table-cell>
          <table:table-cell office:value-type="float" office:value="-36.755371128171305" table:formula="of:=IF([.G20]=&quot;..&quot;;&quot;..&quot;;[.G20]-[.$B20])" table:style-name="ce104">
            <text:p>-36.8</text:p>
          </table:table-cell>
          <table:table-cell office:value-type="float" office:value="-9.9455022269271467" table:formula="of:=IF([.H20]=&quot;..&quot;;&quot;..&quot;;[.H20]-[.$B20])" table:style-name="ce104">
            <text:p>-9.9</text:p>
          </table:table-cell>
          <table:table-cell office:value-type="float" office:value="-30.501056020092221" table:formula="of:=IF([.I20]=&quot;..&quot;;&quot;..&quot;;[.I20]-[.$B20])" table:style-name="ce104">
            <text:p>-30.5</text:p>
          </table:table-cell>
          <table:table-cell office:value-type="float" office:value="15.88864610517885" table:formula="of:=IF([.J20]=&quot;..&quot;;&quot;..&quot;;[.J20]-[.$B20])" table:style-name="ce104">
            <text:p>15.9</text:p>
          </table:table-cell>
          <table:table-cell office:value-type="float" office:value="81.215751658702288" table:formula="of:=IF([.K20]=&quot;..&quot;;&quot;..&quot;;[.K20]-[.$B20])" table:style-name="ce104">
            <text:p>81.2</text:p>
          </table:table-cell>
          <table:table-cell office:value-type="float" office:value="47.072775849824382" table:formula="of:=IF([.L20]=&quot;..&quot;;&quot;..&quot;;[.L20]-[.$B20])" table:style-name="ce104">
            <text:p>47.1</text:p>
          </table:table-cell>
          <table:table-cell office:value-type="float" office:value="82.035130834121901" table:formula="of:=IF([.M20]=&quot;..&quot;;&quot;..&quot;;[.M20]-[.$B20])" table:style-name="ce104">
            <text:p>82.0</text:p>
          </table:table-cell>
          <table:table-cell office:value-type="float" office:value="28.518161507083107" table:formula="of:=IF([.N20]=&quot;..&quot;;&quot;..&quot;;[.N20]-[.$B20])" table:style-name="ce104">
            <text:p>28.5</text:p>
          </table:table-cell>
          <table:table-cell office:value-type="float" office:value="-77.868710495791618" table:formula="of:=IF([.O20]=&quot;..&quot;;&quot;..&quot;;[.O20]-[.$B20])" table:style-name="ce104">
            <text:p>-77.9</text:p>
          </table:table-cell>
          <table:table-cell office:value-type="float" office:value="-106.23801135698119" table:formula="of:=IF([.P20]=&quot;..&quot;;&quot;..&quot;;[.P20]-[.$B20])" table:style-name="ce104">
            <text:p>-106.2</text:p>
          </table:table-cell>
          <table:table-cell office:value-type="float" office:value="-67.608665469627567" table:formula="of:=IF([.Q20]=&quot;..&quot;;&quot;..&quot;;[.Q20]-[.$B20])" table:style-name="ce104">
            <text:p>-67.6</text:p>
          </table:table-cell>
          <table:table-cell office:value-type="float" office:value="75.721111504565613" table:formula="of:=IF([.R20]=&quot;..&quot;;&quot;..&quot;;[.R20]-[.$B20])" table:style-name="ce104">
            <text:p>75.7</text:p>
          </table:table-cell>
          <table:table-cell office:value-type="float" office:value="16.36640084146552" table:formula="of:=IF([.S20]=&quot;..&quot;;&quot;..&quot;;[.S20]-[.$B20])" table:style-name="ce104">
            <text:p>16.4</text:p>
          </table:table-cell>
          <table:table-cell office:value-type="float" office:value="0.16573110152535264" table:formula="of:=IF([.T20]=&quot;..&quot;;&quot;..&quot;;[.T20]-[.$B20])" table:style-name="ce104">
            <text:p>0.2</text:p>
          </table:table-cell>
          <table:table-cell office:value-type="float" office:value="130.77601631052994" table:formula="of:=IF([.U20]=&quot;..&quot;;&quot;..&quot;;[.U20]-[.$B20])" table:style-name="ce104">
            <text:p>130.8</text:p>
          </table:table-cell>
          <table:table-cell office:value-type="float" office:value="63.876392561089233" table:formula="of:=IF([.V20]=&quot;..&quot;;&quot;..&quot;;[.V20]-[.$B20])" table:style-name="ce104">
            <text:p>63.9</text:p>
          </table:table-cell>
          <table:table-cell office:value-type="float" office:value="-97.982981217599161" table:formula="of:=IF([.W20]=&quot;..&quot;;&quot;..&quot;;[.W20]-[.$B20])" table:style-name="ce104">
            <text:p>-98.0</text:p>
          </table:table-cell>
          <table:table-cell office:value-type="string" table:style-name="ce104">
            <text:p>[x]</text:p>
          </table:table-cell>
          <table:table-cell table:number-columns-repeated="7" table:style-name="ce10"/>
          <table:table-cell table:number-columns-repeated="16353" table:style-name="ce1"/>
        </table:table-row>
        <table:table-row table:style-name="ro4">
          <table:table-cell office:value-type="string" table:style-name="ce113">
            <text:p>October-December</text:p>
          </table:table-cell>
          <table:table-cell table:style-name="ce124"/>
          <table:table-cell office:value-type="float" office:value="-86.227965146107977" table:formula="of:=IF([.C21]=&quot;..&quot;;&quot;..&quot;;[.C21]-[.$B21])" table:style-name="ce111">
            <text:p>-86.2</text:p>
          </table:table-cell>
          <table:table-cell office:value-type="float" office:value="-112.16571875920238" table:formula="of:=IF([.D21]=&quot;..&quot;;&quot;..&quot;;[.D21]-[.$B21])" table:style-name="ce111">
            <text:p>-112.2</text:p>
          </table:table-cell>
          <table:table-cell office:value-type="float" office:value="-141.45083234297181" table:formula="of:=IF([.E21]=&quot;..&quot;;&quot;..&quot;;[.E21]-[.$B21])" table:style-name="ce111">
            <text:p>-141.5</text:p>
          </table:table-cell>
          <table:table-cell office:value-type="float" office:value="-3.227178184741831" table:formula="of:=IF([.F21]=&quot;..&quot;;&quot;..&quot;;[.F21]-[.$B21])" table:style-name="ce111">
            <text:p>-3.2</text:p>
          </table:table-cell>
          <table:table-cell office:value-type="float" office:value="-80.619314297209257" table:formula="of:=IF([.G21]=&quot;..&quot;;&quot;..&quot;;[.G21]-[.$B21])" table:style-name="ce111">
            <text:p>-80.6</text:p>
          </table:table-cell>
          <table:table-cell office:value-type="float" office:value="222.97619859453096" table:formula="of:=IF([.H21]=&quot;..&quot;;&quot;..&quot;;[.H21]-[.$B21])" table:style-name="ce111">
            <text:p>223.0</text:p>
          </table:table-cell>
          <table:table-cell office:value-type="float" office:value="-85.076234455966414" table:formula="of:=IF([.I21]=&quot;..&quot;;&quot;..&quot;;[.I21]-[.$B21])" table:style-name="ce111">
            <text:p>-85.1</text:p>
          </table:table-cell>
          <table:table-cell office:value-type="float" office:value="30.383388385008288" table:formula="of:=IF([.J21]=&quot;..&quot;;&quot;..&quot;;[.J21]-[.$B21])" table:style-name="ce111">
            <text:p>30.4</text:p>
          </table:table-cell>
          <table:table-cell office:value-type="float" office:value="-12.432503973933819" table:formula="of:=IF([.K21]=&quot;..&quot;;&quot;..&quot;;[.K21]-[.$B21])" table:style-name="ce111">
            <text:p>-12.4</text:p>
          </table:table-cell>
          <table:table-cell office:value-type="float" office:value="-174.12497490030961" table:formula="of:=IF([.L21]=&quot;..&quot;;&quot;..&quot;;[.L21]-[.$B21])" table:style-name="ce111">
            <text:p>-174.1</text:p>
          </table:table-cell>
          <table:table-cell office:value-type="float" office:value="265.81836861943782" table:formula="of:=IF([.M21]=&quot;..&quot;;&quot;..&quot;;[.M21]-[.$B21])" table:style-name="ce111">
            <text:p>265.8</text:p>
          </table:table-cell>
          <table:table-cell office:value-type="float" office:value="38.324665850252586" table:formula="of:=IF([.N21]=&quot;..&quot;;&quot;..&quot;;[.N21]-[.$B21])" table:style-name="ce111">
            <text:p>38.3</text:p>
          </table:table-cell>
          <table:table-cell office:value-type="float" office:value="107.16228076427581" table:formula="of:=IF([.O21]=&quot;..&quot;;&quot;..&quot;;[.O21]-[.$B21])" table:style-name="ce111">
            <text:p>107.2</text:p>
          </table:table-cell>
          <table:table-cell office:value-type="float" office:value="57.843027988212157" table:formula="of:=IF([.P21]=&quot;..&quot;;&quot;..&quot;;[.P21]-[.$B21])" table:style-name="ce111">
            <text:p>57.8</text:p>
          </table:table-cell>
          <table:table-cell office:value-type="float" office:value="153.34367606135174" table:formula="of:=IF([.Q21]=&quot;..&quot;;&quot;..&quot;;[.Q21]-[.$B21])" table:style-name="ce111">
            <text:p>153.3</text:p>
          </table:table-cell>
          <table:table-cell office:value-type="float" office:value="-193.19110446602861" table:formula="of:=IF([.R21]=&quot;..&quot;;&quot;..&quot;;[.R21]-[.$B21])" table:style-name="ce111">
            <text:p>-193.2</text:p>
          </table:table-cell>
          <table:table-cell office:value-type="float" office:value="-47.95061231293414" table:formula="of:=IF([.S21]=&quot;..&quot;;&quot;..&quot;;[.S21]-[.$B21])" table:style-name="ce111">
            <text:p>-48.0</text:p>
          </table:table-cell>
          <table:table-cell office:value-type="float" office:value="-32.963258631301869" table:formula="of:=IF([.T21]=&quot;..&quot;;&quot;..&quot;;[.T21]-[.$B21])" table:style-name="ce111">
            <text:p>-33.0</text:p>
          </table:table-cell>
          <table:table-cell office:value-type="float" office:value="-51.984789739954579" table:formula="of:=IF([.U21]=&quot;..&quot;;&quot;..&quot;;[.U21]-[.$B21])" table:style-name="ce111">
            <text:p>-52.0</text:p>
          </table:table-cell>
          <table:table-cell office:value-type="float" office:value="72.49914887965565" table:formula="of:=IF([.V21]=&quot;..&quot;;&quot;..&quot;;[.V21]-[.$B21])" table:style-name="ce111">
            <text:p>72.5</text:p>
          </table:table-cell>
          <table:table-cell office:value-type="float" office:value="-13.164233078167342" table:formula="of:=IF([.W21]=&quot;..&quot;;&quot;..&quot;;[.W21]-[.$B21])" table:style-name="ce111">
            <text:p>-13.2</text:p>
          </table:table-cell>
          <table:table-cell office:value-type="string" table:style-name="ce111">
            <text:p>[x]</text:p>
          </table:table-cell>
          <table:table-cell table:number-columns-repeated="7" table:style-name="ce10"/>
          <table:table-cell table:number-columns-repeated="16353" table:style-name="ce1"/>
        </table:table-row>
        <table:table-row table:style-name="ro4">
          <table:table-cell office:value-type="string" table:style-name="ce125">
            <text:p>January-December</text:p>
          </table:table-cell>
          <table:table-cell table:style-name="ce123"/>
          <table:table-cell office:value-type="float" office:value="-307.49521237740055" table:formula="of:=IF([.C22]=&quot;..&quot;;&quot;..&quot;;[.C22]-[.$B22])" table:style-name="ce112">
            <text:p>-307.5</text:p>
          </table:table-cell>
          <table:table-cell office:value-type="float" office:value="15.067348147105577" table:formula="of:=IF([.D22]=&quot;..&quot;;&quot;..&quot;;[.D22]-[.$B22])" table:style-name="ce112">
            <text:p>15.1</text:p>
          </table:table-cell>
          <table:table-cell office:value-type="float" office:value="-398.86631964115281" table:formula="of:=IF([.E22]=&quot;..&quot;;&quot;..&quot;;[.E22]-[.$B22])" table:style-name="ce112">
            <text:p>-398.9</text:p>
          </table:table-cell>
          <table:table-cell office:value-type="float" office:value="105.47005888242688" table:formula="of:=IF([.F22]=&quot;..&quot;;&quot;..&quot;;[.F22]-[.$B22])" table:style-name="ce112">
            <text:p>105.5</text:p>
          </table:table-cell>
          <table:table-cell office:value-type="float" office:value="-64.913243273962053" table:formula="of:=IF([.G22]=&quot;..&quot;;&quot;..&quot;;[.G22]-[.$B22])" table:style-name="ce112">
            <text:p>-64.9</text:p>
          </table:table-cell>
          <table:table-cell office:value-type="float" office:value="154.69872647343846" table:formula="of:=IF([.H22]=&quot;..&quot;;&quot;..&quot;;[.H22]-[.$B22])" table:style-name="ce112">
            <text:p>154.7</text:p>
          </table:table-cell>
          <table:table-cell office:value-type="float" office:value="-21.337215093380109" table:formula="of:=IF([.I22]=&quot;..&quot;;&quot;..&quot;;[.I22]-[.$B22])" table:style-name="ce112">
            <text:p>-21.3</text:p>
          </table:table-cell>
          <table:table-cell office:value-type="float" office:value="125.74450861463993" table:formula="of:=IF([.J22]=&quot;..&quot;;&quot;..&quot;;[.J22]-[.$B22])" table:style-name="ce112">
            <text:p>125.7</text:p>
          </table:table-cell>
          <table:table-cell office:value-type="float" office:value="25.787453645841651" table:formula="of:=IF([.K22]=&quot;..&quot;;&quot;..&quot;;[.K22]-[.$B22])" table:style-name="ce112">
            <text:p>25.8</text:p>
          </table:table-cell>
          <table:table-cell office:value-type="float" office:value="-417.0449162784904" table:formula="of:=IF([.L22]=&quot;..&quot;;&quot;..&quot;;[.L22]-[.$B22])" table:style-name="ce112">
            <text:p>-417.0</text:p>
          </table:table-cell>
          <table:table-cell office:value-type="float" office:value="451.49565493446948" table:formula="of:=IF([.M22]=&quot;..&quot;;&quot;..&quot;;[.M22]-[.$B22])" table:style-name="ce112">
            <text:p>451.5</text:p>
          </table:table-cell>
          <table:table-cell office:value-type="float" office:value="18.398772893524665" table:formula="of:=IF([.N22]=&quot;..&quot;;&quot;..&quot;;[.N22]-[.$B22])" table:style-name="ce112">
            <text:p>18.4</text:p>
          </table:table-cell>
          <table:table-cell office:value-type="float" office:value="-115.7610114524573" table:formula="of:=IF([.O22]=&quot;..&quot;;&quot;..&quot;;[.O22]-[.$B22])" table:style-name="ce112">
            <text:p>-115.8</text:p>
          </table:table-cell>
          <table:table-cell office:value-type="float" office:value="82.774855281663122" table:formula="of:=IF([.P22]=&quot;..&quot;;&quot;..&quot;;[.P22]-[.$B22])" table:style-name="ce112">
            <text:p>82.8</text:p>
          </table:table-cell>
          <table:table-cell office:value-type="float" office:value="285.53699019942428" table:formula="of:=IF([.Q22]=&quot;..&quot;;&quot;..&quot;;[.Q22]-[.$B22])" table:style-name="ce112">
            <text:p>285.5</text:p>
          </table:table-cell>
          <table:table-cell office:value-type="float" office:value="-57.185524597312451" table:formula="of:=IF([.R22]=&quot;..&quot;;&quot;..&quot;;[.R22]-[.$B22])" table:style-name="ce112">
            <text:p>-57.2</text:p>
          </table:table-cell>
          <table:table-cell office:value-type="float" office:value="-106.77261645908152" table:formula="of:=IF([.S22]=&quot;..&quot;;&quot;..&quot;;[.S22]-[.$B22])" table:style-name="ce112">
            <text:p>-106.8</text:p>
          </table:table-cell>
          <table:table-cell office:value-type="float" office:value="-116.95972537142802" table:formula="of:=IF([.T22]=&quot;..&quot;;&quot;..&quot;;[.T22]-[.$B22])" table:style-name="ce112">
            <text:p>-117.0</text:p>
          </table:table-cell>
          <table:table-cell office:value-type="float" office:value="-44.766933160743065" table:formula="of:=IF([.U22]=&quot;..&quot;;&quot;..&quot;;[.U22]-[.$B22])" table:style-name="ce112">
            <text:p>-44.8</text:p>
          </table:table-cell>
          <table:table-cell office:value-type="float" office:value="297.48482026218926" table:formula="of:=IF([.V22]=&quot;..&quot;;&quot;..&quot;;[.V22]-[.$B22])" table:style-name="ce112">
            <text:p>297.5</text:p>
          </table:table-cell>
          <table:table-cell office:value-type="float" office:value="-218.85168400671955" table:formula="of:=IF([.W22]=&quot;..&quot;;&quot;..&quot;;[.W22]-[.$B22])" table:style-name="ce112">
            <text:p>-218.9</text:p>
          </table:table-cell>
          <table:table-cell office:value-type="string" table:style-name="ce104">
            <text:p>[x]</text:p>
          </table:table-cell>
          <table:table-cell table:number-columns-repeated="7" table:style-name="ce10"/>
          <table:table-cell table:number-columns-repeated="16353" table:style-name="ce1"/>
        </table:table-row>
        <table:table-row table:number-rows-repeated="1048536" table:style-name="ro10">
          <table:table-cell table:number-columns-repeated="16384"/>
        </table:table-row>
      </table:table>
      <table:database-ranges>
        <table:database-range table:target-range-address="Contents.A4:Contents.B12" table:name="Contents"/>
        <table:database-range table:target-range-address="Notes.A3:Notes.D22" table:name="Table_of_notes"/>
        <table:database-range table:target-range-address="7_1a.A5:7_1a.AH40" table:name="Data7.1a_Average_temperatures_and_deviations_from_the_long_term_mean10"/>
        <table:database-range table:target-range-address="7_1b.A5:7_1b.W40" table:name="Data7.1b_Average_heating_degree_days_and_deviations_from_the_long_term_mean9"/>
        <table:database-range table:target-range-address="7_2.A5:7_2.X40" table:name="Data7.2_Average_wind_speed_and_deviations_from_the_long_term_mean9"/>
        <table:database-range table:target-range-address="7_3.A5:7_3.X40" table:name="Data7.3_Average_daily_sun_hours_and_deviations_from_the_long_term_mean10"/>
        <table:database-range table:target-range-address="7_4.A5:7_4.X40" table:name="Data7.4_Average_monthly_rainfall_and_deviations_from_the_long_term_mean_mm"/>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6P0">
      <number:number number:decimal-places="0" number:min-decimal-places="0" number:min-integer-digits="1" number:grouping="true"/>
    </number:number-style>
    <number:number-style style:name="N36">
      <number:text>-</number:text>
      <number:number number:decimal-places="0" number:min-decimal-places="0" number:min-integer-digits="1" number:grouping="true"/>
      <style:map style:condition="value()&gt;=0" style:apply-style-name="N36P0"/>
    </number:number-style>
    <number:number-style style:name="N37P0">
      <number:number number:decimal-places="1" number:min-decimal-places="1" number:min-integer-digits="1" number:grouping="true"/>
    </number:number-style>
    <number:number-style style:name="N37">
      <number:text>-</number:text>
      <number:number number:decimal-places="1" number:min-decimal-places="1" number:min-integer-digits="1" number:grouping="true"/>
      <style:map style:condition="value()&gt;=0" style:apply-style-name="N37P0"/>
    </number:number-style>
    <number:number-style style:name="N38P0">
      <number:number number:decimal-places="4" number:min-decimal-places="4" number:min-integer-digits="1" number:grouping="true"/>
    </number:number-style>
    <number:number-style style:name="N38">
      <number:text>-</number:text>
      <number:number number:decimal-places="4" number:min-decimal-places="4" number:min-integer-digits="1" number:grouping="true"/>
      <style:map style:condition="value()&gt;=0" style:apply-style-name="N38P0"/>
    </number:number-style>
    <number:number-style style:name="N39P0">
      <number:number number:decimal-places="6" number:min-decimal-places="6" number:min-integer-digits="1" number:grouping="true"/>
    </number:number-style>
    <number:number-style style:name="N39">
      <number:text>-</number:text>
      <number:number number:decimal-places="6" number:min-decimal-places="6" number:min-integer-digits="1" number:grouping="true"/>
      <style:map style:condition="value()&gt;=0" style:apply-style-name="N39P0"/>
    </number:number-style>
    <number:number-style style:name="N40P0">
      <number:number number:decimal-places="7" number:min-decimal-places="7" number:min-integer-digits="1" number:grouping="true"/>
      <number:text> </number:text>
    </number:number-style>
    <number:number-style style:name="N40">
      <number:text>-</number:text>
      <number:number number:decimal-places="7" number:min-decimal-places="7" number:min-integer-digits="1" number:grouping="true"/>
      <number:text> </number:text>
      <style:map style:condition="value()&gt;=0" style:apply-style-name="N40P0"/>
    </number:number-style>
    <number:number-style style:name="N41P0">
      <number:number number:decimal-places="6" number:min-decimal-places="6" number:min-integer-digits="1" number:grouping="true"/>
      <number:text> </number:text>
    </number:number-style>
    <number:number-style style:name="N41">
      <number:text>-</number:text>
      <number:number number:decimal-places="6" number:min-decimal-places="6" number:min-integer-digits="1" number:grouping="true"/>
      <number:text> </number:text>
      <style:map style:condition="value()&gt;=0" style:apply-style-name="N41P0"/>
    </number:number-style>
    <style:style style:name="Heading_32_1" style:display-name="Heading 1" style:family="table-cell" style:data-style-name="N0">
      <style:table-cell-properties style:vertical-align="middle"/>
      <style:text-properties fo:font-size="22pt" style:font-size-asian="22pt" style:font-size-complex="22pt" fo:font-weight="bold" style:font-weight-asian="bold" style:font-weight-complex="bold"/>
    </style:style>
    <style:style style:name="Heading_32_1_32_2" style:display-name="Heading 1 2" style:family="table-cell" style:data-style-name="N0">
      <style:table-cell-properties style:vertical-align="middle"/>
      <style:text-properties fo:font-size="22pt" style:font-size-asian="22pt" style:font-size-complex="22pt" fo:font-weight="bold" style:font-weight-asian="bold" style:font-weight-complex="bold"/>
    </style:style>
    <style:style style:name="Heading_32_1_32_3" style:display-name="Heading 1 3" style:family="table-cell" style:data-style-name="N0">
      <style:table-cell-properties style:vertical-align="middle"/>
      <style:text-properties fo:font-size="22pt" style:font-size-asian="22pt" style:font-size-complex="22pt" fo:font-weight="bold" style:font-weight-asian="bold" style:font-weight-complex="bold"/>
    </style:style>
    <style:style style:name="Heading_32_1_32_4" style:display-name="Heading 1 4" style:family="table-cell" style:data-style-name="N0">
      <style:table-cell-properties style:vertical-align="middle"/>
      <style:text-properties fo:font-size="22pt" style:font-size-asian="22pt" style:font-size-complex="22pt" fo:font-weight="bold" style:font-weight-asian="bold" style:font-weight-complex="bold"/>
    </style:style>
    <style:style style:name="Heading_32_2_32_2" style:display-name="Heading 2 2"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3_32_2" style:display-name="Heading 3 2" style:family="table-cell" style:data-style-name="N0">
      <style:table-cell-properties style:vertical-align="automatic"/>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middle" fo:wrap-option="wrap" fo:background-color="transparent"/>
      <style:text-properties fo:font-size="12pt" style:font-size-asian="12pt" style:font-size-complex="12pt"/>
    </style:style>
    <style:style style:name="Normal_32_4_32_2" style:display-name="Normal 4 2" style:family="table-cell" style:data-style-name="N0">
      <style:table-cell-properties style:vertical-align="middle" fo:wrap-option="wrap" fo:background-color="transparent"/>
      <style:text-properties fo:font-size="12pt" style:font-size-asian="12pt" style:font-size-complex="12pt"/>
    </style:style>
    <style:style style:name="Normal_32_4_32_3" style:display-name="Normal 4 3" style:family="table-cell" style:data-style-name="N0">
      <style:table-cell-properties style:vertical-align="middle" fo:wrap-option="wrap" fo:background-color="transparent"/>
      <style:text-properties fo:font-size="12pt" style:font-size-asian="12pt" style:font-size-complex="12pt"/>
    </style:style>
    <style:style style:name="Normal_32_4_32_4" style:display-name="Normal 4 4" style:family="table-cell" style:data-style-name="N0">
      <style:table-cell-properties style:vertical-align="middle" fo:wrap-option="wrap" fo:background-color="transparent"/>
      <style:text-properties fo:font-size="12pt" style:font-size-asian="12pt" style:font-size-complex="12p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4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65%"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energy.stats@beis.gov.uk</meta:initial-creator>
    <dc:creator>Harris, Kevin (Analysis Directorate)</dc:creator>
    <meta:creation-date>2022-01-21T15:56:13Z</meta:creation-date>
    <dc:date>2022-09-20T11:44:19Z</dc:date>
    <meta:user-defined meta:name="MSIP_Label_ba62f585-b40f-4ab9-bafe-39150f03d124_Enabled">true</meta:user-defined>
    <meta:user-defined meta:name="MSIP_Label_ba62f585-b40f-4ab9-bafe-39150f03d124_SetDate">2022-01-21T15:56:15Z</meta:user-defined>
    <meta:user-defined meta:name="MSIP_Label_ba62f585-b40f-4ab9-bafe-39150f03d124_Method">Standard</meta:user-defined>
    <meta:user-defined meta:name="MSIP_Label_ba62f585-b40f-4ab9-bafe-39150f03d124_Name">OFFICIAL</meta:user-defined>
    <meta:user-defined meta:name="MSIP_Label_ba62f585-b40f-4ab9-bafe-39150f03d124_SiteId">cbac7005-02c1-43eb-b497-e6492d1b2dd8</meta:user-defined>
    <meta:user-defined meta:name="MSIP_Label_ba62f585-b40f-4ab9-bafe-39150f03d124_ActionId">ace13964-1d49-41ba-a57e-3517b19bfc30</meta:user-defined>
    <meta:user-defined meta:name="MSIP_Label_ba62f585-b40f-4ab9-bafe-39150f03d124_ContentBits">0</meta:user-defined>
  </office:meta>
</office:document-meta>
</file>